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style:text-properties fo:font-weight="bold" style:font-weight-asian="bold" style:font-weight-complex="bold"/>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style:vertical-align="automatic" fo:background-color="#EFEFEF"/>
    </style:style>
    <style:style style:name="ce7"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8" style:family="table-cell" style:parent-style-name="Default" style:data-style-name="N0">
      <style:table-cell-properties style:vertical-align="automatic"/>
      <style:text-properties fo:color="#1155CC" style:text-underline-style="solid" style:text-underline-type="single"/>
    </style:style>
    <style:style style:name="ce9"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0"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11" style:family="table-cell" style:parent-style-name="Default" style:data-style-name="N0"/>
    <style:style style:name="ce12"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13" style:family="table-cell" style:parent-style-name="Default" style:data-style-name="N0">
      <style:table-cell-properties style:vertical-align="top"/>
    </style:style>
    <style:style style:name="ce14" style:family="table-cell" style:parent-style-name="Default" style:data-style-name="N0">
      <style:table-cell-properties style:vertical-align="top" fo:background-color="#FFFFFF"/>
      <style:text-properties style:font-name="Roboto" style:font-name-asian="Roboto" style:font-name-complex="Roboto"/>
    </style:style>
    <style:style style:name="ce15" style:family="table-cell" style:parent-style-name="Default" style:data-style-name="N0">
      <style:table-cell-properties style:vertical-align="automatic" fo:background-color="#FFFFFF"/>
      <style:text-properties style:font-name="Roboto" style:font-name-asian="Roboto" style:font-name-complex="Roboto"/>
    </style:style>
    <style:style style:name="ce16" style:family="table-cell" style:parent-style-name="Hyperlink" style:data-style-name="N0">
      <style:table-cell-properties style:vertical-align="automatic" fo:background-color="transparent" style:cell-protect="protected"/>
      <style:text-properties fo:color="#0000EE" fo:font-size="10pt" style:font-size-asian="10pt" style:font-size-complex="10pt" style:text-underline-style="solid" style:text-underline-type="single"/>
    </style:style>
    <style:style style:name="ce17" style:family="table-cell" style:parent-style-name="Default" style:data-style-name="N0">
      <style:text-properties fo:font-size="14pt" style:font-size-asian="14pt" style:font-size-complex="14pt" fo:font-weight="bold" style:font-weight-asian="bold" style:font-weight-complex="bold"/>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905cm"/>
    </style:style>
    <style:style style:name="co6" style:family="table-column">
      <style:table-column-properties fo:break-before="auto" style:column-width="6.85270833333333cm"/>
    </style:style>
    <style:style style:name="co7" style:family="table-column">
      <style:table-column-properties fo:break-before="auto" style:column-width="6.69395833333333cm"/>
    </style:style>
    <style:style style:name="co8" style:family="table-column">
      <style:table-column-properties fo:break-before="auto" style:column-width="7.223125cm"/>
    </style:style>
    <style:style style:name="co9" style:family="table-column">
      <style:table-column-properties fo:break-before="auto" style:column-width="5.97958333333333cm"/>
    </style:style>
    <style:style style:name="co10" style:family="table-column">
      <style:table-column-properties fo:break-before="auto" style:column-width="4.048125cm"/>
    </style:style>
    <style:style style:name="co11" style:family="table-column">
      <style:table-column-properties fo:break-before="auto" style:column-width="7.19666666666667cm"/>
    </style:style>
    <style:style style:name="co12" style:family="table-column">
      <style:table-column-properties fo:break-before="auto" style:column-width="18.1504166666667cm"/>
    </style:style>
    <style:style style:name="co13" style:family="table-column">
      <style:table-column-properties fo:break-before="auto" style:column-width="9.78958333333333cm"/>
    </style:style>
    <style:style style:name="co14" style:family="table-column">
      <style:table-column-properties fo:break-before="auto" style:column-width="0.635cm"/>
    </style:style>
    <style:style style:name="co15" style:family="table-column">
      <style:table-column-properties fo:break-before="auto" style:column-width="9.07520833333333cm"/>
    </style:style>
    <style:style style:name="co16" style:family="table-column">
      <style:table-column-properties fo:break-before="auto" style:column-width="6.19125cm"/>
    </style:style>
    <style:style style:name="co17" style:family="table-column">
      <style:table-column-properties fo:break-before="auto" style:column-width="6.40291666666667cm"/>
    </style:style>
    <style:style style:name="co18" style:family="table-column">
      <style:table-column-properties fo:break-before="auto" style:column-width="12.2766666666667cm"/>
    </style:style>
    <style:style style:name="co19" style:family="table-column">
      <style:table-column-properties fo:break-before="auto" style:column-width="13.49375cm"/>
    </style:style>
    <style:style style:name="co20" style:family="table-column">
      <style:table-column-properties fo:break-before="auto" style:column-width="7.59354166666667cm"/>
    </style:style>
    <style:style style:name="co21" style:family="table-column">
      <style:table-column-properties fo:break-before="auto" style:column-width="7.88458333333333cm"/>
    </style:style>
    <style:style style:name="co22" style:family="table-column">
      <style:table-column-properties fo:break-before="auto" style:column-width="16.4041666666667cm"/>
    </style:style>
    <style:style style:name="co23" style:family="table-column">
      <style:table-column-properties fo:break-before="auto" style:column-width="5.84729166666667cm"/>
    </style:style>
    <style:style style:name="co24" style:family="table-column">
      <style:table-column-properties fo:break-before="auto" style:column-width="8.67833333333333cm"/>
    </style:style>
    <style:style style:name="co25" style:family="table-column">
      <style:table-column-properties fo:break-before="auto" style:column-width="4.841875cm"/>
    </style:style>
    <style:style style:name="co26" style:family="table-column">
      <style:table-column-properties fo:break-before="auto" style:column-width="7.99041666666667cm"/>
    </style:style>
    <style:style style:name="co27" style:family="table-column">
      <style:table-column-properties fo:break-before="auto" style:column-width="6.61458333333333cm"/>
    </style:style>
    <style:style style:name="co28" style:family="table-column">
      <style:table-column-properties fo:break-before="auto" style:column-width="5.21229166666667cm"/>
    </style:style>
    <style:style style:name="co29" style:family="table-column">
      <style:table-column-properties fo:break-before="auto" style:column-width="14.6314583333333cm"/>
    </style:style>
    <style:style style:name="co30" style:family="table-column">
      <style:table-column-properties fo:break-before="auto" style:column-width="3.91583333333333cm"/>
    </style:style>
    <style:style style:name="co31" style:family="table-column">
      <style:table-column-properties fo:break-before="auto" style:column-width="6.905625cm"/>
    </style:style>
    <style:style style:name="co32" style:family="table-column">
      <style:table-column-properties fo:break-before="auto" style:column-width="9.445625cm"/>
    </style:style>
    <style:style style:name="co33" style:family="table-column">
      <style:table-column-properties fo:break-before="auto" style:column-width="13.731875cm"/>
    </style:style>
    <style:style style:name="co34" style:family="table-column">
      <style:table-column-properties fo:break-before="auto" style:column-width="11.4035416666667cm"/>
    </style:style>
    <style:style style:name="co35" style:family="table-column">
      <style:table-column-properties fo:break-before="auto" style:column-width="7.01145833333333cm"/>
    </style:style>
    <style:style style:name="ro1" style:family="table-row">
      <style:table-row-properties style:row-height="15.75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HALLENGES)" table:base-cell-address="Opportunities.D2">
          <table:help-message/>
          <table:error-message table:display="true"/>
        </table:content-validation>
        <table:content-validation table:name="val2" table:condition="of:cell-content-is-in-list([Challenges.$A$2:.$A$21])" table:base-cell-address="Users.Q2">
          <table:help-message/>
          <table:error-message/>
        </table:content-validation>
        <table:content-validation table:name="val3" table:condition="of:cell-content-is-in-list([Groups.$A$2:.$A$4])" table:base-cell-address="Users.E400">
          <table:help-message/>
          <table:error-message table:display="true"/>
        </table:content-validation>
        <table:content-validation table:name="val4" table:condition="of:cell-content-is-in-list($$CHALLENGES)" table:base-cell-address="Users.D2">
          <table:help-message table:display="true"/>
          <table:error-message table:display="true"/>
        </table:content-validation>
        <table:content-validation table:name="val5" table:condition="of:cell-content-is-in-list($$GROUPS)" table:base-cell-address="Users.E2">
          <table:help-message/>
          <table:error-message table:display="tru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1020" table:default-cell-style-name="ce1"/>
        <table:table-column table:style-name="co5"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Ecoverse</text:p>
          </table:table-cell>
          <table:table-cell office:value-type="string" table:style-name="ce3">
            <text:p>Information about the Ecoverse</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ecoverse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sations</text:p>
          </table:table-cell>
          <table:table-cell office:value-type="string" table:style-name="ce3">
            <text:p>The list of organisations for the ecoverse. First entry is the Ecoverse Host.<text:s/></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sations are stored as a simple string, not tied to defined orgs</text:p>
          </table:table-cell>
          <table:table-cell table:number-columns-repeated="16381"/>
        </table:table-row>
        <table:table-row table:number-rows-repeated="2" table:style-name="ro1">
          <table:table-cell table:number-columns-repeated="16384"/>
        </table:table-row>
        <table:table-row table:style-name="ro1">
          <table:table-cell office:value-type="string" table:style-name="ce17">
            <text:p>Parameters</text:p>
          </table:table-cell>
          <table:table-cell table:number-columns-repeated="16383" table:style-name="ce1"/>
        </table:table-row>
        <table:table-row table:style-name="ro1">
          <table:table-cell office:value-type="string" table:style-name="ce1">
            <text:p>Content base URL</text:p>
          </table:table-cell>
          <table:table-cell office:value-type="string" table:style-name="ce16">
            <text:p><text:a xlink:href="https://prod-v3.odyssey.ninja/backend/storage/">https://prod-v3.odyssey.ninja/backend/storage/</text:a></text:p>
          </table:table-cell>
          <table:table-cell table:number-columns-repeated="16382" table:style-name="ce1"/>
        </table:table-row>
        <table:table-row table:number-rows-repeated="1048563" table:style-name="ro1">
          <table:table-cell table:number-columns-repeated="16384"/>
        </table:table-row>
      </table:table>
      <table:table table:name="Ecoverse"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1" table:default-cell-style-name="ce1"/>
        <table:table-column table:style-name="co12" table:number-columns-repeated="2" table:default-cell-style-name="ce1"/>
        <table:table-column table:style-name="co3" table:number-columns-repeated="1012" table:default-cell-style-name="ce1"/>
        <table:table-column table:style-name="co5" table:number-columns-repeated="15362" table:default-cell-style-name="ce1"/>
        <table:table-row table:style-name="ro4">
          <table:table-cell office:value-type="string" table:style-name="ce4">
            <text:p>NAME</text:p>
          </table:table-cell>
          <table:table-cell office:value-type="string" table:style-name="ce4">
            <text:p>TEXT_ID</text:p>
          </table:table-cell>
          <table:table-cell office:value-type="string" table:style-name="ce4">
            <text:p>TAGLINE</text:p>
          </table:table-cell>
          <table:table-cell office:value-type="string" table:style-name="ce4">
            <text:p>BACKGROUND</text:p>
          </table:table-cell>
          <table:table-cell office:value-type="string" table:style-name="ce4">
            <text:p>VISION</text:p>
          </table:table-cell>
          <table:table-cell office:value-type="string" table:style-name="ce4">
            <text:p>IMPACT</text:p>
          </table:table-cell>
          <table:table-cell office:value-type="string" table:style-name="ce4">
            <text:p>WHO</text:p>
          </table:table-cell>
          <table:table-cell office:value-type="string" table:style-name="ce4">
            <text:p>REF_WEBSITE</text:p>
          </table:table-cell>
          <table:table-cell office:value-type="string" table:style-name="ce4">
            <text:p>REF_LOGO</text:p>
          </table:table-cell>
          <table:table-cell office:value-type="string" table:style-name="ce4">
            <text:p>REF_REPO</text:p>
          </table:table-cell>
          <table:table-cell table:number-columns-repeated="15" table:style-name="ce5"/>
          <table:table-cell table:number-columns-repeated="16359"/>
        </table:table-row>
        <table:table-row table:style-name="ro3">
          <table:table-cell office:value-type="string" table:style-name="ce6">
            <text:p>Cherrytwist Dogfood</text:p>
          </table:table-cell>
          <table:table-cell office:value-type="string" table:style-name="ce3">
            <text:p>cherrytwist</text:p>
          </table:table-cell>
          <table:table-cell office:value-type="string" table:style-name="ce3">
            <text:p>Open source Challenge Management Platform</text:p>
          </table:table-cell>
          <table:table-cell office:value-type="string" table:style-name="ce3">
            <text:p>The challenges facing our society are ever more complex, interdependent and multilateral.</text:p>
          </table:table-cell>
          <table:table-cell office:value-type="string" table:style-name="ce3">
            <text:p>The Cherrytwist Foundation is a non-profit, open source platform and community focussed on providing a digital public infrastructure to enable society to come together and proactively co-create outcomes.</text:p>
          </table:table-cell>
          <table:table-cell office:value-type="string" table:style-name="ce3">
            <text:p>A step change in how complex challenges are managed and our ability as society to collaborate in creating solutions to our problems</text:p>
          </table:table-cell>
          <table:table-cell office:value-type="string" table:style-name="ce3">
            <text:p>Everyone</text:p>
          </table:table-cell>
          <table:table-cell office:value-type="string" table:style-name="ce16">
            <text:p><text:a xlink:href="http://cherrytwist.org/">http://cherrytwist.org</text:a></text:p>
          </table:table-cell>
          <table:table-cell office:value-type="string" office:string-value="https://prod-v3.odyssey.ninja/backend/storage/organisation_logos/cherrytwist.png" table:formula="of:=$$CONTENT_BASE_URL&amp;&quot;organisation_logos/cherrytwist.png&quot;" table:style-name="ce8">
            <text:p>https://prod-v3.odyssey.ninja/backend/storage/organisation_logos/cherrytwist.png</text:p>
          </table:table-cell>
          <table:table-cell office:value-type="string" table:style-name="ce7">
            <text:p>http://github.com/cherrytwist</text:p>
          </table:table-cell>
          <table:table-cell table:number-columns-repeated="16374" table:style-name="ce1"/>
        </table:table-row>
        <table:table-row table:number-rows-repeated="14" table:style-name="ro3">
          <table:table-cell table:number-columns-repeated="16384"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3" table:default-cell-style-name="ce1"/>
        <table:table-column table:style-name="co12" table:number-columns-repeated="3" table:default-cell-style-name="ce1"/>
        <table:table-column table:style-name="co3" table:number-columns-repeated="1012" table:default-cell-style-name="ce1"/>
        <table:table-column table:style-name="co5" table:number-columns-repeated="15361" table:default-cell-style-name="ce1"/>
        <table:table-row table:style-name="ro4">
          <table:table-cell office:value-type="string" table:style-name="ce4">
            <text:p>NAME</text:p>
          </table:table-cell>
          <table:table-cell office:value-type="string" table:style-name="ce4">
            <text:p>TEXT_ID</text:p>
          </table:table-cell>
          <table:table-cell office:value-type="string" table:style-name="ce4">
            <text:p>TAGLINE</text:p>
          </table:table-cell>
          <table:table-cell office:value-type="string" table:style-name="ce4">
            <text:p>BACKGROUND</text:p>
          </table:table-cell>
          <table:table-cell office:value-type="string" table:style-name="ce4">
            <text:p>VISION</text:p>
          </table:table-cell>
          <table:table-cell office:value-type="string" table:style-name="ce4">
            <text:p>IMPACT</text:p>
          </table:table-cell>
          <table:table-cell office:value-type="string" table:style-name="ce4">
            <text:p>WHO</text:p>
          </table:table-cell>
          <table:table-cell office:value-type="string" table:style-name="ce4">
            <text:p>VIDEO</text:p>
          </table:table-cell>
          <table:table-cell office:value-type="string" table:style-name="ce4">
            <text:p>IMAGE_FILE</text:p>
          </table:table-cell>
          <table:table-cell office:value-type="string" table:style-name="ce4">
            <text:p>IMAGE</text:p>
          </table:table-cell>
          <table:table-cell office:value-type="string" table:style-name="ce4">
            <text:p>VISUAL</text:p>
          </table:table-cell>
          <table:table-cell table:number-columns-repeated="15" table:style-name="ce5"/>
          <table:table-cell table:number-columns-repeated="16358"/>
        </table:table-row>
        <table:table-row table:style-name="ro3">
          <table:table-cell office:value-type="string" table:style-name="ce6">
            <text:p>Balance the grid</text:p>
          </table:table-cell>
          <table:table-cell office:value-type="string" table:style-name="ce3">
            <text:p>balance-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7">
            <text:p><text:a xlink:href="https://youtu.be/-wGlzcjs9CI">https://youtu.be/-wGlzcjs9CI</text:a></text:p>
          </table:table-cell>
          <table:table-cell office:value-type="string" table:style-name="ce3">
            <text:p>balance-the-grid.jpeg</text:p>
          </table:table-cell>
          <table:table-cell office:value-type="string" office:string-value="https://prod-v3.odyssey.ninja/backend/storage/challenges/balance-the-grid.jpeg" table:formula="of:=$$CONTENT_BASE_URL&amp;&quot;challenges/&quot;&amp;[.I2]" table:style-name="ce8">
            <text:p>https://prod-v3.odyssey.ninja/backend/storage/challenges/balance-the-grid.jpeg</text:p>
          </table:table-cell>
          <table:table-cell office:value-type="string" table:style-name="ce7">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string" table:style-name="ce6">
            <text:p>Building critical infrastructures</text:p>
          </table:table-cell>
          <table:table-cell office:value-type="string" table:style-name="ce3">
            <text:p>nature-2</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7">
            <text:p><text:a xlink:href="https://youtu.be/2ubFP0rReBc">https://youtu.be/2ubFP0rReBc</text:a></text:p>
          </table:table-cell>
          <table:table-cell office:value-type="string" table:style-name="ce3">
            <text:p>nature-20.jpeg</text:p>
          </table:table-cell>
          <table:table-cell office:value-type="string" office:string-value="https://prod-v3.odyssey.ninja/backend/storage/challenges/nature-20.jpeg" table:formula="of:=$$CONTENT_BASE_URL&amp;&quot;challenges/&quot;&amp;[.I3]" table:style-name="ce8">
            <text:p>https://prod-v3.odyssey.ninja/backend/storage/challenges/nature-20.jpeg</text:p>
          </table:table-cell>
          <table:table-cell office:value-type="string" table:style-name="ce7">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string" table:style-name="ce6">
            <text:p>Circular economy for freight packaging</text:p>
          </table:table-cell>
          <table:table-cell office:value-type="string" table:style-name="ce3">
            <text:p>circular</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7">
            <text:p><text:a xlink:href="https://youtu.be/0Ap20Vu_IJ8">https://youtu.be/0Ap20Vu_IJ8</text:a></text:p>
          </table:table-cell>
          <table:table-cell office:value-type="string" table:style-name="ce3">
            <text:p>circular-economy-for-freight-packaging.jpeg</text:p>
          </table:table-cell>
          <table:table-cell office:value-type="string" office:string-value="https://prod-v3.odyssey.ninja/backend/storage/challenges/circular-economy-for-freight-packaging.jpeg" table:formula="of:=$$CONTENT_BASE_URL&amp;&quot;challenges/&quot;&amp;[.I4]" table:style-name="ce8">
            <text:p>https://prod-v3.odyssey.ninja/backend/storage/challenges/circular-economy-for-freight-packaging.jpeg</text:p>
          </table:table-cell>
          <table:table-cell office:value-type="string" table:style-name="ce7">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string" table:style-name="ce6">
            <text:p>Compliant air cargo flow</text:p>
          </table:table-cell>
          <table:table-cell office:value-type="string" table:style-name="ce3">
            <text:p>air-cargo</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7">
            <text:p><text:a xlink:href="https://youtu.be/CYni7dErB5E">https://youtu.be/CYni7dErB5E</text:a></text:p>
          </table:table-cell>
          <table:table-cell office:value-type="string" table:style-name="ce3">
            <text:p>compliant-air-cargo-flow.jpg</text:p>
          </table:table-cell>
          <table:table-cell office:value-type="string" office:string-value="https://prod-v3.odyssey.ninja/backend/storage/challenges/compliant-air-cargo-flow.jpg" table:formula="of:=$$CONTENT_BASE_URL&amp;&quot;challenges/&quot;&amp;[.I5]" table:style-name="ce8">
            <text:p>https://prod-v3.odyssey.ninja/backend/storage/challenges/compliant-air-cargo-flow.jpg</text:p>
          </table:table-cell>
          <table:table-cell office:value-type="string" table:style-name="ce7">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string" table:style-name="ce6">
            <text:p>Consumer- and organization driven decarbonization</text:p>
          </table:table-cell>
          <table:table-cell office:value-type="string" table:style-name="ce3">
            <text:p>decarbonization</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7">
            <text:p><text:a xlink:href="https://youtu.be/AgfrufQS4II">https://youtu.be/AgfrufQS4II</text:a></text:p>
          </table:table-cell>
          <table:table-cell office:value-type="string" table:style-name="ce3">
            <text:p>consumer-and-organization-driven-decarbonization.jpeg</text:p>
          </table:table-cell>
          <table:table-cell office:value-type="string" office:string-value="https://prod-v3.odyssey.ninja/backend/storage/challenges/consumer-and-organization-driven-decarbonization.jpeg" table:formula="of:=$$CONTENT_BASE_URL&amp;&quot;challenges/&quot;&amp;[.I6]" table:style-name="ce8">
            <text:p>https://prod-v3.odyssey.ninja/backend/storage/challenges/consumer-and-organization-driven-decarbonization.jpeg</text:p>
          </table:table-cell>
          <table:table-cell office:value-type="string" table:style-name="ce7">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string" table:style-name="ce6">
            <text:p>Digital architecture for peace</text:p>
          </table:table-cell>
          <table:table-cell office:value-type="string" table:style-name="ce3">
            <text:p>conflict-prev</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7">
            <text:p><text:a xlink:href="https://youtu.be/UHILCXdzIDE">https://youtu.be/UHILCXdzIDE</text:a></text:p>
          </table:table-cell>
          <table:table-cell office:value-type="string" table:style-name="ce3">
            <text:p>conflict-prevention.jpeg</text:p>
          </table:table-cell>
          <table:table-cell office:value-type="string" office:string-value="https://prod-v3.odyssey.ninja/backend/storage/challenges/conflict-prevention.jpeg" table:formula="of:=$$CONTENT_BASE_URL&amp;&quot;challenges/&quot;&amp;[.I7]" table:style-name="ce8">
            <text:p>https://prod-v3.odyssey.ninja/backend/storage/challenges/conflict-prevention.jpeg</text:p>
          </table:table-cell>
          <table:table-cell office:value-type="string" table:style-name="ce7">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string" table:style-name="ce6">
            <text:p>Driving the adoption of living labs</text:p>
          </table:table-cell>
          <table:table-cell office:value-type="string" table:style-name="ce3">
            <text:p>living-labs-1</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7">
            <text:p><text:a xlink:href="https://youtu.be/_aU31KUYGCQ">https://youtu.be/_aU31KUYGCQ</text:a></text:p>
          </table:table-cell>
          <table:table-cell office:value-type="string" table:style-name="ce3">
            <text:p>driving-adoption-of-living-labs.jpeg</text:p>
          </table:table-cell>
          <table:table-cell office:value-type="string" office:string-value="https://prod-v3.odyssey.ninja/backend/storage/challenges/driving-adoption-of-living-labs.jpeg" table:formula="of:=$$CONTENT_BASE_URL&amp;&quot;challenges/&quot;&amp;[.I8]" table:style-name="ce8">
            <text:p>https://prod-v3.odyssey.ninja/backend/storage/challenges/driving-adoption-of-living-labs.jpeg</text:p>
          </table:table-cell>
          <table:table-cell office:value-type="string" table:style-name="ce7">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string" table:style-name="ce6">
            <text:p>Future of acute healthcare</text:p>
          </table:table-cell>
          <table:table-cell office:value-type="string" table:style-name="ce3">
            <text:p>healthcar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9">
            <text:p><text:a xlink:href="https://youtu.be/6EfGENPTMAk">https://youtu.be/6EfGENPTMAk</text:a></text:p>
          </table:table-cell>
          <table:table-cell office:value-type="string" table:style-name="ce3">
            <text:p>healthcare.jpeg</text:p>
          </table:table-cell>
          <table:table-cell office:value-type="string" office:string-value="https://prod-v3.odyssey.ninja/backend/storage/challenges/healthcare.jpeg" table:formula="of:=$$CONTENT_BASE_URL&amp;&quot;challenges/&quot;&amp;[.I9]" table:style-name="ce8">
            <text:p>https://prod-v3.odyssey.ninja/backend/storage/challenges/healthcare.jpeg</text:p>
          </table:table-cell>
          <table:table-cell office:value-type="string" table:style-name="ce7">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string" table:style-name="ce6">
            <text:p>Generation Now</text:p>
          </table:table-cell>
          <table:table-cell office:value-type="string" table:style-name="ce3">
            <text:p>generation-now</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7">
            <text:p><text:a xlink:href="https://youtu.be/n3W-dCeN-ZQ">https://youtu.be/n3W-dCeN-ZQ</text:a></text:p>
          </table:table-cell>
          <table:table-cell office:value-type="string" table:style-name="ce3">
            <text:p>generation-now.jpg</text:p>
          </table:table-cell>
          <table:table-cell office:value-type="string" office:string-value="https://prod-v3.odyssey.ninja/backend/storage/challenges/generation-now.jpg" table:formula="of:=$$CONTENT_BASE_URL&amp;&quot;challenges/&quot;&amp;[.I10]" table:style-name="ce8">
            <text:p>https://prod-v3.odyssey.ninja/backend/storage/challenges/generation-now.jpg</text:p>
          </table:table-cell>
          <table:table-cell office:value-type="string" table:style-name="ce7">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string" table:style-name="ce6">
            <text:p>Give buildings a personality</text:p>
          </table:table-cell>
          <table:table-cell office:value-type="string" table:style-name="ce3">
            <text:p>personality</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7">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I11]" table:style-name="ce8">
            <text:p>https://prod-v3.odyssey.ninja/backend/storage/challenges/opening-up-real-estate.jpeg</text:p>
          </table:table-cell>
          <table:table-cell office:value-type="string" table:style-name="ce7">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string" table:style-name="ce6">
            <text:p>Inclusive safety communities</text:p>
          </table:table-cell>
          <table:table-cell office:value-type="string" table:style-name="ce3">
            <text:p>safety</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7">
            <text:p><text:a xlink:href="https://youtu.be/bYUhAXmZMZM">https://youtu.be/bYUhAXmZMZM</text:a></text:p>
          </table:table-cell>
          <table:table-cell office:value-type="string" table:style-name="ce3">
            <text:p>inclusive-safety-communities.jpeg</text:p>
          </table:table-cell>
          <table:table-cell office:value-type="string" office:string-value="https://prod-v3.odyssey.ninja/backend/storage/challenges/inclusive-safety-communities.jpeg" table:formula="of:=$$CONTENT_BASE_URL&amp;&quot;challenges/&quot;&amp;[.I12]" table:style-name="ce8">
            <text:p>https://prod-v3.odyssey.ninja/backend/storage/challenges/inclusive-safety-communities.jpeg</text:p>
          </table:table-cell>
          <table:table-cell office:value-type="string" table:style-name="ce7">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string" table:style-name="ce6">
            <text:p>Interact with digital twins</text:p>
          </table:table-cell>
          <table:table-cell office:value-type="string" table:style-name="ce3">
            <text:p>digital-twin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7">
            <text:p><text:a xlink:href="https://youtu.be/Ub77xVwmSig">https://youtu.be/Ub77xVwmSig</text:a></text:p>
          </table:table-cell>
          <table:table-cell office:value-type="string" table:style-name="ce3">
            <text:p>energy-singularity.jpeg</text:p>
          </table:table-cell>
          <table:table-cell office:value-type="string" office:string-value="https://prod-v3.odyssey.ninja/backend/storage/challenges/energy-singularity.jpeg" table:formula="of:=$$CONTENT_BASE_URL&amp;&quot;challenges/&quot;&amp;[.I13]" table:style-name="ce8">
            <text:p>https://prod-v3.odyssey.ninja/backend/storage/challenges/energy-singularity.jpeg</text:p>
          </table:table-cell>
          <table:table-cell office:value-type="string" table:style-name="ce7">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string" table:style-name="ce6">
            <text:p>Open-source 911 for digital space</text:p>
          </table:table-cell>
          <table:table-cell office:value-type="string" table:style-name="ce3">
            <text:p>open-source-911</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7">
            <text:p><text:a xlink:href="https://youtu.be/yJlRD4H5iGc">https://youtu.be/yJlRD4H5iGc</text:a></text:p>
          </table:table-cell>
          <table:table-cell office:value-type="string" table:style-name="ce3">
            <text:p>open-source-911-for-digital-space.jpeg</text:p>
          </table:table-cell>
          <table:table-cell office:value-type="string" office:string-value="https://prod-v3.odyssey.ninja/backend/storage/challenges/open-source-911-for-digital-space.jpeg" table:formula="of:=$$CONTENT_BASE_URL&amp;&quot;challenges/&quot;&amp;[.I14]" table:style-name="ce8">
            <text:p>https://prod-v3.odyssey.ninja/backend/storage/challenges/open-source-911-for-digital-space.jpeg</text:p>
          </table:table-cell>
          <table:table-cell office:value-type="string" table:style-name="ce9">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string" table:style-name="ce6">
            <text:p>Opening up Real Estate</text:p>
          </table:table-cell>
          <table:table-cell office:value-type="string" table:style-name="ce3">
            <text:p>real-estate</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0">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I15]" table:style-name="ce8">
            <text:p>https://prod-v3.odyssey.ninja/backend/storage/challenges/opening-up-real-estate.jpeg</text:p>
          </table:table-cell>
          <table:table-cell office:value-type="string" table:style-name="ce7">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string" table:style-name="ce6">
            <text:p>Plastic pollution to upcycling economy</text:p>
          </table:table-cell>
          <table:table-cell office:value-type="string" table:style-name="ce3">
            <text:p>upcycling</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7">
            <text:p><text:a xlink:href="https://youtu.be/HLCQem6NWXM">https://youtu.be/HLCQem6NWXM</text:a></text:p>
          </table:table-cell>
          <table:table-cell office:value-type="string" table:style-name="ce3">
            <text:p>from-plastic-pollution-to-upcycling-economy.jpeg</text:p>
          </table:table-cell>
          <table:table-cell office:value-type="string" office:string-value="https://prod-v3.odyssey.ninja/backend/storage/challenges/from-plastic-pollution-to-upcycling-economy.jpeg" table:formula="of:=$$CONTENT_BASE_URL&amp;&quot;challenges/&quot;&amp;[.I16]" table:style-name="ce8">
            <text:p>https://prod-v3.odyssey.ninja/backend/storage/challenges/from-plastic-pollution-to-upcycling-economy.jpeg</text:p>
          </table:table-cell>
          <table:table-cell office:value-type="string" table:style-name="ce7">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style-name="ce1"/>
        </table:table-row>
        <table:table-row table:style-name="ro3">
          <table:table-cell office:value-type="string" table:style-name="ce6">
            <text:p>Protecting marine biodiversity</text:p>
          </table:table-cell>
          <table:table-cell office:value-type="string" table:style-name="ce3">
            <text:p>marine-life</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7">
            <text:p><text:a xlink:href="https://youtu.be/5l9nBerSpjY">https://youtu.be/5l9nBerSpjY</text:a></text:p>
          </table:table-cell>
          <table:table-cell office:value-type="string" table:style-name="ce3">
            <text:p>scalable-and-inclusive-living-labs.jpg</text:p>
          </table:table-cell>
          <table:table-cell office:value-type="string" office:string-value="https://prod-v3.odyssey.ninja/backend/storage/challenges/scalable-and-inclusive-living-labs.jpg" table:formula="of:=$$CONTENT_BASE_URL&amp;&quot;challenges/&quot;&amp;[.I17]" table:style-name="ce8">
            <text:p>https://prod-v3.odyssey.ninja/backend/storage/challenges/scalable-and-inclusive-living-labs.jpg</text:p>
          </table:table-cell>
          <table:table-cell office:value-type="string" table:style-name="ce7">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string" table:style-name="ce6">
            <text:p>Scalable and inclusive living labs</text:p>
          </table:table-cell>
          <table:table-cell office:value-type="string" table:style-name="ce3">
            <text:p>living-labs-2</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7">
            <text:p><text:a xlink:href="https://youtu.be/_aU31KUYGCQ">https://youtu.be/_aU31KUYGCQ</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I18]" table:style-name="ce8">
            <text:p>https://prod-v3.odyssey.ninja/backend/storage/challenges/sovereign-nature.jpeg</text:p>
          </table:table-cell>
          <table:table-cell office:value-type="string" table:style-name="ce7">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string" table:style-name="ce6">
            <text:p>Self-sovereign identity in action</text:p>
          </table:table-cell>
          <table:table-cell office:value-type="string" table:style-name="ce3">
            <text:p>ssi</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7">
            <text:p><text:a xlink:href="https://youtu.be/WHVIPeN9fP0">https://youtu.be/WHVIPeN9fP0</text:a></text:p>
          </table:table-cell>
          <table:table-cell office:value-type="string" table:style-name="ce3">
            <text:p>ssi.jpeg</text:p>
          </table:table-cell>
          <table:table-cell office:value-type="string" office:string-value="https://prod-v3.odyssey.ninja/backend/storage/challenges/ssi.jpeg" table:formula="of:=$$CONTENT_BASE_URL&amp;&quot;challenges/&quot;&amp;[.I19]" table:style-name="ce8">
            <text:p>https://prod-v3.odyssey.ninja/backend/storage/challenges/ssi.jpeg</text:p>
          </table:table-cell>
          <table:table-cell office:value-type="string" table:style-name="ce7">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string" table:style-name="ce6">
            <text:p>Smart meter data</text:p>
          </table:table-cell>
          <table:table-cell office:value-type="string" table:style-name="ce3">
            <text:p>smart-meter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7">
            <text:p><text:a xlink:href="https://youtu.be/03OnRDSiQZU">https://youtu.be/03OnRDSiQZU</text:a></text:p>
          </table:table-cell>
          <table:table-cell office:value-type="string" table:style-name="ce3">
            <text:p>infrastructure-for-smart-meter-data.jpeg</text:p>
          </table:table-cell>
          <table:table-cell office:value-type="string" office:string-value="https://prod-v3.odyssey.ninja/backend/storage/challenges/infrastructure-for-smart-meter-data.jpeg" table:formula="of:=$$CONTENT_BASE_URL&amp;&quot;challenges/&quot;&amp;[.I20]" table:style-name="ce8">
            <text:p>https://prod-v3.odyssey.ninja/backend/storage/challenges/infrastructure-for-smart-meter-data.jpeg</text:p>
          </table:table-cell>
          <table:table-cell office:value-type="string" table:style-name="ce7">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string" table:style-name="ce6">
            <text:p>Sovereign Nature</text:p>
          </table:table-cell>
          <table:table-cell office:value-type="string" table:style-name="ce3">
            <text:p>sovereign-nat</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7">
            <text:p><text:a xlink:href="https://youtu.be/5l9nBerSpjY">https://youtu.be/5l9nBerSpjY</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I21]" table:style-name="ce8">
            <text:p>https://prod-v3.odyssey.ninja/backend/storage/challenges/sovereign-nature.jpeg</text:p>
          </table:table-cell>
          <table:table-cell office:value-type="string" table:style-name="ce9">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11" table:style-name="ro3">
          <table:table-cell table:number-columns-repeated="16384" table:style-name="ce1"/>
        </table:table-row>
        <table:table-row table:number-rows-repeated="967" table:style-name="ro3">
          <table:table-cell table:number-columns-repeated="16384"/>
        </table:table-row>
        <table:table-row table:number-rows-repeated="1047577" table:style-name="ro1">
          <table:table-cell table:number-columns-repeated="16384"/>
        </table:table-row>
      </table:table>
      <table:table table:name="Opportunities" table:style-name="ta1">
        <table:table-column table:style-name="co14" table:default-cell-style-name="ce1"/>
        <table:table-column table:style-name="co13"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5" table:default-cell-style-name="ce1"/>
        <table:table-column table:style-name="co12" table:default-cell-style-name="ce1"/>
        <table:table-column table:style-name="co3" table:number-columns-repeated="1012" table:default-cell-style-name="ce1"/>
        <table:table-column table:style-name="co5" table:number-columns-repeated="15361" table:default-cell-style-name="ce1"/>
        <table:table-row table:style-name="ro4">
          <table:table-cell office:value-type="string" table:style-name="ce4">
            <text:p>ID</text:p>
          </table:table-cell>
          <table:table-cell office:value-type="string" table:style-name="ce4">
            <text:p>NAME</text:p>
          </table:table-cell>
          <table:table-cell office:value-type="string" table:style-name="ce4">
            <text:p>TEXT_ID</text:p>
          </table:table-cell>
          <table:table-cell office:value-type="string" table:style-name="ce4">
            <text:p>CHALLENGE</text:p>
          </table:table-cell>
          <table:table-cell office:value-type="string" table:style-name="ce4">
            <text:p>TAGLINE</text:p>
          </table:table-cell>
          <table:table-cell office:value-type="string" table:style-name="ce4">
            <text:p>BACKGROUND</text:p>
          </table:table-cell>
          <table:table-cell office:value-type="string" table:style-name="ce4">
            <text:p>VISION</text:p>
          </table:table-cell>
          <table:table-cell office:value-type="string" table:style-name="ce4">
            <text:p>IMPACT</text:p>
          </table:table-cell>
          <table:table-cell office:value-type="string" table:style-name="ce4">
            <text:p>WHO</text:p>
          </table:table-cell>
          <table:table-cell office:value-type="string" table:style-name="ce4">
            <text:p>VIDEO</text:p>
          </table:table-cell>
          <table:table-cell office:value-type="string" table:style-name="ce4">
            <text:p>IMAGE</text:p>
          </table:table-cell>
          <table:table-cell table:number-columns-repeated="15" table:style-name="ce5"/>
          <table:table-cell table:number-columns-repeated="16358"/>
        </table:table-row>
        <table:table-row table:style-name="ro3">
          <table:table-cell office:value-type="float" office:value="1" table:style-name="ce3">
            <text:p>1</text:p>
          </table:table-cell>
          <table:table-cell office:value-type="string" office:string-value="opportunity1" table:formula="of:=&quot;opportunity&quot;&amp;[.A2]" table:style-name="ce3">
            <text:p>opportunity1</text:p>
          </table:table-cell>
          <table:table-cell office:value-type="string" office:string-value="opportunity1" table:formula="of:=[.B2]" table:style-name="ce3">
            <text:p>opportunity1</text:p>
          </table:table-cell>
          <table:table-cell office:value-type="string" table:content-validation-name="val1" table:style-name="ce3">
            <text:p>Balance the 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7">
            <text:p><text:a xlink:href="https://youtu.be/-wGlzcjs9CI">https://youtu.be/-wGlzcjs9CI</text:a></text:p>
          </table:table-cell>
          <table:table-cell office:value-type="string" table:style-name="ce7">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float" office:value="2" table:style-name="ce3">
            <text:p>2</text:p>
          </table:table-cell>
          <table:table-cell office:value-type="string" office:string-value="opportunity2" table:formula="of:=&quot;opportunity&quot;&amp;[.A3]" table:style-name="ce3">
            <text:p>opportunity2</text:p>
          </table:table-cell>
          <table:table-cell office:value-type="string" office:string-value="opportunity2" table:formula="of:=[.B3]" table:style-name="ce3">
            <text:p>opportunity2</text:p>
          </table:table-cell>
          <table:table-cell office:value-type="string" table:content-validation-name="val1" table:style-name="ce3">
            <text:p>Balance the grid</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7">
            <text:p><text:a xlink:href="https://youtu.be/0Ap20Vu_IJ8">https://youtu.be/0Ap20Vu_IJ8</text:a></text:p>
          </table:table-cell>
          <table:table-cell office:value-type="string" table:style-name="ce7">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float" office:value="3" table:style-name="ce3">
            <text:p>3</text:p>
          </table:table-cell>
          <table:table-cell office:value-type="string" office:string-value="opportunity3" table:formula="of:=&quot;opportunity&quot;&amp;[.A4]" table:style-name="ce3">
            <text:p>opportunity3</text:p>
          </table:table-cell>
          <table:table-cell office:value-type="string" office:string-value="opportunity3" table:formula="of:=[.B4]" table:style-name="ce3">
            <text:p>opportunity3</text:p>
          </table:table-cell>
          <table:table-cell office:value-type="string" table:content-validation-name="val1" table:style-name="ce3">
            <text:p>Balance the grid</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7">
            <text:p><text:a xlink:href="https://youtu.be/CYni7dErB5E">https://youtu.be/CYni7dErB5E</text:a></text:p>
          </table:table-cell>
          <table:table-cell office:value-type="string" table:style-name="ce7">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float" office:value="4" table:style-name="ce3">
            <text:p>4</text:p>
          </table:table-cell>
          <table:table-cell office:value-type="string" office:string-value="opportunity4" table:formula="of:=&quot;opportunity&quot;&amp;[.A5]" table:style-name="ce3">
            <text:p>opportunity4</text:p>
          </table:table-cell>
          <table:table-cell office:value-type="string" office:string-value="opportunity4" table:formula="of:=[.B5]" table:style-name="ce3">
            <text:p>opportunity4</text:p>
          </table:table-cell>
          <table:table-cell office:value-type="string" table:content-validation-name="val1" table:style-name="ce3">
            <text:p>Balance the grid</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7">
            <text:p><text:a xlink:href="https://youtu.be/UHILCXdzIDE">https://youtu.be/UHILCXdzIDE</text:a></text:p>
          </table:table-cell>
          <table:table-cell office:value-type="string" table:style-name="ce7">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5" table:style-name="ce3">
            <text:p>5</text:p>
          </table:table-cell>
          <table:table-cell office:value-type="string" office:string-value="opportunity5" table:formula="of:=&quot;opportunity&quot;&amp;[.A6]" table:style-name="ce3">
            <text:p>opportunity5</text:p>
          </table:table-cell>
          <table:table-cell office:value-type="string" office:string-value="opportunity5" table:formula="of:=[.B6]" table:style-name="ce3">
            <text:p>opportunity5</text:p>
          </table:table-cell>
          <table:table-cell office:value-type="string" table:content-validation-name="val1" table:style-name="ce3">
            <text:p>Balance the grid</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7">
            <text:p><text:a xlink:href="https://youtu.be/AgfrufQS4II">https://youtu.be/AgfrufQS4II</text:a></text:p>
          </table:table-cell>
          <table:table-cell office:value-type="string" table:style-name="ce7">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float" office:value="6" table:style-name="ce3">
            <text:p>6</text:p>
          </table:table-cell>
          <table:table-cell office:value-type="string" office:string-value="opportunity6" table:formula="of:=&quot;opportunity&quot;&amp;[.A7]" table:style-name="ce3">
            <text:p>opportunity6</text:p>
          </table:table-cell>
          <table:table-cell office:value-type="string" office:string-value="opportunity6" table:formula="of:=[.B7]" table:style-name="ce3">
            <text:p>opportunity6</text:p>
          </table:table-cell>
          <table:table-cell office:value-type="string" table:content-validation-name="val1" table:style-name="ce3">
            <text:p>Smart meter data</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7">
            <text:p><text:a xlink:href="https://youtu.be/UHILCXdzIDE">https://youtu.be/UHILCXdzIDE</text:a></text:p>
          </table:table-cell>
          <table:table-cell office:value-type="string" table:style-name="ce7">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7" table:style-name="ce3">
            <text:p>7</text:p>
          </table:table-cell>
          <table:table-cell office:value-type="string" office:string-value="opportunity7" table:formula="of:=&quot;opportunity&quot;&amp;[.A8]" table:style-name="ce3">
            <text:p>opportunity7</text:p>
          </table:table-cell>
          <table:table-cell office:value-type="string" office:string-value="opportunity7" table:formula="of:=[.B8]" table:style-name="ce3">
            <text:p>opportunity7</text:p>
          </table:table-cell>
          <table:table-cell office:value-type="string" table:content-validation-name="val1" table:style-name="ce3">
            <text:p>Smart meter data</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7">
            <text:p><text:a xlink:href="https://youtu.be/_aU31KUYGCQ">https://youtu.be/_aU31KUYGCQ</text:a></text:p>
          </table:table-cell>
          <table:table-cell office:value-type="string" table:style-name="ce7">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float" office:value="8" table:style-name="ce3">
            <text:p>8</text:p>
          </table:table-cell>
          <table:table-cell office:value-type="string" office:string-value="opportunity8" table:formula="of:=&quot;opportunity&quot;&amp;[.A9]" table:style-name="ce3">
            <text:p>opportunity8</text:p>
          </table:table-cell>
          <table:table-cell office:value-type="string" office:string-value="opportunity8" table:formula="of:=[.B9]" table:style-name="ce3">
            <text:p>opportunity8</text:p>
          </table:table-cell>
          <table:table-cell office:value-type="string" table:content-validation-name="val1" table:style-name="ce3">
            <text:p>Smart meter data</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7">
            <text:p><text:a xlink:href="https://youtu.be/n3W-dCeN-ZQ">https://youtu.be/n3W-dCeN-ZQ</text:a></text:p>
          </table:table-cell>
          <table:table-cell office:value-type="string" table:style-name="ce7">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float" office:value="9" table:style-name="ce3">
            <text:p>9</text:p>
          </table:table-cell>
          <table:table-cell office:value-type="string" office:string-value="opportunity9" table:formula="of:=&quot;opportunity&quot;&amp;[.A10]" table:style-name="ce3">
            <text:p>opportunity9</text:p>
          </table:table-cell>
          <table:table-cell office:value-type="string" office:string-value="opportunity9" table:formula="of:=[.B10]" table:style-name="ce3">
            <text:p>opportunity9</text:p>
          </table:table-cell>
          <table:table-cell office:value-type="string" table:content-validation-name="val1" table:style-name="ce3">
            <text:p>Smart meter data</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7">
            <text:p><text:a xlink:href="https://youtu.be/TCdYcM3j_gw">https://youtu.be/TCdYcM3j_gw</text:a></text:p>
          </table:table-cell>
          <table:table-cell office:value-type="string" table:style-name="ce7">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float" office:value="10" table:style-name="ce3">
            <text:p>10</text:p>
          </table:table-cell>
          <table:table-cell office:value-type="string" office:string-value="opportunity10" table:formula="of:=&quot;opportunity&quot;&amp;[.A11]" table:style-name="ce3">
            <text:p>opportunity10</text:p>
          </table:table-cell>
          <table:table-cell office:value-type="string" office:string-value="opportunity10" table:formula="of:=[.B11]" table:style-name="ce3">
            <text:p>opportunity10</text:p>
          </table:table-cell>
          <table:table-cell office:value-type="string" table:content-validation-name="val1" table:style-name="ce3">
            <text:p>Smart meter data</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9">
            <text:p><text:a xlink:href="https://youtu.be/6EfGENPTMAk">https://youtu.be/6EfGENPTMAk</text:a></text:p>
          </table:table-cell>
          <table:table-cell office:value-type="string" table:style-name="ce7">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float" office:value="11" table:style-name="ce3">
            <text:p>11</text:p>
          </table:table-cell>
          <table:table-cell office:value-type="string" office:string-value="opportunity11" table:formula="of:=&quot;opportunity&quot;&amp;[.A12]" table:style-name="ce3">
            <text:p>opportunity11</text:p>
          </table:table-cell>
          <table:table-cell office:value-type="string" office:string-value="opportunity11" table:formula="of:=[.B12]" table:style-name="ce3">
            <text:p>opportunity11</text:p>
          </table:table-cell>
          <table:table-cell office:value-type="string" table:content-validation-name="val1" table:style-name="ce3">
            <text:p>Scalable and inclusive living labs</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7">
            <text:p><text:a xlink:href="https://youtu.be/bYUhAXmZMZM">https://youtu.be/bYUhAXmZMZM</text:a></text:p>
          </table:table-cell>
          <table:table-cell office:value-type="string" table:style-name="ce7">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float" office:value="12" table:style-name="ce3">
            <text:p>12</text:p>
          </table:table-cell>
          <table:table-cell office:value-type="string" office:string-value="opportunity12" table:formula="of:=&quot;opportunity&quot;&amp;[.A13]" table:style-name="ce3">
            <text:p>opportunity12</text:p>
          </table:table-cell>
          <table:table-cell office:value-type="string" office:string-value="opportunity12" table:formula="of:=[.B13]" table:style-name="ce3">
            <text:p>opportunity12</text:p>
          </table:table-cell>
          <table:table-cell office:value-type="string" table:content-validation-name="val1" table:style-name="ce3">
            <text:p>Scalable and inclusive living lab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7">
            <text:p><text:a xlink:href="https://youtu.be/Ub77xVwmSig">https://youtu.be/Ub77xVwmSig</text:a></text:p>
          </table:table-cell>
          <table:table-cell office:value-type="string" table:style-name="ce7">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float" office:value="13" table:style-name="ce3">
            <text:p>13</text:p>
          </table:table-cell>
          <table:table-cell office:value-type="string" office:string-value="opportunity13" table:formula="of:=&quot;opportunity&quot;&amp;[.A14]" table:style-name="ce3">
            <text:p>opportunity13</text:p>
          </table:table-cell>
          <table:table-cell office:value-type="string" office:string-value="opportunity13" table:formula="of:=[.B14]" table:style-name="ce3">
            <text:p>opportunity13</text:p>
          </table:table-cell>
          <table:table-cell office:value-type="string" table:content-validation-name="val1" table:style-name="ce3">
            <text:p>Scalable and inclusive living lab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7">
            <text:p><text:a xlink:href="https://youtu.be/2ubFP0rReBc">https://youtu.be/2ubFP0rReBc</text:a></text:p>
          </table:table-cell>
          <table:table-cell office:value-type="string" table:style-name="ce7">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float" office:value="14" table:style-name="ce3">
            <text:p>14</text:p>
          </table:table-cell>
          <table:table-cell office:value-type="string" office:string-value="opportunity14" table:formula="of:=&quot;opportunity&quot;&amp;[.A15]" table:style-name="ce3">
            <text:p>opportunity14</text:p>
          </table:table-cell>
          <table:table-cell office:value-type="string" office:string-value="opportunity14" table:formula="of:=[.B15]" table:style-name="ce3">
            <text:p>opportunity14</text:p>
          </table:table-cell>
          <table:table-cell office:value-type="string" table:content-validation-name="val1" table:style-name="ce3">
            <text:p>Scalable and inclusive living lab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7">
            <text:p><text:a xlink:href="https://youtu.be/yJlRD4H5iGc">https://youtu.be/yJlRD4H5iGc</text:a></text:p>
          </table:table-cell>
          <table:table-cell office:value-type="string" table:style-name="ce9">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float" office:value="15" table:style-name="ce3">
            <text:p>15</text:p>
          </table:table-cell>
          <table:table-cell office:value-type="string" office:string-value="opportunity15" table:formula="of:=&quot;opportunity&quot;&amp;[.A16]" table:style-name="ce3">
            <text:p>opportunity15</text:p>
          </table:table-cell>
          <table:table-cell office:value-type="string" office:string-value="opportunity15" table:formula="of:=[.B16]" table:style-name="ce3">
            <text:p>opportunity15</text:p>
          </table:table-cell>
          <table:table-cell office:value-type="string" table:content-validation-name="val1" table:style-name="ce3">
            <text:p>Scalable and inclusive living lab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0">
            <text:p><text:a xlink:href="https://youtu.be/TCdYcM3j_gw">https://youtu.be/TCdYcM3j_gw</text:a></text:p>
          </table:table-cell>
          <table:table-cell office:value-type="string" table:style-name="ce7">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float" office:value="16" table:style-name="ce3">
            <text:p>16</text:p>
          </table:table-cell>
          <table:table-cell office:value-type="string" office:string-value="opportunity16" table:formula="of:=&quot;opportunity&quot;&amp;[.A17]" table:style-name="ce3">
            <text:p>opportunity16</text:p>
          </table:table-cell>
          <table:table-cell office:value-type="string" office:string-value="opportunity16" table:formula="of:=[.B17]" table:style-name="ce3">
            <text:p>opportunity16</text:p>
          </table:table-cell>
          <table:table-cell office:value-type="string" table:content-validation-name="val1" table:style-name="ce3">
            <text:p>Driving the adoption of living lab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7">
            <text:p><text:a xlink:href="https://youtu.be/HLCQem6NWXM">https://youtu.be/HLCQem6NWXM</text:a></text:p>
          </table:table-cell>
          <table:table-cell office:value-type="string" table:style-name="ce7">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17" table:style-name="ce3">
            <text:p>17</text:p>
          </table:table-cell>
          <table:table-cell office:value-type="string" office:string-value="opportunity17" table:formula="of:=&quot;opportunity&quot;&amp;[.A18]" table:style-name="ce3">
            <text:p>opportunity17</text:p>
          </table:table-cell>
          <table:table-cell office:value-type="string" office:string-value="opportunity17" table:formula="of:=[.B18]" table:style-name="ce3">
            <text:p>opportunity17</text:p>
          </table:table-cell>
          <table:table-cell office:value-type="string" table:content-validation-name="val1" table:style-name="ce3">
            <text:p>Driving the adoption of living lab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7">
            <text:p><text:a xlink:href="https://youtu.be/5l9nBerSpjY">https://youtu.be/5l9nBerSpjY</text:a></text:p>
          </table:table-cell>
          <table:table-cell office:value-type="string" table:style-name="ce7">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18" table:style-name="ce3">
            <text:p>18</text:p>
          </table:table-cell>
          <table:table-cell office:value-type="string" office:string-value="opportunity18" table:formula="of:=&quot;opportunity&quot;&amp;[.A19]" table:style-name="ce3">
            <text:p>opportunity18</text:p>
          </table:table-cell>
          <table:table-cell office:value-type="string" office:string-value="opportunity18" table:formula="of:=[.B19]" table:style-name="ce3">
            <text:p>opportunity18</text:p>
          </table:table-cell>
          <table:table-cell office:value-type="string" table:content-validation-name="val1" table:style-name="ce3">
            <text:p>Driving the adoption of living lab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7">
            <text:p><text:a xlink:href="https://youtu.be/_aU31KUYGCQ">https://youtu.be/_aU31KUYGCQ</text:a></text:p>
          </table:table-cell>
          <table:table-cell office:value-type="string" table:style-name="ce7">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19" table:style-name="ce3">
            <text:p>19</text:p>
          </table:table-cell>
          <table:table-cell office:value-type="string" office:string-value="opportunity19" table:formula="of:=&quot;opportunity&quot;&amp;[.A20]" table:style-name="ce3">
            <text:p>opportunity19</text:p>
          </table:table-cell>
          <table:table-cell office:value-type="string" office:string-value="opportunity19" table:formula="of:=[.B20]" table:style-name="ce3">
            <text:p>opportunity19</text:p>
          </table:table-cell>
          <table:table-cell office:value-type="string" table:content-validation-name="val1" table:style-name="ce3">
            <text:p>Driving the adoption of living lab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7">
            <text:p><text:a xlink:href="https://youtu.be/WHVIPeN9fP0">https://youtu.be/WHVIPeN9fP0</text:a></text:p>
          </table:table-cell>
          <table:table-cell office:value-type="string" table:style-name="ce7">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20" table:style-name="ce3">
            <text:p>20</text:p>
          </table:table-cell>
          <table:table-cell office:value-type="string" office:string-value="opportunity20" table:formula="of:=&quot;opportunity&quot;&amp;[.A21]" table:style-name="ce3">
            <text:p>opportunity20</text:p>
          </table:table-cell>
          <table:table-cell office:value-type="string" office:string-value="opportunity20" table:formula="of:=[.B21]" table:style-name="ce3">
            <text:p>opportunity20</text:p>
          </table:table-cell>
          <table:table-cell office:value-type="string" table:content-validation-name="val1" table:style-name="ce3">
            <text:p>Driving the adoption of living lab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7">
            <text:p><text:a xlink:href="https://youtu.be/03OnRDSiQZU">https://youtu.be/03OnRDSiQZU</text:a></text:p>
          </table:table-cell>
          <table:table-cell office:value-type="string" table:style-name="ce7">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21" table:style-name="ce3">
            <text:p>21</text:p>
          </table:table-cell>
          <table:table-cell office:value-type="string" office:string-value="opportunity21" table:formula="of:=&quot;opportunity&quot;&amp;[.A22]" table:style-name="ce3">
            <text:p>opportunity21</text:p>
          </table:table-cell>
          <table:table-cell office:value-type="string" office:string-value="opportunity21" table:formula="of:=[.B22]" table:style-name="ce3">
            <text:p>opportunity21</text:p>
          </table:table-cell>
          <table:table-cell office:value-type="string" table:content-validation-name="val1" table:style-name="ce3">
            <text:p>Nature 2.0</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7">
            <text:p><text:a xlink:href="https://youtu.be/5l9nBerSpjY">https://youtu.be/5l9nBerSpjY</text:a></text:p>
          </table:table-cell>
          <table:table-cell office:value-type="string" table:style-name="ce9">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9" table:style-name="ro3">
          <table:table-cell table:number-columns-repeated="3" table:style-name="ce1"/>
          <table:table-cell table:content-validation-name="val1" table:style-name="ce11"/>
          <table:table-cell table:number-columns-repeated="16380" table:style-name="ce1"/>
        </table:table-row>
        <table:table-row table:style-name="ro3">
          <table:table-cell table:number-columns-repeated="3" table:style-name="ce1"/>
          <table:table-cell table:style-name="ce11"/>
          <table:table-cell table:number-columns-repeated="16380" table:style-name="ce1"/>
        </table:table-row>
        <table:table-row table:number-rows-repeated="968" table:style-name="ro3">
          <table:table-cell table:number-columns-repeated="3"/>
          <table:table-cell table:style-name="ce11"/>
          <table:table-cell table:number-columns-repeated="16380"/>
        </table:table-row>
        <table:table-row table:number-rows-repeated="1047576" table:style-name="ro1">
          <table:table-cell table:number-columns-repeated="16384"/>
        </table:table-row>
      </table:table>
      <table:table table:name="Organisations" table:style-name="ta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3" table:number-columns-repeated="1017" table:default-cell-style-name="ce1"/>
        <table:table-column table:style-name="co5" table:number-columns-repeated="15360" table:default-cell-style-name="ce1"/>
        <table:table-row table:style-name="ro4">
          <table:table-cell office:value-type="string" table:style-name="ce4">
            <text:p>NAME</text:p>
          </table:table-cell>
          <table:table-cell office:value-type="string" table:style-name="ce4">
            <text:p>TEXT_ID</text:p>
          </table:table-cell>
          <table:table-cell office:value-type="string" table:style-name="ce4">
            <text:p>LEADING</text:p>
          </table:table-cell>
          <table:table-cell office:value-type="string" table:style-name="ce4">
            <text:p>DESCRIPTION</text:p>
          </table:table-cell>
          <table:table-cell office:value-type="string" table:style-name="ce4">
            <text:p>KEYWORDS</text:p>
          </table:table-cell>
          <table:table-cell office:value-type="string" table:style-name="ce4">
            <text:p>LOGO_FILE</text:p>
          </table:table-cell>
          <table:table-cell office:value-type="string" table:style-name="ce4">
            <text:p>LOGO</text:p>
          </table:table-cell>
          <table:table-cell table:number-columns-repeated="14" table:style-name="ce5"/>
          <table:table-cell table:number-columns-repeated="16363"/>
        </table:table-row>
        <table:table-row table:style-name="ro3">
          <table:table-cell office:value-type="string" table:style-name="ce3">
            <text:p>Cherrytwist</text:p>
          </table:table-cell>
          <table:table-cell office:value-type="string" table:style-name="ce3">
            <text:p>cherrytwist</text:p>
          </table:table-cell>
          <table:table-cell table:style-name="ce3"/>
          <table:table-cell office:value-type="string" table:style-name="ce3">
            <text:p>Open source Challenge Management Platform</text:p>
          </table:table-cell>
          <table:table-cell office:value-type="string" table:style-name="ce3">
            <text:p>Collaboration, OpenSource, Context</text:p>
          </table:table-cell>
          <table:table-cell office:value-type="string" table:style-name="ce3">
            <text:p>cherrytwist.png</text:p>
          </table:table-cell>
          <table:table-cell office:value-type="string" office:string-value="https://prod-v3.odyssey.ninja/backend/storage/organisation_logos/cherrytwist.png" table:formula="of:=$$CONTENT_BASE_URL&amp;&quot;organisation_logos/&quot;&amp;[.F2]" table:style-name="ce12">
            <text:p>https://prod-v3.odyssey.ninja/backend/storage/organisation_logos/cherrytwist.png</text:p>
          </table:table-cell>
          <table:table-cell table:number-columns-repeated="16377" table:style-name="ce1"/>
        </table:table-row>
        <table:table-row table:style-name="ro3">
          <table:table-cell office:value-type="string" table:style-name="ce3">
            <text:p>Odyssey</text:p>
          </table:table-cell>
          <table:table-cell office:value-type="string" table:style-name="ce3">
            <text:p>odyssey</text:p>
          </table:table-cell>
          <table:table-cell office:value-type="string" table:style-name="ce3">
            <text:p>Future of acute healthcare, Sovereign nature, Generation now</text:p>
          </table:table-cell>
          <table:table-cell table:style-name="ce3"/>
          <table:table-cell office:value-type="string" table:style-name="ce3">
            <text:p>Collaboration, Momentum</text:p>
          </table:table-cell>
          <table:table-cell office:value-type="string" table:style-name="ce3">
            <text:p>odyssey.png</text:p>
          </table:table-cell>
          <table:table-cell office:value-type="string" office:string-value="https://prod-v3.odyssey.ninja/backend/storage/organisation_logos/odyssey.png" table:formula="of:=$$CONTENT_BASE_URL&amp;&quot;organisation_logos/&quot;&amp;[.F3]" table:style-name="ce12">
            <text:p>https://prod-v3.odyssey.ninja/backend/storage/organisation_logos/odyssey.png</text:p>
          </table:table-cell>
          <table:table-cell table:number-columns-repeated="16377" table:style-name="ce1"/>
        </table:table-row>
        <table:table-row table:style-name="ro3">
          <table:table-cell office:value-type="string" table:style-name="ce3">
            <text:p>Business Plan for Peace</text:p>
          </table:table-cell>
          <table:table-cell office:value-type="string" table:style-name="ce3">
            <text:p>peace_plans</text:p>
          </table:table-cell>
          <table:table-cell office:value-type="string" table:style-name="ce3">
            <text:p>Digital architecture for peace</text:p>
          </table:table-cell>
          <table:table-cell office:value-type="string" table:style-name="ce3">
            <text:p>How do we solve conflict without war?</text:p>
          </table:table-cell>
          <table:table-cell office:value-type="string" table:style-name="ce3">
            <text:p>Peace, Plans, Conflict, War, Defense, Arms</text:p>
          </table:table-cell>
          <table:table-cell office:value-type="string" table:style-name="ce3">
            <text:p>business_plan_for_peace.png</text:p>
          </table:table-cell>
          <table:table-cell office:value-type="string" office:string-value="https://prod-v3.odyssey.ninja/backend/storage/organisation_logos/business_plan_for_peace.png" table:formula="of:=$$CONTENT_BASE_URL&amp;&quot;organisation_logos/&quot;&amp;[.F4]" table:style-name="ce12">
            <text:p>https://prod-v3.odyssey.ninja/backend/storage/organisation_logos/business_plan_for_peace.png</text:p>
          </table:table-cell>
          <table:table-cell table:number-columns-repeated="16377" table:style-name="ce1"/>
        </table:table-row>
        <table:table-row table:style-name="ro3">
          <table:table-cell office:value-type="string" table:style-name="ce13">
            <text:p>Cybersecurity North-Netherlands</text:p>
          </table:table-cell>
          <table:table-cell office:value-type="string" table:style-name="ce3">
            <text:p>cybersecurity_nl</text:p>
          </table:table-cell>
          <table:table-cell office:value-type="string" table:style-name="ce3">
            <text:p>Open-source 911 for digital space</text:p>
          </table:table-cell>
          <table:table-cell office:value-type="string" table:style-name="ce3">
            <text:p>Protect Northern Netherlands against cyberattacks</text:p>
          </table:table-cell>
          <table:table-cell office:value-type="string" table:style-name="ce3">
            <text:p>Safety, Security, Police, Politie, Cyber, Attack, Threat, Intrusion, Protections, Digital</text:p>
          </table:table-cell>
          <table:table-cell office:value-type="string" table:style-name="ce3">
            <text:p>cybersecurity_nnl.jpg</text:p>
          </table:table-cell>
          <table:table-cell office:value-type="string" office:string-value="https://prod-v3.odyssey.ninja/backend/storage/organisation_logos/cybersecurity_nnl.jpg" table:formula="of:=$$CONTENT_BASE_URL&amp;&quot;organisation_logos/&quot;&amp;[.F5]" table:style-name="ce12">
            <text:p>https://prod-v3.odyssey.ninja/backend/storage/organisation_logos/cybersecurity_nnl.jpg</text:p>
          </table:table-cell>
          <table:table-cell table:number-columns-repeated="16377" table:style-name="ce1"/>
        </table:table-row>
        <table:table-row table:style-name="ro3">
          <table:table-cell office:value-type="string" table:style-name="ce13">
            <text:p>DAML Digital Asset</text:p>
          </table:table-cell>
          <table:table-cell office:value-type="string" table:style-name="ce3">
            <text:p>daml</text:p>
          </table:table-cell>
          <table:table-cell office:value-type="string" table:style-name="ce3">
            <text:p>Plastic pollution to upcycling economy, Consumer- and organization driven decarbonization</text:p>
          </table:table-cell>
          <table:table-cell office:value-type="string" table:style-name="ce3">
            <text:p>Build full-stack, distributed applications for DLT, Blockchain, or databases in days.</text:p>
          </table:table-cell>
          <table:table-cell office:value-type="string" table:style-name="ce3">
            <text:p>Web3, DLT, Blockchain, Distributed, API, Develop, IDE Sandbox</text:p>
          </table:table-cell>
          <table:table-cell office:value-type="string" table:style-name="ce3">
            <text:p>daml.svg</text:p>
          </table:table-cell>
          <table:table-cell office:value-type="string" office:string-value="https://prod-v3.odyssey.ninja/backend/storage/organisation_logos/daml.svg" table:formula="of:=$$CONTENT_BASE_URL&amp;&quot;organisation_logos/&quot;&amp;[.F6]" table:style-name="ce12">
            <text:p>https://prod-v3.odyssey.ninja/backend/storage/organisation_logos/daml.svg</text:p>
          </table:table-cell>
          <table:table-cell table:number-columns-repeated="16377" table:style-name="ce1"/>
        </table:table-row>
        <table:table-row table:style-name="ro3">
          <table:table-cell office:value-type="string" table:style-name="ce13">
            <text:p>Dell Boomi</text:p>
          </table:table-cell>
          <table:table-cell office:value-type="string" table:style-name="ce3">
            <text:p>dell</text:p>
          </table:table-cell>
          <table:table-cell office:value-type="string" table:style-name="ce3">
            <text:p>Plastic pollution to upcycling economy, Consumer- and organization driven decarbonization</text:p>
          </table:table-cell>
          <table:table-cell office:value-type="string" table:style-name="ce3">
            <text:p>Instantly Connect People to What They Want</text:p>
          </table:table-cell>
          <table:table-cell office:value-type="string" table:style-name="ce3">
            <text:p>Enterprise, IT, PaaS, Data, API, Cloud</text:p>
          </table:table-cell>
          <table:table-cell office:value-type="string" table:style-name="ce3">
            <text:p>dell_boomi.png</text:p>
          </table:table-cell>
          <table:table-cell office:value-type="string" office:string-value="https://prod-v3.odyssey.ninja/backend/storage/organisation_logos/dell_boomi.png" table:formula="of:=$$CONTENT_BASE_URL&amp;&quot;organisation_logos/&quot;&amp;[.F7]" table:style-name="ce12">
            <text:p>https://prod-v3.odyssey.ninja/backend/storage/organisation_logos/dell_boomi.png</text:p>
          </table:table-cell>
          <table:table-cell table:number-columns-repeated="16377" table:style-name="ce1"/>
        </table:table-row>
        <table:table-row table:style-name="ro3">
          <table:table-cell office:value-type="string" table:style-name="ce13">
            <text:p>Dutch Blockchain Coalition</text:p>
          </table:table-cell>
          <table:table-cell office:value-type="string" table:style-name="ce3">
            <text:p>dbc</text:p>
          </table:table-cell>
          <table:table-cell office:value-type="string" table:style-name="ce3">
            <text:p>Self-sovereign identity in action, Opening Up Real Estate</text:p>
          </table:table-cell>
          <table:table-cell office:value-type="string" table:style-name="ce3">
            <text:p>Advance reliable, robust and socially accepted blockchain applications</text:p>
          </table:table-cell>
          <table:table-cell office:value-type="string" table:style-name="ce3">
            <text:p>Blockchain, Coalition</text:p>
          </table:table-cell>
          <table:table-cell office:value-type="string" table:style-name="ce3">
            <text:p>dbc.png</text:p>
          </table:table-cell>
          <table:table-cell office:value-type="string" office:string-value="https://prod-v3.odyssey.ninja/backend/storage/organisation_logos/dbc.png" table:formula="of:=$$CONTENT_BASE_URL&amp;&quot;organisation_logos/&quot;&amp;[.F8]" table:style-name="ce12">
            <text:p>https://prod-v3.odyssey.ninja/backend/storage/organisation_logos/dbc.png</text:p>
          </table:table-cell>
          <table:table-cell table:number-columns-repeated="16377" table:style-name="ce1"/>
        </table:table-row>
        <table:table-row table:style-name="ro3">
          <table:table-cell office:value-type="string" table:style-name="ce14">
            <text:p>Dutch Ministry of Defense</text:p>
          </table:table-cell>
          <table:table-cell office:value-type="string" table:style-name="ce3">
            <text:p>min_defensie</text:p>
          </table:table-cell>
          <table:table-cell office:value-type="string" table:style-name="ce3">
            <text:p>Digital architecture for peace</text:p>
          </table:table-cell>
          <table:table-cell table:style-name="ce3"/>
          <table:table-cell office:value-type="string" table:style-name="ce3">
            <text:p>Dutch, Government, Defence</text:p>
          </table:table-cell>
          <table:table-cell office:value-type="string" table:style-name="ce3">
            <text:p>min_defence.png</text:p>
          </table:table-cell>
          <table:table-cell office:value-type="string" office:string-value="https://prod-v3.odyssey.ninja/backend/storage/organisation_logos/min_defence.png" table:formula="of:=$$CONTENT_BASE_URL&amp;&quot;organisation_logos/&quot;&amp;[.F9]" table:style-name="ce12">
            <text:p>https://prod-v3.odyssey.ninja/backend/storage/organisation_logos/min_defence.png</text:p>
          </table:table-cell>
          <table:table-cell table:number-columns-repeated="16377" table:style-name="ce1"/>
        </table:table-row>
        <table:table-row table:style-name="ro3">
          <table:table-cell office:value-type="string" table:style-name="ce13">
            <text:p>Dutch Ministry of the Interior and Kingdom Relations</text:p>
          </table:table-cell>
          <table:table-cell office:value-type="string" table:style-name="ce3">
            <text:p>min_bzk</text:p>
          </table:table-cell>
          <table:table-cell office:value-type="string" table:style-name="ce3">
            <text:p>Self-sovereign identity in action, Opening Up Real Estate</text:p>
          </table:table-cell>
          <table:table-cell table:style-name="ce3"/>
          <table:table-cell office:value-type="string" table:style-name="ce3">
            <text:p>SSI, Dutch, Government</text:p>
          </table:table-cell>
          <table:table-cell office:value-type="string" table:style-name="ce3">
            <text:p>min_bzk.svg</text:p>
          </table:table-cell>
          <table:table-cell office:value-type="string" office:string-value="https://prod-v3.odyssey.ninja/backend/storage/organisation_logos/min_bzk.svg" table:formula="of:=$$CONTENT_BASE_URL&amp;&quot;organisation_logos/&quot;&amp;[.F10]" table:style-name="ce12">
            <text:p>https://prod-v3.odyssey.ninja/backend/storage/organisation_logos/min_bzk.svg</text:p>
          </table:table-cell>
          <table:table-cell table:number-columns-repeated="16377" table:style-name="ce1"/>
        </table:table-row>
        <table:table-row table:style-name="ro3">
          <table:table-cell office:value-type="string" table:style-name="ce13">
            <text:p>Dutch Police</text:p>
          </table:table-cell>
          <table:table-cell office:value-type="string" table:style-name="ce3">
            <text:p>politie_nl</text:p>
          </table:table-cell>
          <table:table-cell office:value-type="string" table:style-name="ce3">
            <text:p>Inclusive safety communities</text:p>
          </table:table-cell>
          <table:table-cell table:style-name="ce3"/>
          <table:table-cell office:value-type="string" table:style-name="ce3">
            <text:p>Safety, Security, Police, Politie</text:p>
          </table:table-cell>
          <table:table-cell office:value-type="string" table:style-name="ce3">
            <text:p>politie.png</text:p>
          </table:table-cell>
          <table:table-cell office:value-type="string" office:string-value="https://prod-v3.odyssey.ninja/backend/storage/organisation_logos/politie.png" table:formula="of:=$$CONTENT_BASE_URL&amp;&quot;organisation_logos/&quot;&amp;[.F11]" table:style-name="ce12">
            <text:p>https://prod-v3.odyssey.ninja/backend/storage/organisation_logos/politie.png</text:p>
          </table:table-cell>
          <table:table-cell table:number-columns-repeated="16377" table:style-name="ce1"/>
        </table:table-row>
        <table:table-row table:style-name="ro3">
          <table:table-cell office:value-type="string" table:style-name="ce13">
            <text:p>Enexis</text:p>
          </table:table-cell>
          <table:table-cell office:value-type="string" table:style-name="ce3">
            <text:p>enexis</text:p>
          </table:table-cell>
          <table:table-cell office:value-type="string" table:style-name="ce3">
            <text:p>Building critical infrastructures</text:p>
          </table:table-cell>
          <table:table-cell table:style-name="ce3"/>
          <table:table-cell office:value-type="string" table:style-name="ce3">
            <text:p>Energy</text:p>
          </table:table-cell>
          <table:table-cell office:value-type="string" table:style-name="ce3">
            <text:p>enexis.png</text:p>
          </table:table-cell>
          <table:table-cell office:value-type="string" office:string-value="https://prod-v3.odyssey.ninja/backend/storage/organisation_logos/enexis.png" table:formula="of:=$$CONTENT_BASE_URL&amp;&quot;organisation_logos/&quot;&amp;[.F12]" table:style-name="ce12">
            <text:p>https://prod-v3.odyssey.ninja/backend/storage/organisation_logos/enexis.png</text:p>
          </table:table-cell>
          <table:table-cell table:number-columns-repeated="16377" table:style-name="ce1"/>
        </table:table-row>
        <table:table-row table:style-name="ro3">
          <table:table-cell office:value-type="string" table:style-name="ce13">
            <text:p>Engie</text:p>
          </table:table-cell>
          <table:table-cell office:value-type="string" table:style-name="ce3">
            <text:p>engie</text:p>
          </table:table-cell>
          <table:table-cell office:value-type="string" table:style-name="ce15">
            <text:p>Interact with digital twins</text:p>
          </table:table-cell>
          <table:table-cell table:style-name="ce3"/>
          <table:table-cell office:value-type="string" table:style-name="ce3">
            <text:p>Energy</text:p>
          </table:table-cell>
          <table:table-cell office:value-type="string" table:style-name="ce3">
            <text:p>engie.png</text:p>
          </table:table-cell>
          <table:table-cell office:value-type="string" office:string-value="https://prod-v3.odyssey.ninja/backend/storage/organisation_logos/engie.png" table:formula="of:=$$CONTENT_BASE_URL&amp;&quot;organisation_logos/&quot;&amp;[.F13]" table:style-name="ce12">
            <text:p>https://prod-v3.odyssey.ninja/backend/storage/organisation_logos/engie.png</text:p>
          </table:table-cell>
          <table:table-cell table:number-columns-repeated="16377" table:style-name="ce1"/>
        </table:table-row>
        <table:table-row table:style-name="ro3">
          <table:table-cell office:value-type="string" table:style-name="ce13">
            <text:p>Fibree</text:p>
          </table:table-cell>
          <table:table-cell office:value-type="string" table:style-name="ce3">
            <text:p>fibree</text:p>
          </table:table-cell>
          <table:table-cell office:value-type="string" table:style-name="ce3">
            <text:p>Opening up real estate</text:p>
          </table:table-cell>
          <table:table-cell table:style-name="ce3"/>
          <table:table-cell office:value-type="string" table:style-name="ce3">
            <text:p>RealEstate</text:p>
          </table:table-cell>
          <table:table-cell office:value-type="string" table:style-name="ce3">
            <text:p>fibree.svg</text:p>
          </table:table-cell>
          <table:table-cell office:value-type="string" office:string-value="https://prod-v3.odyssey.ninja/backend/storage/organisation_logos/fibree.svg" table:formula="of:=$$CONTENT_BASE_URL&amp;&quot;organisation_logos/&quot;&amp;[.F14]" table:style-name="ce12">
            <text:p>https://prod-v3.odyssey.ninja/backend/storage/organisation_logos/fibree.svg</text:p>
          </table:table-cell>
          <table:table-cell table:number-columns-repeated="16377" table:style-name="ce1"/>
        </table:table-row>
        <table:table-row table:style-name="ro3">
          <table:table-cell office:value-type="string" table:style-name="ce3">
            <text:p>Gemeente Den Haag</text:p>
          </table:table-cell>
          <table:table-cell office:value-type="string" table:style-name="ce3">
            <text:p>gem_den_haag</text:p>
          </table:table-cell>
          <table:table-cell office:value-type="string" table:style-name="ce3">
            <text:p>Driving the adoption of living labs, Scalable and inclusive living labs</text:p>
          </table:table-cell>
          <table:table-cell office:value-type="string" table:style-name="ce3">
            <text:p>City of peace, justice and international relations</text:p>
          </table:table-cell>
          <table:table-cell office:value-type="string" table:style-name="ce3">
            <text:p>Peace, Justice, Sea, Conscious Cities</text:p>
          </table:table-cell>
          <table:table-cell office:value-type="string" table:style-name="ce3">
            <text:p>den_haag.png</text:p>
          </table:table-cell>
          <table:table-cell office:value-type="string" office:string-value="https://prod-v3.odyssey.ninja/backend/storage/organisation_logos/den_haag.png" table:formula="of:=$$CONTENT_BASE_URL&amp;&quot;organisation_logos/&quot;&amp;[.F15]" table:style-name="ce12">
            <text:p>https://prod-v3.odyssey.ninja/backend/storage/organisation_logos/den_haag.png</text:p>
          </table:table-cell>
          <table:table-cell table:number-columns-repeated="16377" table:style-name="ce1"/>
        </table:table-row>
        <table:table-row table:style-name="ro3">
          <table:table-cell office:value-type="string" table:style-name="ce13">
            <text:p>Gemeente Groningen</text:p>
          </table:table-cell>
          <table:table-cell office:value-type="string" table:style-name="ce3">
            <text:p>groningen_gem</text:p>
          </table:table-cell>
          <table:table-cell office:value-type="string" table:style-name="ce15">
            <text:p>Future of acute healthcare</text:p>
          </table:table-cell>
          <table:table-cell table:style-name="ce3"/>
          <table:table-cell office:value-type="string" table:style-name="ce3">
            <text:p>Groningen, Gemeente</text:p>
          </table:table-cell>
          <table:table-cell office:value-type="string" table:style-name="ce3">
            <text:p>gemeente_groningen.jpg</text:p>
          </table:table-cell>
          <table:table-cell office:value-type="string" office:string-value="https://prod-v3.odyssey.ninja/backend/storage/organisation_logos/gemeente_groningen.jpg" table:formula="of:=$$CONTENT_BASE_URL&amp;&quot;organisation_logos/&quot;&amp;[.F16]" table:style-name="ce12">
            <text:p>https://prod-v3.odyssey.ninja/backend/storage/organisation_logos/gemeente_groningen.jpg</text:p>
          </table:table-cell>
          <table:table-cell table:number-columns-repeated="16377" table:style-name="ce1"/>
        </table:table-row>
        <table:table-row table:style-name="ro3">
          <table:table-cell office:value-type="string" table:style-name="ce13">
            <text:p>Grid Singularity</text:p>
          </table:table-cell>
          <table:table-cell office:value-type="string" table:style-name="ce3">
            <text:p>grid_singularity</text:p>
          </table:table-cell>
          <table:table-cell office:value-type="string" table:style-name="ce3">
            <text:p>Interact with digital twins</text:p>
          </table:table-cell>
          <table:table-cell table:style-name="ce3"/>
          <table:table-cell office:value-type="string" table:style-name="ce3">
            <text:p>Energy</text:p>
          </table:table-cell>
          <table:table-cell office:value-type="string" table:style-name="ce3">
            <text:p>grid_singularity.png</text:p>
          </table:table-cell>
          <table:table-cell office:value-type="string" office:string-value="https://prod-v3.odyssey.ninja/backend/storage/organisation_logos/grid_singularity.png" table:formula="of:=$$CONTENT_BASE_URL&amp;&quot;organisation_logos/&quot;&amp;[.F17]" table:style-name="ce12">
            <text:p>https://prod-v3.odyssey.ninja/backend/storage/organisation_logos/grid_singularity.png</text:p>
          </table:table-cell>
          <table:table-cell table:number-columns-repeated="16377"/>
        </table:table-row>
        <table:table-row table:style-name="ro3">
          <table:table-cell office:value-type="string" table:style-name="ce13">
            <text:p>Hanzehogeschool Groningen</text:p>
          </table:table-cell>
          <table:table-cell office:value-type="string" table:style-name="ce3">
            <text:p>hanzehogeschool</text:p>
          </table:table-cell>
          <table:table-cell office:value-type="string" table:style-name="ce15">
            <text:p>Future of acute healthcare</text:p>
          </table:table-cell>
          <table:table-cell table:style-name="ce3"/>
          <table:table-cell office:value-type="string" table:style-name="ce3">
            <text:p>Healthcare</text:p>
          </table:table-cell>
          <table:table-cell office:value-type="string" table:style-name="ce3">
            <text:p>hanze.png</text:p>
          </table:table-cell>
          <table:table-cell office:value-type="string" office:string-value="https://prod-v3.odyssey.ninja/backend/storage/organisation_logos/hanze.png" table:formula="of:=$$CONTENT_BASE_URL&amp;&quot;organisation_logos/&quot;&amp;[.F18]" table:style-name="ce12">
            <text:p>https://prod-v3.odyssey.ninja/backend/storage/organisation_logos/hanze.png</text:p>
          </table:table-cell>
          <table:table-cell table:number-columns-repeated="16377"/>
        </table:table-row>
        <table:table-row table:style-name="ro3">
          <table:table-cell office:value-type="string" table:style-name="ce13">
            <text:p>ICEL</text:p>
          </table:table-cell>
          <table:table-cell office:value-type="string" table:style-name="ce3">
            <text:p>icel</text:p>
          </table:table-cell>
          <table:table-cell office:value-type="string" table:style-name="ce15">
            <text:p>Sovereign Nature</text:p>
          </table:table-cell>
          <table:table-cell table:style-name="ce3"/>
          <table:table-cell office:value-type="string" table:style-name="ce3">
            <text:p>Nature</text:p>
          </table:table-cell>
          <table:table-cell office:value-type="string" table:style-name="ce3">
            <text:p>icel.png</text:p>
          </table:table-cell>
          <table:table-cell office:value-type="string" office:string-value="https://prod-v3.odyssey.ninja/backend/storage/organisation_logos/icel.png" table:formula="of:=$$CONTENT_BASE_URL&amp;&quot;organisation_logos/&quot;&amp;[.F19]" table:style-name="ce12">
            <text:p>https://prod-v3.odyssey.ninja/backend/storage/organisation_logos/icel.png</text:p>
          </table:table-cell>
          <table:table-cell table:number-columns-repeated="16377"/>
        </table:table-row>
        <table:table-row table:style-name="ro3">
          <table:table-cell office:value-type="string" table:style-name="ce13">
            <text:p>IFV</text:p>
          </table:table-cell>
          <table:table-cell office:value-type="string" table:style-name="ce3">
            <text:p>ifv</text:p>
          </table:table-cell>
          <table:table-cell office:value-type="string" table:style-name="ce3">
            <text:p>Inclusive safety communities</text:p>
          </table:table-cell>
          <table:table-cell table:style-name="ce3"/>
          <table:table-cell office:value-type="string" table:style-name="ce3">
            <text:p>Safety, Security</text:p>
          </table:table-cell>
          <table:table-cell office:value-type="string" table:style-name="ce3">
            <text:p>ifv.svg</text:p>
          </table:table-cell>
          <table:table-cell office:value-type="string" office:string-value="https://prod-v3.odyssey.ninja/backend/storage/organisation_logos/ifv.svg" table:formula="of:=$$CONTENT_BASE_URL&amp;&quot;organisation_logos/&quot;&amp;[.F20]" table:style-name="ce12">
            <text:p>https://prod-v3.odyssey.ninja/backend/storage/organisation_logos/ifv.svg</text:p>
          </table:table-cell>
          <table:table-cell table:number-columns-repeated="16377"/>
        </table:table-row>
        <table:table-row table:style-name="ro3">
          <table:table-cell office:value-type="string" table:style-name="ce13">
            <text:p>IUCN</text:p>
          </table:table-cell>
          <table:table-cell office:value-type="string" table:style-name="ce3">
            <text:p>iucn</text:p>
          </table:table-cell>
          <table:table-cell office:value-type="string" table:style-name="ce15">
            <text:p>Sovereign Nature</text:p>
          </table:table-cell>
          <table:table-cell table:style-name="ce3"/>
          <table:table-cell office:value-type="string" table:style-name="ce3">
            <text:p>Nature</text:p>
          </table:table-cell>
          <table:table-cell office:value-type="string" table:style-name="ce3">
            <text:p>iucn.png</text:p>
          </table:table-cell>
          <table:table-cell office:value-type="string" office:string-value="https://prod-v3.odyssey.ninja/backend/storage/organisation_logos/iucn.png" table:formula="of:=$$CONTENT_BASE_URL&amp;&quot;organisation_logos/&quot;&amp;[.F21]" table:style-name="ce12">
            <text:p>https://prod-v3.odyssey.ninja/backend/storage/organisation_logos/iucn.png</text:p>
          </table:table-cell>
          <table:table-cell table:number-columns-repeated="16377"/>
        </table:table-row>
        <table:table-row table:style-name="ro3">
          <table:table-cell office:value-type="string" table:style-name="ce13">
            <text:p>Kadaster</text:p>
          </table:table-cell>
          <table:table-cell office:value-type="string" table:style-name="ce3">
            <text:p>kadaster</text:p>
          </table:table-cell>
          <table:table-cell office:value-type="string" table:style-name="ce3">
            <text:p>Opening up real estate</text:p>
          </table:table-cell>
          <table:table-cell table:style-name="ce3"/>
          <table:table-cell office:value-type="string" table:style-name="ce3">
            <text:p>Registry</text:p>
          </table:table-cell>
          <table:table-cell office:value-type="string" table:style-name="ce3">
            <text:p>kadaster.svg</text:p>
          </table:table-cell>
          <table:table-cell office:value-type="string" office:string-value="https://prod-v3.odyssey.ninja/backend/storage/organisation_logos/kadaster.svg" table:formula="of:=$$CONTENT_BASE_URL&amp;&quot;organisation_logos/&quot;&amp;[.F22]" table:style-name="ce12">
            <text:p>https://prod-v3.odyssey.ninja/backend/storage/organisation_logos/kadaster.svg</text:p>
          </table:table-cell>
          <table:table-cell table:number-columns-repeated="16377"/>
        </table:table-row>
        <table:table-row table:style-name="ro3">
          <table:table-cell office:value-type="string" table:style-name="ce3">
            <text:p>Kamer van Koophandel</text:p>
          </table:table-cell>
          <table:table-cell office:value-type="string" table:style-name="ce3">
            <text:p>kvk</text:p>
          </table:table-cell>
          <table:table-cell table:style-name="ce3"/>
          <table:table-cell office:value-type="string" table:style-name="ce3">
            <text:p>Dutch chamber of commerce</text:p>
          </table:table-cell>
          <table:table-cell office:value-type="string" table:style-name="ce3">
            <text:p>Innovation, Companies, Netherlands, Registration</text:p>
          </table:table-cell>
          <table:table-cell office:value-type="string" table:style-name="ce3">
            <text:p>kvk.jpg</text:p>
          </table:table-cell>
          <table:table-cell office:value-type="string" office:string-value="https://prod-v3.odyssey.ninja/backend/storage/organisation_logos/kvk.jpg" table:formula="of:=$$CONTENT_BASE_URL&amp;&quot;organisation_logos/&quot;&amp;[.F23]" table:style-name="ce12">
            <text:p>https://prod-v3.odyssey.ninja/backend/storage/organisation_logos/kvk.jpg</text:p>
          </table:table-cell>
          <table:table-cell table:number-columns-repeated="16377"/>
        </table:table-row>
        <table:table-row table:style-name="ro3">
          <table:table-cell office:value-type="string" table:style-name="ce13">
            <text:p>KLM Cargo</text:p>
          </table:table-cell>
          <table:table-cell office:value-type="string" table:style-name="ce3">
            <text:p>klm</text:p>
          </table:table-cell>
          <table:table-cell office:value-type="string" table:style-name="ce3">
            <text:p>Compliant air cargo flow</text:p>
          </table:table-cell>
          <table:table-cell table:style-name="ce3"/>
          <table:table-cell office:value-type="string" table:style-name="ce3">
            <text:p>Transport, Logistics</text:p>
          </table:table-cell>
          <table:table-cell office:value-type="string" table:style-name="ce3">
            <text:p>klm_cargo.jpg</text:p>
          </table:table-cell>
          <table:table-cell office:value-type="string" office:string-value="https://prod-v3.odyssey.ninja/backend/storage/organisation_logos/klm_cargo.jpg" table:formula="of:=$$CONTENT_BASE_URL&amp;&quot;organisation_logos/&quot;&amp;[.F24]" table:style-name="ce12">
            <text:p>https://prod-v3.odyssey.ninja/backend/storage/organisation_logos/klm_cargo.jpg</text:p>
          </table:table-cell>
          <table:table-cell table:number-columns-repeated="16377"/>
        </table:table-row>
        <table:table-row table:style-name="ro3">
          <table:table-cell office:value-type="string" table:style-name="ce13">
            <text:p>Nature 2.0</text:p>
          </table:table-cell>
          <table:table-cell office:value-type="string" table:style-name="ce3">
            <text:p>nature2</text:p>
          </table:table-cell>
          <table:table-cell office:value-type="string" table:style-name="ce3">
            <text:p>Building critical infrastructures</text:p>
          </table:table-cell>
          <table:table-cell table:style-name="ce3"/>
          <table:table-cell office:value-type="string" table:style-name="ce3">
            <text:p>Nature</text:p>
          </table:table-cell>
          <table:table-cell office:value-type="string" table:style-name="ce3">
            <text:p>nature_20.svg</text:p>
          </table:table-cell>
          <table:table-cell office:value-type="string" office:string-value="https://prod-v3.odyssey.ninja/backend/storage/organisation_logos/nature_20.svg" table:formula="of:=$$CONTENT_BASE_URL&amp;&quot;organisation_logos/&quot;&amp;[.F25]" table:style-name="ce12">
            <text:p>https://prod-v3.odyssey.ninja/backend/storage/organisation_logos/nature_20.svg</text:p>
          </table:table-cell>
          <table:table-cell table:number-columns-repeated="16377"/>
        </table:table-row>
        <table:table-row table:style-name="ro3">
          <table:table-cell office:value-type="string" table:style-name="ce3">
            <text:p>Powering Innovation</text:p>
          </table:table-cell>
          <table:table-cell office:value-type="string" table:style-name="ce3">
            <text:p>powering_innov</text:p>
          </table:table-cell>
          <table:table-cell office:value-type="string" table:style-name="ce3">
            <text:p>Digital architecture for peace</text:p>
          </table:table-cell>
          <table:table-cell table:style-name="ce3"/>
          <table:table-cell office:value-type="string" table:style-name="ce3">
            <text:p>Peace, Innovation</text:p>
          </table:table-cell>
          <table:table-cell office:value-type="string" table:style-name="ce3">
            <text:p>powering_innovation.png</text:p>
          </table:table-cell>
          <table:table-cell office:value-type="string" office:string-value="https://prod-v3.odyssey.ninja/backend/storage/organisation_logos/powering_innovation.png" table:formula="of:=$$CONTENT_BASE_URL&amp;&quot;organisation_logos/&quot;&amp;[.F26]" table:style-name="ce12">
            <text:p>https://prod-v3.odyssey.ninja/backend/storage/organisation_logos/powering_innovation.png</text:p>
          </table:table-cell>
          <table:table-cell table:number-columns-repeated="16377"/>
        </table:table-row>
        <table:table-row table:style-name="ro3">
          <table:table-cell office:value-type="string" table:style-name="ce13">
            <text:p>Province of Groningen</text:p>
          </table:table-cell>
          <table:table-cell office:value-type="string" table:style-name="ce3">
            <text:p>groningen_prov</text:p>
          </table:table-cell>
          <table:table-cell office:value-type="string" table:style-name="ce3">
            <text:p>Open-source 911 for digital space</text:p>
          </table:table-cell>
          <table:table-cell table:style-name="ce3"/>
          <table:table-cell office:value-type="string" table:style-name="ce3">
            <text:p>Groningen, Safety, Province</text:p>
          </table:table-cell>
          <table:table-cell office:value-type="string" table:style-name="ce3">
            <text:p>provincie_groningen.png</text:p>
          </table:table-cell>
          <table:table-cell office:value-type="string" office:string-value="https://prod-v3.odyssey.ninja/backend/storage/organisation_logos/provincie_groningen.png" table:formula="of:=$$CONTENT_BASE_URL&amp;&quot;organisation_logos/&quot;&amp;[.F27]" table:style-name="ce12">
            <text:p>https://prod-v3.odyssey.ninja/backend/storage/organisation_logos/provincie_groningen.png</text:p>
          </table:table-cell>
          <table:table-cell table:number-columns-repeated="16377"/>
        </table:table-row>
        <table:table-row table:style-name="ro3">
          <table:table-cell office:value-type="string" table:style-name="ce13">
            <text:p>RUG</text:p>
          </table:table-cell>
          <table:table-cell office:value-type="string" table:style-name="ce3">
            <text:p>rug</text:p>
          </table:table-cell>
          <table:table-cell office:value-type="string" table:style-name="ce15">
            <text:p>Future of acute healthcare</text:p>
          </table:table-cell>
          <table:table-cell table:style-name="ce3"/>
          <table:table-cell office:value-type="string" table:style-name="ce3">
            <text:p>Healthcare</text:p>
          </table:table-cell>
          <table:table-cell office:value-type="string" table:style-name="ce3">
            <text:p>rugr.svg</text:p>
          </table:table-cell>
          <table:table-cell office:value-type="string" office:string-value="https://prod-v3.odyssey.ninja/backend/storage/organisation_logos/rugr.svg" table:formula="of:=$$CONTENT_BASE_URL&amp;&quot;organisation_logos/&quot;&amp;[.F28]" table:style-name="ce12">
            <text:p>https://prod-v3.odyssey.ninja/backend/storage/organisation_logos/rugr.svg</text:p>
          </table:table-cell>
          <table:table-cell table:number-columns-repeated="16377"/>
        </table:table-row>
        <table:table-row table:style-name="ro3">
          <table:table-cell office:value-type="string" table:style-name="ce13">
            <text:p>Sargasso Sea Commission</text:p>
          </table:table-cell>
          <table:table-cell office:value-type="string" table:style-name="ce3">
            <text:p>sargasso_sea</text:p>
          </table:table-cell>
          <table:table-cell office:value-type="string" table:style-name="ce15">
            <text:p>Sovereign Nature</text:p>
          </table:table-cell>
          <table:table-cell table:style-name="ce3"/>
          <table:table-cell office:value-type="string" table:style-name="ce3">
            <text:p>Nature</text:p>
          </table:table-cell>
          <table:table-cell office:value-type="string" table:style-name="ce3">
            <text:p>sargasso_sea.png</text:p>
          </table:table-cell>
          <table:table-cell office:value-type="string" office:string-value="https://prod-v3.odyssey.ninja/backend/storage/organisation_logos/sargasso_sea.png" table:formula="of:=$$CONTENT_BASE_URL&amp;&quot;organisation_logos/&quot;&amp;[.F29]" table:style-name="ce12">
            <text:p>https://prod-v3.odyssey.ninja/backend/storage/organisation_logos/sargasso_sea.png</text:p>
          </table:table-cell>
          <table:table-cell table:number-columns-repeated="16377"/>
        </table:table-row>
        <table:table-row table:style-name="ro3">
          <table:table-cell office:value-type="string" table:style-name="ce13">
            <text:p>Sovereign Nature Initiative</text:p>
          </table:table-cell>
          <table:table-cell office:value-type="string" table:style-name="ce3">
            <text:p>sovereign_nature</text:p>
          </table:table-cell>
          <table:table-cell office:value-type="string" table:style-name="ce15">
            <text:p>Sovereign Nature</text:p>
          </table:table-cell>
          <table:table-cell table:style-name="ce3"/>
          <table:table-cell office:value-type="string" table:style-name="ce3">
            <text:p>Nature</text:p>
          </table:table-cell>
          <table:table-cell office:value-type="string" table:style-name="ce3">
            <text:p>sni.png</text:p>
          </table:table-cell>
          <table:table-cell office:value-type="string" office:string-value="https://prod-v3.odyssey.ninja/backend/storage/organisation_logos/sni.png" table:formula="of:=$$CONTENT_BASE_URL&amp;&quot;organisation_logos/&quot;&amp;[.F30]" table:style-name="ce12">
            <text:p>https://prod-v3.odyssey.ninja/backend/storage/organisation_logos/sni.png</text:p>
          </table:table-cell>
          <table:table-cell table:number-columns-repeated="16377"/>
        </table:table-row>
        <table:table-row table:style-name="ro3">
          <table:table-cell office:value-type="string" table:style-name="ce13">
            <text:p>TVM</text:p>
          </table:table-cell>
          <table:table-cell office:value-type="string" table:style-name="ce3">
            <text:p>tvm</text:p>
          </table:table-cell>
          <table:table-cell office:value-type="string" table:style-name="ce3">
            <text:p>Circular economy for freight packaging</text:p>
          </table:table-cell>
          <table:table-cell table:style-name="ce3"/>
          <table:table-cell office:value-type="string" table:style-name="ce3">
            <text:p>Transport, Logistics, Insurance</text:p>
          </table:table-cell>
          <table:table-cell office:value-type="string" table:style-name="ce3">
            <text:p>tvm.jpg</text:p>
          </table:table-cell>
          <table:table-cell office:value-type="string" office:string-value="https://prod-v3.odyssey.ninja/backend/storage/organisation_logos/tvm.jpg" table:formula="of:=$$CONTENT_BASE_URL&amp;&quot;organisation_logos/&quot;&amp;[.F31]" table:style-name="ce12">
            <text:p>https://prod-v3.odyssey.ninja/backend/storage/organisation_logos/tvm.jpg</text:p>
          </table:table-cell>
          <table:table-cell table:number-columns-repeated="16377"/>
        </table:table-row>
        <table:table-row table:style-name="ro3">
          <table:table-cell office:value-type="string" table:style-name="ce13">
            <text:p>UMCG</text:p>
          </table:table-cell>
          <table:table-cell office:value-type="string" table:style-name="ce3">
            <text:p>umcg</text:p>
          </table:table-cell>
          <table:table-cell office:value-type="string" table:style-name="ce15">
            <text:p>Future of acute healthcare</text:p>
          </table:table-cell>
          <table:table-cell table:style-name="ce3"/>
          <table:table-cell office:value-type="string" table:style-name="ce3">
            <text:p>Healthcare</text:p>
          </table:table-cell>
          <table:table-cell office:value-type="string" table:style-name="ce3">
            <text:p>umcg.jpg</text:p>
          </table:table-cell>
          <table:table-cell office:value-type="string" office:string-value="https://prod-v3.odyssey.ninja/backend/storage/organisation_logos/umcg.jpg" table:formula="of:=$$CONTENT_BASE_URL&amp;&quot;organisation_logos/&quot;&amp;[.F32]" table:style-name="ce12">
            <text:p>https://prod-v3.odyssey.ninja/backend/storage/organisation_logos/umcg.jpg</text:p>
          </table:table-cell>
          <table:table-cell table:number-columns-repeated="16377"/>
        </table:table-row>
        <table:table-row table:style-name="ro3">
          <table:table-cell office:value-type="string" table:style-name="ce13">
            <text:p>Vattenfall</text:p>
          </table:table-cell>
          <table:table-cell office:value-type="string" table:style-name="ce3">
            <text:p>vattenfall</text:p>
          </table:table-cell>
          <table:table-cell office:value-type="string" table:style-name="ce3">
            <text:p>Balance the grid, Smart meter data</text:p>
          </table:table-cell>
          <table:table-cell table:style-name="ce3"/>
          <table:table-cell office:value-type="string" table:style-name="ce3">
            <text:p>Energy</text:p>
          </table:table-cell>
          <table:table-cell office:value-type="string" table:style-name="ce3">
            <text:p>vattenfall.png</text:p>
          </table:table-cell>
          <table:table-cell office:value-type="string" office:string-value="https://prod-v3.odyssey.ninja/backend/storage/organisation_logos/vattenfall.png" table:formula="of:=$$CONTENT_BASE_URL&amp;&quot;organisation_logos/&quot;&amp;[.F33]" table:style-name="ce12">
            <text:p>https://prod-v3.odyssey.ninja/backend/storage/organisation_logos/vattenfall.png</text:p>
          </table:table-cell>
          <table:table-cell table:number-columns-repeated="16377"/>
        </table:table-row>
        <table:table-row table:style-name="ro3">
          <table:table-cell office:value-type="string" table:style-name="ce13">
            <text:p>VMware</text:p>
          </table:table-cell>
          <table:table-cell office:value-type="string" table:style-name="ce3">
            <text:p>vmware</text:p>
          </table:table-cell>
          <table:table-cell office:value-type="string" table:style-name="ce3">
            <text:p>Plastic pollution to upcycling economy, Consumer- and organization driven decarbonization</text:p>
          </table:table-cell>
          <table:table-cell table:style-name="ce3"/>
          <table:table-cell office:value-type="string" table:style-name="ce3">
            <text:p>Software, Enterprice, Virtualisation</text:p>
          </table:table-cell>
          <table:table-cell office:value-type="string" table:style-name="ce3">
            <text:p>vmware.png</text:p>
          </table:table-cell>
          <table:table-cell office:value-type="string" office:string-value="https://prod-v3.odyssey.ninja/backend/storage/organisation_logos/vmware.png" table:formula="of:=$$CONTENT_BASE_URL&amp;&quot;organisation_logos/&quot;&amp;[.F34]" table:style-name="ce12">
            <text:p>https://prod-v3.odyssey.ninja/backend/storage/organisation_logos/vmware.png</text:p>
          </table:table-cell>
          <table:table-cell table:number-columns-repeated="16377"/>
        </table:table-row>
        <table:table-row table:style-name="ro3">
          <table:table-cell office:value-type="string" table:style-name="ce3">
            <text:p>YES!Delft</text:p>
          </table:table-cell>
          <table:table-cell office:value-type="string" table:style-name="ce3">
            <text:p>yesdelft</text:p>
          </table:table-cell>
          <table:table-cell office:value-type="string" table:style-name="ce3">
            <text:p>Generation Now, Self-sovereign identity in action</text:p>
          </table:table-cell>
          <table:table-cell office:value-type="string" table:style-name="ce3">
            <text:p>Tech Incubator</text:p>
          </table:table-cell>
          <table:table-cell office:value-type="string" table:style-name="ce3">
            <text:p>Delft, Incubator, Digital, Hague, Blockchain</text:p>
          </table:table-cell>
          <table:table-cell office:value-type="string" table:style-name="ce3">
            <text:p>yes_delft.jpg</text:p>
          </table:table-cell>
          <table:table-cell office:value-type="string" office:string-value="https://prod-v3.odyssey.ninja/backend/storage/organisation_logos/yes_delft.jpg" table:formula="of:=$$CONTENT_BASE_URL&amp;&quot;organisation_logos/&quot;&amp;[.F35]" table:style-name="ce12">
            <text:p>https://prod-v3.odyssey.ninja/backend/storage/organisation_logos/yes_delft.jpg</text:p>
          </table:table-cell>
          <table:table-cell table:number-columns-repeated="16377"/>
        </table:table-row>
        <table:table-row table:number-rows-repeated="70" table:style-name="ro3">
          <table:table-cell table:number-columns-repeated="7" table:style-name="ce3"/>
          <table:table-cell table:number-columns-repeated="16377"/>
        </table:table-row>
        <table:table-row table:number-rows-repeated="1048471" table:style-name="ro1">
          <table:table-cell table:number-columns-repeated="16384"/>
        </table:table-row>
      </table:table>
      <table:table table:name="Groups" table:style-name="ta1">
        <table:table-column table:style-name="co23" table:default-cell-style-name="ce1"/>
        <table:table-column table:style-name="co24" table:default-cell-style-name="ce1"/>
        <table:table-column table:style-name="co3" table:number-columns-repeated="1020" table:default-cell-style-name="ce1"/>
        <table:table-column table:style-name="co5" table:number-columns-repeated="15362" table:default-cell-style-name="ce1"/>
        <table:table-row table:style-name="ro4">
          <table:table-cell office:value-type="string" table:style-name="ce4">
            <text:p>NAME</text:p>
          </table:table-cell>
          <table:table-cell office:value-type="string" table:style-name="ce4">
            <text:p>DESCRIPTION</text:p>
          </table:table-cell>
          <table:table-cell table:number-columns-repeated="22" table:style-name="ce5"/>
          <table:table-cell table:number-columns-repeated="16360"/>
        </table:table-row>
        <table:table-row table:style-name="ro3">
          <table:table-cell office:value-type="string" table:style-name="ce3">
            <text:p>Jedi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3" table:number-columns-repeated="4"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 table:default-cell-style-name="ce1"/>
        <table:table-column table:style-name="co34" table:default-cell-style-name="ce1"/>
        <table:table-column table:style-name="co35" table:default-cell-style-name="ce1"/>
        <table:table-column table:style-name="co3" table:number-columns-repeated="1001" table:default-cell-style-name="ce1"/>
        <table:table-column table:style-name="co5" table:number-columns-repeated="15365" table:default-cell-style-name="ce1"/>
        <table:table-row table:style-name="ro4">
          <table:table-cell office:value-type="string" table:style-name="ce4">
            <text:p>FIRST_NAME</text:p>
          </table:table-cell>
          <table:table-cell office:value-type="string" table:style-name="ce4">
            <text:p>LAST_NAME</text:p>
          </table:table-cell>
          <table:table-cell office:value-type="string" table:style-name="ce4">
            <text:p>NAME</text:p>
          </table:table-cell>
          <table:table-cell office:value-type="string" table:style-name="ce4">
            <text:p>CHALLENGES</text:p>
          </table:table-cell>
          <table:table-cell office:value-type="string" table:style-name="ce4">
            <text:p>GROUPS</text:p>
          </table:table-cell>
          <table:table-cell office:value-type="string" table:style-name="ce4">
            <text:p>EMAIL</text:p>
          </table:table-cell>
          <table:table-cell office:value-type="string" table:style-name="ce4">
            <text:p>PHONE</text:p>
          </table:table-cell>
          <table:table-cell office:value-type="string" table:style-name="ce4">
            <text:p>CITY</text:p>
          </table:table-cell>
          <table:table-cell office:value-type="string" table:style-name="ce4">
            <text:p>COUNTRY</text:p>
          </table:table-cell>
          <table:table-cell office:value-type="string" table:style-name="ce4">
            <text:p>GENDER</text:p>
          </table:table-cell>
          <table:table-cell office:value-type="string" table:style-name="ce4">
            <text:p>AVATAR</text:p>
          </table:table-cell>
          <table:table-cell office:value-type="string" table:style-name="ce4">
            <text:p>ORGANISATION</text:p>
          </table:table-cell>
          <table:table-cell office:value-type="string" table:style-name="ce4">
            <text:p>JOB_TITLE</text:p>
          </table:table-cell>
          <table:table-cell office:value-type="string" table:style-name="ce4">
            <text:p>BIO</text:p>
          </table:table-cell>
          <table:table-cell office:value-type="string" table:style-name="ce4">
            <text:p>SKILLS</text:p>
          </table:table-cell>
          <table:table-cell office:value-type="string" table:style-name="ce4">
            <text:p>KEYWORDS</text:p>
          </table:table-cell>
          <table:table-cell office:value-type="string" table:style-name="ce4">
            <text:p>LINKEDIN</text:p>
          </table:table-cell>
          <table:table-cell office:value-type="string" table:style-name="ce4">
            <text:p>TWITTER</text:p>
          </table:table-cell>
          <table:table-cell office:value-type="string" table:style-name="ce4">
            <text:p>COLOR</text:p>
          </table:table-cell>
          <table:table-cell table:number-columns-repeated="13" table:style-name="ce5"/>
          <table:table-cell table:number-columns-repeated="16352"/>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table:content-validation-name="val4" table:style-name="ce3">
            <text:p>Building critical infrastructures</text:p>
          </table:table-cell>
          <table:table-cell office:value-type="string" table:content-validation-name="val5"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14926&amp;color=fff" table:formula="of:=&quot;https://eu.ui-avatars.com/api/?name=&quot;&amp;[.A2]&amp;&quot;+&quot;&amp;[.B2]&amp;&quot;&amp;background=&quot;&amp;[.S2]&amp;&quot;&amp;color=fff&quot;" table:style-name="ce7">
            <text:p>https://eu.ui-avatars.com/api/?name=Lilliam+Cathie&amp;background=#A14926&amp;color=fff</text:p>
          </table:table-cell>
          <table:table-cell office:value-type="string" table:style-name="ce3">
            <text:p>DBK</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14926" table:formula="of:=&quot;#A&quot;&amp;RANDBETWEEN(1; 9)&amp;RANDBETWEEN(1; 9)&amp;RANDBETWEEN(1; 9)&amp;RANDBETWEEN(1; 9)&amp;RANDBETWEEN(1; 9)" table:style-name="ce11">
            <text:p>#A14926</text:p>
          </table:table-cell>
          <table:table-cell table:number-columns-repeated="16365"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79862&amp;color=fff" table:formula="of:=&quot;https://eu.ui-avatars.com/api/?name=&quot;&amp;[.A3]&amp;&quot;+&quot;&amp;[.B3]&amp;&quot;&amp;background=&quot;&amp;[.S3]&amp;&quot;&amp;color=fff&quot;" table:style-name="ce7">
            <text:p>https://eu.ui-avatars.com/api/?name=Dorcas+Christinia&amp;background=#A79862&amp;color=fff</text:p>
          </table:table-cell>
          <table:table-cell office:value-type="string" table:style-name="ce3">
            <text:p>Sigbar</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79862" table:formula="of:=&quot;#A&quot;&amp;RANDBETWEEN(1; 9)&amp;RANDBETWEEN(1; 9)&amp;RANDBETWEEN(1; 9)&amp;RANDBETWEEN(1; 9)&amp;RANDBETWEEN(1; 9)" table:style-name="ce11">
            <text:p>#A79862</text:p>
          </table:table-cell>
          <table:table-cell table:number-columns-repeated="16365"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79625&amp;color=fff" table:formula="of:=&quot;https://eu.ui-avatars.com/api/?name=&quot;&amp;[.A4]&amp;&quot;+&quot;&amp;[.B4]&amp;&quot;&amp;background=&quot;&amp;[.S4]&amp;&quot;&amp;color=fff&quot;" table:style-name="ce7">
            <text:p>https://eu.ui-avatars.com/api/?name=Ebonie+Almeda&amp;background=#A79625&amp;color=fff</text:p>
          </table:table-cell>
          <table:table-cell office:value-type="string" table:style-name="ce3">
            <text:p>Sigbar</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79625" table:formula="of:=&quot;#A&quot;&amp;RANDBETWEEN(1; 9)&amp;RANDBETWEEN(1; 9)&amp;RANDBETWEEN(1; 9)&amp;RANDBETWEEN(1; 9)&amp;RANDBETWEEN(1; 9)" table:style-name="ce11">
            <text:p>#A79625</text:p>
          </table:table-cell>
          <table:table-cell table:number-columns-repeated="16365"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39668&amp;color=fff" table:formula="of:=&quot;https://eu.ui-avatars.com/api/?name=&quot;&amp;[.A5]&amp;&quot;+&quot;&amp;[.B5]&amp;&quot;&amp;background=&quot;&amp;[.S5]&amp;&quot;&amp;color=fff&quot;" table:style-name="ce7">
            <text:p>https://eu.ui-avatars.com/api/?name=Lilliam+Sonny&amp;background=#A39668&amp;color=fff</text:p>
          </table:table-cell>
          <table:table-cell office:value-type="string" table:style-name="ce3">
            <text:p>CherryTwist</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39668" table:formula="of:=&quot;#A&quot;&amp;RANDBETWEEN(1; 9)&amp;RANDBETWEEN(1; 9)&amp;RANDBETWEEN(1; 9)&amp;RANDBETWEEN(1; 9)&amp;RANDBETWEEN(1; 9)" table:style-name="ce11">
            <text:p>#A39668</text:p>
          </table:table-cell>
          <table:table-cell table:number-columns-repeated="16365"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39442&amp;color=fff" table:formula="of:=&quot;https://eu.ui-avatars.com/api/?name=&quot;&amp;[.A6]&amp;&quot;+&quot;&amp;[.B6]&amp;&quot;&amp;background=&quot;&amp;[.S6]&amp;&quot;&amp;color=fff&quot;" table:style-name="ce7">
            <text:p>https://eu.ui-avatars.com/api/?name=Kathern+Keira&amp;background=#A39442&amp;color=fff</text:p>
          </table:table-cell>
          <table:table-cell office:value-type="string" table:style-name="ce3">
            <text:p>Anton, Inc.,</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39442" table:formula="of:=&quot;#A&quot;&amp;RANDBETWEEN(1; 9)&amp;RANDBETWEEN(1; 9)&amp;RANDBETWEEN(1; 9)&amp;RANDBETWEEN(1; 9)&amp;RANDBETWEEN(1; 9)" table:style-name="ce11">
            <text:p>#A39442</text:p>
          </table:table-cell>
          <table:table-cell table:number-columns-repeated="16365"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16685&amp;color=fff" table:formula="of:=&quot;https://eu.ui-avatars.com/api/?name=&quot;&amp;[.A7]&amp;&quot;+&quot;&amp;[.B7]&amp;&quot;&amp;background=&quot;&amp;[.S7]&amp;&quot;&amp;color=fff&quot;" table:style-name="ce7">
            <text:p>https://eu.ui-avatars.com/api/?name=Elijah+Kena&amp;background=#A16685&amp;color=fff</text:p>
          </table:table-cell>
          <table:table-cell office:value-type="string" table:style-name="ce3">
            <text:p>Sigbar</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16685" table:formula="of:=&quot;#A&quot;&amp;RANDBETWEEN(1; 9)&amp;RANDBETWEEN(1; 9)&amp;RANDBETWEEN(1; 9)&amp;RANDBETWEEN(1; 9)&amp;RANDBETWEEN(1; 9)" table:style-name="ce11">
            <text:p>#A16685</text:p>
          </table:table-cell>
          <table:table-cell table:number-columns-repeated="16365"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91818&amp;color=fff" table:formula="of:=&quot;https://eu.ui-avatars.com/api/?name=&quot;&amp;[.A8]&amp;&quot;+&quot;&amp;[.B8]&amp;&quot;&amp;background=&quot;&amp;[.S8]&amp;&quot;&amp;color=fff&quot;" table:style-name="ce7">
            <text:p>https://eu.ui-avatars.com/api/?name=Madalyn+Jerold&amp;background=#A91818&amp;color=fff</text:p>
          </table:table-cell>
          <table:table-cell office:value-type="string" table:style-name="ce3">
            <text:p>MendelBouman</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91818" table:formula="of:=&quot;#A&quot;&amp;RANDBETWEEN(1; 9)&amp;RANDBETWEEN(1; 9)&amp;RANDBETWEEN(1; 9)&amp;RANDBETWEEN(1; 9)&amp;RANDBETWEEN(1; 9)" table:style-name="ce11">
            <text:p>#A91818</text:p>
          </table:table-cell>
          <table:table-cell table:number-columns-repeated="16365"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41842&amp;color=fff" table:formula="of:=&quot;https://eu.ui-avatars.com/api/?name=&quot;&amp;[.A9]&amp;&quot;+&quot;&amp;[.B9]&amp;&quot;&amp;background=&quot;&amp;[.S9]&amp;&quot;&amp;color=fff&quot;" table:style-name="ce7">
            <text:p>https://eu.ui-avatars.com/api/?name=Alisha+Rutha&amp;background=#A41842&amp;color=fff</text:p>
          </table:table-cell>
          <table:table-cell office:value-type="string" table:style-name="ce3">
            <text:p>HappyShip</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41842" table:formula="of:=&quot;#A&quot;&amp;RANDBETWEEN(1; 9)&amp;RANDBETWEEN(1; 9)&amp;RANDBETWEEN(1; 9)&amp;RANDBETWEEN(1; 9)&amp;RANDBETWEEN(1; 9)" table:style-name="ce11">
            <text:p>#A41842</text:p>
          </table:table-cell>
          <table:table-cell table:number-columns-repeated="16365"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94276&amp;color=fff" table:formula="of:=&quot;https://eu.ui-avatars.com/api/?name=&quot;&amp;[.A10]&amp;&quot;+&quot;&amp;[.B10]&amp;&quot;&amp;background=&quot;&amp;[.S10]&amp;&quot;&amp;color=fff&quot;" table:style-name="ce7">
            <text:p>https://eu.ui-avatars.com/api/?name=Luvenia+Kena&amp;background=#A94276&amp;color=fff</text:p>
          </table:table-cell>
          <table:table-cell office:value-type="string" table:style-name="ce3">
            <text:p>Fringe Planet</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94276" table:formula="of:=&quot;#A&quot;&amp;RANDBETWEEN(1; 9)&amp;RANDBETWEEN(1; 9)&amp;RANDBETWEEN(1; 9)&amp;RANDBETWEEN(1; 9)&amp;RANDBETWEEN(1; 9)" table:style-name="ce11">
            <text:p>#A94276</text:p>
          </table:table-cell>
          <table:table-cell table:number-columns-repeated="16365" table:style-name="ce1"/>
        </table:table-row>
        <table:table-row table:style-name="ro3">
          <table:table-cell office:value-type="string" table:style-name="ce3">
            <text:p>Darcy</text:p>
          </table:table-cell>
          <table:table-cell office:value-type="string" table:style-name="ce3">
            <text:p>Kenton</text:p>
          </table:table-cell>
          <table:table-cell office:value-type="string" office:string-value="Darcy Kenton" table:formula="of:=[.A11]&amp;&quot; &quot;&amp;[.B11]" table:style-name="ce3">
            <text:p>Darcy Kenton</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Darcy@Kenton.com" table:formula="of:=[.A11]&amp;&quot;@&quot;&amp;[.B11]&amp;&quot;.com&quot;" table:style-name="ce3">
            <text:p>Darcy@Kenton.com</text:p>
          </table:table-cell>
          <table:table-cell office:value-type="string" table:style-name="ce3">
            <text:p>173-493-4496</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arcy+Kenton&amp;background=#A37189&amp;color=fff" table:formula="of:=&quot;https://eu.ui-avatars.com/api/?name=&quot;&amp;[.A11]&amp;&quot;+&quot;&amp;[.B11]&amp;&quot;&amp;background=&quot;&amp;[.S11]&amp;&quot;&amp;color=fff&quot;" table:style-name="ce7">
            <text:p>https://eu.ui-avatars.com/api/?name=Darcy+Kenton&amp;background=#A37189&amp;color=fff</text:p>
          </table:table-cell>
          <table:table-cell office:value-type="string" table:style-name="ce3">
            <text:p>Sigbar</text:p>
          </table:table-cell>
          <table:table-cell office:value-type="string" table:style-name="ce3">
            <text:p>Research Assistant III</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Artificial intelligence,Blockchain technologies (no coding skills),Business development,Pitching and presenting,Product management,Research</text:p>
          </table:table-cell>
          <table:table-cell office:value-type="string" table:style-name="ce3">
            <text:p>Code Quality</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37189" table:formula="of:=&quot;#A&quot;&amp;RANDBETWEEN(1; 9)&amp;RANDBETWEEN(1; 9)&amp;RANDBETWEEN(1; 9)&amp;RANDBETWEEN(1; 9)&amp;RANDBETWEEN(1; 9)" table:style-name="ce11">
            <text:p>#A37189</text:p>
          </table:table-cell>
          <table:table-cell table:number-columns-repeated="16365" table:style-name="ce1"/>
        </table:table-row>
        <table:table-row table:style-name="ro3">
          <table:table-cell office:value-type="string" table:style-name="ce3">
            <text:p>Haley</text:p>
          </table:table-cell>
          <table:table-cell office:value-type="string" table:style-name="ce3">
            <text:p>Golda</text:p>
          </table:table-cell>
          <table:table-cell office:value-type="string" office:string-value="Haley Golda" table:formula="of:=[.A12]&amp;&quot; &quot;&amp;[.B12]" table:style-name="ce3">
            <text:p>Haley Gold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Haley@Golda.com" table:formula="of:=[.A12]&amp;&quot;@&quot;&amp;[.B12]&amp;&quot;.com&quot;" table:style-name="ce3">
            <text:p>Haley@Golda.com</text:p>
          </table:table-cell>
          <table:table-cell office:value-type="string" table:style-name="ce3">
            <text:p>781-661-032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Haley+Golda&amp;background=#A87598&amp;color=fff" table:formula="of:=&quot;https://eu.ui-avatars.com/api/?name=&quot;&amp;[.A12]&amp;&quot;+&quot;&amp;[.B12]&amp;&quot;&amp;background=&quot;&amp;[.S12]&amp;&quot;&amp;color=fff&quot;" table:style-name="ce7">
            <text:p>https://eu.ui-avatars.com/api/?name=Haley+Golda&amp;background=#A87598&amp;color=fff</text:p>
          </table:table-cell>
          <table:table-cell office:value-type="string" table:style-name="ce3">
            <text:p>Odyssey</text:p>
          </table:table-cell>
          <table:table-cell office:value-type="string" table:style-name="ce3">
            <text:p>Geologist IV</text:p>
          </table:table-cell>
          <table:table-cell office:value-type="string" table:style-name="ce3">
            <text:p>morbi vel lectus in quam fringilla rhoncus mauris enim leo rhoncus</text:p>
          </table:table-cell>
          <table:table-cell office:value-type="string" table:style-name="ce3">
            <text:p>IOT,Technical</text:p>
          </table:table-cell>
          <table:table-cell office:value-type="string" table:style-name="ce3">
            <text:p>#bettercodehub #sig #security #architecture</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87598" table:formula="of:=&quot;#A&quot;&amp;RANDBETWEEN(1; 9)&amp;RANDBETWEEN(1; 9)&amp;RANDBETWEEN(1; 9)&amp;RANDBETWEEN(1; 9)&amp;RANDBETWEEN(1; 9)" table:style-name="ce11">
            <text:p>#A87598</text:p>
          </table:table-cell>
          <table:table-cell table:number-columns-repeated="16365" table:style-name="ce1"/>
        </table:table-row>
        <table:table-row table:style-name="ro3">
          <table:table-cell office:value-type="string" table:style-name="ce3">
            <text:p>Leslie</text:p>
          </table:table-cell>
          <table:table-cell office:value-type="string" table:style-name="ce3">
            <text:p>Claudia</text:p>
          </table:table-cell>
          <table:table-cell office:value-type="string" office:string-value="Leslie Claudia" table:formula="of:=[.A13]&amp;&quot; &quot;&amp;[.B13]" table:style-name="ce3">
            <text:p>Leslie Claudi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Leslie@Claudia.com" table:formula="of:=[.A13]&amp;&quot;@&quot;&amp;[.B13]&amp;&quot;.com&quot;" table:style-name="ce3">
            <text:p>Leslie@Claudia.com</text:p>
          </table:table-cell>
          <table:table-cell office:value-type="string" table:style-name="ce3">
            <text:p>578-139-9756</text:p>
          </table:table-cell>
          <table:table-cell office:value-type="string" table:style-name="ce3">
            <text:p>Dracht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eslie+Claudia&amp;background=#A41359&amp;color=fff" table:formula="of:=&quot;https://eu.ui-avatars.com/api/?name=&quot;&amp;[.A13]&amp;&quot;+&quot;&amp;[.B13]&amp;&quot;&amp;background=&quot;&amp;[.S13]&amp;&quot;&amp;color=fff&quot;" table:style-name="ce7">
            <text:p>https://eu.ui-avatars.com/api/?name=Leslie+Claudia&amp;background=#A41359&amp;color=fff</text:p>
          </table:table-cell>
          <table:table-cell office:value-type="string" table:style-name="ce3">
            <text:p>DBK</text:p>
          </table:table-cell>
          <table:table-cell office:value-type="string" table:style-name="ce3">
            <text:p>Assistant Media Planner</text:p>
          </table:table-cell>
          <table:table-cell office:value-type="string" table:style-name="ce3">
            <text:p>curae mauris viverra diam vitae quam suspendisse potenti nullam porttitor lacus at turpis donec posuere metus</text:p>
          </table:table-cell>
          <table:table-cell office:value-type="string" table:style-name="ce3">
            <text:p>Artificial intelligence,Technical</text:p>
          </table:table-cell>
          <table:table-cell office:value-type="string" table:style-name="ce3">
            <text:p>Quality, Maintainability, LowCode, Scalability, Reliability, BestPractices</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41359" table:formula="of:=&quot;#A&quot;&amp;RANDBETWEEN(1; 9)&amp;RANDBETWEEN(1; 9)&amp;RANDBETWEEN(1; 9)&amp;RANDBETWEEN(1; 9)&amp;RANDBETWEEN(1; 9)" table:style-name="ce11">
            <text:p>#A41359</text:p>
          </table:table-cell>
          <table:table-cell table:number-columns-repeated="16365" table:style-name="ce1"/>
        </table:table-row>
        <table:table-row table:style-name="ro3">
          <table:table-cell office:value-type="string" table:style-name="ce3">
            <text:p>Thomasine</text:p>
          </table:table-cell>
          <table:table-cell office:value-type="string" table:style-name="ce3">
            <text:p>Lilia</text:p>
          </table:table-cell>
          <table:table-cell office:value-type="string" office:string-value="Thomasine Lilia" table:formula="of:=[.A14]&amp;&quot; &quot;&amp;[.B14]" table:style-name="ce3">
            <text:p>Thomasine Lili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Thomasine@Lilia.com" table:formula="of:=[.A14]&amp;&quot;@&quot;&amp;[.B14]&amp;&quot;.com&quot;" table:style-name="ce3">
            <text:p>Thomasine@Lilia.com</text:p>
          </table:table-cell>
          <table:table-cell office:value-type="string" table:style-name="ce3">
            <text:p>326-310-9604</text:p>
          </table:table-cell>
          <table:table-cell office:value-type="string" table:style-name="ce3">
            <text:p>Washington, D.C.</text:p>
          </table:table-cell>
          <table:table-cell office:value-type="string" table:style-name="ce3">
            <text:p>United States of America</text:p>
          </table:table-cell>
          <table:table-cell office:value-type="string" table:style-name="ce3">
            <text:p>Male</text:p>
          </table:table-cell>
          <table:table-cell office:value-type="string" office:string-value="https://eu.ui-avatars.com/api/?name=Thomasine+Lilia&amp;background=#A61853&amp;color=fff" table:formula="of:=&quot;https://eu.ui-avatars.com/api/?name=&quot;&amp;[.A14]&amp;&quot;+&quot;&amp;[.B14]&amp;&quot;&amp;background=&quot;&amp;[.S14]&amp;&quot;&amp;color=fff&quot;" table:style-name="ce7">
            <text:p>https://eu.ui-avatars.com/api/?name=Thomasine+Lilia&amp;background=#A61853&amp;color=fff</text:p>
          </table:table-cell>
          <table:table-cell office:value-type="string" table:style-name="ce3">
            <text:p>Jabbertype</text:p>
          </table:table-cell>
          <table:table-cell office:value-type="string" table:style-name="ce3">
            <text:p>Human Resources Assistant II</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Banking,Blockchain technologies (no coding skills),Financial,Project management,Technical</text:p>
          </table:table-cell>
          <table:table-cell office:value-type="string" table:style-name="ce3">
            <text:p>#softwarequality #grillsession #BCH #Sigrid</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61853" table:formula="of:=&quot;#A&quot;&amp;RANDBETWEEN(1; 9)&amp;RANDBETWEEN(1; 9)&amp;RANDBETWEEN(1; 9)&amp;RANDBETWEEN(1; 9)&amp;RANDBETWEEN(1; 9)" table:style-name="ce11">
            <text:p>#A61853</text:p>
          </table:table-cell>
          <table:table-cell table:number-columns-repeated="16365" table:style-name="ce1"/>
        </table:table-row>
        <table:table-row table:style-name="ro3">
          <table:table-cell office:value-type="string" table:style-name="ce3">
            <text:p>Lindsay</text:p>
          </table:table-cell>
          <table:table-cell office:value-type="string" table:style-name="ce3">
            <text:p>Roselyn</text:p>
          </table:table-cell>
          <table:table-cell office:value-type="string" office:string-value="Lindsay Roselyn" table:formula="of:=[.A15]&amp;&quot; &quot;&amp;[.B15]" table:style-name="ce3">
            <text:p>Lindsay Roselyn</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Lindsay@Roselyn.com" table:formula="of:=[.A15]&amp;&quot;@&quot;&amp;[.B15]&amp;&quot;.com&quot;" table:style-name="ce3">
            <text:p>Lindsay@Roselyn.com</text:p>
          </table:table-cell>
          <table:table-cell office:value-type="string" table:style-name="ce3">
            <text:p>476-822-3600</text:p>
          </table:table-cell>
          <table:table-cell office:value-type="string" table:style-name="ce3">
            <text:p>See</text:p>
          </table:table-cell>
          <table:table-cell office:value-type="string" table:style-name="ce3">
            <text:p>Austria</text:p>
          </table:table-cell>
          <table:table-cell office:value-type="string" table:style-name="ce3">
            <text:p>Female</text:p>
          </table:table-cell>
          <table:table-cell office:value-type="string" office:string-value="https://eu.ui-avatars.com/api/?name=Lindsay+Roselyn&amp;background=#A46865&amp;color=fff" table:formula="of:=&quot;https://eu.ui-avatars.com/api/?name=&quot;&amp;[.A15]&amp;&quot;+&quot;&amp;[.B15]&amp;&quot;&amp;background=&quot;&amp;[.S15]&amp;&quot;&amp;color=fff&quot;" table:style-name="ce7">
            <text:p>https://eu.ui-avatars.com/api/?name=Lindsay+Roselyn&amp;background=#A46865&amp;color=fff</text:p>
          </table:table-cell>
          <table:table-cell office:value-type="string" table:style-name="ce3">
            <text:p>Chatterbridge</text:p>
          </table:table-cell>
          <table:table-cell office:value-type="string" table:style-name="ce3">
            <text:p>Recruiter</text:p>
          </table:table-cell>
          <table:table-cell office:value-type="string" table:style-name="ce3">
            <text:p>justo sollicitudin ut suscipit a feugiat et eros vestibulum ac est</text:p>
          </table:table-cell>
          <table:table-cell table:style-name="ce3"/>
          <table:table-cell office:value-type="string" table:style-name="ce3">
            <text:p>#SIG #BCH #CodeQuality #Maintainability #CodeSmell</text:p>
          </table:table-cell>
          <table:table-cell office:value-type="string" table:content-validation-name="val2" table:style-name="ce7">
            <text:p><text:a xlink:href="https://www.linkedin.com/company/cherrytwist-foundation">https://www.linkedin.com/company/cherrytwist-foundation</text:a></text:p>
          </table:table-cell>
          <table:table-cell table:content-validation-name="val2" table:style-name="ce11"/>
          <table:table-cell office:value-type="string" office:string-value="#A46865" table:formula="of:=&quot;#A&quot;&amp;RANDBETWEEN(1; 9)&amp;RANDBETWEEN(1; 9)&amp;RANDBETWEEN(1; 9)&amp;RANDBETWEEN(1; 9)&amp;RANDBETWEEN(1; 9)" table:style-name="ce11">
            <text:p>#A46865</text:p>
          </table:table-cell>
          <table:table-cell table:number-columns-repeated="16365" table:style-name="ce1"/>
        </table:table-row>
        <table:table-row table:style-name="ro3">
          <table:table-cell office:value-type="string" table:style-name="ce3">
            <text:p>Sherika</text:p>
          </table:table-cell>
          <table:table-cell office:value-type="string" table:style-name="ce3">
            <text:p>Arnoldo</text:p>
          </table:table-cell>
          <table:table-cell office:value-type="string" office:string-value="Sherika Arnoldo" table:formula="of:=[.A16]&amp;&quot; &quot;&amp;[.B16]" table:style-name="ce3">
            <text:p>Sherika Arnoldo</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Sherika@Arnoldo.com" table:formula="of:=[.A16]&amp;&quot;@&quot;&amp;[.B16]&amp;&quot;.com&quot;" table:style-name="ce3">
            <text:p>Sherika@Arnoldo.com</text:p>
          </table:table-cell>
          <table:table-cell office:value-type="string" table:style-name="ce3">
            <text:p>584-409-7588</text:p>
          </table:table-cell>
          <table:table-cell office:value-type="string" table:style-name="ce3">
            <text:p>Stockholm</text:p>
          </table:table-cell>
          <table:table-cell office:value-type="string" table:style-name="ce3">
            <text:p>Sweden</text:p>
          </table:table-cell>
          <table:table-cell office:value-type="string" table:style-name="ce3">
            <text:p>Male</text:p>
          </table:table-cell>
          <table:table-cell office:value-type="string" office:string-value="https://eu.ui-avatars.com/api/?name=Sherika+Arnoldo&amp;background=#A66712&amp;color=fff" table:formula="of:=&quot;https://eu.ui-avatars.com/api/?name=&quot;&amp;[.A16]&amp;&quot;+&quot;&amp;[.B16]&amp;&quot;&amp;background=&quot;&amp;[.S16]&amp;&quot;&amp;color=fff&quot;" table:style-name="ce7">
            <text:p>https://eu.ui-avatars.com/api/?name=Sherika+Arnoldo&amp;background=#A66712&amp;color=fff</text:p>
          </table:table-cell>
          <table:table-cell office:value-type="string" table:style-name="ce3">
            <text:p>Topicware</text:p>
          </table:table-cell>
          <table:table-cell office:value-type="string" table:style-name="ce3">
            <text:p>Office Assistant IV</text:p>
          </table:table-cell>
          <table:table-cell office:value-type="string" table:style-name="ce3">
            <text:p>Cheese</text:p>
          </table:table-cell>
          <table:table-cell table:style-name="ce3"/>
          <table:table-cell office:value-type="string" table:style-name="ce3">
            <text:p>software quality , software, quality,</text:p>
          </table:table-cell>
          <table:table-cell office:value-type="string" table:content-validation-name="val2" table:style-name="ce7">
            <text:p><text:a xlink:href="https://www.linkedin.com/company/cherrytwist-foundation">https://www.linkedin.com/company/cherrytwist-foundation</text:a></text:p>
          </table:table-cell>
          <table:table-cell table:content-validation-name="val2" table:style-name="ce11"/>
          <table:table-cell office:value-type="string" office:string-value="#A66712" table:formula="of:=&quot;#A&quot;&amp;RANDBETWEEN(1; 9)&amp;RANDBETWEEN(1; 9)&amp;RANDBETWEEN(1; 9)&amp;RANDBETWEEN(1; 9)&amp;RANDBETWEEN(1; 9)" table:style-name="ce11">
            <text:p>#A66712</text:p>
          </table:table-cell>
          <table:table-cell table:number-columns-repeated="16365" table:style-name="ce1"/>
        </table:table-row>
        <table:table-row table:style-name="ro3">
          <table:table-cell office:value-type="string" table:style-name="ce3">
            <text:p>Verdie</text:p>
          </table:table-cell>
          <table:table-cell office:value-type="string" table:style-name="ce3">
            <text:p>Chance</text:p>
          </table:table-cell>
          <table:table-cell office:value-type="string" office:string-value="Verdie Chance" table:formula="of:=[.A17]&amp;&quot; &quot;&amp;[.B17]" table:style-name="ce3">
            <text:p>Verdie Chance</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Verdie@Chance.com" table:formula="of:=[.A17]&amp;&quot;@&quot;&amp;[.B17]&amp;&quot;.com&quot;" table:style-name="ce3">
            <text:p>Verdie@Chance.com</text:p>
          </table:table-cell>
          <table:table-cell office:value-type="string" table:style-name="ce3">
            <text:p>397-113-1319</text:p>
          </table:table-cell>
          <table:table-cell office:value-type="string" table:style-name="ce3">
            <text:p>Valencia</text:p>
          </table:table-cell>
          <table:table-cell office:value-type="string" table:style-name="ce3">
            <text:p>Spain</text:p>
          </table:table-cell>
          <table:table-cell office:value-type="string" table:style-name="ce3">
            <text:p>Female</text:p>
          </table:table-cell>
          <table:table-cell office:value-type="string" office:string-value="https://eu.ui-avatars.com/api/?name=Verdie+Chance&amp;background=#A67766&amp;color=fff" table:formula="of:=&quot;https://eu.ui-avatars.com/api/?name=&quot;&amp;[.A17]&amp;&quot;+&quot;&amp;[.B17]&amp;&quot;&amp;background=&quot;&amp;[.S17]&amp;&quot;&amp;color=fff&quot;" table:style-name="ce7">
            <text:p>https://eu.ui-avatars.com/api/?name=Verdie+Chance&amp;background=#A67766&amp;color=fff</text:p>
          </table:table-cell>
          <table:table-cell office:value-type="string" table:style-name="ce3">
            <text:p>Oba</text:p>
          </table:table-cell>
          <table:table-cell office:value-type="string" table:style-name="ce3">
            <text:p>Staff Accountant II</text:p>
          </table:table-cell>
          <table:table-cell office:value-type="string" table:style-name="ce3">
            <text:p>Indian</text:p>
          </table:table-cell>
          <table:table-cell table:style-name="ce3"/>
          <table:table-cell office:value-type="string" table:style-name="ce3">
            <text:p>#Django#Python#REST#SIG#quality#maintainability#unit#bad</text:p>
          </table:table-cell>
          <table:table-cell office:value-type="string" table:content-validation-name="val2" table:style-name="ce7">
            <text:p><text:a xlink:href="https://www.linkedin.com/company/cherrytwist-foundation">https://www.linkedin.com/company/cherrytwist-foundation</text:a></text:p>
          </table:table-cell>
          <table:table-cell table:content-validation-name="val2" table:style-name="ce11"/>
          <table:table-cell office:value-type="string" office:string-value="#A67766" table:formula="of:=&quot;#A&quot;&amp;RANDBETWEEN(1; 9)&amp;RANDBETWEEN(1; 9)&amp;RANDBETWEEN(1; 9)&amp;RANDBETWEEN(1; 9)&amp;RANDBETWEEN(1; 9)" table:style-name="ce11">
            <text:p>#A67766</text:p>
          </table:table-cell>
          <table:table-cell table:number-columns-repeated="16365"/>
        </table:table-row>
        <table:table-row table:style-name="ro3">
          <table:table-cell office:value-type="string" table:style-name="ce3">
            <text:p>Jess</text:p>
          </table:table-cell>
          <table:table-cell office:value-type="string" table:style-name="ce3">
            <text:p>Wendy</text:p>
          </table:table-cell>
          <table:table-cell office:value-type="string" office:string-value="Jess Wendy" table:formula="of:=[.A18]&amp;&quot; &quot;&amp;[.B18]" table:style-name="ce3">
            <text:p>Jess Wendy</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Jess@Wendy.com" table:formula="of:=[.A18]&amp;&quot;@&quot;&amp;[.B18]&amp;&quot;.com&quot;" table:style-name="ce3">
            <text:p>Jess@Wendy.com</text:p>
          </table:table-cell>
          <table:table-cell office:value-type="string" table:style-name="ce3">
            <text:p>304-105-1713</text:p>
          </table:table-cell>
          <table:table-cell office:value-type="string" table:style-name="ce3">
            <text:p>Breda</text:p>
          </table:table-cell>
          <table:table-cell office:value-type="string" table:style-name="ce3">
            <text:p>Netherlands</text:p>
          </table:table-cell>
          <table:table-cell office:value-type="string" table:style-name="ce3">
            <text:p>Male</text:p>
          </table:table-cell>
          <table:table-cell office:value-type="string" office:string-value="https://eu.ui-avatars.com/api/?name=Jess+Wendy&amp;background=#A64819&amp;color=fff" table:formula="of:=&quot;https://eu.ui-avatars.com/api/?name=&quot;&amp;[.A18]&amp;&quot;+&quot;&amp;[.B18]&amp;&quot;&amp;background=&quot;&amp;[.S18]&amp;&quot;&amp;color=fff&quot;" table:style-name="ce7">
            <text:p>https://eu.ui-avatars.com/api/?name=Jess+Wendy&amp;background=#A64819&amp;color=fff</text:p>
          </table:table-cell>
          <table:table-cell office:value-type="string" table:style-name="ce3">
            <text:p>Antea Group</text:p>
          </table:table-cell>
          <table:table-cell office:value-type="string" table:style-name="ce3">
            <text:p>Data Consultant</text:p>
          </table:table-cell>
          <table:table-cell office:value-type="string" table:style-name="ce3">
            <text:p>Cheesecake</text:p>
          </table:table-cell>
          <table:table-cell office:value-type="string" table:style-name="ce3">
            <text:p>Technical</text:p>
          </table:table-cell>
          <table:table-cell office:value-type="string" table:style-name="ce3">
            <text:p>#SIG #Consultant #Software</text:p>
          </table:table-cell>
          <table:table-cell office:value-type="string" table:content-validation-name="val2" table:style-name="ce7">
            <text:p><text:a xlink:href="https://www.linkedin.com/company/cherrytwist-foundation">https://www.linkedin.com/company/cherrytwist-foundation</text:a></text:p>
          </table:table-cell>
          <table:table-cell table:content-validation-name="val2" table:style-name="ce11"/>
          <table:table-cell office:value-type="string" office:string-value="#A64819" table:formula="of:=&quot;#A&quot;&amp;RANDBETWEEN(1; 9)&amp;RANDBETWEEN(1; 9)&amp;RANDBETWEEN(1; 9)&amp;RANDBETWEEN(1; 9)&amp;RANDBETWEEN(1; 9)" table:style-name="ce11">
            <text:p>#A64819</text:p>
          </table:table-cell>
          <table:table-cell table:number-columns-repeated="16365"/>
        </table:table-row>
        <table:table-row table:style-name="ro3">
          <table:table-cell office:value-type="string" table:style-name="ce3">
            <text:p>Coretta</text:p>
          </table:table-cell>
          <table:table-cell office:value-type="string" table:style-name="ce3">
            <text:p>Lovetta</text:p>
          </table:table-cell>
          <table:table-cell office:value-type="string" office:string-value="Coretta Lovetta" table:formula="of:=[.A19]&amp;&quot; &quot;&amp;[.B19]" table:style-name="ce3">
            <text:p>Coretta Lovett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Coretta@Lovetta.com" table:formula="of:=[.A19]&amp;&quot;@&quot;&amp;[.B19]&amp;&quot;.com&quot;" table:style-name="ce3">
            <text:p>Coretta@Lovetta.com</text:p>
          </table:table-cell>
          <table:table-cell office:value-type="string" table:style-name="ce3">
            <text:p>888-733-7554</text:p>
          </table:table-cell>
          <table:table-cell office:value-type="string" table:style-name="ce3">
            <text:p>Conshohocke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Coretta+Lovetta&amp;background=#A45973&amp;color=fff" table:formula="of:=&quot;https://eu.ui-avatars.com/api/?name=&quot;&amp;[.A19]&amp;&quot;+&quot;&amp;[.B19]&amp;&quot;&amp;background=&quot;&amp;[.S19]&amp;&quot;&amp;color=fff&quot;" table:style-name="ce7">
            <text:p>https://eu.ui-avatars.com/api/?name=Coretta+Lovetta&amp;background=#A45973&amp;color=fff</text:p>
          </table:table-cell>
          <table:table-cell office:value-type="string" table:style-name="ce3">
            <text:p>Twitterbeat</text:p>
          </table:table-cell>
          <table:table-cell office:value-type="string" table:style-name="ce3">
            <text:p>Cost Accountant</text:p>
          </table:table-cell>
          <table:table-cell office:value-type="string" table:style-name="ce3">
            <text:p>Pizza</text:p>
          </table:table-cell>
          <table:table-cell office:value-type="string" table:style-name="ce3">
            <text:p>Pitching and presenting,Product management,Project management,Technical</text:p>
          </table:table-cell>
          <table:table-cell office:value-type="string" table:style-name="ce3">
            <text:p>quality, maintainability, consultancy, software, portfolio, analysis, technical quality, iso25010, performance, security, reliability, assessments, monitoring</text:p>
          </table:table-cell>
          <table:table-cell office:value-type="string" table:content-validation-name="val2" table:style-name="ce7">
            <text:p><text:a xlink:href="https://www.linkedin.com/company/cherrytwist-foundation">https://www.linkedin.com/company/cherrytwist-foundation</text:a></text:p>
          </table:table-cell>
          <table:table-cell table:content-validation-name="val2" table:style-name="ce11"/>
          <table:table-cell office:value-type="string" office:string-value="#A45973" table:formula="of:=&quot;#A&quot;&amp;RANDBETWEEN(1; 9)&amp;RANDBETWEEN(1; 9)&amp;RANDBETWEEN(1; 9)&amp;RANDBETWEEN(1; 9)&amp;RANDBETWEEN(1; 9)" table:style-name="ce11">
            <text:p>#A45973</text:p>
          </table:table-cell>
          <table:table-cell table:number-columns-repeated="16365"/>
        </table:table-row>
        <table:table-row table:style-name="ro3">
          <table:table-cell office:value-type="string" table:style-name="ce3">
            <text:p>Marylynn</text:p>
          </table:table-cell>
          <table:table-cell office:value-type="string" table:style-name="ce3">
            <text:p>Augustus</text:p>
          </table:table-cell>
          <table:table-cell office:value-type="string" office:string-value="Marylynn Augustus" table:formula="of:=[.A20]&amp;&quot; &quot;&amp;[.B20]" table:style-name="ce3">
            <text:p>Marylynn Augustus</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Marylynn@Augustus.com" table:formula="of:=[.A20]&amp;&quot;@&quot;&amp;[.B20]&amp;&quot;.com&quot;" table:style-name="ce3">
            <text:p>Marylynn@Augustus.com</text:p>
          </table:table-cell>
          <table:table-cell office:value-type="string" table:style-name="ce3">
            <text:p>323-455-1267</text:p>
          </table:table-cell>
          <table:table-cell office:value-type="string" table:style-name="ce3">
            <text:p>Cabanillas del Campo</text:p>
          </table:table-cell>
          <table:table-cell office:value-type="string" table:style-name="ce3">
            <text:p>Spain</text:p>
          </table:table-cell>
          <table:table-cell office:value-type="string" table:style-name="ce3">
            <text:p>Male</text:p>
          </table:table-cell>
          <table:table-cell office:value-type="string" office:string-value="https://eu.ui-avatars.com/api/?name=Marylynn+Augustus&amp;background=#A38653&amp;color=fff" table:formula="of:=&quot;https://eu.ui-avatars.com/api/?name=&quot;&amp;[.A20]&amp;&quot;+&quot;&amp;[.B20]&amp;&quot;&amp;background=&quot;&amp;[.S20]&amp;&quot;&amp;color=fff&quot;" table:style-name="ce7">
            <text:p>https://eu.ui-avatars.com/api/?name=Marylynn+Augustus&amp;background=#A38653&amp;color=fff</text:p>
          </table:table-cell>
          <table:table-cell office:value-type="string" table:style-name="ce3">
            <text:p>Operatios Supply Chain, SL</text:p>
          </table:table-cell>
          <table:table-cell office:value-type="string" table:style-name="ce3">
            <text:p>Manager</text:p>
          </table:table-cell>
          <table:table-cell office:value-type="string" table:style-name="ce3">
            <text:p>Any food</text:p>
          </table:table-cell>
          <table:table-cell office:value-type="string" table:style-name="ce3">
            <text:p>Business development,IOT,Technical</text:p>
          </table:table-cell>
          <table:table-cell office:value-type="string" table:style-name="ce3">
            <text:p>#softwarequality #quality #portfoliomanagement #iso25010 #maintainability</text:p>
          </table:table-cell>
          <table:table-cell office:value-type="string" table:content-validation-name="val2" table:style-name="ce7">
            <text:p><text:a xlink:href="https://www.linkedin.com/company/cherrytwist-foundation">https://www.linkedin.com/company/cherrytwist-foundation</text:a></text:p>
          </table:table-cell>
          <table:table-cell table:content-validation-name="val2" table:style-name="ce11"/>
          <table:table-cell office:value-type="string" office:string-value="#A38653" table:formula="of:=&quot;#A&quot;&amp;RANDBETWEEN(1; 9)&amp;RANDBETWEEN(1; 9)&amp;RANDBETWEEN(1; 9)&amp;RANDBETWEEN(1; 9)&amp;RANDBETWEEN(1; 9)" table:style-name="ce11">
            <text:p>#A38653</text:p>
          </table:table-cell>
          <table:table-cell table:number-columns-repeated="16365"/>
        </table:table-row>
        <table:table-row table:style-name="ro3">
          <table:table-cell office:value-type="string" table:style-name="ce3">
            <text:p>Shad</text:p>
          </table:table-cell>
          <table:table-cell office:value-type="string" table:style-name="ce3">
            <text:p>Jospeh</text:p>
          </table:table-cell>
          <table:table-cell office:value-type="string" office:string-value="Shad Jospeh" table:formula="of:=[.A21]&amp;&quot; &quot;&amp;[.B21]" table:style-name="ce3">
            <text:p>Shad Jospeh</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Shad@Jospeh.com" table:formula="of:=[.A21]&amp;&quot;@&quot;&amp;[.B21]&amp;&quot;.com&quot;" table:style-name="ce3">
            <text:p>Shad@Jospeh.com</text:p>
          </table:table-cell>
          <table:table-cell office:value-type="string" table:style-name="ce3">
            <text:p>181-434-4769</text:p>
          </table:table-cell>
          <table:table-cell office:value-type="string" table:style-name="ce3">
            <text:p>uppsala</text:p>
          </table:table-cell>
          <table:table-cell office:value-type="string" table:style-name="ce3">
            <text:p>sweden</text:p>
          </table:table-cell>
          <table:table-cell office:value-type="string" table:style-name="ce3">
            <text:p>Male</text:p>
          </table:table-cell>
          <table:table-cell office:value-type="string" office:string-value="https://eu.ui-avatars.com/api/?name=Shad+Jospeh&amp;background=#A67441&amp;color=fff" table:formula="of:=&quot;https://eu.ui-avatars.com/api/?name=&quot;&amp;[.A21]&amp;&quot;+&quot;&amp;[.B21]&amp;&quot;&amp;background=&quot;&amp;[.S21]&amp;&quot;&amp;color=fff&quot;" table:style-name="ce7">
            <text:p>https://eu.ui-avatars.com/api/?name=Shad+Jospeh&amp;background=#A67441&amp;color=fff</text:p>
          </table:table-cell>
          <table:table-cell office:value-type="string" table:style-name="ce3">
            <text:p>Uppsala University</text:p>
          </table:table-cell>
          <table:table-cell office:value-type="string" table:style-name="ce3">
            <text:p>Master's student</text:p>
          </table:table-cell>
          <table:table-cell office:value-type="string" table:style-name="ce3">
            <text:p>spicy chicken</text:p>
          </table:table-cell>
          <table:table-cell office:value-type="string" table:style-name="ce3">
            <text:p>Blockchain technologies (no coding skills),Business development,IOT,Legal,Product management</text:p>
          </table:table-cell>
          <table:table-cell office:value-type="string" table:style-name="ce3">
            <text:p>#software-quality #softwarequality #healthierdigitalworld</text:p>
          </table:table-cell>
          <table:table-cell office:value-type="string" table:content-validation-name="val2" table:style-name="ce7">
            <text:p><text:a xlink:href="https://www.linkedin.com/company/cherrytwist-foundation">https://www.linkedin.com/company/cherrytwist-foundation</text:a></text:p>
          </table:table-cell>
          <table:table-cell table:content-validation-name="val2" table:style-name="ce11"/>
          <table:table-cell office:value-type="string" office:string-value="#A67441" table:formula="of:=&quot;#A&quot;&amp;RANDBETWEEN(1; 9)&amp;RANDBETWEEN(1; 9)&amp;RANDBETWEEN(1; 9)&amp;RANDBETWEEN(1; 9)&amp;RANDBETWEEN(1; 9)" table:style-name="ce11">
            <text:p>#A67441</text:p>
          </table:table-cell>
          <table:table-cell table:number-columns-repeated="16365"/>
        </table:table-row>
        <table:table-row table:style-name="ro3">
          <table:table-cell office:value-type="string" table:style-name="ce3">
            <text:p>Georgia</text:p>
          </table:table-cell>
          <table:table-cell office:value-type="string" table:style-name="ce3">
            <text:p>Jeffrey</text:p>
          </table:table-cell>
          <table:table-cell office:value-type="string" office:string-value="Georgia Jeffrey" table:formula="of:=[.A22]&amp;&quot; &quot;&amp;[.B22]" table:style-name="ce3">
            <text:p>Georgia Jeffrey</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Georgia@Jeffrey.com" table:formula="of:=[.A22]&amp;&quot;@&quot;&amp;[.B22]&amp;&quot;.com&quot;" table:style-name="ce3">
            <text:p>Georgia@Jeffrey.com</text:p>
          </table:table-cell>
          <table:table-cell office:value-type="string" table:style-name="ce3">
            <text:p>196-687-5811</text:p>
          </table:table-cell>
          <table:table-cell office:value-type="string" table:style-name="ce3">
            <text:p>Utrecht</text:p>
          </table:table-cell>
          <table:table-cell office:value-type="string" table:style-name="ce3">
            <text:p>The Netherlands</text:p>
          </table:table-cell>
          <table:table-cell office:value-type="string" table:style-name="ce3">
            <text:p>Female</text:p>
          </table:table-cell>
          <table:table-cell office:value-type="string" office:string-value="https://eu.ui-avatars.com/api/?name=Georgia+Jeffrey&amp;background=#A13562&amp;color=fff" table:formula="of:=&quot;https://eu.ui-avatars.com/api/?name=&quot;&amp;[.A22]&amp;&quot;+&quot;&amp;[.B22]&amp;&quot;&amp;background=&quot;&amp;[.S22]&amp;&quot;&amp;color=fff&quot;" table:style-name="ce7">
            <text:p>https://eu.ui-avatars.com/api/?name=Georgia+Jeffrey&amp;background=#A13562&amp;color=fff</text:p>
          </table:table-cell>
          <table:table-cell office:value-type="string" table:style-name="ce3">
            <text:p>Solease</text:p>
          </table:table-cell>
          <table:table-cell office:value-type="string" table:style-name="ce3">
            <text:p>Founder/ CEO</text:p>
          </table:table-cell>
          <table:table-cell office:value-type="string" table:style-name="ce3">
            <text:p>Vegetarian Hamburger</text:p>
          </table:table-cell>
          <table:table-cell office:value-type="string" table:style-name="ce3">
            <text:p>Blockchain technologies (no coding skills),Technical</text:p>
          </table:table-cell>
          <table:table-cell office:value-type="string" table:style-name="ce3">
            <text:p>codequality</text:p>
          </table:table-cell>
          <table:table-cell office:value-type="string" table:content-validation-name="val2" table:style-name="ce7">
            <text:p><text:a xlink:href="https://www.linkedin.com/company/cherrytwist-foundation">https://www.linkedin.com/company/cherrytwist-foundation</text:a></text:p>
          </table:table-cell>
          <table:table-cell table:content-validation-name="val2" table:style-name="ce11"/>
          <table:table-cell office:value-type="string" office:string-value="#A13562" table:formula="of:=&quot;#A&quot;&amp;RANDBETWEEN(1; 9)&amp;RANDBETWEEN(1; 9)&amp;RANDBETWEEN(1; 9)&amp;RANDBETWEEN(1; 9)&amp;RANDBETWEEN(1; 9)" table:style-name="ce11">
            <text:p>#A13562</text:p>
          </table:table-cell>
          <table:table-cell table:number-columns-repeated="16365"/>
        </table:table-row>
        <table:table-row table:style-name="ro3">
          <table:table-cell office:value-type="string" table:style-name="ce3">
            <text:p>Florrie</text:p>
          </table:table-cell>
          <table:table-cell office:value-type="string" table:style-name="ce3">
            <text:p>Fidelia</text:p>
          </table:table-cell>
          <table:table-cell office:value-type="string" office:string-value="Florrie Fidelia" table:formula="of:=[.A23]&amp;&quot; &quot;&amp;[.B23]" table:style-name="ce3">
            <text:p>Florrie Fideli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Florrie@Fidelia.com" table:formula="of:=[.A23]&amp;&quot;@&quot;&amp;[.B23]&amp;&quot;.com&quot;" table:style-name="ce3">
            <text:p>Florrie@Fidelia.com</text:p>
          </table:table-cell>
          <table:table-cell office:value-type="string" table:style-name="ce3">
            <text:p>170-596-1269</text:p>
          </table:table-cell>
          <table:table-cell office:value-type="string" table:style-name="ce3">
            <text:p>Scherpenzeel</text:p>
          </table:table-cell>
          <table:table-cell office:value-type="string" table:style-name="ce3">
            <text:p>Netherlands</text:p>
          </table:table-cell>
          <table:table-cell office:value-type="string" table:style-name="ce3">
            <text:p>Male</text:p>
          </table:table-cell>
          <table:table-cell office:value-type="string" office:string-value="https://eu.ui-avatars.com/api/?name=Florrie+Fidelia&amp;background=#A92743&amp;color=fff" table:formula="of:=&quot;https://eu.ui-avatars.com/api/?name=&quot;&amp;[.A23]&amp;&quot;+&quot;&amp;[.B23]&amp;&quot;&amp;background=&quot;&amp;[.S23]&amp;&quot;&amp;color=fff&quot;" table:style-name="ce7">
            <text:p>https://eu.ui-avatars.com/api/?name=Florrie+Fidelia&amp;background=#A92743&amp;color=fff</text:p>
          </table:table-cell>
          <table:table-cell office:value-type="string" table:style-name="ce3">
            <text:p>Virtual Nation State</text:p>
          </table:table-cell>
          <table:table-cell office:value-type="string" table:style-name="ce3">
            <text:p>Partner</text:p>
          </table:table-cell>
          <table:table-cell office:value-type="string" table:style-name="ce3">
            <text:p>Italian</text:p>
          </table:table-cell>
          <table:table-cell table:style-name="ce3"/>
          <table:table-cell office:value-type="string" table:style-name="ce3">
            <text:p>#support #techsupport</text:p>
          </table:table-cell>
          <table:table-cell office:value-type="string" table:content-validation-name="val2" table:style-name="ce7">
            <text:p><text:a xlink:href="https://www.linkedin.com/company/cherrytwist-foundation">https://www.linkedin.com/company/cherrytwist-foundation</text:a></text:p>
          </table:table-cell>
          <table:table-cell table:content-validation-name="val2" table:style-name="ce11"/>
          <table:table-cell office:value-type="string" office:string-value="#A92743" table:formula="of:=&quot;#A&quot;&amp;RANDBETWEEN(1; 9)&amp;RANDBETWEEN(1; 9)&amp;RANDBETWEEN(1; 9)&amp;RANDBETWEEN(1; 9)&amp;RANDBETWEEN(1; 9)" table:style-name="ce11">
            <text:p>#A92743</text:p>
          </table:table-cell>
          <table:table-cell table:number-columns-repeated="16365"/>
        </table:table-row>
        <table:table-row table:style-name="ro3">
          <table:table-cell office:value-type="string" table:style-name="ce3">
            <text:p>Dwain</text:p>
          </table:table-cell>
          <table:table-cell office:value-type="string" table:style-name="ce3">
            <text:p>Chin</text:p>
          </table:table-cell>
          <table:table-cell office:value-type="string" office:string-value="Dwain Chin" table:formula="of:=[.A24]&amp;&quot; &quot;&amp;[.B24]" table:style-name="ce3">
            <text:p>Dwain Chin</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Dwain@Chin.com" table:formula="of:=[.A24]&amp;&quot;@&quot;&amp;[.B24]&amp;&quot;.com&quot;" table:style-name="ce3">
            <text:p>Dwain@Chin.com</text:p>
          </table:table-cell>
          <table:table-cell office:value-type="string" table:style-name="ce3">
            <text:p>590-632-6853</text:p>
          </table:table-cell>
          <table:table-cell office:value-type="string" table:style-name="ce3">
            <text:p>San jose</text:p>
          </table:table-cell>
          <table:table-cell office:value-type="string" table:style-name="ce3">
            <text:p>Usa</text:p>
          </table:table-cell>
          <table:table-cell office:value-type="string" table:style-name="ce3">
            <text:p>Female</text:p>
          </table:table-cell>
          <table:table-cell office:value-type="string" office:string-value="https://eu.ui-avatars.com/api/?name=Dwain+Chin&amp;background=#A89314&amp;color=fff" table:formula="of:=&quot;https://eu.ui-avatars.com/api/?name=&quot;&amp;[.A24]&amp;&quot;+&quot;&amp;[.B24]&amp;&quot;&amp;background=&quot;&amp;[.S24]&amp;&quot;&amp;color=fff&quot;" table:style-name="ce7">
            <text:p>https://eu.ui-avatars.com/api/?name=Dwain+Chin&amp;background=#A89314&amp;color=fff</text:p>
          </table:table-cell>
          <table:table-cell office:value-type="string" table:style-name="ce3">
            <text:p>Meejo</text:p>
          </table:table-cell>
          <table:table-cell office:value-type="string" table:style-name="ce3">
            <text:p>Engineer IV</text:p>
          </table:table-cell>
          <table:table-cell office:value-type="string" table:style-name="ce3">
            <text:p>Italian</text:p>
          </table:table-cell>
          <table:table-cell office:value-type="string" table:style-name="ce3">
            <text:p>Business development,Pitching and presenting,Product management,Project management,Research,Technical</text:p>
          </table:table-cell>
          <table:table-cell office:value-type="string" table:style-name="ce3">
            <text:p>#sig #sigrid</text:p>
          </table:table-cell>
          <table:table-cell office:value-type="string" table:content-validation-name="val2" table:style-name="ce7">
            <text:p><text:a xlink:href="https://www.linkedin.com/company/cherrytwist-foundation">https://www.linkedin.com/company/cherrytwist-foundation</text:a></text:p>
          </table:table-cell>
          <table:table-cell table:content-validation-name="val2" table:style-name="ce11"/>
          <table:table-cell office:value-type="string" office:string-value="#A89314" table:formula="of:=&quot;#A&quot;&amp;RANDBETWEEN(1; 9)&amp;RANDBETWEEN(1; 9)&amp;RANDBETWEEN(1; 9)&amp;RANDBETWEEN(1; 9)&amp;RANDBETWEEN(1; 9)" table:style-name="ce11">
            <text:p>#A89314</text:p>
          </table:table-cell>
          <table:table-cell table:number-columns-repeated="16365"/>
        </table:table-row>
        <table:table-row table:style-name="ro3">
          <table:table-cell office:value-type="string" table:style-name="ce3">
            <text:p>Tresa</text:p>
          </table:table-cell>
          <table:table-cell office:value-type="string" table:style-name="ce3">
            <text:p>Ardell</text:p>
          </table:table-cell>
          <table:table-cell office:value-type="string" office:string-value="Tresa Ardell" table:formula="of:=[.A25]&amp;&quot; &quot;&amp;[.B25]" table:style-name="ce3">
            <text:p>Tresa Ardell</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Tresa@Ardell.com" table:formula="of:=[.A25]&amp;&quot;@&quot;&amp;[.B25]&amp;&quot;.com&quot;" table:style-name="ce3">
            <text:p>Tresa@Ardell.com</text:p>
          </table:table-cell>
          <table:table-cell office:value-type="string" table:style-name="ce3">
            <text:p>605-247-8055</text:p>
          </table:table-cell>
          <table:table-cell office:value-type="string" table:style-name="ce3">
            <text:p>New Delhi</text:p>
          </table:table-cell>
          <table:table-cell office:value-type="string" table:style-name="ce3">
            <text:p>India</text:p>
          </table:table-cell>
          <table:table-cell office:value-type="string" table:style-name="ce3">
            <text:p>Female</text:p>
          </table:table-cell>
          <table:table-cell office:value-type="string" office:string-value="https://eu.ui-avatars.com/api/?name=Tresa+Ardell&amp;background=#A98278&amp;color=fff" table:formula="of:=&quot;https://eu.ui-avatars.com/api/?name=&quot;&amp;[.A25]&amp;&quot;+&quot;&amp;[.B25]&amp;&quot;&amp;background=&quot;&amp;[.S25]&amp;&quot;&amp;color=fff&quot;" table:style-name="ce7">
            <text:p>https://eu.ui-avatars.com/api/?name=Tresa+Ardell&amp;background=#A98278&amp;color=fff</text:p>
          </table:table-cell>
          <table:table-cell office:value-type="string" table:style-name="ce3">
            <text:p>Third Eye</text:p>
          </table:table-cell>
          <table:table-cell office:value-type="string" table:style-name="ce3">
            <text:p>Founder</text:p>
          </table:table-cell>
          <table:table-cell office:value-type="string" table:style-name="ce3">
            <text:p>Indian Food</text:p>
          </table:table-cell>
          <table:table-cell office:value-type="string" table:style-name="ce3">
            <text:p>Artificial intelligence,IOT,Research</text:p>
          </table:table-cell>
          <table:table-cell office:value-type="string" table:style-name="ce3">
            <text:p>software quality</text:p>
          </table:table-cell>
          <table:table-cell office:value-type="string" table:content-validation-name="val2" table:style-name="ce7">
            <text:p><text:a xlink:href="https://www.linkedin.com/company/cherrytwist-foundation">https://www.linkedin.com/company/cherrytwist-foundation</text:a></text:p>
          </table:table-cell>
          <table:table-cell table:content-validation-name="val2" table:style-name="ce11"/>
          <table:table-cell office:value-type="string" office:string-value="#A98278" table:formula="of:=&quot;#A&quot;&amp;RANDBETWEEN(1; 9)&amp;RANDBETWEEN(1; 9)&amp;RANDBETWEEN(1; 9)&amp;RANDBETWEEN(1; 9)&amp;RANDBETWEEN(1; 9)" table:style-name="ce11">
            <text:p>#A98278</text:p>
          </table:table-cell>
          <table:table-cell table:number-columns-repeated="16365"/>
        </table:table-row>
        <table:table-row table:style-name="ro3">
          <table:table-cell office:value-type="string" table:style-name="ce3">
            <text:p>Sumiko</text:p>
          </table:table-cell>
          <table:table-cell office:value-type="string" table:style-name="ce3">
            <text:p>Maryalice</text:p>
          </table:table-cell>
          <table:table-cell office:value-type="string" office:string-value="Sumiko Maryalice" table:formula="of:=[.A26]&amp;&quot; &quot;&amp;[.B26]" table:style-name="ce3">
            <text:p>Sumiko Maryalice</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Sumiko@Maryalice.com" table:formula="of:=[.A26]&amp;&quot;@&quot;&amp;[.B26]&amp;&quot;.com&quot;" table:style-name="ce3">
            <text:p>Sumiko@Maryalice.com</text:p>
          </table:table-cell>
          <table:table-cell office:value-type="string" table:style-name="ce3">
            <text:p>173-493-4496</text:p>
          </table:table-cell>
          <table:table-cell office:value-type="string" table:style-name="ce3">
            <text:p>The Hague</text:p>
          </table:table-cell>
          <table:table-cell office:value-type="string" table:style-name="ce3">
            <text:p>Netherlands</text:p>
          </table:table-cell>
          <table:table-cell office:value-type="string" table:style-name="ce3">
            <text:p>Female</text:p>
          </table:table-cell>
          <table:table-cell office:value-type="string" office:string-value="https://eu.ui-avatars.com/api/?name=Sumiko+Maryalice&amp;background=#A88357&amp;color=fff" table:formula="of:=&quot;https://eu.ui-avatars.com/api/?name=&quot;&amp;[.A26]&amp;&quot;+&quot;&amp;[.B26]&amp;&quot;&amp;background=&quot;&amp;[.S26]&amp;&quot;&amp;color=fff&quot;" table:style-name="ce7">
            <text:p>https://eu.ui-avatars.com/api/?name=Sumiko+Maryalice&amp;background=#A88357&amp;color=fff</text:p>
          </table:table-cell>
          <table:table-cell office:value-type="string" table:style-name="ce3">
            <text:p>AI Lab One</text:p>
          </table:table-cell>
          <table:table-cell office:value-type="string" table:style-name="ce3">
            <text:p>CEO</text:p>
          </table:table-cell>
          <table:table-cell office:value-type="string" table:style-name="ce3">
            <text:p>Pizza</text:p>
          </table:table-cell>
          <table:table-cell office:value-type="string" table:style-name="ce3">
            <text:p>IOT,Project management,Technical</text:p>
          </table:table-cell>
          <table:table-cell office:value-type="string" table:style-name="ce3">
            <text:p>Climate change, sustainability</text:p>
          </table:table-cell>
          <table:table-cell office:value-type="string" table:content-validation-name="val2" table:style-name="ce7">
            <text:p><text:a xlink:href="https://www.linkedin.com/company/cherrytwist-foundation">https://www.linkedin.com/company/cherrytwist-foundation</text:a></text:p>
          </table:table-cell>
          <table:table-cell table:content-validation-name="val2" table:style-name="ce11"/>
          <table:table-cell office:value-type="string" office:string-value="#A88357" table:formula="of:=&quot;#A&quot;&amp;RANDBETWEEN(1; 9)&amp;RANDBETWEEN(1; 9)&amp;RANDBETWEEN(1; 9)&amp;RANDBETWEEN(1; 9)&amp;RANDBETWEEN(1; 9)" table:style-name="ce11">
            <text:p>#A88357</text:p>
          </table:table-cell>
          <table:table-cell table:number-columns-repeated="16365"/>
        </table:table-row>
        <table:table-row table:style-name="ro3">
          <table:table-cell office:value-type="string" table:style-name="ce3">
            <text:p>Marleen</text:p>
          </table:table-cell>
          <table:table-cell office:value-type="string" table:style-name="ce3">
            <text:p>Jeanette</text:p>
          </table:table-cell>
          <table:table-cell office:value-type="string" office:string-value="Marleen Jeanette" table:formula="of:=[.A27]&amp;&quot; &quot;&amp;[.B27]" table:style-name="ce3">
            <text:p>Marleen Jeanette</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Marleen@Jeanette.com" table:formula="of:=[.A27]&amp;&quot;@&quot;&amp;[.B27]&amp;&quot;.com&quot;" table:style-name="ce3">
            <text:p>Marleen@Jeanette.com</text:p>
          </table:table-cell>
          <table:table-cell office:value-type="string" table:style-name="ce3">
            <text:p>781-661-0323</text:p>
          </table:table-cell>
          <table:table-cell office:value-type="string" table:style-name="ce3">
            <text:p>The Hague</text:p>
          </table:table-cell>
          <table:table-cell office:value-type="string" table:style-name="ce3">
            <text:p>The Netherlands</text:p>
          </table:table-cell>
          <table:table-cell office:value-type="string" table:style-name="ce3">
            <text:p>Male</text:p>
          </table:table-cell>
          <table:table-cell office:value-type="string" office:string-value="https://eu.ui-avatars.com/api/?name=Marleen+Jeanette&amp;background=#A61467&amp;color=fff" table:formula="of:=&quot;https://eu.ui-avatars.com/api/?name=&quot;&amp;[.A27]&amp;&quot;+&quot;&amp;[.B27]&amp;&quot;&amp;background=&quot;&amp;[.S27]&amp;&quot;&amp;color=fff&quot;" table:style-name="ce7">
            <text:p>https://eu.ui-avatars.com/api/?name=Marleen+Jeanette&amp;background=#A61467&amp;color=fff</text:p>
          </table:table-cell>
          <table:table-cell office:value-type="string" table:style-name="ce3">
            <text:p>Fiveclub</text:p>
          </table:table-cell>
          <table:table-cell office:value-type="string" table:style-name="ce3">
            <text:p>Director of Sales</text:p>
          </table:table-cell>
          <table:table-cell office:value-type="string" table:style-name="ce3">
            <text:p>Roti and BBQ</text:p>
          </table:table-cell>
          <table:table-cell office:value-type="string" table:style-name="ce3">
            <text:p>Research,Technical</text:p>
          </table:table-cell>
          <table:table-cell office:value-type="string" table:style-name="ce3">
            <text:p>public institutions</text:p>
          </table:table-cell>
          <table:table-cell office:value-type="string" table:content-validation-name="val2" table:style-name="ce7">
            <text:p><text:a xlink:href="https://www.linkedin.com/company/cherrytwist-foundation">https://www.linkedin.com/company/cherrytwist-foundation</text:a></text:p>
          </table:table-cell>
          <table:table-cell table:content-validation-name="val2" table:style-name="ce11"/>
          <table:table-cell office:value-type="string" office:string-value="#A61467" table:formula="of:=&quot;#A&quot;&amp;RANDBETWEEN(1; 9)&amp;RANDBETWEEN(1; 9)&amp;RANDBETWEEN(1; 9)&amp;RANDBETWEEN(1; 9)&amp;RANDBETWEEN(1; 9)" table:style-name="ce11">
            <text:p>#A61467</text:p>
          </table:table-cell>
          <table:table-cell table:number-columns-repeated="16365"/>
        </table:table-row>
        <table:table-row table:style-name="ro3">
          <table:table-cell office:value-type="string" table:style-name="ce3">
            <text:p>Tiffany</text:p>
          </table:table-cell>
          <table:table-cell office:value-type="string" table:style-name="ce3">
            <text:p>Santa</text:p>
          </table:table-cell>
          <table:table-cell office:value-type="string" office:string-value="Tiffany Santa" table:formula="of:=[.A28]&amp;&quot; &quot;&amp;[.B28]" table:style-name="ce3">
            <text:p>Tiffany Sant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Tiffany@Santa.com" table:formula="of:=[.A28]&amp;&quot;@&quot;&amp;[.B28]&amp;&quot;.com&quot;" table:style-name="ce3">
            <text:p>Tiffany@Santa.com</text:p>
          </table:table-cell>
          <table:table-cell office:value-type="string" table:style-name="ce3">
            <text:p>578-139-9756</text:p>
          </table:table-cell>
          <table:table-cell office:value-type="string" table:style-name="ce3">
            <text:p>Den Haag</text:p>
          </table:table-cell>
          <table:table-cell office:value-type="string" table:style-name="ce3">
            <text:p>NL</text:p>
          </table:table-cell>
          <table:table-cell office:value-type="string" table:style-name="ce3">
            <text:p>Female</text:p>
          </table:table-cell>
          <table:table-cell office:value-type="string" office:string-value="https://eu.ui-avatars.com/api/?name=Tiffany+Santa&amp;background=#A89548&amp;color=fff" table:formula="of:=&quot;https://eu.ui-avatars.com/api/?name=&quot;&amp;[.A28]&amp;&quot;+&quot;&amp;[.B28]&amp;&quot;&amp;background=&quot;&amp;[.S28]&amp;&quot;&amp;color=fff&quot;" table:style-name="ce7">
            <text:p>https://eu.ui-avatars.com/api/?name=Tiffany+Santa&amp;background=#A89548&amp;color=fff</text:p>
          </table:table-cell>
          <table:table-cell office:value-type="string" table:style-name="ce3">
            <text:p>Meetz</text:p>
          </table:table-cell>
          <table:table-cell office:value-type="string" table:style-name="ce3">
            <text:p>Account Executive</text:p>
          </table:table-cell>
          <table:table-cell office:value-type="string" table:style-name="ce3">
            <text:p>BBQ steak/ribs</text:p>
          </table:table-cell>
          <table:table-cell office:value-type="string" table:style-name="ce3">
            <text:p>Technical</text:p>
          </table:table-cell>
          <table:table-cell office:value-type="string" table:style-name="ce3">
            <text:p>ecosystem, consortium, sustainability, strategy, governance</text:p>
          </table:table-cell>
          <table:table-cell office:value-type="string" table:content-validation-name="val2" table:style-name="ce7">
            <text:p><text:a xlink:href="https://www.linkedin.com/company/cherrytwist-foundation">https://www.linkedin.com/company/cherrytwist-foundation</text:a></text:p>
          </table:table-cell>
          <table:table-cell table:content-validation-name="val2" table:style-name="ce11"/>
          <table:table-cell office:value-type="string" office:string-value="#A89548" table:formula="of:=&quot;#A&quot;&amp;RANDBETWEEN(1; 9)&amp;RANDBETWEEN(1; 9)&amp;RANDBETWEEN(1; 9)&amp;RANDBETWEEN(1; 9)&amp;RANDBETWEEN(1; 9)" table:style-name="ce11">
            <text:p>#A89548</text:p>
          </table:table-cell>
          <table:table-cell table:number-columns-repeated="16365"/>
        </table:table-row>
        <table:table-row table:style-name="ro3">
          <table:table-cell office:value-type="string" table:style-name="ce3">
            <text:p>Clarita</text:p>
          </table:table-cell>
          <table:table-cell office:value-type="string" table:style-name="ce3">
            <text:p>Delana</text:p>
          </table:table-cell>
          <table:table-cell office:value-type="string" office:string-value="Clarita Delana" table:formula="of:=[.A29]&amp;&quot; &quot;&amp;[.B29]" table:style-name="ce3">
            <text:p>Clarita Delan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Clarita@Delana.com" table:formula="of:=[.A29]&amp;&quot;@&quot;&amp;[.B29]&amp;&quot;.com&quot;" table:style-name="ce3">
            <text:p>Clarita@Delana.com</text:p>
          </table:table-cell>
          <table:table-cell office:value-type="string" table:style-name="ce3">
            <text:p>232-755-9219</text:p>
          </table:table-cell>
          <table:table-cell office:value-type="string" table:style-name="ce3">
            <text:p>Nancy</text:p>
          </table:table-cell>
          <table:table-cell office:value-type="string" table:style-name="ce3">
            <text:p>France</text:p>
          </table:table-cell>
          <table:table-cell office:value-type="string" table:style-name="ce3">
            <text:p>Female</text:p>
          </table:table-cell>
          <table:table-cell office:value-type="string" office:string-value="https://eu.ui-avatars.com/api/?name=Clarita+Delana&amp;background=#A75479&amp;color=fff" table:formula="of:=&quot;https://eu.ui-avatars.com/api/?name=&quot;&amp;[.A29]&amp;&quot;+&quot;&amp;[.B29]&amp;&quot;&amp;background=&quot;&amp;[.S29]&amp;&quot;&amp;color=fff&quot;" table:style-name="ce7">
            <text:p>https://eu.ui-avatars.com/api/?name=Clarita+Delana&amp;background=#A75479&amp;color=fff</text:p>
          </table:table-cell>
          <table:table-cell office:value-type="string" table:style-name="ce3">
            <text:p>Divavu</text:p>
          </table:table-cell>
          <table:table-cell office:value-type="string" table:style-name="ce3">
            <text:p>Sales Representative</text:p>
          </table:table-cell>
          <table:table-cell office:value-type="string" table:style-name="ce3">
            <text:p>lacus at velit vivamus vel nulla eget eros elementum pellentesque quisque porta volutpat erat</text:p>
          </table:table-cell>
          <table:table-cell office:value-type="string" table:style-name="ce3">
            <text:p>Artificial intelligence,Blockchain technologies (no coding skills),Pitching and presenting,Product management,Project management,Research,Technical</text:p>
          </table:table-cell>
          <table:table-cell office:value-type="string" table:style-name="ce3">
            <text:p>#blockchain #tech #development #python #algorithms</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75479" table:formula="of:=&quot;#A&quot;&amp;RANDBETWEEN(1; 9)&amp;RANDBETWEEN(1; 9)&amp;RANDBETWEEN(1; 9)&amp;RANDBETWEEN(1; 9)&amp;RANDBETWEEN(1; 9)" table:style-name="ce11">
            <text:p>#A75479</text:p>
          </table:table-cell>
          <table:table-cell table:number-columns-repeated="16365"/>
        </table:table-row>
        <table:table-row table:style-name="ro3">
          <table:table-cell office:value-type="string" table:style-name="ce3">
            <text:p>Loris</text:p>
          </table:table-cell>
          <table:table-cell office:value-type="string" table:style-name="ce3">
            <text:p>Donny</text:p>
          </table:table-cell>
          <table:table-cell office:value-type="string" office:string-value="Loris Donny" table:formula="of:=[.A30]&amp;&quot; &quot;&amp;[.B30]" table:style-name="ce3">
            <text:p>Loris Donny</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Loris@Donny.com" table:formula="of:=[.A30]&amp;&quot;@&quot;&amp;[.B30]&amp;&quot;.com&quot;" table:style-name="ce3">
            <text:p>Loris@Donny.com</text:p>
          </table:table-cell>
          <table:table-cell office:value-type="string" table:style-name="ce3">
            <text:p>165-956-7352</text:p>
          </table:table-cell>
          <table:table-cell office:value-type="string" table:style-name="ce3">
            <text:p>Pregrada</text:p>
          </table:table-cell>
          <table:table-cell office:value-type="string" table:style-name="ce3">
            <text:p>Croatia</text:p>
          </table:table-cell>
          <table:table-cell office:value-type="string" table:style-name="ce3">
            <text:p>Female</text:p>
          </table:table-cell>
          <table:table-cell office:value-type="string" office:string-value="https://eu.ui-avatars.com/api/?name=Loris+Donny&amp;background=#A24598&amp;color=fff" table:formula="of:=&quot;https://eu.ui-avatars.com/api/?name=&quot;&amp;[.A30]&amp;&quot;+&quot;&amp;[.B30]&amp;&quot;&amp;background=&quot;&amp;[.S30]&amp;&quot;&amp;color=fff&quot;" table:style-name="ce7">
            <text:p>https://eu.ui-avatars.com/api/?name=Loris+Donny&amp;background=#A24598&amp;color=fff</text:p>
          </table:table-cell>
          <table:table-cell office:value-type="string" table:style-name="ce3">
            <text:p>Tavu</text:p>
          </table:table-cell>
          <table:table-cell office:value-type="string" table:style-name="ce3">
            <text:p>Programmer IV</text:p>
          </table:table-cell>
          <table:table-cell office:value-type="string" table:style-name="ce3">
            <text:p>eros viverra eget congue eget semper rutrum nulla nunc purus phasellus</text:p>
          </table:table-cell>
          <table:table-cell table:style-name="ce3"/>
          <table:table-cell office:value-type="string" table:style-name="ce3">
            <text:p>#blockchain #entrepeneur #gdpr #waves #business</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24598" table:formula="of:=&quot;#A&quot;&amp;RANDBETWEEN(1; 9)&amp;RANDBETWEEN(1; 9)&amp;RANDBETWEEN(1; 9)&amp;RANDBETWEEN(1; 9)&amp;RANDBETWEEN(1; 9)" table:style-name="ce11">
            <text:p>#A24598</text:p>
          </table:table-cell>
          <table:table-cell table:number-columns-repeated="16365"/>
        </table:table-row>
        <table:table-row table:style-name="ro3">
          <table:table-cell office:value-type="string" table:style-name="ce3">
            <text:p>Dayle</text:p>
          </table:table-cell>
          <table:table-cell office:value-type="string" table:style-name="ce3">
            <text:p>Yulanda</text:p>
          </table:table-cell>
          <table:table-cell office:value-type="string" office:string-value="Dayle Yulanda" table:formula="of:=[.A31]&amp;&quot; &quot;&amp;[.B31]" table:style-name="ce3">
            <text:p>Dayle Yuland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Dayle@Yulanda.com" table:formula="of:=[.A31]&amp;&quot;@&quot;&amp;[.B31]&amp;&quot;.com&quot;" table:style-name="ce3">
            <text:p>Dayle@Yulanda.com</text:p>
          </table:table-cell>
          <table:table-cell office:value-type="string" table:style-name="ce3">
            <text:p>771-560-9716</text:p>
          </table:table-cell>
          <table:table-cell office:value-type="string" table:style-name="ce3">
            <text:p>Nossa Senhora de Machede</text:p>
          </table:table-cell>
          <table:table-cell office:value-type="string" table:style-name="ce3">
            <text:p>Portugal</text:p>
          </table:table-cell>
          <table:table-cell office:value-type="string" table:style-name="ce3">
            <text:p>Male</text:p>
          </table:table-cell>
          <table:table-cell office:value-type="string" office:string-value="https://eu.ui-avatars.com/api/?name=Dayle+Yulanda&amp;background=#A43434&amp;color=fff" table:formula="of:=&quot;https://eu.ui-avatars.com/api/?name=&quot;&amp;[.A31]&amp;&quot;+&quot;&amp;[.B31]&amp;&quot;&amp;background=&quot;&amp;[.S31]&amp;&quot;&amp;color=fff&quot;" table:style-name="ce7">
            <text:p>https://eu.ui-avatars.com/api/?name=Dayle+Yulanda&amp;background=#A43434&amp;color=fff</text:p>
          </table:table-cell>
          <table:table-cell office:value-type="string" table:style-name="ce3">
            <text:p>Fanoodle</text:p>
          </table:table-cell>
          <table:table-cell office:value-type="string" table:style-name="ce3">
            <text:p>Automation Specialist III</text:p>
          </table:table-cell>
          <table:table-cell office:value-type="string" table:style-name="ce3">
            <text:p>nibh ligula nec sem duis aliquam convallis nunc proin at turpis a pede</text:p>
          </table:table-cell>
          <table:table-cell table:style-name="ce3"/>
          <table:table-cell office:value-type="string" table:style-name="ce3">
            <text:p>iota, dag, dlt, python, django</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43434" table:formula="of:=&quot;#A&quot;&amp;RANDBETWEEN(1; 9)&amp;RANDBETWEEN(1; 9)&amp;RANDBETWEEN(1; 9)&amp;RANDBETWEEN(1; 9)&amp;RANDBETWEEN(1; 9)" table:style-name="ce11">
            <text:p>#A43434</text:p>
          </table:table-cell>
          <table:table-cell table:number-columns-repeated="16365"/>
        </table:table-row>
        <table:table-row table:style-name="ro3">
          <table:table-cell office:value-type="string" table:style-name="ce3">
            <text:p>Myles</text:p>
          </table:table-cell>
          <table:table-cell office:value-type="string" table:style-name="ce3">
            <text:p>Alysia</text:p>
          </table:table-cell>
          <table:table-cell office:value-type="string" office:string-value="Myles Alysia" table:formula="of:=[.A32]&amp;&quot; &quot;&amp;[.B32]" table:style-name="ce3">
            <text:p>Myles Alysi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Myles@Alysia.com" table:formula="of:=[.A32]&amp;&quot;@&quot;&amp;[.B32]&amp;&quot;.com&quot;" table:style-name="ce3">
            <text:p>Myles@Alysia.com</text:p>
          </table:table-cell>
          <table:table-cell office:value-type="string" table:style-name="ce3">
            <text:p>835-141-6144</text:p>
          </table:table-cell>
          <table:table-cell office:value-type="string" table:style-name="ce3">
            <text:p>Nikol’skoye</text:p>
          </table:table-cell>
          <table:table-cell office:value-type="string" table:style-name="ce3">
            <text:p>Russia</text:p>
          </table:table-cell>
          <table:table-cell office:value-type="string" table:style-name="ce3">
            <text:p>Female</text:p>
          </table:table-cell>
          <table:table-cell office:value-type="string" office:string-value="https://eu.ui-avatars.com/api/?name=Myles+Alysia&amp;background=#A87475&amp;color=fff" table:formula="of:=&quot;https://eu.ui-avatars.com/api/?name=&quot;&amp;[.A32]&amp;&quot;+&quot;&amp;[.B32]&amp;&quot;&amp;background=&quot;&amp;[.S32]&amp;&quot;&amp;color=fff&quot;" table:style-name="ce7">
            <text:p>https://eu.ui-avatars.com/api/?name=Myles+Alysia&amp;background=#A87475&amp;color=fff</text:p>
          </table:table-cell>
          <table:table-cell office:value-type="string" table:style-name="ce3">
            <text:p>Meetz</text:p>
          </table:table-cell>
          <table:table-cell office:value-type="string" table:style-name="ce3">
            <text:p>Quality Control Specialist</text:p>
          </table:table-cell>
          <table:table-cell office:value-type="string" table:style-name="ce3">
            <text:p>arcu libero rutrum ac lobortis vel dapibus at diam nam tristique tortor eu pede</text:p>
          </table:table-cell>
          <table:table-cell table:style-name="ce3"/>
          <table:table-cell office:value-type="string" table:style-name="ce3">
            <text:p>#DLT #IOTA #SupplyChain #Blockchain #Logistic #SmartCity #Energy #AuditTrail #Mobility #IoT <text:s/>#Sustainability #longtermism</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87475" table:formula="of:=&quot;#A&quot;&amp;RANDBETWEEN(1; 9)&amp;RANDBETWEEN(1; 9)&amp;RANDBETWEEN(1; 9)&amp;RANDBETWEEN(1; 9)&amp;RANDBETWEEN(1; 9)" table:style-name="ce11">
            <text:p>#A87475</text:p>
          </table:table-cell>
          <table:table-cell table:number-columns-repeated="16365"/>
        </table:table-row>
        <table:table-row table:style-name="ro3">
          <table:table-cell office:value-type="string" table:style-name="ce3">
            <text:p>Graig</text:p>
          </table:table-cell>
          <table:table-cell office:value-type="string" table:style-name="ce3">
            <text:p>Lakisha</text:p>
          </table:table-cell>
          <table:table-cell office:value-type="string" office:string-value="Graig Lakisha" table:formula="of:=[.A33]&amp;&quot; &quot;&amp;[.B33]" table:style-name="ce3">
            <text:p>Graig Lakish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Graig@Lakisha.com" table:formula="of:=[.A33]&amp;&quot;@&quot;&amp;[.B33]&amp;&quot;.com&quot;" table:style-name="ce3">
            <text:p>Graig@Lakisha.com</text:p>
          </table:table-cell>
          <table:table-cell office:value-type="string" table:style-name="ce3">
            <text:p>748-829-6851</text:p>
          </table:table-cell>
          <table:table-cell office:value-type="string" table:style-name="ce3">
            <text:p>Il’ka</text:p>
          </table:table-cell>
          <table:table-cell office:value-type="string" table:style-name="ce3">
            <text:p>Russia</text:p>
          </table:table-cell>
          <table:table-cell office:value-type="string" table:style-name="ce3">
            <text:p>Male</text:p>
          </table:table-cell>
          <table:table-cell office:value-type="string" office:string-value="https://eu.ui-avatars.com/api/?name=Graig+Lakisha&amp;background=#A35249&amp;color=fff" table:formula="of:=&quot;https://eu.ui-avatars.com/api/?name=&quot;&amp;[.A33]&amp;&quot;+&quot;&amp;[.B33]&amp;&quot;&amp;background=&quot;&amp;[.S33]&amp;&quot;&amp;color=fff&quot;" table:style-name="ce7">
            <text:p>https://eu.ui-avatars.com/api/?name=Graig+Lakisha&amp;background=#A35249&amp;color=fff</text:p>
          </table:table-cell>
          <table:table-cell office:value-type="string" table:style-name="ce3">
            <text:p>Kamba</text:p>
          </table:table-cell>
          <table:table-cell office:value-type="string" table:style-name="ce3">
            <text:p>Account Coordinator</text:p>
          </table:table-cell>
          <table:table-cell office:value-type="string" table:style-name="ce3">
            <text:p>ullamcorper purus sit amet nulla quisque arcu libero rutrum ac lobortis vel dapibus at diam nam tristique tortor eu pede</text:p>
          </table:table-cell>
          <table:table-cell table:style-name="ce3"/>
          <table:table-cell office:value-type="string" table:style-name="ce3">
            <text:p>#iota #micropayments #blockchain #tangle #dlt #m2m</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35249" table:formula="of:=&quot;#A&quot;&amp;RANDBETWEEN(1; 9)&amp;RANDBETWEEN(1; 9)&amp;RANDBETWEEN(1; 9)&amp;RANDBETWEEN(1; 9)&amp;RANDBETWEEN(1; 9)" table:style-name="ce11">
            <text:p>#A35249</text:p>
          </table:table-cell>
          <table:table-cell table:number-columns-repeated="16365"/>
        </table:table-row>
        <table:table-row table:style-name="ro3">
          <table:table-cell office:value-type="string" table:style-name="ce3">
            <text:p>Emilee</text:p>
          </table:table-cell>
          <table:table-cell office:value-type="string" table:style-name="ce3">
            <text:p>Hong</text:p>
          </table:table-cell>
          <table:table-cell office:value-type="string" office:string-value="Emilee Hong" table:formula="of:=[.A34]&amp;&quot; &quot;&amp;[.B34]" table:style-name="ce3">
            <text:p>Emilee Hong</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Emilee@Hong.com" table:formula="of:=[.A34]&amp;&quot;@&quot;&amp;[.B34]&amp;&quot;.com&quot;" table:style-name="ce3">
            <text:p>Emilee@Hong.com</text:p>
          </table:table-cell>
          <table:table-cell office:value-type="string" table:style-name="ce3">
            <text:p>704-258-4118</text:p>
          </table:table-cell>
          <table:table-cell office:value-type="string" table:style-name="ce3">
            <text:p>Puerto Mayor Otaño</text:p>
          </table:table-cell>
          <table:table-cell office:value-type="string" table:style-name="ce3">
            <text:p>Paraguay</text:p>
          </table:table-cell>
          <table:table-cell office:value-type="string" table:style-name="ce3">
            <text:p>Female</text:p>
          </table:table-cell>
          <table:table-cell office:value-type="string" office:string-value="https://eu.ui-avatars.com/api/?name=Emilee+Hong&amp;background=#A43938&amp;color=fff" table:formula="of:=&quot;https://eu.ui-avatars.com/api/?name=&quot;&amp;[.A34]&amp;&quot;+&quot;&amp;[.B34]&amp;&quot;&amp;background=&quot;&amp;[.S34]&amp;&quot;&amp;color=fff&quot;" table:style-name="ce7">
            <text:p>https://eu.ui-avatars.com/api/?name=Emilee+Hong&amp;background=#A43938&amp;color=fff</text:p>
          </table:table-cell>
          <table:table-cell office:value-type="string" table:style-name="ce3">
            <text:p>Eabox</text:p>
          </table:table-cell>
          <table:table-cell office:value-type="string" table:style-name="ce3">
            <text:p>Web Designer II</text:p>
          </table:table-cell>
          <table:table-cell office:value-type="string" table:style-name="ce3">
            <text:p>duis ac nibh fusce lacus purus aliquet at feugiat non pretium quis lectus suspendisse potenti in</text:p>
          </table:table-cell>
          <table:table-cell table:style-name="ce3"/>
          <table:table-cell office:value-type="string" table:style-name="ce3">
            <text:p>iota, iot, energy, mobility, marketplace, p2p, digital identity, smart city, autonomous</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43938" table:formula="of:=&quot;#A&quot;&amp;RANDBETWEEN(1; 9)&amp;RANDBETWEEN(1; 9)&amp;RANDBETWEEN(1; 9)&amp;RANDBETWEEN(1; 9)&amp;RANDBETWEEN(1; 9)" table:style-name="ce11">
            <text:p>#A43938</text:p>
          </table:table-cell>
          <table:table-cell table:number-columns-repeated="16365"/>
        </table:table-row>
        <table:table-row table:style-name="ro3">
          <table:table-cell office:value-type="string" table:style-name="ce3">
            <text:p>Mickie</text:p>
          </table:table-cell>
          <table:table-cell office:value-type="string" table:style-name="ce3">
            <text:p>Alana</text:p>
          </table:table-cell>
          <table:table-cell office:value-type="string" office:string-value="Mickie Alana" table:formula="of:=[.A35]&amp;&quot; &quot;&amp;[.B35]" table:style-name="ce3">
            <text:p>Mickie Alan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Mickie@Alana.com" table:formula="of:=[.A35]&amp;&quot;@&quot;&amp;[.B35]&amp;&quot;.com&quot;" table:style-name="ce3">
            <text:p>Mickie@Alana.com</text:p>
          </table:table-cell>
          <table:table-cell office:value-type="string" table:style-name="ce3">
            <text:p>696-895-2391</text:p>
          </table:table-cell>
          <table:table-cell office:value-type="string" table:style-name="ce3">
            <text:p>Pereval'noe</text:p>
          </table:table-cell>
          <table:table-cell office:value-type="string" table:style-name="ce3">
            <text:p>Ukraine</text:p>
          </table:table-cell>
          <table:table-cell office:value-type="string" table:style-name="ce3">
            <text:p>Male</text:p>
          </table:table-cell>
          <table:table-cell office:value-type="string" office:string-value="https://eu.ui-avatars.com/api/?name=Mickie+Alana&amp;background=#A77858&amp;color=fff" table:formula="of:=&quot;https://eu.ui-avatars.com/api/?name=&quot;&amp;[.A35]&amp;&quot;+&quot;&amp;[.B35]&amp;&quot;&amp;background=&quot;&amp;[.S35]&amp;&quot;&amp;color=fff&quot;" table:style-name="ce7">
            <text:p>https://eu.ui-avatars.com/api/?name=Mickie+Alana&amp;background=#A77858&amp;color=fff</text:p>
          </table:table-cell>
          <table:table-cell office:value-type="string" table:style-name="ce3">
            <text:p>Jabbertype</text:p>
          </table:table-cell>
          <table:table-cell office:value-type="string" table:style-name="ce3">
            <text:p>Information Systems Manager</text:p>
          </table:table-cell>
          <table:table-cell office:value-type="string" table:style-name="ce3">
            <text:p>augue a suscipit nulla elit ac nulla sed vel enim sit amet nunc</text:p>
          </table:table-cell>
          <table:table-cell table:style-name="ce3"/>
          <table:table-cell office:value-type="string" table:style-name="ce3">
            <text:p>#IOTA #Funding</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77858" table:formula="of:=&quot;#A&quot;&amp;RANDBETWEEN(1; 9)&amp;RANDBETWEEN(1; 9)&amp;RANDBETWEEN(1; 9)&amp;RANDBETWEEN(1; 9)&amp;RANDBETWEEN(1; 9)" table:style-name="ce11">
            <text:p>#A77858</text:p>
          </table:table-cell>
          <table:table-cell table:number-columns-repeated="16365"/>
        </table:table-row>
        <table:table-row table:style-name="ro3">
          <table:table-cell office:value-type="string" table:style-name="ce3">
            <text:p>Sang</text:p>
          </table:table-cell>
          <table:table-cell office:value-type="string" table:style-name="ce3">
            <text:p>Sheryll</text:p>
          </table:table-cell>
          <table:table-cell office:value-type="string" office:string-value="Sang Sheryll" table:formula="of:=[.A36]&amp;&quot; &quot;&amp;[.B36]" table:style-name="ce3">
            <text:p>Sang Sheryll</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Sang@Sheryll.com" table:formula="of:=[.A36]&amp;&quot;@&quot;&amp;[.B36]&amp;&quot;.com&quot;" table:style-name="ce3">
            <text:p>Sang@Sheryll.com</text:p>
          </table:table-cell>
          <table:table-cell office:value-type="string" table:style-name="ce3">
            <text:p>673-717-4935</text:p>
          </table:table-cell>
          <table:table-cell office:value-type="string" table:style-name="ce3">
            <text:p>Lab</text:p>
          </table:table-cell>
          <table:table-cell office:value-type="string" table:style-name="ce3">
            <text:p>China</text:p>
          </table:table-cell>
          <table:table-cell office:value-type="string" table:style-name="ce3">
            <text:p>Male</text:p>
          </table:table-cell>
          <table:table-cell office:value-type="string" office:string-value="https://eu.ui-avatars.com/api/?name=Sang+Sheryll&amp;background=#A79492&amp;color=fff" table:formula="of:=&quot;https://eu.ui-avatars.com/api/?name=&quot;&amp;[.A36]&amp;&quot;+&quot;&amp;[.B36]&amp;&quot;&amp;background=&quot;&amp;[.S36]&amp;&quot;&amp;color=fff&quot;" table:style-name="ce7">
            <text:p>https://eu.ui-avatars.com/api/?name=Sang+Sheryll&amp;background=#A79492&amp;color=fff</text:p>
          </table:table-cell>
          <table:table-cell office:value-type="string" table:style-name="ce3">
            <text:p>Chatterbridge</text:p>
          </table:table-cell>
          <table:table-cell office:value-type="string" table:style-name="ce3">
            <text:p>Community Outreach Specialist</text:p>
          </table:table-cell>
          <table:table-cell office:value-type="string" table:style-name="ce3">
            <text:p>nulla nisl nunc nisl duis bibendum felis sed interdum venenatis turpis enim blandit mi in porttitor</text:p>
          </table:table-cell>
          <table:table-cell table:style-name="ce3"/>
          <table:table-cell office:value-type="string" table:style-name="ce3">
            <text:p>#ocean #jedi #tech</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79492" table:formula="of:=&quot;#A&quot;&amp;RANDBETWEEN(1; 9)&amp;RANDBETWEEN(1; 9)&amp;RANDBETWEEN(1; 9)&amp;RANDBETWEEN(1; 9)&amp;RANDBETWEEN(1; 9)" table:style-name="ce11">
            <text:p>#A79492</text:p>
          </table:table-cell>
          <table:table-cell table:number-columns-repeated="16365"/>
        </table:table-row>
        <table:table-row table:style-name="ro3">
          <table:table-cell office:value-type="string" table:style-name="ce3">
            <text:p>Tressie</text:p>
          </table:table-cell>
          <table:table-cell office:value-type="string" table:style-name="ce3">
            <text:p>Cinderella</text:p>
          </table:table-cell>
          <table:table-cell office:value-type="string" office:string-value="Tressie Cinderella" table:formula="of:=[.A37]&amp;&quot; &quot;&amp;[.B37]" table:style-name="ce3">
            <text:p>Tressie Cinderell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Tressie@Cinderella.com" table:formula="of:=[.A37]&amp;&quot;@&quot;&amp;[.B37]&amp;&quot;.com&quot;" table:style-name="ce3">
            <text:p>Tressie@Cinderella.com</text:p>
          </table:table-cell>
          <table:table-cell office:value-type="string" table:style-name="ce3">
            <text:p>793-709-5309</text:p>
          </table:table-cell>
          <table:table-cell office:value-type="string" table:style-name="ce3">
            <text:p>Jingmen</text:p>
          </table:table-cell>
          <table:table-cell office:value-type="string" table:style-name="ce3">
            <text:p>China</text:p>
          </table:table-cell>
          <table:table-cell office:value-type="string" table:style-name="ce3">
            <text:p>Male</text:p>
          </table:table-cell>
          <table:table-cell office:value-type="string" office:string-value="https://eu.ui-avatars.com/api/?name=Tressie+Cinderella&amp;background=#A21193&amp;color=fff" table:formula="of:=&quot;https://eu.ui-avatars.com/api/?name=&quot;&amp;[.A37]&amp;&quot;+&quot;&amp;[.B37]&amp;&quot;&amp;background=&quot;&amp;[.S37]&amp;&quot;&amp;color=fff&quot;" table:style-name="ce7">
            <text:p>https://eu.ui-avatars.com/api/?name=Tressie+Cinderella&amp;background=#A21193&amp;color=fff</text:p>
          </table:table-cell>
          <table:table-cell office:value-type="string" table:style-name="ce3">
            <text:p>Topicware</text:p>
          </table:table-cell>
          <table:table-cell office:value-type="string" table:style-name="ce3">
            <text:p>Geological Engineer</text:p>
          </table:table-cell>
          <table:table-cell office:value-type="string" table:style-name="ce3">
            <text:p>blandit nam nulla integer pede justo lacinia eget tincidunt eget tempus vel pede morbi porttitor lorem id ligula suspendisse ornare</text:p>
          </table:table-cell>
          <table:table-cell table:style-name="ce3"/>
          <table:table-cell office:value-type="string" table:style-name="ce3">
            <text:p>#datasharing #dataprivacy</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21193" table:formula="of:=&quot;#A&quot;&amp;RANDBETWEEN(1; 9)&amp;RANDBETWEEN(1; 9)&amp;RANDBETWEEN(1; 9)&amp;RANDBETWEEN(1; 9)&amp;RANDBETWEEN(1; 9)" table:style-name="ce11">
            <text:p>#A21193</text:p>
          </table:table-cell>
          <table:table-cell table:number-columns-repeated="16365"/>
        </table:table-row>
        <table:table-row table:style-name="ro3">
          <table:table-cell office:value-type="string" table:style-name="ce3">
            <text:p>Georgann</text:p>
          </table:table-cell>
          <table:table-cell office:value-type="string" table:style-name="ce3">
            <text:p>Maudie</text:p>
          </table:table-cell>
          <table:table-cell office:value-type="string" office:string-value="Georgann Maudie" table:formula="of:=[.A38]&amp;&quot; &quot;&amp;[.B38]" table:style-name="ce3">
            <text:p>Georgann Maudie</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Georgann@Maudie.com" table:formula="of:=[.A38]&amp;&quot;@&quot;&amp;[.B38]&amp;&quot;.com&quot;" table:style-name="ce3">
            <text:p>Georgann@Maudie.com</text:p>
          </table:table-cell>
          <table:table-cell office:value-type="string" table:style-name="ce3">
            <text:p>555-855-2177</text:p>
          </table:table-cell>
          <table:table-cell office:value-type="string" table:style-name="ce3">
            <text:p>Karangagung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Georgann+Maudie&amp;background=#A18462&amp;color=fff" table:formula="of:=&quot;https://eu.ui-avatars.com/api/?name=&quot;&amp;[.A38]&amp;&quot;+&quot;&amp;[.B38]&amp;&quot;&amp;background=&quot;&amp;[.S38]&amp;&quot;&amp;color=fff&quot;" table:style-name="ce7">
            <text:p>https://eu.ui-avatars.com/api/?name=Georgann+Maudie&amp;background=#A18462&amp;color=fff</text:p>
          </table:table-cell>
          <table:table-cell office:value-type="string" table:style-name="ce3">
            <text:p>Oba</text:p>
          </table:table-cell>
          <table:table-cell office:value-type="string" table:style-name="ce3">
            <text:p>Assistant Professor</text:p>
          </table:table-cell>
          <table:table-cell office:value-type="string" table:style-name="ce3">
            <text:p>lobortis sapien sapien non mi integer ac neque duis bibendum morbi non</text:p>
          </table:table-cell>
          <table:table-cell table:style-name="ce3"/>
          <table:table-cell office:value-type="string" table:style-name="ce3">
            <text:p>#oceanprotocol</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18462" table:formula="of:=&quot;#A&quot;&amp;RANDBETWEEN(1; 9)&amp;RANDBETWEEN(1; 9)&amp;RANDBETWEEN(1; 9)&amp;RANDBETWEEN(1; 9)&amp;RANDBETWEEN(1; 9)" table:style-name="ce11">
            <text:p>#A18462</text:p>
          </table:table-cell>
          <table:table-cell table:number-columns-repeated="16365"/>
        </table:table-row>
        <table:table-row table:style-name="ro3">
          <table:table-cell office:value-type="string" table:style-name="ce3">
            <text:p>Coy</text:p>
          </table:table-cell>
          <table:table-cell office:value-type="string" table:style-name="ce3">
            <text:p>Andera</text:p>
          </table:table-cell>
          <table:table-cell office:value-type="string" office:string-value="Coy Andera" table:formula="of:=[.A39]&amp;&quot; &quot;&amp;[.B39]" table:style-name="ce3">
            <text:p>Coy Andera</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Coy@Andera.com" table:formula="of:=[.A39]&amp;&quot;@&quot;&amp;[.B39]&amp;&quot;.com&quot;" table:style-name="ce3">
            <text:p>Coy@Andera.com</text:p>
          </table:table-cell>
          <table:table-cell office:value-type="string" table:style-name="ce3">
            <text:p>708-792-7495</text:p>
          </table:table-cell>
          <table:table-cell office:value-type="string" table:style-name="ce3">
            <text:p>Schaumburg</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oy+Andera&amp;background=#A82833&amp;color=fff" table:formula="of:=&quot;https://eu.ui-avatars.com/api/?name=&quot;&amp;[.A39]&amp;&quot;+&quot;&amp;[.B39]&amp;&quot;&amp;background=&quot;&amp;[.S39]&amp;&quot;&amp;color=fff&quot;" table:style-name="ce7">
            <text:p>https://eu.ui-avatars.com/api/?name=Coy+Andera&amp;background=#A82833&amp;color=fff</text:p>
          </table:table-cell>
          <table:table-cell office:value-type="string" table:style-name="ce3">
            <text:p>Browsedrive</text:p>
          </table:table-cell>
          <table:table-cell office:value-type="string" table:style-name="ce3">
            <text:p>Product Engineer</text:p>
          </table:table-cell>
          <table:table-cell office:value-type="string" table:style-name="ce3">
            <text:p>imperdiet sapien urna pretium nisl ut volutpat sapien arcu sed augue aliquam erat volutpat in congue etiam</text:p>
          </table:table-cell>
          <table:table-cell office:value-type="string" table:style-name="ce3">
            <text:p>Help accelerate time to market and support utility companies in the energy transition through data-driven innovation.</text:p>
          </table:table-cell>
          <table:table-cell office:value-type="string" table:style-name="ce3">
            <text:p>#protection <text:s text:c="4"/>#shareviaprotection <text:s text:c="4"/>#intellectualproperty <text:s text:c="4"/>#strongerwithIP <text:s text:c="4"/># cooperationandIP</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82833" table:formula="of:=&quot;#A&quot;&amp;RANDBETWEEN(1; 9)&amp;RANDBETWEEN(1; 9)&amp;RANDBETWEEN(1; 9)&amp;RANDBETWEEN(1; 9)&amp;RANDBETWEEN(1; 9)" table:style-name="ce11">
            <text:p>#A82833</text:p>
          </table:table-cell>
          <table:table-cell table:number-columns-repeated="16365"/>
        </table:table-row>
        <table:table-row table:style-name="ro3">
          <table:table-cell office:value-type="string" table:style-name="ce3">
            <text:p>Shaquana</text:p>
          </table:table-cell>
          <table:table-cell office:value-type="string" table:style-name="ce3">
            <text:p>Les</text:p>
          </table:table-cell>
          <table:table-cell office:value-type="string" office:string-value="Shaquana Les" table:formula="of:=[.A40]&amp;&quot; &quot;&amp;[.B40]" table:style-name="ce3">
            <text:p>Shaquana Les</text:p>
          </table:table-cell>
          <table:table-cell office:value-type="string" table:content-validation-name="val4" table:style-name="ce3">
            <text:p>Building critical infrastructures</text:p>
          </table:table-cell>
          <table:table-cell table:content-validation-name="val5" table:style-name="ce3"/>
          <table:table-cell office:value-type="string" office:string-value="Shaquana@Les.com" table:formula="of:=[.A40]&amp;&quot;@&quot;&amp;[.B40]&amp;&quot;.com&quot;" table:style-name="ce3">
            <text:p>Shaquana@Les.com</text:p>
          </table:table-cell>
          <table:table-cell office:value-type="string" table:style-name="ce3">
            <text:p>618-977-5897</text:p>
          </table:table-cell>
          <table:table-cell office:value-type="string" table:style-name="ce3">
            <text:p>Águas Vermelhas</text:p>
          </table:table-cell>
          <table:table-cell office:value-type="string" table:style-name="ce3">
            <text:p>Brazil</text:p>
          </table:table-cell>
          <table:table-cell office:value-type="string" table:style-name="ce3">
            <text:p>Male</text:p>
          </table:table-cell>
          <table:table-cell office:value-type="string" office:string-value="https://eu.ui-avatars.com/api/?name=Shaquana+Les&amp;background=#A76147&amp;color=fff" table:formula="of:=&quot;https://eu.ui-avatars.com/api/?name=&quot;&amp;[.A40]&amp;&quot;+&quot;&amp;[.B40]&amp;&quot;&amp;background=&quot;&amp;[.S40]&amp;&quot;&amp;color=fff&quot;" table:style-name="ce7">
            <text:p>https://eu.ui-avatars.com/api/?name=Shaquana+Les&amp;background=#A76147&amp;color=fff</text:p>
          </table:table-cell>
          <table:table-cell office:value-type="string" table:style-name="ce3">
            <text:p>Katz</text:p>
          </table:table-cell>
          <table:table-cell office:value-type="string" table:style-name="ce3">
            <text:p>Structural Engineer</text:p>
          </table:table-cell>
          <table:table-cell office:value-type="string" table:style-name="ce3">
            <text:p>accumsan felis ut at dolor quis odio consequat varius integer ac leo pellentesque ultrices mattis odio donec</text:p>
          </table:table-cell>
          <table:table-cell table:style-name="ce3"/>
          <table:table-cell office:value-type="string" table:style-name="ce3">
            <text:p>#legal #intellectualproperty</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76147" table:formula="of:=&quot;#A&quot;&amp;RANDBETWEEN(1; 9)&amp;RANDBETWEEN(1; 9)&amp;RANDBETWEEN(1; 9)&amp;RANDBETWEEN(1; 9)&amp;RANDBETWEEN(1; 9)" table:style-name="ce11">
            <text:p>#A76147</text:p>
          </table:table-cell>
          <table:table-cell table:number-columns-repeated="16365"/>
        </table:table-row>
        <table:table-row table:style-name="ro3">
          <table:table-cell office:value-type="string" table:style-name="ce3">
            <text:p>Qiana</text:p>
          </table:table-cell>
          <table:table-cell office:value-type="string" table:style-name="ce3">
            <text:p>Augustine</text:p>
          </table:table-cell>
          <table:table-cell office:value-type="string" office:string-value="Qiana Augustine" table:formula="of:=[.A41]&amp;&quot; &quot;&amp;[.B41]" table:style-name="ce3">
            <text:p>Qiana Augustin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Qiana@Augustine.com" table:formula="of:=[.A41]&amp;&quot;@&quot;&amp;[.B41]&amp;&quot;.com&quot;" table:style-name="ce3">
            <text:p>Qiana@Augustine.com</text:p>
          </table:table-cell>
          <table:table-cell office:value-type="string" table:style-name="ce3">
            <text:p>833-666-6921</text:p>
          </table:table-cell>
          <table:table-cell office:value-type="string" table:style-name="ce3">
            <text:p>Xiyang</text:p>
          </table:table-cell>
          <table:table-cell office:value-type="string" table:style-name="ce3">
            <text:p>China</text:p>
          </table:table-cell>
          <table:table-cell office:value-type="string" table:style-name="ce3">
            <text:p>Female</text:p>
          </table:table-cell>
          <table:table-cell office:value-type="string" office:string-value="https://eu.ui-avatars.com/api/?name=Qiana+Augustine&amp;background=#A13689&amp;color=fff" table:formula="of:=&quot;https://eu.ui-avatars.com/api/?name=&quot;&amp;[.A41]&amp;&quot;+&quot;&amp;[.B41]&amp;&quot;&amp;background=&quot;&amp;[.S41]&amp;&quot;&amp;color=fff&quot;" table:style-name="ce7">
            <text:p>https://eu.ui-avatars.com/api/?name=Qiana+Augustine&amp;background=#A13689&amp;color=fff</text:p>
          </table:table-cell>
          <table:table-cell office:value-type="string" table:style-name="ce3">
            <text:p>Skiba</text:p>
          </table:table-cell>
          <table:table-cell office:value-type="string" table:style-name="ce3">
            <text:p>Engineer I</text:p>
          </table:table-cell>
          <table:table-cell office:value-type="string" table:style-name="ce3">
            <text:p>luctus et ultrices posuere cubilia curae donec pharetra magna vestibulum aliquet ultrices</text:p>
          </table:table-cell>
          <table:table-cell office:value-type="string" table:style-name="ce3">
            <text:p>Java Script,Java,C#,CSS/HTML,Node.js,PHP,XML,Scala</text:p>
          </table:table-cell>
          <table:table-cell office:value-type="string" table:style-name="ce3">
            <text:p>#IP, #intellectualproperty #IPprotection #CX #customerexperience</text:p>
          </table:table-cell>
          <table:table-cell office:value-type="string" table:content-validation-name="val2" table:style-name="ce7">
            <text:p><text:a xlink:href="https://www.linkedin.com/company/cherrytwist-foundation">https://www.linkedin.com/company/cherrytwist-foundation</text:a></text:p>
          </table:table-cell>
          <table:table-cell office:value-type="string" table:content-validation-name="val2" table:style-name="ce7">
            <text:p><text:a xlink:href="https://twitter.com/cherrytwist_f">https://twitter.com/cherrytwist_f</text:a></text:p>
          </table:table-cell>
          <table:table-cell office:value-type="string" office:string-value="#A13689" table:formula="of:=&quot;#A&quot;&amp;RANDBETWEEN(1; 9)&amp;RANDBETWEEN(1; 9)&amp;RANDBETWEEN(1; 9)&amp;RANDBETWEEN(1; 9)&amp;RANDBETWEEN(1; 9)" table:style-name="ce11">
            <text:p>#A13689</text:p>
          </table:table-cell>
          <table:table-cell table:number-columns-repeated="16365"/>
        </table:table-row>
        <table:table-row table:style-name="ro3">
          <table:table-cell office:value-type="string" table:style-name="ce3">
            <text:p>Amanda</text:p>
          </table:table-cell>
          <table:table-cell office:value-type="string" table:style-name="ce3">
            <text:p>Jessia</text:p>
          </table:table-cell>
          <table:table-cell office:value-type="string" office:string-value="Amanda Jessia" table:formula="of:=[.A42]&amp;&quot; &quot;&amp;[.B42]" table:style-name="ce3">
            <text:p>Amanda Jessi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Amanda@Jessia.com" table:formula="of:=[.A42]&amp;&quot;@&quot;&amp;[.B42]&amp;&quot;.com&quot;" table:style-name="ce3">
            <text:p>Amanda@Jessia.com</text:p>
          </table:table-cell>
          <table:table-cell office:value-type="string" table:style-name="ce3">
            <text:p>330-286-2926</text:p>
          </table:table-cell>
          <table:table-cell office:value-type="string" table:style-name="ce3">
            <text:p>Canto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Amanda+Jessia&amp;background=#A94546&amp;color=fff" table:formula="of:=&quot;https://eu.ui-avatars.com/api/?name=&quot;&amp;[.A42]&amp;&quot;+&quot;&amp;[.B42]&amp;&quot;&amp;background=&quot;&amp;[.S42]&amp;&quot;&amp;color=fff&quot;" table:style-name="ce7">
            <text:p>https://eu.ui-avatars.com/api/?name=Amanda+Jessia&amp;background=#A94546&amp;color=fff</text:p>
          </table:table-cell>
          <table:table-cell office:value-type="string" table:style-name="ce3">
            <text:p>Vidoo</text:p>
          </table:table-cell>
          <table:table-cell office:value-type="string" table:style-name="ce3">
            <text:p>Account Executive</text:p>
          </table:table-cell>
          <table:table-cell office:value-type="string" table:style-name="ce3">
            <text:p>ac nibh fusce lacus purus aliquet at feugiat non pretium quis lectus suspendisse potenti in eleifend quam</text:p>
          </table:table-cell>
          <table:table-cell office:value-type="string" table:style-name="ce3">
            <text:p>Java Script,CSS/HTML</text:p>
          </table:table-cell>
          <table:table-cell office:value-type="string" table:style-name="ce3">
            <text:p>IP specialist</text:p>
          </table:table-cell>
          <table:table-cell table:content-validation-name="val2" table:style-name="ce11"/>
          <table:table-cell office:value-type="string" table:content-validation-name="val2" table:style-name="ce7">
            <text:p><text:a xlink:href="https://twitter.com/cherrytwist_f">https://twitter.com/cherrytwist_f</text:a></text:p>
          </table:table-cell>
          <table:table-cell office:value-type="string" office:string-value="#A94546" table:formula="of:=&quot;#A&quot;&amp;RANDBETWEEN(1; 9)&amp;RANDBETWEEN(1; 9)&amp;RANDBETWEEN(1; 9)&amp;RANDBETWEEN(1; 9)&amp;RANDBETWEEN(1; 9)" table:style-name="ce11">
            <text:p>#A94546</text:p>
          </table:table-cell>
          <table:table-cell table:number-columns-repeated="16365"/>
        </table:table-row>
        <table:table-row table:style-name="ro3">
          <table:table-cell office:value-type="string" table:style-name="ce3">
            <text:p>Mack</text:p>
          </table:table-cell>
          <table:table-cell office:value-type="string" table:style-name="ce3">
            <text:p>Kerstin</text:p>
          </table:table-cell>
          <table:table-cell office:value-type="string" office:string-value="Mack Kerstin" table:formula="of:=[.A43]&amp;&quot; &quot;&amp;[.B43]" table:style-name="ce3">
            <text:p>Mack Kerstin</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Mack@Kerstin.com" table:formula="of:=[.A43]&amp;&quot;@&quot;&amp;[.B43]&amp;&quot;.com&quot;" table:style-name="ce3">
            <text:p>Mack@Kerstin.com</text:p>
          </table:table-cell>
          <table:table-cell office:value-type="string" table:style-name="ce3">
            <text:p>406-852-2757</text:p>
          </table:table-cell>
          <table:table-cell office:value-type="string" table:style-name="ce3">
            <text:p>Qilong</text:p>
          </table:table-cell>
          <table:table-cell office:value-type="string" table:style-name="ce3">
            <text:p>China</text:p>
          </table:table-cell>
          <table:table-cell office:value-type="string" table:style-name="ce3">
            <text:p>Male</text:p>
          </table:table-cell>
          <table:table-cell office:value-type="string" office:string-value="https://eu.ui-avatars.com/api/?name=Mack+Kerstin&amp;background=#A66527&amp;color=fff" table:formula="of:=&quot;https://eu.ui-avatars.com/api/?name=&quot;&amp;[.A43]&amp;&quot;+&quot;&amp;[.B43]&amp;&quot;&amp;background=&quot;&amp;[.S43]&amp;&quot;&amp;color=fff&quot;" table:style-name="ce7">
            <text:p>https://eu.ui-avatars.com/api/?name=Mack+Kerstin&amp;background=#A66527&amp;color=fff</text:p>
          </table:table-cell>
          <table:table-cell office:value-type="string" table:style-name="ce3">
            <text:p>Gevee</text:p>
          </table:table-cell>
          <table:table-cell office:value-type="string" table:style-name="ce3">
            <text:p>Chemical Engineer</text:p>
          </table:table-cell>
          <table:table-cell office:value-type="string" table:style-name="ce3">
            <text:p>ultrices posuere cubilia curae donec pharetra magna vestibulum aliquet ultrices erat tortor sollicitudin</text:p>
          </table:table-cell>
          <table:table-cell table:style-name="ce3"/>
          <table:table-cell office:value-type="string" table:style-name="ce3">
            <text:p>IP</text:p>
          </table:table-cell>
          <table:table-cell table:content-validation-name="val2" table:style-name="ce11"/>
          <table:table-cell office:value-type="string" table:content-validation-name="val2" table:style-name="ce7">
            <text:p><text:a xlink:href="https://twitter.com/cherrytwist_f">https://twitter.com/cherrytwist_f</text:a></text:p>
          </table:table-cell>
          <table:table-cell office:value-type="string" office:string-value="#A66527" table:formula="of:=&quot;#A&quot;&amp;RANDBETWEEN(1; 9)&amp;RANDBETWEEN(1; 9)&amp;RANDBETWEEN(1; 9)&amp;RANDBETWEEN(1; 9)&amp;RANDBETWEEN(1; 9)" table:style-name="ce11">
            <text:p>#A66527</text:p>
          </table:table-cell>
          <table:table-cell table:number-columns-repeated="16365"/>
        </table:table-row>
        <table:table-row table:style-name="ro3">
          <table:table-cell office:value-type="string" table:style-name="ce3">
            <text:p>Ezra</text:p>
          </table:table-cell>
          <table:table-cell office:value-type="string" table:style-name="ce3">
            <text:p>Chester</text:p>
          </table:table-cell>
          <table:table-cell office:value-type="string" office:string-value="Ezra Chester" table:formula="of:=[.A44]&amp;&quot; &quot;&amp;[.B44]" table:style-name="ce3">
            <text:p>Ezra Chester</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Ezra@Chester.com" table:formula="of:=[.A44]&amp;&quot;@&quot;&amp;[.B44]&amp;&quot;.com&quot;" table:style-name="ce3">
            <text:p>Ezra@Chester.com</text:p>
          </table:table-cell>
          <table:table-cell office:value-type="string" table:style-name="ce3">
            <text:p>452-433-6542</text:p>
          </table:table-cell>
          <table:table-cell office:value-type="string" table:style-name="ce3">
            <text:p>Bornu Yassu</text:p>
          </table:table-cell>
          <table:table-cell office:value-type="string" table:style-name="ce3">
            <text:p>Nigeria</text:p>
          </table:table-cell>
          <table:table-cell office:value-type="string" table:style-name="ce3">
            <text:p>Female</text:p>
          </table:table-cell>
          <table:table-cell office:value-type="string" office:string-value="https://eu.ui-avatars.com/api/?name=Ezra+Chester&amp;background=#A71129&amp;color=fff" table:formula="of:=&quot;https://eu.ui-avatars.com/api/?name=&quot;&amp;[.A44]&amp;&quot;+&quot;&amp;[.B44]&amp;&quot;&amp;background=&quot;&amp;[.S44]&amp;&quot;&amp;color=fff&quot;" table:style-name="ce7">
            <text:p>https://eu.ui-avatars.com/api/?name=Ezra+Chester&amp;background=#A71129&amp;color=fff</text:p>
          </table:table-cell>
          <table:table-cell office:value-type="string" table:style-name="ce3">
            <text:p>Jayo</text:p>
          </table:table-cell>
          <table:table-cell office:value-type="string" table:style-name="ce3">
            <text:p>Biostatistician IV</text:p>
          </table:table-cell>
          <table:table-cell office:value-type="string" table:style-name="ce3">
            <text:p>suscipit a feugiat et eros vestibulum ac est lacinia nisi venenatis tristique fusce congue</text:p>
          </table:table-cell>
          <table:table-cell table:style-name="ce3"/>
          <table:table-cell office:value-type="string" table:style-name="ce3">
            <text:p>#customs #trade regulations</text:p>
          </table:table-cell>
          <table:table-cell table:content-validation-name="val2" table:style-name="ce11"/>
          <table:table-cell office:value-type="string" table:content-validation-name="val2" table:style-name="ce7">
            <text:p><text:a xlink:href="https://twitter.com/cherrytwist_f">https://twitter.com/cherrytwist_f</text:a></text:p>
          </table:table-cell>
          <table:table-cell office:value-type="string" office:string-value="#A71129" table:formula="of:=&quot;#A&quot;&amp;RANDBETWEEN(1; 9)&amp;RANDBETWEEN(1; 9)&amp;RANDBETWEEN(1; 9)&amp;RANDBETWEEN(1; 9)&amp;RANDBETWEEN(1; 9)" table:style-name="ce11">
            <text:p>#A71129</text:p>
          </table:table-cell>
          <table:table-cell table:number-columns-repeated="16365"/>
        </table:table-row>
        <table:table-row table:style-name="ro3">
          <table:table-cell office:value-type="string" table:style-name="ce3">
            <text:p>Carmelita</text:p>
          </table:table-cell>
          <table:table-cell office:value-type="string" table:style-name="ce3">
            <text:p>Alvina</text:p>
          </table:table-cell>
          <table:table-cell office:value-type="string" office:string-value="Carmelita Alvina" table:formula="of:=[.A45]&amp;&quot; &quot;&amp;[.B45]" table:style-name="ce3">
            <text:p>Carmelita Alvin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Carmelita@Alvina.com" table:formula="of:=[.A45]&amp;&quot;@&quot;&amp;[.B45]&amp;&quot;.com&quot;" table:style-name="ce3">
            <text:p>Carmelita@Alvina.com</text:p>
          </table:table-cell>
          <table:table-cell office:value-type="string" table:style-name="ce3">
            <text:p>135-372-1441</text:p>
          </table:table-cell>
          <table:table-cell office:value-type="string" table:style-name="ce3">
            <text:p>Wino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Carmelita+Alvina&amp;background=#A28172&amp;color=fff" table:formula="of:=&quot;https://eu.ui-avatars.com/api/?name=&quot;&amp;[.A45]&amp;&quot;+&quot;&amp;[.B45]&amp;&quot;&amp;background=&quot;&amp;[.S45]&amp;&quot;&amp;color=fff&quot;" table:style-name="ce7">
            <text:p>https://eu.ui-avatars.com/api/?name=Carmelita+Alvina&amp;background=#A28172&amp;color=fff</text:p>
          </table:table-cell>
          <table:table-cell office:value-type="string" table:style-name="ce3">
            <text:p>Shufflebeat</text:p>
          </table:table-cell>
          <table:table-cell office:value-type="string" table:style-name="ce3">
            <text:p>Physical Therapy Assistant</text:p>
          </table:table-cell>
          <table:table-cell office:value-type="string" table:style-name="ce3">
            <text:p>fermentum donec ut mauris eget massa tempor convallis nulla neque libero convallis eget eleifend luctus ultricies eu nibh</text:p>
          </table:table-cell>
          <table:table-cell table:style-name="ce3"/>
          <table:table-cell office:value-type="string" table:style-name="ce3">
            <text:p>#internationaltradelaw #tradefinance</text:p>
          </table:table-cell>
          <table:table-cell table:content-validation-name="val2" table:style-name="ce11"/>
          <table:table-cell office:value-type="string" table:content-validation-name="val2" table:style-name="ce7">
            <text:p><text:a xlink:href="https://twitter.com/cherrytwist_f">https://twitter.com/cherrytwist_f</text:a></text:p>
          </table:table-cell>
          <table:table-cell office:value-type="string" office:string-value="#A28172" table:formula="of:=&quot;#A&quot;&amp;RANDBETWEEN(1; 9)&amp;RANDBETWEEN(1; 9)&amp;RANDBETWEEN(1; 9)&amp;RANDBETWEEN(1; 9)&amp;RANDBETWEEN(1; 9)" table:style-name="ce11">
            <text:p>#A28172</text:p>
          </table:table-cell>
          <table:table-cell table:number-columns-repeated="16365"/>
        </table:table-row>
        <table:table-row table:style-name="ro3">
          <table:table-cell office:value-type="string" table:style-name="ce3">
            <text:p>Kena</text:p>
          </table:table-cell>
          <table:table-cell office:value-type="string" table:style-name="ce3">
            <text:p>Penny</text:p>
          </table:table-cell>
          <table:table-cell office:value-type="string" office:string-value="Kena Penny" table:formula="of:=[.A46]&amp;&quot; &quot;&amp;[.B46]" table:style-name="ce3">
            <text:p>Kena Penny</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Kena@Penny.com" table:formula="of:=[.A46]&amp;&quot;@&quot;&amp;[.B46]&amp;&quot;.com&quot;" table:style-name="ce3">
            <text:p>Kena@Penny.com</text:p>
          </table:table-cell>
          <table:table-cell office:value-type="string" table:style-name="ce3">
            <text:p>589-639-9241</text:p>
          </table:table-cell>
          <table:table-cell office:value-type="string" table:style-name="ce3">
            <text:p>Uppsala</text:p>
          </table:table-cell>
          <table:table-cell office:value-type="string" table:style-name="ce3">
            <text:p>Sweden</text:p>
          </table:table-cell>
          <table:table-cell office:value-type="string" table:style-name="ce3">
            <text:p>Female</text:p>
          </table:table-cell>
          <table:table-cell office:value-type="string" office:string-value="https://eu.ui-avatars.com/api/?name=Kena+Penny&amp;background=#A54139&amp;color=fff" table:formula="of:=&quot;https://eu.ui-avatars.com/api/?name=&quot;&amp;[.A46]&amp;&quot;+&quot;&amp;[.B46]&amp;&quot;&amp;background=&quot;&amp;[.S46]&amp;&quot;&amp;color=fff&quot;" table:style-name="ce7">
            <text:p>https://eu.ui-avatars.com/api/?name=Kena+Penny&amp;background=#A54139&amp;color=fff</text:p>
          </table:table-cell>
          <table:table-cell office:value-type="string" table:style-name="ce3">
            <text:p>Skibox</text:p>
          </table:table-cell>
          <table:table-cell office:value-type="string" table:style-name="ce3">
            <text:p>Senior Editor</text:p>
          </table:table-cell>
          <table:table-cell office:value-type="string" table:style-name="ce3">
            <text:p>posuere cubilia curae nulla dapibus dolor vel est donec odio justo sollicitudin ut suscipit a feugiat</text:p>
          </table:table-cell>
          <table:table-cell office:value-type="string" table:style-name="ce3">
            <text:p>Java Script,Java,CSS/HTML,Node.js,Solidity</text:p>
          </table:table-cell>
          <table:table-cell office:value-type="string" table:style-name="ce3">
            <text:p>#legal #lawyer #competition # regulatory</text:p>
          </table:table-cell>
          <table:table-cell table:content-validation-name="val2" table:style-name="ce11"/>
          <table:table-cell office:value-type="string" table:content-validation-name="val2" table:style-name="ce7">
            <text:p><text:a xlink:href="https://twitter.com/cherrytwist_f">https://twitter.com/cherrytwist_f</text:a></text:p>
          </table:table-cell>
          <table:table-cell office:value-type="string" office:string-value="#A54139" table:formula="of:=&quot;#A&quot;&amp;RANDBETWEEN(1; 9)&amp;RANDBETWEEN(1; 9)&amp;RANDBETWEEN(1; 9)&amp;RANDBETWEEN(1; 9)&amp;RANDBETWEEN(1; 9)" table:style-name="ce11">
            <text:p>#A54139</text:p>
          </table:table-cell>
          <table:table-cell table:number-columns-repeated="16365"/>
        </table:table-row>
        <table:table-row table:style-name="ro3">
          <table:table-cell office:value-type="string" table:style-name="ce3">
            <text:p>Jerold</text:p>
          </table:table-cell>
          <table:table-cell office:value-type="string" table:style-name="ce3">
            <text:p>Reda</text:p>
          </table:table-cell>
          <table:table-cell office:value-type="string" office:string-value="Jerold Reda" table:formula="of:=[.A47]&amp;&quot; &quot;&amp;[.B47]" table:style-name="ce3">
            <text:p>Jerold Red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Jerold@Reda.com" table:formula="of:=[.A47]&amp;&quot;@&quot;&amp;[.B47]&amp;&quot;.com&quot;" table:style-name="ce3">
            <text:p>Jerold@Reda.com</text:p>
          </table:table-cell>
          <table:table-cell office:value-type="string" table:style-name="ce3">
            <text:p>223-377-6809</text:p>
          </table:table-cell>
          <table:table-cell office:value-type="string" table:style-name="ce3">
            <text:p>Palaiomonástiron</text:p>
          </table:table-cell>
          <table:table-cell office:value-type="string" table:style-name="ce3">
            <text:p>Greece</text:p>
          </table:table-cell>
          <table:table-cell office:value-type="string" table:style-name="ce3">
            <text:p>Male</text:p>
          </table:table-cell>
          <table:table-cell office:value-type="string" office:string-value="https://eu.ui-avatars.com/api/?name=Jerold+Reda&amp;background=#A15884&amp;color=fff" table:formula="of:=&quot;https://eu.ui-avatars.com/api/?name=&quot;&amp;[.A47]&amp;&quot;+&quot;&amp;[.B47]&amp;&quot;&amp;background=&quot;&amp;[.S47]&amp;&quot;&amp;color=fff&quot;" table:style-name="ce7">
            <text:p>https://eu.ui-avatars.com/api/?name=Jerold+Reda&amp;background=#A15884&amp;color=fff</text:p>
          </table:table-cell>
          <table:table-cell office:value-type="string" table:style-name="ce3">
            <text:p>Twitterbeat</text:p>
          </table:table-cell>
          <table:table-cell office:value-type="string" table:style-name="ce3">
            <text:p>Administrative Officer</text:p>
          </table:table-cell>
          <table:table-cell office:value-type="string" table:style-name="ce3">
            <text:p>viverra dapibus nulla suscipit ligula in lacus curabitur at ipsum ac tellus semper interdum mauris ullamcorper</text:p>
          </table:table-cell>
          <table:table-cell office:value-type="string" table:style-name="ce3">
            <text:p>C/C++,Python,Scala,Perl,R Programming</text:p>
          </table:table-cell>
          <table:table-cell office:value-type="string" table:style-name="ce3">
            <text:p>#legal #loyens</text:p>
          </table:table-cell>
          <table:table-cell table:content-validation-name="val2" table:style-name="ce11"/>
          <table:table-cell table:content-validation-name="val2" table:style-name="ce11"/>
          <table:table-cell office:value-type="string" office:string-value="#A15884" table:formula="of:=&quot;#A&quot;&amp;RANDBETWEEN(1; 9)&amp;RANDBETWEEN(1; 9)&amp;RANDBETWEEN(1; 9)&amp;RANDBETWEEN(1; 9)&amp;RANDBETWEEN(1; 9)" table:style-name="ce11">
            <text:p>#A15884</text:p>
          </table:table-cell>
          <table:table-cell table:number-columns-repeated="16365"/>
        </table:table-row>
        <table:table-row table:style-name="ro3">
          <table:table-cell office:value-type="string" table:style-name="ce3">
            <text:p>Rutha</text:p>
          </table:table-cell>
          <table:table-cell office:value-type="string" table:style-name="ce3">
            <text:p>Francie</text:p>
          </table:table-cell>
          <table:table-cell office:value-type="string" office:string-value="Rutha Francie" table:formula="of:=[.A48]&amp;&quot; &quot;&amp;[.B48]" table:style-name="ce3">
            <text:p>Rutha Franci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Rutha@Francie.com" table:formula="of:=[.A48]&amp;&quot;@&quot;&amp;[.B48]&amp;&quot;.com&quot;" table:style-name="ce3">
            <text:p>Rutha@Francie.com</text:p>
          </table:table-cell>
          <table:table-cell office:value-type="string" table:style-name="ce3">
            <text:p>947-940-4070</text:p>
          </table:table-cell>
          <table:table-cell office:value-type="string" table:style-name="ce3">
            <text:p>Luodian</text:p>
          </table:table-cell>
          <table:table-cell office:value-type="string" table:style-name="ce3">
            <text:p>China</text:p>
          </table:table-cell>
          <table:table-cell office:value-type="string" table:style-name="ce3">
            <text:p>Female</text:p>
          </table:table-cell>
          <table:table-cell office:value-type="string" office:string-value="https://eu.ui-avatars.com/api/?name=Rutha+Francie&amp;background=#A84163&amp;color=fff" table:formula="of:=&quot;https://eu.ui-avatars.com/api/?name=&quot;&amp;[.A48]&amp;&quot;+&quot;&amp;[.B48]&amp;&quot;&amp;background=&quot;&amp;[.S48]&amp;&quot;&amp;color=fff&quot;" table:style-name="ce7">
            <text:p>https://eu.ui-avatars.com/api/?name=Rutha+Francie&amp;background=#A84163&amp;color=fff</text:p>
          </table:table-cell>
          <table:table-cell office:value-type="string" table:style-name="ce3">
            <text:p>Jazzy</text:p>
          </table:table-cell>
          <table:table-cell office:value-type="string" table:style-name="ce3">
            <text:p>Pharmacist</text:p>
          </table:table-cell>
          <table:table-cell office:value-type="string" table:style-name="ce3">
            <text:p>odio porttitor id consequat in consequat ut nulla sed accumsan felis ut at dolor quis odio consequat</text:p>
          </table:table-cell>
          <table:table-cell table:style-name="ce3"/>
          <table:table-cell office:value-type="string" table:style-name="ce3">
            <text:p>#legal #intellectualproperty #ITlaw #lawyer #law</text:p>
          </table:table-cell>
          <table:table-cell table:content-validation-name="val2" table:style-name="ce11"/>
          <table:table-cell table:content-validation-name="val2" table:style-name="ce11"/>
          <table:table-cell office:value-type="string" office:string-value="#A84163" table:formula="of:=&quot;#A&quot;&amp;RANDBETWEEN(1; 9)&amp;RANDBETWEEN(1; 9)&amp;RANDBETWEEN(1; 9)&amp;RANDBETWEEN(1; 9)&amp;RANDBETWEEN(1; 9)" table:style-name="ce11">
            <text:p>#A84163</text:p>
          </table:table-cell>
          <table:table-cell table:number-columns-repeated="16365"/>
        </table:table-row>
        <table:table-row table:style-name="ro3">
          <table:table-cell office:value-type="string" table:style-name="ce3">
            <text:p>Kena</text:p>
          </table:table-cell>
          <table:table-cell office:value-type="string" table:style-name="ce3">
            <text:p>Edris</text:p>
          </table:table-cell>
          <table:table-cell office:value-type="string" office:string-value="Kena Edris" table:formula="of:=[.A49]&amp;&quot; &quot;&amp;[.B49]" table:style-name="ce3">
            <text:p>Kena Edris</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Kena@Edris.com" table:formula="of:=[.A49]&amp;&quot;@&quot;&amp;[.B49]&amp;&quot;.com&quot;" table:style-name="ce3">
            <text:p>Kena@Edris.com</text:p>
          </table:table-cell>
          <table:table-cell office:value-type="string" table:style-name="ce3">
            <text:p>867-297-0083</text:p>
          </table:table-cell>
          <table:table-cell office:value-type="string" table:style-name="ce3">
            <text:p>Xingfu</text:p>
          </table:table-cell>
          <table:table-cell office:value-type="string" table:style-name="ce3">
            <text:p>China</text:p>
          </table:table-cell>
          <table:table-cell office:value-type="string" table:style-name="ce3">
            <text:p>Male</text:p>
          </table:table-cell>
          <table:table-cell office:value-type="string" office:string-value="https://eu.ui-avatars.com/api/?name=Kena+Edris&amp;background=#A23918&amp;color=fff" table:formula="of:=&quot;https://eu.ui-avatars.com/api/?name=&quot;&amp;[.A49]&amp;&quot;+&quot;&amp;[.B49]&amp;&quot;&amp;background=&quot;&amp;[.S49]&amp;&quot;&amp;color=fff&quot;" table:style-name="ce7">
            <text:p>https://eu.ui-avatars.com/api/?name=Kena+Edris&amp;background=#A23918&amp;color=fff</text:p>
          </table:table-cell>
          <table:table-cell office:value-type="string" table:style-name="ce3">
            <text:p>Browsecat</text:p>
          </table:table-cell>
          <table:table-cell office:value-type="string" table:style-name="ce3">
            <text:p>Media Manager II</text:p>
          </table:table-cell>
          <table:table-cell office:value-type="string" table:style-name="ce3">
            <text:p>proin interdum mauris non ligula pellentesque ultrices phasellus id sapien in sapien iaculis congue vivamus metus</text:p>
          </table:table-cell>
          <table:table-cell table:style-name="ce3"/>
          <table:table-cell office:value-type="string" table:style-name="ce3">
            <text:p>#GDPR #dataprotection #privacy #law #terms #legal #contract #regulatory #regulations #permits #jedi #legaladvice #EUlaw</text:p>
          </table:table-cell>
          <table:table-cell table:content-validation-name="val2" table:style-name="ce11"/>
          <table:table-cell table:content-validation-name="val2" table:style-name="ce11"/>
          <table:table-cell office:value-type="string" office:string-value="#A23918" table:formula="of:=&quot;#A&quot;&amp;RANDBETWEEN(1; 9)&amp;RANDBETWEEN(1; 9)&amp;RANDBETWEEN(1; 9)&amp;RANDBETWEEN(1; 9)&amp;RANDBETWEEN(1; 9)" table:style-name="ce11">
            <text:p>#A23918</text:p>
          </table:table-cell>
          <table:table-cell table:number-columns-repeated="16365"/>
        </table:table-row>
        <table:table-row table:style-name="ro3">
          <table:table-cell office:value-type="string" table:style-name="ce3">
            <text:p>Kenton</text:p>
          </table:table-cell>
          <table:table-cell office:value-type="string" table:style-name="ce3">
            <text:p>Chrystal</text:p>
          </table:table-cell>
          <table:table-cell office:value-type="string" office:string-value="Kenton Chrystal" table:formula="of:=[.A50]&amp;&quot; &quot;&amp;[.B50]" table:style-name="ce3">
            <text:p>Kenton Chrystal</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Kenton@Chrystal.com" table:formula="of:=[.A50]&amp;&quot;@&quot;&amp;[.B50]&amp;&quot;.com&quot;" table:style-name="ce3">
            <text:p>Kenton@Chrystal.com</text:p>
          </table:table-cell>
          <table:table-cell office:value-type="string" table:style-name="ce3">
            <text:p>867-964-2807</text:p>
          </table:table-cell>
          <table:table-cell office:value-type="string" table:style-name="ce3">
            <text:p>Dahu</text:p>
          </table:table-cell>
          <table:table-cell office:value-type="string" table:style-name="ce3">
            <text:p>China</text:p>
          </table:table-cell>
          <table:table-cell office:value-type="string" table:style-name="ce3">
            <text:p>Male</text:p>
          </table:table-cell>
          <table:table-cell office:value-type="string" office:string-value="https://eu.ui-avatars.com/api/?name=Kenton+Chrystal&amp;background=#A93182&amp;color=fff" table:formula="of:=&quot;https://eu.ui-avatars.com/api/?name=&quot;&amp;[.A50]&amp;&quot;+&quot;&amp;[.B50]&amp;&quot;&amp;background=&quot;&amp;[.S50]&amp;&quot;&amp;color=fff&quot;" table:style-name="ce7">
            <text:p>https://eu.ui-avatars.com/api/?name=Kenton+Chrystal&amp;background=#A93182&amp;color=fff</text:p>
          </table:table-cell>
          <table:table-cell office:value-type="string" table:style-name="ce3">
            <text:p>Dynazzy</text:p>
          </table:table-cell>
          <table:table-cell office:value-type="string" table:style-name="ce3">
            <text:p>Teacher</text:p>
          </table:table-cell>
          <table:table-cell office:value-type="string" table:style-name="ce3">
            <text:p>curae donec pharetra magna vestibulum aliquet ultrices erat tortor sollicitudin mi sit amet lobortis</text:p>
          </table:table-cell>
          <table:table-cell table:style-name="ce3"/>
          <table:table-cell office:value-type="string" table:style-name="ce3">
            <text:p>legal/regulatory expertise, some economics expertise, advise on fintech/blockchain matters affecting the financial industry, interest in strategy</text:p>
          </table:table-cell>
          <table:table-cell table:content-validation-name="val2" table:style-name="ce11"/>
          <table:table-cell table:content-validation-name="val2" table:style-name="ce11"/>
          <table:table-cell office:value-type="string" office:string-value="#A93182" table:formula="of:=&quot;#A&quot;&amp;RANDBETWEEN(1; 9)&amp;RANDBETWEEN(1; 9)&amp;RANDBETWEEN(1; 9)&amp;RANDBETWEEN(1; 9)&amp;RANDBETWEEN(1; 9)" table:style-name="ce11">
            <text:p>#A93182</text:p>
          </table:table-cell>
          <table:table-cell table:number-columns-repeated="16365"/>
        </table:table-row>
        <table:table-row table:style-name="ro3">
          <table:table-cell office:value-type="string" table:style-name="ce3">
            <text:p>Golda</text:p>
          </table:table-cell>
          <table:table-cell office:value-type="string" table:style-name="ce3">
            <text:p>Donette</text:p>
          </table:table-cell>
          <table:table-cell office:value-type="string" office:string-value="Golda Donette" table:formula="of:=[.A51]&amp;&quot; &quot;&amp;[.B51]" table:style-name="ce3">
            <text:p>Golda Donett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Golda@Donette.com" table:formula="of:=[.A51]&amp;&quot;@&quot;&amp;[.B51]&amp;&quot;.com&quot;" table:style-name="ce3">
            <text:p>Golda@Donette.com</text:p>
          </table:table-cell>
          <table:table-cell office:value-type="string" table:style-name="ce3">
            <text:p>602-483-3694</text:p>
          </table:table-cell>
          <table:table-cell office:value-type="string" table:style-name="ce3">
            <text:p>Guarapari</text:p>
          </table:table-cell>
          <table:table-cell office:value-type="string" table:style-name="ce3">
            <text:p>Brazil</text:p>
          </table:table-cell>
          <table:table-cell office:value-type="string" table:style-name="ce3">
            <text:p>Male</text:p>
          </table:table-cell>
          <table:table-cell office:value-type="string" office:string-value="https://eu.ui-avatars.com/api/?name=Golda+Donette&amp;background=#A67118&amp;color=fff" table:formula="of:=&quot;https://eu.ui-avatars.com/api/?name=&quot;&amp;[.A51]&amp;&quot;+&quot;&amp;[.B51]&amp;&quot;&amp;background=&quot;&amp;[.S51]&amp;&quot;&amp;color=fff&quot;" table:style-name="ce7">
            <text:p>https://eu.ui-avatars.com/api/?name=Golda+Donette&amp;background=#A67118&amp;color=fff</text:p>
          </table:table-cell>
          <table:table-cell office:value-type="string" table:style-name="ce3">
            <text:p>Jaloo</text:p>
          </table:table-cell>
          <table:table-cell office:value-type="string" table:style-name="ce3">
            <text:p>Marketing Manager</text:p>
          </table:table-cell>
          <table:table-cell office:value-type="string" table:style-name="ce3">
            <text:p>dapibus dolor vel est donec odio justo sollicitudin ut suscipit a feugiat et eros vestibulum ac est lacinia</text:p>
          </table:table-cell>
          <table:table-cell office:value-type="string" table:style-name="ce3">
            <text:p>Java,Python,Ruby,Solidity,Scala,R Programming</text:p>
          </table:table-cell>
          <table:table-cell office:value-type="string" table:style-name="ce3">
            <text:p>#legal #finance #humanitarianlaw #citizenship #privacy # personaldata #europeanlaw</text:p>
          </table:table-cell>
          <table:table-cell table:content-validation-name="val2" table:style-name="ce11"/>
          <table:table-cell table:content-validation-name="val2" table:style-name="ce11"/>
          <table:table-cell office:value-type="string" office:string-value="#A67118" table:formula="of:=&quot;#A&quot;&amp;RANDBETWEEN(1; 9)&amp;RANDBETWEEN(1; 9)&amp;RANDBETWEEN(1; 9)&amp;RANDBETWEEN(1; 9)&amp;RANDBETWEEN(1; 9)" table:style-name="ce11">
            <text:p>#A67118</text:p>
          </table:table-cell>
          <table:table-cell table:number-columns-repeated="16365"/>
        </table:table-row>
        <table:table-row table:style-name="ro3">
          <table:table-cell office:value-type="string" table:style-name="ce3">
            <text:p>Claudia</text:p>
          </table:table-cell>
          <table:table-cell office:value-type="string" table:style-name="ce3">
            <text:p>Lourdes</text:p>
          </table:table-cell>
          <table:table-cell office:value-type="string" office:string-value="Claudia Lourdes" table:formula="of:=[.A52]&amp;&quot; &quot;&amp;[.B52]" table:style-name="ce3">
            <text:p>Claudia Lourdes</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Claudia@Lourdes.com" table:formula="of:=[.A52]&amp;&quot;@&quot;&amp;[.B52]&amp;&quot;.com&quot;" table:style-name="ce3">
            <text:p>Claudia@Lourdes.com</text:p>
          </table:table-cell>
          <table:table-cell office:value-type="string" table:style-name="ce3">
            <text:p>934-274-0381</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Claudia+Lourdes&amp;background=#A55417&amp;color=fff" table:formula="of:=&quot;https://eu.ui-avatars.com/api/?name=&quot;&amp;[.A52]&amp;&quot;+&quot;&amp;[.B52]&amp;&quot;&amp;background=&quot;&amp;[.S52]&amp;&quot;&amp;color=fff&quot;" table:style-name="ce7">
            <text:p>https://eu.ui-avatars.com/api/?name=Claudia+Lourdes&amp;background=#A55417&amp;color=fff</text:p>
          </table:table-cell>
          <table:table-cell office:value-type="string" table:style-name="ce3">
            <text:p>Zoomlounge</text:p>
          </table:table-cell>
          <table:table-cell office:value-type="string" table:style-name="ce3">
            <text:p>Technical Writer</text:p>
          </table:table-cell>
          <table:table-cell office:value-type="string" table:style-name="ce3">
            <text:p>sapien arcu sed augue aliquam erat volutpat in congue etiam justo etiam pretium iaculis</text:p>
          </table:table-cell>
          <table:table-cell office:value-type="string" table:style-name="ce3">
            <text:p>Python</text:p>
          </table:table-cell>
          <table:table-cell office:value-type="string" table:style-name="ce3">
            <text:p>#legal #contractlaw #commerciallaw #realestate #disputeresolution #contracting #legalinfrastructure</text:p>
          </table:table-cell>
          <table:table-cell table:content-validation-name="val2" table:style-name="ce11"/>
          <table:table-cell table:content-validation-name="val2" table:style-name="ce11"/>
          <table:table-cell office:value-type="string" office:string-value="#A55417" table:formula="of:=&quot;#A&quot;&amp;RANDBETWEEN(1; 9)&amp;RANDBETWEEN(1; 9)&amp;RANDBETWEEN(1; 9)&amp;RANDBETWEEN(1; 9)&amp;RANDBETWEEN(1; 9)" table:style-name="ce11">
            <text:p>#A55417</text:p>
          </table:table-cell>
          <table:table-cell table:number-columns-repeated="16365"/>
        </table:table-row>
        <table:table-row table:style-name="ro3">
          <table:table-cell office:value-type="string" table:style-name="ce3">
            <text:p>Lilia</text:p>
          </table:table-cell>
          <table:table-cell office:value-type="string" table:style-name="ce3">
            <text:p>Jennette</text:p>
          </table:table-cell>
          <table:table-cell office:value-type="string" office:string-value="Lilia Jennette" table:formula="of:=[.A53]&amp;&quot; &quot;&amp;[.B53]" table:style-name="ce3">
            <text:p>Lilia Jennett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Lilia@Jennette.com" table:formula="of:=[.A53]&amp;&quot;@&quot;&amp;[.B53]&amp;&quot;.com&quot;" table:style-name="ce3">
            <text:p>Lilia@Jennette.com</text:p>
          </table:table-cell>
          <table:table-cell office:value-type="string" table:style-name="ce3">
            <text:p>440-129-2176</text:p>
          </table:table-cell>
          <table:table-cell office:value-type="string" table:style-name="ce3">
            <text:p>Fuyu</text:p>
          </table:table-cell>
          <table:table-cell office:value-type="string" table:style-name="ce3">
            <text:p>China</text:p>
          </table:table-cell>
          <table:table-cell office:value-type="string" table:style-name="ce3">
            <text:p>Male</text:p>
          </table:table-cell>
          <table:table-cell office:value-type="string" office:string-value="https://eu.ui-avatars.com/api/?name=Lilia+Jennette&amp;background=#A11123&amp;color=fff" table:formula="of:=&quot;https://eu.ui-avatars.com/api/?name=&quot;&amp;[.A53]&amp;&quot;+&quot;&amp;[.B53]&amp;&quot;&amp;background=&quot;&amp;[.S53]&amp;&quot;&amp;color=fff&quot;" table:style-name="ce7">
            <text:p>https://eu.ui-avatars.com/api/?name=Lilia+Jennette&amp;background=#A11123&amp;color=fff</text:p>
          </table:table-cell>
          <table:table-cell office:value-type="string" table:style-name="ce3">
            <text:p>Innojam</text:p>
          </table:table-cell>
          <table:table-cell office:value-type="string" table:style-name="ce3">
            <text:p>Edito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R Programming</text:p>
          </table:table-cell>
          <table:table-cell office:value-type="string" table:style-name="ce3">
            <text:p>#energy</text:p>
          </table:table-cell>
          <table:table-cell table:content-validation-name="val2" table:style-name="ce11"/>
          <table:table-cell table:content-validation-name="val2" table:style-name="ce11"/>
          <table:table-cell office:value-type="string" office:string-value="#A11123" table:formula="of:=&quot;#A&quot;&amp;RANDBETWEEN(1; 9)&amp;RANDBETWEEN(1; 9)&amp;RANDBETWEEN(1; 9)&amp;RANDBETWEEN(1; 9)&amp;RANDBETWEEN(1; 9)" table:style-name="ce11">
            <text:p>#A11123</text:p>
          </table:table-cell>
          <table:table-cell table:number-columns-repeated="16365"/>
        </table:table-row>
        <table:table-row table:style-name="ro3">
          <table:table-cell office:value-type="string" table:style-name="ce3">
            <text:p>Roselyn</text:p>
          </table:table-cell>
          <table:table-cell office:value-type="string" table:style-name="ce3">
            <text:p>Beatrice</text:p>
          </table:table-cell>
          <table:table-cell office:value-type="string" office:string-value="Roselyn Beatrice" table:formula="of:=[.A54]&amp;&quot; &quot;&amp;[.B54]" table:style-name="ce3">
            <text:p>Roselyn Beatric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Roselyn@Beatrice.com" table:formula="of:=[.A54]&amp;&quot;@&quot;&amp;[.B54]&amp;&quot;.com&quot;" table:style-name="ce3">
            <text:p>Roselyn@Beatrice.com</text:p>
          </table:table-cell>
          <table:table-cell office:value-type="string" table:style-name="ce3">
            <text:p>385-259-2093</text:p>
          </table:table-cell>
          <table:table-cell office:value-type="string" table:style-name="ce3">
            <text:p>Jatake</text:p>
          </table:table-cell>
          <table:table-cell office:value-type="string" table:style-name="ce3">
            <text:p>Indonesia</text:p>
          </table:table-cell>
          <table:table-cell office:value-type="string" table:style-name="ce3">
            <text:p>Male</text:p>
          </table:table-cell>
          <table:table-cell office:value-type="string" office:string-value="https://eu.ui-avatars.com/api/?name=Roselyn+Beatrice&amp;background=#A98857&amp;color=fff" table:formula="of:=&quot;https://eu.ui-avatars.com/api/?name=&quot;&amp;[.A54]&amp;&quot;+&quot;&amp;[.B54]&amp;&quot;&amp;background=&quot;&amp;[.S54]&amp;&quot;&amp;color=fff&quot;" table:style-name="ce7">
            <text:p>https://eu.ui-avatars.com/api/?name=Roselyn+Beatrice&amp;background=#A98857&amp;color=fff</text:p>
          </table:table-cell>
          <table:table-cell office:value-type="string" table:style-name="ce3">
            <text:p>Bubbletube</text:p>
          </table:table-cell>
          <table:table-cell office:value-type="string" table:style-name="ce3">
            <text:p>Professor</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R Programming</text:p>
          </table:table-cell>
          <table:table-cell office:value-type="string" table:style-name="ce3">
            <text:p>Real Estate and renewable energy</text:p>
          </table:table-cell>
          <table:table-cell table:content-validation-name="val2" table:style-name="ce11"/>
          <table:table-cell table:content-validation-name="val2" table:style-name="ce11"/>
          <table:table-cell office:value-type="string" office:string-value="#A98857" table:formula="of:=&quot;#A&quot;&amp;RANDBETWEEN(1; 9)&amp;RANDBETWEEN(1; 9)&amp;RANDBETWEEN(1; 9)&amp;RANDBETWEEN(1; 9)&amp;RANDBETWEEN(1; 9)" table:style-name="ce11">
            <text:p>#A98857</text:p>
          </table:table-cell>
          <table:table-cell table:number-columns-repeated="16365"/>
        </table:table-row>
        <table:table-row table:style-name="ro3">
          <table:table-cell office:value-type="string" table:style-name="ce3">
            <text:p>Arnoldo</text:p>
          </table:table-cell>
          <table:table-cell office:value-type="string" table:style-name="ce3">
            <text:p>Joanne</text:p>
          </table:table-cell>
          <table:table-cell office:value-type="string" office:string-value="Arnoldo Joanne" table:formula="of:=[.A55]&amp;&quot; &quot;&amp;[.B55]" table:style-name="ce3">
            <text:p>Arnoldo Joann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Arnoldo@Joanne.com" table:formula="of:=[.A55]&amp;&quot;@&quot;&amp;[.B55]&amp;&quot;.com&quot;" table:style-name="ce3">
            <text:p>Arnoldo@Joanne.com</text:p>
          </table:table-cell>
          <table:table-cell office:value-type="string" table:style-name="ce3">
            <text:p>952-636-8341</text:p>
          </table:table-cell>
          <table:table-cell office:value-type="string" table:style-name="ce3">
            <text:p>Trat</text:p>
          </table:table-cell>
          <table:table-cell office:value-type="string" table:style-name="ce3">
            <text:p>Thailand</text:p>
          </table:table-cell>
          <table:table-cell office:value-type="string" table:style-name="ce3">
            <text:p>Female</text:p>
          </table:table-cell>
          <table:table-cell office:value-type="string" office:string-value="https://eu.ui-avatars.com/api/?name=Arnoldo+Joanne&amp;background=#A84122&amp;color=fff" table:formula="of:=&quot;https://eu.ui-avatars.com/api/?name=&quot;&amp;[.A55]&amp;&quot;+&quot;&amp;[.B55]&amp;&quot;&amp;background=&quot;&amp;[.S55]&amp;&quot;&amp;color=fff&quot;" table:style-name="ce7">
            <text:p>https://eu.ui-avatars.com/api/?name=Arnoldo+Joanne&amp;background=#A84122&amp;color=fff</text:p>
          </table:table-cell>
          <table:table-cell office:value-type="string" table:style-name="ce3">
            <text:p>Lazzy</text:p>
          </table:table-cell>
          <table:table-cell office:value-type="string" table:style-name="ce3">
            <text:p>Director of Sales</text:p>
          </table:table-cell>
          <table:table-cell office:value-type="string" table:style-name="ce3">
            <text:p>morbi vel lectus in quam fringilla rhoncus mauris enim leo rhoncus</text:p>
          </table:table-cell>
          <table:table-cell office:value-type="string" table:style-name="ce3">
            <text:p>Java,C/C++,Python,R Programming</text:p>
          </table:table-cell>
          <table:table-cell office:value-type="string" table:style-name="ce3">
            <text:p>#IntellectualProperty #DataProtection #IP #Privacy #PersonalData</text:p>
          </table:table-cell>
          <table:table-cell table:content-validation-name="val2" table:style-name="ce11"/>
          <table:table-cell table:content-validation-name="val2" table:style-name="ce11"/>
          <table:table-cell office:value-type="string" office:string-value="#A84122" table:formula="of:=&quot;#A&quot;&amp;RANDBETWEEN(1; 9)&amp;RANDBETWEEN(1; 9)&amp;RANDBETWEEN(1; 9)&amp;RANDBETWEEN(1; 9)&amp;RANDBETWEEN(1; 9)" table:style-name="ce11">
            <text:p>#A84122</text:p>
          </table:table-cell>
          <table:table-cell table:number-columns-repeated="16365"/>
        </table:table-row>
        <table:table-row table:style-name="ro3">
          <table:table-cell office:value-type="string" table:style-name="ce3">
            <text:p>Chance</text:p>
          </table:table-cell>
          <table:table-cell office:value-type="string" table:style-name="ce3">
            <text:p>Melaine</text:p>
          </table:table-cell>
          <table:table-cell office:value-type="string" office:string-value="Chance Melaine" table:formula="of:=[.A56]&amp;&quot; &quot;&amp;[.B56]" table:style-name="ce3">
            <text:p>Chance Melain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Chance@Melaine.com" table:formula="of:=[.A56]&amp;&quot;@&quot;&amp;[.B56]&amp;&quot;.com&quot;" table:style-name="ce3">
            <text:p>Chance@Melaine.com</text:p>
          </table:table-cell>
          <table:table-cell office:value-type="string" table:style-name="ce3">
            <text:p>771-261-2110</text:p>
          </table:table-cell>
          <table:table-cell office:value-type="string" table:style-name="ce3">
            <text:p>Stara Kiszewa</text:p>
          </table:table-cell>
          <table:table-cell office:value-type="string" table:style-name="ce3">
            <text:p>Poland</text:p>
          </table:table-cell>
          <table:table-cell office:value-type="string" table:style-name="ce3">
            <text:p>Male</text:p>
          </table:table-cell>
          <table:table-cell office:value-type="string" office:string-value="https://eu.ui-avatars.com/api/?name=Chance+Melaine&amp;background=#A66398&amp;color=fff" table:formula="of:=&quot;https://eu.ui-avatars.com/api/?name=&quot;&amp;[.A56]&amp;&quot;+&quot;&amp;[.B56]&amp;&quot;&amp;background=&quot;&amp;[.S56]&amp;&quot;&amp;color=fff&quot;" table:style-name="ce7">
            <text:p>https://eu.ui-avatars.com/api/?name=Chance+Melaine&amp;background=#A66398&amp;color=fff</text:p>
          </table:table-cell>
          <table:table-cell office:value-type="string" table:style-name="ce3">
            <text:p>Brainlounge</text:p>
          </table:table-cell>
          <table:table-cell office:value-type="string" table:style-name="ce3">
            <text:p>Marketing Assistant</text:p>
          </table:table-cell>
          <table:table-cell office:value-type="string" table:style-name="ce3">
            <text:p>curae mauris viverra diam vitae quam suspendisse potenti nullam porttitor lacus at turpis donec posuere metus</text:p>
          </table:table-cell>
          <table:table-cell office:value-type="string" table:style-name="ce3">
            <text:p>Java Script,Python,Node.js,PHP,Scala,R Programming</text:p>
          </table:table-cell>
          <table:table-cell office:value-type="string" table:style-name="ce3">
            <text:p>GDPR, data protection, legal advice, personal data, privacy</text:p>
          </table:table-cell>
          <table:table-cell table:content-validation-name="val2" table:style-name="ce11"/>
          <table:table-cell table:content-validation-name="val2" table:style-name="ce11"/>
          <table:table-cell office:value-type="string" office:string-value="#A66398" table:formula="of:=&quot;#A&quot;&amp;RANDBETWEEN(1; 9)&amp;RANDBETWEEN(1; 9)&amp;RANDBETWEEN(1; 9)&amp;RANDBETWEEN(1; 9)&amp;RANDBETWEEN(1; 9)" table:style-name="ce11">
            <text:p>#A66398</text:p>
          </table:table-cell>
          <table:table-cell table:number-columns-repeated="16365"/>
        </table:table-row>
        <table:table-row table:style-name="ro3">
          <table:table-cell office:value-type="string" table:style-name="ce3">
            <text:p>Wendy</text:p>
          </table:table-cell>
          <table:table-cell office:value-type="string" table:style-name="ce3">
            <text:p>Ghislaine</text:p>
          </table:table-cell>
          <table:table-cell office:value-type="string" office:string-value="Wendy Ghislaine" table:formula="of:=[.A57]&amp;&quot; &quot;&amp;[.B57]" table:style-name="ce3">
            <text:p>Wendy Ghislain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Wendy@Ghislaine.com" table:formula="of:=[.A57]&amp;&quot;@&quot;&amp;[.B57]&amp;&quot;.com&quot;" table:style-name="ce3">
            <text:p>Wendy@Ghislaine.com</text:p>
          </table:table-cell>
          <table:table-cell office:value-type="string" table:style-name="ce3">
            <text:p>540-725-0357</text:p>
          </table:table-cell>
          <table:table-cell office:value-type="string" table:style-name="ce3">
            <text:p>Jāti</text:p>
          </table:table-cell>
          <table:table-cell office:value-type="string" table:style-name="ce3">
            <text:p>Pakistan</text:p>
          </table:table-cell>
          <table:table-cell office:value-type="string" table:style-name="ce3">
            <text:p>Female</text:p>
          </table:table-cell>
          <table:table-cell office:value-type="string" office:string-value="https://eu.ui-avatars.com/api/?name=Wendy+Ghislaine&amp;background=#A91431&amp;color=fff" table:formula="of:=&quot;https://eu.ui-avatars.com/api/?name=&quot;&amp;[.A57]&amp;&quot;+&quot;&amp;[.B57]&amp;&quot;&amp;background=&quot;&amp;[.S57]&amp;&quot;&amp;color=fff&quot;" table:style-name="ce7">
            <text:p>https://eu.ui-avatars.com/api/?name=Wendy+Ghislaine&amp;background=#A91431&amp;color=fff</text:p>
          </table:table-cell>
          <table:table-cell office:value-type="string" table:style-name="ce3">
            <text:p>Zazio</text:p>
          </table:table-cell>
          <table:table-cell office:value-type="string" table:style-name="ce3">
            <text:p>VP Product Management</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Java Script,Java,Swift,C/C++,C#,CSS/HTML,Python,Node.js,PHP,Rust,Solidity,Go (Golang)</text:p>
          </table:table-cell>
          <table:table-cell office:value-type="string" table:style-name="ce3">
            <text:p>Legal, open source, licensing, copyright</text:p>
          </table:table-cell>
          <table:table-cell table:content-validation-name="val2" table:style-name="ce11"/>
          <table:table-cell table:content-validation-name="val2" table:style-name="ce11"/>
          <table:table-cell office:value-type="string" office:string-value="#A91431" table:formula="of:=&quot;#A&quot;&amp;RANDBETWEEN(1; 9)&amp;RANDBETWEEN(1; 9)&amp;RANDBETWEEN(1; 9)&amp;RANDBETWEEN(1; 9)&amp;RANDBETWEEN(1; 9)" table:style-name="ce11">
            <text:p>#A91431</text:p>
          </table:table-cell>
          <table:table-cell table:number-columns-repeated="16365"/>
        </table:table-row>
        <table:table-row table:style-name="ro3">
          <table:table-cell office:value-type="string" table:style-name="ce3">
            <text:p>Lovetta</text:p>
          </table:table-cell>
          <table:table-cell office:value-type="string" table:style-name="ce3">
            <text:p>Florida</text:p>
          </table:table-cell>
          <table:table-cell office:value-type="string" office:string-value="Lovetta Florida" table:formula="of:=[.A58]&amp;&quot; &quot;&amp;[.B58]" table:style-name="ce3">
            <text:p>Lovetta Florid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Lovetta@Florida.com" table:formula="of:=[.A58]&amp;&quot;@&quot;&amp;[.B58]&amp;&quot;.com&quot;" table:style-name="ce3">
            <text:p>Lovetta@Florida.com</text:p>
          </table:table-cell>
          <table:table-cell office:value-type="string" table:style-name="ce3">
            <text:p>659-548-5056</text:p>
          </table:table-cell>
          <table:table-cell office:value-type="string" table:style-name="ce3">
            <text:p>Madan</text:p>
          </table:table-cell>
          <table:table-cell office:value-type="string" table:style-name="ce3">
            <text:p>Indonesia</text:p>
          </table:table-cell>
          <table:table-cell office:value-type="string" table:style-name="ce3">
            <text:p>Male</text:p>
          </table:table-cell>
          <table:table-cell office:value-type="string" office:string-value="https://eu.ui-avatars.com/api/?name=Lovetta+Florida&amp;background=#A66595&amp;color=fff" table:formula="of:=&quot;https://eu.ui-avatars.com/api/?name=&quot;&amp;[.A58]&amp;&quot;+&quot;&amp;[.B58]&amp;&quot;&amp;background=&quot;&amp;[.S58]&amp;&quot;&amp;color=fff&quot;" table:style-name="ce7">
            <text:p>https://eu.ui-avatars.com/api/?name=Lovetta+Florida&amp;background=#A66595&amp;color=fff</text:p>
          </table:table-cell>
          <table:table-cell office:value-type="string" table:style-name="ce3">
            <text:p>Buzzshare</text:p>
          </table:table-cell>
          <table:table-cell office:value-type="string" table:style-name="ce3">
            <text:p>Food Chemist</text:p>
          </table:table-cell>
          <table:table-cell office:value-type="string" table:style-name="ce3">
            <text:p>justo sollicitudin ut suscipit a feugiat et eros vestibulum ac est</text:p>
          </table:table-cell>
          <table:table-cell office:value-type="string" table:style-name="ce3">
            <text:p>Java Script,C/C++,C#,CSS/HTML,Python,Node.js,PHP,XML,json</text:p>
          </table:table-cell>
          <table:table-cell office:value-type="string" table:style-name="ce3">
            <text:p>Legal, contracts, Fintech, corporate, finance, capital markets, crowdfunding</text:p>
          </table:table-cell>
          <table:table-cell table:content-validation-name="val2" table:style-name="ce11"/>
          <table:table-cell table:content-validation-name="val2" table:style-name="ce11"/>
          <table:table-cell office:value-type="string" office:string-value="#A66595" table:formula="of:=&quot;#A&quot;&amp;RANDBETWEEN(1; 9)&amp;RANDBETWEEN(1; 9)&amp;RANDBETWEEN(1; 9)&amp;RANDBETWEEN(1; 9)&amp;RANDBETWEEN(1; 9)" table:style-name="ce11">
            <text:p>#A66595</text:p>
          </table:table-cell>
          <table:table-cell table:number-columns-repeated="16365"/>
        </table:table-row>
        <table:table-row table:style-name="ro3">
          <table:table-cell office:value-type="string" table:style-name="ce3">
            <text:p>Augustus</text:p>
          </table:table-cell>
          <table:table-cell office:value-type="string" table:style-name="ce3">
            <text:p>Heathe</text:p>
          </table:table-cell>
          <table:table-cell office:value-type="string" office:string-value="Augustus Heathe" table:formula="of:=[.A59]&amp;&quot; &quot;&amp;[.B59]" table:style-name="ce3">
            <text:p>Augustus Heath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Augustus@Heathe.com" table:formula="of:=[.A59]&amp;&quot;@&quot;&amp;[.B59]&amp;&quot;.com&quot;" table:style-name="ce3">
            <text:p>Augustus@Heathe.com</text:p>
          </table:table-cell>
          <table:table-cell office:value-type="string" table:style-name="ce3">
            <text:p>499-547-7216</text:p>
          </table:table-cell>
          <table:table-cell office:value-type="string" table:style-name="ce3">
            <text:p>Xiaoqi</text:p>
          </table:table-cell>
          <table:table-cell office:value-type="string" table:style-name="ce3">
            <text:p>China</text:p>
          </table:table-cell>
          <table:table-cell office:value-type="string" table:style-name="ce3">
            <text:p>Male</text:p>
          </table:table-cell>
          <table:table-cell office:value-type="string" office:string-value="https://eu.ui-avatars.com/api/?name=Augustus+Heathe&amp;background=#A85197&amp;color=fff" table:formula="of:=&quot;https://eu.ui-avatars.com/api/?name=&quot;&amp;[.A59]&amp;&quot;+&quot;&amp;[.B59]&amp;&quot;&amp;background=&quot;&amp;[.S59]&amp;&quot;&amp;color=fff&quot;" table:style-name="ce7">
            <text:p>https://eu.ui-avatars.com/api/?name=Augustus+Heathe&amp;background=#A85197&amp;color=fff</text:p>
          </table:table-cell>
          <table:table-cell office:value-type="string" table:style-name="ce3">
            <text:p>Meejo</text:p>
          </table:table-cell>
          <table:table-cell office:value-type="string" table:style-name="ce3">
            <text:p>Technical Writer</text:p>
          </table:table-cell>
          <table:table-cell office:value-type="string" table:style-name="ce3">
            <text:p>dolor morbi vel lectus in quam fringilla rhoncus mauris enim leo rhoncus sed vestibulum sit</text:p>
          </table:table-cell>
          <table:table-cell office:value-type="string" table:style-name="ce3">
            <text:p>Java Script,C#,Python,CSS/HTML,Java</text:p>
          </table:table-cell>
          <table:table-cell office:value-type="string" table:style-name="ce3">
            <text:p>#RealEstate #Law</text:p>
          </table:table-cell>
          <table:table-cell table:content-validation-name="val2" table:style-name="ce11"/>
          <table:table-cell table:content-validation-name="val2" table:style-name="ce11"/>
          <table:table-cell office:value-type="string" office:string-value="#A85197" table:formula="of:=&quot;#A&quot;&amp;RANDBETWEEN(1; 9)&amp;RANDBETWEEN(1; 9)&amp;RANDBETWEEN(1; 9)&amp;RANDBETWEEN(1; 9)&amp;RANDBETWEEN(1; 9)" table:style-name="ce11">
            <text:p>#A85197</text:p>
          </table:table-cell>
          <table:table-cell table:number-columns-repeated="16365"/>
        </table:table-row>
        <table:table-row table:style-name="ro3">
          <table:table-cell office:value-type="string" table:style-name="ce3">
            <text:p>Jospeh</text:p>
          </table:table-cell>
          <table:table-cell office:value-type="string" table:style-name="ce3">
            <text:p>Svetlana</text:p>
          </table:table-cell>
          <table:table-cell office:value-type="string" office:string-value="Jospeh Svetlana" table:formula="of:=[.A60]&amp;&quot; &quot;&amp;[.B60]" table:style-name="ce3">
            <text:p>Jospeh Svetlan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Jospeh@Svetlana.com" table:formula="of:=[.A60]&amp;&quot;@&quot;&amp;[.B60]&amp;&quot;.com&quot;" table:style-name="ce3">
            <text:p>Jospeh@Svetlana.com</text:p>
          </table:table-cell>
          <table:table-cell office:value-type="string" table:style-name="ce3">
            <text:p>786-699-9050</text:p>
          </table:table-cell>
          <table:table-cell office:value-type="string" table:style-name="ce3">
            <text:p>Guruafi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speh+Svetlana&amp;background=#A72651&amp;color=fff" table:formula="of:=&quot;https://eu.ui-avatars.com/api/?name=&quot;&amp;[.A60]&amp;&quot;+&quot;&amp;[.B60]&amp;&quot;&amp;background=&quot;&amp;[.S60]&amp;&quot;&amp;color=fff&quot;" table:style-name="ce7">
            <text:p>https://eu.ui-avatars.com/api/?name=Jospeh+Svetlana&amp;background=#A72651&amp;color=fff</text:p>
          </table:table-cell>
          <table:table-cell office:value-type="string" table:style-name="ce3">
            <text:p>Babbleopia</text:p>
          </table:table-cell>
          <table:table-cell office:value-type="string" table:style-name="ce3">
            <text:p>Account Executive</text:p>
          </table:table-cell>
          <table:table-cell office:value-type="string" table:style-name="ce3">
            <text:p>amet cursus id turpis integer aliquet massa id lobortis convallis tortor risus dapibus augue vel</text:p>
          </table:table-cell>
          <table:table-cell office:value-type="string" table:style-name="ce3">
            <text:p>Java Script,Java,Swift,C/C++,C#,CSS/HTML,Node.js,PHP,Ruby,Solidity,XML</text:p>
          </table:table-cell>
          <table:table-cell office:value-type="string" table:style-name="ce3">
            <text:p>#healthcare</text:p>
          </table:table-cell>
          <table:table-cell table:content-validation-name="val2" table:style-name="ce11"/>
          <table:table-cell table:content-validation-name="val2" table:style-name="ce11"/>
          <table:table-cell office:value-type="string" office:string-value="#A72651" table:formula="of:=&quot;#A&quot;&amp;RANDBETWEEN(1; 9)&amp;RANDBETWEEN(1; 9)&amp;RANDBETWEEN(1; 9)&amp;RANDBETWEEN(1; 9)&amp;RANDBETWEEN(1; 9)" table:style-name="ce11">
            <text:p>#A72651</text:p>
          </table:table-cell>
          <table:table-cell table:number-columns-repeated="16365"/>
        </table:table-row>
        <table:table-row table:style-name="ro3">
          <table:table-cell office:value-type="string" table:style-name="ce3">
            <text:p>Jeffrey</text:p>
          </table:table-cell>
          <table:table-cell office:value-type="string" table:style-name="ce3">
            <text:p>Edison</text:p>
          </table:table-cell>
          <table:table-cell office:value-type="string" office:string-value="Jeffrey Edison" table:formula="of:=[.A61]&amp;&quot; &quot;&amp;[.B61]" table:style-name="ce3">
            <text:p>Jeffrey Edison</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Jeffrey@Edison.com" table:formula="of:=[.A61]&amp;&quot;@&quot;&amp;[.B61]&amp;&quot;.com&quot;" table:style-name="ce3">
            <text:p>Jeffrey@Edison.com</text:p>
          </table:table-cell>
          <table:table-cell office:value-type="string" table:style-name="ce3">
            <text:p>361-739-5032</text:p>
          </table:table-cell>
          <table:table-cell office:value-type="string" table:style-name="ce3">
            <text:p>Yanzhou</text:p>
          </table:table-cell>
          <table:table-cell office:value-type="string" table:style-name="ce3">
            <text:p>China</text:p>
          </table:table-cell>
          <table:table-cell office:value-type="string" table:style-name="ce3">
            <text:p>Female</text:p>
          </table:table-cell>
          <table:table-cell office:value-type="string" office:string-value="https://eu.ui-avatars.com/api/?name=Jeffrey+Edison&amp;background=#A43226&amp;color=fff" table:formula="of:=&quot;https://eu.ui-avatars.com/api/?name=&quot;&amp;[.A61]&amp;&quot;+&quot;&amp;[.B61]&amp;&quot;&amp;background=&quot;&amp;[.S61]&amp;&quot;&amp;color=fff&quot;" table:style-name="ce7">
            <text:p>https://eu.ui-avatars.com/api/?name=Jeffrey+Edison&amp;background=#A43226&amp;color=fff</text:p>
          </table:table-cell>
          <table:table-cell office:value-type="string" table:style-name="ce3">
            <text:p>Skidoo</text:p>
          </table:table-cell>
          <table:table-cell office:value-type="string" table:style-name="ce3">
            <text:p>Graphic Designer</text:p>
          </table:table-cell>
          <table:table-cell office:value-type="string" table:style-name="ce3">
            <text:p>velit nec nisi vulputate nonummy maecenas tincidunt lacus at velit vivamus vel</text:p>
          </table:table-cell>
          <table:table-cell office:value-type="string" table:style-name="ce3">
            <text:p>CSS/HTML,PHP</text:p>
          </table:table-cell>
          <table:table-cell office:value-type="string" table:style-name="ce3">
            <text:p>dispute resolution / litigation / arbitration</text:p>
          </table:table-cell>
          <table:table-cell table:content-validation-name="val2" table:style-name="ce11"/>
          <table:table-cell table:content-validation-name="val2" table:style-name="ce11"/>
          <table:table-cell office:value-type="string" office:string-value="#A43226" table:formula="of:=&quot;#A&quot;&amp;RANDBETWEEN(1; 9)&amp;RANDBETWEEN(1; 9)&amp;RANDBETWEEN(1; 9)&amp;RANDBETWEEN(1; 9)&amp;RANDBETWEEN(1; 9)" table:style-name="ce11">
            <text:p>#A43226</text:p>
          </table:table-cell>
          <table:table-cell table:number-columns-repeated="16365"/>
        </table:table-row>
        <table:table-row table:style-name="ro3">
          <table:table-cell office:value-type="string" table:style-name="ce3">
            <text:p>Fidelia</text:p>
          </table:table-cell>
          <table:table-cell office:value-type="string" table:style-name="ce3">
            <text:p>Jolene</text:p>
          </table:table-cell>
          <table:table-cell office:value-type="string" office:string-value="Fidelia Jolene" table:formula="of:=[.A62]&amp;&quot; &quot;&amp;[.B62]" table:style-name="ce3">
            <text:p>Fidelia Jolen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Fidelia@Jolene.com" table:formula="of:=[.A62]&amp;&quot;@&quot;&amp;[.B62]&amp;&quot;.com&quot;" table:style-name="ce3">
            <text:p>Fidelia@Jolene.com</text:p>
          </table:table-cell>
          <table:table-cell office:value-type="string" table:style-name="ce3">
            <text:p>616-905-1068</text:p>
          </table:table-cell>
          <table:table-cell office:value-type="string" table:style-name="ce3">
            <text:p>Grand Rapids</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idelia+Jolene&amp;background=#A42949&amp;color=fff" table:formula="of:=&quot;https://eu.ui-avatars.com/api/?name=&quot;&amp;[.A62]&amp;&quot;+&quot;&amp;[.B62]&amp;&quot;&amp;background=&quot;&amp;[.S62]&amp;&quot;&amp;color=fff&quot;" table:style-name="ce7">
            <text:p>https://eu.ui-avatars.com/api/?name=Fidelia+Jolene&amp;background=#A42949&amp;color=fff</text:p>
          </table:table-cell>
          <table:table-cell office:value-type="string" table:style-name="ce3">
            <text:p>Eire</text:p>
          </table:table-cell>
          <table:table-cell office:value-type="string" table:style-name="ce3">
            <text:p>Research Assistant III</text:p>
          </table:table-cell>
          <table:table-cell office:value-type="string" table:style-name="ce3">
            <text:p>vestibulum vestibulum ante ipsum primis in faucibus orci luctus et ultrices posuere cubilia</text:p>
          </table:table-cell>
          <table:table-cell office:value-type="string" table:style-name="ce3">
            <text:p>Java Script,Java,C/C++,CSS/HTML,Python,Node.js,PHP,R Programming</text:p>
          </table:table-cell>
          <table:table-cell office:value-type="string" table:style-name="ce3">
            <text:p>internal investigations, ediscovery</text:p>
          </table:table-cell>
          <table:table-cell table:content-validation-name="val2" table:style-name="ce11"/>
          <table:table-cell table:content-validation-name="val2" table:style-name="ce11"/>
          <table:table-cell office:value-type="string" office:string-value="#A42949" table:formula="of:=&quot;#A&quot;&amp;RANDBETWEEN(1; 9)&amp;RANDBETWEEN(1; 9)&amp;RANDBETWEEN(1; 9)&amp;RANDBETWEEN(1; 9)&amp;RANDBETWEEN(1; 9)" table:style-name="ce11">
            <text:p>#A42949</text:p>
          </table:table-cell>
          <table:table-cell table:number-columns-repeated="16365"/>
        </table:table-row>
        <table:table-row table:style-name="ro3">
          <table:table-cell office:value-type="string" table:style-name="ce3">
            <text:p>Chin</text:p>
          </table:table-cell>
          <table:table-cell office:value-type="string" table:style-name="ce3">
            <text:p>Qiana</text:p>
          </table:table-cell>
          <table:table-cell office:value-type="string" office:string-value="Chin Qiana" table:formula="of:=[.A63]&amp;&quot; &quot;&amp;[.B63]" table:style-name="ce3">
            <text:p>Chin Qian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Chin@Qiana.com" table:formula="of:=[.A63]&amp;&quot;@&quot;&amp;[.B63]&amp;&quot;.com&quot;" table:style-name="ce3">
            <text:p>Chin@Qiana.com</text:p>
          </table:table-cell>
          <table:table-cell office:value-type="string" table:style-name="ce3">
            <text:p>911-727-2965</text:p>
          </table:table-cell>
          <table:table-cell office:value-type="string" table:style-name="ce3">
            <text:p>Yinjiang</text:p>
          </table:table-cell>
          <table:table-cell office:value-type="string" table:style-name="ce3">
            <text:p>China</text:p>
          </table:table-cell>
          <table:table-cell office:value-type="string" table:style-name="ce3">
            <text:p>Male</text:p>
          </table:table-cell>
          <table:table-cell office:value-type="string" office:string-value="https://eu.ui-avatars.com/api/?name=Chin+Qiana&amp;background=#A74816&amp;color=fff" table:formula="of:=&quot;https://eu.ui-avatars.com/api/?name=&quot;&amp;[.A63]&amp;&quot;+&quot;&amp;[.B63]&amp;&quot;&amp;background=&quot;&amp;[.S63]&amp;&quot;&amp;color=fff&quot;" table:style-name="ce7">
            <text:p>https://eu.ui-avatars.com/api/?name=Chin+Qiana&amp;background=#A74816&amp;color=fff</text:p>
          </table:table-cell>
          <table:table-cell office:value-type="string" table:style-name="ce3">
            <text:p>Zoonoodle</text:p>
          </table:table-cell>
          <table:table-cell office:value-type="string" table:style-name="ce3">
            <text:p>Geologist IV</text:p>
          </table:table-cell>
          <table:table-cell office:value-type="string" table:style-name="ce3">
            <text:p>mauris ullamcorper purus sit amet nulla quisque arcu libero rutrum ac</text:p>
          </table:table-cell>
          <table:table-cell office:value-type="string" table:style-name="ce3">
            <text:p>CSS/HTML,PHP</text:p>
          </table:table-cell>
          <table:table-cell office:value-type="string" table:style-name="ce3">
            <text:p>#innovation</text:p>
          </table:table-cell>
          <table:table-cell table:content-validation-name="val2" table:style-name="ce11"/>
          <table:table-cell table:content-validation-name="val2" table:style-name="ce11"/>
          <table:table-cell office:value-type="string" office:string-value="#A74816" table:formula="of:=&quot;#A&quot;&amp;RANDBETWEEN(1; 9)&amp;RANDBETWEEN(1; 9)&amp;RANDBETWEEN(1; 9)&amp;RANDBETWEEN(1; 9)&amp;RANDBETWEEN(1; 9)" table:style-name="ce11">
            <text:p>#A74816</text:p>
          </table:table-cell>
          <table:table-cell table:number-columns-repeated="16365"/>
        </table:table-row>
        <table:table-row table:style-name="ro3">
          <table:table-cell office:value-type="string" table:style-name="ce3">
            <text:p>Ardell</text:p>
          </table:table-cell>
          <table:table-cell office:value-type="string" table:style-name="ce3">
            <text:p>Svetlana</text:p>
          </table:table-cell>
          <table:table-cell office:value-type="string" office:string-value="Ardell Svetlana" table:formula="of:=[.A64]&amp;&quot; &quot;&amp;[.B64]" table:style-name="ce3">
            <text:p>Ardell Svetlan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Ardell@Svetlana.com" table:formula="of:=[.A64]&amp;&quot;@&quot;&amp;[.B64]&amp;&quot;.com&quot;" table:style-name="ce3">
            <text:p>Ardell@Svetlana.com</text:p>
          </table:table-cell>
          <table:table-cell office:value-type="string" table:style-name="ce3">
            <text:p>184-269-0941</text:p>
          </table:table-cell>
          <table:table-cell office:value-type="string" table:style-name="ce3">
            <text:p>Sopron</text:p>
          </table:table-cell>
          <table:table-cell office:value-type="string" table:style-name="ce3">
            <text:p>Hungary</text:p>
          </table:table-cell>
          <table:table-cell office:value-type="string" table:style-name="ce3">
            <text:p>Male</text:p>
          </table:table-cell>
          <table:table-cell office:value-type="string" office:string-value="https://eu.ui-avatars.com/api/?name=Ardell+Svetlana&amp;background=#A68691&amp;color=fff" table:formula="of:=&quot;https://eu.ui-avatars.com/api/?name=&quot;&amp;[.A64]&amp;&quot;+&quot;&amp;[.B64]&amp;&quot;&amp;background=&quot;&amp;[.S64]&amp;&quot;&amp;color=fff&quot;" table:style-name="ce7">
            <text:p>https://eu.ui-avatars.com/api/?name=Ardell+Svetlana&amp;background=#A68691&amp;color=fff</text:p>
          </table:table-cell>
          <table:table-cell office:value-type="string" table:style-name="ce3">
            <text:p>Brainsphere</text:p>
          </table:table-cell>
          <table:table-cell office:value-type="string" table:style-name="ce3">
            <text:p>Assistant Media Planner</text:p>
          </table:table-cell>
          <table:table-cell office:value-type="string" table:style-name="ce3">
            <text:p>eget nunc donec quis orci eget orci vehicula condimentum curabitur in libero ut massa volutpat convallis morbi odio odio elementum</text:p>
          </table:table-cell>
          <table:table-cell office:value-type="string" table:style-name="ce3">
            <text:p>Java Script,CSS/HTML,PHP,XML,react</text:p>
          </table:table-cell>
          <table:table-cell office:value-type="string" table:style-name="ce3">
            <text:p>#Criminallaw #investigations #ediscovery</text:p>
          </table:table-cell>
          <table:table-cell table:content-validation-name="val2" table:style-name="ce11"/>
          <table:table-cell table:content-validation-name="val2" table:style-name="ce11"/>
          <table:table-cell office:value-type="string" office:string-value="#A68691" table:formula="of:=&quot;#A&quot;&amp;RANDBETWEEN(1; 9)&amp;RANDBETWEEN(1; 9)&amp;RANDBETWEEN(1; 9)&amp;RANDBETWEEN(1; 9)&amp;RANDBETWEEN(1; 9)" table:style-name="ce11">
            <text:p>#A68691</text:p>
          </table:table-cell>
          <table:table-cell table:number-columns-repeated="16365"/>
        </table:table-row>
        <table:table-row table:style-name="ro3">
          <table:table-cell office:value-type="string" table:style-name="ce3">
            <text:p>Maryalice</text:p>
          </table:table-cell>
          <table:table-cell office:value-type="string" table:style-name="ce3">
            <text:p>Piper</text:p>
          </table:table-cell>
          <table:table-cell office:value-type="string" office:string-value="Maryalice Piper" table:formula="of:=[.A65]&amp;&quot; &quot;&amp;[.B65]" table:style-name="ce3">
            <text:p>Maryalice Piper</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Maryalice@Piper.com" table:formula="of:=[.A65]&amp;&quot;@&quot;&amp;[.B65]&amp;&quot;.com&quot;" table:style-name="ce3">
            <text:p>Maryalice@Piper.com</text:p>
          </table:table-cell>
          <table:table-cell office:value-type="string" table:style-name="ce3">
            <text:p>590-511-7731</text:p>
          </table:table-cell>
          <table:table-cell office:value-type="string" table:style-name="ce3">
            <text:p>Nové Sedlo</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Maryalice+Piper&amp;background=#A44452&amp;color=fff" table:formula="of:=&quot;https://eu.ui-avatars.com/api/?name=&quot;&amp;[.A65]&amp;&quot;+&quot;&amp;[.B65]&amp;&quot;&amp;background=&quot;&amp;[.S65]&amp;&quot;&amp;color=fff&quot;" table:style-name="ce7">
            <text:p>https://eu.ui-avatars.com/api/?name=Maryalice+Piper&amp;background=#A44452&amp;color=fff</text:p>
          </table:table-cell>
          <table:table-cell office:value-type="string" table:style-name="ce3">
            <text:p>Meevee</text:p>
          </table:table-cell>
          <table:table-cell office:value-type="string" table:style-name="ce3">
            <text:p>Human Resources Assistant II</text:p>
          </table:table-cell>
          <table:table-cell office:value-type="string" table:style-name="ce3">
            <text:p>nisi venenatis tristique fusce congue diam id ornare imperdiet sapien urna pretium nisl ut volutpat sapien</text:p>
          </table:table-cell>
          <table:table-cell office:value-type="string" table:style-name="ce3">
            <text:p>Java</text:p>
          </table:table-cell>
          <table:table-cell office:value-type="string" table:style-name="ce3">
            <text:p>finance, law, loyensloeff</text:p>
          </table:table-cell>
          <table:table-cell table:content-validation-name="val2" table:style-name="ce11"/>
          <table:table-cell table:content-validation-name="val2" table:style-name="ce11"/>
          <table:table-cell office:value-type="string" office:string-value="#A44452" table:formula="of:=&quot;#A&quot;&amp;RANDBETWEEN(1; 9)&amp;RANDBETWEEN(1; 9)&amp;RANDBETWEEN(1; 9)&amp;RANDBETWEEN(1; 9)&amp;RANDBETWEEN(1; 9)" table:style-name="ce11">
            <text:p>#A44452</text:p>
          </table:table-cell>
          <table:table-cell table:number-columns-repeated="16365"/>
        </table:table-row>
        <table:table-row table:style-name="ro3">
          <table:table-cell office:value-type="string" table:style-name="ce3">
            <text:p>Jeanette</text:p>
          </table:table-cell>
          <table:table-cell office:value-type="string" table:style-name="ce3">
            <text:p>Jacinto</text:p>
          </table:table-cell>
          <table:table-cell office:value-type="string" office:string-value="Jeanette Jacinto" table:formula="of:=[.A66]&amp;&quot; &quot;&amp;[.B66]" table:style-name="ce3">
            <text:p>Jeanette Jacinto</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Jeanette@Jacinto.com" table:formula="of:=[.A66]&amp;&quot;@&quot;&amp;[.B66]&amp;&quot;.com&quot;" table:style-name="ce3">
            <text:p>Jeanette@Jacinto.com</text:p>
          </table:table-cell>
          <table:table-cell office:value-type="string" table:style-name="ce3">
            <text:p>228-700-0878</text:p>
          </table:table-cell>
          <table:table-cell office:value-type="string" table:style-name="ce3">
            <text:p>Dolní Rychnov</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Jeanette+Jacinto&amp;background=#A42253&amp;color=fff" table:formula="of:=&quot;https://eu.ui-avatars.com/api/?name=&quot;&amp;[.A66]&amp;&quot;+&quot;&amp;[.B66]&amp;&quot;&amp;background=&quot;&amp;[.S66]&amp;&quot;&amp;color=fff&quot;" table:style-name="ce7">
            <text:p>https://eu.ui-avatars.com/api/?name=Jeanette+Jacinto&amp;background=#A42253&amp;color=fff</text:p>
          </table:table-cell>
          <table:table-cell office:value-type="string" table:style-name="ce3">
            <text:p>Voonder</text:p>
          </table:table-cell>
          <table:table-cell office:value-type="string" table:style-name="ce3">
            <text:p>Recruiter</text:p>
          </table:table-cell>
          <table:table-cell office:value-type="string" table:style-name="ce3">
            <text:p>ac est lacinia nisi venenatis tristique fusce congue diam id ornare imperdiet sapien urna pretium nisl</text:p>
          </table:table-cell>
          <table:table-cell office:value-type="string" table:style-name="ce3">
            <text:p>Java,C#,CSS/HTML,Python,Solidity</text:p>
          </table:table-cell>
          <table:table-cell office:value-type="string" table:style-name="ce3">
            <text:p>Zorg , ICT, EGIZ, normalisatie, NEN, normen, schemabeheer</text:p>
          </table:table-cell>
          <table:table-cell table:content-validation-name="val2" table:style-name="ce11"/>
          <table:table-cell table:content-validation-name="val2" table:style-name="ce11"/>
          <table:table-cell office:value-type="string" office:string-value="#A42253" table:formula="of:=&quot;#A&quot;&amp;RANDBETWEEN(1; 9)&amp;RANDBETWEEN(1; 9)&amp;RANDBETWEEN(1; 9)&amp;RANDBETWEEN(1; 9)&amp;RANDBETWEEN(1; 9)" table:style-name="ce11">
            <text:p>#A42253</text:p>
          </table:table-cell>
          <table:table-cell table:number-columns-repeated="16365"/>
        </table:table-row>
        <table:table-row table:style-name="ro3">
          <table:table-cell office:value-type="string" table:style-name="ce3">
            <text:p>Santa</text:p>
          </table:table-cell>
          <table:table-cell office:value-type="string" table:style-name="ce3">
            <text:p>Drew</text:p>
          </table:table-cell>
          <table:table-cell office:value-type="string" office:string-value="Santa Drew" table:formula="of:=[.A67]&amp;&quot; &quot;&amp;[.B67]" table:style-name="ce3">
            <text:p>Santa Drew</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Santa@Drew.com" table:formula="of:=[.A67]&amp;&quot;@&quot;&amp;[.B67]&amp;&quot;.com&quot;" table:style-name="ce3">
            <text:p>Santa@Drew.com</text:p>
          </table:table-cell>
          <table:table-cell office:value-type="string" table:style-name="ce3">
            <text:p>332-828-2717</text:p>
          </table:table-cell>
          <table:table-cell office:value-type="string" table:style-name="ce3">
            <text:p>Sipocot</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anta+Drew&amp;background=#A42852&amp;color=fff" table:formula="of:=&quot;https://eu.ui-avatars.com/api/?name=&quot;&amp;[.A67]&amp;&quot;+&quot;&amp;[.B67]&amp;&quot;&amp;background=&quot;&amp;[.S67]&amp;&quot;&amp;color=fff&quot;" table:style-name="ce7">
            <text:p>https://eu.ui-avatars.com/api/?name=Santa+Drew&amp;background=#A42852&amp;color=fff</text:p>
          </table:table-cell>
          <table:table-cell office:value-type="string" table:style-name="ce3">
            <text:p>Kazio</text:p>
          </table:table-cell>
          <table:table-cell office:value-type="string" table:style-name="ce3">
            <text:p>Office Assistant IV</text:p>
          </table:table-cell>
          <table:table-cell office:value-type="string" table:style-name="ce3">
            <text:p>augue aliquam erat volutpat in congue etiam justo etiam pretium iaculis justo in hac</text:p>
          </table:table-cell>
          <table:table-cell office:value-type="string" table:style-name="ce3">
            <text:p>Java,C/C++,Solidity</text:p>
          </table:table-cell>
          <table:table-cell office:value-type="string" table:style-name="ce3">
            <text:p>standardization</text:p>
          </table:table-cell>
          <table:table-cell table:content-validation-name="val2" table:style-name="ce11"/>
          <table:table-cell table:content-validation-name="val2" table:style-name="ce11"/>
          <table:table-cell office:value-type="string" office:string-value="#A42852" table:formula="of:=&quot;#A&quot;&amp;RANDBETWEEN(1; 9)&amp;RANDBETWEEN(1; 9)&amp;RANDBETWEEN(1; 9)&amp;RANDBETWEEN(1; 9)&amp;RANDBETWEEN(1; 9)" table:style-name="ce11">
            <text:p>#A42852</text:p>
          </table:table-cell>
          <table:table-cell table:number-columns-repeated="16365"/>
        </table:table-row>
        <table:table-row table:style-name="ro3">
          <table:table-cell office:value-type="string" table:style-name="ce3">
            <text:p>Delana</text:p>
          </table:table-cell>
          <table:table-cell office:value-type="string" table:style-name="ce3">
            <text:p>Merissa</text:p>
          </table:table-cell>
          <table:table-cell office:value-type="string" office:string-value="Delana Merissa" table:formula="of:=[.A68]&amp;&quot; &quot;&amp;[.B68]" table:style-name="ce3">
            <text:p>Delana Meriss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Delana@Merissa.com" table:formula="of:=[.A68]&amp;&quot;@&quot;&amp;[.B68]&amp;&quot;.com&quot;" table:style-name="ce3">
            <text:p>Delana@Merissa.com</text:p>
          </table:table-cell>
          <table:table-cell office:value-type="string" table:style-name="ce3">
            <text:p>106-150-7750</text:p>
          </table:table-cell>
          <table:table-cell office:value-type="string" table:style-name="ce3">
            <text:p>Xinzhou</text:p>
          </table:table-cell>
          <table:table-cell office:value-type="string" table:style-name="ce3">
            <text:p>China</text:p>
          </table:table-cell>
          <table:table-cell office:value-type="string" table:style-name="ce3">
            <text:p>Female</text:p>
          </table:table-cell>
          <table:table-cell office:value-type="string" office:string-value="https://eu.ui-avatars.com/api/?name=Delana+Merissa&amp;background=#A22833&amp;color=fff" table:formula="of:=&quot;https://eu.ui-avatars.com/api/?name=&quot;&amp;[.A68]&amp;&quot;+&quot;&amp;[.B68]&amp;&quot;&amp;background=&quot;&amp;[.S68]&amp;&quot;&amp;color=fff&quot;" table:style-name="ce7">
            <text:p>https://eu.ui-avatars.com/api/?name=Delana+Merissa&amp;background=#A22833&amp;color=fff</text:p>
          </table:table-cell>
          <table:table-cell office:value-type="string" table:style-name="ce3">
            <text:p>Yakidoo</text:p>
          </table:table-cell>
          <table:table-cell office:value-type="string" table:style-name="ce3">
            <text:p>Staff Accountant II</text:p>
          </table:table-cell>
          <table:table-cell office:value-type="string" table:style-name="ce3">
            <text:p>vitae mattis nibh ligula nec sem duis aliquam convallis nunc proin at turpis a pede posuere nonummy</text:p>
          </table:table-cell>
          <table:table-cell office:value-type="string" table:style-name="ce3">
            <text:p>Java Script,Java,C/C++,C#,CSS/HTML,Python,Node.js,PHP,Ruby,Solidity,Go (Golang),XML,Scala,R Programming,Kotlin</text:p>
          </table:table-cell>
          <table:table-cell office:value-type="string" table:style-name="ce3">
            <text:p>construction, digital, regulation, standards</text:p>
          </table:table-cell>
          <table:table-cell table:content-validation-name="val2" table:style-name="ce11"/>
          <table:table-cell table:content-validation-name="val2" table:style-name="ce11"/>
          <table:table-cell office:value-type="string" office:string-value="#A22833" table:formula="of:=&quot;#A&quot;&amp;RANDBETWEEN(1; 9)&amp;RANDBETWEEN(1; 9)&amp;RANDBETWEEN(1; 9)&amp;RANDBETWEEN(1; 9)&amp;RANDBETWEEN(1; 9)" table:style-name="ce11">
            <text:p>#A22833</text:p>
          </table:table-cell>
          <table:table-cell table:number-columns-repeated="16365"/>
        </table:table-row>
        <table:table-row table:style-name="ro3">
          <table:table-cell office:value-type="string" table:style-name="ce3">
            <text:p>Donny</text:p>
          </table:table-cell>
          <table:table-cell office:value-type="string" table:style-name="ce3">
            <text:p>Betsey</text:p>
          </table:table-cell>
          <table:table-cell office:value-type="string" office:string-value="Donny Betsey" table:formula="of:=[.A69]&amp;&quot; &quot;&amp;[.B69]" table:style-name="ce3">
            <text:p>Donny Betsey</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Donny@Betsey.com" table:formula="of:=[.A69]&amp;&quot;@&quot;&amp;[.B69]&amp;&quot;.com&quot;" table:style-name="ce3">
            <text:p>Donny@Betsey.com</text:p>
          </table:table-cell>
          <table:table-cell office:value-type="string" table:style-name="ce3">
            <text:p>185-812-3201</text:p>
          </table:table-cell>
          <table:table-cell office:value-type="string" table:style-name="ce3">
            <text:p>Songzhu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y+Betsey&amp;background=#A35821&amp;color=fff" table:formula="of:=&quot;https://eu.ui-avatars.com/api/?name=&quot;&amp;[.A69]&amp;&quot;+&quot;&amp;[.B69]&amp;&quot;&amp;background=&quot;&amp;[.S69]&amp;&quot;&amp;color=fff&quot;" table:style-name="ce7">
            <text:p>https://eu.ui-avatars.com/api/?name=Donny+Betsey&amp;background=#A35821&amp;color=fff</text:p>
          </table:table-cell>
          <table:table-cell office:value-type="string" table:style-name="ce3">
            <text:p>Dazzlesphere</text:p>
          </table:table-cell>
          <table:table-cell office:value-type="string" table:style-name="ce3">
            <text:p>Systems Administrator III</text:p>
          </table:table-cell>
          <table:table-cell office:value-type="string" table:style-name="ce3">
            <text:p>dui luctus rutrum nulla tellus in sagittis dui vel nisl duis ac nibh</text:p>
          </table:table-cell>
          <table:table-cell table:style-name="ce3"/>
          <table:table-cell office:value-type="string" table:style-name="ce3">
            <text:p>NEN, Standards, ISO, Certification, Government</text:p>
          </table:table-cell>
          <table:table-cell table:content-validation-name="val2" table:style-name="ce11"/>
          <table:table-cell table:content-validation-name="val2" table:style-name="ce11"/>
          <table:table-cell office:value-type="string" office:string-value="#A35821" table:formula="of:=&quot;#A&quot;&amp;RANDBETWEEN(1; 9)&amp;RANDBETWEEN(1; 9)&amp;RANDBETWEEN(1; 9)&amp;RANDBETWEEN(1; 9)&amp;RANDBETWEEN(1; 9)" table:style-name="ce11">
            <text:p>#A35821</text:p>
          </table:table-cell>
          <table:table-cell table:number-columns-repeated="16365"/>
        </table:table-row>
        <table:table-row table:style-name="ro3">
          <table:table-cell office:value-type="string" table:style-name="ce3">
            <text:p>Yulanda</text:p>
          </table:table-cell>
          <table:table-cell office:value-type="string" table:style-name="ce3">
            <text:p>Versie</text:p>
          </table:table-cell>
          <table:table-cell office:value-type="string" office:string-value="Yulanda Versie" table:formula="of:=[.A70]&amp;&quot; &quot;&amp;[.B70]" table:style-name="ce3">
            <text:p>Yulanda Versi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Yulanda@Versie.com" table:formula="of:=[.A70]&amp;&quot;@&quot;&amp;[.B70]&amp;&quot;.com&quot;" table:style-name="ce3">
            <text:p>Yulanda@Versie.com</text:p>
          </table:table-cell>
          <table:table-cell office:value-type="string" table:style-name="ce3">
            <text:p>695-207-6883</text:p>
          </table:table-cell>
          <table:table-cell office:value-type="string" table:style-name="ce3">
            <text:p>Dowlatyār</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Yulanda+Versie&amp;background=#A51362&amp;color=fff" table:formula="of:=&quot;https://eu.ui-avatars.com/api/?name=&quot;&amp;[.A70]&amp;&quot;+&quot;&amp;[.B70]&amp;&quot;&amp;background=&quot;&amp;[.S70]&amp;&quot;&amp;color=fff&quot;" table:style-name="ce7">
            <text:p>https://eu.ui-avatars.com/api/?name=Yulanda+Versie&amp;background=#A51362&amp;color=fff</text:p>
          </table:table-cell>
          <table:table-cell office:value-type="string" table:style-name="ce3">
            <text:p>Rhynyx</text:p>
          </table:table-cell>
          <table:table-cell office:value-type="string" table:style-name="ce3">
            <text:p>Cost Accountant</text:p>
          </table:table-cell>
          <table:table-cell office:value-type="string" table:style-name="ce3">
            <text:p>risus praesent lectus vestibulum quam sapien varius ut blandit non interdum in ante vestibulum ante ipsum</text:p>
          </table:table-cell>
          <table:table-cell table:style-name="ce3"/>
          <table:table-cell office:value-type="string" table:style-name="ce3">
            <text:p>#environmentalpsychology #systemsthinking #moderater #sustainability</text:p>
          </table:table-cell>
          <table:table-cell table:content-validation-name="val2" table:style-name="ce11"/>
          <table:table-cell table:content-validation-name="val2" table:style-name="ce11"/>
          <table:table-cell office:value-type="string" office:string-value="#A51362" table:formula="of:=&quot;#A&quot;&amp;RANDBETWEEN(1; 9)&amp;RANDBETWEEN(1; 9)&amp;RANDBETWEEN(1; 9)&amp;RANDBETWEEN(1; 9)&amp;RANDBETWEEN(1; 9)" table:style-name="ce11">
            <text:p>#A51362</text:p>
          </table:table-cell>
          <table:table-cell table:number-columns-repeated="16365"/>
        </table:table-row>
        <table:table-row table:style-name="ro3">
          <table:table-cell office:value-type="string" table:style-name="ce3">
            <text:p>Alysia</text:p>
          </table:table-cell>
          <table:table-cell office:value-type="string" table:style-name="ce3">
            <text:p>Janina</text:p>
          </table:table-cell>
          <table:table-cell office:value-type="string" office:string-value="Alysia Janina" table:formula="of:=[.A71]&amp;&quot; &quot;&amp;[.B71]" table:style-name="ce3">
            <text:p>Alysia Janin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Alysia@Janina.com" table:formula="of:=[.A71]&amp;&quot;@&quot;&amp;[.B71]&amp;&quot;.com&quot;" table:style-name="ce3">
            <text:p>Alysia@Janina.com</text:p>
          </table:table-cell>
          <table:table-cell office:value-type="string" table:style-name="ce3">
            <text:p>919-556-1140</text:p>
          </table:table-cell>
          <table:table-cell office:value-type="string" table:style-name="ce3">
            <text:p>Roldanillo</text:p>
          </table:table-cell>
          <table:table-cell office:value-type="string" table:style-name="ce3">
            <text:p>Colombia</text:p>
          </table:table-cell>
          <table:table-cell office:value-type="string" table:style-name="ce3">
            <text:p>Female</text:p>
          </table:table-cell>
          <table:table-cell office:value-type="string" office:string-value="https://eu.ui-avatars.com/api/?name=Alysia+Janina&amp;background=#A77368&amp;color=fff" table:formula="of:=&quot;https://eu.ui-avatars.com/api/?name=&quot;&amp;[.A71]&amp;&quot;+&quot;&amp;[.B71]&amp;&quot;&amp;background=&quot;&amp;[.S71]&amp;&quot;&amp;color=fff&quot;" table:style-name="ce7">
            <text:p>https://eu.ui-avatars.com/api/?name=Alysia+Janina&amp;background=#A77368&amp;color=fff</text:p>
          </table:table-cell>
          <table:table-cell office:value-type="string" table:style-name="ce3">
            <text:p>InnoZ</text:p>
          </table:table-cell>
          <table:table-cell office:value-type="string" table:style-name="ce3">
            <text:p>Software Engineer III</text:p>
          </table:table-cell>
          <table:table-cell office:value-type="string" table:style-name="ce3">
            <text:p>porta volutpat erat quisque erat eros viverra eget congue eget semper</text:p>
          </table:table-cell>
          <table:table-cell office:value-type="string" table:style-name="ce3">
            <text:p>Java</text:p>
          </table:table-cell>
          <table:table-cell office:value-type="string" table:style-name="ce3">
            <text:p>#standards #interoperability #trust #market uptake #stakeholder management</text:p>
          </table:table-cell>
          <table:table-cell table:content-validation-name="val2" table:style-name="ce11"/>
          <table:table-cell table:content-validation-name="val2" table:style-name="ce11"/>
          <table:table-cell office:value-type="string" office:string-value="#A77368" table:formula="of:=&quot;#A&quot;&amp;RANDBETWEEN(1; 9)&amp;RANDBETWEEN(1; 9)&amp;RANDBETWEEN(1; 9)&amp;RANDBETWEEN(1; 9)&amp;RANDBETWEEN(1; 9)" table:style-name="ce11">
            <text:p>#A77368</text:p>
          </table:table-cell>
          <table:table-cell table:number-columns-repeated="16365"/>
        </table:table-row>
        <table:table-row table:style-name="ro3">
          <table:table-cell office:value-type="string" table:style-name="ce3">
            <text:p>Lakisha</text:p>
          </table:table-cell>
          <table:table-cell office:value-type="string" table:style-name="ce3">
            <text:p>Kathline</text:p>
          </table:table-cell>
          <table:table-cell office:value-type="string" office:string-value="Lakisha Kathline" table:formula="of:=[.A72]&amp;&quot; &quot;&amp;[.B72]" table:style-name="ce3">
            <text:p>Lakisha Kathlin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Lakisha@Kathline.com" table:formula="of:=[.A72]&amp;&quot;@&quot;&amp;[.B72]&amp;&quot;.com&quot;" table:style-name="ce3">
            <text:p>Lakisha@Kathline.com</text:p>
          </table:table-cell>
          <table:table-cell office:value-type="string" table:style-name="ce3">
            <text:p>762-373-8835</text:p>
          </table:table-cell>
          <table:table-cell office:value-type="string" table:style-name="ce3">
            <text:p>Gangmei</text:p>
          </table:table-cell>
          <table:table-cell office:value-type="string" table:style-name="ce3">
            <text:p>China</text:p>
          </table:table-cell>
          <table:table-cell office:value-type="string" table:style-name="ce3">
            <text:p>Male</text:p>
          </table:table-cell>
          <table:table-cell office:value-type="string" office:string-value="https://eu.ui-avatars.com/api/?name=Lakisha+Kathline&amp;background=#A22295&amp;color=fff" table:formula="of:=&quot;https://eu.ui-avatars.com/api/?name=&quot;&amp;[.A72]&amp;&quot;+&quot;&amp;[.B72]&amp;&quot;&amp;background=&quot;&amp;[.S72]&amp;&quot;&amp;color=fff&quot;" table:style-name="ce7">
            <text:p>https://eu.ui-avatars.com/api/?name=Lakisha+Kathline&amp;background=#A22295&amp;color=fff</text:p>
          </table:table-cell>
          <table:table-cell office:value-type="string" table:style-name="ce3">
            <text:p>Fiveclub</text:p>
          </table:table-cell>
          <table:table-cell office:value-type="string" table:style-name="ce3">
            <text:p>Quality Engineer</text:p>
          </table:table-cell>
          <table:table-cell office:value-type="string" table:style-name="ce3">
            <text:p>blandit mi in porttitor pede justo eu massa donec dapibus duis at velit eu est congue elementum in hac habitasse</text:p>
          </table:table-cell>
          <table:table-cell table:style-name="ce3"/>
          <table:table-cell office:value-type="string" table:style-name="ce3">
            <text:p>#businesmodelling #Leanstartupcoach #teamcoaching</text:p>
          </table:table-cell>
          <table:table-cell table:content-validation-name="val2" table:style-name="ce11"/>
          <table:table-cell table:content-validation-name="val2" table:style-name="ce11"/>
          <table:table-cell office:value-type="string" office:string-value="#A22295" table:formula="of:=&quot;#A&quot;&amp;RANDBETWEEN(1; 9)&amp;RANDBETWEEN(1; 9)&amp;RANDBETWEEN(1; 9)&amp;RANDBETWEEN(1; 9)&amp;RANDBETWEEN(1; 9)" table:style-name="ce11">
            <text:p>#A22295</text:p>
          </table:table-cell>
          <table:table-cell table:number-columns-repeated="16365"/>
        </table:table-row>
        <table:table-row table:style-name="ro3">
          <table:table-cell office:value-type="string" table:style-name="ce3">
            <text:p>Hong</text:p>
          </table:table-cell>
          <table:table-cell office:value-type="string" table:style-name="ce3">
            <text:p>Dudley</text:p>
          </table:table-cell>
          <table:table-cell office:value-type="string" office:string-value="Hong Dudley" table:formula="of:=[.A73]&amp;&quot; &quot;&amp;[.B73]" table:style-name="ce3">
            <text:p>Hong Dudley</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Hong@Dudley.com" table:formula="of:=[.A73]&amp;&quot;@&quot;&amp;[.B73]&amp;&quot;.com&quot;" table:style-name="ce3">
            <text:p>Hong@Dudley.com</text:p>
          </table:table-cell>
          <table:table-cell office:value-type="string" table:style-name="ce3">
            <text:p>390-702-8057</text:p>
          </table:table-cell>
          <table:table-cell office:value-type="string" table:style-name="ce3">
            <text:p>Mahendranagar</text:p>
          </table:table-cell>
          <table:table-cell office:value-type="string" table:style-name="ce3">
            <text:p>Nepal</text:p>
          </table:table-cell>
          <table:table-cell office:value-type="string" table:style-name="ce3">
            <text:p>Female</text:p>
          </table:table-cell>
          <table:table-cell office:value-type="string" office:string-value="https://eu.ui-avatars.com/api/?name=Hong+Dudley&amp;background=#A85284&amp;color=fff" table:formula="of:=&quot;https://eu.ui-avatars.com/api/?name=&quot;&amp;[.A73]&amp;&quot;+&quot;&amp;[.B73]&amp;&quot;&amp;background=&quot;&amp;[.S73]&amp;&quot;&amp;color=fff&quot;" table:style-name="ce7">
            <text:p>https://eu.ui-avatars.com/api/?name=Hong+Dudley&amp;background=#A85284&amp;color=fff</text:p>
          </table:table-cell>
          <table:table-cell office:value-type="string" table:style-name="ce3">
            <text:p>Oyondu</text:p>
          </table:table-cell>
          <table:table-cell office:value-type="string" table:style-name="ce3">
            <text:p>Engineer IV</text:p>
          </table:table-cell>
          <table:table-cell office:value-type="string" table:style-name="ce3">
            <text:p>lobortis est phasellus sit amet erat nulla tempus vivamus in felis</text:p>
          </table:table-cell>
          <table:table-cell table:style-name="ce3"/>
          <table:table-cell office:value-type="string" table:style-name="ce3">
            <text:p>#standardization #certification #quality #safety #standards</text:p>
          </table:table-cell>
          <table:table-cell table:content-validation-name="val2" table:style-name="ce11"/>
          <table:table-cell table:content-validation-name="val2" table:style-name="ce11"/>
          <table:table-cell office:value-type="string" office:string-value="#A85284" table:formula="of:=&quot;#A&quot;&amp;RANDBETWEEN(1; 9)&amp;RANDBETWEEN(1; 9)&amp;RANDBETWEEN(1; 9)&amp;RANDBETWEEN(1; 9)&amp;RANDBETWEEN(1; 9)" table:style-name="ce11">
            <text:p>#A85284</text:p>
          </table:table-cell>
          <table:table-cell table:number-columns-repeated="16365"/>
        </table:table-row>
        <table:table-row table:style-name="ro3">
          <table:table-cell office:value-type="string" table:style-name="ce3">
            <text:p>Alana</text:p>
          </table:table-cell>
          <table:table-cell office:value-type="string" table:style-name="ce3">
            <text:p>Burl</text:p>
          </table:table-cell>
          <table:table-cell office:value-type="string" office:string-value="Alana Burl" table:formula="of:=[.A74]&amp;&quot; &quot;&amp;[.B74]" table:style-name="ce3">
            <text:p>Alana Burl</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Alana@Burl.com" table:formula="of:=[.A74]&amp;&quot;@&quot;&amp;[.B74]&amp;&quot;.com&quot;" table:style-name="ce3">
            <text:p>Alana@Burl.com</text:p>
          </table:table-cell>
          <table:table-cell office:value-type="string" table:style-name="ce3">
            <text:p>141-309-9389</text:p>
          </table:table-cell>
          <table:table-cell office:value-type="string" table:style-name="ce3">
            <text:p>Arhust</text:p>
          </table:table-cell>
          <table:table-cell office:value-type="string" table:style-name="ce3">
            <text:p>Mongolia</text:p>
          </table:table-cell>
          <table:table-cell office:value-type="string" table:style-name="ce3">
            <text:p>Female</text:p>
          </table:table-cell>
          <table:table-cell office:value-type="string" office:string-value="https://eu.ui-avatars.com/api/?name=Alana+Burl&amp;background=#A23861&amp;color=fff" table:formula="of:=&quot;https://eu.ui-avatars.com/api/?name=&quot;&amp;[.A74]&amp;&quot;+&quot;&amp;[.B74]&amp;&quot;&amp;background=&quot;&amp;[.S74]&amp;&quot;&amp;color=fff&quot;" table:style-name="ce7">
            <text:p>https://eu.ui-avatars.com/api/?name=Alana+Burl&amp;background=#A23861&amp;color=fff</text:p>
          </table:table-cell>
          <table:table-cell office:value-type="string" table:style-name="ce3">
            <text:p>Ntag</text:p>
          </table:table-cell>
          <table:table-cell office:value-type="string" table:style-name="ce3">
            <text:p>Analog Circuit Design manager</text:p>
          </table:table-cell>
          <table:table-cell office:value-type="string" table:style-name="ce3">
            <text:p>sollicitudin vitae consectetuer eget rutrum at lorem integer tincidunt ante vel ipsum praesent blandit lacinia erat</text:p>
          </table:table-cell>
          <table:table-cell table:style-name="ce3"/>
          <table:table-cell office:value-type="string" table:style-name="ce3">
            <text:p>#standards #EPB #energy #buildings #healthybuildings #buildingphysics #noise #light #daylight #ISO52000 #bouw #NEN #consensus #CEN</text:p>
          </table:table-cell>
          <table:table-cell table:content-validation-name="val2" table:style-name="ce11"/>
          <table:table-cell table:content-validation-name="val2" table:style-name="ce11"/>
          <table:table-cell office:value-type="string" office:string-value="#A23861" table:formula="of:=&quot;#A&quot;&amp;RANDBETWEEN(1; 9)&amp;RANDBETWEEN(1; 9)&amp;RANDBETWEEN(1; 9)&amp;RANDBETWEEN(1; 9)&amp;RANDBETWEEN(1; 9)" table:style-name="ce11">
            <text:p>#A23861</text:p>
          </table:table-cell>
          <table:table-cell table:number-columns-repeated="16365"/>
        </table:table-row>
        <table:table-row table:style-name="ro3">
          <table:table-cell office:value-type="string" table:style-name="ce3">
            <text:p>Sheryll</text:p>
          </table:table-cell>
          <table:table-cell office:value-type="string" table:style-name="ce3">
            <text:p>Renita</text:p>
          </table:table-cell>
          <table:table-cell office:value-type="string" office:string-value="Sheryll Renita" table:formula="of:=[.A75]&amp;&quot; &quot;&amp;[.B75]" table:style-name="ce3">
            <text:p>Sheryll Renit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Sheryll@Renita.com" table:formula="of:=[.A75]&amp;&quot;@&quot;&amp;[.B75]&amp;&quot;.com&quot;" table:style-name="ce3">
            <text:p>Sheryll@Renita.com</text:p>
          </table:table-cell>
          <table:table-cell office:value-type="string" table:style-name="ce3">
            <text:p>148-350-4576</text:p>
          </table:table-cell>
          <table:table-cell office:value-type="string" table:style-name="ce3">
            <text:p>Capanema</text:p>
          </table:table-cell>
          <table:table-cell office:value-type="string" table:style-name="ce3">
            <text:p>Brazil</text:p>
          </table:table-cell>
          <table:table-cell office:value-type="string" table:style-name="ce3">
            <text:p>Male</text:p>
          </table:table-cell>
          <table:table-cell office:value-type="string" office:string-value="https://eu.ui-avatars.com/api/?name=Sheryll+Renita&amp;background=#A44686&amp;color=fff" table:formula="of:=&quot;https://eu.ui-avatars.com/api/?name=&quot;&amp;[.A75]&amp;&quot;+&quot;&amp;[.B75]&amp;&quot;&amp;background=&quot;&amp;[.S75]&amp;&quot;&amp;color=fff&quot;" table:style-name="ce7">
            <text:p>https://eu.ui-avatars.com/api/?name=Sheryll+Renita&amp;background=#A44686&amp;color=fff</text:p>
          </table:table-cell>
          <table:table-cell office:value-type="string" table:style-name="ce3">
            <text:p>Jabbertype</text:p>
          </table:table-cell>
          <table:table-cell office:value-type="string" table:style-name="ce3">
            <text:p>Senior Quality Engineer</text:p>
          </table:table-cell>
          <table:table-cell office:value-type="string" table:style-name="ce3">
            <text:p>cras pellentesque volutpat dui maecenas tristique est et tempus semper est</text:p>
          </table:table-cell>
          <table:table-cell table:style-name="ce3"/>
          <table:table-cell office:value-type="string" table:style-name="ce3">
            <text:p>#marketing #communication</text:p>
          </table:table-cell>
          <table:table-cell table:content-validation-name="val2" table:style-name="ce11"/>
          <table:table-cell table:content-validation-name="val2" table:style-name="ce11"/>
          <table:table-cell office:value-type="string" office:string-value="#A44686" table:formula="of:=&quot;#A&quot;&amp;RANDBETWEEN(1; 9)&amp;RANDBETWEEN(1; 9)&amp;RANDBETWEEN(1; 9)&amp;RANDBETWEEN(1; 9)&amp;RANDBETWEEN(1; 9)" table:style-name="ce11">
            <text:p>#A44686</text:p>
          </table:table-cell>
          <table:table-cell table:number-columns-repeated="16365"/>
        </table:table-row>
        <table:table-row table:style-name="ro3">
          <table:table-cell office:value-type="string" table:style-name="ce3">
            <text:p>Cinderella</text:p>
          </table:table-cell>
          <table:table-cell office:value-type="string" table:style-name="ce3">
            <text:p>Janine</text:p>
          </table:table-cell>
          <table:table-cell office:value-type="string" office:string-value="Cinderella Janine" table:formula="of:=[.A76]&amp;&quot; &quot;&amp;[.B76]" table:style-name="ce3">
            <text:p>Cinderella Janin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Cinderella@Janine.com" table:formula="of:=[.A76]&amp;&quot;@&quot;&amp;[.B76]&amp;&quot;.com&quot;" table:style-name="ce3">
            <text:p>Cinderella@Janine.com</text:p>
          </table:table-cell>
          <table:table-cell office:value-type="string" table:style-name="ce3">
            <text:p>842-449-5393</text:p>
          </table:table-cell>
          <table:table-cell office:value-type="string" table:style-name="ce3">
            <text:p>Lanat</text:p>
          </table:table-cell>
          <table:table-cell office:value-type="string" table:style-name="ce3">
            <text:p>Philippines</text:p>
          </table:table-cell>
          <table:table-cell office:value-type="string" table:style-name="ce3">
            <text:p>Male</text:p>
          </table:table-cell>
          <table:table-cell office:value-type="string" office:string-value="https://eu.ui-avatars.com/api/?name=Cinderella+Janine&amp;background=#A52896&amp;color=fff" table:formula="of:=&quot;https://eu.ui-avatars.com/api/?name=&quot;&amp;[.A76]&amp;&quot;+&quot;&amp;[.B76]&amp;&quot;&amp;background=&quot;&amp;[.S76]&amp;&quot;&amp;color=fff&quot;" table:style-name="ce7">
            <text:p>https://eu.ui-avatars.com/api/?name=Cinderella+Janine&amp;background=#A52896&amp;color=fff</text:p>
          </table:table-cell>
          <table:table-cell office:value-type="string" table:style-name="ce3">
            <text:p>Tanoodle</text:p>
          </table:table-cell>
          <table:table-cell office:value-type="string" table:style-name="ce3">
            <text:p>Design Engineer</text:p>
          </table:table-cell>
          <table:table-cell office:value-type="string" table:style-name="ce3">
            <text:p>massa donec dapibus duis at velit eu est congue elementum in</text:p>
          </table:table-cell>
          <table:table-cell table:style-name="ce3"/>
          <table:table-cell office:value-type="string" table:style-name="ce3">
            <text:p>innovatie</text:p>
          </table:table-cell>
          <table:table-cell table:content-validation-name="val2" table:style-name="ce11"/>
          <table:table-cell table:content-validation-name="val2" table:style-name="ce11"/>
          <table:table-cell office:value-type="string" office:string-value="#A52896" table:formula="of:=&quot;#A&quot;&amp;RANDBETWEEN(1; 9)&amp;RANDBETWEEN(1; 9)&amp;RANDBETWEEN(1; 9)&amp;RANDBETWEEN(1; 9)&amp;RANDBETWEEN(1; 9)" table:style-name="ce11">
            <text:p>#A52896</text:p>
          </table:table-cell>
          <table:table-cell table:number-columns-repeated="16365"/>
        </table:table-row>
        <table:table-row table:style-name="ro3">
          <table:table-cell office:value-type="string" table:style-name="ce3">
            <text:p>Maudie</text:p>
          </table:table-cell>
          <table:table-cell office:value-type="string" table:style-name="ce3">
            <text:p>Shavonda</text:p>
          </table:table-cell>
          <table:table-cell office:value-type="string" office:string-value="Maudie Shavonda" table:formula="of:=[.A77]&amp;&quot; &quot;&amp;[.B77]" table:style-name="ce3">
            <text:p>Maudie Shavond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Maudie@Shavonda.com" table:formula="of:=[.A77]&amp;&quot;@&quot;&amp;[.B77]&amp;&quot;.com&quot;" table:style-name="ce3">
            <text:p>Maudie@Shavonda.com</text:p>
          </table:table-cell>
          <table:table-cell office:value-type="string" table:style-name="ce3">
            <text:p>559-922-7502</text:p>
          </table:table-cell>
          <table:table-cell office:value-type="string" table:style-name="ce3">
            <text:p>Il’ya</text:p>
          </table:table-cell>
          <table:table-cell office:value-type="string" table:style-name="ce3">
            <text:p>Belarus</text:p>
          </table:table-cell>
          <table:table-cell office:value-type="string" table:style-name="ce3">
            <text:p>Male</text:p>
          </table:table-cell>
          <table:table-cell office:value-type="string" office:string-value="https://eu.ui-avatars.com/api/?name=Maudie+Shavonda&amp;background=#A18462&amp;color=fff" table:formula="of:=&quot;https://eu.ui-avatars.com/api/?name=&quot;&amp;[.A77]&amp;&quot;+&quot;&amp;[.B77]&amp;&quot;&amp;background=&quot;&amp;[.S77]&amp;&quot;&amp;color=fff&quot;" table:style-name="ce7">
            <text:p>https://eu.ui-avatars.com/api/?name=Maudie+Shavonda&amp;background=#A18462&amp;color=fff</text:p>
          </table:table-cell>
          <table:table-cell office:value-type="string" table:style-name="ce3">
            <text:p>LiveZ</text:p>
          </table:table-cell>
          <table:table-cell office:value-type="string" table:style-name="ce3">
            <text:p>Statistician II</text:p>
          </table:table-cell>
          <table:table-cell office:value-type="string" table:style-name="ce3">
            <text:p>et ultrices posuere cubilia curae duis faucibus accumsan odio curabitur convallis duis</text:p>
          </table:table-cell>
          <table:table-cell office:value-type="string" table:style-name="ce3">
            <text:p>Java Script,CSS/HTML,Node.js,PHP</text:p>
          </table:table-cell>
          <table:table-cell office:value-type="string" table:style-name="ce3">
            <text:p>standardization documentation document distribution</text:p>
          </table:table-cell>
          <table:table-cell table:content-validation-name="val2" table:style-name="ce11"/>
          <table:table-cell table:content-validation-name="val2" table:style-name="ce11"/>
          <table:table-cell office:value-type="string" office:string-value="#A18462" table:formula="of:=&quot;#A&quot;&amp;RANDBETWEEN(1; 9)&amp;RANDBETWEEN(1; 9)&amp;RANDBETWEEN(1; 9)&amp;RANDBETWEEN(1; 9)&amp;RANDBETWEEN(1; 9)" table:style-name="ce11">
            <text:p>#A18462</text:p>
          </table:table-cell>
          <table:table-cell table:number-columns-repeated="16365"/>
        </table:table-row>
        <table:table-row table:style-name="ro3">
          <table:table-cell office:value-type="string" table:style-name="ce3">
            <text:p>Andera</text:p>
          </table:table-cell>
          <table:table-cell office:value-type="string" table:style-name="ce3">
            <text:p>Veda</text:p>
          </table:table-cell>
          <table:table-cell office:value-type="string" office:string-value="Andera Veda" table:formula="of:=[.A78]&amp;&quot; &quot;&amp;[.B78]" table:style-name="ce3">
            <text:p>Andera Ved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Andera@Veda.com" table:formula="of:=[.A78]&amp;&quot;@&quot;&amp;[.B78]&amp;&quot;.com&quot;" table:style-name="ce3">
            <text:p>Andera@Veda.com</text:p>
          </table:table-cell>
          <table:table-cell office:value-type="string" table:style-name="ce3">
            <text:p>848-125-9395</text:p>
          </table:table-cell>
          <table:table-cell office:value-type="string" table:style-name="ce3">
            <text:p>P’yŏngsŏng</text:p>
          </table:table-cell>
          <table:table-cell office:value-type="string" table:style-name="ce3">
            <text:p>North Korea</text:p>
          </table:table-cell>
          <table:table-cell office:value-type="string" table:style-name="ce3">
            <text:p>Male</text:p>
          </table:table-cell>
          <table:table-cell office:value-type="string" office:string-value="https://eu.ui-avatars.com/api/?name=Andera+Veda&amp;background=#A28298&amp;color=fff" table:formula="of:=&quot;https://eu.ui-avatars.com/api/?name=&quot;&amp;[.A78]&amp;&quot;+&quot;&amp;[.B78]&amp;&quot;&amp;background=&quot;&amp;[.S78]&amp;&quot;&amp;color=fff&quot;" table:style-name="ce7">
            <text:p>https://eu.ui-avatars.com/api/?name=Andera+Veda&amp;background=#A28298&amp;color=fff</text:p>
          </table:table-cell>
          <table:table-cell office:value-type="string" table:style-name="ce3">
            <text:p>Eire</text:p>
          </table:table-cell>
          <table:table-cell office:value-type="string" table:style-name="ce3">
            <text:p>Accounting Assistant IV</text:p>
          </table:table-cell>
          <table:table-cell office:value-type="string" table:style-name="ce3">
            <text:p>amet lobortis sapien sapien non mi integer ac neque duis bibendum morbi non quam nec dui luctus rutrum</text:p>
          </table:table-cell>
          <table:table-cell office:value-type="string" table:style-name="ce3">
            <text:p>CSS/HTML,Python,Node.js,Rust,Solidity</text:p>
          </table:table-cell>
          <table:table-cell office:value-type="string" table:style-name="ce3">
            <text:p>marketing, circular economy, energytransition, innovation, research</text:p>
          </table:table-cell>
          <table:table-cell table:content-validation-name="val2" table:style-name="ce11"/>
          <table:table-cell table:content-validation-name="val2" table:style-name="ce11"/>
          <table:table-cell office:value-type="string" office:string-value="#A28298" table:formula="of:=&quot;#A&quot;&amp;RANDBETWEEN(1; 9)&amp;RANDBETWEEN(1; 9)&amp;RANDBETWEEN(1; 9)&amp;RANDBETWEEN(1; 9)&amp;RANDBETWEEN(1; 9)" table:style-name="ce11">
            <text:p>#A28298</text:p>
          </table:table-cell>
          <table:table-cell table:number-columns-repeated="16365"/>
        </table:table-row>
        <table:table-row table:style-name="ro3">
          <table:table-cell office:value-type="string" table:style-name="ce3">
            <text:p>Les</text:p>
          </table:table-cell>
          <table:table-cell office:value-type="string" table:style-name="ce3">
            <text:p>Bobbi</text:p>
          </table:table-cell>
          <table:table-cell office:value-type="string" office:string-value="Les Bobbi" table:formula="of:=[.A79]&amp;&quot; &quot;&amp;[.B79]" table:style-name="ce3">
            <text:p>Les Bobbi</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Les@Bobbi.com" table:formula="of:=[.A79]&amp;&quot;@&quot;&amp;[.B79]&amp;&quot;.com&quot;" table:style-name="ce3">
            <text:p>Les@Bobbi.com</text:p>
          </table:table-cell>
          <table:table-cell office:value-type="string" table:style-name="ce3">
            <text:p>533-889-8852</text:p>
          </table:table-cell>
          <table:table-cell office:value-type="string" table:style-name="ce3">
            <text:p>Penggakrajeng</text:p>
          </table:table-cell>
          <table:table-cell office:value-type="string" table:style-name="ce3">
            <text:p>Indonesia</text:p>
          </table:table-cell>
          <table:table-cell office:value-type="string" table:style-name="ce3">
            <text:p>Male</text:p>
          </table:table-cell>
          <table:table-cell office:value-type="string" office:string-value="https://eu.ui-avatars.com/api/?name=Les+Bobbi&amp;background=#A18986&amp;color=fff" table:formula="of:=&quot;https://eu.ui-avatars.com/api/?name=&quot;&amp;[.A79]&amp;&quot;+&quot;&amp;[.B79]&amp;&quot;&amp;background=&quot;&amp;[.S79]&amp;&quot;&amp;color=fff&quot;" table:style-name="ce7">
            <text:p>https://eu.ui-avatars.com/api/?name=Les+Bobbi&amp;background=#A18986&amp;color=fff</text:p>
          </table:table-cell>
          <table:table-cell office:value-type="string" table:style-name="ce3">
            <text:p>Zoomzone</text:p>
          </table:table-cell>
          <table:table-cell office:value-type="string" table:style-name="ce3">
            <text:p>Senior Financial Analyst</text:p>
          </table:table-cell>
          <table:table-cell office:value-type="string" table:style-name="ce3">
            <text:p>ultrices posuere cubilia curae duis faucibus accumsan odio curabitur convallis duis consequat dui nec nisi volutpat eleifend donec</text:p>
          </table:table-cell>
          <table:table-cell office:value-type="string" table:style-name="ce3">
            <text:p>Java Script,CSS/HTML,Elm</text:p>
          </table:table-cell>
          <table:table-cell office:value-type="string" table:style-name="ce3">
            <text:p>#nen</text:p>
          </table:table-cell>
          <table:table-cell table:content-validation-name="val2" table:style-name="ce11"/>
          <table:table-cell table:content-validation-name="val2" table:style-name="ce11"/>
          <table:table-cell office:value-type="string" office:string-value="#A18986" table:formula="of:=&quot;#A&quot;&amp;RANDBETWEEN(1; 9)&amp;RANDBETWEEN(1; 9)&amp;RANDBETWEEN(1; 9)&amp;RANDBETWEEN(1; 9)&amp;RANDBETWEEN(1; 9)" table:style-name="ce11">
            <text:p>#A18986</text:p>
          </table:table-cell>
          <table:table-cell table:number-columns-repeated="16365"/>
        </table:table-row>
        <table:table-row table:style-name="ro3">
          <table:table-cell office:value-type="string" table:style-name="ce3">
            <text:p>Augustine</text:p>
          </table:table-cell>
          <table:table-cell office:value-type="string" table:style-name="ce3">
            <text:p>Tia</text:p>
          </table:table-cell>
          <table:table-cell office:value-type="string" office:string-value="Augustine Tia" table:formula="of:=[.A80]&amp;&quot; &quot;&amp;[.B80]" table:style-name="ce3">
            <text:p>Augustine Ti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Augustine@Tia.com" table:formula="of:=[.A80]&amp;&quot;@&quot;&amp;[.B80]&amp;&quot;.com&quot;" table:style-name="ce3">
            <text:p>Augustine@Tia.com</text:p>
          </table:table-cell>
          <table:table-cell office:value-type="string" table:style-name="ce3">
            <text:p>583-122-1541</text:p>
          </table:table-cell>
          <table:table-cell office:value-type="string" table:style-name="ce3">
            <text:p>Panenggoede</text:p>
          </table:table-cell>
          <table:table-cell office:value-type="string" table:style-name="ce3">
            <text:p>Indonesia</text:p>
          </table:table-cell>
          <table:table-cell office:value-type="string" table:style-name="ce3">
            <text:p>Male</text:p>
          </table:table-cell>
          <table:table-cell office:value-type="string" office:string-value="https://eu.ui-avatars.com/api/?name=Augustine+Tia&amp;background=#A42856&amp;color=fff" table:formula="of:=&quot;https://eu.ui-avatars.com/api/?name=&quot;&amp;[.A80]&amp;&quot;+&quot;&amp;[.B80]&amp;&quot;&amp;background=&quot;&amp;[.S80]&amp;&quot;&amp;color=fff&quot;" table:style-name="ce7">
            <text:p>https://eu.ui-avatars.com/api/?name=Augustine+Tia&amp;background=#A42856&amp;color=fff</text:p>
          </table:table-cell>
          <table:table-cell office:value-type="string" table:style-name="ce3">
            <text:p>Quamba</text:p>
          </table:table-cell>
          <table:table-cell office:value-type="string" table:style-name="ce3">
            <text:p>Research Associate</text:p>
          </table:table-cell>
          <table:table-cell office:value-type="string" table:style-name="ce3">
            <text:p>suscipit nulla elit ac nulla sed vel enim sit amet nunc viverra dapibus nulla suscipit ligula in lacus curabitur</text:p>
          </table:table-cell>
          <table:table-cell office:value-type="string" table:style-name="ce3">
            <text:p>Java Script,Swift,CSS/HTML,Node.js,GraphQL</text:p>
          </table:table-cell>
          <table:table-cell office:value-type="string" table:style-name="ce3">
            <text:p>x</text:p>
          </table:table-cell>
          <table:table-cell table:content-validation-name="val2" table:style-name="ce11"/>
          <table:table-cell table:content-validation-name="val2" table:style-name="ce11"/>
          <table:table-cell office:value-type="string" office:string-value="#A42856" table:formula="of:=&quot;#A&quot;&amp;RANDBETWEEN(1; 9)&amp;RANDBETWEEN(1; 9)&amp;RANDBETWEEN(1; 9)&amp;RANDBETWEEN(1; 9)&amp;RANDBETWEEN(1; 9)" table:style-name="ce11">
            <text:p>#A42856</text:p>
          </table:table-cell>
          <table:table-cell table:number-columns-repeated="16365"/>
        </table:table-row>
        <table:table-row table:style-name="ro3">
          <table:table-cell office:value-type="string" table:style-name="ce3">
            <text:p>Jessia</text:p>
          </table:table-cell>
          <table:table-cell office:value-type="string" table:style-name="ce3">
            <text:p>Leonida</text:p>
          </table:table-cell>
          <table:table-cell office:value-type="string" office:string-value="Jessia Leonida" table:formula="of:=[.A81]&amp;&quot; &quot;&amp;[.B81]" table:style-name="ce3">
            <text:p>Jessia Leonid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Jessia@Leonida.com" table:formula="of:=[.A81]&amp;&quot;@&quot;&amp;[.B81]&amp;&quot;.com&quot;" table:style-name="ce3">
            <text:p>Jessia@Leonida.com</text:p>
          </table:table-cell>
          <table:table-cell office:value-type="string" table:style-name="ce3">
            <text:p>486-699-1969</text:p>
          </table:table-cell>
          <table:table-cell office:value-type="string" table:style-name="ce3">
            <text:p>Yinkeng</text:p>
          </table:table-cell>
          <table:table-cell office:value-type="string" table:style-name="ce3">
            <text:p>China</text:p>
          </table:table-cell>
          <table:table-cell office:value-type="string" table:style-name="ce3">
            <text:p>Female</text:p>
          </table:table-cell>
          <table:table-cell office:value-type="string" office:string-value="https://eu.ui-avatars.com/api/?name=Jessia+Leonida&amp;background=#A52741&amp;color=fff" table:formula="of:=&quot;https://eu.ui-avatars.com/api/?name=&quot;&amp;[.A81]&amp;&quot;+&quot;&amp;[.B81]&amp;&quot;&amp;background=&quot;&amp;[.S81]&amp;&quot;&amp;color=fff&quot;" table:style-name="ce7">
            <text:p>https://eu.ui-avatars.com/api/?name=Jessia+Leonida&amp;background=#A52741&amp;color=fff</text:p>
          </table:table-cell>
          <table:table-cell office:value-type="string" table:style-name="ce3">
            <text:p>Eire</text:p>
          </table:table-cell>
          <table:table-cell office:value-type="string" table:style-name="ce3">
            <text:p>Health Coach II</text:p>
          </table:table-cell>
          <table:table-cell office:value-type="string" table:style-name="ce3">
            <text:p>tellus nisi eu orci mauris lacinia sapien quis libero nullam</text:p>
          </table:table-cell>
          <table:table-cell office:value-type="string" table:style-name="ce3">
            <text:p>lunarpunklabs</text:p>
          </table:table-cell>
          <table:table-cell office:value-type="string" table:style-name="ce3">
            <text:p>NEN</text:p>
          </table:table-cell>
          <table:table-cell table:content-validation-name="val2" table:style-name="ce11"/>
          <table:table-cell table:content-validation-name="val2" table:style-name="ce11"/>
          <table:table-cell office:value-type="string" office:string-value="#A52741" table:formula="of:=&quot;#A&quot;&amp;RANDBETWEEN(1; 9)&amp;RANDBETWEEN(1; 9)&amp;RANDBETWEEN(1; 9)&amp;RANDBETWEEN(1; 9)&amp;RANDBETWEEN(1; 9)" table:style-name="ce11">
            <text:p>#A52741</text:p>
          </table:table-cell>
          <table:table-cell table:number-columns-repeated="16365"/>
        </table:table-row>
        <table:table-row table:style-name="ro3">
          <table:table-cell office:value-type="string" table:style-name="ce3">
            <text:p>Kerstin</text:p>
          </table:table-cell>
          <table:table-cell office:value-type="string" table:style-name="ce3">
            <text:p>Barney</text:p>
          </table:table-cell>
          <table:table-cell office:value-type="string" office:string-value="Kerstin Barney" table:formula="of:=[.A82]&amp;&quot; &quot;&amp;[.B82]" table:style-name="ce3">
            <text:p>Kerstin Barney</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Kerstin@Barney.com" table:formula="of:=[.A82]&amp;&quot;@&quot;&amp;[.B82]&amp;&quot;.com&quot;" table:style-name="ce3">
            <text:p>Kerstin@Barney.com</text:p>
          </table:table-cell>
          <table:table-cell office:value-type="string" table:style-name="ce3">
            <text:p>997-871-3231</text:p>
          </table:table-cell>
          <table:table-cell office:value-type="string" table:style-name="ce3">
            <text:p>Jambubol</text:p>
          </table:table-cell>
          <table:table-cell office:value-type="string" table:style-name="ce3">
            <text:p>Indonesia</text:p>
          </table:table-cell>
          <table:table-cell office:value-type="string" table:style-name="ce3">
            <text:p>Male</text:p>
          </table:table-cell>
          <table:table-cell office:value-type="string" office:string-value="https://eu.ui-avatars.com/api/?name=Kerstin+Barney&amp;background=#A31928&amp;color=fff" table:formula="of:=&quot;https://eu.ui-avatars.com/api/?name=&quot;&amp;[.A82]&amp;&quot;+&quot;&amp;[.B82]&amp;&quot;&amp;background=&quot;&amp;[.S82]&amp;&quot;&amp;color=fff&quot;" table:style-name="ce7">
            <text:p>https://eu.ui-avatars.com/api/?name=Kerstin+Barney&amp;background=#A31928&amp;color=fff</text:p>
          </table:table-cell>
          <table:table-cell office:value-type="string" table:style-name="ce3">
            <text:p>Brainlounge</text:p>
          </table:table-cell>
          <table:table-cell office:value-type="string" table:style-name="ce3">
            <text:p>VP Accounting</text:p>
          </table:table-cell>
          <table:table-cell office:value-type="string" table:style-name="ce3">
            <text:p>luctus et ultrices posuere cubilia curae duis faucibus accumsan odio curabitur convallis</text:p>
          </table:table-cell>
          <table:table-cell office:value-type="string" table:style-name="ce3">
            <text:p>Java Script,CSS/HTML,Node.js,PHP,XML</text:p>
          </table:table-cell>
          <table:table-cell office:value-type="string" table:style-name="ce3">
            <text:p>#Health #SSI #Business Developer #Product Owner</text:p>
          </table:table-cell>
          <table:table-cell table:content-validation-name="val2" table:style-name="ce11"/>
          <table:table-cell table:content-validation-name="val2" table:style-name="ce11"/>
          <table:table-cell office:value-type="string" office:string-value="#A31928" table:formula="of:=&quot;#A&quot;&amp;RANDBETWEEN(1; 9)&amp;RANDBETWEEN(1; 9)&amp;RANDBETWEEN(1; 9)&amp;RANDBETWEEN(1; 9)&amp;RANDBETWEEN(1; 9)" table:style-name="ce11">
            <text:p>#A31928</text:p>
          </table:table-cell>
          <table:table-cell table:number-columns-repeated="16365"/>
        </table:table-row>
        <table:table-row table:style-name="ro3">
          <table:table-cell office:value-type="string" table:style-name="ce3">
            <text:p>Chester</text:p>
          </table:table-cell>
          <table:table-cell office:value-type="string" table:style-name="ce3">
            <text:p>Isiah</text:p>
          </table:table-cell>
          <table:table-cell office:value-type="string" office:string-value="Chester Isiah" table:formula="of:=[.A83]&amp;&quot; &quot;&amp;[.B83]" table:style-name="ce3">
            <text:p>Chester Isiah</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Chester@Isiah.com" table:formula="of:=[.A83]&amp;&quot;@&quot;&amp;[.B83]&amp;&quot;.com&quot;" table:style-name="ce3">
            <text:p>Chester@Isiah.com</text:p>
          </table:table-cell>
          <table:table-cell office:value-type="string" table:style-name="ce3">
            <text:p>287-549-7116</text:p>
          </table:table-cell>
          <table:table-cell office:value-type="string" table:style-name="ce3">
            <text:p>Skibbereen</text:p>
          </table:table-cell>
          <table:table-cell office:value-type="string" table:style-name="ce3">
            <text:p>Ireland</text:p>
          </table:table-cell>
          <table:table-cell office:value-type="string" table:style-name="ce3">
            <text:p>Female</text:p>
          </table:table-cell>
          <table:table-cell office:value-type="string" office:string-value="https://eu.ui-avatars.com/api/?name=Chester+Isiah&amp;background=#A69225&amp;color=fff" table:formula="of:=&quot;https://eu.ui-avatars.com/api/?name=&quot;&amp;[.A83]&amp;&quot;+&quot;&amp;[.B83]&amp;&quot;&amp;background=&quot;&amp;[.S83]&amp;&quot;&amp;color=fff&quot;" table:style-name="ce7">
            <text:p>https://eu.ui-avatars.com/api/?name=Chester+Isiah&amp;background=#A69225&amp;color=fff</text:p>
          </table:table-cell>
          <table:table-cell office:value-type="string" table:style-name="ce3">
            <text:p>Quimm</text:p>
          </table:table-cell>
          <table:table-cell office:value-type="string" table:style-name="ce3">
            <text:p>Editor</text:p>
          </table:table-cell>
          <table:table-cell office:value-type="string" table:style-name="ce3">
            <text:p>rhoncus sed vestibulum sit amet cursus id turpis integer aliquet massa id lobortis convallis</text:p>
          </table:table-cell>
          <table:table-cell table:style-name="ce3"/>
          <table:table-cell office:value-type="string" table:style-name="ce3">
            <text:p>sustainability, humanitarian, circular, food systems, forests, partnerships</text:p>
          </table:table-cell>
          <table:table-cell table:content-validation-name="val2" table:style-name="ce11"/>
          <table:table-cell table:content-validation-name="val2" table:style-name="ce11"/>
          <table:table-cell office:value-type="string" office:string-value="#A69225" table:formula="of:=&quot;#A&quot;&amp;RANDBETWEEN(1; 9)&amp;RANDBETWEEN(1; 9)&amp;RANDBETWEEN(1; 9)&amp;RANDBETWEEN(1; 9)&amp;RANDBETWEEN(1; 9)" table:style-name="ce11">
            <text:p>#A69225</text:p>
          </table:table-cell>
          <table:table-cell table:number-columns-repeated="16365"/>
        </table:table-row>
        <table:table-row table:style-name="ro3">
          <table:table-cell office:value-type="string" table:style-name="ce3">
            <text:p>Alvina</text:p>
          </table:table-cell>
          <table:table-cell office:value-type="string" table:style-name="ce3">
            <text:p>Eloisa</text:p>
          </table:table-cell>
          <table:table-cell office:value-type="string" office:string-value="Alvina Eloisa" table:formula="of:=[.A84]&amp;&quot; &quot;&amp;[.B84]" table:style-name="ce3">
            <text:p>Alvina Elois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Alvina@Eloisa.com" table:formula="of:=[.A84]&amp;&quot;@&quot;&amp;[.B84]&amp;&quot;.com&quot;" table:style-name="ce3">
            <text:p>Alvina@Eloisa.com</text:p>
          </table:table-cell>
          <table:table-cell office:value-type="string" table:style-name="ce3">
            <text:p>906-886-7818</text:p>
          </table:table-cell>
          <table:table-cell office:value-type="string" table:style-name="ce3">
            <text:p>Langue</text:p>
          </table:table-cell>
          <table:table-cell office:value-type="string" table:style-name="ce3">
            <text:p>Honduras</text:p>
          </table:table-cell>
          <table:table-cell office:value-type="string" table:style-name="ce3">
            <text:p>Male</text:p>
          </table:table-cell>
          <table:table-cell office:value-type="string" office:string-value="https://eu.ui-avatars.com/api/?name=Alvina+Eloisa&amp;background=#A81989&amp;color=fff" table:formula="of:=&quot;https://eu.ui-avatars.com/api/?name=&quot;&amp;[.A84]&amp;&quot;+&quot;&amp;[.B84]&amp;&quot;&amp;background=&quot;&amp;[.S84]&amp;&quot;&amp;color=fff&quot;" table:style-name="ce7">
            <text:p>https://eu.ui-avatars.com/api/?name=Alvina+Eloisa&amp;background=#A81989&amp;color=fff</text:p>
          </table:table-cell>
          <table:table-cell office:value-type="string" table:style-name="ce3">
            <text:p>Katz</text:p>
          </table:table-cell>
          <table:table-cell office:value-type="string" table:style-name="ce3">
            <text:p>Recruiter</text:p>
          </table:table-cell>
          <table:table-cell office:value-type="string" table:style-name="ce3">
            <text:p>lacinia sapien quis libero nullam sit amet turpis elementum ligula vehicula consequat morbi</text:p>
          </table:table-cell>
          <table:table-cell table:style-name="ce3"/>
          <table:table-cell office:value-type="string" table:style-name="ce3">
            <text:p>listener, questioner, connector</text:p>
          </table:table-cell>
          <table:table-cell table:content-validation-name="val2" table:style-name="ce11"/>
          <table:table-cell table:content-validation-name="val2" table:style-name="ce11"/>
          <table:table-cell office:value-type="string" office:string-value="#A81989" table:formula="of:=&quot;#A&quot;&amp;RANDBETWEEN(1; 9)&amp;RANDBETWEEN(1; 9)&amp;RANDBETWEEN(1; 9)&amp;RANDBETWEEN(1; 9)&amp;RANDBETWEEN(1; 9)" table:style-name="ce11">
            <text:p>#A81989</text:p>
          </table:table-cell>
          <table:table-cell table:number-columns-repeated="16365"/>
        </table:table-row>
        <table:table-row table:style-name="ro3">
          <table:table-cell office:value-type="string" table:style-name="ce3">
            <text:p>Penny</text:p>
          </table:table-cell>
          <table:table-cell office:value-type="string" table:style-name="ce3">
            <text:p>Gracie</text:p>
          </table:table-cell>
          <table:table-cell office:value-type="string" office:string-value="Penny Gracie" table:formula="of:=[.A85]&amp;&quot; &quot;&amp;[.B85]" table:style-name="ce3">
            <text:p>Penny Graci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Penny@Gracie.com" table:formula="of:=[.A85]&amp;&quot;@&quot;&amp;[.B85]&amp;&quot;.com&quot;" table:style-name="ce3">
            <text:p>Penny@Gracie.com</text:p>
          </table:table-cell>
          <table:table-cell office:value-type="string" table:style-name="ce3">
            <text:p>589-316-0828</text:p>
          </table:table-cell>
          <table:table-cell office:value-type="string" table:style-name="ce3">
            <text:p>Zhengguo</text:p>
          </table:table-cell>
          <table:table-cell office:value-type="string" table:style-name="ce3">
            <text:p>China</text:p>
          </table:table-cell>
          <table:table-cell office:value-type="string" table:style-name="ce3">
            <text:p>Female</text:p>
          </table:table-cell>
          <table:table-cell office:value-type="string" office:string-value="https://eu.ui-avatars.com/api/?name=Penny+Gracie&amp;background=#A73861&amp;color=fff" table:formula="of:=&quot;https://eu.ui-avatars.com/api/?name=&quot;&amp;[.A85]&amp;&quot;+&quot;&amp;[.B85]&amp;&quot;&amp;background=&quot;&amp;[.S85]&amp;&quot;&amp;color=fff&quot;" table:style-name="ce7">
            <text:p>https://eu.ui-avatars.com/api/?name=Penny+Gracie&amp;background=#A73861&amp;color=fff</text:p>
          </table:table-cell>
          <table:table-cell office:value-type="string" table:style-name="ce3">
            <text:p>Gigaclub</text:p>
          </table:table-cell>
          <table:table-cell office:value-type="string" table:style-name="ce3">
            <text:p>VP Marketing</text:p>
          </table:table-cell>
          <table:table-cell office:value-type="string" table:style-name="ce3">
            <text:p>eu orci mauris lacinia sapien quis libero nullam sit amet turpis elementum</text:p>
          </table:table-cell>
          <table:table-cell table:style-name="ce3"/>
          <table:table-cell office:value-type="string" table:style-name="ce3">
            <text:p>#biotechnology #lifesciences #marketing #digitalstrategy #innovation</text:p>
          </table:table-cell>
          <table:table-cell table:content-validation-name="val2" table:style-name="ce11"/>
          <table:table-cell table:content-validation-name="val2" table:style-name="ce11"/>
          <table:table-cell office:value-type="string" office:string-value="#A73861" table:formula="of:=&quot;#A&quot;&amp;RANDBETWEEN(1; 9)&amp;RANDBETWEEN(1; 9)&amp;RANDBETWEEN(1; 9)&amp;RANDBETWEEN(1; 9)&amp;RANDBETWEEN(1; 9)" table:style-name="ce11">
            <text:p>#A73861</text:p>
          </table:table-cell>
          <table:table-cell table:number-columns-repeated="16365"/>
        </table:table-row>
        <table:table-row table:style-name="ro3">
          <table:table-cell office:value-type="string" table:style-name="ce3">
            <text:p>Reda</text:p>
          </table:table-cell>
          <table:table-cell office:value-type="string" table:style-name="ce3">
            <text:p>Edelmira</text:p>
          </table:table-cell>
          <table:table-cell office:value-type="string" office:string-value="Reda Edelmira" table:formula="of:=[.A86]&amp;&quot; &quot;&amp;[.B86]" table:style-name="ce3">
            <text:p>Reda Edelmir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Reda@Edelmira.com" table:formula="of:=[.A86]&amp;&quot;@&quot;&amp;[.B86]&amp;&quot;.com&quot;" table:style-name="ce3">
            <text:p>Reda@Edelmira.com</text:p>
          </table:table-cell>
          <table:table-cell office:value-type="string" table:style-name="ce3">
            <text:p>779-519-3746</text:p>
          </table:table-cell>
          <table:table-cell office:value-type="string" table:style-name="ce3">
            <text:p>Renxian</text:p>
          </table:table-cell>
          <table:table-cell office:value-type="string" table:style-name="ce3">
            <text:p>China</text:p>
          </table:table-cell>
          <table:table-cell office:value-type="string" table:style-name="ce3">
            <text:p>Female</text:p>
          </table:table-cell>
          <table:table-cell office:value-type="string" office:string-value="https://eu.ui-avatars.com/api/?name=Reda+Edelmira&amp;background=#A11569&amp;color=fff" table:formula="of:=&quot;https://eu.ui-avatars.com/api/?name=&quot;&amp;[.A86]&amp;&quot;+&quot;&amp;[.B86]&amp;&quot;&amp;background=&quot;&amp;[.S86]&amp;&quot;&amp;color=fff&quot;" table:style-name="ce7">
            <text:p>https://eu.ui-avatars.com/api/?name=Reda+Edelmira&amp;background=#A11569&amp;color=fff</text:p>
          </table:table-cell>
          <table:table-cell office:value-type="string" table:style-name="ce3">
            <text:p>Thoughtmix</text:p>
          </table:table-cell>
          <table:table-cell office:value-type="string" table:style-name="ce3">
            <text:p>VP Product Management</text:p>
          </table:table-cell>
          <table:table-cell office:value-type="string" table:style-name="ce3">
            <text:p>nisi nam ultrices libero non mattis pulvinar nulla pede ullamcorper augue a suscipit nulla elit ac nulla</text:p>
          </table:table-cell>
          <table:table-cell table:style-name="ce3"/>
          <table:table-cell office:value-type="string" table:style-name="ce3">
            <text:p>#opensource #licensing #businessmodel #stragegy</text:p>
          </table:table-cell>
          <table:table-cell table:content-validation-name="val2" table:style-name="ce11"/>
          <table:table-cell table:content-validation-name="val2" table:style-name="ce11"/>
          <table:table-cell office:value-type="string" office:string-value="#A11569" table:formula="of:=&quot;#A&quot;&amp;RANDBETWEEN(1; 9)&amp;RANDBETWEEN(1; 9)&amp;RANDBETWEEN(1; 9)&amp;RANDBETWEEN(1; 9)&amp;RANDBETWEEN(1; 9)" table:style-name="ce11">
            <text:p>#A11569</text:p>
          </table:table-cell>
          <table:table-cell table:number-columns-repeated="16365"/>
        </table:table-row>
        <table:table-row table:style-name="ro3">
          <table:table-cell office:value-type="string" table:style-name="ce3">
            <text:p>Francie</text:p>
          </table:table-cell>
          <table:table-cell office:value-type="string" table:style-name="ce3">
            <text:p>Jaymie</text:p>
          </table:table-cell>
          <table:table-cell office:value-type="string" office:string-value="Francie Jaymie" table:formula="of:=[.A87]&amp;&quot; &quot;&amp;[.B87]" table:style-name="ce3">
            <text:p>Francie Jaymi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Francie@Jaymie.com" table:formula="of:=[.A87]&amp;&quot;@&quot;&amp;[.B87]&amp;&quot;.com&quot;" table:style-name="ce3">
            <text:p>Francie@Jaymie.com</text:p>
          </table:table-cell>
          <table:table-cell office:value-type="string" table:style-name="ce3">
            <text:p>992-564-1784</text:p>
          </table:table-cell>
          <table:table-cell office:value-type="string" table:style-name="ce3">
            <text:p>Dangchang Chengguanzhen</text:p>
          </table:table-cell>
          <table:table-cell office:value-type="string" table:style-name="ce3">
            <text:p>China</text:p>
          </table:table-cell>
          <table:table-cell office:value-type="string" table:style-name="ce3">
            <text:p>Male</text:p>
          </table:table-cell>
          <table:table-cell office:value-type="string" office:string-value="https://eu.ui-avatars.com/api/?name=Francie+Jaymie&amp;background=#A89351&amp;color=fff" table:formula="of:=&quot;https://eu.ui-avatars.com/api/?name=&quot;&amp;[.A87]&amp;&quot;+&quot;&amp;[.B87]&amp;&quot;&amp;background=&quot;&amp;[.S87]&amp;&quot;&amp;color=fff&quot;" table:style-name="ce7">
            <text:p>https://eu.ui-avatars.com/api/?name=Francie+Jaymie&amp;background=#A89351&amp;color=fff</text:p>
          </table:table-cell>
          <table:table-cell office:value-type="string" table:style-name="ce3">
            <text:p>Oyope</text:p>
          </table:table-cell>
          <table:table-cell office:value-type="string" table:style-name="ce3">
            <text:p>Chemical Engineer</text:p>
          </table:table-cell>
          <table:table-cell office:value-type="string" table:style-name="ce3">
            <text:p>vitae consectetuer eget rutrum at lorem integer tincidunt ante vel</text:p>
          </table:table-cell>
          <table:table-cell office:value-type="string" table:style-name="ce3">
            <text:p>Java Script,Java,C#,CSS/HTML,Node.js,PHP,Solidity</text:p>
          </table:table-cell>
          <table:table-cell office:value-type="string" table:style-name="ce3">
            <text:p>#tokens #tokendesigns, #tokeneconomics, #gamification</text:p>
          </table:table-cell>
          <table:table-cell table:content-validation-name="val2" table:style-name="ce11"/>
          <table:table-cell table:content-validation-name="val2" table:style-name="ce11"/>
          <table:table-cell office:value-type="string" office:string-value="#A89351" table:formula="of:=&quot;#A&quot;&amp;RANDBETWEEN(1; 9)&amp;RANDBETWEEN(1; 9)&amp;RANDBETWEEN(1; 9)&amp;RANDBETWEEN(1; 9)&amp;RANDBETWEEN(1; 9)" table:style-name="ce11">
            <text:p>#A89351</text:p>
          </table:table-cell>
          <table:table-cell table:number-columns-repeated="16365"/>
        </table:table-row>
        <table:table-row table:style-name="ro3">
          <table:table-cell office:value-type="string" table:style-name="ce3">
            <text:p>Edris</text:p>
          </table:table-cell>
          <table:table-cell office:value-type="string" table:style-name="ce3">
            <text:p>Pearline</text:p>
          </table:table-cell>
          <table:table-cell office:value-type="string" office:string-value="Edris Pearline" table:formula="of:=[.A88]&amp;&quot; &quot;&amp;[.B88]" table:style-name="ce3">
            <text:p>Edris Pearlin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Edris@Pearline.com" table:formula="of:=[.A88]&amp;&quot;@&quot;&amp;[.B88]&amp;&quot;.com&quot;" table:style-name="ce3">
            <text:p>Edris@Pearline.com</text:p>
          </table:table-cell>
          <table:table-cell office:value-type="string" table:style-name="ce3">
            <text:p>386-730-1549</text:p>
          </table:table-cell>
          <table:table-cell office:value-type="string" table:style-name="ce3">
            <text:p>Dschang</text:p>
          </table:table-cell>
          <table:table-cell office:value-type="string" table:style-name="ce3">
            <text:p>Cameroon</text:p>
          </table:table-cell>
          <table:table-cell office:value-type="string" table:style-name="ce3">
            <text:p>Male</text:p>
          </table:table-cell>
          <table:table-cell office:value-type="string" office:string-value="https://eu.ui-avatars.com/api/?name=Edris+Pearline&amp;background=#A85437&amp;color=fff" table:formula="of:=&quot;https://eu.ui-avatars.com/api/?name=&quot;&amp;[.A88]&amp;&quot;+&quot;&amp;[.B88]&amp;&quot;&amp;background=&quot;&amp;[.S88]&amp;&quot;&amp;color=fff&quot;" table:style-name="ce7">
            <text:p>https://eu.ui-avatars.com/api/?name=Edris+Pearline&amp;background=#A85437&amp;color=fff</text:p>
          </table:table-cell>
          <table:table-cell office:value-type="string" table:style-name="ce3">
            <text:p>Tagpad</text:p>
          </table:table-cell>
          <table:table-cell office:value-type="string" table:style-name="ce3">
            <text:p>Director of Sales</text:p>
          </table:table-cell>
          <table:table-cell office:value-type="string" table:style-name="ce3">
            <text:p>sagittis dui vel nisl duis ac nibh fusce lacus purus</text:p>
          </table:table-cell>
          <table:table-cell office:value-type="string" table:style-name="ce3">
            <text:p>Solidity</text:p>
          </table:table-cell>
          <table:table-cell office:value-type="string" table:style-name="ce3">
            <text:p>#Cloud #Data #AI #DevOps #Scala #Golang #Python</text:p>
          </table:table-cell>
          <table:table-cell table:content-validation-name="val2" table:style-name="ce11"/>
          <table:table-cell table:content-validation-name="val2" table:style-name="ce11"/>
          <table:table-cell office:value-type="string" office:string-value="#A85437" table:formula="of:=&quot;#A&quot;&amp;RANDBETWEEN(1; 9)&amp;RANDBETWEEN(1; 9)&amp;RANDBETWEEN(1; 9)&amp;RANDBETWEEN(1; 9)&amp;RANDBETWEEN(1; 9)" table:style-name="ce11">
            <text:p>#A85437</text:p>
          </table:table-cell>
          <table:table-cell table:number-columns-repeated="16365"/>
        </table:table-row>
        <table:table-row table:style-name="ro3">
          <table:table-cell office:value-type="string" table:style-name="ce3">
            <text:p>Chrystal</text:p>
          </table:table-cell>
          <table:table-cell office:value-type="string" table:style-name="ce3">
            <text:p>Shirlee</text:p>
          </table:table-cell>
          <table:table-cell office:value-type="string" office:string-value="Chrystal Shirlee" table:formula="of:=[.A89]&amp;&quot; &quot;&amp;[.B89]" table:style-name="ce3">
            <text:p>Chrystal Shirle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Chrystal@Shirlee.com" table:formula="of:=[.A89]&amp;&quot;@&quot;&amp;[.B89]&amp;&quot;.com&quot;" table:style-name="ce3">
            <text:p>Chrystal@Shirlee.com</text:p>
          </table:table-cell>
          <table:table-cell office:value-type="string" table:style-name="ce3">
            <text:p>694-400-7013</text:p>
          </table:table-cell>
          <table:table-cell office:value-type="string" table:style-name="ce3">
            <text:p>Shijing</text:p>
          </table:table-cell>
          <table:table-cell office:value-type="string" table:style-name="ce3">
            <text:p>China</text:p>
          </table:table-cell>
          <table:table-cell office:value-type="string" table:style-name="ce3">
            <text:p>Male</text:p>
          </table:table-cell>
          <table:table-cell office:value-type="string" office:string-value="https://eu.ui-avatars.com/api/?name=Chrystal+Shirlee&amp;background=#A14537&amp;color=fff" table:formula="of:=&quot;https://eu.ui-avatars.com/api/?name=&quot;&amp;[.A89]&amp;&quot;+&quot;&amp;[.B89]&amp;&quot;&amp;background=&quot;&amp;[.S89]&amp;&quot;&amp;color=fff&quot;" table:style-name="ce7">
            <text:p>https://eu.ui-avatars.com/api/?name=Chrystal+Shirlee&amp;background=#A14537&amp;color=fff</text:p>
          </table:table-cell>
          <table:table-cell office:value-type="string" table:style-name="ce3">
            <text:p>Youtags</text:p>
          </table:table-cell>
          <table:table-cell office:value-type="string" table:style-name="ce3">
            <text:p>Senior Quality Engineer</text:p>
          </table:table-cell>
          <table:table-cell office:value-type="string" table:style-name="ce3">
            <text:p>sapien iaculis congue vivamus metus arcu adipiscing molestie hendrerit at vulputate vitae</text:p>
          </table:table-cell>
          <table:table-cell office:value-type="string" table:style-name="ce3">
            <text:p>Ruby</text:p>
          </table:table-cell>
          <table:table-cell office:value-type="string" table:style-name="ce3">
            <text:p>#digitalstrategy #processmining #celonis</text:p>
          </table:table-cell>
          <table:table-cell table:content-validation-name="val2" table:style-name="ce11"/>
          <table:table-cell table:content-validation-name="val2" table:style-name="ce11"/>
          <table:table-cell office:value-type="string" office:string-value="#A14537" table:formula="of:=&quot;#A&quot;&amp;RANDBETWEEN(1; 9)&amp;RANDBETWEEN(1; 9)&amp;RANDBETWEEN(1; 9)&amp;RANDBETWEEN(1; 9)&amp;RANDBETWEEN(1; 9)" table:style-name="ce11">
            <text:p>#A14537</text:p>
          </table:table-cell>
          <table:table-cell table:number-columns-repeated="16365"/>
        </table:table-row>
        <table:table-row table:style-name="ro3">
          <table:table-cell office:value-type="string" table:style-name="ce3">
            <text:p>Donette</text:p>
          </table:table-cell>
          <table:table-cell office:value-type="string" table:style-name="ce3">
            <text:p>Belen</text:p>
          </table:table-cell>
          <table:table-cell office:value-type="string" office:string-value="Donette Belen" table:formula="of:=[.A90]&amp;&quot; &quot;&amp;[.B90]" table:style-name="ce3">
            <text:p>Donette Belen</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Donette@Belen.com" table:formula="of:=[.A90]&amp;&quot;@&quot;&amp;[.B90]&amp;&quot;.com&quot;" table:style-name="ce3">
            <text:p>Donette@Belen.com</text:p>
          </table:table-cell>
          <table:table-cell office:value-type="string" table:style-name="ce3">
            <text:p>678-433-8246</text:p>
          </table:table-cell>
          <table:table-cell office:value-type="string" table:style-name="ce3">
            <text:p>Kamyshevka Vtoraya</text:p>
          </table:table-cell>
          <table:table-cell office:value-type="string" table:style-name="ce3">
            <text:p>Ukraine</text:p>
          </table:table-cell>
          <table:table-cell office:value-type="string" table:style-name="ce3">
            <text:p>Male</text:p>
          </table:table-cell>
          <table:table-cell office:value-type="string" office:string-value="https://eu.ui-avatars.com/api/?name=Donette+Belen&amp;background=#A72976&amp;color=fff" table:formula="of:=&quot;https://eu.ui-avatars.com/api/?name=&quot;&amp;[.A90]&amp;&quot;+&quot;&amp;[.B90]&amp;&quot;&amp;background=&quot;&amp;[.S90]&amp;&quot;&amp;color=fff&quot;" table:style-name="ce7">
            <text:p>https://eu.ui-avatars.com/api/?name=Donette+Belen&amp;background=#A72976&amp;color=fff</text:p>
          </table:table-cell>
          <table:table-cell office:value-type="string" table:style-name="ce3">
            <text:p>Camido</text:p>
          </table:table-cell>
          <table:table-cell office:value-type="string" table:style-name="ce3">
            <text:p>Staff Accountant I</text:p>
          </table:table-cell>
          <table:table-cell office:value-type="string" table:style-name="ce3">
            <text:p>scelerisque mauris sit amet eros suspendisse accumsan tortor quis turpis sed</text:p>
          </table:table-cell>
          <table:table-cell office:value-type="string" table:style-name="ce3">
            <text:p>Java Script,CSS/HTML,Node.js,Solidity</text:p>
          </table:table-cell>
          <table:table-cell office:value-type="string" table:style-name="ce3">
            <text:p>New business development, business plan, pitch, new markets, medtech, energy, oil&amp;gas</text:p>
          </table:table-cell>
          <table:table-cell table:content-validation-name="val2" table:style-name="ce11"/>
          <table:table-cell table:content-validation-name="val2" table:style-name="ce11"/>
          <table:table-cell office:value-type="string" office:string-value="#A72976" table:formula="of:=&quot;#A&quot;&amp;RANDBETWEEN(1; 9)&amp;RANDBETWEEN(1; 9)&amp;RANDBETWEEN(1; 9)&amp;RANDBETWEEN(1; 9)&amp;RANDBETWEEN(1; 9)" table:style-name="ce11">
            <text:p>#A72976</text:p>
          </table:table-cell>
          <table:table-cell table:number-columns-repeated="16365"/>
        </table:table-row>
        <table:table-row table:style-name="ro3">
          <table:table-cell office:value-type="string" table:style-name="ce3">
            <text:p>Lourdes</text:p>
          </table:table-cell>
          <table:table-cell office:value-type="string" table:style-name="ce3">
            <text:p>Caroline</text:p>
          </table:table-cell>
          <table:table-cell office:value-type="string" office:string-value="Lourdes Caroline" table:formula="of:=[.A91]&amp;&quot; &quot;&amp;[.B91]" table:style-name="ce3">
            <text:p>Lourdes Caroline</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Lourdes@Caroline.com" table:formula="of:=[.A91]&amp;&quot;@&quot;&amp;[.B91]&amp;&quot;.com&quot;" table:style-name="ce3">
            <text:p>Lourdes@Caroline.com</text:p>
          </table:table-cell>
          <table:table-cell office:value-type="string" table:style-name="ce3">
            <text:p>818-826-0199</text:p>
          </table:table-cell>
          <table:table-cell office:value-type="string" table:style-name="ce3">
            <text:p>Yongtai</text:p>
          </table:table-cell>
          <table:table-cell office:value-type="string" table:style-name="ce3">
            <text:p>China</text:p>
          </table:table-cell>
          <table:table-cell office:value-type="string" table:style-name="ce3">
            <text:p>Male</text:p>
          </table:table-cell>
          <table:table-cell office:value-type="string" office:string-value="https://eu.ui-avatars.com/api/?name=Lourdes+Caroline&amp;background=#A55339&amp;color=fff" table:formula="of:=&quot;https://eu.ui-avatars.com/api/?name=&quot;&amp;[.A91]&amp;&quot;+&quot;&amp;[.B91]&amp;&quot;&amp;background=&quot;&amp;[.S91]&amp;&quot;&amp;color=fff&quot;" table:style-name="ce7">
            <text:p>https://eu.ui-avatars.com/api/?name=Lourdes+Caroline&amp;background=#A55339&amp;color=fff</text:p>
          </table:table-cell>
          <table:table-cell office:value-type="string" table:style-name="ce3">
            <text:p>Gabtype</text:p>
          </table:table-cell>
          <table:table-cell office:value-type="string" table:style-name="ce3">
            <text:p>Sales Representative</text:p>
          </table:table-cell>
          <table:table-cell office:value-type="string" table:style-name="ce3">
            <text:p>dictumst etiam faucibus cursus urna ut tellus nulla ut erat id mauris vulputate elementum nullam varius nulla facilisi cras</text:p>
          </table:table-cell>
          <table:table-cell table:style-name="ce3"/>
          <table:table-cell office:value-type="string" table:style-name="ce3">
            <text:p>#marketing #bitcoin #hardware #international #business</text:p>
          </table:table-cell>
          <table:table-cell table:content-validation-name="val2" table:style-name="ce11"/>
          <table:table-cell table:content-validation-name="val2" table:style-name="ce11"/>
          <table:table-cell office:value-type="string" office:string-value="#A55339" table:formula="of:=&quot;#A&quot;&amp;RANDBETWEEN(1; 9)&amp;RANDBETWEEN(1; 9)&amp;RANDBETWEEN(1; 9)&amp;RANDBETWEEN(1; 9)&amp;RANDBETWEEN(1; 9)" table:style-name="ce11">
            <text:p>#A55339</text:p>
          </table:table-cell>
          <table:table-cell table:number-columns-repeated="16365"/>
        </table:table-row>
        <table:table-row table:style-name="ro3">
          <table:table-cell office:value-type="string" table:style-name="ce3">
            <text:p>Jennette</text:p>
          </table:table-cell>
          <table:table-cell office:value-type="string" table:style-name="ce3">
            <text:p>Yajaira</text:p>
          </table:table-cell>
          <table:table-cell office:value-type="string" office:string-value="Jennette Yajaira" table:formula="of:=[.A92]&amp;&quot; &quot;&amp;[.B92]" table:style-name="ce3">
            <text:p>Jennette Yajaira</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Jennette@Yajaira.com" table:formula="of:=[.A92]&amp;&quot;@&quot;&amp;[.B92]&amp;&quot;.com&quot;" table:style-name="ce3">
            <text:p>Jennette@Yajaira.com</text:p>
          </table:table-cell>
          <table:table-cell office:value-type="string" table:style-name="ce3">
            <text:p>163-748-1192</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Jennette+Yajaira&amp;background=#A85756&amp;color=fff" table:formula="of:=&quot;https://eu.ui-avatars.com/api/?name=&quot;&amp;[.A92]&amp;&quot;+&quot;&amp;[.B92]&amp;&quot;&amp;background=&quot;&amp;[.S92]&amp;&quot;&amp;color=fff&quot;" table:style-name="ce7">
            <text:p>https://eu.ui-avatars.com/api/?name=Jennette+Yajaira&amp;background=#A85756&amp;color=fff</text:p>
          </table:table-cell>
          <table:table-cell office:value-type="string" table:style-name="ce3">
            <text:p>Twimm</text:p>
          </table:table-cell>
          <table:table-cell office:value-type="string" table:style-name="ce3">
            <text:p>VP Accounting</text:p>
          </table:table-cell>
          <table:table-cell office:value-type="string" table:style-name="ce3">
            <text:p>tellus nisi eu orci mauris lacinia sapien quis libero nullam sit amet turpis elementum ligula vehicula consequat morbi</text:p>
          </table:table-cell>
          <table:table-cell table:style-name="ce3"/>
          <table:table-cell office:value-type="string" table:style-name="ce3">
            <text:p>IOTA, DLT, Javascript, Rust</text:p>
          </table:table-cell>
          <table:table-cell table:content-validation-name="val2" table:style-name="ce11"/>
          <table:table-cell table:content-validation-name="val2" table:style-name="ce11"/>
          <table:table-cell office:value-type="string" office:string-value="#A85756" table:formula="of:=&quot;#A&quot;&amp;RANDBETWEEN(1; 9)&amp;RANDBETWEEN(1; 9)&amp;RANDBETWEEN(1; 9)&amp;RANDBETWEEN(1; 9)&amp;RANDBETWEEN(1; 9)" table:style-name="ce11">
            <text:p>#A85756</text:p>
          </table:table-cell>
          <table:table-cell table:number-columns-repeated="16365"/>
        </table:table-row>
        <table:table-row table:style-name="ro3">
          <table:table-cell office:value-type="string" table:style-name="ce3">
            <text:p>Beatrice</text:p>
          </table:table-cell>
          <table:table-cell office:value-type="string" table:style-name="ce3">
            <text:p>Vicki</text:p>
          </table:table-cell>
          <table:table-cell office:value-type="string" office:string-value="Beatrice Vicki" table:formula="of:=[.A93]&amp;&quot; &quot;&amp;[.B93]" table:style-name="ce3">
            <text:p>Beatrice Vicki</text:p>
          </table:table-cell>
          <table:table-cell office:value-type="string" table:content-validation-name="val4" table:style-name="ce3">
            <text:p>Digital architecture for peace</text:p>
          </table:table-cell>
          <table:table-cell table:content-validation-name="val5" table:style-name="ce3"/>
          <table:table-cell office:value-type="string" office:string-value="Beatrice@Vicki.com" table:formula="of:=[.A93]&amp;&quot;@&quot;&amp;[.B93]&amp;&quot;.com&quot;" table:style-name="ce3">
            <text:p>Beatrice@Vicki.com</text:p>
          </table:table-cell>
          <table:table-cell office:value-type="string" table:style-name="ce3">
            <text:p>944-550-4813</text:p>
          </table:table-cell>
          <table:table-cell office:value-type="string" table:style-name="ce3">
            <text:p>Cheqiao</text:p>
          </table:table-cell>
          <table:table-cell office:value-type="string" table:style-name="ce3">
            <text:p>China</text:p>
          </table:table-cell>
          <table:table-cell office:value-type="string" table:style-name="ce3">
            <text:p>Male</text:p>
          </table:table-cell>
          <table:table-cell office:value-type="string" office:string-value="https://eu.ui-avatars.com/api/?name=Beatrice+Vicki&amp;background=#A29994&amp;color=fff" table:formula="of:=&quot;https://eu.ui-avatars.com/api/?name=&quot;&amp;[.A93]&amp;&quot;+&quot;&amp;[.B93]&amp;&quot;&amp;background=&quot;&amp;[.S93]&amp;&quot;&amp;color=fff&quot;" table:style-name="ce7">
            <text:p>https://eu.ui-avatars.com/api/?name=Beatrice+Vicki&amp;background=#A29994&amp;color=fff</text:p>
          </table:table-cell>
          <table:table-cell office:value-type="string" table:style-name="ce3">
            <text:p>Browsebug</text:p>
          </table:table-cell>
          <table:table-cell office:value-type="string" table:style-name="ce3">
            <text:p>Information Systems Manager</text:p>
          </table:table-cell>
          <table:table-cell office:value-type="string" table:style-name="ce3">
            <text:p>turpis sed ante vivamus tortor duis mattis egestas metus aenean fermentum donec ut mauris eget massa</text:p>
          </table:table-cell>
          <table:table-cell office:value-type="string" table:style-name="ce3">
            <text:p>Python</text:p>
          </table:table-cell>
          <table:table-cell office:value-type="string" table:style-name="ce3">
            <text:p>#energy #storytelling #businessdevelopment #launchingcustomers #B2B #fundraising #go-to-market #marketing #pricing</text:p>
          </table:table-cell>
          <table:table-cell table:content-validation-name="val2" table:style-name="ce11"/>
          <table:table-cell table:content-validation-name="val2" table:style-name="ce11"/>
          <table:table-cell office:value-type="string" office:string-value="#A29994" table:formula="of:=&quot;#A&quot;&amp;RANDBETWEEN(1; 9)&amp;RANDBETWEEN(1; 9)&amp;RANDBETWEEN(1; 9)&amp;RANDBETWEEN(1; 9)&amp;RANDBETWEEN(1; 9)" table:style-name="ce11">
            <text:p>#A29994</text:p>
          </table:table-cell>
          <table:table-cell table:number-columns-repeated="16365"/>
        </table:table-row>
        <table:table-row table:style-name="ro3">
          <table:table-cell office:value-type="string" table:style-name="ce3">
            <text:p>Joanne</text:p>
          </table:table-cell>
          <table:table-cell office:value-type="string" table:style-name="ce3">
            <text:p>Jamila</text:p>
          </table:table-cell>
          <table:table-cell office:value-type="string" office:string-value="Joanne Jamila" table:formula="of:=[.A94]&amp;&quot; &quot;&amp;[.B94]" table:style-name="ce3">
            <text:p>Joanne Jamil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oanne@Jamila.com" table:formula="of:=[.A94]&amp;&quot;@&quot;&amp;[.B94]&amp;&quot;.com&quot;" table:style-name="ce3">
            <text:p>Joanne@Jamila.com</text:p>
          </table:table-cell>
          <table:table-cell office:value-type="string" table:style-name="ce3">
            <text:p>641-596-8701</text:p>
          </table:table-cell>
          <table:table-cell office:value-type="string" table:style-name="ce3">
            <text:p>Krajan Timur Mlokorej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anne+Jamila&amp;background=#A49972&amp;color=fff" table:formula="of:=&quot;https://eu.ui-avatars.com/api/?name=&quot;&amp;[.A94]&amp;&quot;+&quot;&amp;[.B94]&amp;&quot;&amp;background=&quot;&amp;[.S94]&amp;&quot;&amp;color=fff&quot;" table:style-name="ce7">
            <text:p>https://eu.ui-avatars.com/api/?name=Joanne+Jamila&amp;background=#A49972&amp;color=fff</text:p>
          </table:table-cell>
          <table:table-cell office:value-type="string" table:style-name="ce3">
            <text:p>Browsetype</text:p>
          </table:table-cell>
          <table:table-cell office:value-type="string" table:style-name="ce3">
            <text:p>Actuary</text:p>
          </table:table-cell>
          <table:table-cell office:value-type="string" table:style-name="ce3">
            <text:p>justo eu massa donec dapibus duis at velit eu est congue elementum</text:p>
          </table:table-cell>
          <table:table-cell office:value-type="string" table:style-name="ce3">
            <text:p>Java Script,C/C++,C#,Node.js,PHP,Solidity</text:p>
          </table:table-cell>
          <table:table-cell office:value-type="string" table:style-name="ce3">
            <text:p>Innovation, smart city, govtech, ecosystems, VC, startups</text:p>
          </table:table-cell>
          <table:table-cell table:content-validation-name="val2" table:style-name="ce11"/>
          <table:table-cell table:content-validation-name="val2" table:style-name="ce11"/>
          <table:table-cell office:value-type="string" office:string-value="#A49972" table:formula="of:=&quot;#A&quot;&amp;RANDBETWEEN(1; 9)&amp;RANDBETWEEN(1; 9)&amp;RANDBETWEEN(1; 9)&amp;RANDBETWEEN(1; 9)&amp;RANDBETWEEN(1; 9)" table:style-name="ce11">
            <text:p>#A49972</text:p>
          </table:table-cell>
          <table:table-cell table:number-columns-repeated="16365"/>
        </table:table-row>
        <table:table-row table:style-name="ro3">
          <table:table-cell office:value-type="string" table:style-name="ce3">
            <text:p>Melaine</text:p>
          </table:table-cell>
          <table:table-cell office:value-type="string" table:style-name="ce3">
            <text:p>Paulita</text:p>
          </table:table-cell>
          <table:table-cell office:value-type="string" office:string-value="Melaine Paulita" table:formula="of:=[.A95]&amp;&quot; &quot;&amp;[.B95]" table:style-name="ce3">
            <text:p>Melaine Paulit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Melaine@Paulita.com" table:formula="of:=[.A95]&amp;&quot;@&quot;&amp;[.B95]&amp;&quot;.com&quot;" table:style-name="ce3">
            <text:p>Melaine@Paulita.com</text:p>
          </table:table-cell>
          <table:table-cell office:value-type="string" table:style-name="ce3">
            <text:p>176-241-2683</text:p>
          </table:table-cell>
          <table:table-cell office:value-type="string" table:style-name="ce3">
            <text:p>Shanhou</text:p>
          </table:table-cell>
          <table:table-cell office:value-type="string" table:style-name="ce3">
            <text:p>China</text:p>
          </table:table-cell>
          <table:table-cell office:value-type="string" table:style-name="ce3">
            <text:p>Female</text:p>
          </table:table-cell>
          <table:table-cell office:value-type="string" office:string-value="https://eu.ui-avatars.com/api/?name=Melaine+Paulita&amp;background=#A43654&amp;color=fff" table:formula="of:=&quot;https://eu.ui-avatars.com/api/?name=&quot;&amp;[.A95]&amp;&quot;+&quot;&amp;[.B95]&amp;&quot;&amp;background=&quot;&amp;[.S95]&amp;&quot;&amp;color=fff&quot;" table:style-name="ce7">
            <text:p>https://eu.ui-avatars.com/api/?name=Melaine+Paulita&amp;background=#A43654&amp;color=fff</text:p>
          </table:table-cell>
          <table:table-cell office:value-type="string" table:style-name="ce3">
            <text:p>InnoZ</text:p>
          </table:table-cell>
          <table:table-cell office:value-type="string" table:style-name="ce3">
            <text:p>Project Manager</text:p>
          </table:table-cell>
          <table:table-cell office:value-type="string" table:style-name="ce3">
            <text:p>nullam molestie nibh in lectus pellentesque at nulla suspendisse potenti cras in purus eu magna vulputate luctus cum</text:p>
          </table:table-cell>
          <table:table-cell office:value-type="string" table:style-name="ce3">
            <text:p>Java Script,Python</text:p>
          </table:table-cell>
          <table:table-cell office:value-type="string" table:style-name="ce3">
            <text:p>DAML</text:p>
          </table:table-cell>
          <table:table-cell table:content-validation-name="val2" table:style-name="ce11"/>
          <table:table-cell table:content-validation-name="val2" table:style-name="ce11"/>
          <table:table-cell office:value-type="string" office:string-value="#A43654" table:formula="of:=&quot;#A&quot;&amp;RANDBETWEEN(1; 9)&amp;RANDBETWEEN(1; 9)&amp;RANDBETWEEN(1; 9)&amp;RANDBETWEEN(1; 9)&amp;RANDBETWEEN(1; 9)" table:style-name="ce11">
            <text:p>#A43654</text:p>
          </table:table-cell>
          <table:table-cell table:number-columns-repeated="16365"/>
        </table:table-row>
        <table:table-row table:style-name="ro3">
          <table:table-cell office:value-type="string" table:style-name="ce3">
            <text:p>Ghislaine</text:p>
          </table:table-cell>
          <table:table-cell office:value-type="string" table:style-name="ce3">
            <text:p>Willene</text:p>
          </table:table-cell>
          <table:table-cell office:value-type="string" office:string-value="Ghislaine Willene" table:formula="of:=[.A96]&amp;&quot; &quot;&amp;[.B96]" table:style-name="ce3">
            <text:p>Ghislaine Willen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Ghislaine@Willene.com" table:formula="of:=[.A96]&amp;&quot;@&quot;&amp;[.B96]&amp;&quot;.com&quot;" table:style-name="ce3">
            <text:p>Ghislaine@Willene.com</text:p>
          </table:table-cell>
          <table:table-cell office:value-type="string" table:style-name="ce3">
            <text:p>382-545-6409</text:p>
          </table:table-cell>
          <table:table-cell office:value-type="string" table:style-name="ce3">
            <text:p>Lluidas Vale</text:p>
          </table:table-cell>
          <table:table-cell office:value-type="string" table:style-name="ce3">
            <text:p>Jamaica</text:p>
          </table:table-cell>
          <table:table-cell office:value-type="string" table:style-name="ce3">
            <text:p>Female</text:p>
          </table:table-cell>
          <table:table-cell office:value-type="string" office:string-value="https://eu.ui-avatars.com/api/?name=Ghislaine+Willene&amp;background=#A51821&amp;color=fff" table:formula="of:=&quot;https://eu.ui-avatars.com/api/?name=&quot;&amp;[.A96]&amp;&quot;+&quot;&amp;[.B96]&amp;&quot;&amp;background=&quot;&amp;[.S96]&amp;&quot;&amp;color=fff&quot;" table:style-name="ce7">
            <text:p>https://eu.ui-avatars.com/api/?name=Ghislaine+Willene&amp;background=#A51821&amp;color=fff</text:p>
          </table:table-cell>
          <table:table-cell office:value-type="string" table:style-name="ce3">
            <text:p>Flipbug</text:p>
          </table:table-cell>
          <table:table-cell office:value-type="string" table:style-name="ce3">
            <text:p>Information Systems Manager</text:p>
          </table:table-cell>
          <table:table-cell office:value-type="string" table:style-name="ce3">
            <text:p>sagittis dui vel nisl duis ac nibh fusce lacus purus aliquet</text:p>
          </table:table-cell>
          <table:table-cell table:style-name="ce3"/>
          <table:table-cell office:value-type="string" table:style-name="ce3">
            <text:p>#theoryofconstraints #criticalchain</text:p>
          </table:table-cell>
          <table:table-cell table:content-validation-name="val2" table:style-name="ce11"/>
          <table:table-cell table:content-validation-name="val2" table:style-name="ce11"/>
          <table:table-cell office:value-type="string" office:string-value="#A51821" table:formula="of:=&quot;#A&quot;&amp;RANDBETWEEN(1; 9)&amp;RANDBETWEEN(1; 9)&amp;RANDBETWEEN(1; 9)&amp;RANDBETWEEN(1; 9)&amp;RANDBETWEEN(1; 9)" table:style-name="ce11">
            <text:p>#A51821</text:p>
          </table:table-cell>
          <table:table-cell table:number-columns-repeated="16365"/>
        </table:table-row>
        <table:table-row table:style-name="ro3">
          <table:table-cell office:value-type="string" table:style-name="ce3">
            <text:p>Florida</text:p>
          </table:table-cell>
          <table:table-cell office:value-type="string" table:style-name="ce3">
            <text:p>Shirl</text:p>
          </table:table-cell>
          <table:table-cell office:value-type="string" office:string-value="Florida Shirl" table:formula="of:=[.A97]&amp;&quot; &quot;&amp;[.B97]" table:style-name="ce3">
            <text:p>Florida Shirl</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Florida@Shirl.com" table:formula="of:=[.A97]&amp;&quot;@&quot;&amp;[.B97]&amp;&quot;.com&quot;" table:style-name="ce3">
            <text:p>Florida@Shirl.com</text:p>
          </table:table-cell>
          <table:table-cell office:value-type="string" table:style-name="ce3">
            <text:p>708-218-2893</text:p>
          </table:table-cell>
          <table:table-cell office:value-type="string" table:style-name="ce3">
            <text:p>Bato</text:p>
          </table:table-cell>
          <table:table-cell office:value-type="string" table:style-name="ce3">
            <text:p>Philippines</text:p>
          </table:table-cell>
          <table:table-cell office:value-type="string" table:style-name="ce3">
            <text:p>Male</text:p>
          </table:table-cell>
          <table:table-cell office:value-type="string" office:string-value="https://eu.ui-avatars.com/api/?name=Florida+Shirl&amp;background=#A66795&amp;color=fff" table:formula="of:=&quot;https://eu.ui-avatars.com/api/?name=&quot;&amp;[.A97]&amp;&quot;+&quot;&amp;[.B97]&amp;&quot;&amp;background=&quot;&amp;[.S97]&amp;&quot;&amp;color=fff&quot;" table:style-name="ce7">
            <text:p>https://eu.ui-avatars.com/api/?name=Florida+Shirl&amp;background=#A66795&amp;color=fff</text:p>
          </table:table-cell>
          <table:table-cell office:value-type="string" table:style-name="ce3">
            <text:p>Camimbo</text:p>
          </table:table-cell>
          <table:table-cell office:value-type="string" table:style-name="ce3">
            <text:p>Database Administrator IV</text:p>
          </table:table-cell>
          <table:table-cell office:value-type="string" table:style-name="ce3">
            <text:p>amet consectetuer adipiscing elit proin risus praesent lectus vestibulum quam sapien varius ut blandit non interdum</text:p>
          </table:table-cell>
          <table:table-cell table:style-name="ce3"/>
          <table:table-cell office:value-type="string" table:style-name="ce3">
            <text:p>#hydrogen, #energybalancing, #smartenergy, #smartlogistics</text:p>
          </table:table-cell>
          <table:table-cell table:content-validation-name="val2" table:style-name="ce11"/>
          <table:table-cell table:content-validation-name="val2" table:style-name="ce11"/>
          <table:table-cell office:value-type="string" office:string-value="#A66795" table:formula="of:=&quot;#A&quot;&amp;RANDBETWEEN(1; 9)&amp;RANDBETWEEN(1; 9)&amp;RANDBETWEEN(1; 9)&amp;RANDBETWEEN(1; 9)&amp;RANDBETWEEN(1; 9)" table:style-name="ce11">
            <text:p>#A66795</text:p>
          </table:table-cell>
          <table:table-cell table:number-columns-repeated="16365"/>
        </table:table-row>
        <table:table-row table:style-name="ro3">
          <table:table-cell office:value-type="string" table:style-name="ce3">
            <text:p>Heathe</text:p>
          </table:table-cell>
          <table:table-cell office:value-type="string" table:style-name="ce3">
            <text:p>Belkis</text:p>
          </table:table-cell>
          <table:table-cell office:value-type="string" office:string-value="Heathe Belkis" table:formula="of:=[.A98]&amp;&quot; &quot;&amp;[.B98]" table:style-name="ce3">
            <text:p>Heathe Belkis</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Heathe@Belkis.com" table:formula="of:=[.A98]&amp;&quot;@&quot;&amp;[.B98]&amp;&quot;.com&quot;" table:style-name="ce3">
            <text:p>Heathe@Belkis.com</text:p>
          </table:table-cell>
          <table:table-cell office:value-type="string" table:style-name="ce3">
            <text:p>171-134-6083</text:p>
          </table:table-cell>
          <table:table-cell office:value-type="string" table:style-name="ce3">
            <text:p>Kalayemule</text:p>
          </table:table-cell>
          <table:table-cell office:value-type="string" table:style-name="ce3">
            <text:p>China</text:p>
          </table:table-cell>
          <table:table-cell office:value-type="string" table:style-name="ce3">
            <text:p>Male</text:p>
          </table:table-cell>
          <table:table-cell office:value-type="string" office:string-value="https://eu.ui-avatars.com/api/?name=Heathe+Belkis&amp;background=#A82611&amp;color=fff" table:formula="of:=&quot;https://eu.ui-avatars.com/api/?name=&quot;&amp;[.A98]&amp;&quot;+&quot;&amp;[.B98]&amp;&quot;&amp;background=&quot;&amp;[.S98]&amp;&quot;&amp;color=fff&quot;" table:style-name="ce7">
            <text:p>https://eu.ui-avatars.com/api/?name=Heathe+Belkis&amp;background=#A82611&amp;color=fff</text:p>
          </table:table-cell>
          <table:table-cell office:value-type="string" table:style-name="ce3">
            <text:p>Plambee</text:p>
          </table:table-cell>
          <table:table-cell office:value-type="string" table:style-name="ce3">
            <text:p>Account Representative IV</text:p>
          </table:table-cell>
          <table:table-cell office:value-type="string" table:style-name="ce3">
            <text:p>nulla sed accumsan felis ut at dolor quis odio consequat varius integer ac</text:p>
          </table:table-cell>
          <table:table-cell office:value-type="string" table:style-name="ce3">
            <text:p>Java Script,Java,Node.js,Ruby</text:p>
          </table:table-cell>
          <table:table-cell office:value-type="string" table:style-name="ce3">
            <text:p>#datapartner #ssi #compliancebydesign #govtech #tax</text:p>
          </table:table-cell>
          <table:table-cell table:content-validation-name="val2" table:style-name="ce11"/>
          <table:table-cell table:content-validation-name="val2" table:style-name="ce11"/>
          <table:table-cell office:value-type="string" office:string-value="#A82611" table:formula="of:=&quot;#A&quot;&amp;RANDBETWEEN(1; 9)&amp;RANDBETWEEN(1; 9)&amp;RANDBETWEEN(1; 9)&amp;RANDBETWEEN(1; 9)&amp;RANDBETWEEN(1; 9)" table:style-name="ce11">
            <text:p>#A82611</text:p>
          </table:table-cell>
          <table:table-cell table:number-columns-repeated="16365"/>
        </table:table-row>
        <table:table-row table:style-name="ro3">
          <table:table-cell office:value-type="string" table:style-name="ce3">
            <text:p>Svetlana</text:p>
          </table:table-cell>
          <table:table-cell office:value-type="string" table:style-name="ce3">
            <text:p>Oda</text:p>
          </table:table-cell>
          <table:table-cell office:value-type="string" office:string-value="Svetlana Oda" table:formula="of:=[.A99]&amp;&quot; &quot;&amp;[.B99]" table:style-name="ce3">
            <text:p>Svetlana Od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Svetlana@Oda.com" table:formula="of:=[.A99]&amp;&quot;@&quot;&amp;[.B99]&amp;&quot;.com&quot;" table:style-name="ce3">
            <text:p>Svetlana@Oda.com</text:p>
          </table:table-cell>
          <table:table-cell office:value-type="string" table:style-name="ce3">
            <text:p>943-864-0764</text:p>
          </table:table-cell>
          <table:table-cell office:value-type="string" table:style-name="ce3">
            <text:p>Shuangxi</text:p>
          </table:table-cell>
          <table:table-cell office:value-type="string" table:style-name="ce3">
            <text:p>China</text:p>
          </table:table-cell>
          <table:table-cell office:value-type="string" table:style-name="ce3">
            <text:p>Male</text:p>
          </table:table-cell>
          <table:table-cell office:value-type="string" office:string-value="https://eu.ui-avatars.com/api/?name=Svetlana+Oda&amp;background=#A33761&amp;color=fff" table:formula="of:=&quot;https://eu.ui-avatars.com/api/?name=&quot;&amp;[.A99]&amp;&quot;+&quot;&amp;[.B99]&amp;&quot;&amp;background=&quot;&amp;[.S99]&amp;&quot;&amp;color=fff&quot;" table:style-name="ce7">
            <text:p>https://eu.ui-avatars.com/api/?name=Svetlana+Oda&amp;background=#A33761&amp;color=fff</text:p>
          </table:table-cell>
          <table:table-cell office:value-type="string" table:style-name="ce3">
            <text:p>Yamia</text:p>
          </table:table-cell>
          <table:table-cell office:value-type="string" table:style-name="ce3">
            <text:p>GIS Technical Architect</text:p>
          </table:table-cell>
          <table:table-cell office:value-type="string" table:style-name="ce3">
            <text:p>ipsum dolor sit amet consectetuer adipiscing elit proin risus praesent lectus vestibulum quam</text:p>
          </table:table-cell>
          <table:table-cell table:style-name="ce3"/>
          <table:table-cell office:value-type="string" table:style-name="ce3">
            <text:p>#SSI #DigitalIdentity #entrepreneurs #livemusic #government</text:p>
          </table:table-cell>
          <table:table-cell table:content-validation-name="val2" table:style-name="ce11"/>
          <table:table-cell table:content-validation-name="val2" table:style-name="ce11"/>
          <table:table-cell office:value-type="string" office:string-value="#A33761" table:formula="of:=&quot;#A&quot;&amp;RANDBETWEEN(1; 9)&amp;RANDBETWEEN(1; 9)&amp;RANDBETWEEN(1; 9)&amp;RANDBETWEEN(1; 9)&amp;RANDBETWEEN(1; 9)" table:style-name="ce11">
            <text:p>#A33761</text:p>
          </table:table-cell>
          <table:table-cell table:number-columns-repeated="16365"/>
        </table:table-row>
        <table:table-row table:style-name="ro3">
          <table:table-cell office:value-type="string" table:style-name="ce3">
            <text:p>Edison</text:p>
          </table:table-cell>
          <table:table-cell office:value-type="string" table:style-name="ce3">
            <text:p>Vivian</text:p>
          </table:table-cell>
          <table:table-cell office:value-type="string" office:string-value="Edison Vivian" table:formula="of:=[.A100]&amp;&quot; &quot;&amp;[.B100]" table:style-name="ce3">
            <text:p>Edison Vivia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Edison@Vivian.com" table:formula="of:=[.A100]&amp;&quot;@&quot;&amp;[.B100]&amp;&quot;.com&quot;" table:style-name="ce3">
            <text:p>Edison@Vivian.com</text:p>
          </table:table-cell>
          <table:table-cell office:value-type="string" table:style-name="ce3">
            <text:p>821-632-2639</text:p>
          </table:table-cell>
          <table:table-cell office:value-type="string" table:style-name="ce3">
            <text:p>Oliveira</text:p>
          </table:table-cell>
          <table:table-cell office:value-type="string" table:style-name="ce3">
            <text:p>Portugal</text:p>
          </table:table-cell>
          <table:table-cell office:value-type="string" table:style-name="ce3">
            <text:p>Male</text:p>
          </table:table-cell>
          <table:table-cell office:value-type="string" office:string-value="https://eu.ui-avatars.com/api/?name=Edison+Vivian&amp;background=#A34173&amp;color=fff" table:formula="of:=&quot;https://eu.ui-avatars.com/api/?name=&quot;&amp;[.A100]&amp;&quot;+&quot;&amp;[.B100]&amp;&quot;&amp;background=&quot;&amp;[.S100]&amp;&quot;&amp;color=fff&quot;" table:style-name="ce7">
            <text:p>https://eu.ui-avatars.com/api/?name=Edison+Vivian&amp;background=#A34173&amp;color=fff</text:p>
          </table:table-cell>
          <table:table-cell office:value-type="string" table:style-name="ce3">
            <text:p>Skimia</text:p>
          </table:table-cell>
          <table:table-cell office:value-type="string" table:style-name="ce3">
            <text:p>Web Designer IV</text:p>
          </table:table-cell>
          <table:table-cell office:value-type="string" table:style-name="ce3">
            <text:p>sit amet eros suspendisse accumsan tortor quis turpis sed ante</text:p>
          </table:table-cell>
          <table:table-cell office:value-type="string" table:style-name="ce3">
            <text:p>Java Script,Java,Node.js</text:p>
          </table:table-cell>
          <table:table-cell office:value-type="string" table:style-name="ce3">
            <text:p>Process Engineering Lean Energy transition Business organization</text:p>
          </table:table-cell>
          <table:table-cell table:content-validation-name="val2" table:style-name="ce11"/>
          <table:table-cell table:content-validation-name="val2" table:style-name="ce11"/>
          <table:table-cell office:value-type="string" office:string-value="#A34173" table:formula="of:=&quot;#A&quot;&amp;RANDBETWEEN(1; 9)&amp;RANDBETWEEN(1; 9)&amp;RANDBETWEEN(1; 9)&amp;RANDBETWEEN(1; 9)&amp;RANDBETWEEN(1; 9)" table:style-name="ce11">
            <text:p>#A34173</text:p>
          </table:table-cell>
          <table:table-cell table:number-columns-repeated="16365"/>
        </table:table-row>
        <table:table-row table:style-name="ro3">
          <table:table-cell office:value-type="string" table:style-name="ce3">
            <text:p>Jolene</text:p>
          </table:table-cell>
          <table:table-cell office:value-type="string" table:style-name="ce3">
            <text:p>Caterina</text:p>
          </table:table-cell>
          <table:table-cell office:value-type="string" office:string-value="Jolene Caterina" table:formula="of:=[.A101]&amp;&quot; &quot;&amp;[.B101]" table:style-name="ce3">
            <text:p>Jolene Caterin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olene@Caterina.com" table:formula="of:=[.A101]&amp;&quot;@&quot;&amp;[.B101]&amp;&quot;.com&quot;" table:style-name="ce3">
            <text:p>Jolene@Caterina.com</text:p>
          </table:table-cell>
          <table:table-cell office:value-type="string" table:style-name="ce3">
            <text:p>692-764-4774</text:p>
          </table:table-cell>
          <table:table-cell office:value-type="string" table:style-name="ce3">
            <text:p>Shazhouba</text:p>
          </table:table-cell>
          <table:table-cell office:value-type="string" table:style-name="ce3">
            <text:p>China</text:p>
          </table:table-cell>
          <table:table-cell office:value-type="string" table:style-name="ce3">
            <text:p>Female</text:p>
          </table:table-cell>
          <table:table-cell office:value-type="string" office:string-value="https://eu.ui-avatars.com/api/?name=Jolene+Caterina&amp;background=#A86757&amp;color=fff" table:formula="of:=&quot;https://eu.ui-avatars.com/api/?name=&quot;&amp;[.A101]&amp;&quot;+&quot;&amp;[.B101]&amp;&quot;&amp;background=&quot;&amp;[.S101]&amp;&quot;&amp;color=fff&quot;" table:style-name="ce7">
            <text:p>https://eu.ui-avatars.com/api/?name=Jolene+Caterina&amp;background=#A86757&amp;color=fff</text:p>
          </table:table-cell>
          <table:table-cell office:value-type="string" table:style-name="ce3">
            <text:p>Photojam</text:p>
          </table:table-cell>
          <table:table-cell office:value-type="string" table:style-name="ce3">
            <text:p>Budget/Accounting Analyst II</text:p>
          </table:table-cell>
          <table:table-cell office:value-type="string" table:style-name="ce3">
            <text:p>lacus at velit vivamus vel nulla eget eros elementum pellentesque</text:p>
          </table:table-cell>
          <table:table-cell office:value-type="string" table:style-name="ce3">
            <text:p>Java,C#,Solidity,XML</text:p>
          </table:table-cell>
          <table:table-cell office:value-type="string" table:style-name="ce3">
            <text:p>#UI, #UX, #design, #research, #visualcommunication, #illustration</text:p>
          </table:table-cell>
          <table:table-cell table:content-validation-name="val2" table:style-name="ce11"/>
          <table:table-cell table:content-validation-name="val2" table:style-name="ce11"/>
          <table:table-cell office:value-type="string" office:string-value="#A86757" table:formula="of:=&quot;#A&quot;&amp;RANDBETWEEN(1; 9)&amp;RANDBETWEEN(1; 9)&amp;RANDBETWEEN(1; 9)&amp;RANDBETWEEN(1; 9)&amp;RANDBETWEEN(1; 9)" table:style-name="ce11">
            <text:p>#A86757</text:p>
          </table:table-cell>
          <table:table-cell table:number-columns-repeated="16365"/>
        </table:table-row>
        <table:table-row table:style-name="ro3">
          <table:table-cell office:value-type="string" table:style-name="ce3">
            <text:p>Qiana</text:p>
          </table:table-cell>
          <table:table-cell office:value-type="string" table:style-name="ce3">
            <text:p>Jacquelynn</text:p>
          </table:table-cell>
          <table:table-cell office:value-type="string" office:string-value="Qiana Jacquelynn" table:formula="of:=[.A102]&amp;&quot; &quot;&amp;[.B102]" table:style-name="ce3">
            <text:p>Qiana Jacquelyn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Qiana@Jacquelynn.com" table:formula="of:=[.A102]&amp;&quot;@&quot;&amp;[.B102]&amp;&quot;.com&quot;" table:style-name="ce3">
            <text:p>Qiana@Jacquelynn.com</text:p>
          </table:table-cell>
          <table:table-cell office:value-type="string" table:style-name="ce3">
            <text:p>798-121-4379</text:p>
          </table:table-cell>
          <table:table-cell office:value-type="string" table:style-name="ce3">
            <text:p>Kananga</text:p>
          </table:table-cell>
          <table:table-cell office:value-type="string" table:style-name="ce3">
            <text:p>Democratic Republic of the Congo</text:p>
          </table:table-cell>
          <table:table-cell office:value-type="string" table:style-name="ce3">
            <text:p>Male</text:p>
          </table:table-cell>
          <table:table-cell office:value-type="string" office:string-value="https://eu.ui-avatars.com/api/?name=Qiana+Jacquelynn&amp;background=#A74685&amp;color=fff" table:formula="of:=&quot;https://eu.ui-avatars.com/api/?name=&quot;&amp;[.A102]&amp;&quot;+&quot;&amp;[.B102]&amp;&quot;&amp;background=&quot;&amp;[.S102]&amp;&quot;&amp;color=fff&quot;" table:style-name="ce7">
            <text:p>https://eu.ui-avatars.com/api/?name=Qiana+Jacquelynn&amp;background=#A74685&amp;color=fff</text:p>
          </table:table-cell>
          <table:table-cell office:value-type="string" table:style-name="ce3">
            <text:p>Rhycero</text:p>
          </table:table-cell>
          <table:table-cell office:value-type="string" table:style-name="ce3">
            <text:p>Registered Nurse</text:p>
          </table:table-cell>
          <table:table-cell office:value-type="string" table:style-name="ce3">
            <text:p>sodales sed tincidunt eu felis fusce posuere felis sed lacus morbi sem mauris laoreet ut rhoncus aliquet</text:p>
          </table:table-cell>
          <table:table-cell office:value-type="string" table:style-name="ce3">
            <text:p>Java Script,Java,C/C++,C#,CSS/HTML,Python,Node.js,PHP,Solidity,Go (Golang),R Programming</text:p>
          </table:table-cell>
          <table:table-cell office:value-type="string" table:style-name="ce3">
            <text:p>#innovation, #businessdevelopment, #companiesnorthnetherlands, #digitalecosystemnorthnetherlands, #creativeindustrynorthnetherlands</text:p>
          </table:table-cell>
          <table:table-cell table:content-validation-name="val2" table:style-name="ce3"/>
          <table:table-cell table:content-validation-name="val2" table:style-name="ce3"/>
          <table:table-cell office:value-type="string" office:string-value="#A74685" table:formula="of:=&quot;#A&quot;&amp;RANDBETWEEN(1; 9)&amp;RANDBETWEEN(1; 9)&amp;RANDBETWEEN(1; 9)&amp;RANDBETWEEN(1; 9)&amp;RANDBETWEEN(1; 9)" table:style-name="ce11">
            <text:p>#A74685</text:p>
          </table:table-cell>
          <table:table-cell table:number-columns-repeated="16365"/>
        </table:table-row>
        <table:table-row table:style-name="ro3">
          <table:table-cell office:value-type="string" table:style-name="ce3">
            <text:p>Svetlana</text:p>
          </table:table-cell>
          <table:table-cell office:value-type="string" table:style-name="ce3">
            <text:p>Dede</text:p>
          </table:table-cell>
          <table:table-cell office:value-type="string" office:string-value="Svetlana Dede" table:formula="of:=[.A103]&amp;&quot; &quot;&amp;[.B103]" table:style-name="ce3">
            <text:p>Svetlana Ded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Svetlana@Dede.com" table:formula="of:=[.A103]&amp;&quot;@&quot;&amp;[.B103]&amp;&quot;.com&quot;" table:style-name="ce3">
            <text:p>Svetlana@Dede.com</text:p>
          </table:table-cell>
          <table:table-cell office:value-type="string" table:style-name="ce3">
            <text:p>775-826-4455</text:p>
          </table:table-cell>
          <table:table-cell office:value-type="string" table:style-name="ce3">
            <text:p>Pilar</text:p>
          </table:table-cell>
          <table:table-cell office:value-type="string" table:style-name="ce3">
            <text:p>Philippines</text:p>
          </table:table-cell>
          <table:table-cell office:value-type="string" table:style-name="ce3">
            <text:p>Male</text:p>
          </table:table-cell>
          <table:table-cell office:value-type="string" office:string-value="https://eu.ui-avatars.com/api/?name=Svetlana+Dede&amp;background=#A28883&amp;color=fff" table:formula="of:=&quot;https://eu.ui-avatars.com/api/?name=&quot;&amp;[.A103]&amp;&quot;+&quot;&amp;[.B103]&amp;&quot;&amp;background=&quot;&amp;[.S103]&amp;&quot;&amp;color=fff&quot;" table:style-name="ce7">
            <text:p>https://eu.ui-avatars.com/api/?name=Svetlana+Dede&amp;background=#A28883&amp;color=fff</text:p>
          </table:table-cell>
          <table:table-cell office:value-type="string" table:style-name="ce3">
            <text:p>Jamia</text:p>
          </table:table-cell>
          <table:table-cell office:value-type="string" table:style-name="ce3">
            <text:p>Biostatistician IV</text:p>
          </table:table-cell>
          <table:table-cell office:value-type="string" table:style-name="ce3">
            <text:p>tortor duis mattis egestas metus aenean fermentum donec ut mauris eget massa tempor</text:p>
          </table:table-cell>
          <table:table-cell table:style-name="ce3"/>
          <table:table-cell office:value-type="string" table:style-name="ce3">
            <text:p>#pitch #gotomarket #validation #hypothesis #acquisition #digital #sales #idea</text:p>
          </table:table-cell>
          <table:table-cell table:content-validation-name="val2" table:style-name="ce3"/>
          <table:table-cell table:content-validation-name="val2" table:style-name="ce3"/>
          <table:table-cell office:value-type="string" office:string-value="#A28883" table:formula="of:=&quot;#A&quot;&amp;RANDBETWEEN(1; 9)&amp;RANDBETWEEN(1; 9)&amp;RANDBETWEEN(1; 9)&amp;RANDBETWEEN(1; 9)&amp;RANDBETWEEN(1; 9)" table:style-name="ce11">
            <text:p>#A28883</text:p>
          </table:table-cell>
          <table:table-cell table:number-columns-repeated="16365"/>
        </table:table-row>
        <table:table-row table:style-name="ro3">
          <table:table-cell office:value-type="string" table:style-name="ce3">
            <text:p>Piper</text:p>
          </table:table-cell>
          <table:table-cell office:value-type="string" table:style-name="ce3">
            <text:p>Crissy</text:p>
          </table:table-cell>
          <table:table-cell office:value-type="string" office:string-value="Piper Crissy" table:formula="of:=[.A104]&amp;&quot; &quot;&amp;[.B104]" table:style-name="ce3">
            <text:p>Piper Crissy</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Piper@Crissy.com" table:formula="of:=[.A104]&amp;&quot;@&quot;&amp;[.B104]&amp;&quot;.com&quot;" table:style-name="ce3">
            <text:p>Piper@Crissy.com</text:p>
          </table:table-cell>
          <table:table-cell office:value-type="string" table:style-name="ce3">
            <text:p>818-952-1414</text:p>
          </table:table-cell>
          <table:table-cell office:value-type="string" table:style-name="ce3">
            <text:p>Pangradin Satu</text:p>
          </table:table-cell>
          <table:table-cell office:value-type="string" table:style-name="ce3">
            <text:p>Indonesia</text:p>
          </table:table-cell>
          <table:table-cell office:value-type="string" table:style-name="ce3">
            <text:p>Male</text:p>
          </table:table-cell>
          <table:table-cell office:value-type="string" office:string-value="https://eu.ui-avatars.com/api/?name=Piper+Crissy&amp;background=#A93848&amp;color=fff" table:formula="of:=&quot;https://eu.ui-avatars.com/api/?name=&quot;&amp;[.A104]&amp;&quot;+&quot;&amp;[.B104]&amp;&quot;&amp;background=&quot;&amp;[.S104]&amp;&quot;&amp;color=fff&quot;" table:style-name="ce7">
            <text:p>https://eu.ui-avatars.com/api/?name=Piper+Crissy&amp;background=#A93848&amp;color=fff</text:p>
          </table:table-cell>
          <table:table-cell office:value-type="string" table:style-name="ce3">
            <text:p>Browsetype</text:p>
          </table:table-cell>
          <table:table-cell office:value-type="string" table:style-name="ce3">
            <text:p>Software Test Engineer I</text:p>
          </table:table-cell>
          <table:table-cell office:value-type="string" table:style-name="ce3">
            <text:p>mi pede malesuada in imperdiet et commodo vulputate justo in blandit ultrices enim lorem ipsum dolor</text:p>
          </table:table-cell>
          <table:table-cell table:style-name="ce3"/>
          <table:table-cell office:value-type="string" table:style-name="ce3">
            <text:p>#growthhacking #ui/uxoptimalisation #storytelling #copywriting #entrepreneurship #digitalillustration</text:p>
          </table:table-cell>
          <table:table-cell table:content-validation-name="val2" table:style-name="ce3"/>
          <table:table-cell table:content-validation-name="val2" table:style-name="ce3"/>
          <table:table-cell office:value-type="string" office:string-value="#A93848" table:formula="of:=&quot;#A&quot;&amp;RANDBETWEEN(1; 9)&amp;RANDBETWEEN(1; 9)&amp;RANDBETWEEN(1; 9)&amp;RANDBETWEEN(1; 9)&amp;RANDBETWEEN(1; 9)" table:style-name="ce11">
            <text:p>#A93848</text:p>
          </table:table-cell>
          <table:table-cell table:number-columns-repeated="16365"/>
        </table:table-row>
        <table:table-row table:style-name="ro3">
          <table:table-cell office:value-type="string" table:style-name="ce3">
            <text:p>Jacinto</text:p>
          </table:table-cell>
          <table:table-cell office:value-type="string" table:style-name="ce3">
            <text:p>Alissa</text:p>
          </table:table-cell>
          <table:table-cell office:value-type="string" office:string-value="Jacinto Alissa" table:formula="of:=[.A105]&amp;&quot; &quot;&amp;[.B105]" table:style-name="ce3">
            <text:p>Jacinto Aliss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acinto@Alissa.com" table:formula="of:=[.A105]&amp;&quot;@&quot;&amp;[.B105]&amp;&quot;.com&quot;" table:style-name="ce3">
            <text:p>Jacinto@Alissa.com</text:p>
          </table:table-cell>
          <table:table-cell office:value-type="string" table:style-name="ce3">
            <text:p>442-300-8223</text:p>
          </table:table-cell>
          <table:table-cell office:value-type="string" table:style-name="ce3">
            <text:p>Zeguo</text:p>
          </table:table-cell>
          <table:table-cell office:value-type="string" table:style-name="ce3">
            <text:p>China</text:p>
          </table:table-cell>
          <table:table-cell office:value-type="string" table:style-name="ce3">
            <text:p>Male</text:p>
          </table:table-cell>
          <table:table-cell office:value-type="string" office:string-value="https://eu.ui-avatars.com/api/?name=Jacinto+Alissa&amp;background=#A48361&amp;color=fff" table:formula="of:=&quot;https://eu.ui-avatars.com/api/?name=&quot;&amp;[.A105]&amp;&quot;+&quot;&amp;[.B105]&amp;&quot;&amp;background=&quot;&amp;[.S105]&amp;&quot;&amp;color=fff&quot;" table:style-name="ce7">
            <text:p>https://eu.ui-avatars.com/api/?name=Jacinto+Alissa&amp;background=#A48361&amp;color=fff</text:p>
          </table:table-cell>
          <table:table-cell office:value-type="string" table:style-name="ce3">
            <text:p>Roomm</text:p>
          </table:table-cell>
          <table:table-cell office:value-type="string" table:style-name="ce3">
            <text:p>Software Test Engineer I</text:p>
          </table:table-cell>
          <table:table-cell office:value-type="string" table:style-name="ce3">
            <text:p>pretium quis lectus suspendisse potenti in eleifend quam a odio in hac habitasse platea dictumst maecenas ut massa</text:p>
          </table:table-cell>
          <table:table-cell office:value-type="string" table:style-name="ce3">
            <text:p>Java,R Programming</text:p>
          </table:table-cell>
          <table:table-cell office:value-type="string" table:style-name="ce3">
            <text:p>#startup #healthcare #business analysis #logistics #production</text:p>
          </table:table-cell>
          <table:table-cell table:content-validation-name="val2" table:style-name="ce3"/>
          <table:table-cell table:content-validation-name="val2" table:style-name="ce3"/>
          <table:table-cell office:value-type="string" office:string-value="#A48361" table:formula="of:=&quot;#A&quot;&amp;RANDBETWEEN(1; 9)&amp;RANDBETWEEN(1; 9)&amp;RANDBETWEEN(1; 9)&amp;RANDBETWEEN(1; 9)&amp;RANDBETWEEN(1; 9)" table:style-name="ce11">
            <text:p>#A48361</text:p>
          </table:table-cell>
          <table:table-cell table:number-columns-repeated="16365"/>
        </table:table-row>
        <table:table-row table:style-name="ro3">
          <table:table-cell office:value-type="string" table:style-name="ce3">
            <text:p>Drew</text:p>
          </table:table-cell>
          <table:table-cell office:value-type="string" table:style-name="ce3">
            <text:p>Ashly</text:p>
          </table:table-cell>
          <table:table-cell office:value-type="string" office:string-value="Drew Ashly" table:formula="of:=[.A106]&amp;&quot; &quot;&amp;[.B106]" table:style-name="ce3">
            <text:p>Drew Ashly</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Drew@Ashly.com" table:formula="of:=[.A106]&amp;&quot;@&quot;&amp;[.B106]&amp;&quot;.com&quot;" table:style-name="ce3">
            <text:p>Drew@Ashly.com</text:p>
          </table:table-cell>
          <table:table-cell office:value-type="string" table:style-name="ce3">
            <text:p>810-190-5221</text:p>
          </table:table-cell>
          <table:table-cell office:value-type="string" table:style-name="ce3">
            <text:p>Camilaca</text:p>
          </table:table-cell>
          <table:table-cell office:value-type="string" table:style-name="ce3">
            <text:p>Peru</text:p>
          </table:table-cell>
          <table:table-cell office:value-type="string" table:style-name="ce3">
            <text:p>Male</text:p>
          </table:table-cell>
          <table:table-cell office:value-type="string" office:string-value="https://eu.ui-avatars.com/api/?name=Drew+Ashly&amp;background=#A49493&amp;color=fff" table:formula="of:=&quot;https://eu.ui-avatars.com/api/?name=&quot;&amp;[.A106]&amp;&quot;+&quot;&amp;[.B106]&amp;&quot;&amp;background=&quot;&amp;[.S106]&amp;&quot;&amp;color=fff&quot;" table:style-name="ce7">
            <text:p>https://eu.ui-avatars.com/api/?name=Drew+Ashly&amp;background=#A49493&amp;color=fff</text:p>
          </table:table-cell>
          <table:table-cell office:value-type="string" table:style-name="ce3">
            <text:p>Quaxo</text:p>
          </table:table-cell>
          <table:table-cell office:value-type="string" table:style-name="ce3">
            <text:p>Financial Advisor</text:p>
          </table:table-cell>
          <table:table-cell office:value-type="string" table:style-name="ce3">
            <text:p>aliquet massa id lobortis convallis tortor risus dapibus augue vel accumsan tellus nisi eu orci mauris lacinia sapien quis</text:p>
          </table:table-cell>
          <table:table-cell office:value-type="string" table:style-name="ce3">
            <text:p>Java Script,C/C++</text:p>
          </table:table-cell>
          <table:table-cell office:value-type="string" table:style-name="ce3">
            <text:p>municipality</text:p>
          </table:table-cell>
          <table:table-cell table:content-validation-name="val2" table:style-name="ce3"/>
          <table:table-cell table:content-validation-name="val2" table:style-name="ce3"/>
          <table:table-cell office:value-type="string" office:string-value="#A49493" table:formula="of:=&quot;#A&quot;&amp;RANDBETWEEN(1; 9)&amp;RANDBETWEEN(1; 9)&amp;RANDBETWEEN(1; 9)&amp;RANDBETWEEN(1; 9)&amp;RANDBETWEEN(1; 9)" table:style-name="ce11">
            <text:p>#A49493</text:p>
          </table:table-cell>
          <table:table-cell table:number-columns-repeated="16365"/>
        </table:table-row>
        <table:table-row table:style-name="ro3">
          <table:table-cell office:value-type="string" table:style-name="ce3">
            <text:p>Merissa</text:p>
          </table:table-cell>
          <table:table-cell office:value-type="string" table:style-name="ce3">
            <text:p>Enriqueta</text:p>
          </table:table-cell>
          <table:table-cell office:value-type="string" office:string-value="Merissa Enriqueta" table:formula="of:=[.A107]&amp;&quot; &quot;&amp;[.B107]" table:style-name="ce3">
            <text:p>Merissa Enriquet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Merissa@Enriqueta.com" table:formula="of:=[.A107]&amp;&quot;@&quot;&amp;[.B107]&amp;&quot;.com&quot;" table:style-name="ce3">
            <text:p>Merissa@Enriqueta.com</text:p>
          </table:table-cell>
          <table:table-cell office:value-type="string" table:style-name="ce3">
            <text:p>961-765-3527</text:p>
          </table:table-cell>
          <table:table-cell office:value-type="string" table:style-name="ce3">
            <text:p>Wanfang</text:p>
          </table:table-cell>
          <table:table-cell office:value-type="string" table:style-name="ce3">
            <text:p>China</text:p>
          </table:table-cell>
          <table:table-cell office:value-type="string" table:style-name="ce3">
            <text:p>Male</text:p>
          </table:table-cell>
          <table:table-cell office:value-type="string" office:string-value="https://eu.ui-avatars.com/api/?name=Merissa+Enriqueta&amp;background=#A61334&amp;color=fff" table:formula="of:=&quot;https://eu.ui-avatars.com/api/?name=&quot;&amp;[.A107]&amp;&quot;+&quot;&amp;[.B107]&amp;&quot;&amp;background=&quot;&amp;[.S107]&amp;&quot;&amp;color=fff&quot;" table:style-name="ce7">
            <text:p>https://eu.ui-avatars.com/api/?name=Merissa+Enriqueta&amp;background=#A61334&amp;color=fff</text:p>
          </table:table-cell>
          <table:table-cell office:value-type="string" table:style-name="ce3">
            <text:p>Jaloo</text:p>
          </table:table-cell>
          <table:table-cell office:value-type="string" table:style-name="ce3">
            <text:p>VP Product Management</text:p>
          </table:table-cell>
          <table:table-cell office:value-type="string" table:style-name="ce3">
            <text:p>aliquam non mauris morbi non lectus aliquam sit amet diam</text:p>
          </table:table-cell>
          <table:table-cell office:value-type="string" table:style-name="ce3">
            <text:p>Java Script,Java,C#,CSS/HTML,Node.js,Solidity,Go (Golang),XML,Typescript</text:p>
          </table:table-cell>
          <table:table-cell office:value-type="string" table:style-name="ce3">
            <text:p>Marketing, Pitching, Storytelling</text:p>
          </table:table-cell>
          <table:table-cell table:content-validation-name="val2" table:style-name="ce3"/>
          <table:table-cell table:content-validation-name="val2" table:style-name="ce3"/>
          <table:table-cell office:value-type="string" office:string-value="#A61334" table:formula="of:=&quot;#A&quot;&amp;RANDBETWEEN(1; 9)&amp;RANDBETWEEN(1; 9)&amp;RANDBETWEEN(1; 9)&amp;RANDBETWEEN(1; 9)&amp;RANDBETWEEN(1; 9)" table:style-name="ce11">
            <text:p>#A61334</text:p>
          </table:table-cell>
          <table:table-cell table:number-columns-repeated="16365"/>
        </table:table-row>
        <table:table-row table:style-name="ro3">
          <table:table-cell office:value-type="string" table:style-name="ce3">
            <text:p>Betsey</text:p>
          </table:table-cell>
          <table:table-cell office:value-type="string" table:style-name="ce3">
            <text:p>Kimberley</text:p>
          </table:table-cell>
          <table:table-cell office:value-type="string" office:string-value="Betsey Kimberley" table:formula="of:=[.A108]&amp;&quot; &quot;&amp;[.B108]" table:style-name="ce3">
            <text:p>Betsey Kimberley</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Betsey@Kimberley.com" table:formula="of:=[.A108]&amp;&quot;@&quot;&amp;[.B108]&amp;&quot;.com&quot;" table:style-name="ce3">
            <text:p>Betsey@Kimberley.com</text:p>
          </table:table-cell>
          <table:table-cell office:value-type="string" table:style-name="ce3">
            <text:p>113-871-6527</text:p>
          </table:table-cell>
          <table:table-cell office:value-type="string" table:style-name="ce3">
            <text:p>Zengjia</text:p>
          </table:table-cell>
          <table:table-cell office:value-type="string" table:style-name="ce3">
            <text:p>China</text:p>
          </table:table-cell>
          <table:table-cell office:value-type="string" table:style-name="ce3">
            <text:p>Female</text:p>
          </table:table-cell>
          <table:table-cell office:value-type="string" office:string-value="https://eu.ui-avatars.com/api/?name=Betsey+Kimberley&amp;background=#A45925&amp;color=fff" table:formula="of:=&quot;https://eu.ui-avatars.com/api/?name=&quot;&amp;[.A108]&amp;&quot;+&quot;&amp;[.B108]&amp;&quot;&amp;background=&quot;&amp;[.S108]&amp;&quot;&amp;color=fff&quot;" table:style-name="ce7">
            <text:p>https://eu.ui-avatars.com/api/?name=Betsey+Kimberley&amp;background=#A45925&amp;color=fff</text:p>
          </table:table-cell>
          <table:table-cell office:value-type="string" table:style-name="ce3">
            <text:p>Oyoba</text:p>
          </table:table-cell>
          <table:table-cell office:value-type="string" table:style-name="ce3">
            <text:p>VP Quality Control</text:p>
          </table:table-cell>
          <table:table-cell office:value-type="string" table:style-name="ce3">
            <text:p>vivamus vestibulum sagittis sapien cum sociis natoque penatibus et magnis dis</text:p>
          </table:table-cell>
          <table:table-cell office:value-type="string" table:style-name="ce3">
            <text:p>Java Script,Java,C#,CSS/HTML,Node.js,PHP,Perl</text:p>
          </table:table-cell>
          <table:table-cell office:value-type="string" table:style-name="ce3">
            <text:p>#energy #innovation #startup #mentor</text:p>
          </table:table-cell>
          <table:table-cell table:content-validation-name="val2" table:style-name="ce3"/>
          <table:table-cell table:content-validation-name="val2" table:style-name="ce3"/>
          <table:table-cell office:value-type="string" office:string-value="#A45925" table:formula="of:=&quot;#A&quot;&amp;RANDBETWEEN(1; 9)&amp;RANDBETWEEN(1; 9)&amp;RANDBETWEEN(1; 9)&amp;RANDBETWEEN(1; 9)&amp;RANDBETWEEN(1; 9)" table:style-name="ce11">
            <text:p>#A45925</text:p>
          </table:table-cell>
          <table:table-cell table:number-columns-repeated="16365"/>
        </table:table-row>
        <table:table-row table:style-name="ro3">
          <table:table-cell office:value-type="string" table:style-name="ce3">
            <text:p>Versie</text:p>
          </table:table-cell>
          <table:table-cell office:value-type="string" table:style-name="ce3">
            <text:p>Edward</text:p>
          </table:table-cell>
          <table:table-cell office:value-type="string" office:string-value="Versie Edward" table:formula="of:=[.A109]&amp;&quot; &quot;&amp;[.B109]" table:style-name="ce3">
            <text:p>Versie Edward</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Versie@Edward.com" table:formula="of:=[.A109]&amp;&quot;@&quot;&amp;[.B109]&amp;&quot;.com&quot;" table:style-name="ce3">
            <text:p>Versie@Edward.com</text:p>
          </table:table-cell>
          <table:table-cell office:value-type="string" table:style-name="ce3">
            <text:p>708-712-6509</text:p>
          </table:table-cell>
          <table:table-cell office:value-type="string" table:style-name="ce3">
            <text:p>Lyozna</text:p>
          </table:table-cell>
          <table:table-cell office:value-type="string" table:style-name="ce3">
            <text:p>Belarus</text:p>
          </table:table-cell>
          <table:table-cell office:value-type="string" table:style-name="ce3">
            <text:p>Female</text:p>
          </table:table-cell>
          <table:table-cell office:value-type="string" office:string-value="https://eu.ui-avatars.com/api/?name=Versie+Edward&amp;background=#A17162&amp;color=fff" table:formula="of:=&quot;https://eu.ui-avatars.com/api/?name=&quot;&amp;[.A109]&amp;&quot;+&quot;&amp;[.B109]&amp;&quot;&amp;background=&quot;&amp;[.S109]&amp;&quot;&amp;color=fff&quot;" table:style-name="ce7">
            <text:p>https://eu.ui-avatars.com/api/?name=Versie+Edward&amp;background=#A17162&amp;color=fff</text:p>
          </table:table-cell>
          <table:table-cell office:value-type="string" table:style-name="ce3">
            <text:p>Oyoyo</text:p>
          </table:table-cell>
          <table:table-cell office:value-type="string" table:style-name="ce3">
            <text:p>Assistant Media Planner</text:p>
          </table:table-cell>
          <table:table-cell office:value-type="string" table:style-name="ce3">
            <text:p>sed tincidunt eu felis fusce posuere felis sed lacus morbi sem mauris laoreet ut rhoncus aliquet pulvinar</text:p>
          </table:table-cell>
          <table:table-cell office:value-type="string" table:style-name="ce3">
            <text:p>Java Script,Node.js,Kotlin / TypeScript</text:p>
          </table:table-cell>
          <table:table-cell office:value-type="string" table:style-name="ce3">
            <text:p>legal counsel: regulatory, corporate, corporate governance, privacy, contracts</text:p>
          </table:table-cell>
          <table:table-cell table:content-validation-name="val2" table:style-name="ce3"/>
          <table:table-cell table:content-validation-name="val2" table:style-name="ce3"/>
          <table:table-cell office:value-type="string" office:string-value="#A17162" table:formula="of:=&quot;#A&quot;&amp;RANDBETWEEN(1; 9)&amp;RANDBETWEEN(1; 9)&amp;RANDBETWEEN(1; 9)&amp;RANDBETWEEN(1; 9)&amp;RANDBETWEEN(1; 9)" table:style-name="ce11">
            <text:p>#A17162</text:p>
          </table:table-cell>
          <table:table-cell table:number-columns-repeated="16365"/>
        </table:table-row>
        <table:table-row table:style-name="ro3">
          <table:table-cell office:value-type="string" table:style-name="ce3">
            <text:p>Janina</text:p>
          </table:table-cell>
          <table:table-cell office:value-type="string" table:style-name="ce3">
            <text:p>Caterina</text:p>
          </table:table-cell>
          <table:table-cell office:value-type="string" office:string-value="Janina Caterina" table:formula="of:=[.A110]&amp;&quot; &quot;&amp;[.B110]" table:style-name="ce3">
            <text:p>Janina Caterin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anina@Caterina.com" table:formula="of:=[.A110]&amp;&quot;@&quot;&amp;[.B110]&amp;&quot;.com&quot;" table:style-name="ce3">
            <text:p>Janina@Caterina.com</text:p>
          </table:table-cell>
          <table:table-cell office:value-type="string" table:style-name="ce3">
            <text:p>127-925-8556</text:p>
          </table:table-cell>
          <table:table-cell office:value-type="string" table:style-name="ce3">
            <text:p>Sadar</text:p>
          </table:table-cell>
          <table:table-cell office:value-type="string" table:style-name="ce3">
            <text:p>Indonesia</text:p>
          </table:table-cell>
          <table:table-cell office:value-type="string" table:style-name="ce3">
            <text:p>Female</text:p>
          </table:table-cell>
          <table:table-cell office:value-type="string" office:string-value="https://eu.ui-avatars.com/api/?name=Janina+Caterina&amp;background=#A35224&amp;color=fff" table:formula="of:=&quot;https://eu.ui-avatars.com/api/?name=&quot;&amp;[.A110]&amp;&quot;+&quot;&amp;[.B110]&amp;&quot;&amp;background=&quot;&amp;[.S110]&amp;&quot;&amp;color=fff&quot;" table:style-name="ce7">
            <text:p>https://eu.ui-avatars.com/api/?name=Janina+Caterina&amp;background=#A35224&amp;color=fff</text:p>
          </table:table-cell>
          <table:table-cell office:value-type="string" table:style-name="ce3">
            <text:p>Oba</text:p>
          </table:table-cell>
          <table:table-cell office:value-type="string" table:style-name="ce3">
            <text:p>Pharmacist</text:p>
          </table:table-cell>
          <table:table-cell office:value-type="string" table:style-name="ce3">
            <text:p>molestie lorem quisque ut erat curabitur gravida nisi at nibh in hac habitasse platea dictumst aliquam</text:p>
          </table:table-cell>
          <table:table-cell office:value-type="string" table:style-name="ce3">
            <text:p>Blockchain technologies (no coding skills),Business development,Pitching and presenting,Product management,Project management,Technical</text:p>
          </table:table-cell>
          <table:table-cell office:value-type="string" table:style-name="ce3">
            <text:p>#ssi #business #venturecapital #token #finance #impact</text:p>
          </table:table-cell>
          <table:table-cell table:content-validation-name="val2" table:style-name="ce3"/>
          <table:table-cell table:content-validation-name="val2" table:style-name="ce3"/>
          <table:table-cell office:value-type="string" office:string-value="#A35224" table:formula="of:=&quot;#A&quot;&amp;RANDBETWEEN(1; 9)&amp;RANDBETWEEN(1; 9)&amp;RANDBETWEEN(1; 9)&amp;RANDBETWEEN(1; 9)&amp;RANDBETWEEN(1; 9)" table:style-name="ce11">
            <text:p>#A35224</text:p>
          </table:table-cell>
          <table:table-cell table:number-columns-repeated="16365"/>
        </table:table-row>
        <table:table-row table:style-name="ro3">
          <table:table-cell office:value-type="string" table:style-name="ce3">
            <text:p>Kathline</text:p>
          </table:table-cell>
          <table:table-cell office:value-type="string" table:style-name="ce3">
            <text:p>Guy</text:p>
          </table:table-cell>
          <table:table-cell office:value-type="string" office:string-value="Kathline Guy" table:formula="of:=[.A111]&amp;&quot; &quot;&amp;[.B111]" table:style-name="ce3">
            <text:p>Kathline Guy</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Kathline@Guy.com" table:formula="of:=[.A111]&amp;&quot;@&quot;&amp;[.B111]&amp;&quot;.com&quot;" table:style-name="ce3">
            <text:p>Kathline@Guy.com</text:p>
          </table:table-cell>
          <table:table-cell office:value-type="string" table:style-name="ce3">
            <text:p>396-549-5155</text:p>
          </table:table-cell>
          <table:table-cell office:value-type="string" table:style-name="ce3">
            <text:p>Alvarães</text:p>
          </table:table-cell>
          <table:table-cell office:value-type="string" table:style-name="ce3">
            <text:p>Brazil</text:p>
          </table:table-cell>
          <table:table-cell office:value-type="string" table:style-name="ce3">
            <text:p>Male</text:p>
          </table:table-cell>
          <table:table-cell office:value-type="string" office:string-value="https://eu.ui-avatars.com/api/?name=Kathline+Guy&amp;background=#A89346&amp;color=fff" table:formula="of:=&quot;https://eu.ui-avatars.com/api/?name=&quot;&amp;[.A111]&amp;&quot;+&quot;&amp;[.B111]&amp;&quot;&amp;background=&quot;&amp;[.S111]&amp;&quot;&amp;color=fff&quot;" table:style-name="ce7">
            <text:p>https://eu.ui-avatars.com/api/?name=Kathline+Guy&amp;background=#A89346&amp;color=fff</text:p>
          </table:table-cell>
          <table:table-cell office:value-type="string" table:style-name="ce3">
            <text:p>Photobug</text:p>
          </table:table-cell>
          <table:table-cell office:value-type="string" table:style-name="ce3">
            <text:p>VP Marketing</text:p>
          </table:table-cell>
          <table:table-cell office:value-type="string" table:style-name="ce3">
            <text:p>fusce lacus purus aliquet at feugiat non pretium quis lectus suspendisse potenti in eleifend quam a odio</text:p>
          </table:table-cell>
          <table:table-cell office:value-type="string" table:style-name="ce3">
            <text:p>Accounting,Blockchain technologies (no coding skills),Business development,IOT,Product management,Project management,Research</text:p>
          </table:table-cell>
          <table:table-cell office:value-type="string" table:style-name="ce3">
            <text:p>#blockchain #climateaction #carbonoffsets #carbonmarkets #socialimpact</text:p>
          </table:table-cell>
          <table:table-cell table:content-validation-name="val2" table:style-name="ce3"/>
          <table:table-cell table:content-validation-name="val2" table:style-name="ce3"/>
          <table:table-cell office:value-type="string" office:string-value="#A89346" table:formula="of:=&quot;#A&quot;&amp;RANDBETWEEN(1; 9)&amp;RANDBETWEEN(1; 9)&amp;RANDBETWEEN(1; 9)&amp;RANDBETWEEN(1; 9)&amp;RANDBETWEEN(1; 9)" table:style-name="ce11">
            <text:p>#A89346</text:p>
          </table:table-cell>
          <table:table-cell table:number-columns-repeated="16365"/>
        </table:table-row>
        <table:table-row table:style-name="ro3">
          <table:table-cell office:value-type="string" table:style-name="ce3">
            <text:p>Dudley</text:p>
          </table:table-cell>
          <table:table-cell office:value-type="string" table:style-name="ce3">
            <text:p>Beverley</text:p>
          </table:table-cell>
          <table:table-cell office:value-type="string" office:string-value="Dudley Beverley" table:formula="of:=[.A112]&amp;&quot; &quot;&amp;[.B112]" table:style-name="ce3">
            <text:p>Dudley Beverley</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Dudley@Beverley.com" table:formula="of:=[.A112]&amp;&quot;@&quot;&amp;[.B112]&amp;&quot;.com&quot;" table:style-name="ce3">
            <text:p>Dudley@Beverley.com</text:p>
          </table:table-cell>
          <table:table-cell office:value-type="string" table:style-name="ce3">
            <text:p>705-578-1311</text:p>
          </table:table-cell>
          <table:table-cell office:value-type="string" table:style-name="ce3">
            <text:p>Ushi</text:p>
          </table:table-cell>
          <table:table-cell office:value-type="string" table:style-name="ce3">
            <text:p>Armenia</text:p>
          </table:table-cell>
          <table:table-cell office:value-type="string" table:style-name="ce3">
            <text:p>Female</text:p>
          </table:table-cell>
          <table:table-cell office:value-type="string" office:string-value="https://eu.ui-avatars.com/api/?name=Dudley+Beverley&amp;background=#A55426&amp;color=fff" table:formula="of:=&quot;https://eu.ui-avatars.com/api/?name=&quot;&amp;[.A112]&amp;&quot;+&quot;&amp;[.B112]&amp;&quot;&amp;background=&quot;&amp;[.S112]&amp;&quot;&amp;color=fff&quot;" table:style-name="ce7">
            <text:p>https://eu.ui-avatars.com/api/?name=Dudley+Beverley&amp;background=#A55426&amp;color=fff</text:p>
          </table:table-cell>
          <table:table-cell office:value-type="string" table:style-name="ce3">
            <text:p>Shuffletag</text:p>
          </table:table-cell>
          <table:table-cell office:value-type="string" table:style-name="ce3">
            <text:p>Developer I</text:p>
          </table:table-cell>
          <table:table-cell office:value-type="string" table:style-name="ce3">
            <text:p>nam dui proin leo odio porttitor id consequat in consequat ut nulla sed</text:p>
          </table:table-cell>
          <table:table-cell office:value-type="string" table:style-name="ce3">
            <text:p>Accounting,Blockchain technologies (no coding skills),Business development,Circular economy,Ethics,Investing/funding,Pitching and presenting,Product management,Project management,Research,sustainability,supply chain,food ecosystem,art,SDG's</text:p>
          </table:table-cell>
          <table:table-cell office:value-type="string" table:style-name="ce3">
            <text:p>#actuarial</text:p>
          </table:table-cell>
          <table:table-cell table:content-validation-name="val2" table:style-name="ce3"/>
          <table:table-cell table:content-validation-name="val2" table:style-name="ce3"/>
          <table:table-cell office:value-type="string" office:string-value="#A55426" table:formula="of:=&quot;#A&quot;&amp;RANDBETWEEN(1; 9)&amp;RANDBETWEEN(1; 9)&amp;RANDBETWEEN(1; 9)&amp;RANDBETWEEN(1; 9)&amp;RANDBETWEEN(1; 9)" table:style-name="ce11">
            <text:p>#A55426</text:p>
          </table:table-cell>
          <table:table-cell table:number-columns-repeated="16365"/>
        </table:table-row>
        <table:table-row table:style-name="ro3">
          <table:table-cell office:value-type="string" table:style-name="ce3">
            <text:p>Burl</text:p>
          </table:table-cell>
          <table:table-cell office:value-type="string" table:style-name="ce3">
            <text:p>Roland</text:p>
          </table:table-cell>
          <table:table-cell office:value-type="string" office:string-value="Burl Roland" table:formula="of:=[.A113]&amp;&quot; &quot;&amp;[.B113]" table:style-name="ce3">
            <text:p>Burl Roland</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Burl@Roland.com" table:formula="of:=[.A113]&amp;&quot;@&quot;&amp;[.B113]&amp;&quot;.com&quot;" table:style-name="ce3">
            <text:p>Burl@Roland.com</text:p>
          </table:table-cell>
          <table:table-cell office:value-type="string" table:style-name="ce3">
            <text:p>726-119-4706</text:p>
          </table:table-cell>
          <table:table-cell office:value-type="string" table:style-name="ce3">
            <text:p>Barkol</text:p>
          </table:table-cell>
          <table:table-cell office:value-type="string" table:style-name="ce3">
            <text:p>China</text:p>
          </table:table-cell>
          <table:table-cell office:value-type="string" table:style-name="ce3">
            <text:p>Male</text:p>
          </table:table-cell>
          <table:table-cell office:value-type="string" office:string-value="https://eu.ui-avatars.com/api/?name=Burl+Roland&amp;background=#A66852&amp;color=fff" table:formula="of:=&quot;https://eu.ui-avatars.com/api/?name=&quot;&amp;[.A113]&amp;&quot;+&quot;&amp;[.B113]&amp;&quot;&amp;background=&quot;&amp;[.S113]&amp;&quot;&amp;color=fff&quot;" table:style-name="ce7">
            <text:p>https://eu.ui-avatars.com/api/?name=Burl+Roland&amp;background=#A66852&amp;color=fff</text:p>
          </table:table-cell>
          <table:table-cell office:value-type="string" table:style-name="ce3">
            <text:p>Shufflester</text:p>
          </table:table-cell>
          <table:table-cell office:value-type="string" table:style-name="ce3">
            <text:p>Cost Accountant</text:p>
          </table:table-cell>
          <table:table-cell office:value-type="string" table:style-name="ce3">
            <text:p>quisque porta volutpat erat quisque erat eros viverra eget congue eget semper rutrum nulla nunc purus phasellus in felis donec</text:p>
          </table:table-cell>
          <table:table-cell office:value-type="string" table:style-name="ce3">
            <text:p>Artificial intelligence,Blockchain technologies (no coding skills),Business development,Ethics,Investing/funding,Pitching and presenting,Product management,Project management,Research,Technical</text:p>
          </table:table-cell>
          <table:table-cell office:value-type="string" table:style-name="ce3">
            <text:p>#telemachos #gdbc #rug #ug</text:p>
          </table:table-cell>
          <table:table-cell table:content-validation-name="val2" table:style-name="ce3"/>
          <table:table-cell table:content-validation-name="val2" table:style-name="ce3"/>
          <table:table-cell office:value-type="string" office:string-value="#A66852" table:formula="of:=&quot;#A&quot;&amp;RANDBETWEEN(1; 9)&amp;RANDBETWEEN(1; 9)&amp;RANDBETWEEN(1; 9)&amp;RANDBETWEEN(1; 9)&amp;RANDBETWEEN(1; 9)" table:style-name="ce11">
            <text:p>#A66852</text:p>
          </table:table-cell>
          <table:table-cell table:number-columns-repeated="16365"/>
        </table:table-row>
        <table:table-row table:style-name="ro3">
          <table:table-cell office:value-type="string" table:style-name="ce3">
            <text:p>Renita</text:p>
          </table:table-cell>
          <table:table-cell office:value-type="string" table:style-name="ce3">
            <text:p>Lauran</text:p>
          </table:table-cell>
          <table:table-cell office:value-type="string" office:string-value="Renita Lauran" table:formula="of:=[.A114]&amp;&quot; &quot;&amp;[.B114]" table:style-name="ce3">
            <text:p>Renita Laura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Renita@Lauran.com" table:formula="of:=[.A114]&amp;&quot;@&quot;&amp;[.B114]&amp;&quot;.com&quot;" table:style-name="ce3">
            <text:p>Renita@Lauran.com</text:p>
          </table:table-cell>
          <table:table-cell office:value-type="string" table:style-name="ce3">
            <text:p>634-571-9027</text:p>
          </table:table-cell>
          <table:table-cell office:value-type="string" table:style-name="ce3">
            <text:p>Kezilei</text:p>
          </table:table-cell>
          <table:table-cell office:value-type="string" table:style-name="ce3">
            <text:p>China</text:p>
          </table:table-cell>
          <table:table-cell office:value-type="string" table:style-name="ce3">
            <text:p>Female</text:p>
          </table:table-cell>
          <table:table-cell office:value-type="string" office:string-value="https://eu.ui-avatars.com/api/?name=Renita+Lauran&amp;background=#A99134&amp;color=fff" table:formula="of:=&quot;https://eu.ui-avatars.com/api/?name=&quot;&amp;[.A114]&amp;&quot;+&quot;&amp;[.B114]&amp;&quot;&amp;background=&quot;&amp;[.S114]&amp;&quot;&amp;color=fff&quot;" table:style-name="ce7">
            <text:p>https://eu.ui-avatars.com/api/?name=Renita+Lauran&amp;background=#A99134&amp;color=fff</text:p>
          </table:table-cell>
          <table:table-cell office:value-type="string" table:style-name="ce3">
            <text:p>Topicblab</text:p>
          </table:table-cell>
          <table:table-cell office:value-type="string" table:style-name="ce3">
            <text:p>Recruiting Manager</text:p>
          </table:table-cell>
          <table:table-cell office:value-type="string" table:style-name="ce3">
            <text:p>nulla ut erat id mauris vulputate elementum nullam varius nulla facilisi cras non velit nec</text:p>
          </table:table-cell>
          <table:table-cell office:value-type="string" table:style-name="ce3">
            <text:p>Artificial intelligence,Blockchain technologies (no coding skills),Business development,IOT,Product management,Project management,Research,Technical</text:p>
          </table:table-cell>
          <table:table-cell office:value-type="string" table:style-name="ce3">
            <text:p>#blockchainlatecnologia</text:p>
          </table:table-cell>
          <table:table-cell table:content-validation-name="val2" table:style-name="ce3"/>
          <table:table-cell table:content-validation-name="val2" table:style-name="ce3"/>
          <table:table-cell office:value-type="string" office:string-value="#A99134" table:formula="of:=&quot;#A&quot;&amp;RANDBETWEEN(1; 9)&amp;RANDBETWEEN(1; 9)&amp;RANDBETWEEN(1; 9)&amp;RANDBETWEEN(1; 9)&amp;RANDBETWEEN(1; 9)" table:style-name="ce11">
            <text:p>#A99134</text:p>
          </table:table-cell>
          <table:table-cell table:number-columns-repeated="16365"/>
        </table:table-row>
        <table:table-row table:style-name="ro3">
          <table:table-cell office:value-type="string" table:style-name="ce3">
            <text:p>Janine</text:p>
          </table:table-cell>
          <table:table-cell office:value-type="string" table:style-name="ce3">
            <text:p>Fe</text:p>
          </table:table-cell>
          <table:table-cell office:value-type="string" office:string-value="Janine Fe" table:formula="of:=[.A115]&amp;&quot; &quot;&amp;[.B115]" table:style-name="ce3">
            <text:p>Janine F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anine@Fe.com" table:formula="of:=[.A115]&amp;&quot;@&quot;&amp;[.B115]&amp;&quot;.com&quot;" table:style-name="ce3">
            <text:p>Janine@Fe.com</text:p>
          </table:table-cell>
          <table:table-cell office:value-type="string" table:style-name="ce3">
            <text:p>340-606-3898</text:p>
          </table:table-cell>
          <table:table-cell office:value-type="string" table:style-name="ce3">
            <text:p>Surkhakhi</text:p>
          </table:table-cell>
          <table:table-cell office:value-type="string" table:style-name="ce3">
            <text:p>Russia</text:p>
          </table:table-cell>
          <table:table-cell office:value-type="string" table:style-name="ce3">
            <text:p>Male</text:p>
          </table:table-cell>
          <table:table-cell office:value-type="string" office:string-value="https://eu.ui-avatars.com/api/?name=Janine+Fe&amp;background=#A57921&amp;color=fff" table:formula="of:=&quot;https://eu.ui-avatars.com/api/?name=&quot;&amp;[.A115]&amp;&quot;+&quot;&amp;[.B115]&amp;&quot;&amp;background=&quot;&amp;[.S115]&amp;&quot;&amp;color=fff&quot;" table:style-name="ce7">
            <text:p>https://eu.ui-avatars.com/api/?name=Janine+Fe&amp;background=#A57921&amp;color=fff</text:p>
          </table:table-cell>
          <table:table-cell office:value-type="string" table:style-name="ce3">
            <text:p>Feedbug</text:p>
          </table:table-cell>
          <table:table-cell office:value-type="string" table:style-name="ce3">
            <text:p>Geologist I</text:p>
          </table:table-cell>
          <table:table-cell office:value-type="string" table:style-name="ce3">
            <text:p>cubilia curae mauris viverra diam vitae quam suspendisse potenti nullam porttitor lacus</text:p>
          </table:table-cell>
          <table:table-cell table:style-name="ce3"/>
          <table:table-cell office:value-type="string" table:style-name="ce3">
            <text:p>#ScyllaDB #chronicle #NoSQL</text:p>
          </table:table-cell>
          <table:table-cell table:content-validation-name="val2" table:style-name="ce3"/>
          <table:table-cell table:content-validation-name="val2" table:style-name="ce3"/>
          <table:table-cell office:value-type="string" office:string-value="#A57921" table:formula="of:=&quot;#A&quot;&amp;RANDBETWEEN(1; 9)&amp;RANDBETWEEN(1; 9)&amp;RANDBETWEEN(1; 9)&amp;RANDBETWEEN(1; 9)&amp;RANDBETWEEN(1; 9)" table:style-name="ce11">
            <text:p>#A57921</text:p>
          </table:table-cell>
          <table:table-cell table:number-columns-repeated="16365"/>
        </table:table-row>
        <table:table-row table:style-name="ro3">
          <table:table-cell office:value-type="string" table:style-name="ce3">
            <text:p>Shavonda</text:p>
          </table:table-cell>
          <table:table-cell office:value-type="string" table:style-name="ce3">
            <text:p>Torrie</text:p>
          </table:table-cell>
          <table:table-cell office:value-type="string" office:string-value="Shavonda Torrie" table:formula="of:=[.A116]&amp;&quot; &quot;&amp;[.B116]" table:style-name="ce3">
            <text:p>Shavonda Torri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Shavonda@Torrie.com" table:formula="of:=[.A116]&amp;&quot;@&quot;&amp;[.B116]&amp;&quot;.com&quot;" table:style-name="ce3">
            <text:p>Shavonda@Torrie.com</text:p>
          </table:table-cell>
          <table:table-cell office:value-type="string" table:style-name="ce3">
            <text:p>482-706-3787</text:p>
          </table:table-cell>
          <table:table-cell office:value-type="string" table:style-name="ce3">
            <text:p>Arboga</text:p>
          </table:table-cell>
          <table:table-cell office:value-type="string" table:style-name="ce3">
            <text:p>Sweden</text:p>
          </table:table-cell>
          <table:table-cell office:value-type="string" table:style-name="ce3">
            <text:p>Male</text:p>
          </table:table-cell>
          <table:table-cell office:value-type="string" office:string-value="https://eu.ui-avatars.com/api/?name=Shavonda+Torrie&amp;background=#A45823&amp;color=fff" table:formula="of:=&quot;https://eu.ui-avatars.com/api/?name=&quot;&amp;[.A116]&amp;&quot;+&quot;&amp;[.B116]&amp;&quot;&amp;background=&quot;&amp;[.S116]&amp;&quot;&amp;color=fff&quot;" table:style-name="ce7">
            <text:p>https://eu.ui-avatars.com/api/?name=Shavonda+Torrie&amp;background=#A45823&amp;color=fff</text:p>
          </table:table-cell>
          <table:table-cell office:value-type="string" table:style-name="ce3">
            <text:p>Twitternation</text:p>
          </table:table-cell>
          <table:table-cell office:value-type="string" table:style-name="ce3">
            <text:p>Graphic Designer</text:p>
          </table:table-cell>
          <table:table-cell office:value-type="string" table:style-name="ce3">
            <text:p>morbi vestibulum velit id pretium iaculis diam erat fermentum justo nec condimentum neque sapien</text:p>
          </table:table-cell>
          <table:table-cell office:value-type="string" table:style-name="ce3">
            <text:p>Blockchain technologies (no coding skills),Development</text:p>
          </table:table-cell>
          <table:table-cell office:value-type="string" table:style-name="ce3">
            <text:p>#Medicine #Surgery #Artificial Intelligence #Deep Learning</text:p>
          </table:table-cell>
          <table:table-cell table:content-validation-name="val2" table:style-name="ce3"/>
          <table:table-cell table:content-validation-name="val2" table:style-name="ce3"/>
          <table:table-cell office:value-type="string" office:string-value="#A45823" table:formula="of:=&quot;#A&quot;&amp;RANDBETWEEN(1; 9)&amp;RANDBETWEEN(1; 9)&amp;RANDBETWEEN(1; 9)&amp;RANDBETWEEN(1; 9)&amp;RANDBETWEEN(1; 9)" table:style-name="ce11">
            <text:p>#A45823</text:p>
          </table:table-cell>
          <table:table-cell table:number-columns-repeated="16365"/>
        </table:table-row>
        <table:table-row table:style-name="ro3">
          <table:table-cell office:value-type="string" table:style-name="ce3">
            <text:p>Veda</text:p>
          </table:table-cell>
          <table:table-cell office:value-type="string" table:style-name="ce3">
            <text:p>Clarine</text:p>
          </table:table-cell>
          <table:table-cell office:value-type="string" office:string-value="Veda Clarine" table:formula="of:=[.A117]&amp;&quot; &quot;&amp;[.B117]" table:style-name="ce3">
            <text:p>Veda Clarin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Veda@Clarine.com" table:formula="of:=[.A117]&amp;&quot;@&quot;&amp;[.B117]&amp;&quot;.com&quot;" table:style-name="ce3">
            <text:p>Veda@Clarine.com</text:p>
          </table:table-cell>
          <table:table-cell office:value-type="string" table:style-name="ce3">
            <text:p>820-494-0415</text:p>
          </table:table-cell>
          <table:table-cell office:value-type="string" table:style-name="ce3">
            <text:p>Pueblo Nuevo</text:p>
          </table:table-cell>
          <table:table-cell office:value-type="string" table:style-name="ce3">
            <text:p>Peru</text:p>
          </table:table-cell>
          <table:table-cell office:value-type="string" table:style-name="ce3">
            <text:p>Male</text:p>
          </table:table-cell>
          <table:table-cell office:value-type="string" office:string-value="https://eu.ui-avatars.com/api/?name=Veda+Clarine&amp;background=#A44141&amp;color=fff" table:formula="of:=&quot;https://eu.ui-avatars.com/api/?name=&quot;&amp;[.A117]&amp;&quot;+&quot;&amp;[.B117]&amp;&quot;&amp;background=&quot;&amp;[.S117]&amp;&quot;&amp;color=fff&quot;" table:style-name="ce7">
            <text:p>https://eu.ui-avatars.com/api/?name=Veda+Clarine&amp;background=#A44141&amp;color=fff</text:p>
          </table:table-cell>
          <table:table-cell office:value-type="string" table:style-name="ce3">
            <text:p>Feednation</text:p>
          </table:table-cell>
          <table:table-cell office:value-type="string" table:style-name="ce3">
            <text:p>Pharmacist</text:p>
          </table:table-cell>
          <table:table-cell office:value-type="string" table:style-name="ce3">
            <text:p>sapien cum sociis natoque penatibus et magnis dis parturient montes</text:p>
          </table:table-cell>
          <table:table-cell table:style-name="ce3"/>
          <table:table-cell office:value-type="string" table:style-name="ce3">
            <text:p>Innovation, Health, acceleration, brain power</text:p>
          </table:table-cell>
          <table:table-cell table:content-validation-name="val2" table:style-name="ce3"/>
          <table:table-cell table:content-validation-name="val2" table:style-name="ce3"/>
          <table:table-cell office:value-type="string" office:string-value="#A44141" table:formula="of:=&quot;#A&quot;&amp;RANDBETWEEN(1; 9)&amp;RANDBETWEEN(1; 9)&amp;RANDBETWEEN(1; 9)&amp;RANDBETWEEN(1; 9)&amp;RANDBETWEEN(1; 9)" table:style-name="ce11">
            <text:p>#A44141</text:p>
          </table:table-cell>
          <table:table-cell table:number-columns-repeated="16365"/>
        </table:table-row>
        <table:table-row table:style-name="ro3">
          <table:table-cell office:value-type="string" table:style-name="ce3">
            <text:p>Bobbi</text:p>
          </table:table-cell>
          <table:table-cell office:value-type="string" table:style-name="ce3">
            <text:p>Vincenzo</text:p>
          </table:table-cell>
          <table:table-cell office:value-type="string" office:string-value="Bobbi Vincenzo" table:formula="of:=[.A118]&amp;&quot; &quot;&amp;[.B118]" table:style-name="ce3">
            <text:p>Bobbi Vincenzo</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Bobbi@Vincenzo.com" table:formula="of:=[.A118]&amp;&quot;@&quot;&amp;[.B118]&amp;&quot;.com&quot;" table:style-name="ce3">
            <text:p>Bobbi@Vincenzo.com</text:p>
          </table:table-cell>
          <table:table-cell office:value-type="string" table:style-name="ce3">
            <text:p>285-842-0925</text:p>
          </table:table-cell>
          <table:table-cell office:value-type="string" table:style-name="ce3">
            <text:p>Yumendong</text:p>
          </table:table-cell>
          <table:table-cell office:value-type="string" table:style-name="ce3">
            <text:p>China</text:p>
          </table:table-cell>
          <table:table-cell office:value-type="string" table:style-name="ce3">
            <text:p>Male</text:p>
          </table:table-cell>
          <table:table-cell office:value-type="string" office:string-value="https://eu.ui-avatars.com/api/?name=Bobbi+Vincenzo&amp;background=#A25635&amp;color=fff" table:formula="of:=&quot;https://eu.ui-avatars.com/api/?name=&quot;&amp;[.A118]&amp;&quot;+&quot;&amp;[.B118]&amp;&quot;&amp;background=&quot;&amp;[.S118]&amp;&quot;&amp;color=fff&quot;" table:style-name="ce7">
            <text:p>https://eu.ui-avatars.com/api/?name=Bobbi+Vincenzo&amp;background=#A25635&amp;color=fff</text:p>
          </table:table-cell>
          <table:table-cell office:value-type="string" table:style-name="ce3">
            <text:p>Ailane</text:p>
          </table:table-cell>
          <table:table-cell office:value-type="string" table:style-name="ce3">
            <text:p>Account Executive</text:p>
          </table:table-cell>
          <table:table-cell office:value-type="string" table:style-name="ce3">
            <text:p>vel sem sed sagittis nam congue risus semper porta volutpat quam pede</text:p>
          </table:table-cell>
          <table:table-cell office:value-type="string" table:style-name="ce3">
            <text:p>Behavioral Research</text:p>
          </table:table-cell>
          <table:table-cell office:value-type="string" table:style-name="ce3">
            <text:p>blockchain, architecture</text:p>
          </table:table-cell>
          <table:table-cell table:content-validation-name="val2" table:style-name="ce3"/>
          <table:table-cell table:content-validation-name="val2" table:style-name="ce3"/>
          <table:table-cell office:value-type="string" office:string-value="#A25635" table:formula="of:=&quot;#A&quot;&amp;RANDBETWEEN(1; 9)&amp;RANDBETWEEN(1; 9)&amp;RANDBETWEEN(1; 9)&amp;RANDBETWEEN(1; 9)&amp;RANDBETWEEN(1; 9)" table:style-name="ce11">
            <text:p>#A25635</text:p>
          </table:table-cell>
          <table:table-cell table:number-columns-repeated="16365"/>
        </table:table-row>
        <table:table-row table:style-name="ro3">
          <table:table-cell office:value-type="string" table:style-name="ce3">
            <text:p>Tia</text:p>
          </table:table-cell>
          <table:table-cell office:value-type="string" table:style-name="ce3">
            <text:p>Cherie</text:p>
          </table:table-cell>
          <table:table-cell office:value-type="string" office:string-value="Tia Cherie" table:formula="of:=[.A119]&amp;&quot; &quot;&amp;[.B119]" table:style-name="ce3">
            <text:p>Tia Cheri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Tia@Cherie.com" table:formula="of:=[.A119]&amp;&quot;@&quot;&amp;[.B119]&amp;&quot;.com&quot;" table:style-name="ce3">
            <text:p>Tia@Cherie.com</text:p>
          </table:table-cell>
          <table:table-cell office:value-type="string" table:style-name="ce3">
            <text:p>834-765-1744</text:p>
          </table:table-cell>
          <table:table-cell office:value-type="string" table:style-name="ce3">
            <text:p>Giồng Riềng</text:p>
          </table:table-cell>
          <table:table-cell office:value-type="string" table:style-name="ce3">
            <text:p>Vietnam</text:p>
          </table:table-cell>
          <table:table-cell office:value-type="string" table:style-name="ce3">
            <text:p>Female</text:p>
          </table:table-cell>
          <table:table-cell office:value-type="string" office:string-value="https://eu.ui-avatars.com/api/?name=Tia+Cherie&amp;background=#A95157&amp;color=fff" table:formula="of:=&quot;https://eu.ui-avatars.com/api/?name=&quot;&amp;[.A119]&amp;&quot;+&quot;&amp;[.B119]&amp;&quot;&amp;background=&quot;&amp;[.S119]&amp;&quot;&amp;color=fff&quot;" table:style-name="ce7">
            <text:p>https://eu.ui-avatars.com/api/?name=Tia+Cherie&amp;background=#A95157&amp;color=fff</text:p>
          </table:table-cell>
          <table:table-cell office:value-type="string" table:style-name="ce3">
            <text:p>Vinder</text:p>
          </table:table-cell>
          <table:table-cell office:value-type="string" table:style-name="ce3">
            <text:p>Programmer Analyst I</text:p>
          </table:table-cell>
          <table:table-cell office:value-type="string" table:style-name="ce3">
            <text:p>diam cras pellentesque volutpat dui maecenas tristique est et tempus semper est quam pharetra magna ac consequat metus sapien ut</text:p>
          </table:table-cell>
          <table:table-cell table:style-name="ce3"/>
          <table:table-cell office:value-type="string" table:style-name="ce3">
            <text:p>International</text:p>
          </table:table-cell>
          <table:table-cell table:content-validation-name="val2" table:style-name="ce3"/>
          <table:table-cell table:content-validation-name="val2" table:style-name="ce3"/>
          <table:table-cell office:value-type="string" office:string-value="#A95157" table:formula="of:=&quot;#A&quot;&amp;RANDBETWEEN(1; 9)&amp;RANDBETWEEN(1; 9)&amp;RANDBETWEEN(1; 9)&amp;RANDBETWEEN(1; 9)&amp;RANDBETWEEN(1; 9)" table:style-name="ce11">
            <text:p>#A95157</text:p>
          </table:table-cell>
          <table:table-cell table:number-columns-repeated="16365"/>
        </table:table-row>
        <table:table-row table:style-name="ro3">
          <table:table-cell office:value-type="string" table:style-name="ce3">
            <text:p>Leonida</text:p>
          </table:table-cell>
          <table:table-cell office:value-type="string" table:style-name="ce3">
            <text:p>Jacalyn</text:p>
          </table:table-cell>
          <table:table-cell office:value-type="string" office:string-value="Leonida Jacalyn" table:formula="of:=[.A120]&amp;&quot; &quot;&amp;[.B120]" table:style-name="ce3">
            <text:p>Leonida Jacaly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Leonida@Jacalyn.com" table:formula="of:=[.A120]&amp;&quot;@&quot;&amp;[.B120]&amp;&quot;.com&quot;" table:style-name="ce3">
            <text:p>Leonida@Jacalyn.com</text:p>
          </table:table-cell>
          <table:table-cell office:value-type="string" table:style-name="ce3">
            <text:p>798-492-7727</text:p>
          </table:table-cell>
          <table:table-cell office:value-type="string" table:style-name="ce3">
            <text:p>Puan</text:p>
          </table:table-cell>
          <table:table-cell office:value-type="string" table:style-name="ce3">
            <text:p>Argentina</text:p>
          </table:table-cell>
          <table:table-cell office:value-type="string" table:style-name="ce3">
            <text:p>Male</text:p>
          </table:table-cell>
          <table:table-cell office:value-type="string" office:string-value="https://eu.ui-avatars.com/api/?name=Leonida+Jacalyn&amp;background=#A88612&amp;color=fff" table:formula="of:=&quot;https://eu.ui-avatars.com/api/?name=&quot;&amp;[.A120]&amp;&quot;+&quot;&amp;[.B120]&amp;&quot;&amp;background=&quot;&amp;[.S120]&amp;&quot;&amp;color=fff&quot;" table:style-name="ce7">
            <text:p>https://eu.ui-avatars.com/api/?name=Leonida+Jacalyn&amp;background=#A88612&amp;color=fff</text:p>
          </table:table-cell>
          <table:table-cell office:value-type="string" table:style-name="ce3">
            <text:p>Avaveo</text:p>
          </table:table-cell>
          <table:table-cell office:value-type="string" table:style-name="ce3">
            <text:p>Geologist III</text:p>
          </table:table-cell>
          <table:table-cell office:value-type="string" table:style-name="ce3">
            <text:p>sapien in sapien iaculis congue vivamus metus arcu adipiscing molestie hendrerit at</text:p>
          </table:table-cell>
          <table:table-cell table:style-name="ce3"/>
          <table:table-cell office:value-type="string" table:style-name="ce3">
            <text:p>#sourabh #mpsolar #indiasolar</text:p>
          </table:table-cell>
          <table:table-cell table:content-validation-name="val2" table:style-name="ce3"/>
          <table:table-cell table:content-validation-name="val2" table:style-name="ce3"/>
          <table:table-cell office:value-type="string" office:string-value="#A88612" table:formula="of:=&quot;#A&quot;&amp;RANDBETWEEN(1; 9)&amp;RANDBETWEEN(1; 9)&amp;RANDBETWEEN(1; 9)&amp;RANDBETWEEN(1; 9)&amp;RANDBETWEEN(1; 9)" table:style-name="ce11">
            <text:p>#A88612</text:p>
          </table:table-cell>
          <table:table-cell table:number-columns-repeated="16365"/>
        </table:table-row>
        <table:table-row table:style-name="ro3">
          <table:table-cell office:value-type="string" table:style-name="ce3">
            <text:p>Barney</text:p>
          </table:table-cell>
          <table:table-cell office:value-type="string" table:style-name="ce3">
            <text:p>Edda</text:p>
          </table:table-cell>
          <table:table-cell office:value-type="string" office:string-value="Barney Edda" table:formula="of:=[.A121]&amp;&quot; &quot;&amp;[.B121]" table:style-name="ce3">
            <text:p>Barney Edd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Barney@Edda.com" table:formula="of:=[.A121]&amp;&quot;@&quot;&amp;[.B121]&amp;&quot;.com&quot;" table:style-name="ce3">
            <text:p>Barney@Edda.com</text:p>
          </table:table-cell>
          <table:table-cell office:value-type="string" table:style-name="ce3">
            <text:p>661-842-0099</text:p>
          </table:table-cell>
          <table:table-cell office:value-type="string" table:style-name="ce3">
            <text:p>Verkhnye Syn’ovydne</text:p>
          </table:table-cell>
          <table:table-cell office:value-type="string" table:style-name="ce3">
            <text:p>Ukraine</text:p>
          </table:table-cell>
          <table:table-cell office:value-type="string" table:style-name="ce3">
            <text:p>Female</text:p>
          </table:table-cell>
          <table:table-cell office:value-type="string" office:string-value="https://eu.ui-avatars.com/api/?name=Barney+Edda&amp;background=#A33886&amp;color=fff" table:formula="of:=&quot;https://eu.ui-avatars.com/api/?name=&quot;&amp;[.A121]&amp;&quot;+&quot;&amp;[.B121]&amp;&quot;&amp;background=&quot;&amp;[.S121]&amp;&quot;&amp;color=fff&quot;" table:style-name="ce7">
            <text:p>https://eu.ui-avatars.com/api/?name=Barney+Edda&amp;background=#A33886&amp;color=fff</text:p>
          </table:table-cell>
          <table:table-cell office:value-type="string" table:style-name="ce3">
            <text:p>Eazzy</text:p>
          </table:table-cell>
          <table:table-cell office:value-type="string" table:style-name="ce3">
            <text:p>Director of Sales</text:p>
          </table:table-cell>
          <table:table-cell office:value-type="string" table:style-name="ce3">
            <text:p>vivamus metus arcu adipiscing molestie hendrerit at vulputate vitae nisl aenean lectus</text:p>
          </table:table-cell>
          <table:table-cell table:style-name="ce3"/>
          <table:table-cell office:value-type="string" table:style-name="ce3">
            <text:p>-</text:p>
          </table:table-cell>
          <table:table-cell table:content-validation-name="val2" table:style-name="ce3"/>
          <table:table-cell table:content-validation-name="val2" table:style-name="ce3"/>
          <table:table-cell office:value-type="string" office:string-value="#A33886" table:formula="of:=&quot;#A&quot;&amp;RANDBETWEEN(1; 9)&amp;RANDBETWEEN(1; 9)&amp;RANDBETWEEN(1; 9)&amp;RANDBETWEEN(1; 9)&amp;RANDBETWEEN(1; 9)" table:style-name="ce11">
            <text:p>#A33886</text:p>
          </table:table-cell>
          <table:table-cell table:number-columns-repeated="16365"/>
        </table:table-row>
        <table:table-row table:style-name="ro3">
          <table:table-cell office:value-type="string" table:style-name="ce3">
            <text:p>Isiah</text:p>
          </table:table-cell>
          <table:table-cell office:value-type="string" table:style-name="ce3">
            <text:p>Hue</text:p>
          </table:table-cell>
          <table:table-cell office:value-type="string" office:string-value="Isiah Hue" table:formula="of:=[.A122]&amp;&quot; &quot;&amp;[.B122]" table:style-name="ce3">
            <text:p>Isiah Hu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Isiah@Hue.com" table:formula="of:=[.A122]&amp;&quot;@&quot;&amp;[.B122]&amp;&quot;.com&quot;" table:style-name="ce3">
            <text:p>Isiah@Hue.com</text:p>
          </table:table-cell>
          <table:table-cell office:value-type="string" table:style-name="ce3">
            <text:p>735-959-6581</text:p>
          </table:table-cell>
          <table:table-cell office:value-type="string" table:style-name="ce3">
            <text:p>Budapest</text:p>
          </table:table-cell>
          <table:table-cell office:value-type="string" table:style-name="ce3">
            <text:p>Hungary</text:p>
          </table:table-cell>
          <table:table-cell office:value-type="string" table:style-name="ce3">
            <text:p>Male</text:p>
          </table:table-cell>
          <table:table-cell office:value-type="string" office:string-value="https://eu.ui-avatars.com/api/?name=Isiah+Hue&amp;background=#A53611&amp;color=fff" table:formula="of:=&quot;https://eu.ui-avatars.com/api/?name=&quot;&amp;[.A122]&amp;&quot;+&quot;&amp;[.B122]&amp;&quot;&amp;background=&quot;&amp;[.S122]&amp;&quot;&amp;color=fff&quot;" table:style-name="ce7">
            <text:p>https://eu.ui-avatars.com/api/?name=Isiah+Hue&amp;background=#A53611&amp;color=fff</text:p>
          </table:table-cell>
          <table:table-cell office:value-type="string" table:style-name="ce3">
            <text:p>Abata</text:p>
          </table:table-cell>
          <table:table-cell office:value-type="string" table:style-name="ce3">
            <text:p>Help Desk Technician</text:p>
          </table:table-cell>
          <table:table-cell office:value-type="string" table:style-name="ce3">
            <text:p>quam sapien varius ut blandit non interdum in ante vestibulum ante ipsum primis</text:p>
          </table:table-cell>
          <table:table-cell table:style-name="ce3"/>
          <table:table-cell office:value-type="string" table:style-name="ce3">
            <text:p>python, data, spatial planning, linked data</text:p>
          </table:table-cell>
          <table:table-cell table:content-validation-name="val2" table:style-name="ce3"/>
          <table:table-cell table:content-validation-name="val2" table:style-name="ce3"/>
          <table:table-cell office:value-type="string" office:string-value="#A53611" table:formula="of:=&quot;#A&quot;&amp;RANDBETWEEN(1; 9)&amp;RANDBETWEEN(1; 9)&amp;RANDBETWEEN(1; 9)&amp;RANDBETWEEN(1; 9)&amp;RANDBETWEEN(1; 9)" table:style-name="ce11">
            <text:p>#A53611</text:p>
          </table:table-cell>
          <table:table-cell table:number-columns-repeated="16365"/>
        </table:table-row>
        <table:table-row table:style-name="ro3">
          <table:table-cell office:value-type="string" table:style-name="ce3">
            <text:p>Eloisa</text:p>
          </table:table-cell>
          <table:table-cell office:value-type="string" table:style-name="ce3">
            <text:p>Magen</text:p>
          </table:table-cell>
          <table:table-cell office:value-type="string" office:string-value="Eloisa Magen" table:formula="of:=[.A123]&amp;&quot; &quot;&amp;[.B123]" table:style-name="ce3">
            <text:p>Eloisa Mage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Eloisa@Magen.com" table:formula="of:=[.A123]&amp;&quot;@&quot;&amp;[.B123]&amp;&quot;.com&quot;" table:style-name="ce3">
            <text:p>Eloisa@Magen.com</text:p>
          </table:table-cell>
          <table:table-cell office:value-type="string" table:style-name="ce3">
            <text:p>701-214-2686</text:p>
          </table:table-cell>
          <table:table-cell office:value-type="string" table:style-name="ce3">
            <text:p>Kayunga</text:p>
          </table:table-cell>
          <table:table-cell office:value-type="string" table:style-name="ce3">
            <text:p>Uganda</text:p>
          </table:table-cell>
          <table:table-cell office:value-type="string" table:style-name="ce3">
            <text:p>Male</text:p>
          </table:table-cell>
          <table:table-cell office:value-type="string" office:string-value="https://eu.ui-avatars.com/api/?name=Eloisa+Magen&amp;background=#A32395&amp;color=fff" table:formula="of:=&quot;https://eu.ui-avatars.com/api/?name=&quot;&amp;[.A123]&amp;&quot;+&quot;&amp;[.B123]&amp;&quot;&amp;background=&quot;&amp;[.S123]&amp;&quot;&amp;color=fff&quot;" table:style-name="ce7">
            <text:p>https://eu.ui-avatars.com/api/?name=Eloisa+Magen&amp;background=#A32395&amp;color=fff</text:p>
          </table:table-cell>
          <table:table-cell office:value-type="string" table:style-name="ce3">
            <text:p>Pixoboo</text:p>
          </table:table-cell>
          <table:table-cell office:value-type="string" table:style-name="ce3">
            <text:p>VP Marketing</text:p>
          </table:table-cell>
          <table:table-cell office:value-type="string" table:style-name="ce3">
            <text:p>vestibulum sagittis sapien cum sociis natoque penatibus et magnis dis parturient montes nascetur ridiculus mus etiam vel</text:p>
          </table:table-cell>
          <table:table-cell table:style-name="ce3"/>
          <table:table-cell office:value-type="string" table:style-name="ce3">
            <text:p>#renewables #blockchain #smartmeter #smartgrid #CO2</text:p>
          </table:table-cell>
          <table:table-cell table:content-validation-name="val2" table:style-name="ce3"/>
          <table:table-cell table:content-validation-name="val2" table:style-name="ce3"/>
          <table:table-cell office:value-type="string" office:string-value="#A32395" table:formula="of:=&quot;#A&quot;&amp;RANDBETWEEN(1; 9)&amp;RANDBETWEEN(1; 9)&amp;RANDBETWEEN(1; 9)&amp;RANDBETWEEN(1; 9)&amp;RANDBETWEEN(1; 9)" table:style-name="ce11">
            <text:p>#A32395</text:p>
          </table:table-cell>
          <table:table-cell table:number-columns-repeated="16365"/>
        </table:table-row>
        <table:table-row table:style-name="ro3">
          <table:table-cell office:value-type="string" table:style-name="ce3">
            <text:p>Gracie</text:p>
          </table:table-cell>
          <table:table-cell office:value-type="string" table:style-name="ce3">
            <text:p>Darby</text:p>
          </table:table-cell>
          <table:table-cell office:value-type="string" office:string-value="Gracie Darby" table:formula="of:=[.A124]&amp;&quot; &quot;&amp;[.B124]" table:style-name="ce3">
            <text:p>Gracie Darby</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Gracie@Darby.com" table:formula="of:=[.A124]&amp;&quot;@&quot;&amp;[.B124]&amp;&quot;.com&quot;" table:style-name="ce3">
            <text:p>Gracie@Darby.com</text:p>
          </table:table-cell>
          <table:table-cell office:value-type="string" table:style-name="ce3">
            <text:p>556-366-2647</text:p>
          </table:table-cell>
          <table:table-cell office:value-type="string" table:style-name="ce3">
            <text:p>Paris 02</text:p>
          </table:table-cell>
          <table:table-cell office:value-type="string" table:style-name="ce3">
            <text:p>France</text:p>
          </table:table-cell>
          <table:table-cell office:value-type="string" table:style-name="ce3">
            <text:p>Female</text:p>
          </table:table-cell>
          <table:table-cell office:value-type="string" office:string-value="https://eu.ui-avatars.com/api/?name=Gracie+Darby&amp;background=#A36963&amp;color=fff" table:formula="of:=&quot;https://eu.ui-avatars.com/api/?name=&quot;&amp;[.A124]&amp;&quot;+&quot;&amp;[.B124]&amp;&quot;&amp;background=&quot;&amp;[.S124]&amp;&quot;&amp;color=fff&quot;" table:style-name="ce7">
            <text:p>https://eu.ui-avatars.com/api/?name=Gracie+Darby&amp;background=#A36963&amp;color=fff</text:p>
          </table:table-cell>
          <table:table-cell office:value-type="string" table:style-name="ce3">
            <text:p>Eamia</text:p>
          </table:table-cell>
          <table:table-cell office:value-type="string" table:style-name="ce3">
            <text:p>Programmer I</text:p>
          </table:table-cell>
          <table:table-cell office:value-type="string" table:style-name="ce3">
            <text:p>pede justo lacinia eget tincidunt eget tempus vel pede morbi porttitor lorem id ligula suspendisse ornare consequat lectus in</text:p>
          </table:table-cell>
          <table:table-cell table:style-name="ce3"/>
          <table:table-cell office:value-type="string" table:style-name="ce3">
            <text:p>#ecosystem #government #connector #bizdev</text:p>
          </table:table-cell>
          <table:table-cell table:content-validation-name="val2" table:style-name="ce3"/>
          <table:table-cell table:content-validation-name="val2" table:style-name="ce3"/>
          <table:table-cell office:value-type="string" office:string-value="#A36963" table:formula="of:=&quot;#A&quot;&amp;RANDBETWEEN(1; 9)&amp;RANDBETWEEN(1; 9)&amp;RANDBETWEEN(1; 9)&amp;RANDBETWEEN(1; 9)&amp;RANDBETWEEN(1; 9)" table:style-name="ce11">
            <text:p>#A36963</text:p>
          </table:table-cell>
          <table:table-cell table:number-columns-repeated="16365"/>
        </table:table-row>
        <table:table-row table:style-name="ro3">
          <table:table-cell office:value-type="string" table:style-name="ce3">
            <text:p>Edelmira</text:p>
          </table:table-cell>
          <table:table-cell office:value-type="string" table:style-name="ce3">
            <text:p>Shelli</text:p>
          </table:table-cell>
          <table:table-cell office:value-type="string" office:string-value="Edelmira Shelli" table:formula="of:=[.A125]&amp;&quot; &quot;&amp;[.B125]" table:style-name="ce3">
            <text:p>Edelmira Shelli</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Edelmira@Shelli.com" table:formula="of:=[.A125]&amp;&quot;@&quot;&amp;[.B125]&amp;&quot;.com&quot;" table:style-name="ce3">
            <text:p>Edelmira@Shelli.com</text:p>
          </table:table-cell>
          <table:table-cell office:value-type="string" table:style-name="ce3">
            <text:p>773-813-3557</text:p>
          </table:table-cell>
          <table:table-cell office:value-type="string" table:style-name="ce3">
            <text:p>Nangerang</text:p>
          </table:table-cell>
          <table:table-cell office:value-type="string" table:style-name="ce3">
            <text:p>Indonesia</text:p>
          </table:table-cell>
          <table:table-cell office:value-type="string" table:style-name="ce3">
            <text:p>Male</text:p>
          </table:table-cell>
          <table:table-cell office:value-type="string" office:string-value="https://eu.ui-avatars.com/api/?name=Edelmira+Shelli&amp;background=#A72166&amp;color=fff" table:formula="of:=&quot;https://eu.ui-avatars.com/api/?name=&quot;&amp;[.A125]&amp;&quot;+&quot;&amp;[.B125]&amp;&quot;&amp;background=&quot;&amp;[.S125]&amp;&quot;&amp;color=fff&quot;" table:style-name="ce7">
            <text:p>https://eu.ui-avatars.com/api/?name=Edelmira+Shelli&amp;background=#A72166&amp;color=fff</text:p>
          </table:table-cell>
          <table:table-cell office:value-type="string" table:style-name="ce3">
            <text:p>Yamia</text:p>
          </table:table-cell>
          <table:table-cell office:value-type="string" table:style-name="ce3">
            <text:p>Marketing Assistant</text:p>
          </table:table-cell>
          <table:table-cell office:value-type="string" table:style-name="ce3">
            <text:p>nonummy integer non velit donec diam neque vestibulum eget vulputate ut ultrices</text:p>
          </table:table-cell>
          <table:table-cell table:style-name="ce3"/>
          <table:table-cell office:value-type="string" table:style-name="ce3">
            <text:p>#storytelling #businessmodel #socialimpact #impactmeasurement</text:p>
          </table:table-cell>
          <table:table-cell table:content-validation-name="val2" table:style-name="ce3"/>
          <table:table-cell table:content-validation-name="val2" table:style-name="ce3"/>
          <table:table-cell office:value-type="string" office:string-value="#A72166" table:formula="of:=&quot;#A&quot;&amp;RANDBETWEEN(1; 9)&amp;RANDBETWEEN(1; 9)&amp;RANDBETWEEN(1; 9)&amp;RANDBETWEEN(1; 9)&amp;RANDBETWEEN(1; 9)" table:style-name="ce11">
            <text:p>#A72166</text:p>
          </table:table-cell>
          <table:table-cell table:number-columns-repeated="16365"/>
        </table:table-row>
        <table:table-row table:style-name="ro3">
          <table:table-cell office:value-type="string" table:style-name="ce3">
            <text:p>Jaymie</text:p>
          </table:table-cell>
          <table:table-cell office:value-type="string" table:style-name="ce3">
            <text:p>Jessia</text:p>
          </table:table-cell>
          <table:table-cell office:value-type="string" office:string-value="Jaymie Jessia" table:formula="of:=[.A126]&amp;&quot; &quot;&amp;[.B126]" table:style-name="ce3">
            <text:p>Jaymie Jessi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aymie@Jessia.com" table:formula="of:=[.A126]&amp;&quot;@&quot;&amp;[.B126]&amp;&quot;.com&quot;" table:style-name="ce3">
            <text:p>Jaymie@Jessia.com</text:p>
          </table:table-cell>
          <table:table-cell office:value-type="string" table:style-name="ce3">
            <text:p>841-388-4558</text:p>
          </table:table-cell>
          <table:table-cell office:value-type="string" table:style-name="ce3">
            <text:p>Monte Alegre</text:p>
          </table:table-cell>
          <table:table-cell office:value-type="string" table:style-name="ce3">
            <text:p>Brazil</text:p>
          </table:table-cell>
          <table:table-cell office:value-type="string" table:style-name="ce3">
            <text:p>Male</text:p>
          </table:table-cell>
          <table:table-cell office:value-type="string" office:string-value="https://eu.ui-avatars.com/api/?name=Jaymie+Jessia&amp;background=#A35824&amp;color=fff" table:formula="of:=&quot;https://eu.ui-avatars.com/api/?name=&quot;&amp;[.A126]&amp;&quot;+&quot;&amp;[.B126]&amp;&quot;&amp;background=&quot;&amp;[.S126]&amp;&quot;&amp;color=fff&quot;" table:style-name="ce7">
            <text:p>https://eu.ui-avatars.com/api/?name=Jaymie+Jessia&amp;background=#A35824&amp;color=fff</text:p>
          </table:table-cell>
          <table:table-cell office:value-type="string" table:style-name="ce3">
            <text:p>Teklist</text:p>
          </table:table-cell>
          <table:table-cell office:value-type="string" table:style-name="ce3">
            <text:p>Clinical Specialist</text:p>
          </table:table-cell>
          <table:table-cell office:value-type="string" table:style-name="ce3">
            <text:p>in porttitor pede justo eu massa donec dapibus duis at velit eu est</text:p>
          </table:table-cell>
          <table:table-cell office:value-type="string" table:style-name="ce3">
            <text:p>Artificial intelligence,Banking,Pitching and presenting,Product management,Research</text:p>
          </table:table-cell>
          <table:table-cell office:value-type="string" table:style-name="ce3">
            <text:p>#customs #overheid #government #enforcement #trade #facilitation</text:p>
          </table:table-cell>
          <table:table-cell table:content-validation-name="val2" table:style-name="ce3"/>
          <table:table-cell table:content-validation-name="val2" table:style-name="ce3"/>
          <table:table-cell office:value-type="string" office:string-value="#A35824" table:formula="of:=&quot;#A&quot;&amp;RANDBETWEEN(1; 9)&amp;RANDBETWEEN(1; 9)&amp;RANDBETWEEN(1; 9)&amp;RANDBETWEEN(1; 9)&amp;RANDBETWEEN(1; 9)" table:style-name="ce11">
            <text:p>#A35824</text:p>
          </table:table-cell>
          <table:table-cell table:number-columns-repeated="16365"/>
        </table:table-row>
        <table:table-row table:style-name="ro3">
          <table:table-cell office:value-type="string" table:style-name="ce3">
            <text:p>Pearline</text:p>
          </table:table-cell>
          <table:table-cell office:value-type="string" table:style-name="ce3">
            <text:p>Myesha</text:p>
          </table:table-cell>
          <table:table-cell office:value-type="string" office:string-value="Pearline Myesha" table:formula="of:=[.A127]&amp;&quot; &quot;&amp;[.B127]" table:style-name="ce3">
            <text:p>Pearline Myesh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Pearline@Myesha.com" table:formula="of:=[.A127]&amp;&quot;@&quot;&amp;[.B127]&amp;&quot;.com&quot;" table:style-name="ce3">
            <text:p>Pearline@Myesha.com</text:p>
          </table:table-cell>
          <table:table-cell office:value-type="string" table:style-name="ce3">
            <text:p>685-265-4002</text:p>
          </table:table-cell>
          <table:table-cell office:value-type="string" table:style-name="ce3">
            <text:p>Matiguás</text:p>
          </table:table-cell>
          <table:table-cell office:value-type="string" table:style-name="ce3">
            <text:p>Nicaragua</text:p>
          </table:table-cell>
          <table:table-cell office:value-type="string" table:style-name="ce3">
            <text:p>Male</text:p>
          </table:table-cell>
          <table:table-cell office:value-type="string" office:string-value="https://eu.ui-avatars.com/api/?name=Pearline+Myesha&amp;background=#A54988&amp;color=fff" table:formula="of:=&quot;https://eu.ui-avatars.com/api/?name=&quot;&amp;[.A127]&amp;&quot;+&quot;&amp;[.B127]&amp;&quot;&amp;background=&quot;&amp;[.S127]&amp;&quot;&amp;color=fff&quot;" table:style-name="ce7">
            <text:p>https://eu.ui-avatars.com/api/?name=Pearline+Myesha&amp;background=#A54988&amp;color=fff</text:p>
          </table:table-cell>
          <table:table-cell office:value-type="string" table:style-name="ce3">
            <text:p>Skinte</text:p>
          </table:table-cell>
          <table:table-cell office:value-type="string" table:style-name="ce3">
            <text:p>General Manager</text:p>
          </table:table-cell>
          <table:table-cell office:value-type="string" table:style-name="ce3">
            <text:p>primis in faucibus orci luctus et ultrices posuere cubilia curae donec pharetra magna vestibulum aliquet ultrices erat tortor sollicitudin</text:p>
          </table:table-cell>
          <table:table-cell office:value-type="string" table:style-name="ce3">
            <text:p>Blockchain technologies (no coding skills),Digital identity management,Research,Technical</text:p>
          </table:table-cell>
          <table:table-cell office:value-type="string" table:style-name="ce3">
            <text:p>Defi</text:p>
          </table:table-cell>
          <table:table-cell table:content-validation-name="val2" table:style-name="ce3"/>
          <table:table-cell table:content-validation-name="val2" table:style-name="ce3"/>
          <table:table-cell office:value-type="string" office:string-value="#A54988" table:formula="of:=&quot;#A&quot;&amp;RANDBETWEEN(1; 9)&amp;RANDBETWEEN(1; 9)&amp;RANDBETWEEN(1; 9)&amp;RANDBETWEEN(1; 9)&amp;RANDBETWEEN(1; 9)" table:style-name="ce11">
            <text:p>#A54988</text:p>
          </table:table-cell>
          <table:table-cell table:number-columns-repeated="16365"/>
        </table:table-row>
        <table:table-row table:style-name="ro3">
          <table:table-cell office:value-type="string" table:style-name="ce3">
            <text:p>Shirlee</text:p>
          </table:table-cell>
          <table:table-cell office:value-type="string" table:style-name="ce3">
            <text:p>John</text:p>
          </table:table-cell>
          <table:table-cell office:value-type="string" office:string-value="Shirlee John" table:formula="of:=[.A128]&amp;&quot; &quot;&amp;[.B128]" table:style-name="ce3">
            <text:p>Shirlee Joh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Shirlee@John.com" table:formula="of:=[.A128]&amp;&quot;@&quot;&amp;[.B128]&amp;&quot;.com&quot;" table:style-name="ce3">
            <text:p>Shirlee@John.com</text:p>
          </table:table-cell>
          <table:table-cell office:value-type="string" table:style-name="ce3">
            <text:p>315-115-0895</text:p>
          </table:table-cell>
          <table:table-cell office:value-type="string" table:style-name="ce3">
            <text:p>Vardane</text:p>
          </table:table-cell>
          <table:table-cell office:value-type="string" table:style-name="ce3">
            <text:p>Russia</text:p>
          </table:table-cell>
          <table:table-cell office:value-type="string" table:style-name="ce3">
            <text:p>Female</text:p>
          </table:table-cell>
          <table:table-cell office:value-type="string" office:string-value="https://eu.ui-avatars.com/api/?name=Shirlee+John&amp;background=#A17172&amp;color=fff" table:formula="of:=&quot;https://eu.ui-avatars.com/api/?name=&quot;&amp;[.A128]&amp;&quot;+&quot;&amp;[.B128]&amp;&quot;&amp;background=&quot;&amp;[.S128]&amp;&quot;&amp;color=fff&quot;" table:style-name="ce7">
            <text:p>https://eu.ui-avatars.com/api/?name=Shirlee+John&amp;background=#A17172&amp;color=fff</text:p>
          </table:table-cell>
          <table:table-cell office:value-type="string" table:style-name="ce3">
            <text:p>Aibox</text:p>
          </table:table-cell>
          <table:table-cell office:value-type="string" table:style-name="ce3">
            <text:p>Senior Sales Associate</text:p>
          </table:table-cell>
          <table:table-cell office:value-type="string" table:style-name="ce3">
            <text:p>elit ac nulla sed vel enim sit amet nunc viverra dapibus nulla suscipit ligula in lacus</text:p>
          </table:table-cell>
          <table:table-cell office:value-type="string" table:style-name="ce3">
            <text:p>Artificial intelligence,Blockchain technologies (no coding skills),IOT,Pitching and presenting,Project management,Research,Technical</text:p>
          </table:table-cell>
          <table:table-cell office:value-type="string" table:style-name="ce3">
            <text:p>#education #credentials # digital identity</text:p>
          </table:table-cell>
          <table:table-cell table:content-validation-name="val2" table:style-name="ce3"/>
          <table:table-cell table:content-validation-name="val2" table:style-name="ce3"/>
          <table:table-cell office:value-type="string" office:string-value="#A17172" table:formula="of:=&quot;#A&quot;&amp;RANDBETWEEN(1; 9)&amp;RANDBETWEEN(1; 9)&amp;RANDBETWEEN(1; 9)&amp;RANDBETWEEN(1; 9)&amp;RANDBETWEEN(1; 9)" table:style-name="ce11">
            <text:p>#A17172</text:p>
          </table:table-cell>
          <table:table-cell table:number-columns-repeated="16365"/>
        </table:table-row>
        <table:table-row table:style-name="ro3">
          <table:table-cell office:value-type="string" table:style-name="ce3">
            <text:p>Belen</text:p>
          </table:table-cell>
          <table:table-cell office:value-type="string" table:style-name="ce3">
            <text:p>Claris</text:p>
          </table:table-cell>
          <table:table-cell office:value-type="string" office:string-value="Belen Claris" table:formula="of:=[.A129]&amp;&quot; &quot;&amp;[.B129]" table:style-name="ce3">
            <text:p>Belen Claris</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Belen@Claris.com" table:formula="of:=[.A129]&amp;&quot;@&quot;&amp;[.B129]&amp;&quot;.com&quot;" table:style-name="ce3">
            <text:p>Belen@Claris.com</text:p>
          </table:table-cell>
          <table:table-cell office:value-type="string" table:style-name="ce3">
            <text:p>538-985-5336</text:p>
          </table:table-cell>
          <table:table-cell office:value-type="string" table:style-name="ce3">
            <text:p>Cemara</text:p>
          </table:table-cell>
          <table:table-cell office:value-type="string" table:style-name="ce3">
            <text:p>Indonesia</text:p>
          </table:table-cell>
          <table:table-cell office:value-type="string" table:style-name="ce3">
            <text:p>Male</text:p>
          </table:table-cell>
          <table:table-cell office:value-type="string" office:string-value="https://eu.ui-avatars.com/api/?name=Belen+Claris&amp;background=#A14465&amp;color=fff" table:formula="of:=&quot;https://eu.ui-avatars.com/api/?name=&quot;&amp;[.A129]&amp;&quot;+&quot;&amp;[.B129]&amp;&quot;&amp;background=&quot;&amp;[.S129]&amp;&quot;&amp;color=fff&quot;" table:style-name="ce7">
            <text:p>https://eu.ui-avatars.com/api/?name=Belen+Claris&amp;background=#A14465&amp;color=fff</text:p>
          </table:table-cell>
          <table:table-cell office:value-type="string" table:style-name="ce3">
            <text:p>Twiyo</text:p>
          </table:table-cell>
          <table:table-cell office:value-type="string" table:style-name="ce3">
            <text:p>Junior Executive</text:p>
          </table:table-cell>
          <table:table-cell office:value-type="string" table:style-name="ce3">
            <text:p>phasellus id sapien in sapien iaculis congue vivamus metus arcu</text:p>
          </table:table-cell>
          <table:table-cell office:value-type="string" table:style-name="ce3">
            <text:p>Blockchain technologies (no coding skills),Research,Technical</text:p>
          </table:table-cell>
          <table:table-cell office:value-type="string" table:style-name="ce3">
            <text:p>#DigitalIdentity #OrganizationalChange #DigitalTransformation</text:p>
          </table:table-cell>
          <table:table-cell table:content-validation-name="val2" table:style-name="ce3"/>
          <table:table-cell table:content-validation-name="val2" table:style-name="ce3"/>
          <table:table-cell office:value-type="string" office:string-value="#A14465" table:formula="of:=&quot;#A&quot;&amp;RANDBETWEEN(1; 9)&amp;RANDBETWEEN(1; 9)&amp;RANDBETWEEN(1; 9)&amp;RANDBETWEEN(1; 9)&amp;RANDBETWEEN(1; 9)" table:style-name="ce11">
            <text:p>#A14465</text:p>
          </table:table-cell>
          <table:table-cell table:number-columns-repeated="16365"/>
        </table:table-row>
        <table:table-row table:style-name="ro3">
          <table:table-cell office:value-type="string" table:style-name="ce3">
            <text:p>Caroline</text:p>
          </table:table-cell>
          <table:table-cell office:value-type="string" table:style-name="ce3">
            <text:p>Toshiko</text:p>
          </table:table-cell>
          <table:table-cell office:value-type="string" office:string-value="Caroline Toshiko" table:formula="of:=[.A130]&amp;&quot; &quot;&amp;[.B130]" table:style-name="ce3">
            <text:p>Caroline Toshiko</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Caroline@Toshiko.com" table:formula="of:=[.A130]&amp;&quot;@&quot;&amp;[.B130]&amp;&quot;.com&quot;" table:style-name="ce3">
            <text:p>Caroline@Toshiko.com</text:p>
          </table:table-cell>
          <table:table-cell office:value-type="string" table:style-name="ce3">
            <text:p>122-427-2570</text:p>
          </table:table-cell>
          <table:table-cell office:value-type="string" table:style-name="ce3">
            <text:p>Mao</text:p>
          </table:table-cell>
          <table:table-cell office:value-type="string" table:style-name="ce3">
            <text:p>Chad</text:p>
          </table:table-cell>
          <table:table-cell office:value-type="string" table:style-name="ce3">
            <text:p>Male</text:p>
          </table:table-cell>
          <table:table-cell office:value-type="string" office:string-value="https://eu.ui-avatars.com/api/?name=Caroline+Toshiko&amp;background=#A38657&amp;color=fff" table:formula="of:=&quot;https://eu.ui-avatars.com/api/?name=&quot;&amp;[.A130]&amp;&quot;+&quot;&amp;[.B130]&amp;&quot;&amp;background=&quot;&amp;[.S130]&amp;&quot;&amp;color=fff&quot;" table:style-name="ce7">
            <text:p>https://eu.ui-avatars.com/api/?name=Caroline+Toshiko&amp;background=#A38657&amp;color=fff</text:p>
          </table:table-cell>
          <table:table-cell office:value-type="string" table:style-name="ce3">
            <text:p>Centimia</text:p>
          </table:table-cell>
          <table:table-cell office:value-type="string" table:style-name="ce3">
            <text:p>Community Outreach Specialist</text:p>
          </table:table-cell>
          <table:table-cell office:value-type="string" table:style-name="ce3">
            <text:p>in leo maecenas pulvinar lobortis est phasellus sit amet erat nulla tempus</text:p>
          </table:table-cell>
          <table:table-cell office:value-type="string" table:style-name="ce3">
            <text:p>Blockchain technologies (no coding skills),IOT,Research,Technical</text:p>
          </table:table-cell>
          <table:table-cell office:value-type="string" table:style-name="ce3">
            <text:p>project management, diversity, network</text:p>
          </table:table-cell>
          <table:table-cell table:content-validation-name="val2" table:style-name="ce3"/>
          <table:table-cell table:content-validation-name="val2" table:style-name="ce3"/>
          <table:table-cell office:value-type="string" office:string-value="#A38657" table:formula="of:=&quot;#A&quot;&amp;RANDBETWEEN(1; 9)&amp;RANDBETWEEN(1; 9)&amp;RANDBETWEEN(1; 9)&amp;RANDBETWEEN(1; 9)&amp;RANDBETWEEN(1; 9)" table:style-name="ce11">
            <text:p>#A38657</text:p>
          </table:table-cell>
          <table:table-cell table:number-columns-repeated="16365"/>
        </table:table-row>
        <table:table-row table:style-name="ro3">
          <table:table-cell office:value-type="string" table:style-name="ce3">
            <text:p>Yajaira</text:p>
          </table:table-cell>
          <table:table-cell office:value-type="string" table:style-name="ce3">
            <text:p>Therese</text:p>
          </table:table-cell>
          <table:table-cell office:value-type="string" office:string-value="Yajaira Therese" table:formula="of:=[.A131]&amp;&quot; &quot;&amp;[.B131]" table:style-name="ce3">
            <text:p>Yajaira Theres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Yajaira@Therese.com" table:formula="of:=[.A131]&amp;&quot;@&quot;&amp;[.B131]&amp;&quot;.com&quot;" table:style-name="ce3">
            <text:p>Yajaira@Therese.com</text:p>
          </table:table-cell>
          <table:table-cell office:value-type="string" table:style-name="ce3">
            <text:p>139-592-2145</text:p>
          </table:table-cell>
          <table:table-cell office:value-type="string" table:style-name="ce3">
            <text:p>Troyes</text:p>
          </table:table-cell>
          <table:table-cell office:value-type="string" table:style-name="ce3">
            <text:p>France</text:p>
          </table:table-cell>
          <table:table-cell office:value-type="string" table:style-name="ce3">
            <text:p>Male</text:p>
          </table:table-cell>
          <table:table-cell office:value-type="string" office:string-value="https://eu.ui-avatars.com/api/?name=Yajaira+Therese&amp;background=#A39242&amp;color=fff" table:formula="of:=&quot;https://eu.ui-avatars.com/api/?name=&quot;&amp;[.A131]&amp;&quot;+&quot;&amp;[.B131]&amp;&quot;&amp;background=&quot;&amp;[.S131]&amp;&quot;&amp;color=fff&quot;" table:style-name="ce7">
            <text:p>https://eu.ui-avatars.com/api/?name=Yajaira+Therese&amp;background=#A39242&amp;color=fff</text:p>
          </table:table-cell>
          <table:table-cell office:value-type="string" table:style-name="ce3">
            <text:p>Yakidoo</text:p>
          </table:table-cell>
          <table:table-cell office:value-type="string" table:style-name="ce3">
            <text:p>Clinical Specialist</text:p>
          </table:table-cell>
          <table:table-cell office:value-type="string" table:style-name="ce3">
            <text:p>dis parturient montes nascetur ridiculus mus vivamus vestibulum sagittis sapien cum sociis</text:p>
          </table:table-cell>
          <table:table-cell office:value-type="string" table:style-name="ce3">
            <text:p>Blockchain technologies (no coding skills),Project management,Research,Technical,Blockchain Technology(coding skills)</text:p>
          </table:table-cell>
          <table:table-cell office:value-type="string" table:style-name="ce3">
            <text:p>#education #highered #blockchain #EBSI #ESSIF #SSI</text:p>
          </table:table-cell>
          <table:table-cell table:content-validation-name="val2" table:style-name="ce3"/>
          <table:table-cell table:content-validation-name="val2" table:style-name="ce3"/>
          <table:table-cell office:value-type="string" office:string-value="#A39242" table:formula="of:=&quot;#A&quot;&amp;RANDBETWEEN(1; 9)&amp;RANDBETWEEN(1; 9)&amp;RANDBETWEEN(1; 9)&amp;RANDBETWEEN(1; 9)&amp;RANDBETWEEN(1; 9)" table:style-name="ce11">
            <text:p>#A39242</text:p>
          </table:table-cell>
          <table:table-cell table:number-columns-repeated="16365"/>
        </table:table-row>
        <table:table-row table:style-name="ro3">
          <table:table-cell office:value-type="string" table:style-name="ce3">
            <text:p>Vicki</text:p>
          </table:table-cell>
          <table:table-cell office:value-type="string" table:style-name="ce3">
            <text:p>Milly</text:p>
          </table:table-cell>
          <table:table-cell office:value-type="string" office:string-value="Vicki Milly" table:formula="of:=[.A132]&amp;&quot; &quot;&amp;[.B132]" table:style-name="ce3">
            <text:p>Vicki Milly</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Vicki@Milly.com" table:formula="of:=[.A132]&amp;&quot;@&quot;&amp;[.B132]&amp;&quot;.com&quot;" table:style-name="ce3">
            <text:p>Vicki@Milly.com</text:p>
          </table:table-cell>
          <table:table-cell office:value-type="string" table:style-name="ce3">
            <text:p>820-540-5217</text:p>
          </table:table-cell>
          <table:table-cell office:value-type="string" table:style-name="ce3">
            <text:p>Mönchengladbach</text:p>
          </table:table-cell>
          <table:table-cell office:value-type="string" table:style-name="ce3">
            <text:p>Germany</text:p>
          </table:table-cell>
          <table:table-cell office:value-type="string" table:style-name="ce3">
            <text:p>Female</text:p>
          </table:table-cell>
          <table:table-cell office:value-type="string" office:string-value="https://eu.ui-avatars.com/api/?name=Vicki+Milly&amp;background=#A69319&amp;color=fff" table:formula="of:=&quot;https://eu.ui-avatars.com/api/?name=&quot;&amp;[.A132]&amp;&quot;+&quot;&amp;[.B132]&amp;&quot;&amp;background=&quot;&amp;[.S132]&amp;&quot;&amp;color=fff&quot;" table:style-name="ce7">
            <text:p>https://eu.ui-avatars.com/api/?name=Vicki+Milly&amp;background=#A69319&amp;color=fff</text:p>
          </table:table-cell>
          <table:table-cell office:value-type="string" table:style-name="ce3">
            <text:p>Realcube</text:p>
          </table:table-cell>
          <table:table-cell office:value-type="string" table:style-name="ce3">
            <text:p>VP Sales</text:p>
          </table:table-cell>
          <table:table-cell office:value-type="string" table:style-name="ce3">
            <text:p>lorem id ligula suspendisse ornare consequat lectus in est risus auctor</text:p>
          </table:table-cell>
          <table:table-cell office:value-type="string" table:style-name="ce3">
            <text:p>Artificial intelligence,Blockchain technologies (no coding skills),Business development,IOT,Pitching and presenting,Project management,Research</text:p>
          </table:table-cell>
          <table:table-cell office:value-type="string" table:style-name="ce3">
            <text:p>IoT, IOTA, Linux User, Business Cases, Project Management, Agriculture, Microgreens</text:p>
          </table:table-cell>
          <table:table-cell table:content-validation-name="val2" table:style-name="ce3"/>
          <table:table-cell table:content-validation-name="val2" table:style-name="ce3"/>
          <table:table-cell office:value-type="string" office:string-value="#A69319" table:formula="of:=&quot;#A&quot;&amp;RANDBETWEEN(1; 9)&amp;RANDBETWEEN(1; 9)&amp;RANDBETWEEN(1; 9)&amp;RANDBETWEEN(1; 9)&amp;RANDBETWEEN(1; 9)" table:style-name="ce11">
            <text:p>#A69319</text:p>
          </table:table-cell>
          <table:table-cell table:number-columns-repeated="16365"/>
        </table:table-row>
        <table:table-row table:style-name="ro3">
          <table:table-cell office:value-type="string" table:style-name="ce3">
            <text:p>Jamila</text:p>
          </table:table-cell>
          <table:table-cell office:value-type="string" table:style-name="ce3">
            <text:p>Desmond</text:p>
          </table:table-cell>
          <table:table-cell office:value-type="string" office:string-value="Jamila Desmond" table:formula="of:=[.A133]&amp;&quot; &quot;&amp;[.B133]" table:style-name="ce3">
            <text:p>Jamila Desmond</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amila@Desmond.com" table:formula="of:=[.A133]&amp;&quot;@&quot;&amp;[.B133]&amp;&quot;.com&quot;" table:style-name="ce3">
            <text:p>Jamila@Desmond.com</text:p>
          </table:table-cell>
          <table:table-cell office:value-type="string" table:style-name="ce3">
            <text:p>639-586-9794</text:p>
          </table:table-cell>
          <table:table-cell office:value-type="string" table:style-name="ce3">
            <text:p>Talok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amila+Desmond&amp;background=#A55196&amp;color=fff" table:formula="of:=&quot;https://eu.ui-avatars.com/api/?name=&quot;&amp;[.A133]&amp;&quot;+&quot;&amp;[.B133]&amp;&quot;&amp;background=&quot;&amp;[.S133]&amp;&quot;&amp;color=fff&quot;" table:style-name="ce7">
            <text:p>https://eu.ui-avatars.com/api/?name=Jamila+Desmond&amp;background=#A55196&amp;color=fff</text:p>
          </table:table-cell>
          <table:table-cell office:value-type="string" table:style-name="ce3">
            <text:p>Skiba</text:p>
          </table:table-cell>
          <table:table-cell office:value-type="string" table:style-name="ce3">
            <text:p>Compensation Analyst</text:p>
          </table:table-cell>
          <table:table-cell office:value-type="string" table:style-name="ce3">
            <text:p>porttitor pede justo eu massa donec dapibus duis at velit eu est</text:p>
          </table:table-cell>
          <table:table-cell office:value-type="string" table:style-name="ce3">
            <text:p>Blockchain technologies (no coding skills),Digital identity management,IOT,Research,Technical</text:p>
          </table:table-cell>
          <table:table-cell office:value-type="string" table:style-name="ce3">
            <text:p>Governance <text:s/>commons distributed decentralized boardlevel assurance risk audit economics interoperability</text:p>
          </table:table-cell>
          <table:table-cell table:content-validation-name="val2" table:style-name="ce3"/>
          <table:table-cell table:content-validation-name="val2" table:style-name="ce3"/>
          <table:table-cell office:value-type="string" office:string-value="#A55196" table:formula="of:=&quot;#A&quot;&amp;RANDBETWEEN(1; 9)&amp;RANDBETWEEN(1; 9)&amp;RANDBETWEEN(1; 9)&amp;RANDBETWEEN(1; 9)&amp;RANDBETWEEN(1; 9)" table:style-name="ce11">
            <text:p>#A55196</text:p>
          </table:table-cell>
          <table:table-cell table:number-columns-repeated="16365"/>
        </table:table-row>
        <table:table-row table:style-name="ro3">
          <table:table-cell office:value-type="string" table:style-name="ce3">
            <text:p>Paulita</text:p>
          </table:table-cell>
          <table:table-cell office:value-type="string" table:style-name="ce3">
            <text:p>Jerri</text:p>
          </table:table-cell>
          <table:table-cell office:value-type="string" office:string-value="Paulita Jerri" table:formula="of:=[.A134]&amp;&quot; &quot;&amp;[.B134]" table:style-name="ce3">
            <text:p>Paulita Jerri</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Paulita@Jerri.com" table:formula="of:=[.A134]&amp;&quot;@&quot;&amp;[.B134]&amp;&quot;.com&quot;" table:style-name="ce3">
            <text:p>Paulita@Jerri.com</text:p>
          </table:table-cell>
          <table:table-cell office:value-type="string" table:style-name="ce3">
            <text:p>375-977-6874</text:p>
          </table:table-cell>
          <table:table-cell office:value-type="string" table:style-name="ce3">
            <text:p>Tilburg</text:p>
          </table:table-cell>
          <table:table-cell office:value-type="string" table:style-name="ce3">
            <text:p>Netherlands</text:p>
          </table:table-cell>
          <table:table-cell office:value-type="string" table:style-name="ce3">
            <text:p>Male</text:p>
          </table:table-cell>
          <table:table-cell office:value-type="string" office:string-value="https://eu.ui-avatars.com/api/?name=Paulita+Jerri&amp;background=#A66998&amp;color=fff" table:formula="of:=&quot;https://eu.ui-avatars.com/api/?name=&quot;&amp;[.A134]&amp;&quot;+&quot;&amp;[.B134]&amp;&quot;&amp;background=&quot;&amp;[.S134]&amp;&quot;&amp;color=fff&quot;" table:style-name="ce7">
            <text:p>https://eu.ui-avatars.com/api/?name=Paulita+Jerri&amp;background=#A66998&amp;color=fff</text:p>
          </table:table-cell>
          <table:table-cell office:value-type="string" table:style-name="ce3">
            <text:p>Skinder</text:p>
          </table:table-cell>
          <table:table-cell office:value-type="string" table:style-name="ce3">
            <text:p>Chemical Engineer</text:p>
          </table:table-cell>
          <table:table-cell office:value-type="string" table:style-name="ce3">
            <text:p>aliquet ultrices erat tortor sollicitudin mi sit amet lobortis sapien sapien non mi integer ac neque duis bibendum</text:p>
          </table:table-cell>
          <table:table-cell office:value-type="string" table:style-name="ce3">
            <text:p>Business development,Pitching and presenting,Product management,Project management,Research,Marketing (online &amp; automative)</text:p>
          </table:table-cell>
          <table:table-cell office:value-type="string" table:style-name="ce3">
            <text:p>#Energie #Energy #Nuclear #MBA #Engineer #EnergyRevolution</text:p>
          </table:table-cell>
          <table:table-cell table:content-validation-name="val2" table:style-name="ce3"/>
          <table:table-cell table:content-validation-name="val2" table:style-name="ce3"/>
          <table:table-cell office:value-type="string" office:string-value="#A66998" table:formula="of:=&quot;#A&quot;&amp;RANDBETWEEN(1; 9)&amp;RANDBETWEEN(1; 9)&amp;RANDBETWEEN(1; 9)&amp;RANDBETWEEN(1; 9)&amp;RANDBETWEEN(1; 9)" table:style-name="ce11">
            <text:p>#A66998</text:p>
          </table:table-cell>
          <table:table-cell table:number-columns-repeated="16365"/>
        </table:table-row>
        <table:table-row table:style-name="ro3">
          <table:table-cell office:value-type="string" table:style-name="ce3">
            <text:p>Willene</text:p>
          </table:table-cell>
          <table:table-cell office:value-type="string" table:style-name="ce3">
            <text:p>Maxine</text:p>
          </table:table-cell>
          <table:table-cell office:value-type="string" office:string-value="Willene Maxine" table:formula="of:=[.A135]&amp;&quot; &quot;&amp;[.B135]" table:style-name="ce3">
            <text:p>Willene Maxin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Willene@Maxine.com" table:formula="of:=[.A135]&amp;&quot;@&quot;&amp;[.B135]&amp;&quot;.com&quot;" table:style-name="ce3">
            <text:p>Willene@Maxine.com</text:p>
          </table:table-cell>
          <table:table-cell office:value-type="string" table:style-name="ce3">
            <text:p>907-241-0651</text:p>
          </table:table-cell>
          <table:table-cell office:value-type="string" table:style-name="ce3">
            <text:p>Sélestat</text:p>
          </table:table-cell>
          <table:table-cell office:value-type="string" table:style-name="ce3">
            <text:p>France</text:p>
          </table:table-cell>
          <table:table-cell office:value-type="string" table:style-name="ce3">
            <text:p>Female</text:p>
          </table:table-cell>
          <table:table-cell office:value-type="string" office:string-value="https://eu.ui-avatars.com/api/?name=Willene+Maxine&amp;background=#A41441&amp;color=fff" table:formula="of:=&quot;https://eu.ui-avatars.com/api/?name=&quot;&amp;[.A135]&amp;&quot;+&quot;&amp;[.B135]&amp;&quot;&amp;background=&quot;&amp;[.S135]&amp;&quot;&amp;color=fff&quot;" table:style-name="ce7">
            <text:p>https://eu.ui-avatars.com/api/?name=Willene+Maxine&amp;background=#A41441&amp;color=fff</text:p>
          </table:table-cell>
          <table:table-cell office:value-type="string" table:style-name="ce3">
            <text:p>Jaxnation</text:p>
          </table:table-cell>
          <table:table-cell office:value-type="string" table:style-name="ce3">
            <text:p>Senior Quality Engineer</text:p>
          </table:table-cell>
          <table:table-cell office:value-type="string" table:style-name="ce3">
            <text:p>est donec odio justo sollicitudin ut suscipit a feugiat et eros vestibulum ac est lacinia nisi venenatis tristique</text:p>
          </table:table-cell>
          <table:table-cell office:value-type="string" table:style-name="ce3">
            <text:p>Artificial intelligence,Blockchain technologies (no coding skills),Business development,Pitching and presenting,Product management,Project management,Research,Technical (developer/designer)</text:p>
          </table:table-cell>
          <table:table-cell office:value-type="string" table:style-name="ce3">
            <text:p>#Futurist #Activist #computerscience #Sustainability #Advocate #Resilience #Expert #WorldEconomicForum #UnitedNations #FoodReform #EmergingTechnologies #CleanTech #DLT #DAO #SmartContracts #UBI #ClimateScience #PlanetaryServices #Innovator #SocialInnovation #GlobalSolutions #GrandC</text:p>
          </table:table-cell>
          <table:table-cell table:content-validation-name="val2" table:style-name="ce3"/>
          <table:table-cell table:content-validation-name="val2" table:style-name="ce3"/>
          <table:table-cell office:value-type="string" office:string-value="#A41441" table:formula="of:=&quot;#A&quot;&amp;RANDBETWEEN(1; 9)&amp;RANDBETWEEN(1; 9)&amp;RANDBETWEEN(1; 9)&amp;RANDBETWEEN(1; 9)&amp;RANDBETWEEN(1; 9)" table:style-name="ce11">
            <text:p>#A41441</text:p>
          </table:table-cell>
          <table:table-cell table:number-columns-repeated="16365"/>
        </table:table-row>
        <table:table-row table:style-name="ro3">
          <table:table-cell office:value-type="string" table:style-name="ce3">
            <text:p>Shirl</text:p>
          </table:table-cell>
          <table:table-cell office:value-type="string" table:style-name="ce3">
            <text:p>Pilar</text:p>
          </table:table-cell>
          <table:table-cell office:value-type="string" office:string-value="Shirl Pilar" table:formula="of:=[.A136]&amp;&quot; &quot;&amp;[.B136]" table:style-name="ce3">
            <text:p>Shirl Pilar</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Shirl@Pilar.com" table:formula="of:=[.A136]&amp;&quot;@&quot;&amp;[.B136]&amp;&quot;.com&quot;" table:style-name="ce3">
            <text:p>Shirl@Pilar.com</text:p>
          </table:table-cell>
          <table:table-cell office:value-type="string" table:style-name="ce3">
            <text:p>528-686-1880</text:p>
          </table:table-cell>
          <table:table-cell office:value-type="string" table:style-name="ce3">
            <text:p>Suure-Jaani</text:p>
          </table:table-cell>
          <table:table-cell office:value-type="string" table:style-name="ce3">
            <text:p>Estonia</text:p>
          </table:table-cell>
          <table:table-cell office:value-type="string" table:style-name="ce3">
            <text:p>Female</text:p>
          </table:table-cell>
          <table:table-cell office:value-type="string" office:string-value="https://eu.ui-avatars.com/api/?name=Shirl+Pilar&amp;background=#A26265&amp;color=fff" table:formula="of:=&quot;https://eu.ui-avatars.com/api/?name=&quot;&amp;[.A136]&amp;&quot;+&quot;&amp;[.B136]&amp;&quot;&amp;background=&quot;&amp;[.S136]&amp;&quot;&amp;color=fff&quot;" table:style-name="ce7">
            <text:p>https://eu.ui-avatars.com/api/?name=Shirl+Pilar&amp;background=#A26265&amp;color=fff</text:p>
          </table:table-cell>
          <table:table-cell office:value-type="string" table:style-name="ce3">
            <text:p>Kaymbo</text:p>
          </table:table-cell>
          <table:table-cell office:value-type="string" table:style-name="ce3">
            <text:p>Chief Design Engineer</text:p>
          </table:table-cell>
          <table:table-cell office:value-type="string" table:style-name="ce3">
            <text:p>amet erat nulla tempus vivamus in felis eu sapien cursus vestibulum proin eu mi</text:p>
          </table:table-cell>
          <table:table-cell office:value-type="string" table:style-name="ce3">
            <text:p>Artificial intelligence,Blockchain technologies (no coding skills),IOT,Product management</text:p>
          </table:table-cell>
          <table:table-cell office:value-type="string" table:style-name="ce3">
            <text:p>environmental emissions monitoring circular economy sustainability</text:p>
          </table:table-cell>
          <table:table-cell table:content-validation-name="val2" table:style-name="ce3"/>
          <table:table-cell table:content-validation-name="val2" table:style-name="ce3"/>
          <table:table-cell office:value-type="string" office:string-value="#A26265" table:formula="of:=&quot;#A&quot;&amp;RANDBETWEEN(1; 9)&amp;RANDBETWEEN(1; 9)&amp;RANDBETWEEN(1; 9)&amp;RANDBETWEEN(1; 9)&amp;RANDBETWEEN(1; 9)" table:style-name="ce11">
            <text:p>#A26265</text:p>
          </table:table-cell>
          <table:table-cell table:number-columns-repeated="16365"/>
        </table:table-row>
        <table:table-row table:style-name="ro3">
          <table:table-cell office:value-type="string" table:style-name="ce3">
            <text:p>Belkis</text:p>
          </table:table-cell>
          <table:table-cell office:value-type="string" table:style-name="ce3">
            <text:p>Erica</text:p>
          </table:table-cell>
          <table:table-cell office:value-type="string" office:string-value="Belkis Erica" table:formula="of:=[.A137]&amp;&quot; &quot;&amp;[.B137]" table:style-name="ce3">
            <text:p>Belkis Eric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Belkis@Erica.com" table:formula="of:=[.A137]&amp;&quot;@&quot;&amp;[.B137]&amp;&quot;.com&quot;" table:style-name="ce3">
            <text:p>Belkis@Erica.com</text:p>
          </table:table-cell>
          <table:table-cell office:value-type="string" table:style-name="ce3">
            <text:p>590-836-1872</text:p>
          </table:table-cell>
          <table:table-cell office:value-type="string" table:style-name="ce3">
            <text:p>El Corpus</text:p>
          </table:table-cell>
          <table:table-cell office:value-type="string" table:style-name="ce3">
            <text:p>Honduras</text:p>
          </table:table-cell>
          <table:table-cell office:value-type="string" table:style-name="ce3">
            <text:p>Female</text:p>
          </table:table-cell>
          <table:table-cell office:value-type="string" office:string-value="https://eu.ui-avatars.com/api/?name=Belkis+Erica&amp;background=#A13187&amp;color=fff" table:formula="of:=&quot;https://eu.ui-avatars.com/api/?name=&quot;&amp;[.A137]&amp;&quot;+&quot;&amp;[.B137]&amp;&quot;&amp;background=&quot;&amp;[.S137]&amp;&quot;&amp;color=fff&quot;" table:style-name="ce7">
            <text:p>https://eu.ui-avatars.com/api/?name=Belkis+Erica&amp;background=#A13187&amp;color=fff</text:p>
          </table:table-cell>
          <table:table-cell office:value-type="string" table:style-name="ce3">
            <text:p>Kwilith</text:p>
          </table:table-cell>
          <table:table-cell office:value-type="string" table:style-name="ce3">
            <text:p>Accounting Assistant I</text:p>
          </table:table-cell>
          <table:table-cell office:value-type="string" table:style-name="ce3">
            <text:p>metus arcu adipiscing molestie hendrerit at vulputate vitae nisl aenean lectus pellentesque eget</text:p>
          </table:table-cell>
          <table:table-cell office:value-type="string" table:style-name="ce3">
            <text:p>Accounting,Blockchain technologies (no coding skills),Business development,Digital identity management,Investing/funding,IOT,Pitching and presenting,Project management,Research,Technical</text:p>
          </table:table-cell>
          <table:table-cell office:value-type="string" table:style-name="ce3">
            <text:p>#web3 #ops #datasharing #bigdata</text:p>
          </table:table-cell>
          <table:table-cell table:content-validation-name="val2" table:style-name="ce3"/>
          <table:table-cell table:content-validation-name="val2" table:style-name="ce3"/>
          <table:table-cell office:value-type="string" office:string-value="#A13187" table:formula="of:=&quot;#A&quot;&amp;RANDBETWEEN(1; 9)&amp;RANDBETWEEN(1; 9)&amp;RANDBETWEEN(1; 9)&amp;RANDBETWEEN(1; 9)&amp;RANDBETWEEN(1; 9)" table:style-name="ce11">
            <text:p>#A13187</text:p>
          </table:table-cell>
          <table:table-cell table:number-columns-repeated="16365"/>
        </table:table-row>
        <table:table-row table:style-name="ro3">
          <table:table-cell office:value-type="string" table:style-name="ce3">
            <text:p>Oda</text:p>
          </table:table-cell>
          <table:table-cell office:value-type="string" table:style-name="ce3">
            <text:p>Elois</text:p>
          </table:table-cell>
          <table:table-cell office:value-type="string" office:string-value="Oda Elois" table:formula="of:=[.A138]&amp;&quot; &quot;&amp;[.B138]" table:style-name="ce3">
            <text:p>Oda Elois</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Oda@Elois.com" table:formula="of:=[.A138]&amp;&quot;@&quot;&amp;[.B138]&amp;&quot;.com&quot;" table:style-name="ce3">
            <text:p>Oda@Elois.com</text:p>
          </table:table-cell>
          <table:table-cell office:value-type="string" table:style-name="ce3">
            <text:p>400-916-3615</text:p>
          </table:table-cell>
          <table:table-cell office:value-type="string" table:style-name="ce3">
            <text:p>Emiliano Zapata</text:p>
          </table:table-cell>
          <table:table-cell office:value-type="string" table:style-name="ce3">
            <text:p>Mexico</text:p>
          </table:table-cell>
          <table:table-cell office:value-type="string" table:style-name="ce3">
            <text:p>Female</text:p>
          </table:table-cell>
          <table:table-cell office:value-type="string" office:string-value="https://eu.ui-avatars.com/api/?name=Oda+Elois&amp;background=#A62779&amp;color=fff" table:formula="of:=&quot;https://eu.ui-avatars.com/api/?name=&quot;&amp;[.A138]&amp;&quot;+&quot;&amp;[.B138]&amp;&quot;&amp;background=&quot;&amp;[.S138]&amp;&quot;&amp;color=fff&quot;" table:style-name="ce7">
            <text:p>https://eu.ui-avatars.com/api/?name=Oda+Elois&amp;background=#A62779&amp;color=fff</text:p>
          </table:table-cell>
          <table:table-cell office:value-type="string" table:style-name="ce3">
            <text:p>Quimba</text:p>
          </table:table-cell>
          <table:table-cell office:value-type="string" table:style-name="ce3">
            <text:p>Structural Analysis Engineer</text:p>
          </table:table-cell>
          <table:table-cell office:value-type="string" table:style-name="ce3">
            <text:p>ut erat curabitur gravida nisi at nibh in hac habitasse</text:p>
          </table:table-cell>
          <table:table-cell office:value-type="string" table:style-name="ce3">
            <text:p>Artificial intelligence,Business development,Circular economy,Pitching and presenting,Product management</text:p>
          </table:table-cell>
          <table:table-cell office:value-type="string" table:style-name="ce3">
            <text:p>Digital Identity; SSI; Data ethics; Strategy; Business model feasibility; multi stakeholder collaboration; privacy</text:p>
          </table:table-cell>
          <table:table-cell table:content-validation-name="val2" table:style-name="ce3"/>
          <table:table-cell table:content-validation-name="val2" table:style-name="ce3"/>
          <table:table-cell office:value-type="string" office:string-value="#A62779" table:formula="of:=&quot;#A&quot;&amp;RANDBETWEEN(1; 9)&amp;RANDBETWEEN(1; 9)&amp;RANDBETWEEN(1; 9)&amp;RANDBETWEEN(1; 9)&amp;RANDBETWEEN(1; 9)" table:style-name="ce11">
            <text:p>#A62779</text:p>
          </table:table-cell>
          <table:table-cell table:number-columns-repeated="16365"/>
        </table:table-row>
        <table:table-row table:style-name="ro3">
          <table:table-cell office:value-type="string" table:style-name="ce3">
            <text:p>Vivian</text:p>
          </table:table-cell>
          <table:table-cell office:value-type="string" table:style-name="ce3">
            <text:p>Laquita</text:p>
          </table:table-cell>
          <table:table-cell office:value-type="string" office:string-value="Vivian Laquita" table:formula="of:=[.A139]&amp;&quot; &quot;&amp;[.B139]" table:style-name="ce3">
            <text:p>Vivian Laquit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Vivian@Laquita.com" table:formula="of:=[.A139]&amp;&quot;@&quot;&amp;[.B139]&amp;&quot;.com&quot;" table:style-name="ce3">
            <text:p>Vivian@Laquita.com</text:p>
          </table:table-cell>
          <table:table-cell office:value-type="string" table:style-name="ce3">
            <text:p>468-915-7535</text:p>
          </table:table-cell>
          <table:table-cell office:value-type="string" table:style-name="ce3">
            <text:p>Sơn Tây</text:p>
          </table:table-cell>
          <table:table-cell office:value-type="string" table:style-name="ce3">
            <text:p>Vietnam</text:p>
          </table:table-cell>
          <table:table-cell office:value-type="string" table:style-name="ce3">
            <text:p>Male</text:p>
          </table:table-cell>
          <table:table-cell office:value-type="string" office:string-value="https://eu.ui-avatars.com/api/?name=Vivian+Laquita&amp;background=#A31791&amp;color=fff" table:formula="of:=&quot;https://eu.ui-avatars.com/api/?name=&quot;&amp;[.A139]&amp;&quot;+&quot;&amp;[.B139]&amp;&quot;&amp;background=&quot;&amp;[.S139]&amp;&quot;&amp;color=fff&quot;" table:style-name="ce7">
            <text:p>https://eu.ui-avatars.com/api/?name=Vivian+Laquita&amp;background=#A31791&amp;color=fff</text:p>
          </table:table-cell>
          <table:table-cell office:value-type="string" table:style-name="ce3">
            <text:p>Avamba</text:p>
          </table:table-cell>
          <table:table-cell office:value-type="string" table:style-name="ce3">
            <text:p>Account Executive</text:p>
          </table:table-cell>
          <table:table-cell office:value-type="string" table:style-name="ce3">
            <text:p>libero nam dui proin leo odio porttitor id consequat in consequat ut nulla sed accumsan felis ut at dolor</text:p>
          </table:table-cell>
          <table:table-cell table:style-name="ce3"/>
          <table:table-cell office:value-type="string" table:style-name="ce3">
            <text:p>#servicedesign #systemdesign #UXResearch #designthinking #StrategicDesign</text:p>
          </table:table-cell>
          <table:table-cell table:content-validation-name="val2" table:style-name="ce3"/>
          <table:table-cell table:content-validation-name="val2" table:style-name="ce3"/>
          <table:table-cell office:value-type="string" office:string-value="#A31791" table:formula="of:=&quot;#A&quot;&amp;RANDBETWEEN(1; 9)&amp;RANDBETWEEN(1; 9)&amp;RANDBETWEEN(1; 9)&amp;RANDBETWEEN(1; 9)&amp;RANDBETWEEN(1; 9)" table:style-name="ce11">
            <text:p>#A31791</text:p>
          </table:table-cell>
          <table:table-cell table:number-columns-repeated="16365"/>
        </table:table-row>
        <table:table-row table:style-name="ro3">
          <table:table-cell office:value-type="string" table:style-name="ce3">
            <text:p>Caterina</text:p>
          </table:table-cell>
          <table:table-cell office:value-type="string" table:style-name="ce3">
            <text:p>Forest</text:p>
          </table:table-cell>
          <table:table-cell office:value-type="string" office:string-value="Caterina Forest" table:formula="of:=[.A140]&amp;&quot; &quot;&amp;[.B140]" table:style-name="ce3">
            <text:p>Caterina Forest</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Caterina@Forest.com" table:formula="of:=[.A140]&amp;&quot;@&quot;&amp;[.B140]&amp;&quot;.com&quot;" table:style-name="ce3">
            <text:p>Caterina@Forest.com</text:p>
          </table:table-cell>
          <table:table-cell office:value-type="string" table:style-name="ce3">
            <text:p>957-967-3440</text:p>
          </table:table-cell>
          <table:table-cell office:value-type="string" table:style-name="ce3">
            <text:p>Gyangqai</text:p>
          </table:table-cell>
          <table:table-cell office:value-type="string" table:style-name="ce3">
            <text:p>China</text:p>
          </table:table-cell>
          <table:table-cell office:value-type="string" table:style-name="ce3">
            <text:p>Male</text:p>
          </table:table-cell>
          <table:table-cell office:value-type="string" office:string-value="https://eu.ui-avatars.com/api/?name=Caterina+Forest&amp;background=#A43446&amp;color=fff" table:formula="of:=&quot;https://eu.ui-avatars.com/api/?name=&quot;&amp;[.A140]&amp;&quot;+&quot;&amp;[.B140]&amp;&quot;&amp;background=&quot;&amp;[.S140]&amp;&quot;&amp;color=fff&quot;" table:style-name="ce7">
            <text:p>https://eu.ui-avatars.com/api/?name=Caterina+Forest&amp;background=#A43446&amp;color=fff</text:p>
          </table:table-cell>
          <table:table-cell office:value-type="string" table:style-name="ce3">
            <text:p>Yata</text:p>
          </table:table-cell>
          <table:table-cell office:value-type="string" table:style-name="ce3">
            <text:p>Assistant Media Planner</text:p>
          </table:table-cell>
          <table:table-cell office:value-type="string" table:style-name="ce3">
            <text:p>integer ac neque duis bibendum morbi non quam nec dui luctus rutrum</text:p>
          </table:table-cell>
          <table:table-cell table:style-name="ce3"/>
          <table:table-cell office:value-type="string" table:style-name="ce3">
            <text:p>systemic approach constellation verbal skills negotiation persuasion communication</text:p>
          </table:table-cell>
          <table:table-cell table:content-validation-name="val2" table:style-name="ce3"/>
          <table:table-cell table:content-validation-name="val2" table:style-name="ce3"/>
          <table:table-cell office:value-type="string" office:string-value="#A43446" table:formula="of:=&quot;#A&quot;&amp;RANDBETWEEN(1; 9)&amp;RANDBETWEEN(1; 9)&amp;RANDBETWEEN(1; 9)&amp;RANDBETWEEN(1; 9)&amp;RANDBETWEEN(1; 9)" table:style-name="ce11">
            <text:p>#A43446</text:p>
          </table:table-cell>
          <table:table-cell table:number-columns-repeated="16365"/>
        </table:table-row>
        <table:table-row table:style-name="ro3">
          <table:table-cell office:value-type="string" table:style-name="ce3">
            <text:p>Jacquelynn</text:p>
          </table:table-cell>
          <table:table-cell office:value-type="string" table:style-name="ce3">
            <text:p>Weston</text:p>
          </table:table-cell>
          <table:table-cell office:value-type="string" office:string-value="Jacquelynn Weston" table:formula="of:=[.A141]&amp;&quot; &quot;&amp;[.B141]" table:style-name="ce3">
            <text:p>Jacquelynn Westo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acquelynn@Weston.com" table:formula="of:=[.A141]&amp;&quot;@&quot;&amp;[.B141]&amp;&quot;.com&quot;" table:style-name="ce3">
            <text:p>Jacquelynn@Weston.com</text:p>
          </table:table-cell>
          <table:table-cell office:value-type="string" table:style-name="ce3">
            <text:p>561-763-5438</text:p>
          </table:table-cell>
          <table:table-cell office:value-type="string" table:style-name="ce3">
            <text:p>Saint-Pierre</text:p>
          </table:table-cell>
          <table:table-cell office:value-type="string" table:style-name="ce3">
            <text:p>Saint Pierre and Miquelon</text:p>
          </table:table-cell>
          <table:table-cell office:value-type="string" table:style-name="ce3">
            <text:p>Male</text:p>
          </table:table-cell>
          <table:table-cell office:value-type="string" office:string-value="https://eu.ui-avatars.com/api/?name=Jacquelynn+Weston&amp;background=#A45358&amp;color=fff" table:formula="of:=&quot;https://eu.ui-avatars.com/api/?name=&quot;&amp;[.A141]&amp;&quot;+&quot;&amp;[.B141]&amp;&quot;&amp;background=&quot;&amp;[.S141]&amp;&quot;&amp;color=fff&quot;" table:style-name="ce7">
            <text:p>https://eu.ui-avatars.com/api/?name=Jacquelynn+Weston&amp;background=#A45358&amp;color=fff</text:p>
          </table:table-cell>
          <table:table-cell office:value-type="string" table:style-name="ce3">
            <text:p>Topicshots</text:p>
          </table:table-cell>
          <table:table-cell office:value-type="string" table:style-name="ce3">
            <text:p>Assistant Professor</text:p>
          </table:table-cell>
          <table:table-cell office:value-type="string" table:style-name="ce3">
            <text:p>metus vitae ipsum aliquam non mauris morbi non lectus aliquam sit amet</text:p>
          </table:table-cell>
          <table:table-cell office:value-type="string" table:style-name="ce3">
            <text:p>Artificial intelligence,Blockchain technologies (no coding skills),Business development,Circular economy,Digital identity management,Pitching and presenting,Product management,Project management,Technical</text:p>
          </table:table-cell>
          <table:table-cell office:value-type="string" table:style-name="ce3">
            <text:p>#scaling, #partnerships, #strategy, #blockchain, #scaling, #Microsoft, #nordics</text:p>
          </table:table-cell>
          <table:table-cell table:content-validation-name="val2" table:style-name="ce3"/>
          <table:table-cell table:content-validation-name="val2" table:style-name="ce3"/>
          <table:table-cell office:value-type="string" office:string-value="#A45358" table:formula="of:=&quot;#A&quot;&amp;RANDBETWEEN(1; 9)&amp;RANDBETWEEN(1; 9)&amp;RANDBETWEEN(1; 9)&amp;RANDBETWEEN(1; 9)&amp;RANDBETWEEN(1; 9)" table:style-name="ce11">
            <text:p>#A45358</text:p>
          </table:table-cell>
          <table:table-cell table:number-columns-repeated="16365"/>
        </table:table-row>
        <table:table-row table:style-name="ro3">
          <table:table-cell office:value-type="string" table:style-name="ce3">
            <text:p>Dede</text:p>
          </table:table-cell>
          <table:table-cell office:value-type="string" table:style-name="ce3">
            <text:p>Sharmaine</text:p>
          </table:table-cell>
          <table:table-cell office:value-type="string" office:string-value="Dede Sharmaine" table:formula="of:=[.A142]&amp;&quot; &quot;&amp;[.B142]" table:style-name="ce3">
            <text:p>Dede Sharmain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Dede@Sharmaine.com" table:formula="of:=[.A142]&amp;&quot;@&quot;&amp;[.B142]&amp;&quot;.com&quot;" table:style-name="ce3">
            <text:p>Dede@Sharmaine.com</text:p>
          </table:table-cell>
          <table:table-cell office:value-type="string" table:style-name="ce3">
            <text:p>848-734-0997</text:p>
          </table:table-cell>
          <table:table-cell office:value-type="string" table:style-name="ce3">
            <text:p>Trenggulunan</text:p>
          </table:table-cell>
          <table:table-cell office:value-type="string" table:style-name="ce3">
            <text:p>Indonesia</text:p>
          </table:table-cell>
          <table:table-cell office:value-type="string" table:style-name="ce3">
            <text:p>Male</text:p>
          </table:table-cell>
          <table:table-cell office:value-type="string" office:string-value="https://eu.ui-avatars.com/api/?name=Dede+Sharmaine&amp;background=#A36653&amp;color=fff" table:formula="of:=&quot;https://eu.ui-avatars.com/api/?name=&quot;&amp;[.A142]&amp;&quot;+&quot;&amp;[.B142]&amp;&quot;&amp;background=&quot;&amp;[.S142]&amp;&quot;&amp;color=fff&quot;" table:style-name="ce7">
            <text:p>https://eu.ui-avatars.com/api/?name=Dede+Sharmaine&amp;background=#A36653&amp;color=fff</text:p>
          </table:table-cell>
          <table:table-cell office:value-type="string" table:style-name="ce3">
            <text:p>Topicware</text:p>
          </table:table-cell>
          <table:table-cell office:value-type="string" table:style-name="ce3">
            <text:p>Financial Advisor</text:p>
          </table:table-cell>
          <table:table-cell office:value-type="string" table:style-name="ce3">
            <text:p>integer ac neque duis bibendum morbi non quam nec dui luctus rutrum nulla tellus in</text:p>
          </table:table-cell>
          <table:table-cell office:value-type="string" table:style-name="ce3">
            <text:p>IOT,Technical</text:p>
          </table:table-cell>
          <table:table-cell office:value-type="string" table:style-name="ce3">
            <text:p>#datamanagement#analytics#lowcode#gotomarket strategy#growth#leadership</text:p>
          </table:table-cell>
          <table:table-cell table:content-validation-name="val2" table:style-name="ce3"/>
          <table:table-cell table:content-validation-name="val2" table:style-name="ce3"/>
          <table:table-cell office:value-type="string" office:string-value="#A36653" table:formula="of:=&quot;#A&quot;&amp;RANDBETWEEN(1; 9)&amp;RANDBETWEEN(1; 9)&amp;RANDBETWEEN(1; 9)&amp;RANDBETWEEN(1; 9)&amp;RANDBETWEEN(1; 9)" table:style-name="ce11">
            <text:p>#A36653</text:p>
          </table:table-cell>
          <table:table-cell table:number-columns-repeated="16365"/>
        </table:table-row>
        <table:table-row table:style-name="ro3">
          <table:table-cell office:value-type="string" table:style-name="ce3">
            <text:p>Crissy</text:p>
          </table:table-cell>
          <table:table-cell office:value-type="string" table:style-name="ce3">
            <text:p>Adam</text:p>
          </table:table-cell>
          <table:table-cell office:value-type="string" office:string-value="Crissy Adam" table:formula="of:=[.A143]&amp;&quot; &quot;&amp;[.B143]" table:style-name="ce3">
            <text:p>Crissy Adam</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Crissy@Adam.com" table:formula="of:=[.A143]&amp;&quot;@&quot;&amp;[.B143]&amp;&quot;.com&quot;" table:style-name="ce3">
            <text:p>Crissy@Adam.com</text:p>
          </table:table-cell>
          <table:table-cell office:value-type="string" table:style-name="ce3">
            <text:p>712-673-0128</text:p>
          </table:table-cell>
          <table:table-cell office:value-type="string" table:style-name="ce3">
            <text:p>Rancho Nuevo</text:p>
          </table:table-cell>
          <table:table-cell office:value-type="string" table:style-name="ce3">
            <text:p>Mexico</text:p>
          </table:table-cell>
          <table:table-cell office:value-type="string" table:style-name="ce3">
            <text:p>Male</text:p>
          </table:table-cell>
          <table:table-cell office:value-type="string" office:string-value="https://eu.ui-avatars.com/api/?name=Crissy+Adam&amp;background=#A53334&amp;color=fff" table:formula="of:=&quot;https://eu.ui-avatars.com/api/?name=&quot;&amp;[.A143]&amp;&quot;+&quot;&amp;[.B143]&amp;&quot;&amp;background=&quot;&amp;[.S143]&amp;&quot;&amp;color=fff&quot;" table:style-name="ce7">
            <text:p>https://eu.ui-avatars.com/api/?name=Crissy+Adam&amp;background=#A53334&amp;color=fff</text:p>
          </table:table-cell>
          <table:table-cell office:value-type="string" table:style-name="ce3">
            <text:p>Jayo</text:p>
          </table:table-cell>
          <table:table-cell office:value-type="string" table:style-name="ce3">
            <text:p>Assistant Media Planner</text:p>
          </table:table-cell>
          <table:table-cell office:value-type="string" table:style-name="ce3">
            <text:p>enim leo rhoncus sed vestibulum sit amet cursus id turpis integer aliquet massa id</text:p>
          </table:table-cell>
          <table:table-cell office:value-type="string" table:style-name="ce3">
            <text:p>Blockchain technologies (no coding skills),Circular economy,Digital identity management,IOT,Product management,Project management</text:p>
          </table:table-cell>
          <table:table-cell office:value-type="string" table:style-name="ce3">
            <text:p>sustainability</text:p>
          </table:table-cell>
          <table:table-cell table:content-validation-name="val2" table:style-name="ce3"/>
          <table:table-cell table:content-validation-name="val2" table:style-name="ce3"/>
          <table:table-cell office:value-type="string" office:string-value="#A53334" table:formula="of:=&quot;#A&quot;&amp;RANDBETWEEN(1; 9)&amp;RANDBETWEEN(1; 9)&amp;RANDBETWEEN(1; 9)&amp;RANDBETWEEN(1; 9)&amp;RANDBETWEEN(1; 9)" table:style-name="ce11">
            <text:p>#A53334</text:p>
          </table:table-cell>
          <table:table-cell table:number-columns-repeated="16365"/>
        </table:table-row>
        <table:table-row table:style-name="ro3">
          <table:table-cell office:value-type="string" table:style-name="ce3">
            <text:p>Alissa</text:p>
          </table:table-cell>
          <table:table-cell office:value-type="string" table:style-name="ce3">
            <text:p>Sabina</text:p>
          </table:table-cell>
          <table:table-cell office:value-type="string" office:string-value="Alissa Sabina" table:formula="of:=[.A144]&amp;&quot; &quot;&amp;[.B144]" table:style-name="ce3">
            <text:p>Alissa Sabin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Alissa@Sabina.com" table:formula="of:=[.A144]&amp;&quot;@&quot;&amp;[.B144]&amp;&quot;.com&quot;" table:style-name="ce3">
            <text:p>Alissa@Sabina.com</text:p>
          </table:table-cell>
          <table:table-cell office:value-type="string" table:style-name="ce3">
            <text:p>976-721-0191</text:p>
          </table:table-cell>
          <table:table-cell office:value-type="string" table:style-name="ce3">
            <text:p>Pozuzo</text:p>
          </table:table-cell>
          <table:table-cell office:value-type="string" table:style-name="ce3">
            <text:p>Peru</text:p>
          </table:table-cell>
          <table:table-cell office:value-type="string" table:style-name="ce3">
            <text:p>Male</text:p>
          </table:table-cell>
          <table:table-cell office:value-type="string" office:string-value="https://eu.ui-avatars.com/api/?name=Alissa+Sabina&amp;background=#A81854&amp;color=fff" table:formula="of:=&quot;https://eu.ui-avatars.com/api/?name=&quot;&amp;[.A144]&amp;&quot;+&quot;&amp;[.B144]&amp;&quot;&amp;background=&quot;&amp;[.S144]&amp;&quot;&amp;color=fff&quot;" table:style-name="ce7">
            <text:p>https://eu.ui-avatars.com/api/?name=Alissa+Sabina&amp;background=#A81854&amp;color=fff</text:p>
          </table:table-cell>
          <table:table-cell office:value-type="string" table:style-name="ce3">
            <text:p>Thoughtblab</text:p>
          </table:table-cell>
          <table:table-cell office:value-type="string" table:style-name="ce3">
            <text:p>Quality Control Specialist</text:p>
          </table:table-cell>
          <table:table-cell office:value-type="string" table:style-name="ce3">
            <text:p>curabitur at ipsum ac tellus semper interdum mauris ullamcorper purus sit amet nulla quisque arcu</text:p>
          </table:table-cell>
          <table:table-cell office:value-type="string" table:style-name="ce3">
            <text:p>Project management,Technical</text:p>
          </table:table-cell>
          <table:table-cell office:value-type="string" table:style-name="ce3">
            <text:p>Science and technology journalist, blockchain, open source</text:p>
          </table:table-cell>
          <table:table-cell table:content-validation-name="val2" table:style-name="ce3"/>
          <table:table-cell table:content-validation-name="val2" table:style-name="ce3"/>
          <table:table-cell office:value-type="string" office:string-value="#A81854" table:formula="of:=&quot;#A&quot;&amp;RANDBETWEEN(1; 9)&amp;RANDBETWEEN(1; 9)&amp;RANDBETWEEN(1; 9)&amp;RANDBETWEEN(1; 9)&amp;RANDBETWEEN(1; 9)" table:style-name="ce11">
            <text:p>#A81854</text:p>
          </table:table-cell>
          <table:table-cell table:number-columns-repeated="16365"/>
        </table:table-row>
        <table:table-row table:style-name="ro3">
          <table:table-cell office:value-type="string" table:style-name="ce3">
            <text:p>Ashly</text:p>
          </table:table-cell>
          <table:table-cell office:value-type="string" table:style-name="ce3">
            <text:p>Cordia</text:p>
          </table:table-cell>
          <table:table-cell office:value-type="string" office:string-value="Ashly Cordia" table:formula="of:=[.A145]&amp;&quot; &quot;&amp;[.B145]" table:style-name="ce3">
            <text:p>Ashly Cordi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Ashly@Cordia.com" table:formula="of:=[.A145]&amp;&quot;@&quot;&amp;[.B145]&amp;&quot;.com&quot;" table:style-name="ce3">
            <text:p>Ashly@Cordia.com</text:p>
          </table:table-cell>
          <table:table-cell office:value-type="string" table:style-name="ce3">
            <text:p>325-227-7708</text:p>
          </table:table-cell>
          <table:table-cell office:value-type="string" table:style-name="ce3">
            <text:p>Dalsjöfors</text:p>
          </table:table-cell>
          <table:table-cell office:value-type="string" table:style-name="ce3">
            <text:p>Sweden</text:p>
          </table:table-cell>
          <table:table-cell office:value-type="string" table:style-name="ce3">
            <text:p>Female</text:p>
          </table:table-cell>
          <table:table-cell office:value-type="string" office:string-value="https://eu.ui-avatars.com/api/?name=Ashly+Cordia&amp;background=#A46554&amp;color=fff" table:formula="of:=&quot;https://eu.ui-avatars.com/api/?name=&quot;&amp;[.A145]&amp;&quot;+&quot;&amp;[.B145]&amp;&quot;&amp;background=&quot;&amp;[.S145]&amp;&quot;&amp;color=fff&quot;" table:style-name="ce7">
            <text:p>https://eu.ui-avatars.com/api/?name=Ashly+Cordia&amp;background=#A46554&amp;color=fff</text:p>
          </table:table-cell>
          <table:table-cell office:value-type="string" table:style-name="ce3">
            <text:p>Agimba</text:p>
          </table:table-cell>
          <table:table-cell office:value-type="string" table:style-name="ce3">
            <text:p>Account Coordinator</text:p>
          </table:table-cell>
          <table:table-cell office:value-type="string" table:style-name="ce3">
            <text:p>eu magna vulputate luctus cum sociis natoque penatibus et magnis dis parturient</text:p>
          </table:table-cell>
          <table:table-cell table:style-name="ce3"/>
          <table:table-cell office:value-type="string" table:style-name="ce3">
            <text:p>Standards, Norm, protocol, interoperability, ecosystem catalyst, trust, connectivity</text:p>
          </table:table-cell>
          <table:table-cell table:content-validation-name="val2" table:style-name="ce3"/>
          <table:table-cell table:content-validation-name="val2" table:style-name="ce3"/>
          <table:table-cell office:value-type="string" office:string-value="#A46554" table:formula="of:=&quot;#A&quot;&amp;RANDBETWEEN(1; 9)&amp;RANDBETWEEN(1; 9)&amp;RANDBETWEEN(1; 9)&amp;RANDBETWEEN(1; 9)&amp;RANDBETWEEN(1; 9)" table:style-name="ce11">
            <text:p>#A46554</text:p>
          </table:table-cell>
          <table:table-cell table:number-columns-repeated="16365"/>
        </table:table-row>
        <table:table-row table:style-name="ro3">
          <table:table-cell office:value-type="string" table:style-name="ce3">
            <text:p>Enriqueta</text:p>
          </table:table-cell>
          <table:table-cell office:value-type="string" table:style-name="ce3">
            <text:p>Jane</text:p>
          </table:table-cell>
          <table:table-cell office:value-type="string" office:string-value="Enriqueta Jane" table:formula="of:=[.A146]&amp;&quot; &quot;&amp;[.B146]" table:style-name="ce3">
            <text:p>Enriqueta Jan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Enriqueta@Jane.com" table:formula="of:=[.A146]&amp;&quot;@&quot;&amp;[.B146]&amp;&quot;.com&quot;" table:style-name="ce3">
            <text:p>Enriqueta@Jane.com</text:p>
          </table:table-cell>
          <table:table-cell office:value-type="string" table:style-name="ce3">
            <text:p>353-484-9894</text:p>
          </table:table-cell>
          <table:table-cell office:value-type="string" table:style-name="ce3">
            <text:p>Jibu</text:p>
          </table:table-cell>
          <table:table-cell office:value-type="string" table:style-name="ce3">
            <text:p>China</text:p>
          </table:table-cell>
          <table:table-cell office:value-type="string" table:style-name="ce3">
            <text:p>Male</text:p>
          </table:table-cell>
          <table:table-cell office:value-type="string" office:string-value="https://eu.ui-avatars.com/api/?name=Enriqueta+Jane&amp;background=#A94149&amp;color=fff" table:formula="of:=&quot;https://eu.ui-avatars.com/api/?name=&quot;&amp;[.A146]&amp;&quot;+&quot;&amp;[.B146]&amp;&quot;&amp;background=&quot;&amp;[.S146]&amp;&quot;&amp;color=fff&quot;" table:style-name="ce7">
            <text:p>https://eu.ui-avatars.com/api/?name=Enriqueta+Jane&amp;background=#A94149&amp;color=fff</text:p>
          </table:table-cell>
          <table:table-cell office:value-type="string" table:style-name="ce3">
            <text:p>Aivee</text:p>
          </table:table-cell>
          <table:table-cell office:value-type="string" table:style-name="ce3">
            <text:p>Geological Engineer</text:p>
          </table:table-cell>
          <table:table-cell office:value-type="string" table:style-name="ce3">
            <text:p>mauris eget massa tempor convallis nulla neque libero convallis eget eleifend luctus ultricies eu nibh</text:p>
          </table:table-cell>
          <table:table-cell office:value-type="string" table:style-name="ce3">
            <text:p>Blockchain technologies (no coding skills),Circular economy,Investing/funding,Pitching and presenting,Project management,Backend infrastructure</text:p>
          </table:table-cell>
          <table:table-cell office:value-type="string" table:style-name="ce3">
            <text:p>#energyefficiency #energymanagement #energyintelligence</text:p>
          </table:table-cell>
          <table:table-cell table:content-validation-name="val2" table:style-name="ce3"/>
          <table:table-cell table:content-validation-name="val2" table:style-name="ce3"/>
          <table:table-cell office:value-type="string" office:string-value="#A94149" table:formula="of:=&quot;#A&quot;&amp;RANDBETWEEN(1; 9)&amp;RANDBETWEEN(1; 9)&amp;RANDBETWEEN(1; 9)&amp;RANDBETWEEN(1; 9)&amp;RANDBETWEEN(1; 9)" table:style-name="ce11">
            <text:p>#A94149</text:p>
          </table:table-cell>
          <table:table-cell table:number-columns-repeated="16365"/>
        </table:table-row>
        <table:table-row table:style-name="ro3">
          <table:table-cell office:value-type="string" table:style-name="ce3">
            <text:p>Kimberley</text:p>
          </table:table-cell>
          <table:table-cell office:value-type="string" table:style-name="ce3">
            <text:p>Penni</text:p>
          </table:table-cell>
          <table:table-cell office:value-type="string" office:string-value="Kimberley Penni" table:formula="of:=[.A147]&amp;&quot; &quot;&amp;[.B147]" table:style-name="ce3">
            <text:p>Kimberley Penni</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Kimberley@Penni.com" table:formula="of:=[.A147]&amp;&quot;@&quot;&amp;[.B147]&amp;&quot;.com&quot;" table:style-name="ce3">
            <text:p>Kimberley@Penni.com</text:p>
          </table:table-cell>
          <table:table-cell office:value-type="string" table:style-name="ce3">
            <text:p>439-472-2987</text:p>
          </table:table-cell>
          <table:table-cell office:value-type="string" table:style-name="ce3">
            <text:p>Wattala</text:p>
          </table:table-cell>
          <table:table-cell office:value-type="string" table:style-name="ce3">
            <text:p>Sri Lanka</text:p>
          </table:table-cell>
          <table:table-cell office:value-type="string" table:style-name="ce3">
            <text:p>Female</text:p>
          </table:table-cell>
          <table:table-cell office:value-type="string" office:string-value="https://eu.ui-avatars.com/api/?name=Kimberley+Penni&amp;background=#A79238&amp;color=fff" table:formula="of:=&quot;https://eu.ui-avatars.com/api/?name=&quot;&amp;[.A147]&amp;&quot;+&quot;&amp;[.B147]&amp;&quot;&amp;background=&quot;&amp;[.S147]&amp;&quot;&amp;color=fff&quot;" table:style-name="ce7">
            <text:p>https://eu.ui-avatars.com/api/?name=Kimberley+Penni&amp;background=#A79238&amp;color=fff</text:p>
          </table:table-cell>
          <table:table-cell office:value-type="string" table:style-name="ce3">
            <text:p>Eamia</text:p>
          </table:table-cell>
          <table:table-cell office:value-type="string" table:style-name="ce3">
            <text:p>Administrative Officer</text:p>
          </table:table-cell>
          <table:table-cell office:value-type="string" table:style-name="ce3">
            <text:p>lacinia erat vestibulum sed magna at nunc commodo placerat praesent blandit nam nulla integer pede justo</text:p>
          </table:table-cell>
          <table:table-cell table:style-name="ce3"/>
          <table:table-cell office:value-type="string" table:style-name="ce3">
            <text:p>#content, #communitybuilding, #video, #blockchain, #marketing</text:p>
          </table:table-cell>
          <table:table-cell table:content-validation-name="val2" table:style-name="ce3"/>
          <table:table-cell table:content-validation-name="val2" table:style-name="ce3"/>
          <table:table-cell office:value-type="string" office:string-value="#A79238" table:formula="of:=&quot;#A&quot;&amp;RANDBETWEEN(1; 9)&amp;RANDBETWEEN(1; 9)&amp;RANDBETWEEN(1; 9)&amp;RANDBETWEEN(1; 9)&amp;RANDBETWEEN(1; 9)" table:style-name="ce11">
            <text:p>#A79238</text:p>
          </table:table-cell>
          <table:table-cell table:number-columns-repeated="16365"/>
        </table:table-row>
        <table:table-row table:style-name="ro3">
          <table:table-cell office:value-type="string" table:style-name="ce3">
            <text:p>Edward</text:p>
          </table:table-cell>
          <table:table-cell office:value-type="string" table:style-name="ce3">
            <text:p>Marlena</text:p>
          </table:table-cell>
          <table:table-cell office:value-type="string" office:string-value="Edward Marlena" table:formula="of:=[.A148]&amp;&quot; &quot;&amp;[.B148]" table:style-name="ce3">
            <text:p>Edward Marlen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Edward@Marlena.com" table:formula="of:=[.A148]&amp;&quot;@&quot;&amp;[.B148]&amp;&quot;.com&quot;" table:style-name="ce3">
            <text:p>Edward@Marlena.com</text:p>
          </table:table-cell>
          <table:table-cell office:value-type="string" table:style-name="ce3">
            <text:p>578-217-4759</text:p>
          </table:table-cell>
          <table:table-cell office:value-type="string" table:style-name="ce3">
            <text:p>Xo’jayli Shahri</text:p>
          </table:table-cell>
          <table:table-cell office:value-type="string" table:style-name="ce3">
            <text:p>Uzbekistan</text:p>
          </table:table-cell>
          <table:table-cell office:value-type="string" table:style-name="ce3">
            <text:p>Female</text:p>
          </table:table-cell>
          <table:table-cell office:value-type="string" office:string-value="https://eu.ui-avatars.com/api/?name=Edward+Marlena&amp;background=#A84125&amp;color=fff" table:formula="of:=&quot;https://eu.ui-avatars.com/api/?name=&quot;&amp;[.A148]&amp;&quot;+&quot;&amp;[.B148]&amp;&quot;&amp;background=&quot;&amp;[.S148]&amp;&quot;&amp;color=fff&quot;" table:style-name="ce7">
            <text:p>https://eu.ui-avatars.com/api/?name=Edward+Marlena&amp;background=#A84125&amp;color=fff</text:p>
          </table:table-cell>
          <table:table-cell office:value-type="string" table:style-name="ce3">
            <text:p>Linkbuzz</text:p>
          </table:table-cell>
          <table:table-cell office:value-type="string" table:style-name="ce3">
            <text:p>Compensation Analyst</text:p>
          </table:table-cell>
          <table:table-cell office:value-type="string" table:style-name="ce3">
            <text:p>quis turpis sed ante vivamus tortor duis mattis egestas metus aenean fermentum donec ut</text:p>
          </table:table-cell>
          <table:table-cell office:value-type="string" table:style-name="ce3">
            <text:p>IOT</text:p>
          </table:table-cell>
          <table:table-cell office:value-type="string" table:style-name="ce3">
            <text:p>energymodelling</text:p>
          </table:table-cell>
          <table:table-cell table:content-validation-name="val2" table:style-name="ce3"/>
          <table:table-cell table:content-validation-name="val2" table:style-name="ce3"/>
          <table:table-cell office:value-type="string" office:string-value="#A84125" table:formula="of:=&quot;#A&quot;&amp;RANDBETWEEN(1; 9)&amp;RANDBETWEEN(1; 9)&amp;RANDBETWEEN(1; 9)&amp;RANDBETWEEN(1; 9)&amp;RANDBETWEEN(1; 9)" table:style-name="ce11">
            <text:p>#A84125</text:p>
          </table:table-cell>
          <table:table-cell table:number-columns-repeated="16365"/>
        </table:table-row>
        <table:table-row table:style-name="ro3">
          <table:table-cell office:value-type="string" table:style-name="ce3">
            <text:p>Caterina</text:p>
          </table:table-cell>
          <table:table-cell office:value-type="string" table:style-name="ce3">
            <text:p>Coleman</text:p>
          </table:table-cell>
          <table:table-cell office:value-type="string" office:string-value="Caterina Coleman" table:formula="of:=[.A149]&amp;&quot; &quot;&amp;[.B149]" table:style-name="ce3">
            <text:p>Caterina Colema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Caterina@Coleman.com" table:formula="of:=[.A149]&amp;&quot;@&quot;&amp;[.B149]&amp;&quot;.com&quot;" table:style-name="ce3">
            <text:p>Caterina@Coleman.com</text:p>
          </table:table-cell>
          <table:table-cell office:value-type="string" table:style-name="ce3">
            <text:p>714-163-7961</text:p>
          </table:table-cell>
          <table:table-cell office:value-type="string" table:style-name="ce3">
            <text:p>Badajoz</text:p>
          </table:table-cell>
          <table:table-cell office:value-type="string" table:style-name="ce3">
            <text:p>Spain</text:p>
          </table:table-cell>
          <table:table-cell office:value-type="string" table:style-name="ce3">
            <text:p>Female</text:p>
          </table:table-cell>
          <table:table-cell office:value-type="string" office:string-value="https://eu.ui-avatars.com/api/?name=Caterina+Coleman&amp;background=#A19693&amp;color=fff" table:formula="of:=&quot;https://eu.ui-avatars.com/api/?name=&quot;&amp;[.A149]&amp;&quot;+&quot;&amp;[.B149]&amp;&quot;&amp;background=&quot;&amp;[.S149]&amp;&quot;&amp;color=fff&quot;" table:style-name="ce7">
            <text:p>https://eu.ui-avatars.com/api/?name=Caterina+Coleman&amp;background=#A19693&amp;color=fff</text:p>
          </table:table-cell>
          <table:table-cell office:value-type="string" table:style-name="ce3">
            <text:p>Jaxbean</text:p>
          </table:table-cell>
          <table:table-cell office:value-type="string" table:style-name="ce3">
            <text:p>Assistant Media Planner</text:p>
          </table:table-cell>
          <table:table-cell office:value-type="string" table:style-name="ce3">
            <text:p>in lacus curabitur at ipsum ac tellus semper interdum mauris ullamcorper purus sit amet nulla quisque arcu</text:p>
          </table:table-cell>
          <table:table-cell table:style-name="ce3"/>
          <table:table-cell office:value-type="string" table:style-name="ce3">
            <text:p>#Lifecoach #basicincome #greenrevolution #systemchange</text:p>
          </table:table-cell>
          <table:table-cell table:content-validation-name="val2" table:style-name="ce3"/>
          <table:table-cell table:content-validation-name="val2" table:style-name="ce3"/>
          <table:table-cell office:value-type="string" office:string-value="#A19693" table:formula="of:=&quot;#A&quot;&amp;RANDBETWEEN(1; 9)&amp;RANDBETWEEN(1; 9)&amp;RANDBETWEEN(1; 9)&amp;RANDBETWEEN(1; 9)&amp;RANDBETWEEN(1; 9)" table:style-name="ce11">
            <text:p>#A19693</text:p>
          </table:table-cell>
          <table:table-cell table:number-columns-repeated="16365"/>
        </table:table-row>
        <table:table-row table:style-name="ro3">
          <table:table-cell office:value-type="string" table:style-name="ce3">
            <text:p>Guy</text:p>
          </table:table-cell>
          <table:table-cell office:value-type="string" table:style-name="ce3">
            <text:p>Dulce</text:p>
          </table:table-cell>
          <table:table-cell office:value-type="string" office:string-value="Guy Dulce" table:formula="of:=[.A150]&amp;&quot; &quot;&amp;[.B150]" table:style-name="ce3">
            <text:p>Guy Dulc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Guy@Dulce.com" table:formula="of:=[.A150]&amp;&quot;@&quot;&amp;[.B150]&amp;&quot;.com&quot;" table:style-name="ce3">
            <text:p>Guy@Dulce.com</text:p>
          </table:table-cell>
          <table:table-cell office:value-type="string" table:style-name="ce3">
            <text:p>983-594-5917</text:p>
          </table:table-cell>
          <table:table-cell office:value-type="string" table:style-name="ce3">
            <text:p>Coyah</text:p>
          </table:table-cell>
          <table:table-cell office:value-type="string" table:style-name="ce3">
            <text:p>Guinea</text:p>
          </table:table-cell>
          <table:table-cell office:value-type="string" table:style-name="ce3">
            <text:p>Male</text:p>
          </table:table-cell>
          <table:table-cell office:value-type="string" office:string-value="https://eu.ui-avatars.com/api/?name=Guy+Dulce&amp;background=#A89338&amp;color=fff" table:formula="of:=&quot;https://eu.ui-avatars.com/api/?name=&quot;&amp;[.A150]&amp;&quot;+&quot;&amp;[.B150]&amp;&quot;&amp;background=&quot;&amp;[.S150]&amp;&quot;&amp;color=fff&quot;" table:style-name="ce7">
            <text:p>https://eu.ui-avatars.com/api/?name=Guy+Dulce&amp;background=#A89338&amp;color=fff</text:p>
          </table:table-cell>
          <table:table-cell office:value-type="string" table:style-name="ce3">
            <text:p>Gabtype</text:p>
          </table:table-cell>
          <table:table-cell office:value-type="string" table:style-name="ce3">
            <text:p>GIS Technical Architect</text:p>
          </table:table-cell>
          <table:table-cell office:value-type="string" table:style-name="ce3">
            <text:p>varius integer ac leo pellentesque ultrices mattis odio donec vitae nisi nam ultrices libero</text:p>
          </table:table-cell>
          <table:table-cell table:style-name="ce3"/>
          <table:table-cell office:value-type="string" table:style-name="ce3">
            <text:p>#safety #energy #publicsafety #cleanenergy #blockchain #sustainability #datasafety #sustainablesafety #costefficiency</text:p>
          </table:table-cell>
          <table:table-cell table:content-validation-name="val2" table:style-name="ce3"/>
          <table:table-cell table:content-validation-name="val2" table:style-name="ce3"/>
          <table:table-cell office:value-type="string" office:string-value="#A89338" table:formula="of:=&quot;#A&quot;&amp;RANDBETWEEN(1; 9)&amp;RANDBETWEEN(1; 9)&amp;RANDBETWEEN(1; 9)&amp;RANDBETWEEN(1; 9)&amp;RANDBETWEEN(1; 9)" table:style-name="ce11">
            <text:p>#A89338</text:p>
          </table:table-cell>
          <table:table-cell table:number-columns-repeated="16365"/>
        </table:table-row>
        <table:table-row table:style-name="ro3">
          <table:table-cell office:value-type="string" table:style-name="ce3">
            <text:p>Beverley</text:p>
          </table:table-cell>
          <table:table-cell office:value-type="string" table:style-name="ce3">
            <text:p>Darrel</text:p>
          </table:table-cell>
          <table:table-cell office:value-type="string" office:string-value="Beverley Darrel" table:formula="of:=[.A151]&amp;&quot; &quot;&amp;[.B151]" table:style-name="ce3">
            <text:p>Beverley Darrel</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Beverley@Darrel.com" table:formula="of:=[.A151]&amp;&quot;@&quot;&amp;[.B151]&amp;&quot;.com&quot;" table:style-name="ce3">
            <text:p>Beverley@Darrel.com</text:p>
          </table:table-cell>
          <table:table-cell office:value-type="string" table:style-name="ce3">
            <text:p>217-881-2799</text:p>
          </table:table-cell>
          <table:table-cell office:value-type="string" table:style-name="ce3">
            <text:p>Negotino</text:p>
          </table:table-cell>
          <table:table-cell office:value-type="string" table:style-name="ce3">
            <text:p>Macedonia</text:p>
          </table:table-cell>
          <table:table-cell office:value-type="string" table:style-name="ce3">
            <text:p>Male</text:p>
          </table:table-cell>
          <table:table-cell office:value-type="string" office:string-value="https://eu.ui-avatars.com/api/?name=Beverley+Darrel&amp;background=#A13399&amp;color=fff" table:formula="of:=&quot;https://eu.ui-avatars.com/api/?name=&quot;&amp;[.A151]&amp;&quot;+&quot;&amp;[.B151]&amp;&quot;&amp;background=&quot;&amp;[.S151]&amp;&quot;&amp;color=fff&quot;" table:style-name="ce7">
            <text:p>https://eu.ui-avatars.com/api/?name=Beverley+Darrel&amp;background=#A13399&amp;color=fff</text:p>
          </table:table-cell>
          <table:table-cell office:value-type="string" table:style-name="ce3">
            <text:p>Gabspot</text:p>
          </table:table-cell>
          <table:table-cell office:value-type="string" table:style-name="ce3">
            <text:p>Analyst Programmer</text:p>
          </table:table-cell>
          <table:table-cell office:value-type="string" table:style-name="ce3">
            <text:p>aliquam augue quam sollicitudin vitae consectetuer eget rutrum at lorem integer tincidunt ante</text:p>
          </table:table-cell>
          <table:table-cell table:style-name="ce3"/>
          <table:table-cell office:value-type="string" table:style-name="ce3">
            <text:p>#StudenteXperience</text:p>
          </table:table-cell>
          <table:table-cell table:content-validation-name="val2" table:style-name="ce3"/>
          <table:table-cell table:content-validation-name="val2" table:style-name="ce3"/>
          <table:table-cell office:value-type="string" office:string-value="#A13399" table:formula="of:=&quot;#A&quot;&amp;RANDBETWEEN(1; 9)&amp;RANDBETWEEN(1; 9)&amp;RANDBETWEEN(1; 9)&amp;RANDBETWEEN(1; 9)&amp;RANDBETWEEN(1; 9)" table:style-name="ce11">
            <text:p>#A13399</text:p>
          </table:table-cell>
          <table:table-cell table:number-columns-repeated="16365"/>
        </table:table-row>
        <table:table-row table:style-name="ro3">
          <table:table-cell office:value-type="string" table:style-name="ce3">
            <text:p>Roland</text:p>
          </table:table-cell>
          <table:table-cell office:value-type="string" table:style-name="ce3">
            <text:p>Lucinda</text:p>
          </table:table-cell>
          <table:table-cell office:value-type="string" office:string-value="Roland Lucinda" table:formula="of:=[.A152]&amp;&quot; &quot;&amp;[.B152]" table:style-name="ce3">
            <text:p>Roland Lucind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Roland@Lucinda.com" table:formula="of:=[.A152]&amp;&quot;@&quot;&amp;[.B152]&amp;&quot;.com&quot;" table:style-name="ce3">
            <text:p>Roland@Lucinda.com</text:p>
          </table:table-cell>
          <table:table-cell office:value-type="string" table:style-name="ce3">
            <text:p>295-323-1878</text:p>
          </table:table-cell>
          <table:table-cell office:value-type="string" table:style-name="ce3">
            <text:p>Fangfan</text:p>
          </table:table-cell>
          <table:table-cell office:value-type="string" table:style-name="ce3">
            <text:p>China</text:p>
          </table:table-cell>
          <table:table-cell office:value-type="string" table:style-name="ce3">
            <text:p>Female</text:p>
          </table:table-cell>
          <table:table-cell office:value-type="string" office:string-value="https://eu.ui-avatars.com/api/?name=Roland+Lucinda&amp;background=#A53853&amp;color=fff" table:formula="of:=&quot;https://eu.ui-avatars.com/api/?name=&quot;&amp;[.A152]&amp;&quot;+&quot;&amp;[.B152]&amp;&quot;&amp;background=&quot;&amp;[.S152]&amp;&quot;&amp;color=fff&quot;" table:style-name="ce7">
            <text:p>https://eu.ui-avatars.com/api/?name=Roland+Lucinda&amp;background=#A53853&amp;color=fff</text:p>
          </table:table-cell>
          <table:table-cell office:value-type="string" table:style-name="ce3">
            <text:p>Eazzy</text:p>
          </table:table-cell>
          <table:table-cell office:value-type="string" table:style-name="ce3">
            <text:p>Payment Adjustment Coordinator</text:p>
          </table:table-cell>
          <table:table-cell office:value-type="string" table:style-name="ce3">
            <text:p>massa quis augue luctus tincidunt nulla mollis molestie lorem quisque</text:p>
          </table:table-cell>
          <table:table-cell office:value-type="string" table:style-name="ce3">
            <text:p>Digital identity management,Product management,Technical</text:p>
          </table:table-cell>
          <table:table-cell office:value-type="string" table:style-name="ce3">
            <text:p>#Cloud #ChatBot #Data #AI Integration</text:p>
          </table:table-cell>
          <table:table-cell table:content-validation-name="val2" table:style-name="ce3"/>
          <table:table-cell table:content-validation-name="val2" table:style-name="ce3"/>
          <table:table-cell office:value-type="string" office:string-value="#A53853" table:formula="of:=&quot;#A&quot;&amp;RANDBETWEEN(1; 9)&amp;RANDBETWEEN(1; 9)&amp;RANDBETWEEN(1; 9)&amp;RANDBETWEEN(1; 9)&amp;RANDBETWEEN(1; 9)" table:style-name="ce11">
            <text:p>#A53853</text:p>
          </table:table-cell>
          <table:table-cell table:number-columns-repeated="16365"/>
        </table:table-row>
        <table:table-row table:style-name="ro3">
          <table:table-cell office:value-type="string" table:style-name="ce3">
            <text:p>Lauran</text:p>
          </table:table-cell>
          <table:table-cell office:value-type="string" table:style-name="ce3">
            <text:p>Ashli</text:p>
          </table:table-cell>
          <table:table-cell office:value-type="string" office:string-value="Lauran Ashli" table:formula="of:=[.A153]&amp;&quot; &quot;&amp;[.B153]" table:style-name="ce3">
            <text:p>Lauran Ashli</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Lauran@Ashli.com" table:formula="of:=[.A153]&amp;&quot;@&quot;&amp;[.B153]&amp;&quot;.com&quot;" table:style-name="ce3">
            <text:p>Lauran@Ashli.com</text:p>
          </table:table-cell>
          <table:table-cell office:value-type="string" table:style-name="ce3">
            <text:p>714-760-0322</text:p>
          </table:table-cell>
          <table:table-cell office:value-type="string" table:style-name="ce3">
            <text:p>Chutove</text:p>
          </table:table-cell>
          <table:table-cell office:value-type="string" table:style-name="ce3">
            <text:p>Ukraine</text:p>
          </table:table-cell>
          <table:table-cell office:value-type="string" table:style-name="ce3">
            <text:p>Female</text:p>
          </table:table-cell>
          <table:table-cell office:value-type="string" office:string-value="https://eu.ui-avatars.com/api/?name=Lauran+Ashli&amp;background=#A24862&amp;color=fff" table:formula="of:=&quot;https://eu.ui-avatars.com/api/?name=&quot;&amp;[.A153]&amp;&quot;+&quot;&amp;[.B153]&amp;&quot;&amp;background=&quot;&amp;[.S153]&amp;&quot;&amp;color=fff&quot;" table:style-name="ce7">
            <text:p>https://eu.ui-avatars.com/api/?name=Lauran+Ashli&amp;background=#A24862&amp;color=fff</text:p>
          </table:table-cell>
          <table:table-cell office:value-type="string" table:style-name="ce3">
            <text:p>Browsezoom</text:p>
          </table:table-cell>
          <table:table-cell office:value-type="string" table:style-name="ce3">
            <text:p>Database Administrator I</text:p>
          </table:table-cell>
          <table:table-cell office:value-type="string" table:style-name="ce3">
            <text:p>lobortis sapien sapien non mi integer ac neque duis bibendum morbi non quam nec dui luctus rutrum nulla tellus in</text:p>
          </table:table-cell>
          <table:table-cell office:value-type="string" table:style-name="ce3">
            <text:p>Technical</text:p>
          </table:table-cell>
          <table:table-cell office:value-type="string" table:style-name="ce3">
            <text:p>City Possible, inclusive Cities, Transit, Data, Cyber Secutiry</text:p>
          </table:table-cell>
          <table:table-cell table:content-validation-name="val2" table:style-name="ce3"/>
          <table:table-cell table:content-validation-name="val2" table:style-name="ce3"/>
          <table:table-cell office:value-type="string" office:string-value="#A24862" table:formula="of:=&quot;#A&quot;&amp;RANDBETWEEN(1; 9)&amp;RANDBETWEEN(1; 9)&amp;RANDBETWEEN(1; 9)&amp;RANDBETWEEN(1; 9)&amp;RANDBETWEEN(1; 9)" table:style-name="ce11">
            <text:p>#A24862</text:p>
          </table:table-cell>
          <table:table-cell table:number-columns-repeated="16365"/>
        </table:table-row>
        <table:table-row table:style-name="ro3">
          <table:table-cell office:value-type="string" table:style-name="ce3">
            <text:p>Fe</text:p>
          </table:table-cell>
          <table:table-cell office:value-type="string" table:style-name="ce3">
            <text:p>Tami</text:p>
          </table:table-cell>
          <table:table-cell office:value-type="string" office:string-value="Fe Tami" table:formula="of:=[.A154]&amp;&quot; &quot;&amp;[.B154]" table:style-name="ce3">
            <text:p>Fe Tami</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Fe@Tami.com" table:formula="of:=[.A154]&amp;&quot;@&quot;&amp;[.B154]&amp;&quot;.com&quot;" table:style-name="ce3">
            <text:p>Fe@Tami.com</text:p>
          </table:table-cell>
          <table:table-cell office:value-type="string" table:style-name="ce3">
            <text:p>805-672-9940</text:p>
          </table:table-cell>
          <table:table-cell office:value-type="string" table:style-name="ce3">
            <text:p>Mugi</text:p>
          </table:table-cell>
          <table:table-cell office:value-type="string" table:style-name="ce3">
            <text:p>Russia</text:p>
          </table:table-cell>
          <table:table-cell office:value-type="string" table:style-name="ce3">
            <text:p>Male</text:p>
          </table:table-cell>
          <table:table-cell office:value-type="string" office:string-value="https://eu.ui-avatars.com/api/?name=Fe+Tami&amp;background=#A98774&amp;color=fff" table:formula="of:=&quot;https://eu.ui-avatars.com/api/?name=&quot;&amp;[.A154]&amp;&quot;+&quot;&amp;[.B154]&amp;&quot;&amp;background=&quot;&amp;[.S154]&amp;&quot;&amp;color=fff&quot;" table:style-name="ce7">
            <text:p>https://eu.ui-avatars.com/api/?name=Fe+Tami&amp;background=#A98774&amp;color=fff</text:p>
          </table:table-cell>
          <table:table-cell office:value-type="string" table:style-name="ce3">
            <text:p>Buzzster</text:p>
          </table:table-cell>
          <table:table-cell office:value-type="string" table:style-name="ce3">
            <text:p>Senior Quality Engineer</text:p>
          </table:table-cell>
          <table:table-cell office:value-type="string" table:style-name="ce3">
            <text:p>suscipit a feugiat et eros vestibulum ac est lacinia nisi venenatis tristique fusce congue diam id ornare imperdiet sapien urna</text:p>
          </table:table-cell>
          <table:table-cell office:value-type="string" table:style-name="ce3">
            <text:p>Business development,Financial,Project management</text:p>
          </table:table-cell>
          <table:table-cell office:value-type="string" table:style-name="ce3">
            <text:p>Customer service</text:p>
          </table:table-cell>
          <table:table-cell table:content-validation-name="val2" table:style-name="ce3"/>
          <table:table-cell table:content-validation-name="val2" table:style-name="ce3"/>
          <table:table-cell office:value-type="string" office:string-value="#A98774" table:formula="of:=&quot;#A&quot;&amp;RANDBETWEEN(1; 9)&amp;RANDBETWEEN(1; 9)&amp;RANDBETWEEN(1; 9)&amp;RANDBETWEEN(1; 9)&amp;RANDBETWEEN(1; 9)" table:style-name="ce11">
            <text:p>#A98774</text:p>
          </table:table-cell>
          <table:table-cell table:number-columns-repeated="16365"/>
        </table:table-row>
        <table:table-row table:style-name="ro3">
          <table:table-cell office:value-type="string" table:style-name="ce3">
            <text:p>Torrie</text:p>
          </table:table-cell>
          <table:table-cell office:value-type="string" table:style-name="ce3">
            <text:p>Terri</text:p>
          </table:table-cell>
          <table:table-cell office:value-type="string" office:string-value="Torrie Terri" table:formula="of:=[.A155]&amp;&quot; &quot;&amp;[.B155]" table:style-name="ce3">
            <text:p>Torrie Terri</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Torrie@Terri.com" table:formula="of:=[.A155]&amp;&quot;@&quot;&amp;[.B155]&amp;&quot;.com&quot;" table:style-name="ce3">
            <text:p>Torrie@Terri.com</text:p>
          </table:table-cell>
          <table:table-cell office:value-type="string" table:style-name="ce3">
            <text:p>328-575-4980</text:p>
          </table:table-cell>
          <table:table-cell office:value-type="string" table:style-name="ce3">
            <text:p>Nanfeng</text:p>
          </table:table-cell>
          <table:table-cell office:value-type="string" table:style-name="ce3">
            <text:p>China</text:p>
          </table:table-cell>
          <table:table-cell office:value-type="string" table:style-name="ce3">
            <text:p>Female</text:p>
          </table:table-cell>
          <table:table-cell office:value-type="string" office:string-value="https://eu.ui-avatars.com/api/?name=Torrie+Terri&amp;background=#A24434&amp;color=fff" table:formula="of:=&quot;https://eu.ui-avatars.com/api/?name=&quot;&amp;[.A155]&amp;&quot;+&quot;&amp;[.B155]&amp;&quot;&amp;background=&quot;&amp;[.S155]&amp;&quot;&amp;color=fff&quot;" table:style-name="ce7">
            <text:p>https://eu.ui-avatars.com/api/?name=Torrie+Terri&amp;background=#A24434&amp;color=fff</text:p>
          </table:table-cell>
          <table:table-cell office:value-type="string" table:style-name="ce3">
            <text:p>Trudeo</text:p>
          </table:table-cell>
          <table:table-cell office:value-type="string" table:style-name="ce3">
            <text:p>VP Marketing</text:p>
          </table:table-cell>
          <table:table-cell office:value-type="string" table:style-name="ce3">
            <text:p>in hac habitasse platea dictumst aliquam augue quam sollicitudin vitae consectetuer</text:p>
          </table:table-cell>
          <table:table-cell office:value-type="string" table:style-name="ce3">
            <text:p>Technical</text:p>
          </table:table-cell>
          <table:table-cell office:value-type="string" table:style-name="ce3">
            <text:p>#climatechange #sustainablefinance #cbdc</text:p>
          </table:table-cell>
          <table:table-cell table:content-validation-name="val2" table:style-name="ce3"/>
          <table:table-cell table:content-validation-name="val2" table:style-name="ce3"/>
          <table:table-cell office:value-type="string" office:string-value="#A24434" table:formula="of:=&quot;#A&quot;&amp;RANDBETWEEN(1; 9)&amp;RANDBETWEEN(1; 9)&amp;RANDBETWEEN(1; 9)&amp;RANDBETWEEN(1; 9)&amp;RANDBETWEEN(1; 9)" table:style-name="ce11">
            <text:p>#A24434</text:p>
          </table:table-cell>
          <table:table-cell table:number-columns-repeated="16365"/>
        </table:table-row>
        <table:table-row table:style-name="ro3">
          <table:table-cell office:value-type="string" table:style-name="ce3">
            <text:p>Clarine</text:p>
          </table:table-cell>
          <table:table-cell office:value-type="string" table:style-name="ce3">
            <text:p>Ayana</text:p>
          </table:table-cell>
          <table:table-cell office:value-type="string" office:string-value="Clarine Ayana" table:formula="of:=[.A156]&amp;&quot; &quot;&amp;[.B156]" table:style-name="ce3">
            <text:p>Clarine Ayan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Clarine@Ayana.com" table:formula="of:=[.A156]&amp;&quot;@&quot;&amp;[.B156]&amp;&quot;.com&quot;" table:style-name="ce3">
            <text:p>Clarine@Ayana.com</text:p>
          </table:table-cell>
          <table:table-cell office:value-type="string" table:style-name="ce3">
            <text:p>154-802-0868</text:p>
          </table:table-cell>
          <table:table-cell office:value-type="string" table:style-name="ce3">
            <text:p>San Bernardo</text:p>
          </table:table-cell>
          <table:table-cell office:value-type="string" table:style-name="ce3">
            <text:p>Philippines</text:p>
          </table:table-cell>
          <table:table-cell office:value-type="string" table:style-name="ce3">
            <text:p>Male</text:p>
          </table:table-cell>
          <table:table-cell office:value-type="string" office:string-value="https://eu.ui-avatars.com/api/?name=Clarine+Ayana&amp;background=#A96248&amp;color=fff" table:formula="of:=&quot;https://eu.ui-avatars.com/api/?name=&quot;&amp;[.A156]&amp;&quot;+&quot;&amp;[.B156]&amp;&quot;&amp;background=&quot;&amp;[.S156]&amp;&quot;&amp;color=fff&quot;" table:style-name="ce7">
            <text:p>https://eu.ui-avatars.com/api/?name=Clarine+Ayana&amp;background=#A96248&amp;color=fff</text:p>
          </table:table-cell>
          <table:table-cell office:value-type="string" table:style-name="ce3">
            <text:p>Zoonoodle</text:p>
          </table:table-cell>
          <table:table-cell office:value-type="string" table:style-name="ce3">
            <text:p>Senior Cost Accountant</text:p>
          </table:table-cell>
          <table:table-cell office:value-type="string" table:style-name="ce3">
            <text:p>est phasellus sit amet erat nulla tempus vivamus in felis</text:p>
          </table:table-cell>
          <table:table-cell office:value-type="string" table:style-name="ce3">
            <text:p>Business development,Digital identity management,Ethics,Product management,Project management</text:p>
          </table:table-cell>
          <table:table-cell office:value-type="string" table:style-name="ce3">
            <text:p>#renewable energy #hydropower #energytrading #energymanagement #energy</text:p>
          </table:table-cell>
          <table:table-cell table:content-validation-name="val2" table:style-name="ce3"/>
          <table:table-cell table:content-validation-name="val2" table:style-name="ce3"/>
          <table:table-cell office:value-type="string" office:string-value="#A96248" table:formula="of:=&quot;#A&quot;&amp;RANDBETWEEN(1; 9)&amp;RANDBETWEEN(1; 9)&amp;RANDBETWEEN(1; 9)&amp;RANDBETWEEN(1; 9)&amp;RANDBETWEEN(1; 9)" table:style-name="ce11">
            <text:p>#A96248</text:p>
          </table:table-cell>
          <table:table-cell table:number-columns-repeated="16365"/>
        </table:table-row>
        <table:table-row table:style-name="ro3">
          <table:table-cell office:value-type="string" table:style-name="ce3">
            <text:p>Vincenzo</text:p>
          </table:table-cell>
          <table:table-cell office:value-type="string" table:style-name="ce3">
            <text:p>Jefferson</text:p>
          </table:table-cell>
          <table:table-cell office:value-type="string" office:string-value="Vincenzo Jefferson" table:formula="of:=[.A157]&amp;&quot; &quot;&amp;[.B157]" table:style-name="ce3">
            <text:p>Vincenzo Jefferso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Vincenzo@Jefferson.com" table:formula="of:=[.A157]&amp;&quot;@&quot;&amp;[.B157]&amp;&quot;.com&quot;" table:style-name="ce3">
            <text:p>Vincenzo@Jefferson.com</text:p>
          </table:table-cell>
          <table:table-cell office:value-type="string" table:style-name="ce3">
            <text:p>419-864-5122</text:p>
          </table:table-cell>
          <table:table-cell office:value-type="string" table:style-name="ce3">
            <text:p>Namasuba</text:p>
          </table:table-cell>
          <table:table-cell office:value-type="string" table:style-name="ce3">
            <text:p>Uganda</text:p>
          </table:table-cell>
          <table:table-cell office:value-type="string" table:style-name="ce3">
            <text:p>Male</text:p>
          </table:table-cell>
          <table:table-cell office:value-type="string" office:string-value="https://eu.ui-avatars.com/api/?name=Vincenzo+Jefferson&amp;background=#A38921&amp;color=fff" table:formula="of:=&quot;https://eu.ui-avatars.com/api/?name=&quot;&amp;[.A157]&amp;&quot;+&quot;&amp;[.B157]&amp;&quot;&amp;background=&quot;&amp;[.S157]&amp;&quot;&amp;color=fff&quot;" table:style-name="ce7">
            <text:p>https://eu.ui-avatars.com/api/?name=Vincenzo+Jefferson&amp;background=#A38921&amp;color=fff</text:p>
          </table:table-cell>
          <table:table-cell office:value-type="string" table:style-name="ce3">
            <text:p>Twitterlist</text:p>
          </table:table-cell>
          <table:table-cell office:value-type="string" table:style-name="ce3">
            <text:p>Senior Sales Associate</text:p>
          </table:table-cell>
          <table:table-cell office:value-type="string" table:style-name="ce3">
            <text:p>volutpat eleifend donec ut dolor morbi vel lectus in quam fringilla</text:p>
          </table:table-cell>
          <table:table-cell office:value-type="string" table:style-name="ce3">
            <text:p>Blockchain technologies (no coding skills),Digital identity management,Research,Technical</text:p>
          </table:table-cell>
          <table:table-cell office:value-type="string" table:style-name="ce3">
            <text:p>open public blockchain, ssi, bitcoin, ethereum</text:p>
          </table:table-cell>
          <table:table-cell table:content-validation-name="val2" table:style-name="ce3"/>
          <table:table-cell table:content-validation-name="val2" table:style-name="ce3"/>
          <table:table-cell office:value-type="string" office:string-value="#A38921" table:formula="of:=&quot;#A&quot;&amp;RANDBETWEEN(1; 9)&amp;RANDBETWEEN(1; 9)&amp;RANDBETWEEN(1; 9)&amp;RANDBETWEEN(1; 9)&amp;RANDBETWEEN(1; 9)" table:style-name="ce11">
            <text:p>#A38921</text:p>
          </table:table-cell>
          <table:table-cell table:number-columns-repeated="16365"/>
        </table:table-row>
        <table:table-row table:style-name="ro3">
          <table:table-cell office:value-type="string" table:style-name="ce3">
            <text:p>Cherie</text:p>
          </table:table-cell>
          <table:table-cell office:value-type="string" table:style-name="ce3">
            <text:p>Maryland</text:p>
          </table:table-cell>
          <table:table-cell office:value-type="string" office:string-value="Cherie Maryland" table:formula="of:=[.A158]&amp;&quot; &quot;&amp;[.B158]" table:style-name="ce3">
            <text:p>Cherie Maryland</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Cherie@Maryland.com" table:formula="of:=[.A158]&amp;&quot;@&quot;&amp;[.B158]&amp;&quot;.com&quot;" table:style-name="ce3">
            <text:p>Cherie@Maryland.com</text:p>
          </table:table-cell>
          <table:table-cell office:value-type="string" table:style-name="ce3">
            <text:p>725-429-5864</text:p>
          </table:table-cell>
          <table:table-cell office:value-type="string" table:style-name="ce3">
            <text:p>Casalinho</text:p>
          </table:table-cell>
          <table:table-cell office:value-type="string" table:style-name="ce3">
            <text:p>Portugal</text:p>
          </table:table-cell>
          <table:table-cell office:value-type="string" table:style-name="ce3">
            <text:p>Female</text:p>
          </table:table-cell>
          <table:table-cell office:value-type="string" office:string-value="https://eu.ui-avatars.com/api/?name=Cherie+Maryland&amp;background=#A38824&amp;color=fff" table:formula="of:=&quot;https://eu.ui-avatars.com/api/?name=&quot;&amp;[.A158]&amp;&quot;+&quot;&amp;[.B158]&amp;&quot;&amp;background=&quot;&amp;[.S158]&amp;&quot;&amp;color=fff&quot;" table:style-name="ce7">
            <text:p>https://eu.ui-avatars.com/api/?name=Cherie+Maryland&amp;background=#A38824&amp;color=fff</text:p>
          </table:table-cell>
          <table:table-cell office:value-type="string" table:style-name="ce3">
            <text:p>Bubblemix</text:p>
          </table:table-cell>
          <table:table-cell office:value-type="string" table:style-name="ce3">
            <text:p>Librarian</text:p>
          </table:table-cell>
          <table:table-cell office:value-type="string" table:style-name="ce3">
            <text:p>erat vestibulum sed magna at nunc commodo placerat praesent blandit nam nulla integer pede</text:p>
          </table:table-cell>
          <table:table-cell office:value-type="string" table:style-name="ce3">
            <text:p>Banking,Blockchain technologies (no coding skills),Digital identity management,Product management,Technical</text:p>
          </table:table-cell>
          <table:table-cell office:value-type="string" table:style-name="ce3">
            <text:p>finance, DLT, blokchain, tokenisation, regulation, financial markets</text:p>
          </table:table-cell>
          <table:table-cell table:content-validation-name="val2" table:style-name="ce3"/>
          <table:table-cell table:content-validation-name="val2" table:style-name="ce3"/>
          <table:table-cell office:value-type="string" office:string-value="#A38824" table:formula="of:=&quot;#A&quot;&amp;RANDBETWEEN(1; 9)&amp;RANDBETWEEN(1; 9)&amp;RANDBETWEEN(1; 9)&amp;RANDBETWEEN(1; 9)&amp;RANDBETWEEN(1; 9)" table:style-name="ce11">
            <text:p>#A38824</text:p>
          </table:table-cell>
          <table:table-cell table:number-columns-repeated="16365"/>
        </table:table-row>
        <table:table-row table:style-name="ro3">
          <table:table-cell office:value-type="string" table:style-name="ce3">
            <text:p>Jacalyn</text:p>
          </table:table-cell>
          <table:table-cell office:value-type="string" table:style-name="ce3">
            <text:p>Gustavo</text:p>
          </table:table-cell>
          <table:table-cell office:value-type="string" office:string-value="Jacalyn Gustavo" table:formula="of:=[.A159]&amp;&quot; &quot;&amp;[.B159]" table:style-name="ce3">
            <text:p>Jacalyn Gustavo</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acalyn@Gustavo.com" table:formula="of:=[.A159]&amp;&quot;@&quot;&amp;[.B159]&amp;&quot;.com&quot;" table:style-name="ce3">
            <text:p>Jacalyn@Gustavo.com</text:p>
          </table:table-cell>
          <table:table-cell office:value-type="string" table:style-name="ce3">
            <text:p>562-245-9882</text:p>
          </table:table-cell>
          <table:table-cell office:value-type="string" table:style-name="ce3">
            <text:p>Qixing</text:p>
          </table:table-cell>
          <table:table-cell office:value-type="string" table:style-name="ce3">
            <text:p>China</text:p>
          </table:table-cell>
          <table:table-cell office:value-type="string" table:style-name="ce3">
            <text:p>Female</text:p>
          </table:table-cell>
          <table:table-cell office:value-type="string" office:string-value="https://eu.ui-avatars.com/api/?name=Jacalyn+Gustavo&amp;background=#A96197&amp;color=fff" table:formula="of:=&quot;https://eu.ui-avatars.com/api/?name=&quot;&amp;[.A159]&amp;&quot;+&quot;&amp;[.B159]&amp;&quot;&amp;background=&quot;&amp;[.S159]&amp;&quot;&amp;color=fff&quot;" table:style-name="ce7">
            <text:p>https://eu.ui-avatars.com/api/?name=Jacalyn+Gustavo&amp;background=#A96197&amp;color=fff</text:p>
          </table:table-cell>
          <table:table-cell office:value-type="string" table:style-name="ce3">
            <text:p>Yadel</text:p>
          </table:table-cell>
          <table:table-cell office:value-type="string" table:style-name="ce3">
            <text:p>Design Engineer</text:p>
          </table:table-cell>
          <table:table-cell office:value-type="string" table:style-name="ce3">
            <text:p>vehicula condimentum curabitur in libero ut massa volutpat convallis morbi odio odio elementum eu interdum eu tincidunt in leo</text:p>
          </table:table-cell>
          <table:table-cell office:value-type="string" table:style-name="ce3">
            <text:p>Product management,Project management,Technical</text:p>
          </table:table-cell>
          <table:table-cell office:value-type="string" table:style-name="ce3">
            <text:p>Creative,Strategy</text:p>
          </table:table-cell>
          <table:table-cell table:content-validation-name="val2" table:style-name="ce3"/>
          <table:table-cell table:content-validation-name="val2" table:style-name="ce3"/>
          <table:table-cell office:value-type="string" office:string-value="#A96197" table:formula="of:=&quot;#A&quot;&amp;RANDBETWEEN(1; 9)&amp;RANDBETWEEN(1; 9)&amp;RANDBETWEEN(1; 9)&amp;RANDBETWEEN(1; 9)&amp;RANDBETWEEN(1; 9)" table:style-name="ce11">
            <text:p>#A96197</text:p>
          </table:table-cell>
          <table:table-cell table:number-columns-repeated="16365"/>
        </table:table-row>
        <table:table-row table:style-name="ro3">
          <table:table-cell office:value-type="string" table:style-name="ce3">
            <text:p>Edda</text:p>
          </table:table-cell>
          <table:table-cell office:value-type="string" table:style-name="ce3">
            <text:p>Maud Causnett</text:p>
          </table:table-cell>
          <table:table-cell office:value-type="string" office:string-value="Edda Maud Causnett" table:formula="of:=[.A160]&amp;&quot; &quot;&amp;[.B160]" table:style-name="ce3">
            <text:p>Edda Maud Causnett</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Edda@Maud Causnett.com" table:formula="of:=[.A160]&amp;&quot;@&quot;&amp;[.B160]&amp;&quot;.com&quot;" table:style-name="ce3">
            <text:p>Edda@Maud Causnett.com</text:p>
          </table:table-cell>
          <table:table-cell office:value-type="string" table:style-name="ce3">
            <text:p>460-287-0890</text:p>
          </table:table-cell>
          <table:table-cell office:value-type="string" table:style-name="ce3">
            <text:p>Kitsuki</text:p>
          </table:table-cell>
          <table:table-cell office:value-type="string" table:style-name="ce3">
            <text:p>Japan</text:p>
          </table:table-cell>
          <table:table-cell office:value-type="string" table:style-name="ce3">
            <text:p>Male</text:p>
          </table:table-cell>
          <table:table-cell office:value-type="string" office:string-value="https://eu.ui-avatars.com/api/?name=Edda+Maud Causnett&amp;background=#A88432&amp;color=fff" table:formula="of:=&quot;https://eu.ui-avatars.com/api/?name=&quot;&amp;[.A160]&amp;&quot;+&quot;&amp;[.B160]&amp;&quot;&amp;background=&quot;&amp;[.S160]&amp;&quot;&amp;color=fff&quot;" table:style-name="ce7">
            <text:p>https://eu.ui-avatars.com/api/?name=Edda+Maud Causnett&amp;background=#A88432&amp;color=fff</text:p>
          </table:table-cell>
          <table:table-cell office:value-type="string" table:style-name="ce3">
            <text:p>Youtags</text:p>
          </table:table-cell>
          <table:table-cell office:value-type="string" table:style-name="ce3">
            <text:p>GIS Technical Architect</text:p>
          </table:table-cell>
          <table:table-cell office:value-type="string" table:style-name="ce3">
            <text:p>pede posuere nonummy integer non velit donec diam neque vestibulum eget</text:p>
          </table:table-cell>
          <table:table-cell office:value-type="string" table:style-name="ce3">
            <text:p>AI,Automotive/Aerospace/Shipbuilding,Consulting,Cyber security,Electronics/IOT/Nanotechnologies,Energy sector,Logistics/Supply chain,Manufacturing,Robotics,Startup incubation/Acceleration,Sustainability/Nature conservation,Transportation,Venture capital</text:p>
          </table:table-cell>
          <table:table-cell office:value-type="string" table:style-name="ce3">
            <text:p>#publicsector #smartcities</text:p>
          </table:table-cell>
          <table:table-cell table:content-validation-name="val2" table:style-name="ce3"/>
          <table:table-cell table:content-validation-name="val2" table:style-name="ce3"/>
          <table:table-cell office:value-type="string" office:string-value="#A88432" table:formula="of:=&quot;#A&quot;&amp;RANDBETWEEN(1; 9)&amp;RANDBETWEEN(1; 9)&amp;RANDBETWEEN(1; 9)&amp;RANDBETWEEN(1; 9)&amp;RANDBETWEEN(1; 9)" table:style-name="ce11">
            <text:p>#A88432</text:p>
          </table:table-cell>
          <table:table-cell table:number-columns-repeated="16365"/>
        </table:table-row>
        <table:table-row table:style-name="ro3">
          <table:table-cell office:value-type="string" table:style-name="ce3">
            <text:p>Hue</text:p>
          </table:table-cell>
          <table:table-cell office:value-type="string" table:style-name="ce3">
            <text:p>Jefferson</text:p>
          </table:table-cell>
          <table:table-cell office:value-type="string" office:string-value="Hue Jefferson" table:formula="of:=[.A161]&amp;&quot; &quot;&amp;[.B161]" table:style-name="ce3">
            <text:p>Hue Jefferso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Hue@Jefferson.com" table:formula="of:=[.A161]&amp;&quot;@&quot;&amp;[.B161]&amp;&quot;.com&quot;" table:style-name="ce3">
            <text:p>Hue@Jefferson.com</text:p>
          </table:table-cell>
          <table:table-cell office:value-type="string" table:style-name="ce3">
            <text:p>460-933-7859</text:p>
          </table:table-cell>
          <table:table-cell office:value-type="string" table:style-name="ce3">
            <text:p>Zdiby</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Hue+Jefferson&amp;background=#A25846&amp;color=fff" table:formula="of:=&quot;https://eu.ui-avatars.com/api/?name=&quot;&amp;[.A161]&amp;&quot;+&quot;&amp;[.B161]&amp;&quot;&amp;background=&quot;&amp;[.S161]&amp;&quot;&amp;color=fff&quot;" table:style-name="ce7">
            <text:p>https://eu.ui-avatars.com/api/?name=Hue+Jefferson&amp;background=#A25846&amp;color=fff</text:p>
          </table:table-cell>
          <table:table-cell office:value-type="string" table:style-name="ce3">
            <text:p>Avavee</text:p>
          </table:table-cell>
          <table:table-cell office:value-type="string" table:style-name="ce3">
            <text:p>Social Worker</text:p>
          </table:table-cell>
          <table:table-cell office:value-type="string" table:style-name="ce3">
            <text:p>a libero nam dui proin leo odio porttitor id consequat in</text:p>
          </table:table-cell>
          <table:table-cell office:value-type="string" table:style-name="ce3">
            <text:p>Blockchain,Communication/Marketing,Consulting,IT/Software,Logistics/Supply chain</text:p>
          </table:table-cell>
          <table:table-cell office:value-type="string" table:style-name="ce3">
            <text:p>#branding #ux #ui #prototyping #design</text:p>
          </table:table-cell>
          <table:table-cell table:content-validation-name="val2" table:style-name="ce3"/>
          <table:table-cell table:content-validation-name="val2" table:style-name="ce3"/>
          <table:table-cell office:value-type="string" office:string-value="#A25846" table:formula="of:=&quot;#A&quot;&amp;RANDBETWEEN(1; 9)&amp;RANDBETWEEN(1; 9)&amp;RANDBETWEEN(1; 9)&amp;RANDBETWEEN(1; 9)&amp;RANDBETWEEN(1; 9)" table:style-name="ce11">
            <text:p>#A25846</text:p>
          </table:table-cell>
          <table:table-cell table:number-columns-repeated="16365"/>
        </table:table-row>
        <table:table-row table:style-name="ro3">
          <table:table-cell office:value-type="string" table:style-name="ce3">
            <text:p>Magen</text:p>
          </table:table-cell>
          <table:table-cell office:value-type="string" table:style-name="ce3">
            <text:p>Rowena</text:p>
          </table:table-cell>
          <table:table-cell office:value-type="string" office:string-value="Magen Rowena" table:formula="of:=[.A162]&amp;&quot; &quot;&amp;[.B162]" table:style-name="ce3">
            <text:p>Magen Rowen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Magen@Rowena.com" table:formula="of:=[.A162]&amp;&quot;@&quot;&amp;[.B162]&amp;&quot;.com&quot;" table:style-name="ce3">
            <text:p>Magen@Rowena.com</text:p>
          </table:table-cell>
          <table:table-cell office:value-type="string" table:style-name="ce3">
            <text:p>929-182-3541</text:p>
          </table:table-cell>
          <table:table-cell office:value-type="string" table:style-name="ce3">
            <text:p>Tyukalinsk</text:p>
          </table:table-cell>
          <table:table-cell office:value-type="string" table:style-name="ce3">
            <text:p>Russia</text:p>
          </table:table-cell>
          <table:table-cell office:value-type="string" table:style-name="ce3">
            <text:p>Male</text:p>
          </table:table-cell>
          <table:table-cell office:value-type="string" office:string-value="https://eu.ui-avatars.com/api/?name=Magen+Rowena&amp;background=#A68983&amp;color=fff" table:formula="of:=&quot;https://eu.ui-avatars.com/api/?name=&quot;&amp;[.A162]&amp;&quot;+&quot;&amp;[.B162]&amp;&quot;&amp;background=&quot;&amp;[.S162]&amp;&quot;&amp;color=fff&quot;" table:style-name="ce7">
            <text:p>https://eu.ui-avatars.com/api/?name=Magen+Rowena&amp;background=#A68983&amp;color=fff</text:p>
          </table:table-cell>
          <table:table-cell office:value-type="string" table:style-name="ce3">
            <text:p>Feednation</text:p>
          </table:table-cell>
          <table:table-cell office:value-type="string" table:style-name="ce3">
            <text:p>Nurse</text:p>
          </table:table-cell>
          <table:table-cell office:value-type="string" table:style-name="ce3">
            <text:p>cubilia curae nulla dapibus dolor vel est donec odio justo sollicitudin ut suscipit a feugiat</text:p>
          </table:table-cell>
          <table:table-cell office:value-type="string" table:style-name="ce3">
            <text:p>AI,Blockchain,IT/Software,Mathematics</text:p>
          </table:table-cell>
          <table:table-cell office:value-type="string" table:style-name="ce3">
            <text:p>#processautomation ##marketing #businessintelligence #automation # RPA #ML #artificial intelligence #AI #businessmodel</text:p>
          </table:table-cell>
          <table:table-cell table:content-validation-name="val2" table:style-name="ce3"/>
          <table:table-cell table:content-validation-name="val2" table:style-name="ce3"/>
          <table:table-cell office:value-type="string" office:string-value="#A68983" table:formula="of:=&quot;#A&quot;&amp;RANDBETWEEN(1; 9)&amp;RANDBETWEEN(1; 9)&amp;RANDBETWEEN(1; 9)&amp;RANDBETWEEN(1; 9)&amp;RANDBETWEEN(1; 9)" table:style-name="ce11">
            <text:p>#A68983</text:p>
          </table:table-cell>
          <table:table-cell table:number-columns-repeated="16365"/>
        </table:table-row>
        <table:table-row table:style-name="ro3">
          <table:table-cell office:value-type="string" table:style-name="ce3">
            <text:p>Darby</text:p>
          </table:table-cell>
          <table:table-cell office:value-type="string" table:style-name="ce3">
            <text:p>Iona</text:p>
          </table:table-cell>
          <table:table-cell office:value-type="string" office:string-value="Darby Iona" table:formula="of:=[.A163]&amp;&quot; &quot;&amp;[.B163]" table:style-name="ce3">
            <text:p>Darby Ion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Darby@Iona.com" table:formula="of:=[.A163]&amp;&quot;@&quot;&amp;[.B163]&amp;&quot;.com&quot;" table:style-name="ce3">
            <text:p>Darby@Iona.com</text:p>
          </table:table-cell>
          <table:table-cell office:value-type="string" table:style-name="ce3">
            <text:p>639-959-5002</text:p>
          </table:table-cell>
          <table:table-cell office:value-type="string" table:style-name="ce3">
            <text:p>Fucha</text:p>
          </table:table-cell>
          <table:table-cell office:value-type="string" table:style-name="ce3">
            <text:p>China</text:p>
          </table:table-cell>
          <table:table-cell office:value-type="string" table:style-name="ce3">
            <text:p>Female</text:p>
          </table:table-cell>
          <table:table-cell office:value-type="string" office:string-value="https://eu.ui-avatars.com/api/?name=Darby+Iona&amp;background=#A11232&amp;color=fff" table:formula="of:=&quot;https://eu.ui-avatars.com/api/?name=&quot;&amp;[.A163]&amp;&quot;+&quot;&amp;[.B163]&amp;&quot;&amp;background=&quot;&amp;[.S163]&amp;&quot;&amp;color=fff&quot;" table:style-name="ce7">
            <text:p>https://eu.ui-avatars.com/api/?name=Darby+Iona&amp;background=#A11232&amp;color=fff</text:p>
          </table:table-cell>
          <table:table-cell office:value-type="string" table:style-name="ce3">
            <text:p>Mita</text:p>
          </table:table-cell>
          <table:table-cell office:value-type="string" table:style-name="ce3">
            <text:p>VP Accounting</text:p>
          </table:table-cell>
          <table:table-cell office:value-type="string" table:style-name="ce3">
            <text:p>amet justo morbi ut odio cras mi pede malesuada in imperdiet et commodo vulputate justo in blandit ultrices enim lorem</text:p>
          </table:table-cell>
          <table:table-cell office:value-type="string" table:style-name="ce3">
            <text:p>Blockchain,Consulting,Financial services/Pensions/Insurance,Public sector/Regulations/Politics,Development Cooperation</text:p>
          </table:table-cell>
          <table:table-cell office:value-type="string" table:style-name="ce3">
            <text:p>#government #economics #management</text:p>
          </table:table-cell>
          <table:table-cell table:content-validation-name="val2" table:style-name="ce3"/>
          <table:table-cell table:content-validation-name="val2" table:style-name="ce3"/>
          <table:table-cell office:value-type="string" office:string-value="#A11232" table:formula="of:=&quot;#A&quot;&amp;RANDBETWEEN(1; 9)&amp;RANDBETWEEN(1; 9)&amp;RANDBETWEEN(1; 9)&amp;RANDBETWEEN(1; 9)&amp;RANDBETWEEN(1; 9)" table:style-name="ce11">
            <text:p>#A11232</text:p>
          </table:table-cell>
          <table:table-cell table:number-columns-repeated="16365"/>
        </table:table-row>
        <table:table-row table:style-name="ro3">
          <table:table-cell office:value-type="string" table:style-name="ce3">
            <text:p>Shelli</text:p>
          </table:table-cell>
          <table:table-cell office:value-type="string" table:style-name="ce3">
            <text:p>Meryl</text:p>
          </table:table-cell>
          <table:table-cell office:value-type="string" office:string-value="Shelli Meryl" table:formula="of:=[.A164]&amp;&quot; &quot;&amp;[.B164]" table:style-name="ce3">
            <text:p>Shelli Meryl</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Shelli@Meryl.com" table:formula="of:=[.A164]&amp;&quot;@&quot;&amp;[.B164]&amp;&quot;.com&quot;" table:style-name="ce3">
            <text:p>Shelli@Meryl.com</text:p>
          </table:table-cell>
          <table:table-cell office:value-type="string" table:style-name="ce3">
            <text:p>288-354-5365</text:p>
          </table:table-cell>
          <table:table-cell office:value-type="string" table:style-name="ce3">
            <text:p>Mercedes</text:p>
          </table:table-cell>
          <table:table-cell office:value-type="string" table:style-name="ce3">
            <text:p>Philippines</text:p>
          </table:table-cell>
          <table:table-cell office:value-type="string" table:style-name="ce3">
            <text:p>Male</text:p>
          </table:table-cell>
          <table:table-cell office:value-type="string" office:string-value="https://eu.ui-avatars.com/api/?name=Shelli+Meryl&amp;background=#A51319&amp;color=fff" table:formula="of:=&quot;https://eu.ui-avatars.com/api/?name=&quot;&amp;[.A164]&amp;&quot;+&quot;&amp;[.B164]&amp;&quot;&amp;background=&quot;&amp;[.S164]&amp;&quot;&amp;color=fff&quot;" table:style-name="ce7">
            <text:p>https://eu.ui-avatars.com/api/?name=Shelli+Meryl&amp;background=#A51319&amp;color=fff</text:p>
          </table:table-cell>
          <table:table-cell office:value-type="string" table:style-name="ce3">
            <text:p>Thoughtbeat</text:p>
          </table:table-cell>
          <table:table-cell office:value-type="string" table:style-name="ce3">
            <text:p>Nurse Practicioner</text:p>
          </table:table-cell>
          <table:table-cell office:value-type="string" table:style-name="ce3">
            <text:p>a nibh in quis justo maecenas rhoncus aliquam lacus morbi quis tortor id</text:p>
          </table:table-cell>
          <table:table-cell office:value-type="string" table:style-name="ce3">
            <text:p>Blockchain,Law</text:p>
          </table:table-cell>
          <table:table-cell office:value-type="string" table:style-name="ce3">
            <text:p>#sustainability #marketing #businessdevelopment #circulareconomy #</text:p>
          </table:table-cell>
          <table:table-cell table:content-validation-name="val2" table:style-name="ce3"/>
          <table:table-cell table:content-validation-name="val2" table:style-name="ce3"/>
          <table:table-cell office:value-type="string" office:string-value="#A51319" table:formula="of:=&quot;#A&quot;&amp;RANDBETWEEN(1; 9)&amp;RANDBETWEEN(1; 9)&amp;RANDBETWEEN(1; 9)&amp;RANDBETWEEN(1; 9)&amp;RANDBETWEEN(1; 9)" table:style-name="ce11">
            <text:p>#A51319</text:p>
          </table:table-cell>
          <table:table-cell table:number-columns-repeated="16365"/>
        </table:table-row>
        <table:table-row table:style-name="ro3">
          <table:table-cell office:value-type="string" table:style-name="ce3">
            <text:p>Jessia</text:p>
          </table:table-cell>
          <table:table-cell office:value-type="string" table:style-name="ce3">
            <text:p>Lynna</text:p>
          </table:table-cell>
          <table:table-cell office:value-type="string" office:string-value="Jessia Lynna" table:formula="of:=[.A165]&amp;&quot; &quot;&amp;[.B165]" table:style-name="ce3">
            <text:p>Jessia Lynn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essia@Lynna.com" table:formula="of:=[.A165]&amp;&quot;@&quot;&amp;[.B165]&amp;&quot;.com&quot;" table:style-name="ce3">
            <text:p>Jessia@Lynna.com</text:p>
          </table:table-cell>
          <table:table-cell office:value-type="string" table:style-name="ce3">
            <text:p>884-895-4716</text:p>
          </table:table-cell>
          <table:table-cell office:value-type="string" table:style-name="ce3">
            <text:p>Novoukrainskiy</text:p>
          </table:table-cell>
          <table:table-cell office:value-type="string" table:style-name="ce3">
            <text:p>Russia</text:p>
          </table:table-cell>
          <table:table-cell office:value-type="string" table:style-name="ce3">
            <text:p>Female</text:p>
          </table:table-cell>
          <table:table-cell office:value-type="string" office:string-value="https://eu.ui-avatars.com/api/?name=Jessia+Lynna&amp;background=#A51262&amp;color=fff" table:formula="of:=&quot;https://eu.ui-avatars.com/api/?name=&quot;&amp;[.A165]&amp;&quot;+&quot;&amp;[.B165]&amp;&quot;&amp;background=&quot;&amp;[.S165]&amp;&quot;&amp;color=fff&quot;" table:style-name="ce7">
            <text:p>https://eu.ui-avatars.com/api/?name=Jessia+Lynna&amp;background=#A51262&amp;color=fff</text:p>
          </table:table-cell>
          <table:table-cell office:value-type="string" table:style-name="ce3">
            <text:p>Rhynyx</text:p>
          </table:table-cell>
          <table:table-cell office:value-type="string" table:style-name="ce3">
            <text:p>Teacher</text:p>
          </table:table-cell>
          <table:table-cell office:value-type="string" table:style-name="ce3">
            <text:p>eleifend pede libero quis orci nullam molestie nibh in lectus pellentesque at nulla suspendisse potenti cras in</text:p>
          </table:table-cell>
          <table:table-cell office:value-type="string" table:style-name="ce3">
            <text:p>Agriculture/Food,AI,Automotive/Aerospace/Shipbuilding,Consulting,Energy sector,Real estate/Construction,Sustainability/Nature conservation,Sustainability</text:p>
          </table:table-cell>
          <table:table-cell office:value-type="string" table:style-name="ce3">
            <text:p>#design #socialdesign #mentalhealth #healthcare #creativewriting #writing #videoediting</text:p>
          </table:table-cell>
          <table:table-cell table:content-validation-name="val2" table:style-name="ce3"/>
          <table:table-cell table:content-validation-name="val2" table:style-name="ce3"/>
          <table:table-cell office:value-type="string" office:string-value="#A51262" table:formula="of:=&quot;#A&quot;&amp;RANDBETWEEN(1; 9)&amp;RANDBETWEEN(1; 9)&amp;RANDBETWEEN(1; 9)&amp;RANDBETWEEN(1; 9)&amp;RANDBETWEEN(1; 9)" table:style-name="ce11">
            <text:p>#A51262</text:p>
          </table:table-cell>
          <table:table-cell table:number-columns-repeated="16365"/>
        </table:table-row>
        <table:table-row table:style-name="ro3">
          <table:table-cell office:value-type="string" table:style-name="ce3">
            <text:p>Myesha</text:p>
          </table:table-cell>
          <table:table-cell office:value-type="string" table:style-name="ce3">
            <text:p>Sharita</text:p>
          </table:table-cell>
          <table:table-cell office:value-type="string" office:string-value="Myesha Sharita" table:formula="of:=[.A166]&amp;&quot; &quot;&amp;[.B166]" table:style-name="ce3">
            <text:p>Myesha Sharit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Myesha@Sharita.com" table:formula="of:=[.A166]&amp;&quot;@&quot;&amp;[.B166]&amp;&quot;.com&quot;" table:style-name="ce3">
            <text:p>Myesha@Sharita.com</text:p>
          </table:table-cell>
          <table:table-cell office:value-type="string" table:style-name="ce3">
            <text:p>682-579-2761</text:p>
          </table:table-cell>
          <table:table-cell office:value-type="string" table:style-name="ce3">
            <text:p>São Paio de Gramaços</text:p>
          </table:table-cell>
          <table:table-cell office:value-type="string" table:style-name="ce3">
            <text:p>Portugal</text:p>
          </table:table-cell>
          <table:table-cell office:value-type="string" table:style-name="ce3">
            <text:p>Male</text:p>
          </table:table-cell>
          <table:table-cell office:value-type="string" office:string-value="https://eu.ui-avatars.com/api/?name=Myesha+Sharita&amp;background=#A64414&amp;color=fff" table:formula="of:=&quot;https://eu.ui-avatars.com/api/?name=&quot;&amp;[.A166]&amp;&quot;+&quot;&amp;[.B166]&amp;&quot;&amp;background=&quot;&amp;[.S166]&amp;&quot;&amp;color=fff&quot;" table:style-name="ce7">
            <text:p>https://eu.ui-avatars.com/api/?name=Myesha+Sharita&amp;background=#A64414&amp;color=fff</text:p>
          </table:table-cell>
          <table:table-cell office:value-type="string" table:style-name="ce3">
            <text:p>Thoughtbeat</text:p>
          </table:table-cell>
          <table:table-cell office:value-type="string" table:style-name="ce3">
            <text:p>Financial Analyst</text:p>
          </table:table-cell>
          <table:table-cell office:value-type="string" table:style-name="ce3">
            <text:p>id turpis integer aliquet massa id lobortis convallis tortor risus</text:p>
          </table:table-cell>
          <table:table-cell office:value-type="string" table:style-name="ce3">
            <text:p>Blockchain,Consulting,Gaming,Research</text:p>
          </table:table-cell>
          <table:table-cell office:value-type="string" table:style-name="ce3">
            <text:p>#CollaborativeInnovation, #SystemsDesign, #WickedProblems,</text:p>
          </table:table-cell>
          <table:table-cell table:content-validation-name="val2" table:style-name="ce3"/>
          <table:table-cell table:content-validation-name="val2" table:style-name="ce3"/>
          <table:table-cell office:value-type="string" office:string-value="#A64414" table:formula="of:=&quot;#A&quot;&amp;RANDBETWEEN(1; 9)&amp;RANDBETWEEN(1; 9)&amp;RANDBETWEEN(1; 9)&amp;RANDBETWEEN(1; 9)&amp;RANDBETWEEN(1; 9)" table:style-name="ce11">
            <text:p>#A64414</text:p>
          </table:table-cell>
          <table:table-cell table:number-columns-repeated="16365"/>
        </table:table-row>
        <table:table-row table:style-name="ro3">
          <table:table-cell office:value-type="string" table:style-name="ce3">
            <text:p>John</text:p>
          </table:table-cell>
          <table:table-cell office:value-type="string" table:style-name="ce3">
            <text:p>Marielle</text:p>
          </table:table-cell>
          <table:table-cell office:value-type="string" office:string-value="John Marielle" table:formula="of:=[.A167]&amp;&quot; &quot;&amp;[.B167]" table:style-name="ce3">
            <text:p>John Mariell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ohn@Marielle.com" table:formula="of:=[.A167]&amp;&quot;@&quot;&amp;[.B167]&amp;&quot;.com&quot;" table:style-name="ce3">
            <text:p>John@Marielle.com</text:p>
          </table:table-cell>
          <table:table-cell office:value-type="string" table:style-name="ce3">
            <text:p>528-259-2849</text:p>
          </table:table-cell>
          <table:table-cell office:value-type="string" table:style-name="ce3">
            <text:p>Krangg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hn+Marielle&amp;background=#A44859&amp;color=fff" table:formula="of:=&quot;https://eu.ui-avatars.com/api/?name=&quot;&amp;[.A167]&amp;&quot;+&quot;&amp;[.B167]&amp;&quot;&amp;background=&quot;&amp;[.S167]&amp;&quot;&amp;color=fff&quot;" table:style-name="ce7">
            <text:p>https://eu.ui-avatars.com/api/?name=John+Marielle&amp;background=#A44859&amp;color=fff</text:p>
          </table:table-cell>
          <table:table-cell office:value-type="string" table:style-name="ce3">
            <text:p>Skidoo</text:p>
          </table:table-cell>
          <table:table-cell office:value-type="string" table:style-name="ce3">
            <text:p>Legal Assistant</text:p>
          </table:table-cell>
          <table:table-cell office:value-type="string" table:style-name="ce3">
            <text:p>tincidunt ante vel ipsum praesent blandit lacinia erat vestibulum sed magna at nunc commodo placerat praesent blandit nam</text:p>
          </table:table-cell>
          <table:table-cell office:value-type="string" table:style-name="ce3">
            <text:p>Design</text:p>
          </table:table-cell>
          <table:table-cell office:value-type="string" table:style-name="ce3">
            <text:p>#DAO #Aragon #Product #Management</text:p>
          </table:table-cell>
          <table:table-cell table:content-validation-name="val2" table:style-name="ce3"/>
          <table:table-cell table:content-validation-name="val2" table:style-name="ce3"/>
          <table:table-cell office:value-type="string" office:string-value="#A44859" table:formula="of:=&quot;#A&quot;&amp;RANDBETWEEN(1; 9)&amp;RANDBETWEEN(1; 9)&amp;RANDBETWEEN(1; 9)&amp;RANDBETWEEN(1; 9)&amp;RANDBETWEEN(1; 9)" table:style-name="ce11">
            <text:p>#A44859</text:p>
          </table:table-cell>
          <table:table-cell table:number-columns-repeated="16365"/>
        </table:table-row>
        <table:table-row table:style-name="ro3">
          <table:table-cell office:value-type="string" table:style-name="ce3">
            <text:p>Claris</text:p>
          </table:table-cell>
          <table:table-cell office:value-type="string" table:style-name="ce3">
            <text:p>Marcellus</text:p>
          </table:table-cell>
          <table:table-cell office:value-type="string" office:string-value="Claris Marcellus" table:formula="of:=[.A168]&amp;&quot; &quot;&amp;[.B168]" table:style-name="ce3">
            <text:p>Claris Marcellus</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Claris@Marcellus.com" table:formula="of:=[.A168]&amp;&quot;@&quot;&amp;[.B168]&amp;&quot;.com&quot;" table:style-name="ce3">
            <text:p>Claris@Marcellus.com</text:p>
          </table:table-cell>
          <table:table-cell office:value-type="string" table:style-name="ce3">
            <text:p>420-803-2946</text:p>
          </table:table-cell>
          <table:table-cell office:value-type="string" table:style-name="ce3">
            <text:p>Dobroměřice</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Claris+Marcellus&amp;background=#A52124&amp;color=fff" table:formula="of:=&quot;https://eu.ui-avatars.com/api/?name=&quot;&amp;[.A168]&amp;&quot;+&quot;&amp;[.B168]&amp;&quot;&amp;background=&quot;&amp;[.S168]&amp;&quot;&amp;color=fff&quot;" table:style-name="ce7">
            <text:p>https://eu.ui-avatars.com/api/?name=Claris+Marcellus&amp;background=#A52124&amp;color=fff</text:p>
          </table:table-cell>
          <table:table-cell office:value-type="string" table:style-name="ce3">
            <text:p>Wordtune</text:p>
          </table:table-cell>
          <table:table-cell office:value-type="string" table:style-name="ce3">
            <text:p>VP Quality Control</text:p>
          </table:table-cell>
          <table:table-cell office:value-type="string" table:style-name="ce3">
            <text:p>imperdiet sapien urna pretium nisl ut volutpat sapien arcu sed</text:p>
          </table:table-cell>
          <table:table-cell office:value-type="string" table:style-name="ce3">
            <text:p>GIS &amp; RS Specialist &amp; Designer</text:p>
          </table:table-cell>
          <table:table-cell office:value-type="string" table:style-name="ce3">
            <text:p>#research #SocialNetworkAnalysis #networks #psychology #resilience <text:s/>#collaboration #DisruptionMagement</text:p>
          </table:table-cell>
          <table:table-cell table:content-validation-name="val2" table:style-name="ce3"/>
          <table:table-cell table:content-validation-name="val2" table:style-name="ce3"/>
          <table:table-cell office:value-type="string" office:string-value="#A52124" table:formula="of:=&quot;#A&quot;&amp;RANDBETWEEN(1; 9)&amp;RANDBETWEEN(1; 9)&amp;RANDBETWEEN(1; 9)&amp;RANDBETWEEN(1; 9)&amp;RANDBETWEEN(1; 9)" table:style-name="ce11">
            <text:p>#A52124</text:p>
          </table:table-cell>
          <table:table-cell table:number-columns-repeated="16365"/>
        </table:table-row>
        <table:table-row table:style-name="ro3">
          <table:table-cell office:value-type="string" table:style-name="ce3">
            <text:p>Toshiko</text:p>
          </table:table-cell>
          <table:table-cell office:value-type="string" table:style-name="ce3">
            <text:p>Markita</text:p>
          </table:table-cell>
          <table:table-cell office:value-type="string" office:string-value="Toshiko Markita" table:formula="of:=[.A169]&amp;&quot; &quot;&amp;[.B169]" table:style-name="ce3">
            <text:p>Toshiko Markit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Toshiko@Markita.com" table:formula="of:=[.A169]&amp;&quot;@&quot;&amp;[.B169]&amp;&quot;.com&quot;" table:style-name="ce3">
            <text:p>Toshiko@Markita.com</text:p>
          </table:table-cell>
          <table:table-cell office:value-type="string" table:style-name="ce3">
            <text:p>798-318-9845</text:p>
          </table:table-cell>
          <table:table-cell office:value-type="string" table:style-name="ce3">
            <text:p>Banjar Dauhpura</text:p>
          </table:table-cell>
          <table:table-cell office:value-type="string" table:style-name="ce3">
            <text:p>Indonesia</text:p>
          </table:table-cell>
          <table:table-cell office:value-type="string" table:style-name="ce3">
            <text:p>Male</text:p>
          </table:table-cell>
          <table:table-cell office:value-type="string" office:string-value="https://eu.ui-avatars.com/api/?name=Toshiko+Markita&amp;background=#A99531&amp;color=fff" table:formula="of:=&quot;https://eu.ui-avatars.com/api/?name=&quot;&amp;[.A169]&amp;&quot;+&quot;&amp;[.B169]&amp;&quot;&amp;background=&quot;&amp;[.S169]&amp;&quot;&amp;color=fff&quot;" table:style-name="ce7">
            <text:p>https://eu.ui-avatars.com/api/?name=Toshiko+Markita&amp;background=#A99531&amp;color=fff</text:p>
          </table:table-cell>
          <table:table-cell office:value-type="string" table:style-name="ce3">
            <text:p>Pixoboo</text:p>
          </table:table-cell>
          <table:table-cell office:value-type="string" table:style-name="ce3">
            <text:p>Research Associate</text:p>
          </table:table-cell>
          <table:table-cell office:value-type="string" table:style-name="ce3">
            <text:p>in magna bibendum imperdiet nullam orci pede venenatis non sodales sed tincidunt eu felis fusce</text:p>
          </table:table-cell>
          <table:table-cell office:value-type="string" table:style-name="ce3">
            <text:p>full stack developer</text:p>
          </table:table-cell>
          <table:table-cell office:value-type="string" table:style-name="ce3">
            <text:p>art auction ID Chat Pay Smartcontracts</text:p>
          </table:table-cell>
          <table:table-cell table:content-validation-name="val2" table:style-name="ce3"/>
          <table:table-cell table:content-validation-name="val2" table:style-name="ce3"/>
          <table:table-cell office:value-type="string" office:string-value="#A99531" table:formula="of:=&quot;#A&quot;&amp;RANDBETWEEN(1; 9)&amp;RANDBETWEEN(1; 9)&amp;RANDBETWEEN(1; 9)&amp;RANDBETWEEN(1; 9)&amp;RANDBETWEEN(1; 9)" table:style-name="ce11">
            <text:p>#A99531</text:p>
          </table:table-cell>
          <table:table-cell table:number-columns-repeated="16365"/>
        </table:table-row>
        <table:table-row table:style-name="ro3">
          <table:table-cell office:value-type="string" table:style-name="ce3">
            <text:p>Therese</text:p>
          </table:table-cell>
          <table:table-cell office:value-type="string" table:style-name="ce3">
            <text:p>Leticia</text:p>
          </table:table-cell>
          <table:table-cell office:value-type="string" office:string-value="Therese Leticia" table:formula="of:=[.A170]&amp;&quot; &quot;&amp;[.B170]" table:style-name="ce3">
            <text:p>Therese Letici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Therese@Leticia.com" table:formula="of:=[.A170]&amp;&quot;@&quot;&amp;[.B170]&amp;&quot;.com&quot;" table:style-name="ce3">
            <text:p>Therese@Leticia.com</text:p>
          </table:table-cell>
          <table:table-cell office:value-type="string" table:style-name="ce3">
            <text:p>394-733-2785</text:p>
          </table:table-cell>
          <table:table-cell office:value-type="string" table:style-name="ce3">
            <text:p>Bočar</text:p>
          </table:table-cell>
          <table:table-cell office:value-type="string" table:style-name="ce3">
            <text:p>Serbia</text:p>
          </table:table-cell>
          <table:table-cell office:value-type="string" table:style-name="ce3">
            <text:p>Female</text:p>
          </table:table-cell>
          <table:table-cell office:value-type="string" office:string-value="https://eu.ui-avatars.com/api/?name=Therese+Leticia&amp;background=#A51193&amp;color=fff" table:formula="of:=&quot;https://eu.ui-avatars.com/api/?name=&quot;&amp;[.A170]&amp;&quot;+&quot;&amp;[.B170]&amp;&quot;&amp;background=&quot;&amp;[.S170]&amp;&quot;&amp;color=fff&quot;" table:style-name="ce7">
            <text:p>https://eu.ui-avatars.com/api/?name=Therese+Leticia&amp;background=#A51193&amp;color=fff</text:p>
          </table:table-cell>
          <table:table-cell office:value-type="string" table:style-name="ce3">
            <text:p>Katz</text:p>
          </table:table-cell>
          <table:table-cell office:value-type="string" table:style-name="ce3">
            <text:p>Sales Representative</text:p>
          </table:table-cell>
          <table:table-cell office:value-type="string" table:style-name="ce3">
            <text:p>in quam fringilla rhoncus mauris enim leo rhoncus sed vestibulum sit amet cursus id turpis integer aliquet massa id</text:p>
          </table:table-cell>
          <table:table-cell office:value-type="string" table:style-name="ce3">
            <text:p>AI,Blockchain,Education/Academics/Research,IT/Software,Decentralized computing</text:p>
          </table:table-cell>
          <table:table-cell office:value-type="string" table:style-name="ce3">
            <text:p>#productowner #marketing #UX #sustainablefashion #consciousconsumerism #circulareconomy #startupfounder</text:p>
          </table:table-cell>
          <table:table-cell table:content-validation-name="val2" table:style-name="ce3"/>
          <table:table-cell table:content-validation-name="val2" table:style-name="ce3"/>
          <table:table-cell office:value-type="string" office:string-value="#A51193" table:formula="of:=&quot;#A&quot;&amp;RANDBETWEEN(1; 9)&amp;RANDBETWEEN(1; 9)&amp;RANDBETWEEN(1; 9)&amp;RANDBETWEEN(1; 9)&amp;RANDBETWEEN(1; 9)" table:style-name="ce11">
            <text:p>#A51193</text:p>
          </table:table-cell>
          <table:table-cell table:number-columns-repeated="16365"/>
        </table:table-row>
        <table:table-row table:style-name="ro3">
          <table:table-cell office:value-type="string" table:style-name="ce3">
            <text:p>Milly</text:p>
          </table:table-cell>
          <table:table-cell office:value-type="string" table:style-name="ce3">
            <text:p>Artie</text:p>
          </table:table-cell>
          <table:table-cell office:value-type="string" office:string-value="Milly Artie" table:formula="of:=[.A171]&amp;&quot; &quot;&amp;[.B171]" table:style-name="ce3">
            <text:p>Milly Arti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Milly@Artie.com" table:formula="of:=[.A171]&amp;&quot;@&quot;&amp;[.B171]&amp;&quot;.com&quot;" table:style-name="ce3">
            <text:p>Milly@Artie.com</text:p>
          </table:table-cell>
          <table:table-cell office:value-type="string" table:style-name="ce3">
            <text:p>180-854-0686</text:p>
          </table:table-cell>
          <table:table-cell office:value-type="string" table:style-name="ce3">
            <text:p>Mariana</text:p>
          </table:table-cell>
          <table:table-cell office:value-type="string" table:style-name="ce3">
            <text:p>Brazil</text:p>
          </table:table-cell>
          <table:table-cell office:value-type="string" table:style-name="ce3">
            <text:p>Male</text:p>
          </table:table-cell>
          <table:table-cell office:value-type="string" office:string-value="https://eu.ui-avatars.com/api/?name=Milly+Artie&amp;background=#A98353&amp;color=fff" table:formula="of:=&quot;https://eu.ui-avatars.com/api/?name=&quot;&amp;[.A171]&amp;&quot;+&quot;&amp;[.B171]&amp;&quot;&amp;background=&quot;&amp;[.S171]&amp;&quot;&amp;color=fff&quot;" table:style-name="ce7">
            <text:p>https://eu.ui-avatars.com/api/?name=Milly+Artie&amp;background=#A98353&amp;color=fff</text:p>
          </table:table-cell>
          <table:table-cell office:value-type="string" table:style-name="ce3">
            <text:p>Meedoo</text:p>
          </table:table-cell>
          <table:table-cell office:value-type="string" table:style-name="ce3">
            <text:p>Internal Auditor</text:p>
          </table:table-cell>
          <table:table-cell office:value-type="string" table:style-name="ce3">
            <text:p>nibh ligula nec sem duis aliquam convallis nunc proin at turpis a pede posuere</text:p>
          </table:table-cell>
          <table:table-cell office:value-type="string" table:style-name="ce3">
            <text:p>Electronics/IOT/Nanotechnologies,IT/Software,Robotics</text:p>
          </table:table-cell>
          <table:table-cell office:value-type="string" table:style-name="ce3">
            <text:p>#Energy #innovation #smartgrid #smartmetering</text:p>
          </table:table-cell>
          <table:table-cell table:content-validation-name="val2" table:style-name="ce3"/>
          <table:table-cell table:content-validation-name="val2" table:style-name="ce3"/>
          <table:table-cell office:value-type="string" office:string-value="#A98353" table:formula="of:=&quot;#A&quot;&amp;RANDBETWEEN(1; 9)&amp;RANDBETWEEN(1; 9)&amp;RANDBETWEEN(1; 9)&amp;RANDBETWEEN(1; 9)&amp;RANDBETWEEN(1; 9)" table:style-name="ce11">
            <text:p>#A98353</text:p>
          </table:table-cell>
          <table:table-cell table:number-columns-repeated="16365"/>
        </table:table-row>
        <table:table-row table:style-name="ro3">
          <table:table-cell office:value-type="string" table:style-name="ce3">
            <text:p>Desmond</text:p>
          </table:table-cell>
          <table:table-cell office:value-type="string" table:style-name="ce3">
            <text:p>Joycelyn</text:p>
          </table:table-cell>
          <table:table-cell office:value-type="string" office:string-value="Desmond Joycelyn" table:formula="of:=[.A172]&amp;&quot; &quot;&amp;[.B172]" table:style-name="ce3">
            <text:p>Desmond Joycely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Desmond@Joycelyn.com" table:formula="of:=[.A172]&amp;&quot;@&quot;&amp;[.B172]&amp;&quot;.com&quot;" table:style-name="ce3">
            <text:p>Desmond@Joycelyn.com</text:p>
          </table:table-cell>
          <table:table-cell office:value-type="string" table:style-name="ce3">
            <text:p>714-149-3637</text:p>
          </table:table-cell>
          <table:table-cell office:value-type="string" table:style-name="ce3">
            <text:p>Silae</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Desmond+Joycelyn&amp;background=#A88273&amp;color=fff" table:formula="of:=&quot;https://eu.ui-avatars.com/api/?name=&quot;&amp;[.A172]&amp;&quot;+&quot;&amp;[.B172]&amp;&quot;&amp;background=&quot;&amp;[.S172]&amp;&quot;&amp;color=fff&quot;" table:style-name="ce7">
            <text:p>https://eu.ui-avatars.com/api/?name=Desmond+Joycelyn&amp;background=#A88273&amp;color=fff</text:p>
          </table:table-cell>
          <table:table-cell office:value-type="string" table:style-name="ce3">
            <text:p>Ntags</text:p>
          </table:table-cell>
          <table:table-cell office:value-type="string" table:style-name="ce3">
            <text:p>VP Sales</text:p>
          </table:table-cell>
          <table:table-cell office:value-type="string" table:style-name="ce3">
            <text:p>auctor sed tristique in tempus sit amet sem fusce consequat nulla</text:p>
          </table:table-cell>
          <table:table-cell office:value-type="string" table:style-name="ce3">
            <text:p>AI,Blockchain,IT/Software</text:p>
          </table:table-cell>
          <table:table-cell office:value-type="string" table:style-name="ce3">
            <text:p>QA</text:p>
          </table:table-cell>
          <table:table-cell table:content-validation-name="val2" table:style-name="ce3"/>
          <table:table-cell table:content-validation-name="val2" table:style-name="ce3"/>
          <table:table-cell office:value-type="string" office:string-value="#A88273" table:formula="of:=&quot;#A&quot;&amp;RANDBETWEEN(1; 9)&amp;RANDBETWEEN(1; 9)&amp;RANDBETWEEN(1; 9)&amp;RANDBETWEEN(1; 9)&amp;RANDBETWEEN(1; 9)" table:style-name="ce11">
            <text:p>#A88273</text:p>
          </table:table-cell>
          <table:table-cell table:number-columns-repeated="16365"/>
        </table:table-row>
        <table:table-row table:style-name="ro3">
          <table:table-cell office:value-type="string" table:style-name="ce3">
            <text:p>Jerri</text:p>
          </table:table-cell>
          <table:table-cell office:value-type="string" table:style-name="ce3">
            <text:p>Willie</text:p>
          </table:table-cell>
          <table:table-cell office:value-type="string" office:string-value="Jerri Willie" table:formula="of:=[.A173]&amp;&quot; &quot;&amp;[.B173]" table:style-name="ce3">
            <text:p>Jerri Willi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erri@Willie.com" table:formula="of:=[.A173]&amp;&quot;@&quot;&amp;[.B173]&amp;&quot;.com&quot;" table:style-name="ce3">
            <text:p>Jerri@Willie.com</text:p>
          </table:table-cell>
          <table:table-cell office:value-type="string" table:style-name="ce3">
            <text:p>723-870-9002</text:p>
          </table:table-cell>
          <table:table-cell office:value-type="string" table:style-name="ce3">
            <text:p>Potchefstroom</text:p>
          </table:table-cell>
          <table:table-cell office:value-type="string" table:style-name="ce3">
            <text:p>South Africa</text:p>
          </table:table-cell>
          <table:table-cell office:value-type="string" table:style-name="ce3">
            <text:p>Female</text:p>
          </table:table-cell>
          <table:table-cell office:value-type="string" office:string-value="https://eu.ui-avatars.com/api/?name=Jerri+Willie&amp;background=#A23298&amp;color=fff" table:formula="of:=&quot;https://eu.ui-avatars.com/api/?name=&quot;&amp;[.A173]&amp;&quot;+&quot;&amp;[.B173]&amp;&quot;&amp;background=&quot;&amp;[.S173]&amp;&quot;&amp;color=fff&quot;" table:style-name="ce7">
            <text:p>https://eu.ui-avatars.com/api/?name=Jerri+Willie&amp;background=#A23298&amp;color=fff</text:p>
          </table:table-cell>
          <table:table-cell office:value-type="string" table:style-name="ce3">
            <text:p>Aibox</text:p>
          </table:table-cell>
          <table:table-cell office:value-type="string" table:style-name="ce3">
            <text:p>Information Systems Manager</text:p>
          </table:table-cell>
          <table:table-cell office:value-type="string" table:style-name="ce3">
            <text:p>sed justo pellentesque viverra pede ac diam cras pellentesque volutpat dui maecenas</text:p>
          </table:table-cell>
          <table:table-cell office:value-type="string" table:style-name="ce3">
            <text:p>AI,Blockchain,Education/Academics/Research,IT/Software</text:p>
          </table:table-cell>
          <table:table-cell office:value-type="string" table:style-name="ce3">
            <text:p>#Privacy #Security #DevOps</text:p>
          </table:table-cell>
          <table:table-cell table:content-validation-name="val2" table:style-name="ce3"/>
          <table:table-cell table:content-validation-name="val2" table:style-name="ce3"/>
          <table:table-cell office:value-type="string" office:string-value="#A23298" table:formula="of:=&quot;#A&quot;&amp;RANDBETWEEN(1; 9)&amp;RANDBETWEEN(1; 9)&amp;RANDBETWEEN(1; 9)&amp;RANDBETWEEN(1; 9)&amp;RANDBETWEEN(1; 9)" table:style-name="ce11">
            <text:p>#A23298</text:p>
          </table:table-cell>
          <table:table-cell table:number-columns-repeated="16365"/>
        </table:table-row>
        <table:table-row table:style-name="ro3">
          <table:table-cell office:value-type="string" table:style-name="ce3">
            <text:p>Maxine</text:p>
          </table:table-cell>
          <table:table-cell office:value-type="string" table:style-name="ce3">
            <text:p>Lindsy</text:p>
          </table:table-cell>
          <table:table-cell office:value-type="string" office:string-value="Maxine Lindsy" table:formula="of:=[.A174]&amp;&quot; &quot;&amp;[.B174]" table:style-name="ce3">
            <text:p>Maxine Lindsy</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Maxine@Lindsy.com" table:formula="of:=[.A174]&amp;&quot;@&quot;&amp;[.B174]&amp;&quot;.com&quot;" table:style-name="ce3">
            <text:p>Maxine@Lindsy.com</text:p>
          </table:table-cell>
          <table:table-cell office:value-type="string" table:style-name="ce3">
            <text:p>220-738-2718</text:p>
          </table:table-cell>
          <table:table-cell office:value-type="string" table:style-name="ce3">
            <text:p>Brněnec</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Maxine+Lindsy&amp;background=#A81782&amp;color=fff" table:formula="of:=&quot;https://eu.ui-avatars.com/api/?name=&quot;&amp;[.A174]&amp;&quot;+&quot;&amp;[.B174]&amp;&quot;&amp;background=&quot;&amp;[.S174]&amp;&quot;&amp;color=fff&quot;" table:style-name="ce7">
            <text:p>https://eu.ui-avatars.com/api/?name=Maxine+Lindsy&amp;background=#A81782&amp;color=fff</text:p>
          </table:table-cell>
          <table:table-cell office:value-type="string" table:style-name="ce3">
            <text:p>Cogilith</text:p>
          </table:table-cell>
          <table:table-cell office:value-type="string" table:style-name="ce3">
            <text:p>Environmental Specialist</text:p>
          </table:table-cell>
          <table:table-cell office:value-type="string" table:style-name="ce3">
            <text:p>at nunc commodo placerat praesent blandit nam nulla integer pede justo lacinia eget tincidunt</text:p>
          </table:table-cell>
          <table:table-cell office:value-type="string" table:style-name="ce3">
            <text:p>Programmer</text:p>
          </table:table-cell>
          <table:table-cell office:value-type="string" table:style-name="ce3">
            <text:p>#OpenSource #Open #Source #Corporate #Innovation #Security #Innovation #Digital #Disruption #Startup #Cherrytwist #Collaboration #Energy # Renewables #Energytransition</text:p>
          </table:table-cell>
          <table:table-cell table:content-validation-name="val2" table:style-name="ce3"/>
          <table:table-cell table:content-validation-name="val2" table:style-name="ce3"/>
          <table:table-cell office:value-type="string" office:string-value="#A81782" table:formula="of:=&quot;#A&quot;&amp;RANDBETWEEN(1; 9)&amp;RANDBETWEEN(1; 9)&amp;RANDBETWEEN(1; 9)&amp;RANDBETWEEN(1; 9)&amp;RANDBETWEEN(1; 9)" table:style-name="ce11">
            <text:p>#A81782</text:p>
          </table:table-cell>
          <table:table-cell table:number-columns-repeated="16365"/>
        </table:table-row>
        <table:table-row table:style-name="ro3">
          <table:table-cell office:value-type="string" table:style-name="ce3">
            <text:p>Pilar</text:p>
          </table:table-cell>
          <table:table-cell office:value-type="string" table:style-name="ce3">
            <text:p>Patrica</text:p>
          </table:table-cell>
          <table:table-cell office:value-type="string" office:string-value="Pilar Patrica" table:formula="of:=[.A175]&amp;&quot; &quot;&amp;[.B175]" table:style-name="ce3">
            <text:p>Pilar Patric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Pilar@Patrica.com" table:formula="of:=[.A175]&amp;&quot;@&quot;&amp;[.B175]&amp;&quot;.com&quot;" table:style-name="ce3">
            <text:p>Pilar@Patrica.com</text:p>
          </table:table-cell>
          <table:table-cell office:value-type="string" table:style-name="ce3">
            <text:p>967-539-4540</text:p>
          </table:table-cell>
          <table:table-cell office:value-type="string" table:style-name="ce3">
            <text:p>Batang</text:p>
          </table:table-cell>
          <table:table-cell office:value-type="string" table:style-name="ce3">
            <text:p>Indonesia</text:p>
          </table:table-cell>
          <table:table-cell office:value-type="string" table:style-name="ce3">
            <text:p>Male</text:p>
          </table:table-cell>
          <table:table-cell office:value-type="string" office:string-value="https://eu.ui-avatars.com/api/?name=Pilar+Patrica&amp;background=#A38354&amp;color=fff" table:formula="of:=&quot;https://eu.ui-avatars.com/api/?name=&quot;&amp;[.A175]&amp;&quot;+&quot;&amp;[.B175]&amp;&quot;&amp;background=&quot;&amp;[.S175]&amp;&quot;&amp;color=fff&quot;" table:style-name="ce7">
            <text:p>https://eu.ui-avatars.com/api/?name=Pilar+Patrica&amp;background=#A38354&amp;color=fff</text:p>
          </table:table-cell>
          <table:table-cell office:value-type="string" table:style-name="ce3">
            <text:p>Wordpedia</text:p>
          </table:table-cell>
          <table:table-cell office:value-type="string" table:style-name="ce3">
            <text:p>Engineer IV</text:p>
          </table:table-cell>
          <table:table-cell office:value-type="string" table:style-name="ce3">
            <text:p>convallis nulla neque libero convallis eget eleifend luctus ultricies eu nibh</text:p>
          </table:table-cell>
          <table:table-cell office:value-type="string" table:style-name="ce3">
            <text:p>Software Developer</text:p>
          </table:table-cell>
          <table:table-cell office:value-type="string" table:style-name="ce3">
            <text:p>zkp's and tradesecrets</text:p>
          </table:table-cell>
          <table:table-cell table:content-validation-name="val2" table:style-name="ce3"/>
          <table:table-cell table:content-validation-name="val2" table:style-name="ce3"/>
          <table:table-cell office:value-type="string" office:string-value="#A38354" table:formula="of:=&quot;#A&quot;&amp;RANDBETWEEN(1; 9)&amp;RANDBETWEEN(1; 9)&amp;RANDBETWEEN(1; 9)&amp;RANDBETWEEN(1; 9)&amp;RANDBETWEEN(1; 9)" table:style-name="ce11">
            <text:p>#A38354</text:p>
          </table:table-cell>
          <table:table-cell table:number-columns-repeated="16365"/>
        </table:table-row>
        <table:table-row table:style-name="ro3">
          <table:table-cell office:value-type="string" table:style-name="ce3">
            <text:p>Erica</text:p>
          </table:table-cell>
          <table:table-cell office:value-type="string" table:style-name="ce3">
            <text:p>Tobie</text:p>
          </table:table-cell>
          <table:table-cell office:value-type="string" office:string-value="Erica Tobie" table:formula="of:=[.A176]&amp;&quot; &quot;&amp;[.B176]" table:style-name="ce3">
            <text:p>Erica Tobi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Erica@Tobie.com" table:formula="of:=[.A176]&amp;&quot;@&quot;&amp;[.B176]&amp;&quot;.com&quot;" table:style-name="ce3">
            <text:p>Erica@Tobie.com</text:p>
          </table:table-cell>
          <table:table-cell office:value-type="string" table:style-name="ce3">
            <text:p>710-319-7403</text:p>
          </table:table-cell>
          <table:table-cell office:value-type="string" table:style-name="ce3">
            <text:p>Guji</text:p>
          </table:table-cell>
          <table:table-cell office:value-type="string" table:style-name="ce3">
            <text:p>China</text:p>
          </table:table-cell>
          <table:table-cell office:value-type="string" table:style-name="ce3">
            <text:p>Female</text:p>
          </table:table-cell>
          <table:table-cell office:value-type="string" office:string-value="https://eu.ui-avatars.com/api/?name=Erica+Tobie&amp;background=#A12786&amp;color=fff" table:formula="of:=&quot;https://eu.ui-avatars.com/api/?name=&quot;&amp;[.A176]&amp;&quot;+&quot;&amp;[.B176]&amp;&quot;&amp;background=&quot;&amp;[.S176]&amp;&quot;&amp;color=fff&quot;" table:style-name="ce7">
            <text:p>https://eu.ui-avatars.com/api/?name=Erica+Tobie&amp;background=#A12786&amp;color=fff</text:p>
          </table:table-cell>
          <table:table-cell office:value-type="string" table:style-name="ce3">
            <text:p>Zoomlounge</text:p>
          </table:table-cell>
          <table:table-cell office:value-type="string" table:style-name="ce3">
            <text:p>Clinical Specialist</text:p>
          </table:table-cell>
          <table:table-cell office:value-type="string" table:style-name="ce3">
            <text:p>nullam varius nulla facilisi cras non velit nec nisi vulputate nonummy maecenas tincidunt lacus at velit vivamus vel nulla eget</text:p>
          </table:table-cell>
          <table:table-cell office:value-type="string" table:style-name="ce3">
            <text:p>Agriculture/Food,Blockchain,IT/Software,Logistics/Supply chain</text:p>
          </table:table-cell>
          <table:table-cell office:value-type="string" table:style-name="ce3">
            <text:p>#servicedesigner</text:p>
          </table:table-cell>
          <table:table-cell table:content-validation-name="val2" table:style-name="ce3"/>
          <table:table-cell table:content-validation-name="val2" table:style-name="ce3"/>
          <table:table-cell office:value-type="string" office:string-value="#A12786" table:formula="of:=&quot;#A&quot;&amp;RANDBETWEEN(1; 9)&amp;RANDBETWEEN(1; 9)&amp;RANDBETWEEN(1; 9)&amp;RANDBETWEEN(1; 9)&amp;RANDBETWEEN(1; 9)" table:style-name="ce11">
            <text:p>#A12786</text:p>
          </table:table-cell>
          <table:table-cell table:number-columns-repeated="16365"/>
        </table:table-row>
        <table:table-row table:style-name="ro3">
          <table:table-cell office:value-type="string" table:style-name="ce3">
            <text:p>Elois</text:p>
          </table:table-cell>
          <table:table-cell office:value-type="string" table:style-name="ce3">
            <text:p>Veronica</text:p>
          </table:table-cell>
          <table:table-cell office:value-type="string" office:string-value="Elois Veronica" table:formula="of:=[.A177]&amp;&quot; &quot;&amp;[.B177]" table:style-name="ce3">
            <text:p>Elois Veronic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Elois@Veronica.com" table:formula="of:=[.A177]&amp;&quot;@&quot;&amp;[.B177]&amp;&quot;.com&quot;" table:style-name="ce3">
            <text:p>Elois@Veronica.com</text:p>
          </table:table-cell>
          <table:table-cell office:value-type="string" table:style-name="ce3">
            <text:p>244-810-5449</text:p>
          </table:table-cell>
          <table:table-cell office:value-type="string" table:style-name="ce3">
            <text:p>Lusacan</text:p>
          </table:table-cell>
          <table:table-cell office:value-type="string" table:style-name="ce3">
            <text:p>Philippines</text:p>
          </table:table-cell>
          <table:table-cell office:value-type="string" table:style-name="ce3">
            <text:p>Male</text:p>
          </table:table-cell>
          <table:table-cell office:value-type="string" office:string-value="https://eu.ui-avatars.com/api/?name=Elois+Veronica&amp;background=#A26653&amp;color=fff" table:formula="of:=&quot;https://eu.ui-avatars.com/api/?name=&quot;&amp;[.A177]&amp;&quot;+&quot;&amp;[.B177]&amp;&quot;&amp;background=&quot;&amp;[.S177]&amp;&quot;&amp;color=fff&quot;" table:style-name="ce7">
            <text:p>https://eu.ui-avatars.com/api/?name=Elois+Veronica&amp;background=#A26653&amp;color=fff</text:p>
          </table:table-cell>
          <table:table-cell office:value-type="string" table:style-name="ce3">
            <text:p>Wikizz</text:p>
          </table:table-cell>
          <table:table-cell office:value-type="string" table:style-name="ce3">
            <text:p>Help Desk Operator</text:p>
          </table:table-cell>
          <table:table-cell office:value-type="string" table:style-name="ce3">
            <text:p>justo in hac habitasse platea dictumst etiam faucibus cursus urna ut tellus</text:p>
          </table:table-cell>
          <table:table-cell office:value-type="string" table:style-name="ce3">
            <text:p>Blockchain,Communication/Marketing,Consulting,Gaming,IT/Software,Ownerless Entities | Universal Basic Income</text:p>
          </table:table-cell>
          <table:table-cell office:value-type="string" table:style-name="ce3">
            <text:p>climate science, physics, maths, energy industry, statistics</text:p>
          </table:table-cell>
          <table:table-cell table:content-validation-name="val2" table:style-name="ce3"/>
          <table:table-cell table:content-validation-name="val2" table:style-name="ce3"/>
          <table:table-cell office:value-type="string" office:string-value="#A26653" table:formula="of:=&quot;#A&quot;&amp;RANDBETWEEN(1; 9)&amp;RANDBETWEEN(1; 9)&amp;RANDBETWEEN(1; 9)&amp;RANDBETWEEN(1; 9)&amp;RANDBETWEEN(1; 9)" table:style-name="ce11">
            <text:p>#A26653</text:p>
          </table:table-cell>
          <table:table-cell table:number-columns-repeated="16365"/>
        </table:table-row>
        <table:table-row table:style-name="ro3">
          <table:table-cell office:value-type="string" table:style-name="ce3">
            <text:p>Laquita</text:p>
          </table:table-cell>
          <table:table-cell office:value-type="string" table:style-name="ce3">
            <text:p>Renda</text:p>
          </table:table-cell>
          <table:table-cell office:value-type="string" office:string-value="Laquita Renda" table:formula="of:=[.A178]&amp;&quot; &quot;&amp;[.B178]" table:style-name="ce3">
            <text:p>Laquita Rend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Laquita@Renda.com" table:formula="of:=[.A178]&amp;&quot;@&quot;&amp;[.B178]&amp;&quot;.com&quot;" table:style-name="ce3">
            <text:p>Laquita@Renda.com</text:p>
          </table:table-cell>
          <table:table-cell office:value-type="string" table:style-name="ce3">
            <text:p>963-666-5974</text:p>
          </table:table-cell>
          <table:table-cell office:value-type="string" table:style-name="ce3">
            <text:p>Liutan</text:p>
          </table:table-cell>
          <table:table-cell office:value-type="string" table:style-name="ce3">
            <text:p>China</text:p>
          </table:table-cell>
          <table:table-cell office:value-type="string" table:style-name="ce3">
            <text:p>Male</text:p>
          </table:table-cell>
          <table:table-cell office:value-type="string" office:string-value="https://eu.ui-avatars.com/api/?name=Laquita+Renda&amp;background=#A49995&amp;color=fff" table:formula="of:=&quot;https://eu.ui-avatars.com/api/?name=&quot;&amp;[.A178]&amp;&quot;+&quot;&amp;[.B178]&amp;&quot;&amp;background=&quot;&amp;[.S178]&amp;&quot;&amp;color=fff&quot;" table:style-name="ce7">
            <text:p>https://eu.ui-avatars.com/api/?name=Laquita+Renda&amp;background=#A49995&amp;color=fff</text:p>
          </table:table-cell>
          <table:table-cell office:value-type="string" table:style-name="ce3">
            <text:p>Ooba</text:p>
          </table:table-cell>
          <table:table-cell office:value-type="string" table:style-name="ce3">
            <text:p>Research Assistant III</text:p>
          </table:table-cell>
          <table:table-cell office:value-type="string" table:style-name="ce3">
            <text:p>iaculis justo in hac habitasse platea dictumst etiam faucibus cursus urna ut tellus nulla ut erat id mauris vulputate</text:p>
          </table:table-cell>
          <table:table-cell office:value-type="string" table:style-name="ce3">
            <text:p>Blockchain,Cyber security,Electronics/IOT/Nanotechnologies,Gaming,IT/Software</text:p>
          </table:table-cell>
          <table:table-cell office:value-type="string" table:style-name="ce3">
            <text:p>Fintech, Supply Chain, Consensus mechanisms</text:p>
          </table:table-cell>
          <table:table-cell table:content-validation-name="val2" table:style-name="ce3"/>
          <table:table-cell table:content-validation-name="val2" table:style-name="ce3"/>
          <table:table-cell office:value-type="string" office:string-value="#A49995" table:formula="of:=&quot;#A&quot;&amp;RANDBETWEEN(1; 9)&amp;RANDBETWEEN(1; 9)&amp;RANDBETWEEN(1; 9)&amp;RANDBETWEEN(1; 9)&amp;RANDBETWEEN(1; 9)" table:style-name="ce11">
            <text:p>#A49995</text:p>
          </table:table-cell>
          <table:table-cell table:number-columns-repeated="16365"/>
        </table:table-row>
        <table:table-row table:style-name="ro3">
          <table:table-cell office:value-type="string" table:style-name="ce3">
            <text:p>Forest</text:p>
          </table:table-cell>
          <table:table-cell office:value-type="string" table:style-name="ce3">
            <text:p>Lillia</text:p>
          </table:table-cell>
          <table:table-cell office:value-type="string" office:string-value="Forest Lillia" table:formula="of:=[.A179]&amp;&quot; &quot;&amp;[.B179]" table:style-name="ce3">
            <text:p>Forest Lilli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Forest@Lillia.com" table:formula="of:=[.A179]&amp;&quot;@&quot;&amp;[.B179]&amp;&quot;.com&quot;" table:style-name="ce3">
            <text:p>Forest@Lillia.com</text:p>
          </table:table-cell>
          <table:table-cell office:value-type="string" table:style-name="ce3">
            <text:p>236-968-5227</text:p>
          </table:table-cell>
          <table:table-cell office:value-type="string" table:style-name="ce3">
            <text:p>Zhenlai</text:p>
          </table:table-cell>
          <table:table-cell office:value-type="string" table:style-name="ce3">
            <text:p>China</text:p>
          </table:table-cell>
          <table:table-cell office:value-type="string" table:style-name="ce3">
            <text:p>Female</text:p>
          </table:table-cell>
          <table:table-cell office:value-type="string" office:string-value="https://eu.ui-avatars.com/api/?name=Forest+Lillia&amp;background=#A19832&amp;color=fff" table:formula="of:=&quot;https://eu.ui-avatars.com/api/?name=&quot;&amp;[.A179]&amp;&quot;+&quot;&amp;[.B179]&amp;&quot;&amp;background=&quot;&amp;[.S179]&amp;&quot;&amp;color=fff&quot;" table:style-name="ce7">
            <text:p>https://eu.ui-avatars.com/api/?name=Forest+Lillia&amp;background=#A19832&amp;color=fff</text:p>
          </table:table-cell>
          <table:table-cell office:value-type="string" table:style-name="ce3">
            <text:p>Jabbercube</text:p>
          </table:table-cell>
          <table:table-cell office:value-type="string" table:style-name="ce3">
            <text:p>Computer Systems Analyst III</text:p>
          </table:table-cell>
          <table:table-cell office:value-type="string" table:style-name="ce3">
            <text:p>vulputate vitae nisl aenean lectus pellentesque eget nunc donec quis orci eget orci vehicula condimentum curabitur in libero</text:p>
          </table:table-cell>
          <table:table-cell office:value-type="string" table:style-name="ce3">
            <text:p>AI,Automotive/Aerospace/Shipbuilding,Blockchain,Electronics/IOT/Nanotechnologies,Energy sector,Gaming,IT/Software,Logistics/Supply chain,Manufacturing,Real estate/Construction</text:p>
          </table:table-cell>
          <table:table-cell office:value-type="string" table:style-name="ce3">
            <text:p>Innovation sustainability impact business model transformation strategy planetproof futureproof CDO Director diversity inclusion supervisory board RvT</text:p>
          </table:table-cell>
          <table:table-cell table:content-validation-name="val2" table:style-name="ce3"/>
          <table:table-cell table:content-validation-name="val2" table:style-name="ce3"/>
          <table:table-cell office:value-type="string" office:string-value="#A19832" table:formula="of:=&quot;#A&quot;&amp;RANDBETWEEN(1; 9)&amp;RANDBETWEEN(1; 9)&amp;RANDBETWEEN(1; 9)&amp;RANDBETWEEN(1; 9)&amp;RANDBETWEEN(1; 9)" table:style-name="ce11">
            <text:p>#A19832</text:p>
          </table:table-cell>
          <table:table-cell table:number-columns-repeated="16365"/>
        </table:table-row>
        <table:table-row table:style-name="ro3">
          <table:table-cell office:value-type="string" table:style-name="ce3">
            <text:p>Weston</text:p>
          </table:table-cell>
          <table:table-cell office:value-type="string" table:style-name="ce3">
            <text:p>Lawana</text:p>
          </table:table-cell>
          <table:table-cell office:value-type="string" office:string-value="Weston Lawana" table:formula="of:=[.A180]&amp;&quot; &quot;&amp;[.B180]" table:style-name="ce3">
            <text:p>Weston Lawan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Weston@Lawana.com" table:formula="of:=[.A180]&amp;&quot;@&quot;&amp;[.B180]&amp;&quot;.com&quot;" table:style-name="ce3">
            <text:p>Weston@Lawana.com</text:p>
          </table:table-cell>
          <table:table-cell office:value-type="string" table:style-name="ce3">
            <text:p>569-184-6534</text:p>
          </table:table-cell>
          <table:table-cell office:value-type="string" table:style-name="ce3">
            <text:p>Bair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Weston+Lawana&amp;background=#A13813&amp;color=fff" table:formula="of:=&quot;https://eu.ui-avatars.com/api/?name=&quot;&amp;[.A180]&amp;&quot;+&quot;&amp;[.B180]&amp;&quot;&amp;background=&quot;&amp;[.S180]&amp;&quot;&amp;color=fff&quot;" table:style-name="ce7">
            <text:p>https://eu.ui-avatars.com/api/?name=Weston+Lawana&amp;background=#A13813&amp;color=fff</text:p>
          </table:table-cell>
          <table:table-cell office:value-type="string" table:style-name="ce3">
            <text:p>Jaloo</text:p>
          </table:table-cell>
          <table:table-cell office:value-type="string" table:style-name="ce3">
            <text:p>Compensation Analyst</text:p>
          </table:table-cell>
          <table:table-cell office:value-type="string" table:style-name="ce3">
            <text:p>at ipsum ac tellus semper interdum mauris ullamcorper purus sit</text:p>
          </table:table-cell>
          <table:table-cell office:value-type="string" table:style-name="ce3">
            <text:p>Blockchain,Education/Academics/Research,Electronics/IOT/Nanotechnologies,Energy sector,Manufacturing</text:p>
          </table:table-cell>
          <table:table-cell office:value-type="string" table:style-name="ce3">
            <text:p>#digital #productdevelopment #tech #people #innovation #transformation #scaling #working #circularity #business #teamwork #online #hybrid #leanstartup</text:p>
          </table:table-cell>
          <table:table-cell table:content-validation-name="val2" table:style-name="ce3"/>
          <table:table-cell table:content-validation-name="val2" table:style-name="ce3"/>
          <table:table-cell office:value-type="string" office:string-value="#A13813" table:formula="of:=&quot;#A&quot;&amp;RANDBETWEEN(1; 9)&amp;RANDBETWEEN(1; 9)&amp;RANDBETWEEN(1; 9)&amp;RANDBETWEEN(1; 9)&amp;RANDBETWEEN(1; 9)" table:style-name="ce11">
            <text:p>#A13813</text:p>
          </table:table-cell>
          <table:table-cell table:number-columns-repeated="16365"/>
        </table:table-row>
        <table:table-row table:style-name="ro3">
          <table:table-cell office:value-type="string" table:style-name="ce3">
            <text:p>Sharmaine</text:p>
          </table:table-cell>
          <table:table-cell office:value-type="string" table:style-name="ce3">
            <text:p>Javier</text:p>
          </table:table-cell>
          <table:table-cell office:value-type="string" office:string-value="Sharmaine Javier" table:formula="of:=[.A181]&amp;&quot; &quot;&amp;[.B181]" table:style-name="ce3">
            <text:p>Sharmaine Javier</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Sharmaine@Javier.com" table:formula="of:=[.A181]&amp;&quot;@&quot;&amp;[.B181]&amp;&quot;.com&quot;" table:style-name="ce3">
            <text:p>Sharmaine@Javier.com</text:p>
          </table:table-cell>
          <table:table-cell office:value-type="string" table:style-name="ce3">
            <text:p>139-124-7224</text:p>
          </table:table-cell>
          <table:table-cell office:value-type="string" table:style-name="ce3">
            <text:p>Zabaykal’sk</text:p>
          </table:table-cell>
          <table:table-cell office:value-type="string" table:style-name="ce3">
            <text:p>Russia</text:p>
          </table:table-cell>
          <table:table-cell office:value-type="string" table:style-name="ce3">
            <text:p>Male</text:p>
          </table:table-cell>
          <table:table-cell office:value-type="string" office:string-value="https://eu.ui-avatars.com/api/?name=Sharmaine+Javier&amp;background=#A32469&amp;color=fff" table:formula="of:=&quot;https://eu.ui-avatars.com/api/?name=&quot;&amp;[.A181]&amp;&quot;+&quot;&amp;[.B181]&amp;&quot;&amp;background=&quot;&amp;[.S181]&amp;&quot;&amp;color=fff&quot;" table:style-name="ce7">
            <text:p>https://eu.ui-avatars.com/api/?name=Sharmaine+Javier&amp;background=#A32469&amp;color=fff</text:p>
          </table:table-cell>
          <table:table-cell office:value-type="string" table:style-name="ce3">
            <text:p>Npath</text:p>
          </table:table-cell>
          <table:table-cell office:value-type="string" table:style-name="ce3">
            <text:p>Help Desk Operator</text:p>
          </table:table-cell>
          <table:table-cell office:value-type="string" table:style-name="ce3">
            <text:p>sapien non mi integer ac neque duis bibendum morbi non quam nec</text:p>
          </table:table-cell>
          <table:table-cell office:value-type="string" table:style-name="ce3">
            <text:p>AI,Automotive/Aerospace/Shipbuilding,Consulting,Cyber security,Electronics/IOT/Nanotechnologies,Energy sector,Logistics/Supply chain,Manufacturing,Robotics,Startup incubation/Acceleration,Sustainability/Nature conservation,Transportation,Venture capital</text:p>
          </table:table-cell>
          <table:table-cell office:value-type="string" table:style-name="ce3">
            <text:p>Healthcare</text:p>
          </table:table-cell>
          <table:table-cell table:content-validation-name="val2" table:style-name="ce3"/>
          <table:table-cell table:content-validation-name="val2" table:style-name="ce3"/>
          <table:table-cell office:value-type="string" office:string-value="#A32469" table:formula="of:=&quot;#A&quot;&amp;RANDBETWEEN(1; 9)&amp;RANDBETWEEN(1; 9)&amp;RANDBETWEEN(1; 9)&amp;RANDBETWEEN(1; 9)&amp;RANDBETWEEN(1; 9)" table:style-name="ce11">
            <text:p>#A32469</text:p>
          </table:table-cell>
          <table:table-cell table:number-columns-repeated="16365"/>
        </table:table-row>
        <table:table-row table:style-name="ro3">
          <table:table-cell office:value-type="string" table:style-name="ce3">
            <text:p>Adam</text:p>
          </table:table-cell>
          <table:table-cell office:value-type="string" table:style-name="ce3">
            <text:p>Aubrey</text:p>
          </table:table-cell>
          <table:table-cell office:value-type="string" office:string-value="Adam Aubrey" table:formula="of:=[.A182]&amp;&quot; &quot;&amp;[.B182]" table:style-name="ce3">
            <text:p>Adam Aubrey</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Adam@Aubrey.com" table:formula="of:=[.A182]&amp;&quot;@&quot;&amp;[.B182]&amp;&quot;.com&quot;" table:style-name="ce3">
            <text:p>Adam@Aubrey.com</text:p>
          </table:table-cell>
          <table:table-cell office:value-type="string" table:style-name="ce3">
            <text:p>269-446-2754</text:p>
          </table:table-cell>
          <table:table-cell office:value-type="string" table:style-name="ce3">
            <text:p>Guanagazapa</text:p>
          </table:table-cell>
          <table:table-cell office:value-type="string" table:style-name="ce3">
            <text:p>Guatemala</text:p>
          </table:table-cell>
          <table:table-cell office:value-type="string" table:style-name="ce3">
            <text:p>Male</text:p>
          </table:table-cell>
          <table:table-cell office:value-type="string" office:string-value="https://eu.ui-avatars.com/api/?name=Adam+Aubrey&amp;background=#A98392&amp;color=fff" table:formula="of:=&quot;https://eu.ui-avatars.com/api/?name=&quot;&amp;[.A182]&amp;&quot;+&quot;&amp;[.B182]&amp;&quot;&amp;background=&quot;&amp;[.S182]&amp;&quot;&amp;color=fff&quot;" table:style-name="ce7">
            <text:p>https://eu.ui-avatars.com/api/?name=Adam+Aubrey&amp;background=#A98392&amp;color=fff</text:p>
          </table:table-cell>
          <table:table-cell office:value-type="string" table:style-name="ce3">
            <text:p>Fivespan</text:p>
          </table:table-cell>
          <table:table-cell office:value-type="string" table:style-name="ce3">
            <text:p>Junior Executive</text:p>
          </table:table-cell>
          <table:table-cell office:value-type="string" table:style-name="ce3">
            <text:p>aliquet ultrices erat tortor sollicitudin mi sit amet lobortis sapien sapien non mi integer ac neque duis bibendum morbi</text:p>
          </table:table-cell>
          <table:table-cell office:value-type="string" table:style-name="ce3">
            <text:p>Blockchain,Communication/Marketing,Consulting,IT/Software,Logistics/Supply chain</text:p>
          </table:table-cell>
          <table:table-cell office:value-type="string" table:style-name="ce3">
            <text:p>behaviour carbon energy banking smart grid blockchain renewable</text:p>
          </table:table-cell>
          <table:table-cell table:content-validation-name="val2" table:style-name="ce3"/>
          <table:table-cell table:content-validation-name="val2" table:style-name="ce3"/>
          <table:table-cell office:value-type="string" office:string-value="#A98392" table:formula="of:=&quot;#A&quot;&amp;RANDBETWEEN(1; 9)&amp;RANDBETWEEN(1; 9)&amp;RANDBETWEEN(1; 9)&amp;RANDBETWEEN(1; 9)&amp;RANDBETWEEN(1; 9)" table:style-name="ce11">
            <text:p>#A98392</text:p>
          </table:table-cell>
          <table:table-cell table:number-columns-repeated="16365"/>
        </table:table-row>
        <table:table-row table:style-name="ro3">
          <table:table-cell office:value-type="string" table:style-name="ce3">
            <text:p>Sabina</text:p>
          </table:table-cell>
          <table:table-cell office:value-type="string" table:style-name="ce3">
            <text:p>Keven</text:p>
          </table:table-cell>
          <table:table-cell office:value-type="string" office:string-value="Sabina Keven" table:formula="of:=[.A183]&amp;&quot; &quot;&amp;[.B183]" table:style-name="ce3">
            <text:p>Sabina Keve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Sabina@Keven.com" table:formula="of:=[.A183]&amp;&quot;@&quot;&amp;[.B183]&amp;&quot;.com&quot;" table:style-name="ce3">
            <text:p>Sabina@Keven.com</text:p>
          </table:table-cell>
          <table:table-cell office:value-type="string" table:style-name="ce3">
            <text:p>699-329-1541</text:p>
          </table:table-cell>
          <table:table-cell office:value-type="string" table:style-name="ce3">
            <text:p>Årjäng</text:p>
          </table:table-cell>
          <table:table-cell office:value-type="string" table:style-name="ce3">
            <text:p>Sweden</text:p>
          </table:table-cell>
          <table:table-cell office:value-type="string" table:style-name="ce3">
            <text:p>Male</text:p>
          </table:table-cell>
          <table:table-cell office:value-type="string" office:string-value="https://eu.ui-avatars.com/api/?name=Sabina+Keven&amp;background=#A77199&amp;color=fff" table:formula="of:=&quot;https://eu.ui-avatars.com/api/?name=&quot;&amp;[.A183]&amp;&quot;+&quot;&amp;[.B183]&amp;&quot;&amp;background=&quot;&amp;[.S183]&amp;&quot;&amp;color=fff&quot;" table:style-name="ce7">
            <text:p>https://eu.ui-avatars.com/api/?name=Sabina+Keven&amp;background=#A77199&amp;color=fff</text:p>
          </table:table-cell>
          <table:table-cell office:value-type="string" table:style-name="ce3">
            <text:p>Skiptube</text:p>
          </table:table-cell>
          <table:table-cell office:value-type="string" table:style-name="ce3">
            <text:p>Electrical Engineer</text:p>
          </table:table-cell>
          <table:table-cell office:value-type="string" table:style-name="ce3">
            <text:p>pede malesuada in imperdiet et commodo vulputate justo in blandit ultrices enim lorem ipsum dolor sit amet consectetuer</text:p>
          </table:table-cell>
          <table:table-cell office:value-type="string" table:style-name="ce3">
            <text:p>AI,Blockchain,IT/Software,Mathematics</text:p>
          </table:table-cell>
          <table:table-cell office:value-type="string" table:style-name="ce3">
            <text:p>#government, #businessanalist, #mayor</text:p>
          </table:table-cell>
          <table:table-cell table:content-validation-name="val2" table:style-name="ce3"/>
          <table:table-cell table:content-validation-name="val2" table:style-name="ce3"/>
          <table:table-cell office:value-type="string" office:string-value="#A77199" table:formula="of:=&quot;#A&quot;&amp;RANDBETWEEN(1; 9)&amp;RANDBETWEEN(1; 9)&amp;RANDBETWEEN(1; 9)&amp;RANDBETWEEN(1; 9)&amp;RANDBETWEEN(1; 9)" table:style-name="ce11">
            <text:p>#A77199</text:p>
          </table:table-cell>
          <table:table-cell table:number-columns-repeated="16365"/>
        </table:table-row>
        <table:table-row table:style-name="ro3">
          <table:table-cell office:value-type="string" table:style-name="ce3">
            <text:p>Cordia</text:p>
          </table:table-cell>
          <table:table-cell office:value-type="string" table:style-name="ce3">
            <text:p>Tamar</text:p>
          </table:table-cell>
          <table:table-cell office:value-type="string" office:string-value="Cordia Tamar" table:formula="of:=[.A184]&amp;&quot; &quot;&amp;[.B184]" table:style-name="ce3">
            <text:p>Cordia Tamar</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Cordia@Tamar.com" table:formula="of:=[.A184]&amp;&quot;@&quot;&amp;[.B184]&amp;&quot;.com&quot;" table:style-name="ce3">
            <text:p>Cordia@Tamar.com</text:p>
          </table:table-cell>
          <table:table-cell office:value-type="string" table:style-name="ce3">
            <text:p>305-663-3073</text:p>
          </table:table-cell>
          <table:table-cell office:value-type="string" table:style-name="ce3">
            <text:p>Nagrak</text:p>
          </table:table-cell>
          <table:table-cell office:value-type="string" table:style-name="ce3">
            <text:p>Indonesia</text:p>
          </table:table-cell>
          <table:table-cell office:value-type="string" table:style-name="ce3">
            <text:p>Male</text:p>
          </table:table-cell>
          <table:table-cell office:value-type="string" office:string-value="https://eu.ui-avatars.com/api/?name=Cordia+Tamar&amp;background=#A48293&amp;color=fff" table:formula="of:=&quot;https://eu.ui-avatars.com/api/?name=&quot;&amp;[.A184]&amp;&quot;+&quot;&amp;[.B184]&amp;&quot;&amp;background=&quot;&amp;[.S184]&amp;&quot;&amp;color=fff&quot;" table:style-name="ce7">
            <text:p>https://eu.ui-avatars.com/api/?name=Cordia+Tamar&amp;background=#A48293&amp;color=fff</text:p>
          </table:table-cell>
          <table:table-cell office:value-type="string" table:style-name="ce3">
            <text:p>Skilith</text:p>
          </table:table-cell>
          <table:table-cell office:value-type="string" table:style-name="ce3">
            <text:p>Assistant Media Planner</text:p>
          </table:table-cell>
          <table:table-cell office:value-type="string" table:style-name="ce3">
            <text:p>in tempus sit amet sem fusce consequat nulla nisl nunc nisl duis bibendum felis</text:p>
          </table:table-cell>
          <table:table-cell office:value-type="string" table:style-name="ce3">
            <text:p>Blockchain,Consulting,Financial services/Pensions/Insurance,Public sector/Regulations/Politics,Development Cooperation</text:p>
          </table:table-cell>
          <table:table-cell office:value-type="string" table:style-name="ce3">
            <text:p>#blockchain #redhat #hyperledger #ibm #agile #marketing #sustainability</text:p>
          </table:table-cell>
          <table:table-cell table:content-validation-name="val2" table:style-name="ce3"/>
          <table:table-cell table:content-validation-name="val2" table:style-name="ce3"/>
          <table:table-cell office:value-type="string" office:string-value="#A48293" table:formula="of:=&quot;#A&quot;&amp;RANDBETWEEN(1; 9)&amp;RANDBETWEEN(1; 9)&amp;RANDBETWEEN(1; 9)&amp;RANDBETWEEN(1; 9)&amp;RANDBETWEEN(1; 9)" table:style-name="ce11">
            <text:p>#A48293</text:p>
          </table:table-cell>
          <table:table-cell table:number-columns-repeated="16365"/>
        </table:table-row>
        <table:table-row table:style-name="ro3">
          <table:table-cell office:value-type="string" table:style-name="ce3">
            <text:p>Jane</text:p>
          </table:table-cell>
          <table:table-cell office:value-type="string" table:style-name="ce3">
            <text:p>Dona</text:p>
          </table:table-cell>
          <table:table-cell office:value-type="string" office:string-value="Jane Dona" table:formula="of:=[.A185]&amp;&quot; &quot;&amp;[.B185]" table:style-name="ce3">
            <text:p>Jane Don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ane@Dona.com" table:formula="of:=[.A185]&amp;&quot;@&quot;&amp;[.B185]&amp;&quot;.com&quot;" table:style-name="ce3">
            <text:p>Jane@Dona.com</text:p>
          </table:table-cell>
          <table:table-cell office:value-type="string" table:style-name="ce3">
            <text:p>294-713-2508</text:p>
          </table:table-cell>
          <table:table-cell office:value-type="string" table:style-name="ce3">
            <text:p>Cabur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ane+Dona&amp;background=#A94166&amp;color=fff" table:formula="of:=&quot;https://eu.ui-avatars.com/api/?name=&quot;&amp;[.A185]&amp;&quot;+&quot;&amp;[.B185]&amp;&quot;&amp;background=&quot;&amp;[.S185]&amp;&quot;&amp;color=fff&quot;" table:style-name="ce7">
            <text:p>https://eu.ui-avatars.com/api/?name=Jane+Dona&amp;background=#A94166&amp;color=fff</text:p>
          </table:table-cell>
          <table:table-cell office:value-type="string" table:style-name="ce3">
            <text:p>Tagpad</text:p>
          </table:table-cell>
          <table:table-cell office:value-type="string" table:style-name="ce3">
            <text:p>Help Desk Technician</text:p>
          </table:table-cell>
          <table:table-cell office:value-type="string" table:style-name="ce3">
            <text:p>augue vestibulum ante ipsum primis in faucibus orci luctus et</text:p>
          </table:table-cell>
          <table:table-cell office:value-type="string" table:style-name="ce3">
            <text:p>Blockchain,Law</text:p>
          </table:table-cell>
          <table:table-cell office:value-type="string" table:style-name="ce3">
            <text:p>#innovation #projectmanagement #learning #smartcity #collaboration</text:p>
          </table:table-cell>
          <table:table-cell table:content-validation-name="val2" table:style-name="ce3"/>
          <table:table-cell table:content-validation-name="val2" table:style-name="ce3"/>
          <table:table-cell office:value-type="string" office:string-value="#A94166" table:formula="of:=&quot;#A&quot;&amp;RANDBETWEEN(1; 9)&amp;RANDBETWEEN(1; 9)&amp;RANDBETWEEN(1; 9)&amp;RANDBETWEEN(1; 9)&amp;RANDBETWEEN(1; 9)" table:style-name="ce11">
            <text:p>#A94166</text:p>
          </table:table-cell>
          <table:table-cell table:number-columns-repeated="16365"/>
        </table:table-row>
        <table:table-row table:style-name="ro3">
          <table:table-cell office:value-type="string" table:style-name="ce3">
            <text:p>Penni</text:p>
          </table:table-cell>
          <table:table-cell office:value-type="string" table:style-name="ce3">
            <text:p>Latrisha</text:p>
          </table:table-cell>
          <table:table-cell office:value-type="string" office:string-value="Penni Latrisha" table:formula="of:=[.A186]&amp;&quot; &quot;&amp;[.B186]" table:style-name="ce3">
            <text:p>Penni Latrish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Penni@Latrisha.com" table:formula="of:=[.A186]&amp;&quot;@&quot;&amp;[.B186]&amp;&quot;.com&quot;" table:style-name="ce3">
            <text:p>Penni@Latrisha.com</text:p>
          </table:table-cell>
          <table:table-cell office:value-type="string" table:style-name="ce3">
            <text:p>613-241-8301</text:p>
          </table:table-cell>
          <table:table-cell office:value-type="string" table:style-name="ce3">
            <text:p>Karátoulas</text:p>
          </table:table-cell>
          <table:table-cell office:value-type="string" table:style-name="ce3">
            <text:p>Greece</text:p>
          </table:table-cell>
          <table:table-cell office:value-type="string" table:style-name="ce3">
            <text:p>Male</text:p>
          </table:table-cell>
          <table:table-cell office:value-type="string" office:string-value="https://eu.ui-avatars.com/api/?name=Penni+Latrisha&amp;background=#A35532&amp;color=fff" table:formula="of:=&quot;https://eu.ui-avatars.com/api/?name=&quot;&amp;[.A186]&amp;&quot;+&quot;&amp;[.B186]&amp;&quot;&amp;background=&quot;&amp;[.S186]&amp;&quot;&amp;color=fff&quot;" table:style-name="ce7">
            <text:p>https://eu.ui-avatars.com/api/?name=Penni+Latrisha&amp;background=#A35532&amp;color=fff</text:p>
          </table:table-cell>
          <table:table-cell office:value-type="string" table:style-name="ce3">
            <text:p>Talane</text:p>
          </table:table-cell>
          <table:table-cell office:value-type="string" table:style-name="ce3">
            <text:p>Account Coordinator</text:p>
          </table:table-cell>
          <table:table-cell office:value-type="string" table:style-name="ce3">
            <text:p>eu sapien cursus vestibulum proin eu mi nulla ac enim</text:p>
          </table:table-cell>
          <table:table-cell office:value-type="string" table:style-name="ce3">
            <text:p>Agriculture/Food,AI,Automotive/Aerospace/Shipbuilding,Consulting,Energy sector,Real estate/Construction,Sustainability/Nature conservation,Sustainability</text:p>
          </table:table-cell>
          <table:table-cell office:value-type="string" table:style-name="ce3">
            <text:p>#ideation #strategy #partnerships #businessplan #network #platform #community</text:p>
          </table:table-cell>
          <table:table-cell table:content-validation-name="val2" table:style-name="ce3"/>
          <table:table-cell table:content-validation-name="val2" table:style-name="ce3"/>
          <table:table-cell office:value-type="string" office:string-value="#A35532" table:formula="of:=&quot;#A&quot;&amp;RANDBETWEEN(1; 9)&amp;RANDBETWEEN(1; 9)&amp;RANDBETWEEN(1; 9)&amp;RANDBETWEEN(1; 9)&amp;RANDBETWEEN(1; 9)" table:style-name="ce11">
            <text:p>#A35532</text:p>
          </table:table-cell>
          <table:table-cell table:number-columns-repeated="16365"/>
        </table:table-row>
        <table:table-row table:style-name="ro3">
          <table:table-cell office:value-type="string" table:style-name="ce3">
            <text:p>Marlena</text:p>
          </table:table-cell>
          <table:table-cell office:value-type="string" table:style-name="ce3">
            <text:p>Tami</text:p>
          </table:table-cell>
          <table:table-cell office:value-type="string" office:string-value="Marlena Tami" table:formula="of:=[.A187]&amp;&quot; &quot;&amp;[.B187]" table:style-name="ce3">
            <text:p>Marlena Tami</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Marlena@Tami.com" table:formula="of:=[.A187]&amp;&quot;@&quot;&amp;[.B187]&amp;&quot;.com&quot;" table:style-name="ce3">
            <text:p>Marlena@Tami.com</text:p>
          </table:table-cell>
          <table:table-cell office:value-type="string" table:style-name="ce3">
            <text:p>272-498-4152</text:p>
          </table:table-cell>
          <table:table-cell office:value-type="string" table:style-name="ce3">
            <text:p>Tarakan</text:p>
          </table:table-cell>
          <table:table-cell office:value-type="string" table:style-name="ce3">
            <text:p>Indonesia</text:p>
          </table:table-cell>
          <table:table-cell office:value-type="string" table:style-name="ce3">
            <text:p>Male</text:p>
          </table:table-cell>
          <table:table-cell office:value-type="string" office:string-value="https://eu.ui-avatars.com/api/?name=Marlena+Tami&amp;background=#A66635&amp;color=fff" table:formula="of:=&quot;https://eu.ui-avatars.com/api/?name=&quot;&amp;[.A187]&amp;&quot;+&quot;&amp;[.B187]&amp;&quot;&amp;background=&quot;&amp;[.S187]&amp;&quot;&amp;color=fff&quot;" table:style-name="ce7">
            <text:p>https://eu.ui-avatars.com/api/?name=Marlena+Tami&amp;background=#A66635&amp;color=fff</text:p>
          </table:table-cell>
          <table:table-cell office:value-type="string" table:style-name="ce3">
            <text:p>Gabspot</text:p>
          </table:table-cell>
          <table:table-cell office:value-type="string" table:style-name="ce3">
            <text:p>Help Desk Technician</text:p>
          </table:table-cell>
          <table:table-cell office:value-type="string" table:style-name="ce3">
            <text:p>ac leo pellentesque ultrices mattis odio donec vitae nisi nam ultrices libero non mattis pulvinar nulla</text:p>
          </table:table-cell>
          <table:table-cell office:value-type="string" table:style-name="ce3">
            <text:p>Blockchain,Consulting,Gaming,Research</text:p>
          </table:table-cell>
          <table:table-cell office:value-type="string" table:style-name="ce3">
            <text:p>#business #businessmodel #ethics #SDG #canvas #ideation #marketing #growth</text:p>
          </table:table-cell>
          <table:table-cell table:content-validation-name="val2" table:style-name="ce3"/>
          <table:table-cell table:content-validation-name="val2" table:style-name="ce3"/>
          <table:table-cell office:value-type="string" office:string-value="#A66635" table:formula="of:=&quot;#A&quot;&amp;RANDBETWEEN(1; 9)&amp;RANDBETWEEN(1; 9)&amp;RANDBETWEEN(1; 9)&amp;RANDBETWEEN(1; 9)&amp;RANDBETWEEN(1; 9)" table:style-name="ce11">
            <text:p>#A66635</text:p>
          </table:table-cell>
          <table:table-cell table:number-columns-repeated="16365"/>
        </table:table-row>
        <table:table-row table:style-name="ro3">
          <table:table-cell office:value-type="string" table:style-name="ce3">
            <text:p>Coleman</text:p>
          </table:table-cell>
          <table:table-cell office:value-type="string" table:style-name="ce3">
            <text:p>Heriberto</text:p>
          </table:table-cell>
          <table:table-cell office:value-type="string" office:string-value="Coleman Heriberto" table:formula="of:=[.A188]&amp;&quot; &quot;&amp;[.B188]" table:style-name="ce3">
            <text:p>Coleman Heriberto</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Coleman@Heriberto.com" table:formula="of:=[.A188]&amp;&quot;@&quot;&amp;[.B188]&amp;&quot;.com&quot;" table:style-name="ce3">
            <text:p>Coleman@Heriberto.com</text:p>
          </table:table-cell>
          <table:table-cell office:value-type="string" table:style-name="ce3">
            <text:p>929-449-0143</text:p>
          </table:table-cell>
          <table:table-cell office:value-type="string" table:style-name="ce3">
            <text:p>Maloyaroslavets</text:p>
          </table:table-cell>
          <table:table-cell office:value-type="string" table:style-name="ce3">
            <text:p>Russia</text:p>
          </table:table-cell>
          <table:table-cell office:value-type="string" table:style-name="ce3">
            <text:p>Female</text:p>
          </table:table-cell>
          <table:table-cell office:value-type="string" office:string-value="https://eu.ui-avatars.com/api/?name=Coleman+Heriberto&amp;background=#A68368&amp;color=fff" table:formula="of:=&quot;https://eu.ui-avatars.com/api/?name=&quot;&amp;[.A188]&amp;&quot;+&quot;&amp;[.B188]&amp;&quot;&amp;background=&quot;&amp;[.S188]&amp;&quot;&amp;color=fff&quot;" table:style-name="ce7">
            <text:p>https://eu.ui-avatars.com/api/?name=Coleman+Heriberto&amp;background=#A68368&amp;color=fff</text:p>
          </table:table-cell>
          <table:table-cell office:value-type="string" table:style-name="ce3">
            <text:p>DabZ</text:p>
          </table:table-cell>
          <table:table-cell office:value-type="string" table:style-name="ce3">
            <text:p>Associate Professor</text:p>
          </table:table-cell>
          <table:table-cell office:value-type="string" table:style-name="ce3">
            <text:p>sodales scelerisque mauris sit amet eros suspendisse accumsan tortor quis turpis sed ante vivamus tortor duis mattis</text:p>
          </table:table-cell>
          <table:table-cell office:value-type="string" table:style-name="ce3">
            <text:p>Design</text:p>
          </table:table-cell>
          <table:table-cell office:value-type="string" table:style-name="ce3">
            <text:p>consultancy, multistakeholder issues, teambuilding</text:p>
          </table:table-cell>
          <table:table-cell table:content-validation-name="val2" table:style-name="ce3"/>
          <table:table-cell table:content-validation-name="val2" table:style-name="ce3"/>
          <table:table-cell office:value-type="string" office:string-value="#A68368" table:formula="of:=&quot;#A&quot;&amp;RANDBETWEEN(1; 9)&amp;RANDBETWEEN(1; 9)&amp;RANDBETWEEN(1; 9)&amp;RANDBETWEEN(1; 9)&amp;RANDBETWEEN(1; 9)" table:style-name="ce11">
            <text:p>#A68368</text:p>
          </table:table-cell>
          <table:table-cell table:number-columns-repeated="16365"/>
        </table:table-row>
        <table:table-row table:style-name="ro3">
          <table:table-cell office:value-type="string" table:style-name="ce3">
            <text:p>Dulce</text:p>
          </table:table-cell>
          <table:table-cell office:value-type="string" table:style-name="ce3">
            <text:p>Phyllis</text:p>
          </table:table-cell>
          <table:table-cell office:value-type="string" office:string-value="Dulce Phyllis" table:formula="of:=[.A189]&amp;&quot; &quot;&amp;[.B189]" table:style-name="ce3">
            <text:p>Dulce Phyllis</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Dulce@Phyllis.com" table:formula="of:=[.A189]&amp;&quot;@&quot;&amp;[.B189]&amp;&quot;.com&quot;" table:style-name="ce3">
            <text:p>Dulce@Phyllis.com</text:p>
          </table:table-cell>
          <table:table-cell office:value-type="string" table:style-name="ce3">
            <text:p>675-507-0230</text:p>
          </table:table-cell>
          <table:table-cell office:value-type="string" table:style-name="ce3">
            <text:p>Nanzamu</text:p>
          </table:table-cell>
          <table:table-cell office:value-type="string" table:style-name="ce3">
            <text:p>China</text:p>
          </table:table-cell>
          <table:table-cell office:value-type="string" table:style-name="ce3">
            <text:p>Male</text:p>
          </table:table-cell>
          <table:table-cell office:value-type="string" office:string-value="https://eu.ui-avatars.com/api/?name=Dulce+Phyllis&amp;background=#A71452&amp;color=fff" table:formula="of:=&quot;https://eu.ui-avatars.com/api/?name=&quot;&amp;[.A189]&amp;&quot;+&quot;&amp;[.B189]&amp;&quot;&amp;background=&quot;&amp;[.S189]&amp;&quot;&amp;color=fff&quot;" table:style-name="ce7">
            <text:p>https://eu.ui-avatars.com/api/?name=Dulce+Phyllis&amp;background=#A71452&amp;color=fff</text:p>
          </table:table-cell>
          <table:table-cell office:value-type="string" table:style-name="ce3">
            <text:p>Edgeblab</text:p>
          </table:table-cell>
          <table:table-cell office:value-type="string" table:style-name="ce3">
            <text:p>GIS Technical Architect</text:p>
          </table:table-cell>
          <table:table-cell office:value-type="string" table:style-name="ce3">
            <text:p>ipsum primis in faucibus orci luctus et ultrices posuere cubilia curae duis faucibus accumsan odio curabitur convallis duis consequat dui</text:p>
          </table:table-cell>
          <table:table-cell office:value-type="string" table:style-name="ce3">
            <text:p>GIS &amp; RS Specialist &amp; Designer</text:p>
          </table:table-cell>
          <table:table-cell office:value-type="string" table:style-name="ce3">
            <text:p>#trackmayor #education</text:p>
          </table:table-cell>
          <table:table-cell table:content-validation-name="val2" table:style-name="ce3"/>
          <table:table-cell table:content-validation-name="val2" table:style-name="ce3"/>
          <table:table-cell office:value-type="string" office:string-value="#A71452" table:formula="of:=&quot;#A&quot;&amp;RANDBETWEEN(1; 9)&amp;RANDBETWEEN(1; 9)&amp;RANDBETWEEN(1; 9)&amp;RANDBETWEEN(1; 9)&amp;RANDBETWEEN(1; 9)" table:style-name="ce11">
            <text:p>#A71452</text:p>
          </table:table-cell>
          <table:table-cell table:number-columns-repeated="16365"/>
        </table:table-row>
        <table:table-row table:style-name="ro3">
          <table:table-cell office:value-type="string" table:style-name="ce3">
            <text:p>Darrel</text:p>
          </table:table-cell>
          <table:table-cell office:value-type="string" table:style-name="ce3">
            <text:p>Kathryne</text:p>
          </table:table-cell>
          <table:table-cell office:value-type="string" office:string-value="Darrel Kathryne" table:formula="of:=[.A190]&amp;&quot; &quot;&amp;[.B190]" table:style-name="ce3">
            <text:p>Darrel Kathryn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Darrel@Kathryne.com" table:formula="of:=[.A190]&amp;&quot;@&quot;&amp;[.B190]&amp;&quot;.com&quot;" table:style-name="ce3">
            <text:p>Darrel@Kathryne.com</text:p>
          </table:table-cell>
          <table:table-cell office:value-type="string" table:style-name="ce3">
            <text:p>411-250-0537</text:p>
          </table:table-cell>
          <table:table-cell office:value-type="string" table:style-name="ce3">
            <text:p>Oullins</text:p>
          </table:table-cell>
          <table:table-cell office:value-type="string" table:style-name="ce3">
            <text:p>France</text:p>
          </table:table-cell>
          <table:table-cell office:value-type="string" table:style-name="ce3">
            <text:p>Female</text:p>
          </table:table-cell>
          <table:table-cell office:value-type="string" office:string-value="https://eu.ui-avatars.com/api/?name=Darrel+Kathryne&amp;background=#A52263&amp;color=fff" table:formula="of:=&quot;https://eu.ui-avatars.com/api/?name=&quot;&amp;[.A190]&amp;&quot;+&quot;&amp;[.B190]&amp;&quot;&amp;background=&quot;&amp;[.S190]&amp;&quot;&amp;color=fff&quot;" table:style-name="ce7">
            <text:p>https://eu.ui-avatars.com/api/?name=Darrel+Kathryne&amp;background=#A52263&amp;color=fff</text:p>
          </table:table-cell>
          <table:table-cell office:value-type="string" table:style-name="ce3">
            <text:p>Gigaclub</text:p>
          </table:table-cell>
          <table:table-cell office:value-type="string" table:style-name="ce3">
            <text:p>Marketing Manager</text:p>
          </table:table-cell>
          <table:table-cell office:value-type="string" table:style-name="ce3">
            <text:p>nulla suscipit ligula in lacus curabitur at ipsum ac tellus semper</text:p>
          </table:table-cell>
          <table:table-cell office:value-type="string" table:style-name="ce3">
            <text:p>full stack developer</text:p>
          </table:table-cell>
          <table:table-cell office:value-type="string" table:style-name="ce3">
            <text:p>healthcare, government, Groningen, safety region</text:p>
          </table:table-cell>
          <table:table-cell table:content-validation-name="val2" table:style-name="ce3"/>
          <table:table-cell table:content-validation-name="val2" table:style-name="ce3"/>
          <table:table-cell office:value-type="string" office:string-value="#A52263" table:formula="of:=&quot;#A&quot;&amp;RANDBETWEEN(1; 9)&amp;RANDBETWEEN(1; 9)&amp;RANDBETWEEN(1; 9)&amp;RANDBETWEEN(1; 9)&amp;RANDBETWEEN(1; 9)" table:style-name="ce11">
            <text:p>#A52263</text:p>
          </table:table-cell>
          <table:table-cell table:number-columns-repeated="16365"/>
        </table:table-row>
        <table:table-row table:style-name="ro3">
          <table:table-cell office:value-type="string" table:style-name="ce3">
            <text:p>Lucinda</text:p>
          </table:table-cell>
          <table:table-cell office:value-type="string" table:style-name="ce3">
            <text:p>Daniela</text:p>
          </table:table-cell>
          <table:table-cell office:value-type="string" office:string-value="Lucinda Daniela" table:formula="of:=[.A191]&amp;&quot; &quot;&amp;[.B191]" table:style-name="ce3">
            <text:p>Lucinda Daniel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Lucinda@Daniela.com" table:formula="of:=[.A191]&amp;&quot;@&quot;&amp;[.B191]&amp;&quot;.com&quot;" table:style-name="ce3">
            <text:p>Lucinda@Daniela.com</text:p>
          </table:table-cell>
          <table:table-cell office:value-type="string" table:style-name="ce3">
            <text:p>269-967-1537</text:p>
          </table:table-cell>
          <table:table-cell office:value-type="string" table:style-name="ce3">
            <text:p>Shangzhang</text:p>
          </table:table-cell>
          <table:table-cell office:value-type="string" table:style-name="ce3">
            <text:p>China</text:p>
          </table:table-cell>
          <table:table-cell office:value-type="string" table:style-name="ce3">
            <text:p>Male</text:p>
          </table:table-cell>
          <table:table-cell office:value-type="string" office:string-value="https://eu.ui-avatars.com/api/?name=Lucinda+Daniela&amp;background=#A55785&amp;color=fff" table:formula="of:=&quot;https://eu.ui-avatars.com/api/?name=&quot;&amp;[.A191]&amp;&quot;+&quot;&amp;[.B191]&amp;&quot;&amp;background=&quot;&amp;[.S191]&amp;&quot;&amp;color=fff&quot;" table:style-name="ce7">
            <text:p>https://eu.ui-avatars.com/api/?name=Lucinda+Daniela&amp;background=#A55785&amp;color=fff</text:p>
          </table:table-cell>
          <table:table-cell office:value-type="string" table:style-name="ce3">
            <text:p>Linklinks</text:p>
          </table:table-cell>
          <table:table-cell office:value-type="string" table:style-name="ce3">
            <text:p>Marketing Assistant</text:p>
          </table:table-cell>
          <table:table-cell office:value-type="string" table:style-name="ce3">
            <text:p>arcu sed augue aliquam erat volutpat in congue etiam justo etiam pretium iaculis justo</text:p>
          </table:table-cell>
          <table:table-cell office:value-type="string" table:style-name="ce3">
            <text:p>AI,Blockchain,Education/Academics/Research,IT/Software,Decentralized computing</text:p>
          </table:table-cell>
          <table:table-cell office:value-type="string" table:style-name="ce3">
            <text:p>#dusknetwork #decentralized #blockchaintechnology #privacy #zeroknowledgeproof #smartcontracts #fintech #financialsector #dutchecosystem</text:p>
          </table:table-cell>
          <table:table-cell table:content-validation-name="val2" table:style-name="ce3"/>
          <table:table-cell table:content-validation-name="val2" table:style-name="ce3"/>
          <table:table-cell office:value-type="string" office:string-value="#A55785" table:formula="of:=&quot;#A&quot;&amp;RANDBETWEEN(1; 9)&amp;RANDBETWEEN(1; 9)&amp;RANDBETWEEN(1; 9)&amp;RANDBETWEEN(1; 9)&amp;RANDBETWEEN(1; 9)" table:style-name="ce11">
            <text:p>#A55785</text:p>
          </table:table-cell>
          <table:table-cell table:number-columns-repeated="16365"/>
        </table:table-row>
        <table:table-row table:style-name="ro3">
          <table:table-cell office:value-type="string" table:style-name="ce3">
            <text:p>Ashli</text:p>
          </table:table-cell>
          <table:table-cell office:value-type="string" table:style-name="ce3">
            <text:p>Antione</text:p>
          </table:table-cell>
          <table:table-cell office:value-type="string" office:string-value="Ashli Antione" table:formula="of:=[.A192]&amp;&quot; &quot;&amp;[.B192]" table:style-name="ce3">
            <text:p>Ashli Antion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Ashli@Antione.com" table:formula="of:=[.A192]&amp;&quot;@&quot;&amp;[.B192]&amp;&quot;.com&quot;" table:style-name="ce3">
            <text:p>Ashli@Antione.com</text:p>
          </table:table-cell>
          <table:table-cell office:value-type="string" table:style-name="ce3">
            <text:p>888-927-6369</text:p>
          </table:table-cell>
          <table:table-cell office:value-type="string" table:style-name="ce3">
            <text:p>Qümong</text:p>
          </table:table-cell>
          <table:table-cell office:value-type="string" table:style-name="ce3">
            <text:p>China</text:p>
          </table:table-cell>
          <table:table-cell office:value-type="string" table:style-name="ce3">
            <text:p>Male</text:p>
          </table:table-cell>
          <table:table-cell office:value-type="string" office:string-value="https://eu.ui-avatars.com/api/?name=Ashli+Antione&amp;background=#A89845&amp;color=fff" table:formula="of:=&quot;https://eu.ui-avatars.com/api/?name=&quot;&amp;[.A192]&amp;&quot;+&quot;&amp;[.B192]&amp;&quot;&amp;background=&quot;&amp;[.S192]&amp;&quot;&amp;color=fff&quot;" table:style-name="ce7">
            <text:p>https://eu.ui-avatars.com/api/?name=Ashli+Antione&amp;background=#A89845&amp;color=fff</text:p>
          </table:table-cell>
          <table:table-cell office:value-type="string" table:style-name="ce3">
            <text:p>Twinte</text:p>
          </table:table-cell>
          <table:table-cell office:value-type="string" table:style-name="ce3">
            <text:p>Structural Engineer</text:p>
          </table:table-cell>
          <table:table-cell office:value-type="string" table:style-name="ce3">
            <text:p>non sodales sed tincidunt eu felis fusce posuere felis sed lacus morbi sem mauris</text:p>
          </table:table-cell>
          <table:table-cell office:value-type="string" table:style-name="ce3">
            <text:p>Electronics/IOT/Nanotechnologies,IT/Software,Robotics</text:p>
          </table:table-cell>
          <table:table-cell office:value-type="string" table:style-name="ce3">
            <text:p>facilitate, connect, group dynamics, stakeholder management, finance, investor ready, coaching, conflict resolution, strategy</text:p>
          </table:table-cell>
          <table:table-cell table:content-validation-name="val2" table:style-name="ce3"/>
          <table:table-cell table:content-validation-name="val2" table:style-name="ce3"/>
          <table:table-cell office:value-type="string" office:string-value="#A89845" table:formula="of:=&quot;#A&quot;&amp;RANDBETWEEN(1; 9)&amp;RANDBETWEEN(1; 9)&amp;RANDBETWEEN(1; 9)&amp;RANDBETWEEN(1; 9)&amp;RANDBETWEEN(1; 9)" table:style-name="ce11">
            <text:p>#A89845</text:p>
          </table:table-cell>
          <table:table-cell table:number-columns-repeated="16365"/>
        </table:table-row>
        <table:table-row table:style-name="ro3">
          <table:table-cell office:value-type="string" table:style-name="ce3">
            <text:p>Tami</text:p>
          </table:table-cell>
          <table:table-cell office:value-type="string" table:style-name="ce3">
            <text:p>Kevin</text:p>
          </table:table-cell>
          <table:table-cell office:value-type="string" office:string-value="Tami Kevin" table:formula="of:=[.A193]&amp;&quot; &quot;&amp;[.B193]" table:style-name="ce3">
            <text:p>Tami Kevi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Tami@Kevin.com" table:formula="of:=[.A193]&amp;&quot;@&quot;&amp;[.B193]&amp;&quot;.com&quot;" table:style-name="ce3">
            <text:p>Tami@Kevin.com</text:p>
          </table:table-cell>
          <table:table-cell office:value-type="string" table:style-name="ce3">
            <text:p>716-134-0211</text:p>
          </table:table-cell>
          <table:table-cell office:value-type="string" table:style-name="ce3">
            <text:p>Enköping</text:p>
          </table:table-cell>
          <table:table-cell office:value-type="string" table:style-name="ce3">
            <text:p>Sweden</text:p>
          </table:table-cell>
          <table:table-cell office:value-type="string" table:style-name="ce3">
            <text:p>Male</text:p>
          </table:table-cell>
          <table:table-cell office:value-type="string" office:string-value="https://eu.ui-avatars.com/api/?name=Tami+Kevin&amp;background=#A73528&amp;color=fff" table:formula="of:=&quot;https://eu.ui-avatars.com/api/?name=&quot;&amp;[.A193]&amp;&quot;+&quot;&amp;[.B193]&amp;&quot;&amp;background=&quot;&amp;[.S193]&amp;&quot;&amp;color=fff&quot;" table:style-name="ce7">
            <text:p>https://eu.ui-avatars.com/api/?name=Tami+Kevin&amp;background=#A73528&amp;color=fff</text:p>
          </table:table-cell>
          <table:table-cell office:value-type="string" table:style-name="ce3">
            <text:p>Devcast</text:p>
          </table:table-cell>
          <table:table-cell office:value-type="string" table:style-name="ce3">
            <text:p>Professor</text:p>
          </table:table-cell>
          <table:table-cell office:value-type="string" table:style-name="ce3">
            <text:p>nulla mollis molestie lorem quisque ut erat curabitur gravida nisi at nibh in hac habitasse platea dictumst aliquam</text:p>
          </table:table-cell>
          <table:table-cell office:value-type="string" table:style-name="ce3">
            <text:p>AI,Blockchain,IT/Software</text:p>
          </table:table-cell>
          <table:table-cell office:value-type="string" table:style-name="ce3">
            <text:p>#TrackMayor #Finance</text:p>
          </table:table-cell>
          <table:table-cell table:content-validation-name="val2" table:style-name="ce3"/>
          <table:table-cell table:content-validation-name="val2" table:style-name="ce3"/>
          <table:table-cell office:value-type="string" office:string-value="#A73528" table:formula="of:=&quot;#A&quot;&amp;RANDBETWEEN(1; 9)&amp;RANDBETWEEN(1; 9)&amp;RANDBETWEEN(1; 9)&amp;RANDBETWEEN(1; 9)&amp;RANDBETWEEN(1; 9)" table:style-name="ce11">
            <text:p>#A73528</text:p>
          </table:table-cell>
          <table:table-cell table:number-columns-repeated="16365"/>
        </table:table-row>
        <table:table-row table:style-name="ro3">
          <table:table-cell office:value-type="string" table:style-name="ce3">
            <text:p>Terri</text:p>
          </table:table-cell>
          <table:table-cell office:value-type="string" table:style-name="ce3">
            <text:p>Sommer</text:p>
          </table:table-cell>
          <table:table-cell office:value-type="string" office:string-value="Terri Sommer" table:formula="of:=[.A194]&amp;&quot; &quot;&amp;[.B194]" table:style-name="ce3">
            <text:p>Terri Sommer</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Terri@Sommer.com" table:formula="of:=[.A194]&amp;&quot;@&quot;&amp;[.B194]&amp;&quot;.com&quot;" table:style-name="ce3">
            <text:p>Terri@Sommer.com</text:p>
          </table:table-cell>
          <table:table-cell office:value-type="string" table:style-name="ce3">
            <text:p>331-276-3104</text:p>
          </table:table-cell>
          <table:table-cell office:value-type="string" table:style-name="ce3">
            <text:p>Marathon</text:p>
          </table:table-cell>
          <table:table-cell office:value-type="string" table:style-name="ce3">
            <text:p>Canada</text:p>
          </table:table-cell>
          <table:table-cell office:value-type="string" table:style-name="ce3">
            <text:p>Female</text:p>
          </table:table-cell>
          <table:table-cell office:value-type="string" office:string-value="https://eu.ui-avatars.com/api/?name=Terri+Sommer&amp;background=#A33324&amp;color=fff" table:formula="of:=&quot;https://eu.ui-avatars.com/api/?name=&quot;&amp;[.A194]&amp;&quot;+&quot;&amp;[.B194]&amp;&quot;&amp;background=&quot;&amp;[.S194]&amp;&quot;&amp;color=fff&quot;" table:style-name="ce7">
            <text:p>https://eu.ui-avatars.com/api/?name=Terri+Sommer&amp;background=#A33324&amp;color=fff</text:p>
          </table:table-cell>
          <table:table-cell office:value-type="string" table:style-name="ce3">
            <text:p>Skipstorm</text:p>
          </table:table-cell>
          <table:table-cell office:value-type="string" table:style-name="ce3">
            <text:p>Safety Technician I</text:p>
          </table:table-cell>
          <table:table-cell office:value-type="string" table:style-name="ce3">
            <text:p>faucibus orci luctus et ultrices posuere cubilia curae mauris viverra diam vitae quam suspendisse potenti nullam porttitor lacus</text:p>
          </table:table-cell>
          <table:table-cell office:value-type="string" table:style-name="ce3">
            <text:p>AI,Blockchain,Education/Academics/Research,IT/Software</text:p>
          </table:table-cell>
          <table:table-cell office:value-type="string" table:style-name="ce3">
            <text:p>#servicedesign #designthinking #behavioralchange #behavior #research #usercentereddesign</text:p>
          </table:table-cell>
          <table:table-cell table:content-validation-name="val2" table:style-name="ce3"/>
          <table:table-cell table:content-validation-name="val2" table:style-name="ce3"/>
          <table:table-cell office:value-type="string" office:string-value="#A33324" table:formula="of:=&quot;#A&quot;&amp;RANDBETWEEN(1; 9)&amp;RANDBETWEEN(1; 9)&amp;RANDBETWEEN(1; 9)&amp;RANDBETWEEN(1; 9)&amp;RANDBETWEEN(1; 9)" table:style-name="ce11">
            <text:p>#A33324</text:p>
          </table:table-cell>
          <table:table-cell table:number-columns-repeated="16365"/>
        </table:table-row>
        <table:table-row table:style-name="ro3">
          <table:table-cell office:value-type="string" table:style-name="ce3">
            <text:p>Ayana</text:p>
          </table:table-cell>
          <table:table-cell office:value-type="string" table:style-name="ce3">
            <text:p>Andreas</text:p>
          </table:table-cell>
          <table:table-cell office:value-type="string" office:string-value="Ayana Andreas" table:formula="of:=[.A195]&amp;&quot; &quot;&amp;[.B195]" table:style-name="ce3">
            <text:p>Ayana Andreas</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Ayana@Andreas.com" table:formula="of:=[.A195]&amp;&quot;@&quot;&amp;[.B195]&amp;&quot;.com&quot;" table:style-name="ce3">
            <text:p>Ayana@Andreas.com</text:p>
          </table:table-cell>
          <table:table-cell office:value-type="string" table:style-name="ce3">
            <text:p>342-555-0845</text:p>
          </table:table-cell>
          <table:table-cell office:value-type="string" table:style-name="ce3">
            <text:p>Biała Piska</text:p>
          </table:table-cell>
          <table:table-cell office:value-type="string" table:style-name="ce3">
            <text:p>Poland</text:p>
          </table:table-cell>
          <table:table-cell office:value-type="string" table:style-name="ce3">
            <text:p>Male</text:p>
          </table:table-cell>
          <table:table-cell office:value-type="string" office:string-value="https://eu.ui-avatars.com/api/?name=Ayana+Andreas&amp;background=#A11381&amp;color=fff" table:formula="of:=&quot;https://eu.ui-avatars.com/api/?name=&quot;&amp;[.A195]&amp;&quot;+&quot;&amp;[.B195]&amp;&quot;&amp;background=&quot;&amp;[.S195]&amp;&quot;&amp;color=fff&quot;" table:style-name="ce7">
            <text:p>https://eu.ui-avatars.com/api/?name=Ayana+Andreas&amp;background=#A11381&amp;color=fff</text:p>
          </table:table-cell>
          <table:table-cell office:value-type="string" table:style-name="ce3">
            <text:p>Agivu</text:p>
          </table:table-cell>
          <table:table-cell office:value-type="string" table:style-name="ce3">
            <text:p>Account Executive</text:p>
          </table:table-cell>
          <table:table-cell office:value-type="string" table:style-name="ce3">
            <text:p>ridiculus mus vivamus vestibulum sagittis sapien cum sociis natoque penatibus et magnis dis parturient montes nascetur ridiculus</text:p>
          </table:table-cell>
          <table:table-cell office:value-type="string" table:style-name="ce3">
            <text:p>Programmer</text:p>
          </table:table-cell>
          <table:table-cell office:value-type="string" table:style-name="ce3">
            <text:p>#TrackMayor</text:p>
          </table:table-cell>
          <table:table-cell table:content-validation-name="val2" table:style-name="ce3"/>
          <table:table-cell table:content-validation-name="val2" table:style-name="ce3"/>
          <table:table-cell office:value-type="string" office:string-value="#A11381" table:formula="of:=&quot;#A&quot;&amp;RANDBETWEEN(1; 9)&amp;RANDBETWEEN(1; 9)&amp;RANDBETWEEN(1; 9)&amp;RANDBETWEEN(1; 9)&amp;RANDBETWEEN(1; 9)" table:style-name="ce11">
            <text:p>#A11381</text:p>
          </table:table-cell>
          <table:table-cell table:number-columns-repeated="16365"/>
        </table:table-row>
        <table:table-row table:style-name="ro3">
          <table:table-cell office:value-type="string" table:style-name="ce3">
            <text:p>Jefferson</text:p>
          </table:table-cell>
          <table:table-cell office:value-type="string" table:style-name="ce3">
            <text:p>Adrienne</text:p>
          </table:table-cell>
          <table:table-cell office:value-type="string" office:string-value="Jefferson Adrienne" table:formula="of:=[.A196]&amp;&quot; &quot;&amp;[.B196]" table:style-name="ce3">
            <text:p>Jefferson Adrienn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efferson@Adrienne.com" table:formula="of:=[.A196]&amp;&quot;@&quot;&amp;[.B196]&amp;&quot;.com&quot;" table:style-name="ce3">
            <text:p>Jefferson@Adrienne.com</text:p>
          </table:table-cell>
          <table:table-cell office:value-type="string" table:style-name="ce3">
            <text:p>690-908-9177</text:p>
          </table:table-cell>
          <table:table-cell office:value-type="string" table:style-name="ce3">
            <text:p>Nasīrābād</text:p>
          </table:table-cell>
          <table:table-cell office:value-type="string" table:style-name="ce3">
            <text:p>Pakistan</text:p>
          </table:table-cell>
          <table:table-cell office:value-type="string" table:style-name="ce3">
            <text:p>Male</text:p>
          </table:table-cell>
          <table:table-cell office:value-type="string" office:string-value="https://eu.ui-avatars.com/api/?name=Jefferson+Adrienne&amp;background=#A48617&amp;color=fff" table:formula="of:=&quot;https://eu.ui-avatars.com/api/?name=&quot;&amp;[.A196]&amp;&quot;+&quot;&amp;[.B196]&amp;&quot;&amp;background=&quot;&amp;[.S196]&amp;&quot;&amp;color=fff&quot;" table:style-name="ce7">
            <text:p>https://eu.ui-avatars.com/api/?name=Jefferson+Adrienne&amp;background=#A48617&amp;color=fff</text:p>
          </table:table-cell>
          <table:table-cell office:value-type="string" table:style-name="ce3">
            <text:p>Skinte</text:p>
          </table:table-cell>
          <table:table-cell office:value-type="string" table:style-name="ce3">
            <text:p>Staff Accountant IV</text:p>
          </table:table-cell>
          <table:table-cell office:value-type="string" table:style-name="ce3">
            <text:p>id luctus nec molestie sed justo pellentesque viverra pede ac diam cras pellentesque volutpat</text:p>
          </table:table-cell>
          <table:table-cell office:value-type="string" table:style-name="ce3">
            <text:p>Software Developer</text:p>
          </table:table-cell>
          <table:table-cell office:value-type="string" table:style-name="ce3">
            <text:p>#outofthebox #connector #optimist</text:p>
          </table:table-cell>
          <table:table-cell table:content-validation-name="val2" table:style-name="ce3"/>
          <table:table-cell table:content-validation-name="val2" table:style-name="ce3"/>
          <table:table-cell office:value-type="string" office:string-value="#A48617" table:formula="of:=&quot;#A&quot;&amp;RANDBETWEEN(1; 9)&amp;RANDBETWEEN(1; 9)&amp;RANDBETWEEN(1; 9)&amp;RANDBETWEEN(1; 9)&amp;RANDBETWEEN(1; 9)" table:style-name="ce11">
            <text:p>#A48617</text:p>
          </table:table-cell>
          <table:table-cell table:number-columns-repeated="16365"/>
        </table:table-row>
        <table:table-row table:style-name="ro3">
          <table:table-cell office:value-type="string" table:style-name="ce3">
            <text:p>Maryland</text:p>
          </table:table-cell>
          <table:table-cell office:value-type="string" table:style-name="ce3">
            <text:p>Bruno</text:p>
          </table:table-cell>
          <table:table-cell office:value-type="string" office:string-value="Maryland Bruno" table:formula="of:=[.A197]&amp;&quot; &quot;&amp;[.B197]" table:style-name="ce3">
            <text:p>Maryland Bruno</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Maryland@Bruno.com" table:formula="of:=[.A197]&amp;&quot;@&quot;&amp;[.B197]&amp;&quot;.com&quot;" table:style-name="ce3">
            <text:p>Maryland@Bruno.com</text:p>
          </table:table-cell>
          <table:table-cell office:value-type="string" table:style-name="ce3">
            <text:p>554-384-5097</text:p>
          </table:table-cell>
          <table:table-cell office:value-type="string" table:style-name="ce3">
            <text:p>Moutfort</text:p>
          </table:table-cell>
          <table:table-cell office:value-type="string" table:style-name="ce3">
            <text:p>Luxembourg</text:p>
          </table:table-cell>
          <table:table-cell office:value-type="string" table:style-name="ce3">
            <text:p>Female</text:p>
          </table:table-cell>
          <table:table-cell office:value-type="string" office:string-value="https://eu.ui-avatars.com/api/?name=Maryland+Bruno&amp;background=#A72237&amp;color=fff" table:formula="of:=&quot;https://eu.ui-avatars.com/api/?name=&quot;&amp;[.A197]&amp;&quot;+&quot;&amp;[.B197]&amp;&quot;&amp;background=&quot;&amp;[.S197]&amp;&quot;&amp;color=fff&quot;" table:style-name="ce7">
            <text:p>https://eu.ui-avatars.com/api/?name=Maryland+Bruno&amp;background=#A72237&amp;color=fff</text:p>
          </table:table-cell>
          <table:table-cell office:value-type="string" table:style-name="ce3">
            <text:p>LiveZ</text:p>
          </table:table-cell>
          <table:table-cell office:value-type="string" table:style-name="ce3">
            <text:p>Programmer IV</text:p>
          </table:table-cell>
          <table:table-cell office:value-type="string" table:style-name="ce3">
            <text:p>sapien cum sociis natoque penatibus et magnis dis parturient montes nascetur ridiculus mus etiam vel augue</text:p>
          </table:table-cell>
          <table:table-cell office:value-type="string" table:style-name="ce3">
            <text:p>Agriculture/Food,Blockchain,IT/Software,Logistics/Supply chain</text:p>
          </table:table-cell>
          <table:table-cell office:value-type="float" office:value="34" table:style-name="ce3">
            <text:p>34</text:p>
          </table:table-cell>
          <table:table-cell table:content-validation-name="val2" table:style-name="ce3"/>
          <table:table-cell table:content-validation-name="val2" table:style-name="ce3"/>
          <table:table-cell office:value-type="string" office:string-value="#A72237" table:formula="of:=&quot;#A&quot;&amp;RANDBETWEEN(1; 9)&amp;RANDBETWEEN(1; 9)&amp;RANDBETWEEN(1; 9)&amp;RANDBETWEEN(1; 9)&amp;RANDBETWEEN(1; 9)" table:style-name="ce11">
            <text:p>#A72237</text:p>
          </table:table-cell>
          <table:table-cell table:number-columns-repeated="16365"/>
        </table:table-row>
        <table:table-row table:style-name="ro3">
          <table:table-cell office:value-type="string" table:style-name="ce3">
            <text:p>Gustavo</text:p>
          </table:table-cell>
          <table:table-cell office:value-type="string" table:style-name="ce3">
            <text:p>Philip</text:p>
          </table:table-cell>
          <table:table-cell office:value-type="string" office:string-value="Gustavo Philip" table:formula="of:=[.A198]&amp;&quot; &quot;&amp;[.B198]" table:style-name="ce3">
            <text:p>Gustavo Philip</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Gustavo@Philip.com" table:formula="of:=[.A198]&amp;&quot;@&quot;&amp;[.B198]&amp;&quot;.com&quot;" table:style-name="ce3">
            <text:p>Gustavo@Philip.com</text:p>
          </table:table-cell>
          <table:table-cell office:value-type="string" table:style-name="ce3">
            <text:p>674-569-7291</text:p>
          </table:table-cell>
          <table:table-cell office:value-type="string" table:style-name="ce3">
            <text:p>Palma De Mallorca</text:p>
          </table:table-cell>
          <table:table-cell office:value-type="string" table:style-name="ce3">
            <text:p>Spain</text:p>
          </table:table-cell>
          <table:table-cell office:value-type="string" table:style-name="ce3">
            <text:p>Female</text:p>
          </table:table-cell>
          <table:table-cell office:value-type="string" office:string-value="https://eu.ui-avatars.com/api/?name=Gustavo+Philip&amp;background=#A42861&amp;color=fff" table:formula="of:=&quot;https://eu.ui-avatars.com/api/?name=&quot;&amp;[.A198]&amp;&quot;+&quot;&amp;[.B198]&amp;&quot;&amp;background=&quot;&amp;[.S198]&amp;&quot;&amp;color=fff&quot;" table:style-name="ce7">
            <text:p>https://eu.ui-avatars.com/api/?name=Gustavo+Philip&amp;background=#A42861&amp;color=fff</text:p>
          </table:table-cell>
          <table:table-cell office:value-type="string" table:style-name="ce3">
            <text:p>Zoozzy</text:p>
          </table:table-cell>
          <table:table-cell office:value-type="string" table:style-name="ce3">
            <text:p>Assistant Professor</text:p>
          </table:table-cell>
          <table:table-cell office:value-type="string" table:style-name="ce3">
            <text:p>pede posuere nonummy integer non velit donec diam neque vestibulum eget vulputate ut ultrices vel augue vestibulum ante</text:p>
          </table:table-cell>
          <table:table-cell office:value-type="string" table:style-name="ce3">
            <text:p>Blockchain,Communication/Marketing,Consulting,Gaming,IT/Software,Ownerless Entities | Universal Basic Income</text:p>
          </table:table-cell>
          <table:table-cell office:value-type="string" table:style-name="ce3">
            <text:p>#management #multitasking #logistics #production #creativeproblemsolving #sustainableenergy #blockhainn</text:p>
          </table:table-cell>
          <table:table-cell table:content-validation-name="val2" table:style-name="ce3"/>
          <table:table-cell table:content-validation-name="val2" table:style-name="ce3"/>
          <table:table-cell office:value-type="string" office:string-value="#A42861" table:formula="of:=&quot;#A&quot;&amp;RANDBETWEEN(1; 9)&amp;RANDBETWEEN(1; 9)&amp;RANDBETWEEN(1; 9)&amp;RANDBETWEEN(1; 9)&amp;RANDBETWEEN(1; 9)" table:style-name="ce11">
            <text:p>#A42861</text:p>
          </table:table-cell>
          <table:table-cell table:number-columns-repeated="16365"/>
        </table:table-row>
        <table:table-row table:style-name="ro3">
          <table:table-cell office:value-type="string" table:style-name="ce3">
            <text:p>Maud Causnett</text:p>
          </table:table-cell>
          <table:table-cell office:value-type="string" table:style-name="ce3">
            <text:p>Nicholle</text:p>
          </table:table-cell>
          <table:table-cell office:value-type="string" office:string-value="Maud Causnett Nicholle" table:formula="of:=[.A199]&amp;&quot; &quot;&amp;[.B199]" table:style-name="ce3">
            <text:p>Maud Causnett Nicholl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Maud Causnett@Nicholle.com" table:formula="of:=[.A199]&amp;&quot;@&quot;&amp;[.B199]&amp;&quot;.com&quot;" table:style-name="ce3">
            <text:p>Maud Causnett@Nicholle.com</text:p>
          </table:table-cell>
          <table:table-cell office:value-type="string" table:style-name="ce3">
            <text:p>740-156-9249</text:p>
          </table:table-cell>
          <table:table-cell office:value-type="string" table:style-name="ce3">
            <text:p>Sicamous</text:p>
          </table:table-cell>
          <table:table-cell office:value-type="string" table:style-name="ce3">
            <text:p>Canada</text:p>
          </table:table-cell>
          <table:table-cell office:value-type="string" table:style-name="ce3">
            <text:p>Female</text:p>
          </table:table-cell>
          <table:table-cell office:value-type="string" office:string-value="https://eu.ui-avatars.com/api/?name=Maud Causnett+Nicholle&amp;background=#A77112&amp;color=fff" table:formula="of:=&quot;https://eu.ui-avatars.com/api/?name=&quot;&amp;[.A199]&amp;&quot;+&quot;&amp;[.B199]&amp;&quot;&amp;background=&quot;&amp;[.S199]&amp;&quot;&amp;color=fff&quot;" table:style-name="ce3">
            <text:p>https://eu.ui-avatars.com/api/?name=Maud Causnett+Nicholle&amp;background=#A77112&amp;color=fff</text:p>
          </table:table-cell>
          <table:table-cell office:value-type="string" table:style-name="ce3">
            <text:p>Devbug</text:p>
          </table:table-cell>
          <table:table-cell office:value-type="string" table:style-name="ce3">
            <text:p>Geologist IV</text:p>
          </table:table-cell>
          <table:table-cell office:value-type="string" table:style-name="ce3">
            <text:p>dapibus augue vel accumsan tellus nisi eu orci mauris lacinia sapien quis</text:p>
          </table:table-cell>
          <table:table-cell office:value-type="string" table:style-name="ce3">
            <text:p>Blockchain,Cyber security,Electronics/IOT/Nanotechnologies,Gaming,IT/Software</text:p>
          </table:table-cell>
          <table:table-cell office:value-type="string" table:style-name="ce3">
            <text:p>#blockchain #energy</text:p>
          </table:table-cell>
          <table:table-cell table:content-validation-name="val2" table:style-name="ce3"/>
          <table:table-cell table:content-validation-name="val2" table:style-name="ce3"/>
          <table:table-cell office:value-type="string" office:string-value="#A77112" table:formula="of:=&quot;#A&quot;&amp;RANDBETWEEN(1; 9)&amp;RANDBETWEEN(1; 9)&amp;RANDBETWEEN(1; 9)&amp;RANDBETWEEN(1; 9)&amp;RANDBETWEEN(1; 9)" table:style-name="ce11">
            <text:p>#A77112</text:p>
          </table:table-cell>
          <table:table-cell table:number-columns-repeated="16365"/>
        </table:table-row>
        <table:table-row table:style-name="ro3">
          <table:table-cell office:value-type="string" table:style-name="ce3">
            <text:p>Jefferson</text:p>
          </table:table-cell>
          <table:table-cell office:value-type="string" table:style-name="ce3">
            <text:p>Brigid</text:p>
          </table:table-cell>
          <table:table-cell office:value-type="string" office:string-value="Jefferson Brigid" table:formula="of:=[.A200]&amp;&quot; &quot;&amp;[.B200]" table:style-name="ce3">
            <text:p>Jefferson Brigid</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efferson@Brigid.com" table:formula="of:=[.A200]&amp;&quot;@&quot;&amp;[.B200]&amp;&quot;.com&quot;" table:style-name="ce3">
            <text:p>Jefferson@Brigid.com</text:p>
          </table:table-cell>
          <table:table-cell office:value-type="string" table:style-name="ce3">
            <text:p>805-805-0632</text:p>
          </table:table-cell>
          <table:table-cell office:value-type="string" table:style-name="ce3">
            <text:p>Klippan</text:p>
          </table:table-cell>
          <table:table-cell office:value-type="string" table:style-name="ce3">
            <text:p>Sweden</text:p>
          </table:table-cell>
          <table:table-cell office:value-type="string" table:style-name="ce3">
            <text:p>Male</text:p>
          </table:table-cell>
          <table:table-cell office:value-type="string" office:string-value="https://eu.ui-avatars.com/api/?name=Jefferson+Brigid&amp;background=#A41724&amp;color=fff" table:formula="of:=&quot;https://eu.ui-avatars.com/api/?name=&quot;&amp;[.A200]&amp;&quot;+&quot;&amp;[.B200]&amp;&quot;&amp;background=&quot;&amp;[.S200]&amp;&quot;&amp;color=fff&quot;" table:style-name="ce7">
            <text:p>https://eu.ui-avatars.com/api/?name=Jefferson+Brigid&amp;background=#A41724&amp;color=fff</text:p>
          </table:table-cell>
          <table:table-cell office:value-type="string" table:style-name="ce3">
            <text:p>Skiptube</text:p>
          </table:table-cell>
          <table:table-cell office:value-type="string" table:style-name="ce3">
            <text:p>Media Manager II</text:p>
          </table:table-cell>
          <table:table-cell office:value-type="string" table:style-name="ce3">
            <text:p>odio justo sollicitudin ut suscipit a feugiat et eros vestibulum ac est lacinia nisi venenatis</text:p>
          </table:table-cell>
          <table:table-cell office:value-type="string" table:style-name="ce3">
            <text:p>AI,Automotive/Aerospace/Shipbuilding,Blockchain,Electronics/IOT/Nanotechnologies,Energy sector,Gaming,IT/Software,Logistics/Supply chain,Manufacturing,Real estate/Construction</text:p>
          </table:table-cell>
          <table:table-cell office:value-type="string" table:style-name="ce3">
            <text:p>Sustainability, Engineering, Environment, Clean Technology, Innovation, Circular Economy</text:p>
          </table:table-cell>
          <table:table-cell table:content-validation-name="val2" table:style-name="ce3"/>
          <table:table-cell table:content-validation-name="val2" table:style-name="ce3"/>
          <table:table-cell office:value-type="string" office:string-value="#A41724" table:formula="of:=&quot;#A&quot;&amp;RANDBETWEEN(1; 9)&amp;RANDBETWEEN(1; 9)&amp;RANDBETWEEN(1; 9)&amp;RANDBETWEEN(1; 9)&amp;RANDBETWEEN(1; 9)" table:style-name="ce11">
            <text:p>#A41724</text:p>
          </table:table-cell>
          <table:table-cell table:number-columns-repeated="16365"/>
        </table:table-row>
        <table:table-row table:style-name="ro3">
          <table:table-cell office:value-type="string" table:style-name="ce3">
            <text:p>Rowena</text:p>
          </table:table-cell>
          <table:table-cell office:value-type="string" table:style-name="ce3">
            <text:p>Meridith</text:p>
          </table:table-cell>
          <table:table-cell office:value-type="string" office:string-value="Rowena Meridith" table:formula="of:=[.A201]&amp;&quot; &quot;&amp;[.B201]" table:style-name="ce3">
            <text:p>Rowena Meridith</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Rowena@Meridith.com" table:formula="of:=[.A201]&amp;&quot;@&quot;&amp;[.B201]&amp;&quot;.com&quot;" table:style-name="ce3">
            <text:p>Rowena@Meridith.com</text:p>
          </table:table-cell>
          <table:table-cell office:value-type="string" table:style-name="ce3">
            <text:p>868-694-3376</text:p>
          </table:table-cell>
          <table:table-cell office:value-type="string" table:style-name="ce3">
            <text:p>Dunleer</text:p>
          </table:table-cell>
          <table:table-cell office:value-type="string" table:style-name="ce3">
            <text:p>Ireland</text:p>
          </table:table-cell>
          <table:table-cell office:value-type="string" table:style-name="ce3">
            <text:p>Female</text:p>
          </table:table-cell>
          <table:table-cell office:value-type="string" office:string-value="https://eu.ui-avatars.com/api/?name=Rowena+Meridith&amp;background=#A39124&amp;color=fff" table:formula="of:=&quot;https://eu.ui-avatars.com/api/?name=&quot;&amp;[.A201]&amp;&quot;+&quot;&amp;[.B201]&amp;&quot;&amp;background=&quot;&amp;[.S201]&amp;&quot;&amp;color=fff&quot;" table:style-name="ce7">
            <text:p>https://eu.ui-avatars.com/api/?name=Rowena+Meridith&amp;background=#A39124&amp;color=fff</text:p>
          </table:table-cell>
          <table:table-cell office:value-type="string" table:style-name="ce3">
            <text:p>Linklinks</text:p>
          </table:table-cell>
          <table:table-cell office:value-type="string" table:style-name="ce3">
            <text:p>Occupational Therapist</text:p>
          </table:table-cell>
          <table:table-cell office:value-type="string" table:style-name="ce3">
            <text:p>vestibulum proin eu mi nulla ac enim in tempor turpis nec euismod scelerisque quam</text:p>
          </table:table-cell>
          <table:table-cell office:value-type="string" table:style-name="ce3">
            <text:p>Blockchain,Education/Academics/Research,Electronics/IOT/Nanotechnologies,Energy sector,Manufacturing</text:p>
          </table:table-cell>
          <table:table-cell office:value-type="string" table:style-name="ce3">
            <text:p>#developer #rust #ethereum #bitcoin #solidity #polkadot #backend #frontend #react</text:p>
          </table:table-cell>
          <table:table-cell table:content-validation-name="val2" table:style-name="ce3"/>
          <table:table-cell table:content-validation-name="val2" table:style-name="ce3"/>
          <table:table-cell office:value-type="string" office:string-value="#A39124" table:formula="of:=&quot;#A&quot;&amp;RANDBETWEEN(1; 9)&amp;RANDBETWEEN(1; 9)&amp;RANDBETWEEN(1; 9)&amp;RANDBETWEEN(1; 9)&amp;RANDBETWEEN(1; 9)" table:style-name="ce11">
            <text:p>#A39124</text:p>
          </table:table-cell>
          <table:table-cell table:number-columns-repeated="16365"/>
        </table:table-row>
        <table:table-row table:style-name="ro3">
          <table:table-cell office:value-type="string" table:style-name="ce3">
            <text:p>Iona</text:p>
          </table:table-cell>
          <table:table-cell office:value-type="string" table:style-name="ce3">
            <text:p>Jeni</text:p>
          </table:table-cell>
          <table:table-cell office:value-type="string" office:string-value="Iona Jeni" table:formula="of:=[.A202]&amp;&quot; &quot;&amp;[.B202]" table:style-name="ce3">
            <text:p>Iona Jeni</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Iona@Jeni.com" table:formula="of:=[.A202]&amp;&quot;@&quot;&amp;[.B202]&amp;&quot;.com&quot;" table:style-name="ce3">
            <text:p>Iona@Jeni.com</text:p>
          </table:table-cell>
          <table:table-cell office:value-type="string" table:style-name="ce3">
            <text:p>652-478-7124</text:p>
          </table:table-cell>
          <table:table-cell office:value-type="string" table:style-name="ce3">
            <text:p>Les Clayes-sous-Bois</text:p>
          </table:table-cell>
          <table:table-cell office:value-type="string" table:style-name="ce3">
            <text:p>France</text:p>
          </table:table-cell>
          <table:table-cell office:value-type="string" table:style-name="ce3">
            <text:p>Female</text:p>
          </table:table-cell>
          <table:table-cell office:value-type="string" office:string-value="https://eu.ui-avatars.com/api/?name=Iona+Jeni&amp;background=#A41478&amp;color=fff" table:formula="of:=&quot;https://eu.ui-avatars.com/api/?name=&quot;&amp;[.A202]&amp;&quot;+&quot;&amp;[.B202]&amp;&quot;&amp;background=&quot;&amp;[.S202]&amp;&quot;&amp;color=fff&quot;" table:style-name="ce7">
            <text:p>https://eu.ui-avatars.com/api/?name=Iona+Jeni&amp;background=#A41478&amp;color=fff</text:p>
          </table:table-cell>
          <table:table-cell office:value-type="string" table:style-name="ce3">
            <text:p>Skyble</text:p>
          </table:table-cell>
          <table:table-cell office:value-type="string" table:style-name="ce3">
            <text:p>Programmer Analyst I</text:p>
          </table:table-cell>
          <table:table-cell office:value-type="string" table:style-name="ce3">
            <text:p>fermentum donec ut mauris eget massa tempor convallis nulla neque libero convallis eget eleifend luctus ultricies eu nibh quisque</text:p>
          </table:table-cell>
          <table:table-cell office:value-type="string" table:style-name="ce3">
            <text:p>Business development,Financial,Product management,Project management,Research,Technical</text:p>
          </table:table-cell>
          <table:table-cell office:value-type="string" table:style-name="ce3">
            <text:p>#backend #frontend #developer</text:p>
          </table:table-cell>
          <table:table-cell table:content-validation-name="val2" table:style-name="ce3"/>
          <table:table-cell table:content-validation-name="val2" table:style-name="ce3"/>
          <table:table-cell office:value-type="string" office:string-value="#A41478" table:formula="of:=&quot;#A&quot;&amp;RANDBETWEEN(1; 9)&amp;RANDBETWEEN(1; 9)&amp;RANDBETWEEN(1; 9)&amp;RANDBETWEEN(1; 9)&amp;RANDBETWEEN(1; 9)" table:style-name="ce11">
            <text:p>#A41478</text:p>
          </table:table-cell>
          <table:table-cell table:number-columns-repeated="16365"/>
        </table:table-row>
        <table:table-row table:style-name="ro3">
          <table:table-cell office:value-type="string" table:style-name="ce3">
            <text:p>Meryl</text:p>
          </table:table-cell>
          <table:table-cell office:value-type="string" table:style-name="ce3">
            <text:p>Karon</text:p>
          </table:table-cell>
          <table:table-cell office:value-type="string" office:string-value="Meryl Karon" table:formula="of:=[.A203]&amp;&quot; &quot;&amp;[.B203]" table:style-name="ce3">
            <text:p>Meryl Karo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Meryl@Karon.com" table:formula="of:=[.A203]&amp;&quot;@&quot;&amp;[.B203]&amp;&quot;.com&quot;" table:style-name="ce3">
            <text:p>Meryl@Karon.com</text:p>
          </table:table-cell>
          <table:table-cell office:value-type="string" table:style-name="ce3">
            <text:p>168-112-2249</text:p>
          </table:table-cell>
          <table:table-cell office:value-type="string" table:style-name="ce3">
            <text:p>Caijiapu</text:p>
          </table:table-cell>
          <table:table-cell office:value-type="string" table:style-name="ce3">
            <text:p>China</text:p>
          </table:table-cell>
          <table:table-cell office:value-type="string" table:style-name="ce3">
            <text:p>Male</text:p>
          </table:table-cell>
          <table:table-cell office:value-type="string" office:string-value="https://eu.ui-avatars.com/api/?name=Meryl+Karon&amp;background=#A38216&amp;color=fff" table:formula="of:=&quot;https://eu.ui-avatars.com/api/?name=&quot;&amp;[.A203]&amp;&quot;+&quot;&amp;[.B203]&amp;&quot;&amp;background=&quot;&amp;[.S203]&amp;&quot;&amp;color=fff&quot;" table:style-name="ce7">
            <text:p>https://eu.ui-avatars.com/api/?name=Meryl+Karon&amp;background=#A38216&amp;color=fff</text:p>
          </table:table-cell>
          <table:table-cell office:value-type="string" table:style-name="ce3">
            <text:p>Roomm</text:p>
          </table:table-cell>
          <table:table-cell office:value-type="string" table:style-name="ce3">
            <text:p>Social Worker</text:p>
          </table:table-cell>
          <table:table-cell office:value-type="string" table:style-name="ce3">
            <text:p>id nisl venenatis lacinia aenean sit amet justo morbi ut odio cras mi pede malesuada in</text:p>
          </table:table-cell>
          <table:table-cell office:value-type="string" table:style-name="ce3">
            <text:p>Business development</text:p>
          </table:table-cell>
          <table:table-cell office:value-type="string" table:style-name="ce3">
            <text:p>deep learning, software engineering</text:p>
          </table:table-cell>
          <table:table-cell table:content-validation-name="val2" table:style-name="ce3"/>
          <table:table-cell table:content-validation-name="val2" table:style-name="ce3"/>
          <table:table-cell office:value-type="string" office:string-value="#A38216" table:formula="of:=&quot;#A&quot;&amp;RANDBETWEEN(1; 9)&amp;RANDBETWEEN(1; 9)&amp;RANDBETWEEN(1; 9)&amp;RANDBETWEEN(1; 9)&amp;RANDBETWEEN(1; 9)" table:style-name="ce11">
            <text:p>#A38216</text:p>
          </table:table-cell>
          <table:table-cell table:number-columns-repeated="16365"/>
        </table:table-row>
        <table:table-row table:style-name="ro3">
          <table:table-cell office:value-type="string" table:style-name="ce3">
            <text:p>Lynna</text:p>
          </table:table-cell>
          <table:table-cell office:value-type="string" table:style-name="ce3">
            <text:p>Terrance</text:p>
          </table:table-cell>
          <table:table-cell office:value-type="string" office:string-value="Lynna Terrance" table:formula="of:=[.A204]&amp;&quot; &quot;&amp;[.B204]" table:style-name="ce3">
            <text:p>Lynna Terranc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Lynna@Terrance.com" table:formula="of:=[.A204]&amp;&quot;@&quot;&amp;[.B204]&amp;&quot;.com&quot;" table:style-name="ce3">
            <text:p>Lynna@Terrance.com</text:p>
          </table:table-cell>
          <table:table-cell office:value-type="string" table:style-name="ce3">
            <text:p>823-394-0304</text:p>
          </table:table-cell>
          <table:table-cell office:value-type="string" table:style-name="ce3">
            <text:p>San Juan del Surutú</text:p>
          </table:table-cell>
          <table:table-cell office:value-type="string" table:style-name="ce3">
            <text:p>Bolivia</text:p>
          </table:table-cell>
          <table:table-cell office:value-type="string" table:style-name="ce3">
            <text:p>Female</text:p>
          </table:table-cell>
          <table:table-cell office:value-type="string" office:string-value="https://eu.ui-avatars.com/api/?name=Lynna+Terrance&amp;background=#A85679&amp;color=fff" table:formula="of:=&quot;https://eu.ui-avatars.com/api/?name=&quot;&amp;[.A204]&amp;&quot;+&quot;&amp;[.B204]&amp;&quot;&amp;background=&quot;&amp;[.S204]&amp;&quot;&amp;color=fff&quot;" table:style-name="ce7">
            <text:p>https://eu.ui-avatars.com/api/?name=Lynna+Terrance&amp;background=#A85679&amp;color=fff</text:p>
          </table:table-cell>
          <table:table-cell office:value-type="string" table:style-name="ce3">
            <text:p>Eidel</text:p>
          </table:table-cell>
          <table:table-cell office:value-type="string" table:style-name="ce3">
            <text:p>VP Product Management</text:p>
          </table:table-cell>
          <table:table-cell office:value-type="string" table:style-name="ce3">
            <text:p>massa volutpat convallis morbi odio odio elementum eu interdum eu tincidunt in leo maecenas pulvinar</text:p>
          </table:table-cell>
          <table:table-cell office:value-type="string" table:style-name="ce3">
            <text:p>IOT,Technical</text:p>
          </table:table-cell>
          <table:table-cell office:value-type="string" table:style-name="ce3">
            <text:p>Product management, UX design, architectural design, business development, administrative support</text:p>
          </table:table-cell>
          <table:table-cell table:content-validation-name="val2" table:style-name="ce3"/>
          <table:table-cell table:content-validation-name="val2" table:style-name="ce3"/>
          <table:table-cell office:value-type="string" office:string-value="#A85679" table:formula="of:=&quot;#A&quot;&amp;RANDBETWEEN(1; 9)&amp;RANDBETWEEN(1; 9)&amp;RANDBETWEEN(1; 9)&amp;RANDBETWEEN(1; 9)&amp;RANDBETWEEN(1; 9)" table:style-name="ce11">
            <text:p>#A85679</text:p>
          </table:table-cell>
          <table:table-cell table:number-columns-repeated="16365"/>
        </table:table-row>
        <table:table-row table:style-name="ro3">
          <table:table-cell office:value-type="string" table:style-name="ce3">
            <text:p>Sharita</text:p>
          </table:table-cell>
          <table:table-cell office:value-type="string" table:style-name="ce3">
            <text:p>Minna</text:p>
          </table:table-cell>
          <table:table-cell office:value-type="string" office:string-value="Sharita Minna" table:formula="of:=[.A205]&amp;&quot; &quot;&amp;[.B205]" table:style-name="ce3">
            <text:p>Sharita Minn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Sharita@Minna.com" table:formula="of:=[.A205]&amp;&quot;@&quot;&amp;[.B205]&amp;&quot;.com&quot;" table:style-name="ce3">
            <text:p>Sharita@Minna.com</text:p>
          </table:table-cell>
          <table:table-cell office:value-type="string" table:style-name="ce3">
            <text:p>799-240-0752</text:p>
          </table:table-cell>
          <table:table-cell office:value-type="string" table:style-name="ce3">
            <text:p>San Jorge</text:p>
          </table:table-cell>
          <table:table-cell office:value-type="string" table:style-name="ce3">
            <text:p>Argentina</text:p>
          </table:table-cell>
          <table:table-cell office:value-type="string" table:style-name="ce3">
            <text:p>Male</text:p>
          </table:table-cell>
          <table:table-cell office:value-type="string" office:string-value="https://eu.ui-avatars.com/api/?name=Sharita+Minna&amp;background=#A76337&amp;color=fff" table:formula="of:=&quot;https://eu.ui-avatars.com/api/?name=&quot;&amp;[.A205]&amp;&quot;+&quot;&amp;[.B205]&amp;&quot;&amp;background=&quot;&amp;[.S205]&amp;&quot;&amp;color=fff&quot;" table:style-name="ce7">
            <text:p>https://eu.ui-avatars.com/api/?name=Sharita+Minna&amp;background=#A76337&amp;color=fff</text:p>
          </table:table-cell>
          <table:table-cell office:value-type="string" table:style-name="ce3">
            <text:p>Kwimbee</text:p>
          </table:table-cell>
          <table:table-cell office:value-type="string" table:style-name="ce3">
            <text:p>Geologist IV</text:p>
          </table:table-cell>
          <table:table-cell office:value-type="string" table:style-name="ce3">
            <text:p>ante nulla justo aliquam quis turpis eget elit sodales scelerisque</text:p>
          </table:table-cell>
          <table:table-cell office:value-type="string" table:style-name="ce3">
            <text:p>Pitching and presenting,Research</text:p>
          </table:table-cell>
          <table:table-cell office:value-type="string" table:style-name="ce3">
            <text:p>#Blockchain #tokenization #ethereum #banktheunbanked</text:p>
          </table:table-cell>
          <table:table-cell table:content-validation-name="val2" table:style-name="ce3"/>
          <table:table-cell table:content-validation-name="val2" table:style-name="ce3"/>
          <table:table-cell office:value-type="string" office:string-value="#A76337" table:formula="of:=&quot;#A&quot;&amp;RANDBETWEEN(1; 9)&amp;RANDBETWEEN(1; 9)&amp;RANDBETWEEN(1; 9)&amp;RANDBETWEEN(1; 9)&amp;RANDBETWEEN(1; 9)" table:style-name="ce11">
            <text:p>#A76337</text:p>
          </table:table-cell>
          <table:table-cell table:number-columns-repeated="16365"/>
        </table:table-row>
        <table:table-row table:style-name="ro3">
          <table:table-cell office:value-type="string" table:style-name="ce3">
            <text:p>Marielle</text:p>
          </table:table-cell>
          <table:table-cell office:value-type="string" table:style-name="ce3">
            <text:p>Felicitas</text:p>
          </table:table-cell>
          <table:table-cell office:value-type="string" office:string-value="Marielle Felicitas" table:formula="of:=[.A206]&amp;&quot; &quot;&amp;[.B206]" table:style-name="ce3">
            <text:p>Marielle Felicitas</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Marielle@Felicitas.com" table:formula="of:=[.A206]&amp;&quot;@&quot;&amp;[.B206]&amp;&quot;.com&quot;" table:style-name="ce3">
            <text:p>Marielle@Felicitas.com</text:p>
          </table:table-cell>
          <table:table-cell office:value-type="string" table:style-name="ce3">
            <text:p>959-606-0665</text:p>
          </table:table-cell>
          <table:table-cell office:value-type="string" table:style-name="ce3">
            <text:p>Palon</text:p>
          </table:table-cell>
          <table:table-cell office:value-type="string" table:style-name="ce3">
            <text:p>Indonesia</text:p>
          </table:table-cell>
          <table:table-cell office:value-type="string" table:style-name="ce3">
            <text:p>Male</text:p>
          </table:table-cell>
          <table:table-cell office:value-type="string" office:string-value="https://eu.ui-avatars.com/api/?name=Marielle+Felicitas&amp;background=#A61538&amp;color=fff" table:formula="of:=&quot;https://eu.ui-avatars.com/api/?name=&quot;&amp;[.A206]&amp;&quot;+&quot;&amp;[.B206]&amp;&quot;&amp;background=&quot;&amp;[.S206]&amp;&quot;&amp;color=fff&quot;" table:style-name="ce7">
            <text:p>https://eu.ui-avatars.com/api/?name=Marielle+Felicitas&amp;background=#A61538&amp;color=fff</text:p>
          </table:table-cell>
          <table:table-cell office:value-type="string" table:style-name="ce3">
            <text:p>Devbug</text:p>
          </table:table-cell>
          <table:table-cell office:value-type="string" table:style-name="ce3">
            <text:p>Occupational Therapist</text:p>
          </table:table-cell>
          <table:table-cell office:value-type="string" table:style-name="ce3">
            <text:p>aliquam augue quam sollicitudin vitae consectetuer eget rutrum at lorem</text:p>
          </table:table-cell>
          <table:table-cell office:value-type="string" table:style-name="ce3">
            <text:p>Artificial intelligence,Blockchain technologies (no coding skills),Pitching and presenting,Research,Technical</text:p>
          </table:table-cell>
          <table:table-cell office:value-type="string" table:style-name="ce3">
            <text:p>#humanitarianSSI #foundationalSSI #SSI #businessanalysis #ITstrategy #Systemanalysis</text:p>
          </table:table-cell>
          <table:table-cell table:content-validation-name="val2" table:style-name="ce3"/>
          <table:table-cell table:content-validation-name="val2" table:style-name="ce3"/>
          <table:table-cell office:value-type="string" office:string-value="#A61538" table:formula="of:=&quot;#A&quot;&amp;RANDBETWEEN(1; 9)&amp;RANDBETWEEN(1; 9)&amp;RANDBETWEEN(1; 9)&amp;RANDBETWEEN(1; 9)&amp;RANDBETWEEN(1; 9)" table:style-name="ce11">
            <text:p>#A61538</text:p>
          </table:table-cell>
          <table:table-cell table:number-columns-repeated="16365"/>
        </table:table-row>
        <table:table-row table:style-name="ro3">
          <table:table-cell office:value-type="string" table:style-name="ce3">
            <text:p>Marcellus</text:p>
          </table:table-cell>
          <table:table-cell office:value-type="string" table:style-name="ce3">
            <text:p>Gwen</text:p>
          </table:table-cell>
          <table:table-cell office:value-type="string" office:string-value="Marcellus Gwen" table:formula="of:=[.A207]&amp;&quot; &quot;&amp;[.B207]" table:style-name="ce3">
            <text:p>Marcellus Gwe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Marcellus@Gwen.com" table:formula="of:=[.A207]&amp;&quot;@&quot;&amp;[.B207]&amp;&quot;.com&quot;" table:style-name="ce3">
            <text:p>Marcellus@Gwen.com</text:p>
          </table:table-cell>
          <table:table-cell office:value-type="string" table:style-name="ce3">
            <text:p>117-915-7495</text:p>
          </table:table-cell>
          <table:table-cell office:value-type="string" table:style-name="ce3">
            <text:p>Piracanjuba</text:p>
          </table:table-cell>
          <table:table-cell office:value-type="string" table:style-name="ce3">
            <text:p>Brazil</text:p>
          </table:table-cell>
          <table:table-cell office:value-type="string" table:style-name="ce3">
            <text:p>Female</text:p>
          </table:table-cell>
          <table:table-cell office:value-type="string" office:string-value="https://eu.ui-avatars.com/api/?name=Marcellus+Gwen&amp;background=#A47142&amp;color=fff" table:formula="of:=&quot;https://eu.ui-avatars.com/api/?name=&quot;&amp;[.A207]&amp;&quot;+&quot;&amp;[.B207]&amp;&quot;&amp;background=&quot;&amp;[.S207]&amp;&quot;&amp;color=fff&quot;" table:style-name="ce7">
            <text:p>https://eu.ui-avatars.com/api/?name=Marcellus+Gwen&amp;background=#A47142&amp;color=fff</text:p>
          </table:table-cell>
          <table:table-cell office:value-type="string" table:style-name="ce3">
            <text:p>Yacero</text:p>
          </table:table-cell>
          <table:table-cell office:value-type="string" table:style-name="ce3">
            <text:p>Teacher</text:p>
          </table:table-cell>
          <table:table-cell office:value-type="string" table:style-name="ce3">
            <text:p>neque libero convallis eget eleifend luctus ultricies eu nibh quisque id justo sit</text:p>
          </table:table-cell>
          <table:table-cell office:value-type="string" table:style-name="ce3">
            <text:p>IOT,Product management,Project management,Technical</text:p>
          </table:table-cell>
          <table:table-cell office:value-type="string" table:style-name="ce3">
            <text:p>#Data #AI #Python #Programming #ComputerVision</text:p>
          </table:table-cell>
          <table:table-cell table:content-validation-name="val2" table:style-name="ce3"/>
          <table:table-cell table:content-validation-name="val2" table:style-name="ce3"/>
          <table:table-cell office:value-type="string" office:string-value="#A47142" table:formula="of:=&quot;#A&quot;&amp;RANDBETWEEN(1; 9)&amp;RANDBETWEEN(1; 9)&amp;RANDBETWEEN(1; 9)&amp;RANDBETWEEN(1; 9)&amp;RANDBETWEEN(1; 9)" table:style-name="ce11">
            <text:p>#A47142</text:p>
          </table:table-cell>
          <table:table-cell table:number-columns-repeated="16365"/>
        </table:table-row>
        <table:table-row table:style-name="ro3">
          <table:table-cell office:value-type="string" table:style-name="ce3">
            <text:p>Markita</text:p>
          </table:table-cell>
          <table:table-cell office:value-type="string" table:style-name="ce3">
            <text:p>Helene</text:p>
          </table:table-cell>
          <table:table-cell office:value-type="string" office:string-value="Markita Helene" table:formula="of:=[.A208]&amp;&quot; &quot;&amp;[.B208]" table:style-name="ce3">
            <text:p>Markita Helen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Markita@Helene.com" table:formula="of:=[.A208]&amp;&quot;@&quot;&amp;[.B208]&amp;&quot;.com&quot;" table:style-name="ce3">
            <text:p>Markita@Helene.com</text:p>
          </table:table-cell>
          <table:table-cell office:value-type="string" table:style-name="ce3">
            <text:p>207-453-6359</text:p>
          </table:table-cell>
          <table:table-cell office:value-type="string" table:style-name="ce3">
            <text:p>Gisiliba</text:p>
          </table:table-cell>
          <table:table-cell office:value-type="string" table:style-name="ce3">
            <text:p>Indonesia</text:p>
          </table:table-cell>
          <table:table-cell office:value-type="string" table:style-name="ce3">
            <text:p>Male</text:p>
          </table:table-cell>
          <table:table-cell office:value-type="string" office:string-value="https://eu.ui-avatars.com/api/?name=Markita+Helene&amp;background=#A15693&amp;color=fff" table:formula="of:=&quot;https://eu.ui-avatars.com/api/?name=&quot;&amp;[.A208]&amp;&quot;+&quot;&amp;[.B208]&amp;&quot;&amp;background=&quot;&amp;[.S208]&amp;&quot;&amp;color=fff&quot;" table:style-name="ce7">
            <text:p>https://eu.ui-avatars.com/api/?name=Markita+Helene&amp;background=#A15693&amp;color=fff</text:p>
          </table:table-cell>
          <table:table-cell office:value-type="string" table:style-name="ce3">
            <text:p>Kaymbo</text:p>
          </table:table-cell>
          <table:table-cell office:value-type="string" table:style-name="ce3">
            <text:p>Web Developer II</text:p>
          </table:table-cell>
          <table:table-cell office:value-type="string" table:style-name="ce3">
            <text:p>pede justo lacinia eget tincidunt eget tempus vel pede morbi porttitor</text:p>
          </table:table-cell>
          <table:table-cell office:value-type="string" table:style-name="ce3">
            <text:p>Business development,IOT,Product management,Project management</text:p>
          </table:table-cell>
          <table:table-cell office:value-type="string" table:style-name="ce3">
            <text:p>#ssiarchitects</text:p>
          </table:table-cell>
          <table:table-cell table:content-validation-name="val2" table:style-name="ce3"/>
          <table:table-cell table:content-validation-name="val2" table:style-name="ce3"/>
          <table:table-cell office:value-type="string" office:string-value="#A15693" table:formula="of:=&quot;#A&quot;&amp;RANDBETWEEN(1; 9)&amp;RANDBETWEEN(1; 9)&amp;RANDBETWEEN(1; 9)&amp;RANDBETWEEN(1; 9)&amp;RANDBETWEEN(1; 9)" table:style-name="ce11">
            <text:p>#A15693</text:p>
          </table:table-cell>
          <table:table-cell table:number-columns-repeated="16365"/>
        </table:table-row>
        <table:table-row table:style-name="ro3">
          <table:table-cell office:value-type="string" table:style-name="ce3">
            <text:p>Leticia</text:p>
          </table:table-cell>
          <table:table-cell office:value-type="string" table:style-name="ce3">
            <text:p>Verdie</text:p>
          </table:table-cell>
          <table:table-cell office:value-type="string" office:string-value="Leticia Verdie" table:formula="of:=[.A209]&amp;&quot; &quot;&amp;[.B209]" table:style-name="ce3">
            <text:p>Leticia Verdi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Leticia@Verdie.com" table:formula="of:=[.A209]&amp;&quot;@&quot;&amp;[.B209]&amp;&quot;.com&quot;" table:style-name="ce3">
            <text:p>Leticia@Verdie.com</text:p>
          </table:table-cell>
          <table:table-cell office:value-type="string" table:style-name="ce3">
            <text:p>615-396-4154</text:p>
          </table:table-cell>
          <table:table-cell office:value-type="string" table:style-name="ce3">
            <text:p>San Pablo</text:p>
          </table:table-cell>
          <table:table-cell office:value-type="string" table:style-name="ce3">
            <text:p>Philippines</text:p>
          </table:table-cell>
          <table:table-cell office:value-type="string" table:style-name="ce3">
            <text:p>Male</text:p>
          </table:table-cell>
          <table:table-cell office:value-type="string" office:string-value="https://eu.ui-avatars.com/api/?name=Leticia+Verdie&amp;background=#A99923&amp;color=fff" table:formula="of:=&quot;https://eu.ui-avatars.com/api/?name=&quot;&amp;[.A209]&amp;&quot;+&quot;&amp;[.B209]&amp;&quot;&amp;background=&quot;&amp;[.S209]&amp;&quot;&amp;color=fff&quot;" table:style-name="ce7">
            <text:p>https://eu.ui-avatars.com/api/?name=Leticia+Verdie&amp;background=#A99923&amp;color=fff</text:p>
          </table:table-cell>
          <table:table-cell office:value-type="string" table:style-name="ce3">
            <text:p>Innotype</text:p>
          </table:table-cell>
          <table:table-cell office:value-type="string" table:style-name="ce3">
            <text:p>Pharmacist</text:p>
          </table:table-cell>
          <table:table-cell office:value-type="string" table:style-name="ce3">
            <text:p>eleifend quam a odio in hac habitasse platea dictumst maecenas ut massa quis augue luctus tincidunt nulla mollis</text:p>
          </table:table-cell>
          <table:table-cell office:value-type="string" table:style-name="ce3">
            <text:p>Artificial intelligence,Research,Technical</text:p>
          </table:table-cell>
          <table:table-cell office:value-type="string" table:style-name="ce3">
            <text:p>#psychology #tester #qa #uitester</text:p>
          </table:table-cell>
          <table:table-cell table:content-validation-name="val2" table:style-name="ce3"/>
          <table:table-cell table:content-validation-name="val2" table:style-name="ce3"/>
          <table:table-cell office:value-type="string" office:string-value="#A99923" table:formula="of:=&quot;#A&quot;&amp;RANDBETWEEN(1; 9)&amp;RANDBETWEEN(1; 9)&amp;RANDBETWEEN(1; 9)&amp;RANDBETWEEN(1; 9)&amp;RANDBETWEEN(1; 9)" table:style-name="ce11">
            <text:p>#A99923</text:p>
          </table:table-cell>
          <table:table-cell table:number-columns-repeated="16365"/>
        </table:table-row>
        <table:table-row table:style-name="ro3">
          <table:table-cell office:value-type="string" table:style-name="ce3">
            <text:p>Artie</text:p>
          </table:table-cell>
          <table:table-cell office:value-type="string" table:style-name="ce3">
            <text:p>Kendrick</text:p>
          </table:table-cell>
          <table:table-cell office:value-type="string" office:string-value="Artie Kendrick" table:formula="of:=[.A210]&amp;&quot; &quot;&amp;[.B210]" table:style-name="ce3">
            <text:p>Artie Kendrick</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Artie@Kendrick.com" table:formula="of:=[.A210]&amp;&quot;@&quot;&amp;[.B210]&amp;&quot;.com&quot;" table:style-name="ce3">
            <text:p>Artie@Kendrick.com</text:p>
          </table:table-cell>
          <table:table-cell office:value-type="string" table:style-name="ce3">
            <text:p>461-295-5134</text:p>
          </table:table-cell>
          <table:table-cell office:value-type="string" table:style-name="ce3">
            <text:p>Darkūsh</text:p>
          </table:table-cell>
          <table:table-cell office:value-type="string" table:style-name="ce3">
            <text:p>Syria</text:p>
          </table:table-cell>
          <table:table-cell office:value-type="string" table:style-name="ce3">
            <text:p>Male</text:p>
          </table:table-cell>
          <table:table-cell office:value-type="string" office:string-value="https://eu.ui-avatars.com/api/?name=Artie+Kendrick&amp;background=#A15683&amp;color=fff" table:formula="of:=&quot;https://eu.ui-avatars.com/api/?name=&quot;&amp;[.A210]&amp;&quot;+&quot;&amp;[.B210]&amp;&quot;&amp;background=&quot;&amp;[.S210]&amp;&quot;&amp;color=fff&quot;" table:style-name="ce7">
            <text:p>https://eu.ui-avatars.com/api/?name=Artie+Kendrick&amp;background=#A15683&amp;color=fff</text:p>
          </table:table-cell>
          <table:table-cell office:value-type="string" table:style-name="ce3">
            <text:p>Fliptune</text:p>
          </table:table-cell>
          <table:table-cell office:value-type="string" table:style-name="ce3">
            <text:p>Compensation Analyst</text:p>
          </table:table-cell>
          <table:table-cell office:value-type="string" table:style-name="ce3">
            <text:p>donec odio justo sollicitudin ut suscipit a feugiat et eros vestibulum ac est</text:p>
          </table:table-cell>
          <table:table-cell office:value-type="string" table:style-name="ce3">
            <text:p>Business development,IOT,Technical</text:p>
          </table:table-cell>
          <table:table-cell office:value-type="string" table:style-name="ce3">
            <text:p>#Javascript #MERN #CSS #HTML</text:p>
          </table:table-cell>
          <table:table-cell table:content-validation-name="val2" table:style-name="ce3"/>
          <table:table-cell table:content-validation-name="val2" table:style-name="ce3"/>
          <table:table-cell office:value-type="string" office:string-value="#A15683" table:formula="of:=&quot;#A&quot;&amp;RANDBETWEEN(1; 9)&amp;RANDBETWEEN(1; 9)&amp;RANDBETWEEN(1; 9)&amp;RANDBETWEEN(1; 9)&amp;RANDBETWEEN(1; 9)" table:style-name="ce11">
            <text:p>#A15683</text:p>
          </table:table-cell>
          <table:table-cell table:number-columns-repeated="16365"/>
        </table:table-row>
        <table:table-row table:style-name="ro3">
          <table:table-cell office:value-type="string" table:style-name="ce3">
            <text:p>Joycelyn</text:p>
          </table:table-cell>
          <table:table-cell office:value-type="string" table:style-name="ce3">
            <text:p>Gina</text:p>
          </table:table-cell>
          <table:table-cell office:value-type="string" office:string-value="Joycelyn Gina" table:formula="of:=[.A211]&amp;&quot; &quot;&amp;[.B211]" table:style-name="ce3">
            <text:p>Joycelyn Gin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Joycelyn@Gina.com" table:formula="of:=[.A211]&amp;&quot;@&quot;&amp;[.B211]&amp;&quot;.com&quot;" table:style-name="ce3">
            <text:p>Joycelyn@Gina.com</text:p>
          </table:table-cell>
          <table:table-cell office:value-type="string" table:style-name="ce3">
            <text:p>563-105-8962</text:p>
          </table:table-cell>
          <table:table-cell office:value-type="string" table:style-name="ce3">
            <text:p>Klampok</text:p>
          </table:table-cell>
          <table:table-cell office:value-type="string" table:style-name="ce3">
            <text:p>Indonesia</text:p>
          </table:table-cell>
          <table:table-cell office:value-type="string" table:style-name="ce3">
            <text:p>Male</text:p>
          </table:table-cell>
          <table:table-cell office:value-type="string" office:string-value="https://eu.ui-avatars.com/api/?name=Joycelyn+Gina&amp;background=#A81199&amp;color=fff" table:formula="of:=&quot;https://eu.ui-avatars.com/api/?name=&quot;&amp;[.A211]&amp;&quot;+&quot;&amp;[.B211]&amp;&quot;&amp;background=&quot;&amp;[.S211]&amp;&quot;&amp;color=fff&quot;" table:style-name="ce7">
            <text:p>https://eu.ui-avatars.com/api/?name=Joycelyn+Gina&amp;background=#A81199&amp;color=fff</text:p>
          </table:table-cell>
          <table:table-cell office:value-type="string" table:style-name="ce3">
            <text:p>Babbleset</text:p>
          </table:table-cell>
          <table:table-cell office:value-type="string" table:style-name="ce3">
            <text:p>Legal Assistant</text:p>
          </table:table-cell>
          <table:table-cell office:value-type="string" table:style-name="ce3">
            <text:p>amet eleifend pede libero quis orci nullam molestie nibh in lectus</text:p>
          </table:table-cell>
          <table:table-cell office:value-type="string" table:style-name="ce3">
            <text:p>Business development,Circular economy</text:p>
          </table:table-cell>
          <table:table-cell office:value-type="string" table:style-name="ce3">
            <text:p>fractapp, blockchain architect, developer</text:p>
          </table:table-cell>
          <table:table-cell table:content-validation-name="val2" table:style-name="ce3"/>
          <table:table-cell table:content-validation-name="val2" table:style-name="ce3"/>
          <table:table-cell office:value-type="string" office:string-value="#A81199" table:formula="of:=&quot;#A&quot;&amp;RANDBETWEEN(1; 9)&amp;RANDBETWEEN(1; 9)&amp;RANDBETWEEN(1; 9)&amp;RANDBETWEEN(1; 9)&amp;RANDBETWEEN(1; 9)" table:style-name="ce11">
            <text:p>#A81199</text:p>
          </table:table-cell>
          <table:table-cell table:number-columns-repeated="16365"/>
        </table:table-row>
        <table:table-row table:style-name="ro3">
          <table:table-cell office:value-type="string" table:style-name="ce3">
            <text:p>Willie</text:p>
          </table:table-cell>
          <table:table-cell office:value-type="string" table:style-name="ce3">
            <text:p>Verdie</text:p>
          </table:table-cell>
          <table:table-cell office:value-type="string" office:string-value="Willie Verdie" table:formula="of:=[.A212]&amp;&quot; &quot;&amp;[.B212]" table:style-name="ce3">
            <text:p>Willie Verdi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Willie@Verdie.com" table:formula="of:=[.A212]&amp;&quot;@&quot;&amp;[.B212]&amp;&quot;.com&quot;" table:style-name="ce3">
            <text:p>Willie@Verdie.com</text:p>
          </table:table-cell>
          <table:table-cell office:value-type="string" table:style-name="ce3">
            <text:p>287-716-3544</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Willie+Verdie&amp;background=#A55755&amp;color=fff" table:formula="of:=&quot;https://eu.ui-avatars.com/api/?name=&quot;&amp;[.A212]&amp;&quot;+&quot;&amp;[.B212]&amp;&quot;&amp;background=&quot;&amp;[.S212]&amp;&quot;&amp;color=fff&quot;" table:style-name="ce7">
            <text:p>https://eu.ui-avatars.com/api/?name=Willie+Verdie&amp;background=#A55755&amp;color=fff</text:p>
          </table:table-cell>
          <table:table-cell office:value-type="string" table:style-name="ce3">
            <text:p>Quire</text:p>
          </table:table-cell>
          <table:table-cell office:value-type="string" table:style-name="ce3">
            <text:p>Director of Sales</text:p>
          </table:table-cell>
          <table:table-cell office:value-type="string" table:style-name="ce3">
            <text:p>non mattis pulvinar nulla pede ullamcorper augue a suscipit nulla elit ac nulla sed vel enim sit amet nunc</text:p>
          </table:table-cell>
          <table:table-cell office:value-type="string" table:style-name="ce3">
            <text:p>Artificial intelligence,Investing/funding,Pitching and presenting,Product management,Project management</text:p>
          </table:table-cell>
          <table:table-cell office:value-type="string" table:style-name="ce3">
            <text:p>IoTa, Blockchain, Middleware, FullStack</text:p>
          </table:table-cell>
          <table:table-cell table:content-validation-name="val2" table:style-name="ce3"/>
          <table:table-cell table:content-validation-name="val2" table:style-name="ce3"/>
          <table:table-cell office:value-type="string" office:string-value="#A55755" table:formula="of:=&quot;#A&quot;&amp;RANDBETWEEN(1; 9)&amp;RANDBETWEEN(1; 9)&amp;RANDBETWEEN(1; 9)&amp;RANDBETWEEN(1; 9)&amp;RANDBETWEEN(1; 9)" table:style-name="ce11">
            <text:p>#A55755</text:p>
          </table:table-cell>
          <table:table-cell table:number-columns-repeated="16365"/>
        </table:table-row>
        <table:table-row table:style-name="ro3">
          <table:table-cell office:value-type="string" table:style-name="ce3">
            <text:p>Lindsy</text:p>
          </table:table-cell>
          <table:table-cell office:value-type="string" table:style-name="ce3">
            <text:p>Vito</text:p>
          </table:table-cell>
          <table:table-cell office:value-type="string" office:string-value="Lindsy Vito" table:formula="of:=[.A213]&amp;&quot; &quot;&amp;[.B213]" table:style-name="ce3">
            <text:p>Lindsy Vito</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Lindsy@Vito.com" table:formula="of:=[.A213]&amp;&quot;@&quot;&amp;[.B213]&amp;&quot;.com&quot;" table:style-name="ce3">
            <text:p>Lindsy@Vito.com</text:p>
          </table:table-cell>
          <table:table-cell office:value-type="string" table:style-name="ce3">
            <text:p>843-720-5508</text:p>
          </table:table-cell>
          <table:table-cell office:value-type="string" table:style-name="ce3">
            <text:p>Qiaoxi</text:p>
          </table:table-cell>
          <table:table-cell office:value-type="string" table:style-name="ce3">
            <text:p>China</text:p>
          </table:table-cell>
          <table:table-cell office:value-type="string" table:style-name="ce3">
            <text:p>Male</text:p>
          </table:table-cell>
          <table:table-cell office:value-type="string" office:string-value="https://eu.ui-avatars.com/api/?name=Lindsy+Vito&amp;background=#A83712&amp;color=fff" table:formula="of:=&quot;https://eu.ui-avatars.com/api/?name=&quot;&amp;[.A213]&amp;&quot;+&quot;&amp;[.B213]&amp;&quot;&amp;background=&quot;&amp;[.S213]&amp;&quot;&amp;color=fff&quot;" table:style-name="ce7">
            <text:p>https://eu.ui-avatars.com/api/?name=Lindsy+Vito&amp;background=#A83712&amp;color=fff</text:p>
          </table:table-cell>
          <table:table-cell office:value-type="string" table:style-name="ce3">
            <text:p>Vinte</text:p>
          </table:table-cell>
          <table:table-cell office:value-type="string" table:style-name="ce3">
            <text:p>Account Executive</text:p>
          </table:table-cell>
          <table:table-cell office:value-type="string" table:style-name="ce3">
            <text:p>id pretium iaculis diam erat fermentum justo nec condimentum neque sapien placerat ante nulla justo aliquam quis turpis eget elit</text:p>
          </table:table-cell>
          <table:table-cell office:value-type="string" table:style-name="ce3">
            <text:p>Technical</text:p>
          </table:table-cell>
          <table:table-cell office:value-type="string" table:style-name="ce3">
            <text:p>(Dutch) law, spirituality</text:p>
          </table:table-cell>
          <table:table-cell table:content-validation-name="val2" table:style-name="ce3"/>
          <table:table-cell table:content-validation-name="val2" table:style-name="ce3"/>
          <table:table-cell office:value-type="string" office:string-value="#A83712" table:formula="of:=&quot;#A&quot;&amp;RANDBETWEEN(1; 9)&amp;RANDBETWEEN(1; 9)&amp;RANDBETWEEN(1; 9)&amp;RANDBETWEEN(1; 9)&amp;RANDBETWEEN(1; 9)" table:style-name="ce11">
            <text:p>#A83712</text:p>
          </table:table-cell>
          <table:table-cell table:number-columns-repeated="16365"/>
        </table:table-row>
        <table:table-row table:style-name="ro3">
          <table:table-cell office:value-type="string" table:style-name="ce3">
            <text:p>Patrica</text:p>
          </table:table-cell>
          <table:table-cell office:value-type="string" table:style-name="ce3">
            <text:p>Sunshine</text:p>
          </table:table-cell>
          <table:table-cell office:value-type="string" office:string-value="Patrica Sunshine" table:formula="of:=[.A214]&amp;&quot; &quot;&amp;[.B214]" table:style-name="ce3">
            <text:p>Patrica Sunshin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Patrica@Sunshine.com" table:formula="of:=[.A214]&amp;&quot;@&quot;&amp;[.B214]&amp;&quot;.com&quot;" table:style-name="ce3">
            <text:p>Patrica@Sunshine.com</text:p>
          </table:table-cell>
          <table:table-cell office:value-type="string" table:style-name="ce3">
            <text:p>237-342-9270</text:p>
          </table:table-cell>
          <table:table-cell office:value-type="string" table:style-name="ce3">
            <text:p>Bogoria</text:p>
          </table:table-cell>
          <table:table-cell office:value-type="string" table:style-name="ce3">
            <text:p>Poland</text:p>
          </table:table-cell>
          <table:table-cell office:value-type="string" table:style-name="ce3">
            <text:p>Male</text:p>
          </table:table-cell>
          <table:table-cell office:value-type="string" office:string-value="https://eu.ui-avatars.com/api/?name=Patrica+Sunshine&amp;background=#A95792&amp;color=fff" table:formula="of:=&quot;https://eu.ui-avatars.com/api/?name=&quot;&amp;[.A214]&amp;&quot;+&quot;&amp;[.B214]&amp;&quot;&amp;background=&quot;&amp;[.S214]&amp;&quot;&amp;color=fff&quot;" table:style-name="ce7">
            <text:p>https://eu.ui-avatars.com/api/?name=Patrica+Sunshine&amp;background=#A95792&amp;color=fff</text:p>
          </table:table-cell>
          <table:table-cell office:value-type="string" table:style-name="ce3">
            <text:p>Zoomlounge</text:p>
          </table:table-cell>
          <table:table-cell office:value-type="string" table:style-name="ce3">
            <text:p>Occupational Therapist</text:p>
          </table:table-cell>
          <table:table-cell office:value-type="string" table:style-name="ce3">
            <text:p>ipsum integer a nibh in quis justo maecenas rhoncus aliquam lacus morbi quis tortor id</text:p>
          </table:table-cell>
          <table:table-cell office:value-type="string" table:style-name="ce3">
            <text:p>Artificial intelligence,Research</text:p>
          </table:table-cell>
          <table:table-cell office:value-type="string" table:style-name="ce3">
            <text:p>#creative #dreamer #marketing #rookie #entrepreneur #travel</text:p>
          </table:table-cell>
          <table:table-cell table:content-validation-name="val2" table:style-name="ce3"/>
          <table:table-cell table:content-validation-name="val2" table:style-name="ce3"/>
          <table:table-cell office:value-type="string" office:string-value="#A95792" table:formula="of:=&quot;#A&quot;&amp;RANDBETWEEN(1; 9)&amp;RANDBETWEEN(1; 9)&amp;RANDBETWEEN(1; 9)&amp;RANDBETWEEN(1; 9)&amp;RANDBETWEEN(1; 9)" table:style-name="ce11">
            <text:p>#A95792</text:p>
          </table:table-cell>
          <table:table-cell table:number-columns-repeated="16365"/>
        </table:table-row>
        <table:table-row table:style-name="ro3">
          <table:table-cell office:value-type="string" table:style-name="ce3">
            <text:p>Tobie</text:p>
          </table:table-cell>
          <table:table-cell office:value-type="string" table:style-name="ce3">
            <text:p>Dodie</text:p>
          </table:table-cell>
          <table:table-cell office:value-type="string" office:string-value="Tobie Dodie" table:formula="of:=[.A215]&amp;&quot; &quot;&amp;[.B215]" table:style-name="ce3">
            <text:p>Tobie Dodi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Tobie@Dodie.com" table:formula="of:=[.A215]&amp;&quot;@&quot;&amp;[.B215]&amp;&quot;.com&quot;" table:style-name="ce3">
            <text:p>Tobie@Dodie.com</text:p>
          </table:table-cell>
          <table:table-cell office:value-type="string" table:style-name="ce3">
            <text:p>289-862-1012</text:p>
          </table:table-cell>
          <table:table-cell office:value-type="string" table:style-name="ce3">
            <text:p>Rive-de-Gier</text:p>
          </table:table-cell>
          <table:table-cell office:value-type="string" table:style-name="ce3">
            <text:p>France</text:p>
          </table:table-cell>
          <table:table-cell office:value-type="string" table:style-name="ce3">
            <text:p>Male</text:p>
          </table:table-cell>
          <table:table-cell office:value-type="string" office:string-value="https://eu.ui-avatars.com/api/?name=Tobie+Dodie&amp;background=#A53535&amp;color=fff" table:formula="of:=&quot;https://eu.ui-avatars.com/api/?name=&quot;&amp;[.A215]&amp;&quot;+&quot;&amp;[.B215]&amp;&quot;&amp;background=&quot;&amp;[.S215]&amp;&quot;&amp;color=fff&quot;" table:style-name="ce7">
            <text:p>https://eu.ui-avatars.com/api/?name=Tobie+Dodie&amp;background=#A53535&amp;color=fff</text:p>
          </table:table-cell>
          <table:table-cell office:value-type="string" table:style-name="ce3">
            <text:p>Kazu</text:p>
          </table:table-cell>
          <table:table-cell office:value-type="string" table:style-name="ce3">
            <text:p>Operator</text:p>
          </table:table-cell>
          <table:table-cell office:value-type="string" table:style-name="ce3">
            <text:p>convallis morbi odio odio elementum eu interdum eu tincidunt in leo maecenas pulvinar lobortis est phasellus sit amet</text:p>
          </table:table-cell>
          <table:table-cell office:value-type="string" table:style-name="ce3">
            <text:p>data science, machine learning, computer vision, reinforcement learning, algorithms</text:p>
          </table:table-cell>
          <table:table-cell office:value-type="string" table:style-name="ce3">
            <text:p>#games #VR #blockchain #defi #NFT #gamification #gamedesign</text:p>
          </table:table-cell>
          <table:table-cell table:content-validation-name="val2" table:style-name="ce3"/>
          <table:table-cell table:content-validation-name="val2" table:style-name="ce3"/>
          <table:table-cell office:value-type="string" office:string-value="#A53535" table:formula="of:=&quot;#A&quot;&amp;RANDBETWEEN(1; 9)&amp;RANDBETWEEN(1; 9)&amp;RANDBETWEEN(1; 9)&amp;RANDBETWEEN(1; 9)&amp;RANDBETWEEN(1; 9)" table:style-name="ce11">
            <text:p>#A53535</text:p>
          </table:table-cell>
          <table:table-cell table:number-columns-repeated="16365"/>
        </table:table-row>
        <table:table-row table:style-name="ro3">
          <table:table-cell office:value-type="string" table:style-name="ce3">
            <text:p>Veronica</text:p>
          </table:table-cell>
          <table:table-cell office:value-type="string" table:style-name="ce3">
            <text:p>Alecia</text:p>
          </table:table-cell>
          <table:table-cell office:value-type="string" office:string-value="Veronica Alecia" table:formula="of:=[.A216]&amp;&quot; &quot;&amp;[.B216]" table:style-name="ce3">
            <text:p>Veronica Aleci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Veronica@Alecia.com" table:formula="of:=[.A216]&amp;&quot;@&quot;&amp;[.B216]&amp;&quot;.com&quot;" table:style-name="ce3">
            <text:p>Veronica@Alecia.com</text:p>
          </table:table-cell>
          <table:table-cell office:value-type="string" table:style-name="ce3">
            <text:p>297-424-7952</text:p>
          </table:table-cell>
          <table:table-cell office:value-type="string" table:style-name="ce3">
            <text:p>Shuanghe</text:p>
          </table:table-cell>
          <table:table-cell office:value-type="string" table:style-name="ce3">
            <text:p>China</text:p>
          </table:table-cell>
          <table:table-cell office:value-type="string" table:style-name="ce3">
            <text:p>Female</text:p>
          </table:table-cell>
          <table:table-cell office:value-type="string" office:string-value="https://eu.ui-avatars.com/api/?name=Veronica+Alecia&amp;background=#A69383&amp;color=fff" table:formula="of:=&quot;https://eu.ui-avatars.com/api/?name=&quot;&amp;[.A216]&amp;&quot;+&quot;&amp;[.B216]&amp;&quot;&amp;background=&quot;&amp;[.S216]&amp;&quot;&amp;color=fff&quot;" table:style-name="ce7">
            <text:p>https://eu.ui-avatars.com/api/?name=Veronica+Alecia&amp;background=#A69383&amp;color=fff</text:p>
          </table:table-cell>
          <table:table-cell office:value-type="string" table:style-name="ce3">
            <text:p>Kayveo</text:p>
          </table:table-cell>
          <table:table-cell office:value-type="string" table:style-name="ce3">
            <text:p>Financial Advisor</text:p>
          </table:table-cell>
          <table:table-cell office:value-type="string" table:style-name="ce3">
            <text:p>quam sollicitudin vitae consectetuer eget rutrum at lorem integer tincidunt ante vel ipsum praesent blandit lacinia erat</text:p>
          </table:table-cell>
          <table:table-cell office:value-type="string" table:style-name="ce3">
            <text:p>Business development,Ethics,Pitching and presenting,Project management,Research</text:p>
          </table:table-cell>
          <table:table-cell office:value-type="string" table:style-name="ce3">
            <text:p>#defi #nft #solidity #fintech #economics #trading</text:p>
          </table:table-cell>
          <table:table-cell table:content-validation-name="val2" table:style-name="ce3"/>
          <table:table-cell table:content-validation-name="val2" table:style-name="ce3"/>
          <table:table-cell office:value-type="string" office:string-value="#A69383" table:formula="of:=&quot;#A&quot;&amp;RANDBETWEEN(1; 9)&amp;RANDBETWEEN(1; 9)&amp;RANDBETWEEN(1; 9)&amp;RANDBETWEEN(1; 9)&amp;RANDBETWEEN(1; 9)" table:style-name="ce11">
            <text:p>#A69383</text:p>
          </table:table-cell>
          <table:table-cell table:number-columns-repeated="16365"/>
        </table:table-row>
        <table:table-row table:style-name="ro3">
          <table:table-cell office:value-type="string" table:style-name="ce3">
            <text:p>Renda</text:p>
          </table:table-cell>
          <table:table-cell office:value-type="string" table:style-name="ce3">
            <text:p>Jerrie</text:p>
          </table:table-cell>
          <table:table-cell office:value-type="string" office:string-value="Renda Jerrie" table:formula="of:=[.A217]&amp;&quot; &quot;&amp;[.B217]" table:style-name="ce3">
            <text:p>Renda Jerri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Renda@Jerrie.com" table:formula="of:=[.A217]&amp;&quot;@&quot;&amp;[.B217]&amp;&quot;.com&quot;" table:style-name="ce3">
            <text:p>Renda@Jerrie.com</text:p>
          </table:table-cell>
          <table:table-cell office:value-type="string" table:style-name="ce3">
            <text:p>787-584-6843</text:p>
          </table:table-cell>
          <table:table-cell office:value-type="string" table:style-name="ce3">
            <text:p>Sirnasari</text:p>
          </table:table-cell>
          <table:table-cell office:value-type="string" table:style-name="ce3">
            <text:p>Indonesia</text:p>
          </table:table-cell>
          <table:table-cell office:value-type="string" table:style-name="ce3">
            <text:p>Male</text:p>
          </table:table-cell>
          <table:table-cell office:value-type="string" office:string-value="https://eu.ui-avatars.com/api/?name=Renda+Jerrie&amp;background=#A96631&amp;color=fff" table:formula="of:=&quot;https://eu.ui-avatars.com/api/?name=&quot;&amp;[.A217]&amp;&quot;+&quot;&amp;[.B217]&amp;&quot;&amp;background=&quot;&amp;[.S217]&amp;&quot;&amp;color=fff&quot;" table:style-name="ce7">
            <text:p>https://eu.ui-avatars.com/api/?name=Renda+Jerrie&amp;background=#A96631&amp;color=fff</text:p>
          </table:table-cell>
          <table:table-cell office:value-type="string" table:style-name="ce3">
            <text:p>Flashpoint</text:p>
          </table:table-cell>
          <table:table-cell office:value-type="string" table:style-name="ce3">
            <text:p>Legal Assistant</text:p>
          </table:table-cell>
          <table:table-cell office:value-type="string" table:style-name="ce3">
            <text:p>gravida nisi at nibh in hac habitasse platea dictumst aliquam augue quam sollicitudin vitae consectetuer eget rutrum at lorem</text:p>
          </table:table-cell>
          <table:table-cell office:value-type="string" table:style-name="ce3">
            <text:p>Blockchain technologies (no coding skills),Ethics,Pitching and presenting,Research</text:p>
          </table:table-cell>
          <table:table-cell office:value-type="string" table:style-name="ce3">
            <text:p>supplychain management and blockchain</text:p>
          </table:table-cell>
          <table:table-cell table:content-validation-name="val2" table:style-name="ce3"/>
          <table:table-cell table:content-validation-name="val2" table:style-name="ce3"/>
          <table:table-cell office:value-type="string" office:string-value="#A96631" table:formula="of:=&quot;#A&quot;&amp;RANDBETWEEN(1; 9)&amp;RANDBETWEEN(1; 9)&amp;RANDBETWEEN(1; 9)&amp;RANDBETWEEN(1; 9)&amp;RANDBETWEEN(1; 9)" table:style-name="ce11">
            <text:p>#A96631</text:p>
          </table:table-cell>
          <table:table-cell table:number-columns-repeated="16365"/>
        </table:table-row>
        <table:table-row table:style-name="ro3">
          <table:table-cell office:value-type="string" table:style-name="ce3">
            <text:p>Lillia</text:p>
          </table:table-cell>
          <table:table-cell office:value-type="string" table:style-name="ce3">
            <text:p>Fatima</text:p>
          </table:table-cell>
          <table:table-cell office:value-type="string" office:string-value="Lillia Fatima" table:formula="of:=[.A218]&amp;&quot; &quot;&amp;[.B218]" table:style-name="ce3">
            <text:p>Lillia Fatim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Lillia@Fatima.com" table:formula="of:=[.A218]&amp;&quot;@&quot;&amp;[.B218]&amp;&quot;.com&quot;" table:style-name="ce3">
            <text:p>Lillia@Fatima.com</text:p>
          </table:table-cell>
          <table:table-cell office:value-type="string" table:style-name="ce3">
            <text:p>457-742-3001</text:p>
          </table:table-cell>
          <table:table-cell office:value-type="string" table:style-name="ce3">
            <text:p>San Isidro</text:p>
          </table:table-cell>
          <table:table-cell office:value-type="string" table:style-name="ce3">
            <text:p>Mexico</text:p>
          </table:table-cell>
          <table:table-cell office:value-type="string" table:style-name="ce3">
            <text:p>Female</text:p>
          </table:table-cell>
          <table:table-cell office:value-type="string" office:string-value="https://eu.ui-avatars.com/api/?name=Lillia+Fatima&amp;background=#A62592&amp;color=fff" table:formula="of:=&quot;https://eu.ui-avatars.com/api/?name=&quot;&amp;[.A218]&amp;&quot;+&quot;&amp;[.B218]&amp;&quot;&amp;background=&quot;&amp;[.S218]&amp;&quot;&amp;color=fff&quot;" table:style-name="ce7">
            <text:p>https://eu.ui-avatars.com/api/?name=Lillia+Fatima&amp;background=#A62592&amp;color=fff</text:p>
          </table:table-cell>
          <table:table-cell office:value-type="string" table:style-name="ce3">
            <text:p>Cogilith</text:p>
          </table:table-cell>
          <table:table-cell office:value-type="string" table:style-name="ce3">
            <text:p>Technical Writer</text:p>
          </table:table-cell>
          <table:table-cell office:value-type="string" table:style-name="ce3">
            <text:p>massa volutpat convallis morbi odio odio elementum eu interdum eu tincidunt in leo maecenas pulvinar</text:p>
          </table:table-cell>
          <table:table-cell office:value-type="string" table:style-name="ce3">
            <text:p>Blockchain technologies (no coding skills),IOT,Pitching and presenting,Product management,Project management,Technical</text:p>
          </table:table-cell>
          <table:table-cell office:value-type="string" table:style-name="ce3">
            <text:p>Fashion, NGO, leadership, Female empowerment</text:p>
          </table:table-cell>
          <table:table-cell table:content-validation-name="val2" table:style-name="ce3"/>
          <table:table-cell table:content-validation-name="val2" table:style-name="ce3"/>
          <table:table-cell office:value-type="string" office:string-value="#A62592" table:formula="of:=&quot;#A&quot;&amp;RANDBETWEEN(1; 9)&amp;RANDBETWEEN(1; 9)&amp;RANDBETWEEN(1; 9)&amp;RANDBETWEEN(1; 9)&amp;RANDBETWEEN(1; 9)" table:style-name="ce11">
            <text:p>#A62592</text:p>
          </table:table-cell>
          <table:table-cell table:number-columns-repeated="16365"/>
        </table:table-row>
        <table:table-row table:style-name="ro3">
          <table:table-cell office:value-type="string" table:style-name="ce3">
            <text:p>Lawana</text:p>
          </table:table-cell>
          <table:table-cell office:value-type="string" table:style-name="ce3">
            <text:p>Raisa</text:p>
          </table:table-cell>
          <table:table-cell office:value-type="string" office:string-value="Lawana Raisa" table:formula="of:=[.A219]&amp;&quot; &quot;&amp;[.B219]" table:style-name="ce3">
            <text:p>Lawana Rais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Lawana@Raisa.com" table:formula="of:=[.A219]&amp;&quot;@&quot;&amp;[.B219]&amp;&quot;.com&quot;" table:style-name="ce3">
            <text:p>Lawana@Raisa.com</text:p>
          </table:table-cell>
          <table:table-cell office:value-type="string" table:style-name="ce3">
            <text:p>521-713-9234</text:p>
          </table:table-cell>
          <table:table-cell office:value-type="string" table:style-name="ce3">
            <text:p>Pitalito</text:p>
          </table:table-cell>
          <table:table-cell office:value-type="string" table:style-name="ce3">
            <text:p>Colombia</text:p>
          </table:table-cell>
          <table:table-cell office:value-type="string" table:style-name="ce3">
            <text:p>Male</text:p>
          </table:table-cell>
          <table:table-cell office:value-type="string" office:string-value="https://eu.ui-avatars.com/api/?name=Lawana+Raisa&amp;background=#A47565&amp;color=fff" table:formula="of:=&quot;https://eu.ui-avatars.com/api/?name=&quot;&amp;[.A219]&amp;&quot;+&quot;&amp;[.B219]&amp;&quot;&amp;background=&quot;&amp;[.S219]&amp;&quot;&amp;color=fff&quot;" table:style-name="ce7">
            <text:p>https://eu.ui-avatars.com/api/?name=Lawana+Raisa&amp;background=#A47565&amp;color=fff</text:p>
          </table:table-cell>
          <table:table-cell office:value-type="string" table:style-name="ce3">
            <text:p>Brainverse</text:p>
          </table:table-cell>
          <table:table-cell office:value-type="string" table:style-name="ce3">
            <text:p>Pharmacist</text:p>
          </table:table-cell>
          <table:table-cell office:value-type="string" table:style-name="ce3">
            <text:p>eleifend quam a odio in hac habitasse platea dictumst maecenas ut massa quis augue luctus tincidunt</text:p>
          </table:table-cell>
          <table:table-cell office:value-type="string" table:style-name="ce3">
            <text:p>Blockchain technologies (no coding skills),Research</text:p>
          </table:table-cell>
          <table:table-cell office:value-type="string" table:style-name="ce3">
            <text:p>Energy, sustainability, nature, preserve, climate</text:p>
          </table:table-cell>
          <table:table-cell table:content-validation-name="val2" table:style-name="ce3"/>
          <table:table-cell table:content-validation-name="val2" table:style-name="ce3"/>
          <table:table-cell office:value-type="string" office:string-value="#A47565" table:formula="of:=&quot;#A&quot;&amp;RANDBETWEEN(1; 9)&amp;RANDBETWEEN(1; 9)&amp;RANDBETWEEN(1; 9)&amp;RANDBETWEEN(1; 9)&amp;RANDBETWEEN(1; 9)" table:style-name="ce11">
            <text:p>#A47565</text:p>
          </table:table-cell>
          <table:table-cell table:number-columns-repeated="16365"/>
        </table:table-row>
        <table:table-row table:style-name="ro3">
          <table:table-cell office:value-type="string" table:style-name="ce3">
            <text:p>Javier</text:p>
          </table:table-cell>
          <table:table-cell office:value-type="string" table:style-name="ce3">
            <text:p>Shona</text:p>
          </table:table-cell>
          <table:table-cell office:value-type="string" office:string-value="Javier Shona" table:formula="of:=[.A220]&amp;&quot; &quot;&amp;[.B220]" table:style-name="ce3">
            <text:p>Javier Shon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Javier@Shona.com" table:formula="of:=[.A220]&amp;&quot;@&quot;&amp;[.B220]&amp;&quot;.com&quot;" table:style-name="ce3">
            <text:p>Javier@Shona.com</text:p>
          </table:table-cell>
          <table:table-cell office:value-type="string" table:style-name="ce3">
            <text:p>897-953-9449</text:p>
          </table:table-cell>
          <table:table-cell office:value-type="string" table:style-name="ce3">
            <text:p>Oudtshoorn</text:p>
          </table:table-cell>
          <table:table-cell office:value-type="string" table:style-name="ce3">
            <text:p>South Africa</text:p>
          </table:table-cell>
          <table:table-cell office:value-type="string" table:style-name="ce3">
            <text:p>Female</text:p>
          </table:table-cell>
          <table:table-cell office:value-type="string" office:string-value="https://eu.ui-avatars.com/api/?name=Javier+Shona&amp;background=#A38693&amp;color=fff" table:formula="of:=&quot;https://eu.ui-avatars.com/api/?name=&quot;&amp;[.A220]&amp;&quot;+&quot;&amp;[.B220]&amp;&quot;&amp;background=&quot;&amp;[.S220]&amp;&quot;&amp;color=fff&quot;" table:style-name="ce7">
            <text:p>https://eu.ui-avatars.com/api/?name=Javier+Shona&amp;background=#A38693&amp;color=fff</text:p>
          </table:table-cell>
          <table:table-cell office:value-type="string" table:style-name="ce3">
            <text:p>Shufflebeat</text:p>
          </table:table-cell>
          <table:table-cell office:value-type="string" table:style-name="ce3">
            <text:p>Dental Hygienist</text:p>
          </table:table-cell>
          <table:table-cell office:value-type="string" table:style-name="ce3">
            <text:p>lectus pellentesque at nulla suspendisse potenti cras in purus eu magna vulputate</text:p>
          </table:table-cell>
          <table:table-cell table:style-name="ce3"/>
          <table:table-cell office:value-type="string" table:style-name="ce3">
            <text:p>#pitchdeck #technology #data #designthinking #presentation</text:p>
          </table:table-cell>
          <table:table-cell table:content-validation-name="val2" table:style-name="ce3"/>
          <table:table-cell table:content-validation-name="val2" table:style-name="ce3"/>
          <table:table-cell office:value-type="string" office:string-value="#A38693" table:formula="of:=&quot;#A&quot;&amp;RANDBETWEEN(1; 9)&amp;RANDBETWEEN(1; 9)&amp;RANDBETWEEN(1; 9)&amp;RANDBETWEEN(1; 9)&amp;RANDBETWEEN(1; 9)" table:style-name="ce11">
            <text:p>#A38693</text:p>
          </table:table-cell>
          <table:table-cell table:number-columns-repeated="16365"/>
        </table:table-row>
        <table:table-row table:style-name="ro3">
          <table:table-cell office:value-type="string" table:style-name="ce3">
            <text:p>Aubrey</text:p>
          </table:table-cell>
          <table:table-cell office:value-type="string" table:style-name="ce3">
            <text:p>Iola</text:p>
          </table:table-cell>
          <table:table-cell office:value-type="string" office:string-value="Aubrey Iola" table:formula="of:=[.A221]&amp;&quot; &quot;&amp;[.B221]" table:style-name="ce3">
            <text:p>Aubrey Iol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Aubrey@Iola.com" table:formula="of:=[.A221]&amp;&quot;@&quot;&amp;[.B221]&amp;&quot;.com&quot;" table:style-name="ce3">
            <text:p>Aubrey@Iola.com</text:p>
          </table:table-cell>
          <table:table-cell office:value-type="string" table:style-name="ce3">
            <text:p>866-416-7068</text:p>
          </table:table-cell>
          <table:table-cell office:value-type="string" table:style-name="ce3">
            <text:p>Lin’an</text:p>
          </table:table-cell>
          <table:table-cell office:value-type="string" table:style-name="ce3">
            <text:p>China</text:p>
          </table:table-cell>
          <table:table-cell office:value-type="string" table:style-name="ce3">
            <text:p>Male</text:p>
          </table:table-cell>
          <table:table-cell office:value-type="string" office:string-value="https://eu.ui-avatars.com/api/?name=Aubrey+Iola&amp;background=#A22347&amp;color=fff" table:formula="of:=&quot;https://eu.ui-avatars.com/api/?name=&quot;&amp;[.A221]&amp;&quot;+&quot;&amp;[.B221]&amp;&quot;&amp;background=&quot;&amp;[.S221]&amp;&quot;&amp;color=fff&quot;" table:style-name="ce7">
            <text:p>https://eu.ui-avatars.com/api/?name=Aubrey+Iola&amp;background=#A22347&amp;color=fff</text:p>
          </table:table-cell>
          <table:table-cell office:value-type="string" table:style-name="ce3">
            <text:p>Wikizz</text:p>
          </table:table-cell>
          <table:table-cell office:value-type="string" table:style-name="ce3">
            <text:p>Nurse Practicioner</text:p>
          </table:table-cell>
          <table:table-cell office:value-type="string" table:style-name="ce3">
            <text:p>proin leo odio porttitor id consequat in consequat ut nulla sed</text:p>
          </table:table-cell>
          <table:table-cell table:style-name="ce3"/>
          <table:table-cell office:value-type="string" table:style-name="ce3">
            <text:p>business architecture</text:p>
          </table:table-cell>
          <table:table-cell table:content-validation-name="val2" table:style-name="ce3"/>
          <table:table-cell table:content-validation-name="val2" table:style-name="ce3"/>
          <table:table-cell office:value-type="string" office:string-value="#A22347" table:formula="of:=&quot;#A&quot;&amp;RANDBETWEEN(1; 9)&amp;RANDBETWEEN(1; 9)&amp;RANDBETWEEN(1; 9)&amp;RANDBETWEEN(1; 9)&amp;RANDBETWEEN(1; 9)" table:style-name="ce11">
            <text:p>#A22347</text:p>
          </table:table-cell>
          <table:table-cell table:number-columns-repeated="16365"/>
        </table:table-row>
        <table:table-row table:style-name="ro3">
          <table:table-cell office:value-type="string" table:style-name="ce3">
            <text:p>Keven</text:p>
          </table:table-cell>
          <table:table-cell office:value-type="string" table:style-name="ce3">
            <text:p>Ozie</text:p>
          </table:table-cell>
          <table:table-cell office:value-type="string" office:string-value="Keven Ozie" table:formula="of:=[.A222]&amp;&quot; &quot;&amp;[.B222]" table:style-name="ce3">
            <text:p>Keven Ozi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Keven@Ozie.com" table:formula="of:=[.A222]&amp;&quot;@&quot;&amp;[.B222]&amp;&quot;.com&quot;" table:style-name="ce3">
            <text:p>Keven@Ozie.com</text:p>
          </table:table-cell>
          <table:table-cell office:value-type="string" table:style-name="ce3">
            <text:p>923-347-6314</text:p>
          </table:table-cell>
          <table:table-cell office:value-type="string" table:style-name="ce3">
            <text:p>Krengg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Keven+Ozie&amp;background=#A62917&amp;color=fff" table:formula="of:=&quot;https://eu.ui-avatars.com/api/?name=&quot;&amp;[.A222]&amp;&quot;+&quot;&amp;[.B222]&amp;&quot;&amp;background=&quot;&amp;[.S222]&amp;&quot;&amp;color=fff&quot;" table:style-name="ce7">
            <text:p>https://eu.ui-avatars.com/api/?name=Keven+Ozie&amp;background=#A62917&amp;color=fff</text:p>
          </table:table-cell>
          <table:table-cell office:value-type="string" table:style-name="ce3">
            <text:p>Cogibox</text:p>
          </table:table-cell>
          <table:table-cell office:value-type="string" table:style-name="ce3">
            <text:p>Financial Analyst</text:p>
          </table:table-cell>
          <table:table-cell office:value-type="string" table:style-name="ce3">
            <text:p>id lobortis convallis tortor risus dapibus augue vel accumsan tellus nisi eu orci mauris lacinia sapien quis libero nullam</text:p>
          </table:table-cell>
          <table:table-cell office:value-type="string" table:style-name="ce3">
            <text:p>Blockchain technologies (no coding skills),Ethics,Financial,Pitching and presenting,Project management,Research,Technical</text:p>
          </table:table-cell>
          <table:table-cell office:value-type="string" table:style-name="ce3">
            <text:p>AVG IAM PIA BLOCKCHAIN SSI IDENTITY MANAGEMENT</text:p>
          </table:table-cell>
          <table:table-cell table:content-validation-name="val2" table:style-name="ce3"/>
          <table:table-cell table:content-validation-name="val2" table:style-name="ce3"/>
          <table:table-cell office:value-type="string" office:string-value="#A62917" table:formula="of:=&quot;#A&quot;&amp;RANDBETWEEN(1; 9)&amp;RANDBETWEEN(1; 9)&amp;RANDBETWEEN(1; 9)&amp;RANDBETWEEN(1; 9)&amp;RANDBETWEEN(1; 9)" table:style-name="ce11">
            <text:p>#A62917</text:p>
          </table:table-cell>
          <table:table-cell table:number-columns-repeated="16365"/>
        </table:table-row>
        <table:table-row table:style-name="ro3">
          <table:table-cell office:value-type="string" table:style-name="ce3">
            <text:p>Tamar</text:p>
          </table:table-cell>
          <table:table-cell office:value-type="string" table:style-name="ce3">
            <text:p>Vada</text:p>
          </table:table-cell>
          <table:table-cell office:value-type="string" office:string-value="Tamar Vada" table:formula="of:=[.A223]&amp;&quot; &quot;&amp;[.B223]" table:style-name="ce3">
            <text:p>Tamar Vad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Tamar@Vada.com" table:formula="of:=[.A223]&amp;&quot;@&quot;&amp;[.B223]&amp;&quot;.com&quot;" table:style-name="ce3">
            <text:p>Tamar@Vada.com</text:p>
          </table:table-cell>
          <table:table-cell office:value-type="string" table:style-name="ce3">
            <text:p>359-831-4440</text:p>
          </table:table-cell>
          <table:table-cell office:value-type="string" table:style-name="ce3">
            <text:p>Cabreúva</text:p>
          </table:table-cell>
          <table:table-cell office:value-type="string" table:style-name="ce3">
            <text:p>Brazil</text:p>
          </table:table-cell>
          <table:table-cell office:value-type="string" table:style-name="ce3">
            <text:p>Female</text:p>
          </table:table-cell>
          <table:table-cell office:value-type="string" office:string-value="https://eu.ui-avatars.com/api/?name=Tamar+Vada&amp;background=#A72799&amp;color=fff" table:formula="of:=&quot;https://eu.ui-avatars.com/api/?name=&quot;&amp;[.A223]&amp;&quot;+&quot;&amp;[.B223]&amp;&quot;&amp;background=&quot;&amp;[.S223]&amp;&quot;&amp;color=fff&quot;" table:style-name="ce7">
            <text:p>https://eu.ui-avatars.com/api/?name=Tamar+Vada&amp;background=#A72799&amp;color=fff</text:p>
          </table:table-cell>
          <table:table-cell office:value-type="string" table:style-name="ce3">
            <text:p>Yozio</text:p>
          </table:table-cell>
          <table:table-cell office:value-type="string" table:style-name="ce3">
            <text:p>Office Assistant I</text:p>
          </table:table-cell>
          <table:table-cell office:value-type="string" table:style-name="ce3">
            <text:p>ac consequat metus sapien ut nunc vestibulum ante ipsum primis in faucibus orci luctus et ultrices posuere</text:p>
          </table:table-cell>
          <table:table-cell office:value-type="string" table:style-name="ce3">
            <text:p>Blockchain technologies (no coding skills),Project management,Research,Technical</text:p>
          </table:table-cell>
          <table:table-cell office:value-type="string" table:style-name="ce3">
            <text:p>#exactpro</text:p>
          </table:table-cell>
          <table:table-cell table:content-validation-name="val2" table:style-name="ce3"/>
          <table:table-cell table:content-validation-name="val2" table:style-name="ce3"/>
          <table:table-cell office:value-type="string" office:string-value="#A72799" table:formula="of:=&quot;#A&quot;&amp;RANDBETWEEN(1; 9)&amp;RANDBETWEEN(1; 9)&amp;RANDBETWEEN(1; 9)&amp;RANDBETWEEN(1; 9)&amp;RANDBETWEEN(1; 9)" table:style-name="ce11">
            <text:p>#A72799</text:p>
          </table:table-cell>
          <table:table-cell table:number-columns-repeated="16365"/>
        </table:table-row>
        <table:table-row table:style-name="ro3">
          <table:table-cell office:value-type="string" table:style-name="ce3">
            <text:p>Dona</text:p>
          </table:table-cell>
          <table:table-cell office:value-type="string" table:style-name="ce3">
            <text:p>Yolonda</text:p>
          </table:table-cell>
          <table:table-cell office:value-type="string" office:string-value="Dona Yolonda" table:formula="of:=[.A224]&amp;&quot; &quot;&amp;[.B224]" table:style-name="ce3">
            <text:p>Dona Yolond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Dona@Yolonda.com" table:formula="of:=[.A224]&amp;&quot;@&quot;&amp;[.B224]&amp;&quot;.com&quot;" table:style-name="ce3">
            <text:p>Dona@Yolonda.com</text:p>
          </table:table-cell>
          <table:table-cell office:value-type="string" table:style-name="ce3">
            <text:p>914-770-3547</text:p>
          </table:table-cell>
          <table:table-cell office:value-type="string" table:style-name="ce3">
            <text:p>Puan</text:p>
          </table:table-cell>
          <table:table-cell office:value-type="string" table:style-name="ce3">
            <text:p>South Korea</text:p>
          </table:table-cell>
          <table:table-cell office:value-type="string" table:style-name="ce3">
            <text:p>Male</text:p>
          </table:table-cell>
          <table:table-cell office:value-type="string" office:string-value="https://eu.ui-avatars.com/api/?name=Dona+Yolonda&amp;background=#A92166&amp;color=fff" table:formula="of:=&quot;https://eu.ui-avatars.com/api/?name=&quot;&amp;[.A224]&amp;&quot;+&quot;&amp;[.B224]&amp;&quot;&amp;background=&quot;&amp;[.S224]&amp;&quot;&amp;color=fff&quot;" table:style-name="ce7">
            <text:p>https://eu.ui-avatars.com/api/?name=Dona+Yolonda&amp;background=#A92166&amp;color=fff</text:p>
          </table:table-cell>
          <table:table-cell office:value-type="string" table:style-name="ce3">
            <text:p>Tagfeed</text:p>
          </table:table-cell>
          <table:table-cell office:value-type="string" table:style-name="ce3">
            <text:p>Speech Pathologist</text:p>
          </table:table-cell>
          <table:table-cell office:value-type="string" table:style-name="ce3">
            <text:p>parturient montes nascetur ridiculus mus vivamus vestibulum sagittis sapien cum sociis natoque penatibus et</text:p>
          </table:table-cell>
          <table:table-cell office:value-type="string" table:style-name="ce3">
            <text:p>Blockchain technologies (no coding skills),Business development,IOT,Project management,Technical</text:p>
          </table:table-cell>
          <table:table-cell office:value-type="string" table:style-name="ce3">
            <text:p>#web #student #multilingual #malaysian</text:p>
          </table:table-cell>
          <table:table-cell table:content-validation-name="val2" table:style-name="ce3"/>
          <table:table-cell table:content-validation-name="val2" table:style-name="ce3"/>
          <table:table-cell office:value-type="string" office:string-value="#A92166" table:formula="of:=&quot;#A&quot;&amp;RANDBETWEEN(1; 9)&amp;RANDBETWEEN(1; 9)&amp;RANDBETWEEN(1; 9)&amp;RANDBETWEEN(1; 9)&amp;RANDBETWEEN(1; 9)" table:style-name="ce11">
            <text:p>#A92166</text:p>
          </table:table-cell>
          <table:table-cell table:number-columns-repeated="16365"/>
        </table:table-row>
        <table:table-row table:style-name="ro3">
          <table:table-cell office:value-type="string" table:style-name="ce3">
            <text:p>Latrisha</text:p>
          </table:table-cell>
          <table:table-cell office:value-type="string" table:style-name="ce3">
            <text:p>Deandre</text:p>
          </table:table-cell>
          <table:table-cell office:value-type="string" office:string-value="Latrisha Deandre" table:formula="of:=[.A225]&amp;&quot; &quot;&amp;[.B225]" table:style-name="ce3">
            <text:p>Latrisha Deandr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Latrisha@Deandre.com" table:formula="of:=[.A225]&amp;&quot;@&quot;&amp;[.B225]&amp;&quot;.com&quot;" table:style-name="ce3">
            <text:p>Latrisha@Deandre.com</text:p>
          </table:table-cell>
          <table:table-cell office:value-type="string" table:style-name="ce3">
            <text:p>561-230-6819</text:p>
          </table:table-cell>
          <table:table-cell office:value-type="string" table:style-name="ce3">
            <text:p>Bisée</text:p>
          </table:table-cell>
          <table:table-cell office:value-type="string" table:style-name="ce3">
            <text:p>Saint Lucia</text:p>
          </table:table-cell>
          <table:table-cell office:value-type="string" table:style-name="ce3">
            <text:p>Male</text:p>
          </table:table-cell>
          <table:table-cell office:value-type="string" office:string-value="https://eu.ui-avatars.com/api/?name=Latrisha+Deandre&amp;background=#A47746&amp;color=fff" table:formula="of:=&quot;https://eu.ui-avatars.com/api/?name=&quot;&amp;[.A225]&amp;&quot;+&quot;&amp;[.B225]&amp;&quot;&amp;background=&quot;&amp;[.S225]&amp;&quot;&amp;color=fff&quot;" table:style-name="ce7">
            <text:p>https://eu.ui-avatars.com/api/?name=Latrisha+Deandre&amp;background=#A47746&amp;color=fff</text:p>
          </table:table-cell>
          <table:table-cell office:value-type="string" table:style-name="ce3">
            <text:p>Centizu</text:p>
          </table:table-cell>
          <table:table-cell office:value-type="string" table:style-name="ce3">
            <text:p>Help Desk Technician</text:p>
          </table:table-cell>
          <table:table-cell office:value-type="string" table:style-name="ce3">
            <text:p>pellentesque viverra pede ac diam cras pellentesque volutpat dui maecenas tristique est et tempus semper</text:p>
          </table:table-cell>
          <table:table-cell office:value-type="string" table:style-name="ce3">
            <text:p>Blockchain technologies (no coding skills),Product management,Project management,Technical</text:p>
          </table:table-cell>
          <table:table-cell office:value-type="string" table:style-name="ce3">
            <text:p>fintech, reactjs, nodejs, python, java, blockchain</text:p>
          </table:table-cell>
          <table:table-cell table:content-validation-name="val2" table:style-name="ce3"/>
          <table:table-cell table:content-validation-name="val2" table:style-name="ce3"/>
          <table:table-cell office:value-type="string" office:string-value="#A47746" table:formula="of:=&quot;#A&quot;&amp;RANDBETWEEN(1; 9)&amp;RANDBETWEEN(1; 9)&amp;RANDBETWEEN(1; 9)&amp;RANDBETWEEN(1; 9)&amp;RANDBETWEEN(1; 9)" table:style-name="ce11">
            <text:p>#A47746</text:p>
          </table:table-cell>
          <table:table-cell table:number-columns-repeated="16365"/>
        </table:table-row>
        <table:table-row table:style-name="ro3">
          <table:table-cell office:value-type="string" table:style-name="ce3">
            <text:p>Tami</text:p>
          </table:table-cell>
          <table:table-cell office:value-type="string" table:style-name="ce3">
            <text:p>Terry</text:p>
          </table:table-cell>
          <table:table-cell office:value-type="string" office:string-value="Tami Terry" table:formula="of:=[.A226]&amp;&quot; &quot;&amp;[.B226]" table:style-name="ce3">
            <text:p>Tami Terry</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Tami@Terry.com" table:formula="of:=[.A226]&amp;&quot;@&quot;&amp;[.B226]&amp;&quot;.com&quot;" table:style-name="ce3">
            <text:p>Tami@Terry.com</text:p>
          </table:table-cell>
          <table:table-cell office:value-type="string" table:style-name="ce3">
            <text:p>616-325-2171</text:p>
          </table:table-cell>
          <table:table-cell office:value-type="string" table:style-name="ce3">
            <text:p>Araranguá</text:p>
          </table:table-cell>
          <table:table-cell office:value-type="string" table:style-name="ce3">
            <text:p>Brazil</text:p>
          </table:table-cell>
          <table:table-cell office:value-type="string" table:style-name="ce3">
            <text:p>Male</text:p>
          </table:table-cell>
          <table:table-cell office:value-type="string" office:string-value="https://eu.ui-avatars.com/api/?name=Tami+Terry&amp;background=#A34788&amp;color=fff" table:formula="of:=&quot;https://eu.ui-avatars.com/api/?name=&quot;&amp;[.A226]&amp;&quot;+&quot;&amp;[.B226]&amp;&quot;&amp;background=&quot;&amp;[.S226]&amp;&quot;&amp;color=fff&quot;" table:style-name="ce7">
            <text:p>https://eu.ui-avatars.com/api/?name=Tami+Terry&amp;background=#A34788&amp;color=fff</text:p>
          </table:table-cell>
          <table:table-cell office:value-type="string" table:style-name="ce3">
            <text:p>Oyonder</text:p>
          </table:table-cell>
          <table:table-cell office:value-type="string" table:style-name="ce3">
            <text:p>Programmer Analyst II</text:p>
          </table:table-cell>
          <table:table-cell office:value-type="string" table:style-name="ce3">
            <text:p>eu mi nulla ac enim in tempor turpis nec euismod scelerisque quam turpis</text:p>
          </table:table-cell>
          <table:table-cell table:style-name="ce3"/>
          <table:table-cell office:value-type="string" table:style-name="ce3">
            <text:p>#softwaredeveloper #c++ #csharp #node #nodejs #api #web #reactjs</text:p>
          </table:table-cell>
          <table:table-cell table:content-validation-name="val2" table:style-name="ce3"/>
          <table:table-cell table:content-validation-name="val2" table:style-name="ce3"/>
          <table:table-cell office:value-type="string" office:string-value="#A34788" table:formula="of:=&quot;#A&quot;&amp;RANDBETWEEN(1; 9)&amp;RANDBETWEEN(1; 9)&amp;RANDBETWEEN(1; 9)&amp;RANDBETWEEN(1; 9)&amp;RANDBETWEEN(1; 9)" table:style-name="ce11">
            <text:p>#A34788</text:p>
          </table:table-cell>
          <table:table-cell table:number-columns-repeated="16365"/>
        </table:table-row>
        <table:table-row table:style-name="ro3">
          <table:table-cell office:value-type="string" table:style-name="ce3">
            <text:p>Heriberto</text:p>
          </table:table-cell>
          <table:table-cell office:value-type="string" table:style-name="ce3">
            <text:p>Joni</text:p>
          </table:table-cell>
          <table:table-cell office:value-type="string" office:string-value="Heriberto Joni" table:formula="of:=[.A227]&amp;&quot; &quot;&amp;[.B227]" table:style-name="ce3">
            <text:p>Heriberto Joni</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Heriberto@Joni.com" table:formula="of:=[.A227]&amp;&quot;@&quot;&amp;[.B227]&amp;&quot;.com&quot;" table:style-name="ce3">
            <text:p>Heriberto@Joni.com</text:p>
          </table:table-cell>
          <table:table-cell office:value-type="string" table:style-name="ce3">
            <text:p>561-901-7423</text:p>
          </table:table-cell>
          <table:table-cell office:value-type="string" table:style-name="ce3">
            <text:p>West Palm Beach</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Heriberto+Joni&amp;background=#A95842&amp;color=fff" table:formula="of:=&quot;https://eu.ui-avatars.com/api/?name=&quot;&amp;[.A227]&amp;&quot;+&quot;&amp;[.B227]&amp;&quot;&amp;background=&quot;&amp;[.S227]&amp;&quot;&amp;color=fff&quot;" table:style-name="ce7">
            <text:p>https://eu.ui-avatars.com/api/?name=Heriberto+Joni&amp;background=#A95842&amp;color=fff</text:p>
          </table:table-cell>
          <table:table-cell office:value-type="string" table:style-name="ce3">
            <text:p>Eimbee</text:p>
          </table:table-cell>
          <table:table-cell office:value-type="string" table:style-name="ce3">
            <text:p>Junior Executive</text:p>
          </table:table-cell>
          <table:table-cell office:value-type="string" table:style-name="ce3">
            <text:p>ut massa volutpat convallis morbi odio odio elementum eu interdum</text:p>
          </table:table-cell>
          <table:table-cell table:style-name="ce3"/>
          <table:table-cell office:value-type="string" table:style-name="ce3">
            <text:p>Blockchain, solidity, nodejs, aws, docker, kubernetes, react, software developer, alexa, chainlink, hyperledger, biconomy, matic</text:p>
          </table:table-cell>
          <table:table-cell table:content-validation-name="val2" table:style-name="ce3"/>
          <table:table-cell table:content-validation-name="val2" table:style-name="ce3"/>
          <table:table-cell office:value-type="string" office:string-value="#A95842" table:formula="of:=&quot;#A&quot;&amp;RANDBETWEEN(1; 9)&amp;RANDBETWEEN(1; 9)&amp;RANDBETWEEN(1; 9)&amp;RANDBETWEEN(1; 9)&amp;RANDBETWEEN(1; 9)" table:style-name="ce11">
            <text:p>#A95842</text:p>
          </table:table-cell>
          <table:table-cell table:number-columns-repeated="16365"/>
        </table:table-row>
        <table:table-row table:style-name="ro3">
          <table:table-cell office:value-type="string" table:style-name="ce3">
            <text:p>Phyllis</text:p>
          </table:table-cell>
          <table:table-cell office:value-type="string" table:style-name="ce3">
            <text:p>Elois</text:p>
          </table:table-cell>
          <table:table-cell office:value-type="string" office:string-value="Phyllis Elois" table:formula="of:=[.A228]&amp;&quot; &quot;&amp;[.B228]" table:style-name="ce3">
            <text:p>Phyllis Elois</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Phyllis@Elois.com" table:formula="of:=[.A228]&amp;&quot;@&quot;&amp;[.B228]&amp;&quot;.com&quot;" table:style-name="ce3">
            <text:p>Phyllis@Elois.com</text:p>
          </table:table-cell>
          <table:table-cell office:value-type="string" table:style-name="ce3">
            <text:p>155-391-9857</text:p>
          </table:table-cell>
          <table:table-cell office:value-type="string" table:style-name="ce3">
            <text:p>Granada</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Phyllis+Elois&amp;background=#A53855&amp;color=fff" table:formula="of:=&quot;https://eu.ui-avatars.com/api/?name=&quot;&amp;[.A228]&amp;&quot;+&quot;&amp;[.B228]&amp;&quot;&amp;background=&quot;&amp;[.S228]&amp;&quot;&amp;color=fff&quot;" table:style-name="ce7">
            <text:p>https://eu.ui-avatars.com/api/?name=Phyllis+Elois&amp;background=#A53855&amp;color=fff</text:p>
          </table:table-cell>
          <table:table-cell office:value-type="string" table:style-name="ce3">
            <text:p>Jaxworks</text:p>
          </table:table-cell>
          <table:table-cell office:value-type="string" table:style-name="ce3">
            <text:p>Research Nurse</text:p>
          </table:table-cell>
          <table:table-cell office:value-type="string" table:style-name="ce3">
            <text:p>tristique est et tempus semper est quam pharetra magna ac consequat metus sapien ut nunc vestibulum ante ipsum primis in</text:p>
          </table:table-cell>
          <table:table-cell office:value-type="string" table:style-name="ce3">
            <text:p>Blockchain technologies (no coding skills),Business development,Circular economy,Ethics,Investing/funding,IOT,Pitching and presenting,Project management</text:p>
          </table:table-cell>
          <table:table-cell office:value-type="string" table:style-name="ce3">
            <text:p>#iota</text:p>
          </table:table-cell>
          <table:table-cell table:content-validation-name="val2" table:style-name="ce3"/>
          <table:table-cell table:content-validation-name="val2" table:style-name="ce3"/>
          <table:table-cell office:value-type="string" office:string-value="#A53855" table:formula="of:=&quot;#A&quot;&amp;RANDBETWEEN(1; 9)&amp;RANDBETWEEN(1; 9)&amp;RANDBETWEEN(1; 9)&amp;RANDBETWEEN(1; 9)&amp;RANDBETWEEN(1; 9)" table:style-name="ce11">
            <text:p>#A53855</text:p>
          </table:table-cell>
          <table:table-cell table:number-columns-repeated="16365"/>
        </table:table-row>
        <table:table-row table:style-name="ro3">
          <table:table-cell office:value-type="string" table:style-name="ce3">
            <text:p>Kathryne</text:p>
          </table:table-cell>
          <table:table-cell office:value-type="string" table:style-name="ce3">
            <text:p>Bobbi</text:p>
          </table:table-cell>
          <table:table-cell office:value-type="string" office:string-value="Kathryne Bobbi" table:formula="of:=[.A229]&amp;&quot; &quot;&amp;[.B229]" table:style-name="ce3">
            <text:p>Kathryne Bobbi</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Kathryne@Bobbi.com" table:formula="of:=[.A229]&amp;&quot;@&quot;&amp;[.B229]&amp;&quot;.com&quot;" table:style-name="ce3">
            <text:p>Kathryne@Bobbi.com</text:p>
          </table:table-cell>
          <table:table-cell office:value-type="string" table:style-name="ce3">
            <text:p>713-411-0221</text:p>
          </table:table-cell>
          <table:table-cell office:value-type="string" table:style-name="ce3">
            <text:p>Amarillo</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Kathryne+Bobbi&amp;background=#A89923&amp;color=fff" table:formula="of:=&quot;https://eu.ui-avatars.com/api/?name=&quot;&amp;[.A229]&amp;&quot;+&quot;&amp;[.B229]&amp;&quot;&amp;background=&quot;&amp;[.S229]&amp;&quot;&amp;color=fff&quot;" table:style-name="ce7">
            <text:p>https://eu.ui-avatars.com/api/?name=Kathryne+Bobbi&amp;background=#A89923&amp;color=fff</text:p>
          </table:table-cell>
          <table:table-cell office:value-type="string" table:style-name="ce3">
            <text:p>Oyoyo</text:p>
          </table:table-cell>
          <table:table-cell office:value-type="string" table:style-name="ce3">
            <text:p>Data Coordiator</text:p>
          </table:table-cell>
          <table:table-cell office:value-type="string" table:style-name="ce3">
            <text:p>donec semper sapien a libero nam dui proin leo odio porttitor id consequat in consequat ut nulla</text:p>
          </table:table-cell>
          <table:table-cell office:value-type="string" table:style-name="ce3">
            <text:p>Blockchain technologies (no coding skills),Ethics,IOT,Product management,Technical</text:p>
          </table:table-cell>
          <table:table-cell office:value-type="string" table:style-name="ce3">
            <text:p>#webdevelopment #leadership #teammanagement #scrum #agile #mentor #teammember</text:p>
          </table:table-cell>
          <table:table-cell table:content-validation-name="val2" table:style-name="ce3"/>
          <table:table-cell table:content-validation-name="val2" table:style-name="ce3"/>
          <table:table-cell office:value-type="string" office:string-value="#A89923" table:formula="of:=&quot;#A&quot;&amp;RANDBETWEEN(1; 9)&amp;RANDBETWEEN(1; 9)&amp;RANDBETWEEN(1; 9)&amp;RANDBETWEEN(1; 9)&amp;RANDBETWEEN(1; 9)" table:style-name="ce11">
            <text:p>#A89923</text:p>
          </table:table-cell>
          <table:table-cell table:number-columns-repeated="16365"/>
        </table:table-row>
        <table:table-row table:style-name="ro3">
          <table:table-cell office:value-type="string" table:style-name="ce3">
            <text:p>Daniela</text:p>
          </table:table-cell>
          <table:table-cell office:value-type="string" table:style-name="ce3">
            <text:p>Mabelle</text:p>
          </table:table-cell>
          <table:table-cell office:value-type="string" office:string-value="Daniela Mabelle" table:formula="of:=[.A230]&amp;&quot; &quot;&amp;[.B230]" table:style-name="ce3">
            <text:p>Daniela Mabell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Daniela@Mabelle.com" table:formula="of:=[.A230]&amp;&quot;@&quot;&amp;[.B230]&amp;&quot;.com&quot;" table:style-name="ce3">
            <text:p>Daniela@Mabelle.com</text:p>
          </table:table-cell>
          <table:table-cell office:value-type="string" table:style-name="ce3">
            <text:p>991-712-2669</text:p>
          </table:table-cell>
          <table:table-cell office:value-type="string" table:style-name="ce3">
            <text:p>Zuénoula</text:p>
          </table:table-cell>
          <table:table-cell office:value-type="string" table:style-name="ce3">
            <text:p>Ivory Coast</text:p>
          </table:table-cell>
          <table:table-cell office:value-type="string" table:style-name="ce3">
            <text:p>Female</text:p>
          </table:table-cell>
          <table:table-cell office:value-type="string" office:string-value="https://eu.ui-avatars.com/api/?name=Daniela+Mabelle&amp;background=#A49111&amp;color=fff" table:formula="of:=&quot;https://eu.ui-avatars.com/api/?name=&quot;&amp;[.A230]&amp;&quot;+&quot;&amp;[.B230]&amp;&quot;&amp;background=&quot;&amp;[.S230]&amp;&quot;&amp;color=fff&quot;" table:style-name="ce7">
            <text:p>https://eu.ui-avatars.com/api/?name=Daniela+Mabelle&amp;background=#A49111&amp;color=fff</text:p>
          </table:table-cell>
          <table:table-cell office:value-type="string" table:style-name="ce3">
            <text:p>Kwideo</text:p>
          </table:table-cell>
          <table:table-cell office:value-type="string" table:style-name="ce3">
            <text:p>Sales Associate</text:p>
          </table:table-cell>
          <table:table-cell office:value-type="string" table:style-name="ce3">
            <text:p>velit eu est congue elementum in hac habitasse platea dictumst morbi vestibulum velit id pretium iaculis diam erat fermentum justo</text:p>
          </table:table-cell>
          <table:table-cell office:value-type="string" table:style-name="ce3">
            <text:p>Artificial intelligence</text:p>
          </table:table-cell>
          <table:table-cell office:value-type="string" table:style-name="ce3">
            <text:p>#MachineLearning #ML #DataScientist #AIStrategist #Statistician #Modelling</text:p>
          </table:table-cell>
          <table:table-cell table:content-validation-name="val2" table:style-name="ce3"/>
          <table:table-cell table:content-validation-name="val2" table:style-name="ce3"/>
          <table:table-cell office:value-type="string" office:string-value="#A49111" table:formula="of:=&quot;#A&quot;&amp;RANDBETWEEN(1; 9)&amp;RANDBETWEEN(1; 9)&amp;RANDBETWEEN(1; 9)&amp;RANDBETWEEN(1; 9)&amp;RANDBETWEEN(1; 9)" table:style-name="ce11">
            <text:p>#A49111</text:p>
          </table:table-cell>
          <table:table-cell table:number-columns-repeated="16365"/>
        </table:table-row>
        <table:table-row table:style-name="ro3">
          <table:table-cell office:value-type="string" table:style-name="ce3">
            <text:p>Antione</text:p>
          </table:table-cell>
          <table:table-cell office:value-type="string" table:style-name="ce3">
            <text:p>Justa</text:p>
          </table:table-cell>
          <table:table-cell office:value-type="string" office:string-value="Antione Justa" table:formula="of:=[.A231]&amp;&quot; &quot;&amp;[.B231]" table:style-name="ce3">
            <text:p>Antione Just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Antione@Justa.com" table:formula="of:=[.A231]&amp;&quot;@&quot;&amp;[.B231]&amp;&quot;.com&quot;" table:style-name="ce3">
            <text:p>Antione@Justa.com</text:p>
          </table:table-cell>
          <table:table-cell office:value-type="string" table:style-name="ce3">
            <text:p>407-224-1106</text:p>
          </table:table-cell>
          <table:table-cell office:value-type="string" table:style-name="ce3">
            <text:p>Agrínio</text:p>
          </table:table-cell>
          <table:table-cell office:value-type="string" table:style-name="ce3">
            <text:p>Greece</text:p>
          </table:table-cell>
          <table:table-cell office:value-type="string" table:style-name="ce3">
            <text:p>Female</text:p>
          </table:table-cell>
          <table:table-cell office:value-type="string" office:string-value="https://eu.ui-avatars.com/api/?name=Antione+Justa&amp;background=#A14829&amp;color=fff" table:formula="of:=&quot;https://eu.ui-avatars.com/api/?name=&quot;&amp;[.A231]&amp;&quot;+&quot;&amp;[.B231]&amp;&quot;&amp;background=&quot;&amp;[.S231]&amp;&quot;&amp;color=fff&quot;" table:style-name="ce7">
            <text:p>https://eu.ui-avatars.com/api/?name=Antione+Justa&amp;background=#A14829&amp;color=fff</text:p>
          </table:table-cell>
          <table:table-cell office:value-type="string" table:style-name="ce3">
            <text:p>Blogtag</text:p>
          </table:table-cell>
          <table:table-cell office:value-type="string" table:style-name="ce3">
            <text:p>Legal Assistant</text:p>
          </table:table-cell>
          <table:table-cell office:value-type="string" table:style-name="ce3">
            <text:p>commodo vulputate justo in blandit ultrices enim lorem ipsum dolor sit amet</text:p>
          </table:table-cell>
          <table:table-cell table:style-name="ce3"/>
          <table:table-cell office:value-type="string" table:style-name="ce3">
            <text:p>blockchain tech, business development, team building</text:p>
          </table:table-cell>
          <table:table-cell table:content-validation-name="val2" table:style-name="ce3"/>
          <table:table-cell table:content-validation-name="val2" table:style-name="ce3"/>
          <table:table-cell office:value-type="string" office:string-value="#A14829" table:formula="of:=&quot;#A&quot;&amp;RANDBETWEEN(1; 9)&amp;RANDBETWEEN(1; 9)&amp;RANDBETWEEN(1; 9)&amp;RANDBETWEEN(1; 9)&amp;RANDBETWEEN(1; 9)" table:style-name="ce11">
            <text:p>#A14829</text:p>
          </table:table-cell>
          <table:table-cell table:number-columns-repeated="16365"/>
        </table:table-row>
        <table:table-row table:style-name="ro3">
          <table:table-cell office:value-type="string" table:style-name="ce3">
            <text:p>Kevin</text:p>
          </table:table-cell>
          <table:table-cell office:value-type="string" table:style-name="ce3">
            <text:p>Miquel</text:p>
          </table:table-cell>
          <table:table-cell office:value-type="string" office:string-value="Kevin Miquel" table:formula="of:=[.A232]&amp;&quot; &quot;&amp;[.B232]" table:style-name="ce3">
            <text:p>Kevin Miquel</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Kevin@Miquel.com" table:formula="of:=[.A232]&amp;&quot;@&quot;&amp;[.B232]&amp;&quot;.com&quot;" table:style-name="ce3">
            <text:p>Kevin@Miquel.com</text:p>
          </table:table-cell>
          <table:table-cell office:value-type="string" table:style-name="ce3">
            <text:p>795-488-1466</text:p>
          </table:table-cell>
          <table:table-cell office:value-type="string" table:style-name="ce3">
            <text:p>Banger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Kevin+Miquel&amp;background=#A25623&amp;color=fff" table:formula="of:=&quot;https://eu.ui-avatars.com/api/?name=&quot;&amp;[.A232]&amp;&quot;+&quot;&amp;[.B232]&amp;&quot;&amp;background=&quot;&amp;[.S232]&amp;&quot;&amp;color=fff&quot;" table:style-name="ce7">
            <text:p>https://eu.ui-avatars.com/api/?name=Kevin+Miquel&amp;background=#A25623&amp;color=fff</text:p>
          </table:table-cell>
          <table:table-cell office:value-type="string" table:style-name="ce3">
            <text:p>Layo</text:p>
          </table:table-cell>
          <table:table-cell office:value-type="string" table:style-name="ce3">
            <text:p>Cost Accountant</text:p>
          </table:table-cell>
          <table:table-cell office:value-type="string" table:style-name="ce3">
            <text:p>sapien arcu sed augue aliquam erat volutpat in congue etiam justo</text:p>
          </table:table-cell>
          <table:table-cell office:value-type="string" table:style-name="ce3">
            <text:p>Blockchain technologies (no coding skills),Business development,Digital identity management,Ethics,IOT,Pitching and presenting,Product management,Project management</text:p>
          </table:table-cell>
          <table:table-cell office:value-type="string" table:style-name="ce3">
            <text:p>engineering</text:p>
          </table:table-cell>
          <table:table-cell table:content-validation-name="val2" table:style-name="ce3"/>
          <table:table-cell table:content-validation-name="val2" table:style-name="ce3"/>
          <table:table-cell office:value-type="string" office:string-value="#A25623" table:formula="of:=&quot;#A&quot;&amp;RANDBETWEEN(1; 9)&amp;RANDBETWEEN(1; 9)&amp;RANDBETWEEN(1; 9)&amp;RANDBETWEEN(1; 9)&amp;RANDBETWEEN(1; 9)" table:style-name="ce11">
            <text:p>#A25623</text:p>
          </table:table-cell>
          <table:table-cell table:number-columns-repeated="16365"/>
        </table:table-row>
        <table:table-row table:style-name="ro3">
          <table:table-cell office:value-type="string" table:style-name="ce3">
            <text:p>Sommer</text:p>
          </table:table-cell>
          <table:table-cell office:value-type="string" table:style-name="ce3">
            <text:p>Lavada</text:p>
          </table:table-cell>
          <table:table-cell office:value-type="string" office:string-value="Sommer Lavada" table:formula="of:=[.A233]&amp;&quot; &quot;&amp;[.B233]" table:style-name="ce3">
            <text:p>Sommer Lavad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Sommer@Lavada.com" table:formula="of:=[.A233]&amp;&quot;@&quot;&amp;[.B233]&amp;&quot;.com&quot;" table:style-name="ce3">
            <text:p>Sommer@Lavada.com</text:p>
          </table:table-cell>
          <table:table-cell office:value-type="string" table:style-name="ce3">
            <text:p>939-541-5495</text:p>
          </table:table-cell>
          <table:table-cell office:value-type="string" table:style-name="ce3">
            <text:p>Avignon</text:p>
          </table:table-cell>
          <table:table-cell office:value-type="string" table:style-name="ce3">
            <text:p>France</text:p>
          </table:table-cell>
          <table:table-cell office:value-type="string" table:style-name="ce3">
            <text:p>Female</text:p>
          </table:table-cell>
          <table:table-cell office:value-type="string" office:string-value="https://eu.ui-avatars.com/api/?name=Sommer+Lavada&amp;background=#A55157&amp;color=fff" table:formula="of:=&quot;https://eu.ui-avatars.com/api/?name=&quot;&amp;[.A233]&amp;&quot;+&quot;&amp;[.B233]&amp;&quot;&amp;background=&quot;&amp;[.S233]&amp;&quot;&amp;color=fff&quot;" table:style-name="ce7">
            <text:p>https://eu.ui-avatars.com/api/?name=Sommer+Lavada&amp;background=#A55157&amp;color=fff</text:p>
          </table:table-cell>
          <table:table-cell office:value-type="string" table:style-name="ce3">
            <text:p>Dabshots</text:p>
          </table:table-cell>
          <table:table-cell office:value-type="string" table:style-name="ce3">
            <text:p>Health Coach II</text:p>
          </table:table-cell>
          <table:table-cell office:value-type="string" table:style-name="ce3">
            <text:p>enim in tempor turpis nec euismod scelerisque quam turpis adipiscing lorem vitae</text:p>
          </table:table-cell>
          <table:table-cell office:value-type="string" table:style-name="ce3">
            <text:p>Artificial intelligence,IOT,Technical</text:p>
          </table:table-cell>
          <table:table-cell office:value-type="string" table:style-name="ce3">
            <text:p>Mechanical Engineer</text:p>
          </table:table-cell>
          <table:table-cell table:content-validation-name="val2" table:style-name="ce3"/>
          <table:table-cell table:content-validation-name="val2" table:style-name="ce3"/>
          <table:table-cell office:value-type="string" office:string-value="#A55157" table:formula="of:=&quot;#A&quot;&amp;RANDBETWEEN(1; 9)&amp;RANDBETWEEN(1; 9)&amp;RANDBETWEEN(1; 9)&amp;RANDBETWEEN(1; 9)&amp;RANDBETWEEN(1; 9)" table:style-name="ce11">
            <text:p>#A55157</text:p>
          </table:table-cell>
          <table:table-cell table:number-columns-repeated="16365"/>
        </table:table-row>
        <table:table-row table:style-name="ro3">
          <table:table-cell office:value-type="string" table:style-name="ce3">
            <text:p>Andreas</text:p>
          </table:table-cell>
          <table:table-cell office:value-type="string" table:style-name="ce3">
            <text:p>Darrel</text:p>
          </table:table-cell>
          <table:table-cell office:value-type="string" office:string-value="Andreas Darrel" table:formula="of:=[.A234]&amp;&quot; &quot;&amp;[.B234]" table:style-name="ce3">
            <text:p>Andreas Darrel</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Andreas@Darrel.com" table:formula="of:=[.A234]&amp;&quot;@&quot;&amp;[.B234]&amp;&quot;.com&quot;" table:style-name="ce3">
            <text:p>Andreas@Darrel.com</text:p>
          </table:table-cell>
          <table:table-cell office:value-type="string" table:style-name="ce3">
            <text:p>228-813-6965</text:p>
          </table:table-cell>
          <table:table-cell office:value-type="string" table:style-name="ce3">
            <text:p>Marseille</text:p>
          </table:table-cell>
          <table:table-cell office:value-type="string" table:style-name="ce3">
            <text:p>France</text:p>
          </table:table-cell>
          <table:table-cell office:value-type="string" table:style-name="ce3">
            <text:p>Male</text:p>
          </table:table-cell>
          <table:table-cell office:value-type="string" office:string-value="https://eu.ui-avatars.com/api/?name=Andreas+Darrel&amp;background=#A78117&amp;color=fff" table:formula="of:=&quot;https://eu.ui-avatars.com/api/?name=&quot;&amp;[.A234]&amp;&quot;+&quot;&amp;[.B234]&amp;&quot;&amp;background=&quot;&amp;[.S234]&amp;&quot;&amp;color=fff&quot;" table:style-name="ce7">
            <text:p>https://eu.ui-avatars.com/api/?name=Andreas+Darrel&amp;background=#A78117&amp;color=fff</text:p>
          </table:table-cell>
          <table:table-cell office:value-type="string" table:style-name="ce3">
            <text:p>Trupe</text:p>
          </table:table-cell>
          <table:table-cell office:value-type="string" table:style-name="ce3">
            <text:p>Senior Developer</text:p>
          </table:table-cell>
          <table:table-cell office:value-type="string" table:style-name="ce3">
            <text:p>nisi eu orci mauris lacinia sapien quis libero nullam sit amet turpis elementum ligula vehicula consequat morbi a ipsum integer</text:p>
          </table:table-cell>
          <table:table-cell office:value-type="string" table:style-name="ce3">
            <text:p>Blockchain technologies (no coding skills),Business development,Circular economy,Product management,Project management</text:p>
          </table:table-cell>
          <table:table-cell office:value-type="string" table:style-name="ce3">
            <text:p>cryptocurrency</text:p>
          </table:table-cell>
          <table:table-cell table:content-validation-name="val2" table:style-name="ce3"/>
          <table:table-cell table:content-validation-name="val2" table:style-name="ce3"/>
          <table:table-cell office:value-type="string" office:string-value="#A78117" table:formula="of:=&quot;#A&quot;&amp;RANDBETWEEN(1; 9)&amp;RANDBETWEEN(1; 9)&amp;RANDBETWEEN(1; 9)&amp;RANDBETWEEN(1; 9)&amp;RANDBETWEEN(1; 9)" table:style-name="ce11">
            <text:p>#A78117</text:p>
          </table:table-cell>
          <table:table-cell table:number-columns-repeated="16365"/>
        </table:table-row>
        <table:table-row table:style-name="ro3">
          <table:table-cell office:value-type="string" table:style-name="ce3">
            <text:p>Adrienne</text:p>
          </table:table-cell>
          <table:table-cell office:value-type="string" table:style-name="ce3">
            <text:p>Ed</text:p>
          </table:table-cell>
          <table:table-cell office:value-type="string" office:string-value="Adrienne Ed" table:formula="of:=[.A235]&amp;&quot; &quot;&amp;[.B235]" table:style-name="ce3">
            <text:p>Adrienne Ed</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Adrienne@Ed.com" table:formula="of:=[.A235]&amp;&quot;@&quot;&amp;[.B235]&amp;&quot;.com&quot;" table:style-name="ce3">
            <text:p>Adrienne@Ed.com</text:p>
          </table:table-cell>
          <table:table-cell office:value-type="string" table:style-name="ce3">
            <text:p>263-200-5994</text:p>
          </table:table-cell>
          <table:table-cell office:value-type="string" table:style-name="ce3">
            <text:p>Svirsk</text:p>
          </table:table-cell>
          <table:table-cell office:value-type="string" table:style-name="ce3">
            <text:p>Russia</text:p>
          </table:table-cell>
          <table:table-cell office:value-type="string" table:style-name="ce3">
            <text:p>Female</text:p>
          </table:table-cell>
          <table:table-cell office:value-type="string" office:string-value="https://eu.ui-avatars.com/api/?name=Adrienne+Ed&amp;background=#A97916&amp;color=fff" table:formula="of:=&quot;https://eu.ui-avatars.com/api/?name=&quot;&amp;[.A235]&amp;&quot;+&quot;&amp;[.B235]&amp;&quot;&amp;background=&quot;&amp;[.S235]&amp;&quot;&amp;color=fff&quot;" table:style-name="ce7">
            <text:p>https://eu.ui-avatars.com/api/?name=Adrienne+Ed&amp;background=#A97916&amp;color=fff</text:p>
          </table:table-cell>
          <table:table-cell office:value-type="string" table:style-name="ce3">
            <text:p>Teklist</text:p>
          </table:table-cell>
          <table:table-cell office:value-type="string" table:style-name="ce3">
            <text:p>Business Systems Development Analyst</text:p>
          </table:table-cell>
          <table:table-cell office:value-type="string" table:style-name="ce3">
            <text:p>vitae nisl aenean lectus pellentesque eget nunc donec quis orci eget orci vehicula condimentum curabitur in libero ut massa volutpat</text:p>
          </table:table-cell>
          <table:table-cell office:value-type="string" table:style-name="ce3">
            <text:p>Blockchain technologies (no coding skills),Digital identity management,Research,Technical,Development,security audits</text:p>
          </table:table-cell>
          <table:table-cell office:value-type="string" table:style-name="ce3">
            <text:p>Sailing</text:p>
          </table:table-cell>
          <table:table-cell table:content-validation-name="val2" table:style-name="ce3"/>
          <table:table-cell table:content-validation-name="val2" table:style-name="ce3"/>
          <table:table-cell office:value-type="string" office:string-value="#A97916" table:formula="of:=&quot;#A&quot;&amp;RANDBETWEEN(1; 9)&amp;RANDBETWEEN(1; 9)&amp;RANDBETWEEN(1; 9)&amp;RANDBETWEEN(1; 9)&amp;RANDBETWEEN(1; 9)" table:style-name="ce11">
            <text:p>#A97916</text:p>
          </table:table-cell>
          <table:table-cell table:number-columns-repeated="16365"/>
        </table:table-row>
        <table:table-row table:style-name="ro3">
          <table:table-cell office:value-type="string" table:style-name="ce3">
            <text:p>Bruno</text:p>
          </table:table-cell>
          <table:table-cell office:value-type="string" table:style-name="ce3">
            <text:p>Earleen</text:p>
          </table:table-cell>
          <table:table-cell office:value-type="string" office:string-value="Bruno Earleen" table:formula="of:=[.A236]&amp;&quot; &quot;&amp;[.B236]" table:style-name="ce3">
            <text:p>Bruno Earlee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Bruno@Earleen.com" table:formula="of:=[.A236]&amp;&quot;@&quot;&amp;[.B236]&amp;&quot;.com&quot;" table:style-name="ce3">
            <text:p>Bruno@Earleen.com</text:p>
          </table:table-cell>
          <table:table-cell office:value-type="string" table:style-name="ce3">
            <text:p>938-908-6923</text:p>
          </table:table-cell>
          <table:table-cell office:value-type="string" table:style-name="ce3">
            <text:p>Kumla</text:p>
          </table:table-cell>
          <table:table-cell office:value-type="string" table:style-name="ce3">
            <text:p>Sweden</text:p>
          </table:table-cell>
          <table:table-cell office:value-type="string" table:style-name="ce3">
            <text:p>Male</text:p>
          </table:table-cell>
          <table:table-cell office:value-type="string" office:string-value="https://eu.ui-avatars.com/api/?name=Bruno+Earleen&amp;background=#A67312&amp;color=fff" table:formula="of:=&quot;https://eu.ui-avatars.com/api/?name=&quot;&amp;[.A236]&amp;&quot;+&quot;&amp;[.B236]&amp;&quot;&amp;background=&quot;&amp;[.S236]&amp;&quot;&amp;color=fff&quot;" table:style-name="ce7">
            <text:p>https://eu.ui-avatars.com/api/?name=Bruno+Earleen&amp;background=#A67312&amp;color=fff</text:p>
          </table:table-cell>
          <table:table-cell office:value-type="string" table:style-name="ce3">
            <text:p>Skyvu</text:p>
          </table:table-cell>
          <table:table-cell office:value-type="string" table:style-name="ce3">
            <text:p>Geological Engineer</text:p>
          </table:table-cell>
          <table:table-cell office:value-type="string" table:style-name="ce3">
            <text:p>amet sem fusce consequat nulla nisl nunc nisl duis bibendum felis sed interdum venenatis turpis enim blandit</text:p>
          </table:table-cell>
          <table:table-cell office:value-type="string" table:style-name="ce3">
            <text:p>Business development,Project management</text:p>
          </table:table-cell>
          <table:table-cell office:value-type="string" table:style-name="ce3">
            <text:p>Future</text:p>
          </table:table-cell>
          <table:table-cell table:content-validation-name="val2" table:style-name="ce3"/>
          <table:table-cell table:content-validation-name="val2" table:style-name="ce3"/>
          <table:table-cell office:value-type="string" office:string-value="#A67312" table:formula="of:=&quot;#A&quot;&amp;RANDBETWEEN(1; 9)&amp;RANDBETWEEN(1; 9)&amp;RANDBETWEEN(1; 9)&amp;RANDBETWEEN(1; 9)&amp;RANDBETWEEN(1; 9)" table:style-name="ce11">
            <text:p>#A67312</text:p>
          </table:table-cell>
          <table:table-cell table:number-columns-repeated="16365"/>
        </table:table-row>
        <table:table-row table:style-name="ro3">
          <table:table-cell office:value-type="string" table:style-name="ce3">
            <text:p>Philip</text:p>
          </table:table-cell>
          <table:table-cell office:value-type="string" table:style-name="ce3">
            <text:p>Donnie</text:p>
          </table:table-cell>
          <table:table-cell office:value-type="string" office:string-value="Philip Donnie" table:formula="of:=[.A237]&amp;&quot; &quot;&amp;[.B237]" table:style-name="ce3">
            <text:p>Philip Donni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Philip@Donnie.com" table:formula="of:=[.A237]&amp;&quot;@&quot;&amp;[.B237]&amp;&quot;.com&quot;" table:style-name="ce3">
            <text:p>Philip@Donnie.com</text:p>
          </table:table-cell>
          <table:table-cell office:value-type="string" table:style-name="ce3">
            <text:p>108-846-2457</text:p>
          </table:table-cell>
          <table:table-cell office:value-type="string" table:style-name="ce3">
            <text:p>Cheonan</text:p>
          </table:table-cell>
          <table:table-cell office:value-type="string" table:style-name="ce3">
            <text:p>South Korea</text:p>
          </table:table-cell>
          <table:table-cell office:value-type="string" table:style-name="ce3">
            <text:p>Female</text:p>
          </table:table-cell>
          <table:table-cell office:value-type="string" office:string-value="https://eu.ui-avatars.com/api/?name=Philip+Donnie&amp;background=#A97956&amp;color=fff" table:formula="of:=&quot;https://eu.ui-avatars.com/api/?name=&quot;&amp;[.A237]&amp;&quot;+&quot;&amp;[.B237]&amp;&quot;&amp;background=&quot;&amp;[.S237]&amp;&quot;&amp;color=fff&quot;" table:style-name="ce7">
            <text:p>https://eu.ui-avatars.com/api/?name=Philip+Donnie&amp;background=#A97956&amp;color=fff</text:p>
          </table:table-cell>
          <table:table-cell office:value-type="string" table:style-name="ce3">
            <text:p>Lajo</text:p>
          </table:table-cell>
          <table:table-cell office:value-type="string" table:style-name="ce3">
            <text:p>Graphic Designer</text:p>
          </table:table-cell>
          <table:table-cell office:value-type="string" table:style-name="ce3">
            <text:p>nec molestie sed justo pellentesque viverra pede ac diam cras pellentesque</text:p>
          </table:table-cell>
          <table:table-cell office:value-type="string" table:style-name="ce3">
            <text:p>Business development,Financial,Product management,Project management,Research,Technical</text:p>
          </table:table-cell>
          <table:table-cell office:value-type="string" table:style-name="ce3">
            <text:p>#recruitment #coaching</text:p>
          </table:table-cell>
          <table:table-cell table:content-validation-name="val2" table:style-name="ce3"/>
          <table:table-cell table:content-validation-name="val2" table:style-name="ce3"/>
          <table:table-cell office:value-type="string" office:string-value="#A97956" table:formula="of:=&quot;#A&quot;&amp;RANDBETWEEN(1; 9)&amp;RANDBETWEEN(1; 9)&amp;RANDBETWEEN(1; 9)&amp;RANDBETWEEN(1; 9)&amp;RANDBETWEEN(1; 9)" table:style-name="ce11">
            <text:p>#A97956</text:p>
          </table:table-cell>
          <table:table-cell table:number-columns-repeated="16365"/>
        </table:table-row>
        <table:table-row table:style-name="ro3">
          <table:table-cell office:value-type="string" table:style-name="ce3">
            <text:p>Nicholle</text:p>
          </table:table-cell>
          <table:table-cell office:value-type="string" table:style-name="ce3">
            <text:p>Bill</text:p>
          </table:table-cell>
          <table:table-cell office:value-type="string" office:string-value="Nicholle Bill" table:formula="of:=[.A238]&amp;&quot; &quot;&amp;[.B238]" table:style-name="ce3">
            <text:p>Nicholle Bill</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Nicholle@Bill.com" table:formula="of:=[.A238]&amp;&quot;@&quot;&amp;[.B238]&amp;&quot;.com&quot;" table:style-name="ce3">
            <text:p>Nicholle@Bill.com</text:p>
          </table:table-cell>
          <table:table-cell office:value-type="string" table:style-name="ce3">
            <text:p>758-315-0255</text:p>
          </table:table-cell>
          <table:table-cell office:value-type="string" table:style-name="ce3">
            <text:p>Huangshan</text:p>
          </table:table-cell>
          <table:table-cell office:value-type="string" table:style-name="ce3">
            <text:p>China</text:p>
          </table:table-cell>
          <table:table-cell office:value-type="string" table:style-name="ce3">
            <text:p>Male</text:p>
          </table:table-cell>
          <table:table-cell office:value-type="string" office:string-value="https://eu.ui-avatars.com/api/?name=Nicholle+Bill&amp;background=#A89224&amp;color=fff" table:formula="of:=&quot;https://eu.ui-avatars.com/api/?name=&quot;&amp;[.A238]&amp;&quot;+&quot;&amp;[.B238]&amp;&quot;&amp;background=&quot;&amp;[.S238]&amp;&quot;&amp;color=fff&quot;" table:style-name="ce7">
            <text:p>https://eu.ui-avatars.com/api/?name=Nicholle+Bill&amp;background=#A89224&amp;color=fff</text:p>
          </table:table-cell>
          <table:table-cell office:value-type="string" table:style-name="ce3">
            <text:p>Linkbuzz</text:p>
          </table:table-cell>
          <table:table-cell office:value-type="string" table:style-name="ce3">
            <text:p>Quality Control Specialist</text:p>
          </table:table-cell>
          <table:table-cell office:value-type="string" table:style-name="ce3">
            <text:p>in sapien iaculis congue vivamus metus arcu adipiscing molestie hendrerit at vulputate vitae nisl aenean lectus</text:p>
          </table:table-cell>
          <table:table-cell office:value-type="string" table:style-name="ce3">
            <text:p>Business development</text:p>
          </table:table-cell>
          <table:table-cell office:value-type="string" table:style-name="ce3">
            <text:p>#BigData #AI #Analytics</text:p>
          </table:table-cell>
          <table:table-cell table:content-validation-name="val2" table:style-name="ce3"/>
          <table:table-cell table:content-validation-name="val2" table:style-name="ce3"/>
          <table:table-cell office:value-type="string" office:string-value="#A89224" table:formula="of:=&quot;#A&quot;&amp;RANDBETWEEN(1; 9)&amp;RANDBETWEEN(1; 9)&amp;RANDBETWEEN(1; 9)&amp;RANDBETWEEN(1; 9)&amp;RANDBETWEEN(1; 9)" table:style-name="ce11">
            <text:p>#A89224</text:p>
          </table:table-cell>
          <table:table-cell table:number-columns-repeated="16365"/>
        </table:table-row>
        <table:table-row table:style-name="ro3">
          <table:table-cell office:value-type="string" table:style-name="ce3">
            <text:p>Brigid</text:p>
          </table:table-cell>
          <table:table-cell office:value-type="string" table:style-name="ce3">
            <text:p>Shawana</text:p>
          </table:table-cell>
          <table:table-cell office:value-type="string" office:string-value="Brigid Shawana" table:formula="of:=[.A239]&amp;&quot; &quot;&amp;[.B239]" table:style-name="ce3">
            <text:p>Brigid Shawan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Brigid@Shawana.com" table:formula="of:=[.A239]&amp;&quot;@&quot;&amp;[.B239]&amp;&quot;.com&quot;" table:style-name="ce3">
            <text:p>Brigid@Shawana.com</text:p>
          </table:table-cell>
          <table:table-cell office:value-type="string" table:style-name="ce3">
            <text:p>513-327-2339</text:p>
          </table:table-cell>
          <table:table-cell office:value-type="string" table:style-name="ce3">
            <text:p>Huangbizhuang</text:p>
          </table:table-cell>
          <table:table-cell office:value-type="string" table:style-name="ce3">
            <text:p>China</text:p>
          </table:table-cell>
          <table:table-cell office:value-type="string" table:style-name="ce3">
            <text:p>Male</text:p>
          </table:table-cell>
          <table:table-cell office:value-type="string" office:string-value="https://eu.ui-avatars.com/api/?name=Brigid+Shawana&amp;background=#A98128&amp;color=fff" table:formula="of:=&quot;https://eu.ui-avatars.com/api/?name=&quot;&amp;[.A239]&amp;&quot;+&quot;&amp;[.B239]&amp;&quot;&amp;background=&quot;&amp;[.S239]&amp;&quot;&amp;color=fff&quot;" table:style-name="ce7">
            <text:p>https://eu.ui-avatars.com/api/?name=Brigid+Shawana&amp;background=#A98128&amp;color=fff</text:p>
          </table:table-cell>
          <table:table-cell office:value-type="string" table:style-name="ce3">
            <text:p>Devcast</text:p>
          </table:table-cell>
          <table:table-cell office:value-type="string" table:style-name="ce3">
            <text:p>Budget/Accounting Analyst IV</text:p>
          </table:table-cell>
          <table:table-cell office:value-type="string" table:style-name="ce3">
            <text:p>amet nulla quisque arcu libero rutrum ac lobortis vel dapibus at diam nam tristique tortor eu pede</text:p>
          </table:table-cell>
          <table:table-cell office:value-type="string" table:style-name="ce3">
            <text:p>IOT,Technical</text:p>
          </table:table-cell>
          <table:table-cell office:value-type="string" table:style-name="ce3">
            <text:p>frontend</text:p>
          </table:table-cell>
          <table:table-cell table:content-validation-name="val2" table:style-name="ce3"/>
          <table:table-cell table:content-validation-name="val2" table:style-name="ce3"/>
          <table:table-cell office:value-type="string" office:string-value="#A98128" table:formula="of:=&quot;#A&quot;&amp;RANDBETWEEN(1; 9)&amp;RANDBETWEEN(1; 9)&amp;RANDBETWEEN(1; 9)&amp;RANDBETWEEN(1; 9)&amp;RANDBETWEEN(1; 9)" table:style-name="ce11">
            <text:p>#A98128</text:p>
          </table:table-cell>
          <table:table-cell table:number-columns-repeated="16365"/>
        </table:table-row>
        <table:table-row table:style-name="ro3">
          <table:table-cell office:value-type="string" table:style-name="ce3">
            <text:p>Meridith</text:p>
          </table:table-cell>
          <table:table-cell office:value-type="string" table:style-name="ce3">
            <text:p>Nannie</text:p>
          </table:table-cell>
          <table:table-cell office:value-type="string" office:string-value="Meridith Nannie" table:formula="of:=[.A240]&amp;&quot; &quot;&amp;[.B240]" table:style-name="ce3">
            <text:p>Meridith Nanni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Meridith@Nannie.com" table:formula="of:=[.A240]&amp;&quot;@&quot;&amp;[.B240]&amp;&quot;.com&quot;" table:style-name="ce3">
            <text:p>Meridith@Nannie.com</text:p>
          </table:table-cell>
          <table:table-cell office:value-type="string" table:style-name="ce3">
            <text:p>945-248-7241</text:p>
          </table:table-cell>
          <table:table-cell office:value-type="string" table:style-name="ce3">
            <text:p>Sakata</text:p>
          </table:table-cell>
          <table:table-cell office:value-type="string" table:style-name="ce3">
            <text:p>Japan</text:p>
          </table:table-cell>
          <table:table-cell office:value-type="string" table:style-name="ce3">
            <text:p>Male</text:p>
          </table:table-cell>
          <table:table-cell office:value-type="string" office:string-value="https://eu.ui-avatars.com/api/?name=Meridith+Nannie&amp;background=#A48188&amp;color=fff" table:formula="of:=&quot;https://eu.ui-avatars.com/api/?name=&quot;&amp;[.A240]&amp;&quot;+&quot;&amp;[.B240]&amp;&quot;&amp;background=&quot;&amp;[.S240]&amp;&quot;&amp;color=fff&quot;" table:style-name="ce7">
            <text:p>https://eu.ui-avatars.com/api/?name=Meridith+Nannie&amp;background=#A48188&amp;color=fff</text:p>
          </table:table-cell>
          <table:table-cell office:value-type="string" table:style-name="ce3">
            <text:p>Einti</text:p>
          </table:table-cell>
          <table:table-cell office:value-type="string" table:style-name="ce3">
            <text:p>Legal Assistant</text:p>
          </table:table-cell>
          <table:table-cell office:value-type="string" table:style-name="ce3">
            <text:p>cubilia curae mauris viverra diam vitae quam suspendisse potenti nullam porttitor lacus at</text:p>
          </table:table-cell>
          <table:table-cell office:value-type="string" table:style-name="ce3">
            <text:p>Pitching and presenting,Research</text:p>
          </table:table-cell>
          <table:table-cell office:value-type="string" table:style-name="ce3">
            <text:p>Artificial intelligence artificialintelligence machine learning machine learning deeplearning deep learning iota python pysyft cpp c++ federated quantum data science datascience engineer electronics</text:p>
          </table:table-cell>
          <table:table-cell table:content-validation-name="val2" table:style-name="ce3"/>
          <table:table-cell table:content-validation-name="val2" table:style-name="ce3"/>
          <table:table-cell office:value-type="string" office:string-value="#A48188" table:formula="of:=&quot;#A&quot;&amp;RANDBETWEEN(1; 9)&amp;RANDBETWEEN(1; 9)&amp;RANDBETWEEN(1; 9)&amp;RANDBETWEEN(1; 9)&amp;RANDBETWEEN(1; 9)" table:style-name="ce11">
            <text:p>#A48188</text:p>
          </table:table-cell>
          <table:table-cell table:number-columns-repeated="16365"/>
        </table:table-row>
        <table:table-row table:style-name="ro3">
          <table:table-cell office:value-type="string" table:style-name="ce3">
            <text:p>Jeni</text:p>
          </table:table-cell>
          <table:table-cell office:value-type="string" table:style-name="ce3">
            <text:p>Cordell</text:p>
          </table:table-cell>
          <table:table-cell office:value-type="string" office:string-value="Jeni Cordell" table:formula="of:=[.A241]&amp;&quot; &quot;&amp;[.B241]" table:style-name="ce3">
            <text:p>Jeni Cordell</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Jeni@Cordell.com" table:formula="of:=[.A241]&amp;&quot;@&quot;&amp;[.B241]&amp;&quot;.com&quot;" table:style-name="ce3">
            <text:p>Jeni@Cordell.com</text:p>
          </table:table-cell>
          <table:table-cell office:value-type="string" table:style-name="ce3">
            <text:p>798-999-1181</text:p>
          </table:table-cell>
          <table:table-cell office:value-type="string" table:style-name="ce3">
            <text:p>Ji’an</text:p>
          </table:table-cell>
          <table:table-cell office:value-type="string" table:style-name="ce3">
            <text:p>China</text:p>
          </table:table-cell>
          <table:table-cell office:value-type="string" table:style-name="ce3">
            <text:p>Female</text:p>
          </table:table-cell>
          <table:table-cell office:value-type="string" office:string-value="https://eu.ui-avatars.com/api/?name=Jeni+Cordell&amp;background=#A58578&amp;color=fff" table:formula="of:=&quot;https://eu.ui-avatars.com/api/?name=&quot;&amp;[.A241]&amp;&quot;+&quot;&amp;[.B241]&amp;&quot;&amp;background=&quot;&amp;[.S241]&amp;&quot;&amp;color=fff&quot;" table:style-name="ce7">
            <text:p>https://eu.ui-avatars.com/api/?name=Jeni+Cordell&amp;background=#A58578&amp;color=fff</text:p>
          </table:table-cell>
          <table:table-cell office:value-type="string" table:style-name="ce3">
            <text:p>Dabtype</text:p>
          </table:table-cell>
          <table:table-cell office:value-type="string" table:style-name="ce3">
            <text:p>Legal Assistant</text:p>
          </table:table-cell>
          <table:table-cell office:value-type="string" table:style-name="ce3">
            <text:p>porttitor id consequat in consequat ut nulla sed accumsan felis ut at dolor quis odio consequat varius integer</text:p>
          </table:table-cell>
          <table:table-cell office:value-type="string" table:style-name="ce3">
            <text:p>Artificial intelligence,Blockchain technologies (no coding skills),Pitching and presenting,Research,Technical</text:p>
          </table:table-cell>
          <table:table-cell office:value-type="string" table:style-name="ce3">
            <text:p>Fun</text:p>
          </table:table-cell>
          <table:table-cell table:content-validation-name="val2" table:style-name="ce3"/>
          <table:table-cell table:content-validation-name="val2" table:style-name="ce3"/>
          <table:table-cell office:value-type="string" office:string-value="#A58578" table:formula="of:=&quot;#A&quot;&amp;RANDBETWEEN(1; 9)&amp;RANDBETWEEN(1; 9)&amp;RANDBETWEEN(1; 9)&amp;RANDBETWEEN(1; 9)&amp;RANDBETWEEN(1; 9)" table:style-name="ce11">
            <text:p>#A58578</text:p>
          </table:table-cell>
          <table:table-cell table:number-columns-repeated="16365"/>
        </table:table-row>
        <table:table-row table:style-name="ro3">
          <table:table-cell office:value-type="string" table:style-name="ce3">
            <text:p>Karon</text:p>
          </table:table-cell>
          <table:table-cell office:value-type="string" table:style-name="ce3">
            <text:p>Harriette</text:p>
          </table:table-cell>
          <table:table-cell office:value-type="string" office:string-value="Karon Harriette" table:formula="of:=[.A242]&amp;&quot; &quot;&amp;[.B242]" table:style-name="ce3">
            <text:p>Karon Harriett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Karon@Harriette.com" table:formula="of:=[.A242]&amp;&quot;@&quot;&amp;[.B242]&amp;&quot;.com&quot;" table:style-name="ce3">
            <text:p>Karon@Harriette.com</text:p>
          </table:table-cell>
          <table:table-cell office:value-type="string" table:style-name="ce3">
            <text:p>559-230-9625</text:p>
          </table:table-cell>
          <table:table-cell office:value-type="string" table:style-name="ce3">
            <text:p>Luoqiao</text:p>
          </table:table-cell>
          <table:table-cell office:value-type="string" table:style-name="ce3">
            <text:p>China</text:p>
          </table:table-cell>
          <table:table-cell office:value-type="string" table:style-name="ce3">
            <text:p>Male</text:p>
          </table:table-cell>
          <table:table-cell office:value-type="string" office:string-value="https://eu.ui-avatars.com/api/?name=Karon+Harriette&amp;background=#A23335&amp;color=fff" table:formula="of:=&quot;https://eu.ui-avatars.com/api/?name=&quot;&amp;[.A242]&amp;&quot;+&quot;&amp;[.B242]&amp;&quot;&amp;background=&quot;&amp;[.S242]&amp;&quot;&amp;color=fff&quot;" table:style-name="ce7">
            <text:p>https://eu.ui-avatars.com/api/?name=Karon+Harriette&amp;background=#A23335&amp;color=fff</text:p>
          </table:table-cell>
          <table:table-cell office:value-type="string" table:style-name="ce3">
            <text:p>Thoughtbeat</text:p>
          </table:table-cell>
          <table:table-cell office:value-type="string" table:style-name="ce3">
            <text:p>Assistant Professor</text:p>
          </table:table-cell>
          <table:table-cell office:value-type="string" table:style-name="ce3">
            <text:p>tortor duis mattis egestas metus aenean fermentum donec ut mauris eget massa</text:p>
          </table:table-cell>
          <table:table-cell office:value-type="string" table:style-name="ce3">
            <text:p>IOT,Product management,Project management,Technical</text:p>
          </table:table-cell>
          <table:table-cell office:value-type="string" table:style-name="ce3">
            <text:p>IOTA, JavaScript, HTML</text:p>
          </table:table-cell>
          <table:table-cell table:content-validation-name="val2" table:style-name="ce3"/>
          <table:table-cell table:content-validation-name="val2" table:style-name="ce3"/>
          <table:table-cell office:value-type="string" office:string-value="#A23335" table:formula="of:=&quot;#A&quot;&amp;RANDBETWEEN(1; 9)&amp;RANDBETWEEN(1; 9)&amp;RANDBETWEEN(1; 9)&amp;RANDBETWEEN(1; 9)&amp;RANDBETWEEN(1; 9)" table:style-name="ce11">
            <text:p>#A23335</text:p>
          </table:table-cell>
          <table:table-cell table:number-columns-repeated="16365"/>
        </table:table-row>
        <table:table-row table:style-name="ro3">
          <table:table-cell office:value-type="string" table:style-name="ce3">
            <text:p>Terrance</text:p>
          </table:table-cell>
          <table:table-cell office:value-type="string" table:style-name="ce3">
            <text:p>Leonida</text:p>
          </table:table-cell>
          <table:table-cell office:value-type="string" office:string-value="Terrance Leonida" table:formula="of:=[.A243]&amp;&quot; &quot;&amp;[.B243]" table:style-name="ce3">
            <text:p>Terrance Leonid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Terrance@Leonida.com" table:formula="of:=[.A243]&amp;&quot;@&quot;&amp;[.B243]&amp;&quot;.com&quot;" table:style-name="ce3">
            <text:p>Terrance@Leonida.com</text:p>
          </table:table-cell>
          <table:table-cell office:value-type="string" table:style-name="ce3">
            <text:p>850-658-6349</text:p>
          </table:table-cell>
          <table:table-cell office:value-type="string" table:style-name="ce3">
            <text:p>Mafeteng</text:p>
          </table:table-cell>
          <table:table-cell office:value-type="string" table:style-name="ce3">
            <text:p>Lesotho</text:p>
          </table:table-cell>
          <table:table-cell office:value-type="string" table:style-name="ce3">
            <text:p>Female</text:p>
          </table:table-cell>
          <table:table-cell office:value-type="string" office:string-value="https://eu.ui-avatars.com/api/?name=Terrance+Leonida&amp;background=#A22236&amp;color=fff" table:formula="of:=&quot;https://eu.ui-avatars.com/api/?name=&quot;&amp;[.A243]&amp;&quot;+&quot;&amp;[.B243]&amp;&quot;&amp;background=&quot;&amp;[.S243]&amp;&quot;&amp;color=fff&quot;" table:style-name="ce7">
            <text:p>https://eu.ui-avatars.com/api/?name=Terrance+Leonida&amp;background=#A22236&amp;color=fff</text:p>
          </table:table-cell>
          <table:table-cell office:value-type="string" table:style-name="ce3">
            <text:p>Ntags</text:p>
          </table:table-cell>
          <table:table-cell office:value-type="string" table:style-name="ce3">
            <text:p>Accounting Assistant II</text:p>
          </table:table-cell>
          <table:table-cell office:value-type="string" table:style-name="ce3">
            <text:p>ut dolor morbi vel lectus in quam fringilla rhoncus mauris enim leo rhoncus sed vestibulum</text:p>
          </table:table-cell>
          <table:table-cell office:value-type="string" table:style-name="ce3">
            <text:p>Business development,IOT,Product management,Project management</text:p>
          </table:table-cell>
          <table:table-cell office:value-type="string" table:style-name="ce3">
            <text:p>caty</text:p>
          </table:table-cell>
          <table:table-cell table:content-validation-name="val2" table:style-name="ce3"/>
          <table:table-cell table:content-validation-name="val2" table:style-name="ce3"/>
          <table:table-cell office:value-type="string" office:string-value="#A22236" table:formula="of:=&quot;#A&quot;&amp;RANDBETWEEN(1; 9)&amp;RANDBETWEEN(1; 9)&amp;RANDBETWEEN(1; 9)&amp;RANDBETWEEN(1; 9)&amp;RANDBETWEEN(1; 9)" table:style-name="ce11">
            <text:p>#A22236</text:p>
          </table:table-cell>
          <table:table-cell table:number-columns-repeated="16365"/>
        </table:table-row>
        <table:table-row table:style-name="ro3">
          <table:table-cell office:value-type="string" table:style-name="ce3">
            <text:p>Minna</text:p>
          </table:table-cell>
          <table:table-cell office:value-type="string" table:style-name="ce3">
            <text:p>Kamala</text:p>
          </table:table-cell>
          <table:table-cell office:value-type="string" office:string-value="Minna Kamala" table:formula="of:=[.A244]&amp;&quot; &quot;&amp;[.B244]" table:style-name="ce3">
            <text:p>Minna Kamal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Minna@Kamala.com" table:formula="of:=[.A244]&amp;&quot;@&quot;&amp;[.B244]&amp;&quot;.com&quot;" table:style-name="ce3">
            <text:p>Minna@Kamala.com</text:p>
          </table:table-cell>
          <table:table-cell office:value-type="string" table:style-name="ce3">
            <text:p>302-284-5965</text:p>
          </table:table-cell>
          <table:table-cell office:value-type="string" table:style-name="ce3">
            <text:p>Lushikeng</text:p>
          </table:table-cell>
          <table:table-cell office:value-type="string" table:style-name="ce3">
            <text:p>China</text:p>
          </table:table-cell>
          <table:table-cell office:value-type="string" table:style-name="ce3">
            <text:p>Male</text:p>
          </table:table-cell>
          <table:table-cell office:value-type="string" office:string-value="https://eu.ui-avatars.com/api/?name=Minna+Kamala&amp;background=#A13556&amp;color=fff" table:formula="of:=&quot;https://eu.ui-avatars.com/api/?name=&quot;&amp;[.A244]&amp;&quot;+&quot;&amp;[.B244]&amp;&quot;&amp;background=&quot;&amp;[.S244]&amp;&quot;&amp;color=fff&quot;" table:style-name="ce7">
            <text:p>https://eu.ui-avatars.com/api/?name=Minna+Kamala&amp;background=#A13556&amp;color=fff</text:p>
          </table:table-cell>
          <table:table-cell office:value-type="string" table:style-name="ce3">
            <text:p>Eazzy</text:p>
          </table:table-cell>
          <table:table-cell office:value-type="string" table:style-name="ce3">
            <text:p>Senior Developer</text:p>
          </table:table-cell>
          <table:table-cell office:value-type="string" table:style-name="ce3">
            <text:p>pede justo lacinia eget tincidunt eget tempus vel pede morbi porttitor lorem id ligula suspendisse ornare</text:p>
          </table:table-cell>
          <table:table-cell office:value-type="string" table:style-name="ce3">
            <text:p>Artificial intelligence,Research,Technical</text:p>
          </table:table-cell>
          <table:table-cell office:value-type="string" table:style-name="ce3">
            <text:p>#networks</text:p>
          </table:table-cell>
          <table:table-cell table:content-validation-name="val2" table:style-name="ce3"/>
          <table:table-cell table:content-validation-name="val2" table:style-name="ce3"/>
          <table:table-cell office:value-type="string" office:string-value="#A13556" table:formula="of:=&quot;#A&quot;&amp;RANDBETWEEN(1; 9)&amp;RANDBETWEEN(1; 9)&amp;RANDBETWEEN(1; 9)&amp;RANDBETWEEN(1; 9)&amp;RANDBETWEEN(1; 9)" table:style-name="ce11">
            <text:p>#A13556</text:p>
          </table:table-cell>
          <table:table-cell table:number-columns-repeated="16365"/>
        </table:table-row>
        <table:table-row table:style-name="ro3">
          <table:table-cell office:value-type="string" table:style-name="ce3">
            <text:p>Felicitas</text:p>
          </table:table-cell>
          <table:table-cell office:value-type="string" table:style-name="ce3">
            <text:p>Jamaal</text:p>
          </table:table-cell>
          <table:table-cell office:value-type="string" office:string-value="Felicitas Jamaal" table:formula="of:=[.A245]&amp;&quot; &quot;&amp;[.B245]" table:style-name="ce3">
            <text:p>Felicitas Jamaal</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Felicitas@Jamaal.com" table:formula="of:=[.A245]&amp;&quot;@&quot;&amp;[.B245]&amp;&quot;.com&quot;" table:style-name="ce3">
            <text:p>Felicitas@Jamaal.com</text:p>
          </table:table-cell>
          <table:table-cell office:value-type="string" table:style-name="ce3">
            <text:p>781-264-9438</text:p>
          </table:table-cell>
          <table:table-cell office:value-type="string" table:style-name="ce3">
            <text:p>Asahi</text:p>
          </table:table-cell>
          <table:table-cell office:value-type="string" table:style-name="ce3">
            <text:p>Japan</text:p>
          </table:table-cell>
          <table:table-cell office:value-type="string" table:style-name="ce3">
            <text:p>Male</text:p>
          </table:table-cell>
          <table:table-cell office:value-type="string" office:string-value="https://eu.ui-avatars.com/api/?name=Felicitas+Jamaal&amp;background=#A24943&amp;color=fff" table:formula="of:=&quot;https://eu.ui-avatars.com/api/?name=&quot;&amp;[.A245]&amp;&quot;+&quot;&amp;[.B245]&amp;&quot;&amp;background=&quot;&amp;[.S245]&amp;&quot;&amp;color=fff&quot;" table:style-name="ce7">
            <text:p>https://eu.ui-avatars.com/api/?name=Felicitas+Jamaal&amp;background=#A24943&amp;color=fff</text:p>
          </table:table-cell>
          <table:table-cell office:value-type="string" table:style-name="ce3">
            <text:p>Zoonder</text:p>
          </table:table-cell>
          <table:table-cell office:value-type="string" table:style-name="ce3">
            <text:p>Account Representative III</text:p>
          </table:table-cell>
          <table:table-cell office:value-type="string" table:style-name="ce3">
            <text:p>fermentum donec ut mauris eget massa tempor convallis nulla neque</text:p>
          </table:table-cell>
          <table:table-cell office:value-type="string" table:style-name="ce3">
            <text:p>Business development,IOT,Technical</text:p>
          </table:table-cell>
          <table:table-cell office:value-type="string" table:style-name="ce3">
            <text:p>investor</text:p>
          </table:table-cell>
          <table:table-cell table:content-validation-name="val2" table:style-name="ce3"/>
          <table:table-cell table:content-validation-name="val2" table:style-name="ce3"/>
          <table:table-cell office:value-type="string" office:string-value="#A24943" table:formula="of:=&quot;#A&quot;&amp;RANDBETWEEN(1; 9)&amp;RANDBETWEEN(1; 9)&amp;RANDBETWEEN(1; 9)&amp;RANDBETWEEN(1; 9)&amp;RANDBETWEEN(1; 9)" table:style-name="ce11">
            <text:p>#A24943</text:p>
          </table:table-cell>
          <table:table-cell table:number-columns-repeated="16365"/>
        </table:table-row>
        <table:table-row table:style-name="ro3">
          <table:table-cell office:value-type="string" table:style-name="ce3">
            <text:p>Gwen</text:p>
          </table:table-cell>
          <table:table-cell office:value-type="string" table:style-name="ce3">
            <text:p>Hien</text:p>
          </table:table-cell>
          <table:table-cell office:value-type="string" office:string-value="Gwen Hien" table:formula="of:=[.A246]&amp;&quot; &quot;&amp;[.B246]" table:style-name="ce3">
            <text:p>Gwen Hie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Gwen@Hien.com" table:formula="of:=[.A246]&amp;&quot;@&quot;&amp;[.B246]&amp;&quot;.com&quot;" table:style-name="ce3">
            <text:p>Gwen@Hien.com</text:p>
          </table:table-cell>
          <table:table-cell office:value-type="string" table:style-name="ce3">
            <text:p>449-150-3942</text:p>
          </table:table-cell>
          <table:table-cell office:value-type="string" table:style-name="ce3">
            <text:p>Peredovaya</text:p>
          </table:table-cell>
          <table:table-cell office:value-type="string" table:style-name="ce3">
            <text:p>Russia</text:p>
          </table:table-cell>
          <table:table-cell office:value-type="string" table:style-name="ce3">
            <text:p>Male</text:p>
          </table:table-cell>
          <table:table-cell office:value-type="string" office:string-value="https://eu.ui-avatars.com/api/?name=Gwen+Hien&amp;background=#A63842&amp;color=fff" table:formula="of:=&quot;https://eu.ui-avatars.com/api/?name=&quot;&amp;[.A246]&amp;&quot;+&quot;&amp;[.B246]&amp;&quot;&amp;background=&quot;&amp;[.S246]&amp;&quot;&amp;color=fff&quot;" table:style-name="ce7">
            <text:p>https://eu.ui-avatars.com/api/?name=Gwen+Hien&amp;background=#A63842&amp;color=fff</text:p>
          </table:table-cell>
          <table:table-cell office:value-type="string" table:style-name="ce3">
            <text:p>Oozz</text:p>
          </table:table-cell>
          <table:table-cell office:value-type="string" table:style-name="ce3">
            <text:p>Marketing Manager</text:p>
          </table:table-cell>
          <table:table-cell office:value-type="string" table:style-name="ce3">
            <text:p>nunc vestibulum ante ipsum primis in faucibus orci luctus et ultrices posuere cubilia curae mauris viverra diam</text:p>
          </table:table-cell>
          <table:table-cell office:value-type="string" table:style-name="ce3">
            <text:p>Business development,Circular economy</text:p>
          </table:table-cell>
          <table:table-cell office:value-type="string" table:style-name="ce3">
            <text:p>*</text:p>
          </table:table-cell>
          <table:table-cell table:content-validation-name="val2" table:style-name="ce3"/>
          <table:table-cell table:content-validation-name="val2" table:style-name="ce3"/>
          <table:table-cell office:value-type="string" office:string-value="#A63842" table:formula="of:=&quot;#A&quot;&amp;RANDBETWEEN(1; 9)&amp;RANDBETWEEN(1; 9)&amp;RANDBETWEEN(1; 9)&amp;RANDBETWEEN(1; 9)&amp;RANDBETWEEN(1; 9)" table:style-name="ce11">
            <text:p>#A63842</text:p>
          </table:table-cell>
          <table:table-cell table:number-columns-repeated="16365"/>
        </table:table-row>
        <table:table-row table:style-name="ro3">
          <table:table-cell office:value-type="string" table:style-name="ce3">
            <text:p>Helene</text:p>
          </table:table-cell>
          <table:table-cell office:value-type="string" table:style-name="ce3">
            <text:p>Lucrecia</text:p>
          </table:table-cell>
          <table:table-cell office:value-type="string" office:string-value="Helene Lucrecia" table:formula="of:=[.A247]&amp;&quot; &quot;&amp;[.B247]" table:style-name="ce3">
            <text:p>Helene Lucreci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Helene@Lucrecia.com" table:formula="of:=[.A247]&amp;&quot;@&quot;&amp;[.B247]&amp;&quot;.com&quot;" table:style-name="ce3">
            <text:p>Helene@Lucrecia.com</text:p>
          </table:table-cell>
          <table:table-cell office:value-type="string" table:style-name="ce3">
            <text:p>170-198-1229</text:p>
          </table:table-cell>
          <table:table-cell office:value-type="string" table:style-name="ce3">
            <text:p>Henglu</text:p>
          </table:table-cell>
          <table:table-cell office:value-type="string" table:style-name="ce3">
            <text:p>China</text:p>
          </table:table-cell>
          <table:table-cell office:value-type="string" table:style-name="ce3">
            <text:p>Female</text:p>
          </table:table-cell>
          <table:table-cell office:value-type="string" office:string-value="https://eu.ui-avatars.com/api/?name=Helene+Lucrecia&amp;background=#A41264&amp;color=fff" table:formula="of:=&quot;https://eu.ui-avatars.com/api/?name=&quot;&amp;[.A247]&amp;&quot;+&quot;&amp;[.B247]&amp;&quot;&amp;background=&quot;&amp;[.S247]&amp;&quot;&amp;color=fff&quot;" table:style-name="ce7">
            <text:p>https://eu.ui-avatars.com/api/?name=Helene+Lucrecia&amp;background=#A41264&amp;color=fff</text:p>
          </table:table-cell>
          <table:table-cell office:value-type="string" table:style-name="ce3">
            <text:p>Photobean</text:p>
          </table:table-cell>
          <table:table-cell office:value-type="string" table:style-name="ce3">
            <text:p>Biostatistician I</text:p>
          </table:table-cell>
          <table:table-cell office:value-type="string" table:style-name="ce3">
            <text:p>sapien placerat ante nulla justo aliquam quis turpis eget elit sodales scelerisque</text:p>
          </table:table-cell>
          <table:table-cell office:value-type="string" table:style-name="ce3">
            <text:p>Artificial intelligence,Investing/funding,Pitching and presenting,Product management,Project management</text:p>
          </table:table-cell>
          <table:table-cell office:value-type="string" table:style-name="ce3">
            <text:p>FUTURE, COMPLEX, INNOVATION, CENTRE</text:p>
          </table:table-cell>
          <table:table-cell table:content-validation-name="val2" table:style-name="ce3"/>
          <table:table-cell table:content-validation-name="val2" table:style-name="ce3"/>
          <table:table-cell office:value-type="string" office:string-value="#A41264" table:formula="of:=&quot;#A&quot;&amp;RANDBETWEEN(1; 9)&amp;RANDBETWEEN(1; 9)&amp;RANDBETWEEN(1; 9)&amp;RANDBETWEEN(1; 9)&amp;RANDBETWEEN(1; 9)" table:style-name="ce11">
            <text:p>#A41264</text:p>
          </table:table-cell>
          <table:table-cell table:number-columns-repeated="16365"/>
        </table:table-row>
        <table:table-row table:style-name="ro3">
          <table:table-cell office:value-type="string" table:style-name="ce3">
            <text:p>Verdie</text:p>
          </table:table-cell>
          <table:table-cell office:value-type="string" table:style-name="ce3">
            <text:p>Bobbie</text:p>
          </table:table-cell>
          <table:table-cell office:value-type="string" office:string-value="Verdie Bobbie" table:formula="of:=[.A248]&amp;&quot; &quot;&amp;[.B248]" table:style-name="ce3">
            <text:p>Verdie Bobbi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Verdie@Bobbie.com" table:formula="of:=[.A248]&amp;&quot;@&quot;&amp;[.B248]&amp;&quot;.com&quot;" table:style-name="ce3">
            <text:p>Verdie@Bobbie.com</text:p>
          </table:table-cell>
          <table:table-cell office:value-type="string" table:style-name="ce3">
            <text:p>627-972-0764</text:p>
          </table:table-cell>
          <table:table-cell office:value-type="string" table:style-name="ce3">
            <text:p>Saint-Quentin-en-Yvelines</text:p>
          </table:table-cell>
          <table:table-cell office:value-type="string" table:style-name="ce3">
            <text:p>France</text:p>
          </table:table-cell>
          <table:table-cell office:value-type="string" table:style-name="ce3">
            <text:p>Male</text:p>
          </table:table-cell>
          <table:table-cell office:value-type="string" office:string-value="https://eu.ui-avatars.com/api/?name=Verdie+Bobbie&amp;background=#A41159&amp;color=fff" table:formula="of:=&quot;https://eu.ui-avatars.com/api/?name=&quot;&amp;[.A248]&amp;&quot;+&quot;&amp;[.B248]&amp;&quot;&amp;background=&quot;&amp;[.S248]&amp;&quot;&amp;color=fff&quot;" table:style-name="ce7">
            <text:p>https://eu.ui-avatars.com/api/?name=Verdie+Bobbie&amp;background=#A41159&amp;color=fff</text:p>
          </table:table-cell>
          <table:table-cell office:value-type="string" table:style-name="ce3">
            <text:p>Voomm</text:p>
          </table:table-cell>
          <table:table-cell office:value-type="string" table:style-name="ce3">
            <text:p>Clinical Specialist</text:p>
          </table:table-cell>
          <table:table-cell office:value-type="string" table:style-name="ce3">
            <text:p>vehicula condimentum curabitur in libero ut massa volutpat convallis morbi odio odio elementum eu interdum</text:p>
          </table:table-cell>
          <table:table-cell office:value-type="string" table:style-name="ce3">
            <text:p>Technical</text:p>
          </table:table-cell>
          <table:table-cell office:value-type="string" table:style-name="ce3">
            <text:p>#video #photo #editing #arduino</text:p>
          </table:table-cell>
          <table:table-cell table:content-validation-name="val2" table:style-name="ce3"/>
          <table:table-cell table:content-validation-name="val2" table:style-name="ce3"/>
          <table:table-cell office:value-type="string" office:string-value="#A41159" table:formula="of:=&quot;#A&quot;&amp;RANDBETWEEN(1; 9)&amp;RANDBETWEEN(1; 9)&amp;RANDBETWEEN(1; 9)&amp;RANDBETWEEN(1; 9)&amp;RANDBETWEEN(1; 9)" table:style-name="ce11">
            <text:p>#A41159</text:p>
          </table:table-cell>
          <table:table-cell table:number-columns-repeated="16365"/>
        </table:table-row>
        <table:table-row table:style-name="ro3">
          <table:table-cell office:value-type="string" table:style-name="ce3">
            <text:p>Kendrick</text:p>
          </table:table-cell>
          <table:table-cell office:value-type="string" table:style-name="ce3">
            <text:p>Leandra</text:p>
          </table:table-cell>
          <table:table-cell office:value-type="string" office:string-value="Kendrick Leandra" table:formula="of:=[.A249]&amp;&quot; &quot;&amp;[.B249]" table:style-name="ce3">
            <text:p>Kendrick Leandr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Kendrick@Leandra.com" table:formula="of:=[.A249]&amp;&quot;@&quot;&amp;[.B249]&amp;&quot;.com&quot;" table:style-name="ce3">
            <text:p>Kendrick@Leandra.com</text:p>
          </table:table-cell>
          <table:table-cell office:value-type="string" table:style-name="ce3">
            <text:p>714-813-6000</text:p>
          </table:table-cell>
          <table:table-cell office:value-type="string" table:style-name="ce3">
            <text:p>Haiyan</text:p>
          </table:table-cell>
          <table:table-cell office:value-type="string" table:style-name="ce3">
            <text:p>China</text:p>
          </table:table-cell>
          <table:table-cell office:value-type="string" table:style-name="ce3">
            <text:p>Male</text:p>
          </table:table-cell>
          <table:table-cell office:value-type="string" office:string-value="https://eu.ui-avatars.com/api/?name=Kendrick+Leandra&amp;background=#A35853&amp;color=fff" table:formula="of:=&quot;https://eu.ui-avatars.com/api/?name=&quot;&amp;[.A249]&amp;&quot;+&quot;&amp;[.B249]&amp;&quot;&amp;background=&quot;&amp;[.S249]&amp;&quot;&amp;color=fff&quot;" table:style-name="ce7">
            <text:p>https://eu.ui-avatars.com/api/?name=Kendrick+Leandra&amp;background=#A35853&amp;color=fff</text:p>
          </table:table-cell>
          <table:table-cell office:value-type="string" table:style-name="ce3">
            <text:p>Zooveo</text:p>
          </table:table-cell>
          <table:table-cell office:value-type="string" table:style-name="ce3">
            <text:p>VP Marketing</text:p>
          </table:table-cell>
          <table:table-cell office:value-type="string" table:style-name="ce3">
            <text:p>venenatis tristique fusce congue diam id ornare imperdiet sapien urna pretium nisl ut volutpat sapien arcu sed augue aliquam erat</text:p>
          </table:table-cell>
          <table:table-cell office:value-type="string" table:style-name="ce3">
            <text:p>Artificial intelligence,Research</text:p>
          </table:table-cell>
          <table:table-cell office:value-type="string" table:style-name="ce3">
            <text:p>Cultivation</text:p>
          </table:table-cell>
          <table:table-cell table:content-validation-name="val2" table:style-name="ce3"/>
          <table:table-cell table:content-validation-name="val2" table:style-name="ce3"/>
          <table:table-cell office:value-type="string" office:string-value="#A35853" table:formula="of:=&quot;#A&quot;&amp;RANDBETWEEN(1; 9)&amp;RANDBETWEEN(1; 9)&amp;RANDBETWEEN(1; 9)&amp;RANDBETWEEN(1; 9)&amp;RANDBETWEEN(1; 9)" table:style-name="ce11">
            <text:p>#A35853</text:p>
          </table:table-cell>
          <table:table-cell table:number-columns-repeated="16365"/>
        </table:table-row>
        <table:table-row table:style-name="ro3">
          <table:table-cell office:value-type="string" table:style-name="ce3">
            <text:p>Gina</text:p>
          </table:table-cell>
          <table:table-cell office:value-type="string" table:style-name="ce3">
            <text:p>Kirk</text:p>
          </table:table-cell>
          <table:table-cell office:value-type="string" office:string-value="Gina Kirk" table:formula="of:=[.A250]&amp;&quot; &quot;&amp;[.B250]" table:style-name="ce3">
            <text:p>Gina Kirk</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Gina@Kirk.com" table:formula="of:=[.A250]&amp;&quot;@&quot;&amp;[.B250]&amp;&quot;.com&quot;" table:style-name="ce3">
            <text:p>Gina@Kirk.com</text:p>
          </table:table-cell>
          <table:table-cell office:value-type="string" table:style-name="ce3">
            <text:p>541-799-6807</text:p>
          </table:table-cell>
          <table:table-cell office:value-type="string" table:style-name="ce3">
            <text:p>Líně</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Gina+Kirk&amp;background=#A89792&amp;color=fff" table:formula="of:=&quot;https://eu.ui-avatars.com/api/?name=&quot;&amp;[.A250]&amp;&quot;+&quot;&amp;[.B250]&amp;&quot;&amp;background=&quot;&amp;[.S250]&amp;&quot;&amp;color=fff&quot;" table:style-name="ce7">
            <text:p>https://eu.ui-avatars.com/api/?name=Gina+Kirk&amp;background=#A89792&amp;color=fff</text:p>
          </table:table-cell>
          <table:table-cell office:value-type="string" table:style-name="ce3">
            <text:p>Zoombeat</text:p>
          </table:table-cell>
          <table:table-cell office:value-type="string" table:style-name="ce3">
            <text:p>VP Marketing</text:p>
          </table:table-cell>
          <table:table-cell office:value-type="string" table:style-name="ce3">
            <text:p>sollicitudin vitae consectetuer eget rutrum at lorem integer tincidunt ante vel ipsum praesent blandit</text:p>
          </table:table-cell>
          <table:table-cell office:value-type="string" table:style-name="ce3">
            <text:p>data science, machine learning, computer vision, reinforcement learning, algorithms</text:p>
          </table:table-cell>
          <table:table-cell office:value-type="string" table:style-name="ce3">
            <text:p>#POPEYE</text:p>
          </table:table-cell>
          <table:table-cell table:content-validation-name="val2" table:style-name="ce3"/>
          <table:table-cell table:content-validation-name="val2" table:style-name="ce3"/>
          <table:table-cell office:value-type="string" office:string-value="#A89792" table:formula="of:=&quot;#A&quot;&amp;RANDBETWEEN(1; 9)&amp;RANDBETWEEN(1; 9)&amp;RANDBETWEEN(1; 9)&amp;RANDBETWEEN(1; 9)&amp;RANDBETWEEN(1; 9)" table:style-name="ce11">
            <text:p>#A89792</text:p>
          </table:table-cell>
          <table:table-cell table:number-columns-repeated="16365"/>
        </table:table-row>
        <table:table-row table:style-name="ro3">
          <table:table-cell office:value-type="string" table:style-name="ce3">
            <text:p>Verdie</text:p>
          </table:table-cell>
          <table:table-cell office:value-type="string" table:style-name="ce3">
            <text:p>Leonila</text:p>
          </table:table-cell>
          <table:table-cell office:value-type="string" office:string-value="Verdie Leonila" table:formula="of:=[.A251]&amp;&quot; &quot;&amp;[.B251]" table:style-name="ce3">
            <text:p>Verdie Leonil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Verdie@Leonila.com" table:formula="of:=[.A251]&amp;&quot;@&quot;&amp;[.B251]&amp;&quot;.com&quot;" table:style-name="ce3">
            <text:p>Verdie@Leonila.com</text:p>
          </table:table-cell>
          <table:table-cell office:value-type="string" table:style-name="ce3">
            <text:p>241-154-7518</text:p>
          </table:table-cell>
          <table:table-cell office:value-type="string" table:style-name="ce3">
            <text:p>Mandi Bahāuddīn</text:p>
          </table:table-cell>
          <table:table-cell office:value-type="string" table:style-name="ce3">
            <text:p>Pakistan</text:p>
          </table:table-cell>
          <table:table-cell office:value-type="string" table:style-name="ce3">
            <text:p>Male</text:p>
          </table:table-cell>
          <table:table-cell office:value-type="string" office:string-value="https://eu.ui-avatars.com/api/?name=Verdie+Leonila&amp;background=#A67894&amp;color=fff" table:formula="of:=&quot;https://eu.ui-avatars.com/api/?name=&quot;&amp;[.A251]&amp;&quot;+&quot;&amp;[.B251]&amp;&quot;&amp;background=&quot;&amp;[.S251]&amp;&quot;&amp;color=fff&quot;" table:style-name="ce7">
            <text:p>https://eu.ui-avatars.com/api/?name=Verdie+Leonila&amp;background=#A67894&amp;color=fff</text:p>
          </table:table-cell>
          <table:table-cell office:value-type="string" table:style-name="ce3">
            <text:p>Skyndu</text:p>
          </table:table-cell>
          <table:table-cell office:value-type="string" table:style-name="ce3">
            <text:p>Structural Analysis Engineer</text:p>
          </table:table-cell>
          <table:table-cell office:value-type="string" table:style-name="ce3">
            <text:p>tempus vel pede morbi porttitor lorem id ligula suspendisse ornare consequat lectus</text:p>
          </table:table-cell>
          <table:table-cell office:value-type="string" table:style-name="ce3">
            <text:p>Business development,Ethics,Pitching and presenting,Project management,Research</text:p>
          </table:table-cell>
          <table:table-cell office:value-type="string" table:style-name="ce3">
            <text:p>-</text:p>
          </table:table-cell>
          <table:table-cell table:content-validation-name="val2" table:style-name="ce3"/>
          <table:table-cell table:content-validation-name="val2" table:style-name="ce3"/>
          <table:table-cell office:value-type="string" office:string-value="#A67894" table:formula="of:=&quot;#A&quot;&amp;RANDBETWEEN(1; 9)&amp;RANDBETWEEN(1; 9)&amp;RANDBETWEEN(1; 9)&amp;RANDBETWEEN(1; 9)&amp;RANDBETWEEN(1; 9)" table:style-name="ce11">
            <text:p>#A67894</text:p>
          </table:table-cell>
          <table:table-cell table:number-columns-repeated="16365"/>
        </table:table-row>
        <table:table-row table:style-name="ro3">
          <table:table-cell office:value-type="string" table:style-name="ce3">
            <text:p>Vito</text:p>
          </table:table-cell>
          <table:table-cell office:value-type="string" table:style-name="ce3">
            <text:p>Henriette</text:p>
          </table:table-cell>
          <table:table-cell office:value-type="string" office:string-value="Vito Henriette" table:formula="of:=[.A252]&amp;&quot; &quot;&amp;[.B252]" table:style-name="ce3">
            <text:p>Vito Henriett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Vito@Henriette.com" table:formula="of:=[.A252]&amp;&quot;@&quot;&amp;[.B252]&amp;&quot;.com&quot;" table:style-name="ce3">
            <text:p>Vito@Henriette.com</text:p>
          </table:table-cell>
          <table:table-cell office:value-type="string" table:style-name="ce3">
            <text:p>138-631-0564</text:p>
          </table:table-cell>
          <table:table-cell office:value-type="string" table:style-name="ce3">
            <text:p>Kantyshevo</text:p>
          </table:table-cell>
          <table:table-cell office:value-type="string" table:style-name="ce3">
            <text:p>Russia</text:p>
          </table:table-cell>
          <table:table-cell office:value-type="string" table:style-name="ce3">
            <text:p>Female</text:p>
          </table:table-cell>
          <table:table-cell office:value-type="string" office:string-value="https://eu.ui-avatars.com/api/?name=Vito+Henriette&amp;background=#A44531&amp;color=fff" table:formula="of:=&quot;https://eu.ui-avatars.com/api/?name=&quot;&amp;[.A252]&amp;&quot;+&quot;&amp;[.B252]&amp;&quot;&amp;background=&quot;&amp;[.S252]&amp;&quot;&amp;color=fff&quot;" table:style-name="ce7">
            <text:p>https://eu.ui-avatars.com/api/?name=Vito+Henriette&amp;background=#A44531&amp;color=fff</text:p>
          </table:table-cell>
          <table:table-cell office:value-type="string" table:style-name="ce3">
            <text:p>Demimbu</text:p>
          </table:table-cell>
          <table:table-cell office:value-type="string" table:style-name="ce3">
            <text:p>Environmental Tech</text:p>
          </table:table-cell>
          <table:table-cell office:value-type="string" table:style-name="ce3">
            <text:p>ac nulla sed vel enim sit amet nunc viverra dapibus nulla suscipit ligula in lacus curabitur at ipsum</text:p>
          </table:table-cell>
          <table:table-cell office:value-type="string" table:style-name="ce3">
            <text:p>Blockchain technologies (no coding skills),Ethics,Pitching and presenting,Research</text:p>
          </table:table-cell>
          <table:table-cell office:value-type="string" table:style-name="ce3">
            <text:p>#software #backend #engineer #climate #plastic</text:p>
          </table:table-cell>
          <table:table-cell table:content-validation-name="val2" table:style-name="ce3"/>
          <table:table-cell table:content-validation-name="val2" table:style-name="ce3"/>
          <table:table-cell office:value-type="string" office:string-value="#A44531" table:formula="of:=&quot;#A&quot;&amp;RANDBETWEEN(1; 9)&amp;RANDBETWEEN(1; 9)&amp;RANDBETWEEN(1; 9)&amp;RANDBETWEEN(1; 9)&amp;RANDBETWEEN(1; 9)" table:style-name="ce11">
            <text:p>#A44531</text:p>
          </table:table-cell>
          <table:table-cell table:number-columns-repeated="16365"/>
        </table:table-row>
        <table:table-row table:style-name="ro3">
          <table:table-cell office:value-type="string" table:style-name="ce3">
            <text:p>Sunshine</text:p>
          </table:table-cell>
          <table:table-cell office:value-type="string" table:style-name="ce3">
            <text:p>Cris</text:p>
          </table:table-cell>
          <table:table-cell office:value-type="string" office:string-value="Sunshine Cris" table:formula="of:=[.A253]&amp;&quot; &quot;&amp;[.B253]" table:style-name="ce3">
            <text:p>Sunshine Cris</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Sunshine@Cris.com" table:formula="of:=[.A253]&amp;&quot;@&quot;&amp;[.B253]&amp;&quot;.com&quot;" table:style-name="ce3">
            <text:p>Sunshine@Cris.com</text:p>
          </table:table-cell>
          <table:table-cell office:value-type="string" table:style-name="ce3">
            <text:p>454-348-3011</text:p>
          </table:table-cell>
          <table:table-cell office:value-type="string" table:style-name="ce3">
            <text:p>Pampas</text:p>
          </table:table-cell>
          <table:table-cell office:value-type="string" table:style-name="ce3">
            <text:p>Peru</text:p>
          </table:table-cell>
          <table:table-cell office:value-type="string" table:style-name="ce3">
            <text:p>Male</text:p>
          </table:table-cell>
          <table:table-cell office:value-type="string" office:string-value="https://eu.ui-avatars.com/api/?name=Sunshine+Cris&amp;background=#A48287&amp;color=fff" table:formula="of:=&quot;https://eu.ui-avatars.com/api/?name=&quot;&amp;[.A253]&amp;&quot;+&quot;&amp;[.B253]&amp;&quot;&amp;background=&quot;&amp;[.S253]&amp;&quot;&amp;color=fff&quot;" table:style-name="ce7">
            <text:p>https://eu.ui-avatars.com/api/?name=Sunshine+Cris&amp;background=#A48287&amp;color=fff</text:p>
          </table:table-cell>
          <table:table-cell office:value-type="string" table:style-name="ce3">
            <text:p>Youspan</text:p>
          </table:table-cell>
          <table:table-cell office:value-type="string" table:style-name="ce3">
            <text:p>Editor</text:p>
          </table:table-cell>
          <table:table-cell office:value-type="string" table:style-name="ce3">
            <text:p>ut mauris eget massa tempor convallis nulla neque libero convallis eget eleifend luctus ultricies eu nibh quisque</text:p>
          </table:table-cell>
          <table:table-cell office:value-type="string" table:style-name="ce3">
            <text:p>Blockchain technologies (no coding skills),IOT,Pitching and presenting,Product management,Project management,Technical</text:p>
          </table:table-cell>
          <table:table-cell office:value-type="string" table:style-name="ce3">
            <text:p>#cuisine</text:p>
          </table:table-cell>
          <table:table-cell table:content-validation-name="val2" table:style-name="ce3"/>
          <table:table-cell table:content-validation-name="val2" table:style-name="ce3"/>
          <table:table-cell office:value-type="string" office:string-value="#A48287" table:formula="of:=&quot;#A&quot;&amp;RANDBETWEEN(1; 9)&amp;RANDBETWEEN(1; 9)&amp;RANDBETWEEN(1; 9)&amp;RANDBETWEEN(1; 9)&amp;RANDBETWEEN(1; 9)" table:style-name="ce11">
            <text:p>#A48287</text:p>
          </table:table-cell>
          <table:table-cell table:number-columns-repeated="16365"/>
        </table:table-row>
        <table:table-row table:style-name="ro3">
          <table:table-cell office:value-type="string" table:style-name="ce3">
            <text:p>Dodie</text:p>
          </table:table-cell>
          <table:table-cell office:value-type="string" table:style-name="ce3">
            <text:p>Irish</text:p>
          </table:table-cell>
          <table:table-cell office:value-type="string" office:string-value="Dodie Irish" table:formula="of:=[.A254]&amp;&quot; &quot;&amp;[.B254]" table:style-name="ce3">
            <text:p>Dodie Irish</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Dodie@Irish.com" table:formula="of:=[.A254]&amp;&quot;@&quot;&amp;[.B254]&amp;&quot;.com&quot;" table:style-name="ce3">
            <text:p>Dodie@Irish.com</text:p>
          </table:table-cell>
          <table:table-cell office:value-type="string" table:style-name="ce3">
            <text:p>576-553-8951</text:p>
          </table:table-cell>
          <table:table-cell office:value-type="string" table:style-name="ce3">
            <text:p>Georgetown</text:p>
          </table:table-cell>
          <table:table-cell office:value-type="string" table:style-name="ce3">
            <text:p>Gambia</text:p>
          </table:table-cell>
          <table:table-cell office:value-type="string" table:style-name="ce3">
            <text:p>Male</text:p>
          </table:table-cell>
          <table:table-cell office:value-type="string" office:string-value="https://eu.ui-avatars.com/api/?name=Dodie+Irish&amp;background=#A66164&amp;color=fff" table:formula="of:=&quot;https://eu.ui-avatars.com/api/?name=&quot;&amp;[.A254]&amp;&quot;+&quot;&amp;[.B254]&amp;&quot;&amp;background=&quot;&amp;[.S254]&amp;&quot;&amp;color=fff&quot;" table:style-name="ce7">
            <text:p>https://eu.ui-avatars.com/api/?name=Dodie+Irish&amp;background=#A66164&amp;color=fff</text:p>
          </table:table-cell>
          <table:table-cell office:value-type="string" table:style-name="ce3">
            <text:p>Twimbo</text:p>
          </table:table-cell>
          <table:table-cell office:value-type="string" table:style-name="ce3">
            <text:p>VP Marketing</text:p>
          </table:table-cell>
          <table:table-cell office:value-type="string" table:style-name="ce3">
            <text:p>id pretium iaculis diam erat fermentum justo nec condimentum neque</text:p>
          </table:table-cell>
          <table:table-cell office:value-type="string" table:style-name="ce3">
            <text:p>Blockchain technologies (no coding skills),Research</text:p>
          </table:table-cell>
          <table:table-cell office:value-type="string" table:style-name="ce3">
            <text:p>Blockchain based P2P energy trading platform, Agent based automatic trading platform, Ethereum, Decentralized electricity trading business models</text:p>
          </table:table-cell>
          <table:table-cell table:content-validation-name="val2" table:style-name="ce3"/>
          <table:table-cell table:content-validation-name="val2" table:style-name="ce3"/>
          <table:table-cell office:value-type="string" office:string-value="#A66164" table:formula="of:=&quot;#A&quot;&amp;RANDBETWEEN(1; 9)&amp;RANDBETWEEN(1; 9)&amp;RANDBETWEEN(1; 9)&amp;RANDBETWEEN(1; 9)&amp;RANDBETWEEN(1; 9)" table:style-name="ce11">
            <text:p>#A66164</text:p>
          </table:table-cell>
          <table:table-cell table:number-columns-repeated="16365"/>
        </table:table-row>
        <table:table-row table:style-name="ro3">
          <table:table-cell office:value-type="string" table:style-name="ce3">
            <text:p>Alecia</text:p>
          </table:table-cell>
          <table:table-cell office:value-type="string" table:style-name="ce3">
            <text:p>Floria</text:p>
          </table:table-cell>
          <table:table-cell office:value-type="string" office:string-value="Alecia Floria" table:formula="of:=[.A255]&amp;&quot; &quot;&amp;[.B255]" table:style-name="ce3">
            <text:p>Alecia Flori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Alecia@Floria.com" table:formula="of:=[.A255]&amp;&quot;@&quot;&amp;[.B255]&amp;&quot;.com&quot;" table:style-name="ce3">
            <text:p>Alecia@Floria.com</text:p>
          </table:table-cell>
          <table:table-cell office:value-type="string" table:style-name="ce3">
            <text:p>489-228-7161</text:p>
          </table:table-cell>
          <table:table-cell office:value-type="string" table:style-name="ce3">
            <text:p>Phùng</text:p>
          </table:table-cell>
          <table:table-cell office:value-type="string" table:style-name="ce3">
            <text:p>Vietnam</text:p>
          </table:table-cell>
          <table:table-cell office:value-type="string" table:style-name="ce3">
            <text:p>Female</text:p>
          </table:table-cell>
          <table:table-cell office:value-type="string" office:string-value="https://eu.ui-avatars.com/api/?name=Alecia+Floria&amp;background=#A68551&amp;color=fff" table:formula="of:=&quot;https://eu.ui-avatars.com/api/?name=&quot;&amp;[.A255]&amp;&quot;+&quot;&amp;[.B255]&amp;&quot;&amp;background=&quot;&amp;[.S255]&amp;&quot;&amp;color=fff&quot;" table:style-name="ce7">
            <text:p>https://eu.ui-avatars.com/api/?name=Alecia+Floria&amp;background=#A68551&amp;color=fff</text:p>
          </table:table-cell>
          <table:table-cell office:value-type="string" table:style-name="ce3">
            <text:p>Gigashots</text:p>
          </table:table-cell>
          <table:table-cell office:value-type="string" table:style-name="ce3">
            <text:p>Help Desk Technician</text:p>
          </table:table-cell>
          <table:table-cell office:value-type="string" table:style-name="ce3">
            <text:p>ut nunc vestibulum ante ipsum primis in faucibus orci luctus et ultrices posuere</text:p>
          </table:table-cell>
          <table:table-cell table:style-name="ce3"/>
          <table:table-cell office:value-type="string" table:style-name="ce3">
            <text:p>Defi</text:p>
          </table:table-cell>
          <table:table-cell table:content-validation-name="val2" table:style-name="ce3"/>
          <table:table-cell table:content-validation-name="val2" table:style-name="ce3"/>
          <table:table-cell office:value-type="string" office:string-value="#A68551" table:formula="of:=&quot;#A&quot;&amp;RANDBETWEEN(1; 9)&amp;RANDBETWEEN(1; 9)&amp;RANDBETWEEN(1; 9)&amp;RANDBETWEEN(1; 9)&amp;RANDBETWEEN(1; 9)" table:style-name="ce11">
            <text:p>#A68551</text:p>
          </table:table-cell>
          <table:table-cell table:number-columns-repeated="16365"/>
        </table:table-row>
        <table:table-row table:style-name="ro3">
          <table:table-cell office:value-type="string" table:style-name="ce3">
            <text:p>Jerrie</text:p>
          </table:table-cell>
          <table:table-cell office:value-type="string" table:style-name="ce3">
            <text:p>Brandee</text:p>
          </table:table-cell>
          <table:table-cell office:value-type="string" office:string-value="Jerrie Brandee" table:formula="of:=[.A256]&amp;&quot; &quot;&amp;[.B256]" table:style-name="ce3">
            <text:p>Jerrie Brande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Jerrie@Brandee.com" table:formula="of:=[.A256]&amp;&quot;@&quot;&amp;[.B256]&amp;&quot;.com&quot;" table:style-name="ce3">
            <text:p>Jerrie@Brandee.com</text:p>
          </table:table-cell>
          <table:table-cell office:value-type="string" table:style-name="ce3">
            <text:p>108-682-8451</text:p>
          </table:table-cell>
          <table:table-cell office:value-type="string" table:style-name="ce3">
            <text:p>Novaya Derevnya</text:p>
          </table:table-cell>
          <table:table-cell office:value-type="string" table:style-name="ce3">
            <text:p>Russia</text:p>
          </table:table-cell>
          <table:table-cell office:value-type="string" table:style-name="ce3">
            <text:p>Female</text:p>
          </table:table-cell>
          <table:table-cell office:value-type="string" office:string-value="https://eu.ui-avatars.com/api/?name=Jerrie+Brandee&amp;background=#A59691&amp;color=fff" table:formula="of:=&quot;https://eu.ui-avatars.com/api/?name=&quot;&amp;[.A256]&amp;&quot;+&quot;&amp;[.B256]&amp;&quot;&amp;background=&quot;&amp;[.S256]&amp;&quot;&amp;color=fff&quot;" table:style-name="ce7">
            <text:p>https://eu.ui-avatars.com/api/?name=Jerrie+Brandee&amp;background=#A59691&amp;color=fff</text:p>
          </table:table-cell>
          <table:table-cell office:value-type="string" table:style-name="ce3">
            <text:p>Miboo</text:p>
          </table:table-cell>
          <table:table-cell office:value-type="string" table:style-name="ce3">
            <text:p>Design Engineer</text:p>
          </table:table-cell>
          <table:table-cell office:value-type="string" table:style-name="ce3">
            <text:p>suspendisse potenti cras in purus eu magna vulputate luctus cum sociis natoque penatibus et</text:p>
          </table:table-cell>
          <table:table-cell table:style-name="ce3"/>
          <table:table-cell office:value-type="string" table:style-name="ce3">
            <text:p>Web</text:p>
          </table:table-cell>
          <table:table-cell table:content-validation-name="val2" table:style-name="ce3"/>
          <table:table-cell table:content-validation-name="val2" table:style-name="ce3"/>
          <table:table-cell office:value-type="string" office:string-value="#A59691" table:formula="of:=&quot;#A&quot;&amp;RANDBETWEEN(1; 9)&amp;RANDBETWEEN(1; 9)&amp;RANDBETWEEN(1; 9)&amp;RANDBETWEEN(1; 9)&amp;RANDBETWEEN(1; 9)" table:style-name="ce11">
            <text:p>#A59691</text:p>
          </table:table-cell>
          <table:table-cell table:number-columns-repeated="16365"/>
        </table:table-row>
        <table:table-row table:style-name="ro3">
          <table:table-cell office:value-type="string" table:style-name="ce3">
            <text:p>Fatima</text:p>
          </table:table-cell>
          <table:table-cell office:value-type="string" table:style-name="ce3">
            <text:p>Marx</text:p>
          </table:table-cell>
          <table:table-cell office:value-type="string" office:string-value="Fatima Marx" table:formula="of:=[.A257]&amp;&quot; &quot;&amp;[.B257]" table:style-name="ce3">
            <text:p>Fatima Marx</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Fatima@Marx.com" table:formula="of:=[.A257]&amp;&quot;@&quot;&amp;[.B257]&amp;&quot;.com&quot;" table:style-name="ce3">
            <text:p>Fatima@Marx.com</text:p>
          </table:table-cell>
          <table:table-cell office:value-type="string" table:style-name="ce3">
            <text:p>339-561-9196</text:p>
          </table:table-cell>
          <table:table-cell office:value-type="string" table:style-name="ce3">
            <text:p>Kemiri Daya</text:p>
          </table:table-cell>
          <table:table-cell office:value-type="string" table:style-name="ce3">
            <text:p>Indonesia</text:p>
          </table:table-cell>
          <table:table-cell office:value-type="string" table:style-name="ce3">
            <text:p>Male</text:p>
          </table:table-cell>
          <table:table-cell office:value-type="string" office:string-value="https://eu.ui-avatars.com/api/?name=Fatima+Marx&amp;background=#A91977&amp;color=fff" table:formula="of:=&quot;https://eu.ui-avatars.com/api/?name=&quot;&amp;[.A257]&amp;&quot;+&quot;&amp;[.B257]&amp;&quot;&amp;background=&quot;&amp;[.S257]&amp;&quot;&amp;color=fff&quot;" table:style-name="ce7">
            <text:p>https://eu.ui-avatars.com/api/?name=Fatima+Marx&amp;background=#A91977&amp;color=fff</text:p>
          </table:table-cell>
          <table:table-cell office:value-type="string" table:style-name="ce3">
            <text:p>Zoomcast</text:p>
          </table:table-cell>
          <table:table-cell office:value-type="string" table:style-name="ce3">
            <text:p>Human Resources Manager</text:p>
          </table:table-cell>
          <table:table-cell office:value-type="string" table:style-name="ce3">
            <text:p>lorem ipsum dolor sit amet consectetuer adipiscing elit proin interdum mauris non ligula pellentesque</text:p>
          </table:table-cell>
          <table:table-cell office:value-type="string" table:style-name="ce3">
            <text:p>Blockchain technologies (no coding skills),Ethics,Financial,Pitching and presenting,Project management,Research,Technical</text:p>
          </table:table-cell>
          <table:table-cell office:value-type="string" table:style-name="ce3">
            <text:p>#identity #sto #dso #marketmarking #otc #launch #growth #tokeneconomics</text:p>
          </table:table-cell>
          <table:table-cell table:content-validation-name="val2" table:style-name="ce3"/>
          <table:table-cell table:content-validation-name="val2" table:style-name="ce3"/>
          <table:table-cell office:value-type="string" office:string-value="#A91977" table:formula="of:=&quot;#A&quot;&amp;RANDBETWEEN(1; 9)&amp;RANDBETWEEN(1; 9)&amp;RANDBETWEEN(1; 9)&amp;RANDBETWEEN(1; 9)&amp;RANDBETWEEN(1; 9)" table:style-name="ce11">
            <text:p>#A91977</text:p>
          </table:table-cell>
          <table:table-cell table:number-columns-repeated="16365"/>
        </table:table-row>
        <table:table-row table:style-name="ro3">
          <table:table-cell office:value-type="string" table:style-name="ce3">
            <text:p>Raisa</text:p>
          </table:table-cell>
          <table:table-cell office:value-type="string" table:style-name="ce3">
            <text:p>Mayme</text:p>
          </table:table-cell>
          <table:table-cell office:value-type="string" office:string-value="Raisa Mayme" table:formula="of:=[.A258]&amp;&quot; &quot;&amp;[.B258]" table:style-name="ce3">
            <text:p>Raisa Maym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Raisa@Mayme.com" table:formula="of:=[.A258]&amp;&quot;@&quot;&amp;[.B258]&amp;&quot;.com&quot;" table:style-name="ce3">
            <text:p>Raisa@Mayme.com</text:p>
          </table:table-cell>
          <table:table-cell office:value-type="string" table:style-name="ce3">
            <text:p>844-752-8495</text:p>
          </table:table-cell>
          <table:table-cell office:value-type="string" table:style-name="ce3">
            <text:p>Linköping</text:p>
          </table:table-cell>
          <table:table-cell office:value-type="string" table:style-name="ce3">
            <text:p>Sweden</text:p>
          </table:table-cell>
          <table:table-cell office:value-type="string" table:style-name="ce3">
            <text:p>Male</text:p>
          </table:table-cell>
          <table:table-cell office:value-type="string" office:string-value="https://eu.ui-avatars.com/api/?name=Raisa+Mayme&amp;background=#A57924&amp;color=fff" table:formula="of:=&quot;https://eu.ui-avatars.com/api/?name=&quot;&amp;[.A258]&amp;&quot;+&quot;&amp;[.B258]&amp;&quot;&amp;background=&quot;&amp;[.S258]&amp;&quot;&amp;color=fff&quot;" table:style-name="ce7">
            <text:p>https://eu.ui-avatars.com/api/?name=Raisa+Mayme&amp;background=#A57924&amp;color=fff</text:p>
          </table:table-cell>
          <table:table-cell office:value-type="string" table:style-name="ce3">
            <text:p>Realcube</text:p>
          </table:table-cell>
          <table:table-cell office:value-type="string" table:style-name="ce3">
            <text:p>Structural Analysis Engineer</text:p>
          </table:table-cell>
          <table:table-cell office:value-type="string" table:style-name="ce3">
            <text:p>condimentum neque sapien placerat ante nulla justo aliquam quis turpis eget elit sodales scelerisque</text:p>
          </table:table-cell>
          <table:table-cell office:value-type="string" table:style-name="ce3">
            <text:p>Blockchain technologies (no coding skills),Project management,Research,Technical</text:p>
          </table:table-cell>
          <table:table-cell office:value-type="string" table:style-name="ce3">
            <text:p>Yes</text:p>
          </table:table-cell>
          <table:table-cell table:content-validation-name="val2" table:style-name="ce3"/>
          <table:table-cell table:content-validation-name="val2" table:style-name="ce3"/>
          <table:table-cell office:value-type="string" office:string-value="#A57924" table:formula="of:=&quot;#A&quot;&amp;RANDBETWEEN(1; 9)&amp;RANDBETWEEN(1; 9)&amp;RANDBETWEEN(1; 9)&amp;RANDBETWEEN(1; 9)&amp;RANDBETWEEN(1; 9)" table:style-name="ce11">
            <text:p>#A57924</text:p>
          </table:table-cell>
          <table:table-cell table:number-columns-repeated="16365"/>
        </table:table-row>
        <table:table-row table:style-name="ro3">
          <table:table-cell office:value-type="string" table:style-name="ce3">
            <text:p>Shona</text:p>
          </table:table-cell>
          <table:table-cell office:value-type="string" table:style-name="ce3">
            <text:p>Malcolm Swiggs</text:p>
          </table:table-cell>
          <table:table-cell office:value-type="string" office:string-value="Shona Malcolm Swiggs" table:formula="of:=[.A259]&amp;&quot; &quot;&amp;[.B259]" table:style-name="ce3">
            <text:p>Shona Malcolm Swiggs</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Shona@Malcolm Swiggs.com" table:formula="of:=[.A259]&amp;&quot;@&quot;&amp;[.B259]&amp;&quot;.com&quot;" table:style-name="ce3">
            <text:p>Shona@Malcolm Swiggs.com</text:p>
          </table:table-cell>
          <table:table-cell office:value-type="string" table:style-name="ce3">
            <text:p>760-416-5477</text:p>
          </table:table-cell>
          <table:table-cell office:value-type="string" table:style-name="ce3">
            <text:p>Tây Hồ</text:p>
          </table:table-cell>
          <table:table-cell office:value-type="string" table:style-name="ce3">
            <text:p>Vietnam</text:p>
          </table:table-cell>
          <table:table-cell office:value-type="string" table:style-name="ce3">
            <text:p>Female</text:p>
          </table:table-cell>
          <table:table-cell office:value-type="string" office:string-value="https://eu.ui-avatars.com/api/?name=Shona+Malcolm Swiggs&amp;background=#A77635&amp;color=fff" table:formula="of:=&quot;https://eu.ui-avatars.com/api/?name=&quot;&amp;[.A259]&amp;&quot;+&quot;&amp;[.B259]&amp;&quot;&amp;background=&quot;&amp;[.S259]&amp;&quot;&amp;color=fff&quot;" table:style-name="ce3">
            <text:p>https://eu.ui-avatars.com/api/?name=Shona+Malcolm Swiggs&amp;background=#A77635&amp;color=fff</text:p>
          </table:table-cell>
          <table:table-cell office:value-type="string" table:style-name="ce3">
            <text:p>Divavu</text:p>
          </table:table-cell>
          <table:table-cell office:value-type="string" table:style-name="ce3">
            <text:p>Structural Engineer</text:p>
          </table:table-cell>
          <table:table-cell office:value-type="string" table:style-name="ce3">
            <text:p>cras mi pede malesuada in imperdiet et commodo vulputate justo in blandit</text:p>
          </table:table-cell>
          <table:table-cell office:value-type="string" table:style-name="ce3">
            <text:p>Blockchain technologies (no coding skills),Business development,IOT,Project management,Technical</text:p>
          </table:table-cell>
          <table:table-cell office:value-type="string" table:style-name="ce3">
            <text:p>Z</text:p>
          </table:table-cell>
          <table:table-cell table:content-validation-name="val2" table:style-name="ce3"/>
          <table:table-cell table:content-validation-name="val2" table:style-name="ce3"/>
          <table:table-cell office:value-type="string" office:string-value="#A77635" table:formula="of:=&quot;#A&quot;&amp;RANDBETWEEN(1; 9)&amp;RANDBETWEEN(1; 9)&amp;RANDBETWEEN(1; 9)&amp;RANDBETWEEN(1; 9)&amp;RANDBETWEEN(1; 9)" table:style-name="ce11">
            <text:p>#A77635</text:p>
          </table:table-cell>
          <table:table-cell table:number-columns-repeated="16365"/>
        </table:table-row>
        <table:table-row table:style-name="ro3">
          <table:table-cell office:value-type="string" table:style-name="ce3">
            <text:p>Iola</text:p>
          </table:table-cell>
          <table:table-cell office:value-type="string" table:style-name="ce3">
            <text:p>Marx</text:p>
          </table:table-cell>
          <table:table-cell office:value-type="string" office:string-value="Iola Marx" table:formula="of:=[.A260]&amp;&quot; &quot;&amp;[.B260]" table:style-name="ce3">
            <text:p>Iola Marx</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Iola@Marx.com" table:formula="of:=[.A260]&amp;&quot;@&quot;&amp;[.B260]&amp;&quot;.com&quot;" table:style-name="ce3">
            <text:p>Iola@Marx.com</text:p>
          </table:table-cell>
          <table:table-cell office:value-type="string" table:style-name="ce3">
            <text:p>450-648-2348</text:p>
          </table:table-cell>
          <table:table-cell office:value-type="string" table:style-name="ce3">
            <text:p>Taraban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Iola+Marx&amp;background=#A75174&amp;color=fff" table:formula="of:=&quot;https://eu.ui-avatars.com/api/?name=&quot;&amp;[.A260]&amp;&quot;+&quot;&amp;[.B260]&amp;&quot;&amp;background=&quot;&amp;[.S260]&amp;&quot;&amp;color=fff&quot;" table:style-name="ce7">
            <text:p>https://eu.ui-avatars.com/api/?name=Iola+Marx&amp;background=#A75174&amp;color=fff</text:p>
          </table:table-cell>
          <table:table-cell office:value-type="string" table:style-name="ce3">
            <text:p>Twimbo</text:p>
          </table:table-cell>
          <table:table-cell office:value-type="string" table:style-name="ce3">
            <text:p>Associate Professor</text:p>
          </table:table-cell>
          <table:table-cell office:value-type="string" table:style-name="ce3">
            <text:p>sapien arcu sed augue aliquam erat volutpat in congue etiam</text:p>
          </table:table-cell>
          <table:table-cell office:value-type="string" table:style-name="ce3">
            <text:p>Blockchain technologies (no coding skills),Product management,Project management,Technical</text:p>
          </table:table-cell>
          <table:table-cell office:value-type="string" table:style-name="ce3">
            <text:p>#digitalprofitz #tokenization #dapps #ride #go #scala #smartcontracts #ai #vr #ar</text:p>
          </table:table-cell>
          <table:table-cell table:content-validation-name="val2" table:style-name="ce3"/>
          <table:table-cell table:content-validation-name="val2" table:style-name="ce3"/>
          <table:table-cell office:value-type="string" office:string-value="#A75174" table:formula="of:=&quot;#A&quot;&amp;RANDBETWEEN(1; 9)&amp;RANDBETWEEN(1; 9)&amp;RANDBETWEEN(1; 9)&amp;RANDBETWEEN(1; 9)&amp;RANDBETWEEN(1; 9)" table:style-name="ce11">
            <text:p>#A75174</text:p>
          </table:table-cell>
          <table:table-cell table:number-columns-repeated="16365"/>
        </table:table-row>
        <table:table-row table:style-name="ro3">
          <table:table-cell office:value-type="string" table:style-name="ce3">
            <text:p>Ozie</text:p>
          </table:table-cell>
          <table:table-cell office:value-type="string" table:style-name="ce3">
            <text:p>Bobby</text:p>
          </table:table-cell>
          <table:table-cell office:value-type="string" office:string-value="Ozie Bobby" table:formula="of:=[.A261]&amp;&quot; &quot;&amp;[.B261]" table:style-name="ce3">
            <text:p>Ozie Bobby</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Ozie@Bobby.com" table:formula="of:=[.A261]&amp;&quot;@&quot;&amp;[.B261]&amp;&quot;.com&quot;" table:style-name="ce3">
            <text:p>Ozie@Bobby.com</text:p>
          </table:table-cell>
          <table:table-cell office:value-type="string" table:style-name="ce3">
            <text:p>819-222-5940</text:p>
          </table:table-cell>
          <table:table-cell office:value-type="string" table:style-name="ce3">
            <text:p>Parobé</text:p>
          </table:table-cell>
          <table:table-cell office:value-type="string" table:style-name="ce3">
            <text:p>Brazil</text:p>
          </table:table-cell>
          <table:table-cell office:value-type="string" table:style-name="ce3">
            <text:p>Female</text:p>
          </table:table-cell>
          <table:table-cell office:value-type="string" office:string-value="https://eu.ui-avatars.com/api/?name=Ozie+Bobby&amp;background=#A68889&amp;color=fff" table:formula="of:=&quot;https://eu.ui-avatars.com/api/?name=&quot;&amp;[.A261]&amp;&quot;+&quot;&amp;[.B261]&amp;&quot;&amp;background=&quot;&amp;[.S261]&amp;&quot;&amp;color=fff&quot;" table:style-name="ce7">
            <text:p>https://eu.ui-avatars.com/api/?name=Ozie+Bobby&amp;background=#A68889&amp;color=fff</text:p>
          </table:table-cell>
          <table:table-cell office:value-type="string" table:style-name="ce3">
            <text:p>Oyoyo</text:p>
          </table:table-cell>
          <table:table-cell office:value-type="string" table:style-name="ce3">
            <text:p>Technical Writer</text:p>
          </table:table-cell>
          <table:table-cell office:value-type="string" table:style-name="ce3">
            <text:p>magna vestibulum aliquet ultrices erat tortor sollicitudin mi sit amet lobortis sapien sapien non mi integer ac neque duis bibendum</text:p>
          </table:table-cell>
          <table:table-cell table:style-name="ce3"/>
          <table:table-cell office:value-type="string" table:style-name="ce3">
            <text:p>android, web</text:p>
          </table:table-cell>
          <table:table-cell table:content-validation-name="val2" table:style-name="ce3"/>
          <table:table-cell table:content-validation-name="val2" table:style-name="ce3"/>
          <table:table-cell office:value-type="string" office:string-value="#A68889" table:formula="of:=&quot;#A&quot;&amp;RANDBETWEEN(1; 9)&amp;RANDBETWEEN(1; 9)&amp;RANDBETWEEN(1; 9)&amp;RANDBETWEEN(1; 9)&amp;RANDBETWEEN(1; 9)" table:style-name="ce11">
            <text:p>#A68889</text:p>
          </table:table-cell>
          <table:table-cell table:number-columns-repeated="16365"/>
        </table:table-row>
        <table:table-row table:style-name="ro3">
          <table:table-cell office:value-type="string" table:style-name="ce3">
            <text:p>Vada</text:p>
          </table:table-cell>
          <table:table-cell office:value-type="string" table:style-name="ce3">
            <text:p>Norene</text:p>
          </table:table-cell>
          <table:table-cell office:value-type="string" office:string-value="Vada Norene" table:formula="of:=[.A262]&amp;&quot; &quot;&amp;[.B262]" table:style-name="ce3">
            <text:p>Vada Noren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Vada@Norene.com" table:formula="of:=[.A262]&amp;&quot;@&quot;&amp;[.B262]&amp;&quot;.com&quot;" table:style-name="ce3">
            <text:p>Vada@Norene.com</text:p>
          </table:table-cell>
          <table:table-cell office:value-type="string" table:style-name="ce3">
            <text:p>538-229-4324</text:p>
          </table:table-cell>
          <table:table-cell office:value-type="string" table:style-name="ce3">
            <text:p>Ketampak</text:p>
          </table:table-cell>
          <table:table-cell office:value-type="string" table:style-name="ce3">
            <text:p>Indonesia</text:p>
          </table:table-cell>
          <table:table-cell office:value-type="string" table:style-name="ce3">
            <text:p>Male</text:p>
          </table:table-cell>
          <table:table-cell office:value-type="string" office:string-value="https://eu.ui-avatars.com/api/?name=Vada+Norene&amp;background=#A79998&amp;color=fff" table:formula="of:=&quot;https://eu.ui-avatars.com/api/?name=&quot;&amp;[.A262]&amp;&quot;+&quot;&amp;[.B262]&amp;&quot;&amp;background=&quot;&amp;[.S262]&amp;&quot;&amp;color=fff&quot;" table:style-name="ce7">
            <text:p>https://eu.ui-avatars.com/api/?name=Vada+Norene&amp;background=#A79998&amp;color=fff</text:p>
          </table:table-cell>
          <table:table-cell office:value-type="string" table:style-name="ce3">
            <text:p>Mita</text:p>
          </table:table-cell>
          <table:table-cell office:value-type="string" table:style-name="ce3">
            <text:p>Safety Technician III</text:p>
          </table:table-cell>
          <table:table-cell office:value-type="string" table:style-name="ce3">
            <text:p>convallis duis consequat dui nec nisi volutpat eleifend donec ut dolor morbi vel lectus in quam fringilla rhoncus mauris</text:p>
          </table:table-cell>
          <table:table-cell table:style-name="ce3"/>
          <table:table-cell office:value-type="string" table:style-name="ce3">
            <text:p>Energy Transitition</text:p>
          </table:table-cell>
          <table:table-cell table:content-validation-name="val2" table:style-name="ce3"/>
          <table:table-cell table:content-validation-name="val2" table:style-name="ce3"/>
          <table:table-cell office:value-type="string" office:string-value="#A79998" table:formula="of:=&quot;#A&quot;&amp;RANDBETWEEN(1; 9)&amp;RANDBETWEEN(1; 9)&amp;RANDBETWEEN(1; 9)&amp;RANDBETWEEN(1; 9)&amp;RANDBETWEEN(1; 9)" table:style-name="ce11">
            <text:p>#A79998</text:p>
          </table:table-cell>
          <table:table-cell table:number-columns-repeated="16365"/>
        </table:table-row>
        <table:table-row table:style-name="ro3">
          <table:table-cell office:value-type="string" table:style-name="ce3">
            <text:p>Yolonda</text:p>
          </table:table-cell>
          <table:table-cell office:value-type="string" table:style-name="ce3">
            <text:p>Olga</text:p>
          </table:table-cell>
          <table:table-cell office:value-type="string" office:string-value="Yolonda Olga" table:formula="of:=[.A263]&amp;&quot; &quot;&amp;[.B263]" table:style-name="ce3">
            <text:p>Yolonda Olg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Yolonda@Olga.com" table:formula="of:=[.A263]&amp;&quot;@&quot;&amp;[.B263]&amp;&quot;.com&quot;" table:style-name="ce3">
            <text:p>Yolonda@Olga.com</text:p>
          </table:table-cell>
          <table:table-cell office:value-type="string" table:style-name="ce3">
            <text:p>445-769-6336</text:p>
          </table:table-cell>
          <table:table-cell office:value-type="string" table:style-name="ce3">
            <text:p>Sumqayıt</text:p>
          </table:table-cell>
          <table:table-cell office:value-type="string" table:style-name="ce3">
            <text:p>Azerbaijan</text:p>
          </table:table-cell>
          <table:table-cell office:value-type="string" table:style-name="ce3">
            <text:p>Male</text:p>
          </table:table-cell>
          <table:table-cell office:value-type="string" office:string-value="https://eu.ui-avatars.com/api/?name=Yolonda+Olga&amp;background=#A54443&amp;color=fff" table:formula="of:=&quot;https://eu.ui-avatars.com/api/?name=&quot;&amp;[.A263]&amp;&quot;+&quot;&amp;[.B263]&amp;&quot;&amp;background=&quot;&amp;[.S263]&amp;&quot;&amp;color=fff&quot;" table:style-name="ce7">
            <text:p>https://eu.ui-avatars.com/api/?name=Yolonda+Olga&amp;background=#A54443&amp;color=fff</text:p>
          </table:table-cell>
          <table:table-cell office:value-type="string" table:style-name="ce3">
            <text:p>Quire</text:p>
          </table:table-cell>
          <table:table-cell office:value-type="string" table:style-name="ce3">
            <text:p>Civil Engineer</text:p>
          </table:table-cell>
          <table:table-cell office:value-type="string" table:style-name="ce3">
            <text:p>sed ante vivamus tortor duis mattis egestas metus aenean fermentum donec ut mauris eget</text:p>
          </table:table-cell>
          <table:table-cell office:value-type="string" table:style-name="ce3">
            <text:p>Blockchain technologies (no coding skills),Business development,Circular economy,Ethics,Investing/funding,IOT,Pitching and presenting,Project management</text:p>
          </table:table-cell>
          <table:table-cell office:value-type="string" table:style-name="ce3">
            <text:p>Dev</text:p>
          </table:table-cell>
          <table:table-cell table:content-validation-name="val2" table:style-name="ce3"/>
          <table:table-cell table:content-validation-name="val2" table:style-name="ce3"/>
          <table:table-cell office:value-type="string" office:string-value="#A54443" table:formula="of:=&quot;#A&quot;&amp;RANDBETWEEN(1; 9)&amp;RANDBETWEEN(1; 9)&amp;RANDBETWEEN(1; 9)&amp;RANDBETWEEN(1; 9)&amp;RANDBETWEEN(1; 9)" table:style-name="ce11">
            <text:p>#A54443</text:p>
          </table:table-cell>
          <table:table-cell table:number-columns-repeated="16365"/>
        </table:table-row>
        <table:table-row table:style-name="ro3">
          <table:table-cell office:value-type="string" table:style-name="ce3">
            <text:p>Deandre</text:p>
          </table:table-cell>
          <table:table-cell office:value-type="string" table:style-name="ce3">
            <text:p>Malik</text:p>
          </table:table-cell>
          <table:table-cell office:value-type="string" office:string-value="Deandre Malik" table:formula="of:=[.A264]&amp;&quot; &quot;&amp;[.B264]" table:style-name="ce3">
            <text:p>Deandre Malik</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Deandre@Malik.com" table:formula="of:=[.A264]&amp;&quot;@&quot;&amp;[.B264]&amp;&quot;.com&quot;" table:style-name="ce3">
            <text:p>Deandre@Malik.com</text:p>
          </table:table-cell>
          <table:table-cell office:value-type="string" table:style-name="ce3">
            <text:p>643-812-9697</text:p>
          </table:table-cell>
          <table:table-cell office:value-type="string" table:style-name="ce3">
            <text:p>Sudimara</text:p>
          </table:table-cell>
          <table:table-cell office:value-type="string" table:style-name="ce3">
            <text:p>Indonesia</text:p>
          </table:table-cell>
          <table:table-cell office:value-type="string" table:style-name="ce3">
            <text:p>Male</text:p>
          </table:table-cell>
          <table:table-cell office:value-type="string" office:string-value="https://eu.ui-avatars.com/api/?name=Deandre+Malik&amp;background=#A25376&amp;color=fff" table:formula="of:=&quot;https://eu.ui-avatars.com/api/?name=&quot;&amp;[.A264]&amp;&quot;+&quot;&amp;[.B264]&amp;&quot;&amp;background=&quot;&amp;[.S264]&amp;&quot;&amp;color=fff&quot;" table:style-name="ce7">
            <text:p>https://eu.ui-avatars.com/api/?name=Deandre+Malik&amp;background=#A25376&amp;color=fff</text:p>
          </table:table-cell>
          <table:table-cell office:value-type="string" table:style-name="ce3">
            <text:p>Wordpedia</text:p>
          </table:table-cell>
          <table:table-cell office:value-type="string" table:style-name="ce3">
            <text:p>Analog Circuit Design manager</text:p>
          </table:table-cell>
          <table:table-cell office:value-type="string" table:style-name="ce3">
            <text:p>duis mattis egestas metus aenean fermentum donec ut mauris eget massa tempor convallis nulla</text:p>
          </table:table-cell>
          <table:table-cell office:value-type="string" table:style-name="ce3">
            <text:p>Blockchain technologies (no coding skills),Ethics,IOT,Product management,Technical</text:p>
          </table:table-cell>
          <table:table-cell office:value-type="string" table:style-name="ce3">
            <text:p>City of Groningen</text:p>
          </table:table-cell>
          <table:table-cell table:content-validation-name="val2" table:style-name="ce3"/>
          <table:table-cell table:content-validation-name="val2" table:style-name="ce3"/>
          <table:table-cell office:value-type="string" office:string-value="#A25376" table:formula="of:=&quot;#A&quot;&amp;RANDBETWEEN(1; 9)&amp;RANDBETWEEN(1; 9)&amp;RANDBETWEEN(1; 9)&amp;RANDBETWEEN(1; 9)&amp;RANDBETWEEN(1; 9)" table:style-name="ce11">
            <text:p>#A25376</text:p>
          </table:table-cell>
          <table:table-cell table:number-columns-repeated="16365"/>
        </table:table-row>
        <table:table-row table:style-name="ro3">
          <table:table-cell office:value-type="string" table:style-name="ce3">
            <text:p>Terry</text:p>
          </table:table-cell>
          <table:table-cell office:value-type="string" table:style-name="ce3">
            <text:p>Berry</text:p>
          </table:table-cell>
          <table:table-cell office:value-type="string" office:string-value="Terry Berry" table:formula="of:=[.A265]&amp;&quot; &quot;&amp;[.B265]" table:style-name="ce3">
            <text:p>Terry Berry</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Terry@Berry.com" table:formula="of:=[.A265]&amp;&quot;@&quot;&amp;[.B265]&amp;&quot;.com&quot;" table:style-name="ce3">
            <text:p>Terry@Berry.com</text:p>
          </table:table-cell>
          <table:table-cell office:value-type="string" table:style-name="ce3">
            <text:p>635-718-1225</text:p>
          </table:table-cell>
          <table:table-cell office:value-type="string" table:style-name="ce3">
            <text:p>Kamyanyuki</text:p>
          </table:table-cell>
          <table:table-cell office:value-type="string" table:style-name="ce3">
            <text:p>Belarus</text:p>
          </table:table-cell>
          <table:table-cell office:value-type="string" table:style-name="ce3">
            <text:p>Female</text:p>
          </table:table-cell>
          <table:table-cell office:value-type="string" office:string-value="https://eu.ui-avatars.com/api/?name=Terry+Berry&amp;background=#A45191&amp;color=fff" table:formula="of:=&quot;https://eu.ui-avatars.com/api/?name=&quot;&amp;[.A265]&amp;&quot;+&quot;&amp;[.B265]&amp;&quot;&amp;background=&quot;&amp;[.S265]&amp;&quot;&amp;color=fff&quot;" table:style-name="ce7">
            <text:p>https://eu.ui-avatars.com/api/?name=Terry+Berry&amp;background=#A45191&amp;color=fff</text:p>
          </table:table-cell>
          <table:table-cell office:value-type="string" table:style-name="ce3">
            <text:p>Yodo</text:p>
          </table:table-cell>
          <table:table-cell office:value-type="string" table:style-name="ce3">
            <text:p>VP Accounting</text:p>
          </table:table-cell>
          <table:table-cell office:value-type="string" table:style-name="ce3">
            <text:p>tortor quis turpis sed ante vivamus tortor duis mattis egestas metus aenean fermentum donec ut</text:p>
          </table:table-cell>
          <table:table-cell office:value-type="string" table:style-name="ce3">
            <text:p>Artificial intelligence</text:p>
          </table:table-cell>
          <table:table-cell office:value-type="string" table:style-name="ce3">
            <text:p>#digitalmarketing #neuromarketing #marketing #socialmedia #socialmediamarketing #teamwork #communitymanagement #leadership #teamwork</text:p>
          </table:table-cell>
          <table:table-cell table:content-validation-name="val2" table:style-name="ce3"/>
          <table:table-cell table:content-validation-name="val2" table:style-name="ce3"/>
          <table:table-cell office:value-type="string" office:string-value="#A45191" table:formula="of:=&quot;#A&quot;&amp;RANDBETWEEN(1; 9)&amp;RANDBETWEEN(1; 9)&amp;RANDBETWEEN(1; 9)&amp;RANDBETWEEN(1; 9)&amp;RANDBETWEEN(1; 9)" table:style-name="ce11">
            <text:p>#A45191</text:p>
          </table:table-cell>
          <table:table-cell table:number-columns-repeated="16365"/>
        </table:table-row>
        <table:table-row table:style-name="ro3">
          <table:table-cell office:value-type="string" table:style-name="ce3">
            <text:p>Joni</text:p>
          </table:table-cell>
          <table:table-cell office:value-type="string" table:style-name="ce3">
            <text:p>Frankie</text:p>
          </table:table-cell>
          <table:table-cell office:value-type="string" office:string-value="Joni Frankie" table:formula="of:=[.A266]&amp;&quot; &quot;&amp;[.B266]" table:style-name="ce3">
            <text:p>Joni Franki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Joni@Frankie.com" table:formula="of:=[.A266]&amp;&quot;@&quot;&amp;[.B266]&amp;&quot;.com&quot;" table:style-name="ce3">
            <text:p>Joni@Frankie.com</text:p>
          </table:table-cell>
          <table:table-cell office:value-type="string" table:style-name="ce3">
            <text:p>638-719-2922</text:p>
          </table:table-cell>
          <table:table-cell office:value-type="string" table:style-name="ce3">
            <text:p>Huangzhan</text:p>
          </table:table-cell>
          <table:table-cell office:value-type="string" table:style-name="ce3">
            <text:p>China</text:p>
          </table:table-cell>
          <table:table-cell office:value-type="string" table:style-name="ce3">
            <text:p>Female</text:p>
          </table:table-cell>
          <table:table-cell office:value-type="string" office:string-value="https://eu.ui-avatars.com/api/?name=Joni+Frankie&amp;background=#A48886&amp;color=fff" table:formula="of:=&quot;https://eu.ui-avatars.com/api/?name=&quot;&amp;[.A266]&amp;&quot;+&quot;&amp;[.B266]&amp;&quot;&amp;background=&quot;&amp;[.S266]&amp;&quot;&amp;color=fff&quot;" table:style-name="ce7">
            <text:p>https://eu.ui-avatars.com/api/?name=Joni+Frankie&amp;background=#A48886&amp;color=fff</text:p>
          </table:table-cell>
          <table:table-cell office:value-type="string" table:style-name="ce3">
            <text:p>Cogilith</text:p>
          </table:table-cell>
          <table:table-cell office:value-type="string" table:style-name="ce3">
            <text:p>Biostatistician II</text:p>
          </table:table-cell>
          <table:table-cell office:value-type="string" table:style-name="ce3">
            <text:p>semper est quam pharetra magna ac consequat metus sapien ut nunc vestibulum ante ipsum</text:p>
          </table:table-cell>
          <table:table-cell table:style-name="ce3"/>
          <table:table-cell office:value-type="string" table:style-name="ce3">
            <text:p>#ssi, #did #didmethod</text:p>
          </table:table-cell>
          <table:table-cell table:content-validation-name="val2" table:style-name="ce3"/>
          <table:table-cell table:content-validation-name="val2" table:style-name="ce3"/>
          <table:table-cell office:value-type="string" office:string-value="#A48886" table:formula="of:=&quot;#A&quot;&amp;RANDBETWEEN(1; 9)&amp;RANDBETWEEN(1; 9)&amp;RANDBETWEEN(1; 9)&amp;RANDBETWEEN(1; 9)&amp;RANDBETWEEN(1; 9)" table:style-name="ce11">
            <text:p>#A48886</text:p>
          </table:table-cell>
          <table:table-cell table:number-columns-repeated="16365"/>
        </table:table-row>
        <table:table-row table:style-name="ro3">
          <table:table-cell office:value-type="string" table:style-name="ce3">
            <text:p>Elois</text:p>
          </table:table-cell>
          <table:table-cell office:value-type="string" table:style-name="ce3">
            <text:p>Mardell</text:p>
          </table:table-cell>
          <table:table-cell office:value-type="string" office:string-value="Elois Mardell" table:formula="of:=[.A267]&amp;&quot; &quot;&amp;[.B267]" table:style-name="ce3">
            <text:p>Elois Mardell</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Elois@Mardell.com" table:formula="of:=[.A267]&amp;&quot;@&quot;&amp;[.B267]&amp;&quot;.com&quot;" table:style-name="ce3">
            <text:p>Elois@Mardell.com</text:p>
          </table:table-cell>
          <table:table-cell office:value-type="string" table:style-name="ce3">
            <text:p>281-211-9084</text:p>
          </table:table-cell>
          <table:table-cell office:value-type="string" table:style-name="ce3">
            <text:p>Usatove</text:p>
          </table:table-cell>
          <table:table-cell office:value-type="string" table:style-name="ce3">
            <text:p>Ukraine</text:p>
          </table:table-cell>
          <table:table-cell office:value-type="string" table:style-name="ce3">
            <text:p>Female</text:p>
          </table:table-cell>
          <table:table-cell office:value-type="string" office:string-value="https://eu.ui-avatars.com/api/?name=Elois+Mardell&amp;background=#A46432&amp;color=fff" table:formula="of:=&quot;https://eu.ui-avatars.com/api/?name=&quot;&amp;[.A267]&amp;&quot;+&quot;&amp;[.B267]&amp;&quot;&amp;background=&quot;&amp;[.S267]&amp;&quot;&amp;color=fff&quot;" table:style-name="ce7">
            <text:p>https://eu.ui-avatars.com/api/?name=Elois+Mardell&amp;background=#A46432&amp;color=fff</text:p>
          </table:table-cell>
          <table:table-cell office:value-type="string" table:style-name="ce3">
            <text:p>Fivebridge</text:p>
          </table:table-cell>
          <table:table-cell office:value-type="string" table:style-name="ce3">
            <text:p>Human Resources Manager</text:p>
          </table:table-cell>
          <table:table-cell office:value-type="string" table:style-name="ce3">
            <text:p>nunc rhoncus dui vel sem sed sagittis nam congue risus semper porta</text:p>
          </table:table-cell>
          <table:table-cell office:value-type="string" table:style-name="ce3">
            <text:p>Blockchain technologies (no coding skills),Business development,Digital identity management,Ethics,IOT,Pitching and presenting,Product management,Project management</text:p>
          </table:table-cell>
          <table:table-cell office:value-type="string" table:style-name="ce3">
            <text:p>Beginner, Python, Data Science, Visualization</text:p>
          </table:table-cell>
          <table:table-cell table:content-validation-name="val2" table:style-name="ce3"/>
          <table:table-cell table:content-validation-name="val2" table:style-name="ce3"/>
          <table:table-cell office:value-type="string" office:string-value="#A46432" table:formula="of:=&quot;#A&quot;&amp;RANDBETWEEN(1; 9)&amp;RANDBETWEEN(1; 9)&amp;RANDBETWEEN(1; 9)&amp;RANDBETWEEN(1; 9)&amp;RANDBETWEEN(1; 9)" table:style-name="ce11">
            <text:p>#A46432</text:p>
          </table:table-cell>
          <table:table-cell table:number-columns-repeated="16365"/>
        </table:table-row>
        <table:table-row table:style-name="ro3">
          <table:table-cell office:value-type="string" table:style-name="ce3">
            <text:p>Bobbi</text:p>
          </table:table-cell>
          <table:table-cell office:value-type="string" table:style-name="ce3">
            <text:p>Wilford</text:p>
          </table:table-cell>
          <table:table-cell office:value-type="string" office:string-value="Bobbi Wilford" table:formula="of:=[.A268]&amp;&quot; &quot;&amp;[.B268]" table:style-name="ce3">
            <text:p>Bobbi Wilford</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Bobbi@Wilford.com" table:formula="of:=[.A268]&amp;&quot;@&quot;&amp;[.B268]&amp;&quot;.com&quot;" table:style-name="ce3">
            <text:p>Bobbi@Wilford.com</text:p>
          </table:table-cell>
          <table:table-cell office:value-type="string" table:style-name="ce3">
            <text:p>123-223-4688</text:p>
          </table:table-cell>
          <table:table-cell office:value-type="string" table:style-name="ce3">
            <text:p>Wanying</text:p>
          </table:table-cell>
          <table:table-cell office:value-type="string" table:style-name="ce3">
            <text:p>China</text:p>
          </table:table-cell>
          <table:table-cell office:value-type="string" table:style-name="ce3">
            <text:p>Male</text:p>
          </table:table-cell>
          <table:table-cell office:value-type="string" office:string-value="https://eu.ui-avatars.com/api/?name=Bobbi+Wilford&amp;background=#A99224&amp;color=fff" table:formula="of:=&quot;https://eu.ui-avatars.com/api/?name=&quot;&amp;[.A268]&amp;&quot;+&quot;&amp;[.B268]&amp;&quot;&amp;background=&quot;&amp;[.S268]&amp;&quot;&amp;color=fff&quot;" table:style-name="ce7">
            <text:p>https://eu.ui-avatars.com/api/?name=Bobbi+Wilford&amp;background=#A99224&amp;color=fff</text:p>
          </table:table-cell>
          <table:table-cell office:value-type="string" table:style-name="ce3">
            <text:p>Browsezoom</text:p>
          </table:table-cell>
          <table:table-cell office:value-type="string" table:style-name="ce3">
            <text:p>Web Developer III</text:p>
          </table:table-cell>
          <table:table-cell office:value-type="string" table:style-name="ce3">
            <text:p>nulla ut erat id mauris vulputate elementum nullam varius nulla facilisi cras non velit</text:p>
          </table:table-cell>
          <table:table-cell office:value-type="string" table:style-name="ce3">
            <text:p>Artificial intelligence,IOT,Technical</text:p>
          </table:table-cell>
          <table:table-cell office:value-type="string" table:style-name="ce3">
            <text:p>#Blockchain #DLT #ML</text:p>
          </table:table-cell>
          <table:table-cell table:content-validation-name="val2" table:style-name="ce3"/>
          <table:table-cell table:content-validation-name="val2" table:style-name="ce3"/>
          <table:table-cell office:value-type="string" office:string-value="#A99224" table:formula="of:=&quot;#A&quot;&amp;RANDBETWEEN(1; 9)&amp;RANDBETWEEN(1; 9)&amp;RANDBETWEEN(1; 9)&amp;RANDBETWEEN(1; 9)&amp;RANDBETWEEN(1; 9)" table:style-name="ce11">
            <text:p>#A99224</text:p>
          </table:table-cell>
          <table:table-cell table:number-columns-repeated="16365"/>
        </table:table-row>
        <table:table-row table:style-name="ro3">
          <table:table-cell office:value-type="string" table:style-name="ce3">
            <text:p>Mabelle</text:p>
          </table:table-cell>
          <table:table-cell office:value-type="string" table:style-name="ce3">
            <text:p>Queen</text:p>
          </table:table-cell>
          <table:table-cell office:value-type="string" office:string-value="Mabelle Queen" table:formula="of:=[.A269]&amp;&quot; &quot;&amp;[.B269]" table:style-name="ce3">
            <text:p>Mabelle Quee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Mabelle@Queen.com" table:formula="of:=[.A269]&amp;&quot;@&quot;&amp;[.B269]&amp;&quot;.com&quot;" table:style-name="ce3">
            <text:p>Mabelle@Queen.com</text:p>
          </table:table-cell>
          <table:table-cell office:value-type="string" table:style-name="ce3">
            <text:p>664-775-8101</text:p>
          </table:table-cell>
          <table:table-cell office:value-type="string" table:style-name="ce3">
            <text:p>Bauru</text:p>
          </table:table-cell>
          <table:table-cell office:value-type="string" table:style-name="ce3">
            <text:p>Brazil</text:p>
          </table:table-cell>
          <table:table-cell office:value-type="string" table:style-name="ce3">
            <text:p>Female</text:p>
          </table:table-cell>
          <table:table-cell office:value-type="string" office:string-value="https://eu.ui-avatars.com/api/?name=Mabelle+Queen&amp;background=#A43523&amp;color=fff" table:formula="of:=&quot;https://eu.ui-avatars.com/api/?name=&quot;&amp;[.A269]&amp;&quot;+&quot;&amp;[.B269]&amp;&quot;&amp;background=&quot;&amp;[.S269]&amp;&quot;&amp;color=fff&quot;" table:style-name="ce7">
            <text:p>https://eu.ui-avatars.com/api/?name=Mabelle+Queen&amp;background=#A43523&amp;color=fff</text:p>
          </table:table-cell>
          <table:table-cell office:value-type="string" table:style-name="ce3">
            <text:p>Linkbridge</text:p>
          </table:table-cell>
          <table:table-cell office:value-type="string" table:style-name="ce3">
            <text:p>Environmental Specialist</text:p>
          </table:table-cell>
          <table:table-cell office:value-type="string" table:style-name="ce3">
            <text:p>dapibus duis at velit eu est congue elementum in hac habitasse platea dictumst</text:p>
          </table:table-cell>
          <table:table-cell office:value-type="string" table:style-name="ce3">
            <text:p>Blockchain technologies (no coding skills),Business development,Circular economy,Product management,Project management</text:p>
          </table:table-cell>
          <table:table-cell office:value-type="string" table:style-name="ce3">
            <text:p>#enterpriseArchitecture #businessArchitecture #data #integration #lowCode #storyTelling</text:p>
          </table:table-cell>
          <table:table-cell table:content-validation-name="val2" table:style-name="ce3"/>
          <table:table-cell table:content-validation-name="val2" table:style-name="ce3"/>
          <table:table-cell office:value-type="string" office:string-value="#A43523" table:formula="of:=&quot;#A&quot;&amp;RANDBETWEEN(1; 9)&amp;RANDBETWEEN(1; 9)&amp;RANDBETWEEN(1; 9)&amp;RANDBETWEEN(1; 9)&amp;RANDBETWEEN(1; 9)" table:style-name="ce11">
            <text:p>#A43523</text:p>
          </table:table-cell>
          <table:table-cell table:number-columns-repeated="16365"/>
        </table:table-row>
        <table:table-row table:style-name="ro3">
          <table:table-cell office:value-type="string" table:style-name="ce3">
            <text:p>Justa</text:p>
          </table:table-cell>
          <table:table-cell office:value-type="string" table:style-name="ce3">
            <text:p>Muriel</text:p>
          </table:table-cell>
          <table:table-cell office:value-type="string" office:string-value="Justa Muriel" table:formula="of:=[.A270]&amp;&quot; &quot;&amp;[.B270]" table:style-name="ce3">
            <text:p>Justa Muriel</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Justa@Muriel.com" table:formula="of:=[.A270]&amp;&quot;@&quot;&amp;[.B270]&amp;&quot;.com&quot;" table:style-name="ce3">
            <text:p>Justa@Muriel.com</text:p>
          </table:table-cell>
          <table:table-cell office:value-type="string" table:style-name="ce3">
            <text:p>750-900-5557</text:p>
          </table:table-cell>
          <table:table-cell office:value-type="string" table:style-name="ce3">
            <text:p>Biga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usta+Muriel&amp;background=#A62463&amp;color=fff" table:formula="of:=&quot;https://eu.ui-avatars.com/api/?name=&quot;&amp;[.A270]&amp;&quot;+&quot;&amp;[.B270]&amp;&quot;&amp;background=&quot;&amp;[.S270]&amp;&quot;&amp;color=fff&quot;" table:style-name="ce7">
            <text:p>https://eu.ui-avatars.com/api/?name=Justa+Muriel&amp;background=#A62463&amp;color=fff</text:p>
          </table:table-cell>
          <table:table-cell office:value-type="string" table:style-name="ce3">
            <text:p>Yozio</text:p>
          </table:table-cell>
          <table:table-cell office:value-type="string" table:style-name="ce3">
            <text:p>Food Chemist</text:p>
          </table:table-cell>
          <table:table-cell office:value-type="string" table:style-name="ce3">
            <text:p>duis at velit eu est congue elementum in hac habitasse platea dictumst morbi vestibulum velit id pretium iaculis</text:p>
          </table:table-cell>
          <table:table-cell office:value-type="string" table:style-name="ce3">
            <text:p>Blockchain technologies (no coding skills),Digital identity management,Research,Technical,Development,security audits</text:p>
          </table:table-cell>
          <table:table-cell office:value-type="string" table:style-name="ce3">
            <text:p>#events #games #entertainment #imagination</text:p>
          </table:table-cell>
          <table:table-cell table:content-validation-name="val2" table:style-name="ce3"/>
          <table:table-cell table:content-validation-name="val2" table:style-name="ce3"/>
          <table:table-cell office:value-type="string" office:string-value="#A62463" table:formula="of:=&quot;#A&quot;&amp;RANDBETWEEN(1; 9)&amp;RANDBETWEEN(1; 9)&amp;RANDBETWEEN(1; 9)&amp;RANDBETWEEN(1; 9)&amp;RANDBETWEEN(1; 9)" table:style-name="ce11">
            <text:p>#A62463</text:p>
          </table:table-cell>
          <table:table-cell table:number-columns-repeated="16365"/>
        </table:table-row>
        <table:table-row table:style-name="ro3">
          <table:table-cell office:value-type="string" table:style-name="ce3">
            <text:p>Miquel</text:p>
          </table:table-cell>
          <table:table-cell office:value-type="string" table:style-name="ce3">
            <text:p>Rosaura</text:p>
          </table:table-cell>
          <table:table-cell office:value-type="string" office:string-value="Miquel Rosaura" table:formula="of:=[.A271]&amp;&quot; &quot;&amp;[.B271]" table:style-name="ce3">
            <text:p>Miquel Rosaur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Miquel@Rosaura.com" table:formula="of:=[.A271]&amp;&quot;@&quot;&amp;[.B271]&amp;&quot;.com&quot;" table:style-name="ce3">
            <text:p>Miquel@Rosaura.com</text:p>
          </table:table-cell>
          <table:table-cell office:value-type="string" table:style-name="ce3">
            <text:p>151-935-5263</text:p>
          </table:table-cell>
          <table:table-cell office:value-type="string" table:style-name="ce3">
            <text:p>Guanlu</text:p>
          </table:table-cell>
          <table:table-cell office:value-type="string" table:style-name="ce3">
            <text:p>China</text:p>
          </table:table-cell>
          <table:table-cell office:value-type="string" table:style-name="ce3">
            <text:p>Female</text:p>
          </table:table-cell>
          <table:table-cell office:value-type="string" office:string-value="https://eu.ui-avatars.com/api/?name=Miquel+Rosaura&amp;background=#A11583&amp;color=fff" table:formula="of:=&quot;https://eu.ui-avatars.com/api/?name=&quot;&amp;[.A271]&amp;&quot;+&quot;&amp;[.B271]&amp;&quot;&amp;background=&quot;&amp;[.S271]&amp;&quot;&amp;color=fff&quot;" table:style-name="ce7">
            <text:p>https://eu.ui-avatars.com/api/?name=Miquel+Rosaura&amp;background=#A11583&amp;color=fff</text:p>
          </table:table-cell>
          <table:table-cell office:value-type="string" table:style-name="ce3">
            <text:p>Voonder</text:p>
          </table:table-cell>
          <table:table-cell office:value-type="string" table:style-name="ce3">
            <text:p>Nurse Practicioner</text:p>
          </table:table-cell>
          <table:table-cell office:value-type="string" table:style-name="ce3">
            <text:p>nisl duis ac nibh fusce lacus purus aliquet at feugiat non pretium quis</text:p>
          </table:table-cell>
          <table:table-cell office:value-type="string" table:style-name="ce3">
            <text:p>Business development,Project management</text:p>
          </table:table-cell>
          <table:table-cell office:value-type="string" table:style-name="ce3">
            <text:p>Data provider, NFT evangelist, fintec startup, software entrepreneur</text:p>
          </table:table-cell>
          <table:table-cell table:content-validation-name="val2" table:style-name="ce3"/>
          <table:table-cell table:content-validation-name="val2" table:style-name="ce3"/>
          <table:table-cell office:value-type="string" office:string-value="#A11583" table:formula="of:=&quot;#A&quot;&amp;RANDBETWEEN(1; 9)&amp;RANDBETWEEN(1; 9)&amp;RANDBETWEEN(1; 9)&amp;RANDBETWEEN(1; 9)&amp;RANDBETWEEN(1; 9)" table:style-name="ce11">
            <text:p>#A11583</text:p>
          </table:table-cell>
          <table:table-cell table:number-columns-repeated="16365"/>
        </table:table-row>
        <table:table-row table:style-name="ro3">
          <table:table-cell office:value-type="string" table:style-name="ce3">
            <text:p>Lavada</text:p>
          </table:table-cell>
          <table:table-cell office:value-type="string" table:style-name="ce3">
            <text:p>Un</text:p>
          </table:table-cell>
          <table:table-cell office:value-type="string" office:string-value="Lavada Un" table:formula="of:=[.A272]&amp;&quot; &quot;&amp;[.B272]" table:style-name="ce3">
            <text:p>Lavada U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Lavada@Un.com" table:formula="of:=[.A272]&amp;&quot;@&quot;&amp;[.B272]&amp;&quot;.com&quot;" table:style-name="ce3">
            <text:p>Lavada@Un.com</text:p>
          </table:table-cell>
          <table:table-cell office:value-type="string" table:style-name="ce3">
            <text:p>242-135-6867</text:p>
          </table:table-cell>
          <table:table-cell office:value-type="string" table:style-name="ce3">
            <text:p>Ouagadougou</text:p>
          </table:table-cell>
          <table:table-cell office:value-type="string" table:style-name="ce3">
            <text:p>Burkina Faso</text:p>
          </table:table-cell>
          <table:table-cell office:value-type="string" table:style-name="ce3">
            <text:p>Female</text:p>
          </table:table-cell>
          <table:table-cell office:value-type="string" office:string-value="https://eu.ui-avatars.com/api/?name=Lavada+Un&amp;background=#A62345&amp;color=fff" table:formula="of:=&quot;https://eu.ui-avatars.com/api/?name=&quot;&amp;[.A272]&amp;&quot;+&quot;&amp;[.B272]&amp;&quot;&amp;background=&quot;&amp;[.S272]&amp;&quot;&amp;color=fff&quot;" table:style-name="ce7">
            <text:p>https://eu.ui-avatars.com/api/?name=Lavada+Un&amp;background=#A62345&amp;color=fff</text:p>
          </table:table-cell>
          <table:table-cell office:value-type="string" table:style-name="ce3">
            <text:p>Riffpedia</text:p>
          </table:table-cell>
          <table:table-cell office:value-type="string" table:style-name="ce3">
            <text:p>Software Consultant</text:p>
          </table:table-cell>
          <table:table-cell office:value-type="string" table:style-name="ce3">
            <text:p>libero convallis eget eleifend luctus ultricies eu nibh quisque id justo sit amet sapien dignissim</text:p>
          </table:table-cell>
          <table:table-cell table:style-name="ce3"/>
          <table:table-cell office:value-type="string" table:style-name="ce3">
            <text:p>#Creativity #Source #MeetingDesign #Connection #Rituals #Concepting #Strategy #Storytelling</text:p>
          </table:table-cell>
          <table:table-cell table:content-validation-name="val2" table:style-name="ce3"/>
          <table:table-cell table:content-validation-name="val2" table:style-name="ce3"/>
          <table:table-cell office:value-type="string" office:string-value="#A62345" table:formula="of:=&quot;#A&quot;&amp;RANDBETWEEN(1; 9)&amp;RANDBETWEEN(1; 9)&amp;RANDBETWEEN(1; 9)&amp;RANDBETWEEN(1; 9)&amp;RANDBETWEEN(1; 9)" table:style-name="ce11">
            <text:p>#A62345</text:p>
          </table:table-cell>
          <table:table-cell table:number-columns-repeated="16365"/>
        </table:table-row>
        <table:table-row table:style-name="ro3">
          <table:table-cell office:value-type="string" table:style-name="ce3">
            <text:p>Darrel</text:p>
          </table:table-cell>
          <table:table-cell office:value-type="string" table:style-name="ce3">
            <text:p>Arlena</text:p>
          </table:table-cell>
          <table:table-cell office:value-type="string" office:string-value="Darrel Arlena" table:formula="of:=[.A273]&amp;&quot; &quot;&amp;[.B273]" table:style-name="ce3">
            <text:p>Darrel Arlen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Darrel@Arlena.com" table:formula="of:=[.A273]&amp;&quot;@&quot;&amp;[.B273]&amp;&quot;.com&quot;" table:style-name="ce3">
            <text:p>Darrel@Arlena.com</text:p>
          </table:table-cell>
          <table:table-cell office:value-type="string" table:style-name="ce3">
            <text:p>400-996-4129</text:p>
          </table:table-cell>
          <table:table-cell office:value-type="string" table:style-name="ce3">
            <text:p>Sambilawa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Darrel+Arlena&amp;background=#A89348&amp;color=fff" table:formula="of:=&quot;https://eu.ui-avatars.com/api/?name=&quot;&amp;[.A273]&amp;&quot;+&quot;&amp;[.B273]&amp;&quot;&amp;background=&quot;&amp;[.S273]&amp;&quot;&amp;color=fff&quot;" table:style-name="ce7">
            <text:p>https://eu.ui-avatars.com/api/?name=Darrel+Arlena&amp;background=#A89348&amp;color=fff</text:p>
          </table:table-cell>
          <table:table-cell office:value-type="string" table:style-name="ce3">
            <text:p>Fiveclub</text:p>
          </table:table-cell>
          <table:table-cell office:value-type="string" table:style-name="ce3">
            <text:p>Software Test Engineer IV</text:p>
          </table:table-cell>
          <table:table-cell office:value-type="string" table:style-name="ce3">
            <text:p>eget semper rutrum nulla nunc purus phasellus in felis donec semper sapien a</text:p>
          </table:table-cell>
          <table:table-cell table:style-name="ce3"/>
          <table:table-cell office:value-type="string" table:style-name="ce3">
            <text:p>#contentcreator #graphicdesigner #gamedesigner #socialmediamanagement #visualdesigner #videographer #</text:p>
          </table:table-cell>
          <table:table-cell table:content-validation-name="val2" table:style-name="ce3"/>
          <table:table-cell table:content-validation-name="val2" table:style-name="ce3"/>
          <table:table-cell office:value-type="string" office:string-value="#A89348" table:formula="of:=&quot;#A&quot;&amp;RANDBETWEEN(1; 9)&amp;RANDBETWEEN(1; 9)&amp;RANDBETWEEN(1; 9)&amp;RANDBETWEEN(1; 9)&amp;RANDBETWEEN(1; 9)" table:style-name="ce11">
            <text:p>#A89348</text:p>
          </table:table-cell>
          <table:table-cell table:number-columns-repeated="16365"/>
        </table:table-row>
        <table:table-row table:style-name="ro3">
          <table:table-cell office:value-type="string" table:style-name="ce3">
            <text:p>Ed</text:p>
          </table:table-cell>
          <table:table-cell office:value-type="string" table:style-name="ce3">
            <text:p>Kiersten</text:p>
          </table:table-cell>
          <table:table-cell office:value-type="string" office:string-value="Ed Kiersten" table:formula="of:=[.A274]&amp;&quot; &quot;&amp;[.B274]" table:style-name="ce3">
            <text:p>Ed Kierste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Ed@Kiersten.com" table:formula="of:=[.A274]&amp;&quot;@&quot;&amp;[.B274]&amp;&quot;.com&quot;" table:style-name="ce3">
            <text:p>Ed@Kiersten.com</text:p>
          </table:table-cell>
          <table:table-cell office:value-type="string" table:style-name="ce3">
            <text:p>993-119-4067</text:p>
          </table:table-cell>
          <table:table-cell office:value-type="string" table:style-name="ce3">
            <text:p>Yuecheng</text:p>
          </table:table-cell>
          <table:table-cell office:value-type="string" table:style-name="ce3">
            <text:p>China</text:p>
          </table:table-cell>
          <table:table-cell office:value-type="string" table:style-name="ce3">
            <text:p>Female</text:p>
          </table:table-cell>
          <table:table-cell office:value-type="string" office:string-value="https://eu.ui-avatars.com/api/?name=Ed+Kiersten&amp;background=#A12156&amp;color=fff" table:formula="of:=&quot;https://eu.ui-avatars.com/api/?name=&quot;&amp;[.A274]&amp;&quot;+&quot;&amp;[.B274]&amp;&quot;&amp;background=&quot;&amp;[.S274]&amp;&quot;&amp;color=fff&quot;" table:style-name="ce7">
            <text:p>https://eu.ui-avatars.com/api/?name=Ed+Kiersten&amp;background=#A12156&amp;color=fff</text:p>
          </table:table-cell>
          <table:table-cell office:value-type="string" table:style-name="ce3">
            <text:p>Lazz</text:p>
          </table:table-cell>
          <table:table-cell office:value-type="string" table:style-name="ce3">
            <text:p>Marketing Assistant</text:p>
          </table:table-cell>
          <table:table-cell office:value-type="string" table:style-name="ce3">
            <text:p>lacus morbi sem mauris laoreet ut rhoncus aliquet pulvinar sed nisl</text:p>
          </table:table-cell>
          <table:table-cell table:style-name="ce3"/>
          <table:table-cell office:value-type="string" table:style-name="ce3">
            <text:p>Mujuik</text:p>
          </table:table-cell>
          <table:table-cell table:content-validation-name="val2" table:style-name="ce3"/>
          <table:table-cell table:content-validation-name="val2" table:style-name="ce3"/>
          <table:table-cell office:value-type="string" office:string-value="#A12156" table:formula="of:=&quot;#A&quot;&amp;RANDBETWEEN(1; 9)&amp;RANDBETWEEN(1; 9)&amp;RANDBETWEEN(1; 9)&amp;RANDBETWEEN(1; 9)&amp;RANDBETWEEN(1; 9)" table:style-name="ce11">
            <text:p>#A12156</text:p>
          </table:table-cell>
          <table:table-cell table:number-columns-repeated="16365"/>
        </table:table-row>
        <table:table-row table:style-name="ro3">
          <table:table-cell office:value-type="string" table:style-name="ce3">
            <text:p>Earleen</text:p>
          </table:table-cell>
          <table:table-cell office:value-type="string" table:style-name="ce3">
            <text:p>Winifred</text:p>
          </table:table-cell>
          <table:table-cell office:value-type="string" office:string-value="Earleen Winifred" table:formula="of:=[.A275]&amp;&quot; &quot;&amp;[.B275]" table:style-name="ce3">
            <text:p>Earleen Winifred</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Earleen@Winifred.com" table:formula="of:=[.A275]&amp;&quot;@&quot;&amp;[.B275]&amp;&quot;.com&quot;" table:style-name="ce3">
            <text:p>Earleen@Winifred.com</text:p>
          </table:table-cell>
          <table:table-cell office:value-type="string" table:style-name="ce3">
            <text:p>489-493-4880</text:p>
          </table:table-cell>
          <table:table-cell office:value-type="string" table:style-name="ce3">
            <text:p>Port-aux-Français</text:p>
          </table:table-cell>
          <table:table-cell office:value-type="string" table:style-name="ce3">
            <text:p>French Southern Territories</text:p>
          </table:table-cell>
          <table:table-cell office:value-type="string" table:style-name="ce3">
            <text:p>Male</text:p>
          </table:table-cell>
          <table:table-cell office:value-type="string" office:string-value="https://eu.ui-avatars.com/api/?name=Earleen+Winifred&amp;background=#A52391&amp;color=fff" table:formula="of:=&quot;https://eu.ui-avatars.com/api/?name=&quot;&amp;[.A275]&amp;&quot;+&quot;&amp;[.B275]&amp;&quot;&amp;background=&quot;&amp;[.S275]&amp;&quot;&amp;color=fff&quot;" table:style-name="ce7">
            <text:p>https://eu.ui-avatars.com/api/?name=Earleen+Winifred&amp;background=#A52391&amp;color=fff</text:p>
          </table:table-cell>
          <table:table-cell office:value-type="string" table:style-name="ce3">
            <text:p>Avaveo</text:p>
          </table:table-cell>
          <table:table-cell office:value-type="string" table:style-name="ce3">
            <text:p>Budget/Accounting Analyst III</text:p>
          </table:table-cell>
          <table:table-cell office:value-type="string" table:style-name="ce3">
            <text:p>non lectus aliquam sit amet diam in magna bibendum imperdiet nullam</text:p>
          </table:table-cell>
          <table:table-cell table:style-name="ce3"/>
          <table:table-cell office:value-type="string" table:style-name="ce3">
            <text:p>teamwork, human &amp; resourcer</text:p>
          </table:table-cell>
          <table:table-cell table:content-validation-name="val2" table:style-name="ce3"/>
          <table:table-cell table:content-validation-name="val2" table:style-name="ce3"/>
          <table:table-cell office:value-type="string" office:string-value="#A52391" table:formula="of:=&quot;#A&quot;&amp;RANDBETWEEN(1; 9)&amp;RANDBETWEEN(1; 9)&amp;RANDBETWEEN(1; 9)&amp;RANDBETWEEN(1; 9)&amp;RANDBETWEEN(1; 9)" table:style-name="ce11">
            <text:p>#A52391</text:p>
          </table:table-cell>
          <table:table-cell table:number-columns-repeated="16365"/>
        </table:table-row>
        <table:table-row table:style-name="ro3">
          <table:table-cell office:value-type="string" table:style-name="ce3">
            <text:p>Donnie</text:p>
          </table:table-cell>
          <table:table-cell office:value-type="string" table:style-name="ce3">
            <text:p>Ashlee</text:p>
          </table:table-cell>
          <table:table-cell office:value-type="string" office:string-value="Donnie Ashlee" table:formula="of:=[.A276]&amp;&quot; &quot;&amp;[.B276]" table:style-name="ce3">
            <text:p>Donnie Ashle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Donnie@Ashlee.com" table:formula="of:=[.A276]&amp;&quot;@&quot;&amp;[.B276]&amp;&quot;.com&quot;" table:style-name="ce3">
            <text:p>Donnie@Ashlee.com</text:p>
          </table:table-cell>
          <table:table-cell office:value-type="string" table:style-name="ce3">
            <text:p>231-654-1742</text:p>
          </table:table-cell>
          <table:table-cell office:value-type="string" table:style-name="ce3">
            <text:p>Ant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ie+Ashlee&amp;background=#A95754&amp;color=fff" table:formula="of:=&quot;https://eu.ui-avatars.com/api/?name=&quot;&amp;[.A276]&amp;&quot;+&quot;&amp;[.B276]&amp;&quot;&amp;background=&quot;&amp;[.S276]&amp;&quot;&amp;color=fff&quot;" table:style-name="ce7">
            <text:p>https://eu.ui-avatars.com/api/?name=Donnie+Ashlee&amp;background=#A95754&amp;color=fff</text:p>
          </table:table-cell>
          <table:table-cell office:value-type="string" table:style-name="ce3">
            <text:p>InnoZ</text:p>
          </table:table-cell>
          <table:table-cell office:value-type="string" table:style-name="ce3">
            <text:p>Product Engineer</text:p>
          </table:table-cell>
          <table:table-cell office:value-type="string" table:style-name="ce3">
            <text:p>luctus cum sociis natoque penatibus et magnis dis parturient montes</text:p>
          </table:table-cell>
          <table:table-cell table:style-name="ce3"/>
          <table:table-cell office:value-type="string" table:style-name="ce3">
            <text:p>boomi, integration, blockchain, API, Low Code</text:p>
          </table:table-cell>
          <table:table-cell table:content-validation-name="val2" table:style-name="ce3"/>
          <table:table-cell table:content-validation-name="val2" table:style-name="ce3"/>
          <table:table-cell office:value-type="string" office:string-value="#A95754" table:formula="of:=&quot;#A&quot;&amp;RANDBETWEEN(1; 9)&amp;RANDBETWEEN(1; 9)&amp;RANDBETWEEN(1; 9)&amp;RANDBETWEEN(1; 9)&amp;RANDBETWEEN(1; 9)" table:style-name="ce11">
            <text:p>#A95754</text:p>
          </table:table-cell>
          <table:table-cell table:number-columns-repeated="16365"/>
        </table:table-row>
        <table:table-row table:style-name="ro3">
          <table:table-cell office:value-type="string" table:style-name="ce3">
            <text:p>Bill</text:p>
          </table:table-cell>
          <table:table-cell office:value-type="string" table:style-name="ce3">
            <text:p>Etta</text:p>
          </table:table-cell>
          <table:table-cell office:value-type="string" office:string-value="Bill Etta" table:formula="of:=[.A277]&amp;&quot; &quot;&amp;[.B277]" table:style-name="ce3">
            <text:p>Bill Ett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Bill@Etta.com" table:formula="of:=[.A277]&amp;&quot;@&quot;&amp;[.B277]&amp;&quot;.com&quot;" table:style-name="ce3">
            <text:p>Bill@Etta.com</text:p>
          </table:table-cell>
          <table:table-cell office:value-type="string" table:style-name="ce3">
            <text:p>275-888-7903</text:p>
          </table:table-cell>
          <table:table-cell office:value-type="string" table:style-name="ce3">
            <text:p>Nagiba</text:p>
          </table:table-cell>
          <table:table-cell office:value-type="string" table:style-name="ce3">
            <text:p>Philippines</text:p>
          </table:table-cell>
          <table:table-cell office:value-type="string" table:style-name="ce3">
            <text:p>Male</text:p>
          </table:table-cell>
          <table:table-cell office:value-type="string" office:string-value="https://eu.ui-avatars.com/api/?name=Bill+Etta&amp;background=#A43583&amp;color=fff" table:formula="of:=&quot;https://eu.ui-avatars.com/api/?name=&quot;&amp;[.A277]&amp;&quot;+&quot;&amp;[.B277]&amp;&quot;&amp;background=&quot;&amp;[.S277]&amp;&quot;&amp;color=fff&quot;" table:style-name="ce7">
            <text:p>https://eu.ui-avatars.com/api/?name=Bill+Etta&amp;background=#A43583&amp;color=fff</text:p>
          </table:table-cell>
          <table:table-cell office:value-type="string" table:style-name="ce3">
            <text:p>Jabberstorm</text:p>
          </table:table-cell>
          <table:table-cell office:value-type="string" table:style-name="ce3">
            <text:p>Senior Editor</text:p>
          </table:table-cell>
          <table:table-cell office:value-type="string" table:style-name="ce3">
            <text:p>integer non velit donec diam neque vestibulum eget vulputate ut</text:p>
          </table:table-cell>
          <table:table-cell table:style-name="ce3"/>
          <table:table-cell office:value-type="string" table:style-name="ce3">
            <text:p>digital grids, energy automation, energy management, sustainable energy,</text:p>
          </table:table-cell>
          <table:table-cell table:content-validation-name="val2" table:style-name="ce3"/>
          <table:table-cell table:content-validation-name="val2" table:style-name="ce3"/>
          <table:table-cell office:value-type="string" office:string-value="#A43583" table:formula="of:=&quot;#A&quot;&amp;RANDBETWEEN(1; 9)&amp;RANDBETWEEN(1; 9)&amp;RANDBETWEEN(1; 9)&amp;RANDBETWEEN(1; 9)&amp;RANDBETWEEN(1; 9)" table:style-name="ce11">
            <text:p>#A43583</text:p>
          </table:table-cell>
          <table:table-cell table:number-columns-repeated="16365"/>
        </table:table-row>
        <table:table-row table:style-name="ro3">
          <table:table-cell office:value-type="string" table:style-name="ce3">
            <text:p>Shawana</text:p>
          </table:table-cell>
          <table:table-cell office:value-type="string" table:style-name="ce3">
            <text:p>Jonnie</text:p>
          </table:table-cell>
          <table:table-cell office:value-type="string" office:string-value="Shawana Jonnie" table:formula="of:=[.A278]&amp;&quot; &quot;&amp;[.B278]" table:style-name="ce3">
            <text:p>Shawana Jonni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Shawana@Jonnie.com" table:formula="of:=[.A278]&amp;&quot;@&quot;&amp;[.B278]&amp;&quot;.com&quot;" table:style-name="ce3">
            <text:p>Shawana@Jonnie.com</text:p>
          </table:table-cell>
          <table:table-cell office:value-type="string" table:style-name="ce3">
            <text:p>272-286-8923</text:p>
          </table:table-cell>
          <table:table-cell office:value-type="string" table:style-name="ce3">
            <text:p>San José</text:p>
          </table:table-cell>
          <table:table-cell office:value-type="string" table:style-name="ce3">
            <text:p>Honduras</text:p>
          </table:table-cell>
          <table:table-cell office:value-type="string" table:style-name="ce3">
            <text:p>Female</text:p>
          </table:table-cell>
          <table:table-cell office:value-type="string" office:string-value="https://eu.ui-avatars.com/api/?name=Shawana+Jonnie&amp;background=#A98975&amp;color=fff" table:formula="of:=&quot;https://eu.ui-avatars.com/api/?name=&quot;&amp;[.A278]&amp;&quot;+&quot;&amp;[.B278]&amp;&quot;&amp;background=&quot;&amp;[.S278]&amp;&quot;&amp;color=fff&quot;" table:style-name="ce7">
            <text:p>https://eu.ui-avatars.com/api/?name=Shawana+Jonnie&amp;background=#A98975&amp;color=fff</text:p>
          </table:table-cell>
          <table:table-cell office:value-type="string" table:style-name="ce3">
            <text:p>Photofeed</text:p>
          </table:table-cell>
          <table:table-cell office:value-type="string" table:style-name="ce3">
            <text:p>Director of Sales</text:p>
          </table:table-cell>
          <table:table-cell office:value-type="string" table:style-name="ce3">
            <text:p>semper interdum mauris ullamcorper purus sit amet nulla quisque arcu libero</text:p>
          </table:table-cell>
          <table:table-cell table:style-name="ce3"/>
          <table:table-cell office:value-type="string" table:style-name="ce3">
            <text:p>#UNEDP</text:p>
          </table:table-cell>
          <table:table-cell table:content-validation-name="val2" table:style-name="ce3"/>
          <table:table-cell table:content-validation-name="val2" table:style-name="ce3"/>
          <table:table-cell office:value-type="string" office:string-value="#A98975" table:formula="of:=&quot;#A&quot;&amp;RANDBETWEEN(1; 9)&amp;RANDBETWEEN(1; 9)&amp;RANDBETWEEN(1; 9)&amp;RANDBETWEEN(1; 9)&amp;RANDBETWEEN(1; 9)" table:style-name="ce11">
            <text:p>#A98975</text:p>
          </table:table-cell>
          <table:table-cell table:number-columns-repeated="16365"/>
        </table:table-row>
        <table:table-row table:style-name="ro3">
          <table:table-cell office:value-type="string" table:style-name="ce3">
            <text:p>Nannie</text:p>
          </table:table-cell>
          <table:table-cell office:value-type="string" table:style-name="ce3">
            <text:p>Cleo</text:p>
          </table:table-cell>
          <table:table-cell office:value-type="string" office:string-value="Nannie Cleo" table:formula="of:=[.A279]&amp;&quot; &quot;&amp;[.B279]" table:style-name="ce3">
            <text:p>Nannie Cleo</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Nannie@Cleo.com" table:formula="of:=[.A279]&amp;&quot;@&quot;&amp;[.B279]&amp;&quot;.com&quot;" table:style-name="ce3">
            <text:p>Nannie@Cleo.com</text:p>
          </table:table-cell>
          <table:table-cell office:value-type="string" table:style-name="ce3">
            <text:p>258-364-3322</text:p>
          </table:table-cell>
          <table:table-cell office:value-type="string" table:style-name="ce3">
            <text:p>Otaslavice</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Nannie+Cleo&amp;background=#A24391&amp;color=fff" table:formula="of:=&quot;https://eu.ui-avatars.com/api/?name=&quot;&amp;[.A279]&amp;&quot;+&quot;&amp;[.B279]&amp;&quot;&amp;background=&quot;&amp;[.S279]&amp;&quot;&amp;color=fff&quot;" table:style-name="ce7">
            <text:p>https://eu.ui-avatars.com/api/?name=Nannie+Cleo&amp;background=#A24391&amp;color=fff</text:p>
          </table:table-cell>
          <table:table-cell office:value-type="string" table:style-name="ce3">
            <text:p>Skynoodle</text:p>
          </table:table-cell>
          <table:table-cell office:value-type="string" table:style-name="ce3">
            <text:p>Safety Technician IV</text:p>
          </table:table-cell>
          <table:table-cell office:value-type="string" table:style-name="ce3">
            <text:p>iaculis congue vivamus metus arcu adipiscing molestie hendrerit at vulputate vitae nisl aenean lectus pellentesque eget nunc</text:p>
          </table:table-cell>
          <table:table-cell table:style-name="ce3"/>
          <table:table-cell office:value-type="string" table:style-name="ce3">
            <text:p>photography</text:p>
          </table:table-cell>
          <table:table-cell table:content-validation-name="val2" table:style-name="ce3"/>
          <table:table-cell table:content-validation-name="val2" table:style-name="ce3"/>
          <table:table-cell office:value-type="string" office:string-value="#A24391" table:formula="of:=&quot;#A&quot;&amp;RANDBETWEEN(1; 9)&amp;RANDBETWEEN(1; 9)&amp;RANDBETWEEN(1; 9)&amp;RANDBETWEEN(1; 9)&amp;RANDBETWEEN(1; 9)" table:style-name="ce11">
            <text:p>#A24391</text:p>
          </table:table-cell>
          <table:table-cell table:number-columns-repeated="16365"/>
        </table:table-row>
        <table:table-row table:style-name="ro3">
          <table:table-cell office:value-type="string" table:style-name="ce3">
            <text:p>Cordell</text:p>
          </table:table-cell>
          <table:table-cell office:value-type="string" table:style-name="ce3">
            <text:p>Dwight</text:p>
          </table:table-cell>
          <table:table-cell office:value-type="string" office:string-value="Cordell Dwight" table:formula="of:=[.A280]&amp;&quot; &quot;&amp;[.B280]" table:style-name="ce3">
            <text:p>Cordell Dwight</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Cordell@Dwight.com" table:formula="of:=[.A280]&amp;&quot;@&quot;&amp;[.B280]&amp;&quot;.com&quot;" table:style-name="ce3">
            <text:p>Cordell@Dwight.com</text:p>
          </table:table-cell>
          <table:table-cell office:value-type="string" table:style-name="ce3">
            <text:p>268-863-0313</text:p>
          </table:table-cell>
          <table:table-cell office:value-type="string" table:style-name="ce3">
            <text:p>Pyzdry</text:p>
          </table:table-cell>
          <table:table-cell office:value-type="string" table:style-name="ce3">
            <text:p>Poland</text:p>
          </table:table-cell>
          <table:table-cell office:value-type="string" table:style-name="ce3">
            <text:p>Male</text:p>
          </table:table-cell>
          <table:table-cell office:value-type="string" office:string-value="https://eu.ui-avatars.com/api/?name=Cordell+Dwight&amp;background=#A81732&amp;color=fff" table:formula="of:=&quot;https://eu.ui-avatars.com/api/?name=&quot;&amp;[.A280]&amp;&quot;+&quot;&amp;[.B280]&amp;&quot;&amp;background=&quot;&amp;[.S280]&amp;&quot;&amp;color=fff&quot;" table:style-name="ce7">
            <text:p>https://eu.ui-avatars.com/api/?name=Cordell+Dwight&amp;background=#A81732&amp;color=fff</text:p>
          </table:table-cell>
          <table:table-cell office:value-type="string" table:style-name="ce3">
            <text:p>Linkbuzz</text:p>
          </table:table-cell>
          <table:table-cell office:value-type="string" table:style-name="ce3">
            <text:p>Recruiter</text:p>
          </table:table-cell>
          <table:table-cell office:value-type="string" table:style-name="ce3">
            <text:p>magnis dis parturient montes nascetur ridiculus mus etiam vel augue vestibulum rutrum rutrum neque</text:p>
          </table:table-cell>
          <table:table-cell table:style-name="ce3"/>
          <table:table-cell office:value-type="string" table:style-name="ce3">
            <text:p>java, tangem, SSI, credential</text:p>
          </table:table-cell>
          <table:table-cell table:content-validation-name="val2" table:style-name="ce3"/>
          <table:table-cell table:content-validation-name="val2" table:style-name="ce3"/>
          <table:table-cell office:value-type="string" office:string-value="#A81732" table:formula="of:=&quot;#A&quot;&amp;RANDBETWEEN(1; 9)&amp;RANDBETWEEN(1; 9)&amp;RANDBETWEEN(1; 9)&amp;RANDBETWEEN(1; 9)&amp;RANDBETWEEN(1; 9)" table:style-name="ce11">
            <text:p>#A81732</text:p>
          </table:table-cell>
          <table:table-cell table:number-columns-repeated="16365"/>
        </table:table-row>
        <table:table-row table:style-name="ro3">
          <table:table-cell office:value-type="string" table:style-name="ce3">
            <text:p>Harriette</text:p>
          </table:table-cell>
          <table:table-cell office:value-type="string" table:style-name="ce3">
            <text:p>Glynda</text:p>
          </table:table-cell>
          <table:table-cell office:value-type="string" office:string-value="Harriette Glynda" table:formula="of:=[.A281]&amp;&quot; &quot;&amp;[.B281]" table:style-name="ce3">
            <text:p>Harriette Glynd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Harriette@Glynda.com" table:formula="of:=[.A281]&amp;&quot;@&quot;&amp;[.B281]&amp;&quot;.com&quot;" table:style-name="ce3">
            <text:p>Harriette@Glynda.com</text:p>
          </table:table-cell>
          <table:table-cell office:value-type="string" table:style-name="ce3">
            <text:p>264-434-4177</text:p>
          </table:table-cell>
          <table:table-cell office:value-type="string" table:style-name="ce3">
            <text:p>Xiangqiao</text:p>
          </table:table-cell>
          <table:table-cell office:value-type="string" table:style-name="ce3">
            <text:p>China</text:p>
          </table:table-cell>
          <table:table-cell office:value-type="string" table:style-name="ce3">
            <text:p>Male</text:p>
          </table:table-cell>
          <table:table-cell office:value-type="string" office:string-value="https://eu.ui-avatars.com/api/?name=Harriette+Glynda&amp;background=#A13715&amp;color=fff" table:formula="of:=&quot;https://eu.ui-avatars.com/api/?name=&quot;&amp;[.A281]&amp;&quot;+&quot;&amp;[.B281]&amp;&quot;&amp;background=&quot;&amp;[.S281]&amp;&quot;&amp;color=fff&quot;" table:style-name="ce7">
            <text:p>https://eu.ui-avatars.com/api/?name=Harriette+Glynda&amp;background=#A13715&amp;color=fff</text:p>
          </table:table-cell>
          <table:table-cell office:value-type="string" table:style-name="ce3">
            <text:p>Buzzshare</text:p>
          </table:table-cell>
          <table:table-cell office:value-type="string" table:style-name="ce3">
            <text:p>Research Assistant I</text:p>
          </table:table-cell>
          <table:table-cell office:value-type="string" table:style-name="ce3">
            <text:p>vivamus tortor duis mattis egestas metus aenean fermentum donec ut</text:p>
          </table:table-cell>
          <table:table-cell table:style-name="ce3"/>
          <table:table-cell office:value-type="string" table:style-name="ce3">
            <text:p>#DAT</text:p>
          </table:table-cell>
          <table:table-cell table:content-validation-name="val2" table:style-name="ce3"/>
          <table:table-cell table:content-validation-name="val2" table:style-name="ce3"/>
          <table:table-cell office:value-type="string" office:string-value="#A13715" table:formula="of:=&quot;#A&quot;&amp;RANDBETWEEN(1; 9)&amp;RANDBETWEEN(1; 9)&amp;RANDBETWEEN(1; 9)&amp;RANDBETWEEN(1; 9)&amp;RANDBETWEEN(1; 9)" table:style-name="ce11">
            <text:p>#A13715</text:p>
          </table:table-cell>
          <table:table-cell table:number-columns-repeated="16365"/>
        </table:table-row>
        <table:table-row table:style-name="ro3">
          <table:table-cell office:value-type="string" table:style-name="ce3">
            <text:p>Leonida</text:p>
          </table:table-cell>
          <table:table-cell office:value-type="string" table:style-name="ce3">
            <text:p>Lizbeth</text:p>
          </table:table-cell>
          <table:table-cell office:value-type="string" office:string-value="Leonida Lizbeth" table:formula="of:=[.A282]&amp;&quot; &quot;&amp;[.B282]" table:style-name="ce3">
            <text:p>Leonida Lizbeth</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Leonida@Lizbeth.com" table:formula="of:=[.A282]&amp;&quot;@&quot;&amp;[.B282]&amp;&quot;.com&quot;" table:style-name="ce3">
            <text:p>Leonida@Lizbeth.com</text:p>
          </table:table-cell>
          <table:table-cell office:value-type="string" table:style-name="ce3">
            <text:p>500-200-4610</text:p>
          </table:table-cell>
          <table:table-cell office:value-type="string" table:style-name="ce3">
            <text:p>Choropampa</text:p>
          </table:table-cell>
          <table:table-cell office:value-type="string" table:style-name="ce3">
            <text:p>Peru</text:p>
          </table:table-cell>
          <table:table-cell office:value-type="string" table:style-name="ce3">
            <text:p>Male</text:p>
          </table:table-cell>
          <table:table-cell office:value-type="string" office:string-value="https://eu.ui-avatars.com/api/?name=Leonida+Lizbeth&amp;background=#A71262&amp;color=fff" table:formula="of:=&quot;https://eu.ui-avatars.com/api/?name=&quot;&amp;[.A282]&amp;&quot;+&quot;&amp;[.B282]&amp;&quot;&amp;background=&quot;&amp;[.S282]&amp;&quot;&amp;color=fff&quot;" table:style-name="ce7">
            <text:p>https://eu.ui-avatars.com/api/?name=Leonida+Lizbeth&amp;background=#A71262&amp;color=fff</text:p>
          </table:table-cell>
          <table:table-cell office:value-type="string" table:style-name="ce3">
            <text:p>Browsedrive</text:p>
          </table:table-cell>
          <table:table-cell office:value-type="string" table:style-name="ce3">
            <text:p>Cost Accountant</text:p>
          </table:table-cell>
          <table:table-cell office:value-type="string" table:style-name="ce3">
            <text:p>dictumst maecenas ut massa quis augue luctus tincidunt nulla mollis molestie lorem quisque ut erat curabitur</text:p>
          </table:table-cell>
          <table:table-cell table:style-name="ce3"/>
          <table:table-cell office:value-type="string" table:style-name="ce3">
            <text:p>Psychology, eco-tourism, sales, promotion,hostong events, leisure management</text:p>
          </table:table-cell>
          <table:table-cell table:content-validation-name="val2" table:style-name="ce3"/>
          <table:table-cell table:content-validation-name="val2" table:style-name="ce3"/>
          <table:table-cell office:value-type="string" office:string-value="#A71262" table:formula="of:=&quot;#A&quot;&amp;RANDBETWEEN(1; 9)&amp;RANDBETWEEN(1; 9)&amp;RANDBETWEEN(1; 9)&amp;RANDBETWEEN(1; 9)&amp;RANDBETWEEN(1; 9)" table:style-name="ce11">
            <text:p>#A71262</text:p>
          </table:table-cell>
          <table:table-cell table:number-columns-repeated="16365"/>
        </table:table-row>
        <table:table-row table:style-name="ro3">
          <table:table-cell office:value-type="string" table:style-name="ce3">
            <text:p>Kamala</text:p>
          </table:table-cell>
          <table:table-cell office:value-type="string" table:style-name="ce3">
            <text:p>Lashunda</text:p>
          </table:table-cell>
          <table:table-cell office:value-type="string" office:string-value="Kamala Lashunda" table:formula="of:=[.A283]&amp;&quot; &quot;&amp;[.B283]" table:style-name="ce3">
            <text:p>Kamala Lashund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Kamala@Lashunda.com" table:formula="of:=[.A283]&amp;&quot;@&quot;&amp;[.B283]&amp;&quot;.com&quot;" table:style-name="ce3">
            <text:p>Kamala@Lashunda.com</text:p>
          </table:table-cell>
          <table:table-cell office:value-type="string" table:style-name="ce3">
            <text:p>790-627-0861</text:p>
          </table:table-cell>
          <table:table-cell office:value-type="string" table:style-name="ce3">
            <text:p>Gambiran</text:p>
          </table:table-cell>
          <table:table-cell office:value-type="string" table:style-name="ce3">
            <text:p>Indonesia</text:p>
          </table:table-cell>
          <table:table-cell office:value-type="string" table:style-name="ce3">
            <text:p>Male</text:p>
          </table:table-cell>
          <table:table-cell office:value-type="string" office:string-value="https://eu.ui-avatars.com/api/?name=Kamala+Lashunda&amp;background=#A96667&amp;color=fff" table:formula="of:=&quot;https://eu.ui-avatars.com/api/?name=&quot;&amp;[.A283]&amp;&quot;+&quot;&amp;[.B283]&amp;&quot;&amp;background=&quot;&amp;[.S283]&amp;&quot;&amp;color=fff&quot;" table:style-name="ce7">
            <text:p>https://eu.ui-avatars.com/api/?name=Kamala+Lashunda&amp;background=#A96667&amp;color=fff</text:p>
          </table:table-cell>
          <table:table-cell office:value-type="string" table:style-name="ce3">
            <text:p>Thoughtbeat</text:p>
          </table:table-cell>
          <table:table-cell office:value-type="string" table:style-name="ce3">
            <text:p>Assistant Professor</text:p>
          </table:table-cell>
          <table:table-cell office:value-type="string" table:style-name="ce3">
            <text:p>tortor sollicitudin mi sit amet lobortis sapien sapien non mi integer ac neque</text:p>
          </table:table-cell>
          <table:table-cell table:number-columns-repeated="2" table:style-name="ce3"/>
          <table:table-cell table:content-validation-name="val2" table:style-name="ce3"/>
          <table:table-cell table:content-validation-name="val2" table:style-name="ce3"/>
          <table:table-cell office:value-type="string" office:string-value="#A96667" table:formula="of:=&quot;#A&quot;&amp;RANDBETWEEN(1; 9)&amp;RANDBETWEEN(1; 9)&amp;RANDBETWEEN(1; 9)&amp;RANDBETWEEN(1; 9)&amp;RANDBETWEEN(1; 9)" table:style-name="ce11">
            <text:p>#A96667</text:p>
          </table:table-cell>
          <table:table-cell table:number-columns-repeated="16365"/>
        </table:table-row>
        <table:table-row table:style-name="ro3">
          <table:table-cell office:value-type="string" table:style-name="ce3">
            <text:p>Jamaal</text:p>
          </table:table-cell>
          <table:table-cell office:value-type="string" table:style-name="ce3">
            <text:p>Earlean</text:p>
          </table:table-cell>
          <table:table-cell office:value-type="string" office:string-value="Jamaal Earlean" table:formula="of:=[.A284]&amp;&quot; &quot;&amp;[.B284]" table:style-name="ce3">
            <text:p>Jamaal Earlea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Jamaal@Earlean.com" table:formula="of:=[.A284]&amp;&quot;@&quot;&amp;[.B284]&amp;&quot;.com&quot;" table:style-name="ce3">
            <text:p>Jamaal@Earlean.com</text:p>
          </table:table-cell>
          <table:table-cell office:value-type="string" table:style-name="ce3">
            <text:p>529-591-9537</text:p>
          </table:table-cell>
          <table:table-cell office:value-type="string" table:style-name="ce3">
            <text:p>Geghanist</text:p>
          </table:table-cell>
          <table:table-cell office:value-type="string" table:style-name="ce3">
            <text:p>Armenia</text:p>
          </table:table-cell>
          <table:table-cell office:value-type="string" table:style-name="ce3">
            <text:p>Male</text:p>
          </table:table-cell>
          <table:table-cell office:value-type="string" office:string-value="https://eu.ui-avatars.com/api/?name=Jamaal+Earlean&amp;background=#A19878&amp;color=fff" table:formula="of:=&quot;https://eu.ui-avatars.com/api/?name=&quot;&amp;[.A284]&amp;&quot;+&quot;&amp;[.B284]&amp;&quot;&amp;background=&quot;&amp;[.S284]&amp;&quot;&amp;color=fff&quot;" table:style-name="ce7">
            <text:p>https://eu.ui-avatars.com/api/?name=Jamaal+Earlean&amp;background=#A19878&amp;color=fff</text:p>
          </table:table-cell>
          <table:table-cell office:value-type="string" table:style-name="ce3">
            <text:p>Browsebug</text:p>
          </table:table-cell>
          <table:table-cell office:value-type="string" table:style-name="ce3">
            <text:p>Civil Engineer</text:p>
          </table:table-cell>
          <table:table-cell office:value-type="string" table:style-name="ce3">
            <text:p>turpis elementum ligula vehicula consequat morbi a ipsum integer a nibh in quis justo</text:p>
          </table:table-cell>
          <table:table-cell table:style-name="ce3"/>
          <table:table-cell office:value-type="string" table:style-name="ce3">
            <text:p>Campsite</text:p>
          </table:table-cell>
          <table:table-cell table:content-validation-name="val2" table:style-name="ce3"/>
          <table:table-cell table:content-validation-name="val2" table:style-name="ce3"/>
          <table:table-cell office:value-type="string" office:string-value="#A19878" table:formula="of:=&quot;#A&quot;&amp;RANDBETWEEN(1; 9)&amp;RANDBETWEEN(1; 9)&amp;RANDBETWEEN(1; 9)&amp;RANDBETWEEN(1; 9)&amp;RANDBETWEEN(1; 9)" table:style-name="ce11">
            <text:p>#A19878</text:p>
          </table:table-cell>
          <table:table-cell table:number-columns-repeated="16365"/>
        </table:table-row>
        <table:table-row table:style-name="ro3">
          <table:table-cell office:value-type="string" table:style-name="ce3">
            <text:p>Hien</text:p>
          </table:table-cell>
          <table:table-cell office:value-type="string" table:style-name="ce3">
            <text:p>Mason</text:p>
          </table:table-cell>
          <table:table-cell office:value-type="string" office:string-value="Hien Mason" table:formula="of:=[.A285]&amp;&quot; &quot;&amp;[.B285]" table:style-name="ce3">
            <text:p>Hien Maso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Hien@Mason.com" table:formula="of:=[.A285]&amp;&quot;@&quot;&amp;[.B285]&amp;&quot;.com&quot;" table:style-name="ce3">
            <text:p>Hien@Mason.com</text:p>
          </table:table-cell>
          <table:table-cell office:value-type="string" table:style-name="ce3">
            <text:p>505-268-3789</text:p>
          </table:table-cell>
          <table:table-cell office:value-type="string" table:style-name="ce3">
            <text:p>Huangtan</text:p>
          </table:table-cell>
          <table:table-cell office:value-type="string" table:style-name="ce3">
            <text:p>China</text:p>
          </table:table-cell>
          <table:table-cell office:value-type="string" table:style-name="ce3">
            <text:p>Male</text:p>
          </table:table-cell>
          <table:table-cell office:value-type="string" office:string-value="https://eu.ui-avatars.com/api/?name=Hien+Mason&amp;background=#A38827&amp;color=fff" table:formula="of:=&quot;https://eu.ui-avatars.com/api/?name=&quot;&amp;[.A285]&amp;&quot;+&quot;&amp;[.B285]&amp;&quot;&amp;background=&quot;&amp;[.S285]&amp;&quot;&amp;color=fff&quot;" table:style-name="ce7">
            <text:p>https://eu.ui-avatars.com/api/?name=Hien+Mason&amp;background=#A38827&amp;color=fff</text:p>
          </table:table-cell>
          <table:table-cell office:value-type="string" table:style-name="ce3">
            <text:p>Tavu</text:p>
          </table:table-cell>
          <table:table-cell office:value-type="string" table:style-name="ce3">
            <text:p>Legal Assistant</text:p>
          </table:table-cell>
          <table:table-cell office:value-type="string" table:style-name="ce3">
            <text:p>quisque id justo sit amet sapien dignissim vestibulum vestibulum ante ipsum primis in faucibus orci luctus</text:p>
          </table:table-cell>
          <table:table-cell table:style-name="ce3"/>
          <table:table-cell office:value-type="string" table:style-name="ce3">
            <text:p>3d modeling product design</text:p>
          </table:table-cell>
          <table:table-cell table:content-validation-name="val2" table:style-name="ce3"/>
          <table:table-cell table:content-validation-name="val2" table:style-name="ce3"/>
          <table:table-cell office:value-type="string" office:string-value="#A38827" table:formula="of:=&quot;#A&quot;&amp;RANDBETWEEN(1; 9)&amp;RANDBETWEEN(1; 9)&amp;RANDBETWEEN(1; 9)&amp;RANDBETWEEN(1; 9)&amp;RANDBETWEEN(1; 9)" table:style-name="ce11">
            <text:p>#A38827</text:p>
          </table:table-cell>
          <table:table-cell table:number-columns-repeated="16365"/>
        </table:table-row>
        <table:table-row table:style-name="ro3">
          <table:table-cell office:value-type="string" table:style-name="ce3">
            <text:p>Lucrecia</text:p>
          </table:table-cell>
          <table:table-cell office:value-type="string" table:style-name="ce3">
            <text:p>Danilo</text:p>
          </table:table-cell>
          <table:table-cell office:value-type="string" office:string-value="Lucrecia Danilo" table:formula="of:=[.A286]&amp;&quot; &quot;&amp;[.B286]" table:style-name="ce3">
            <text:p>Lucrecia Danilo</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Lucrecia@Danilo.com" table:formula="of:=[.A286]&amp;&quot;@&quot;&amp;[.B286]&amp;&quot;.com&quot;" table:style-name="ce3">
            <text:p>Lucrecia@Danilo.com</text:p>
          </table:table-cell>
          <table:table-cell office:value-type="string" table:style-name="ce3">
            <text:p>999-294-7773</text:p>
          </table:table-cell>
          <table:table-cell office:value-type="string" table:style-name="ce3">
            <text:p>Ersekë</text:p>
          </table:table-cell>
          <table:table-cell office:value-type="string" table:style-name="ce3">
            <text:p>Albania</text:p>
          </table:table-cell>
          <table:table-cell office:value-type="string" table:style-name="ce3">
            <text:p>Male</text:p>
          </table:table-cell>
          <table:table-cell office:value-type="string" office:string-value="https://eu.ui-avatars.com/api/?name=Lucrecia+Danilo&amp;background=#A39625&amp;color=fff" table:formula="of:=&quot;https://eu.ui-avatars.com/api/?name=&quot;&amp;[.A286]&amp;&quot;+&quot;&amp;[.B286]&amp;&quot;&amp;background=&quot;&amp;[.S286]&amp;&quot;&amp;color=fff&quot;" table:style-name="ce7">
            <text:p>https://eu.ui-avatars.com/api/?name=Lucrecia+Danilo&amp;background=#A39625&amp;color=fff</text:p>
          </table:table-cell>
          <table:table-cell office:value-type="string" table:style-name="ce3">
            <text:p>Plambee</text:p>
          </table:table-cell>
          <table:table-cell office:value-type="string" table:style-name="ce3">
            <text:p>Account Executive</text:p>
          </table:table-cell>
          <table:table-cell office:value-type="string" table:style-name="ce3">
            <text:p>rutrum at lorem integer tincidunt ante vel ipsum praesent blandit lacinia erat vestibulum</text:p>
          </table:table-cell>
          <table:table-cell table:style-name="ce3"/>
          <table:table-cell office:value-type="string" table:style-name="ce3">
            <text:p>#art #design #hardware #firmware #graphics #visuals #visual coding #generative content</text:p>
          </table:table-cell>
          <table:table-cell table:content-validation-name="val2" table:style-name="ce3"/>
          <table:table-cell table:content-validation-name="val2" table:style-name="ce3"/>
          <table:table-cell office:value-type="string" office:string-value="#A39625" table:formula="of:=&quot;#A&quot;&amp;RANDBETWEEN(1; 9)&amp;RANDBETWEEN(1; 9)&amp;RANDBETWEEN(1; 9)&amp;RANDBETWEEN(1; 9)&amp;RANDBETWEEN(1; 9)" table:style-name="ce11">
            <text:p>#A39625</text:p>
          </table:table-cell>
          <table:table-cell table:number-columns-repeated="16365"/>
        </table:table-row>
        <table:table-row table:style-name="ro3">
          <table:table-cell office:value-type="string" table:style-name="ce3">
            <text:p>Bobbie</text:p>
          </table:table-cell>
          <table:table-cell office:value-type="string" table:style-name="ce3">
            <text:p>Alene</text:p>
          </table:table-cell>
          <table:table-cell office:value-type="string" office:string-value="Bobbie Alene" table:formula="of:=[.A287]&amp;&quot; &quot;&amp;[.B287]" table:style-name="ce3">
            <text:p>Bobbie Alen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Bobbie@Alene.com" table:formula="of:=[.A287]&amp;&quot;@&quot;&amp;[.B287]&amp;&quot;.com&quot;" table:style-name="ce3">
            <text:p>Bobbie@Alene.com</text:p>
          </table:table-cell>
          <table:table-cell office:value-type="string" table:style-name="ce3">
            <text:p>632-239-8258</text:p>
          </table:table-cell>
          <table:table-cell office:value-type="string" table:style-name="ce3">
            <text:p>Zeya</text:p>
          </table:table-cell>
          <table:table-cell office:value-type="string" table:style-name="ce3">
            <text:p>Russia</text:p>
          </table:table-cell>
          <table:table-cell office:value-type="string" table:style-name="ce3">
            <text:p>Male</text:p>
          </table:table-cell>
          <table:table-cell office:value-type="string" office:string-value="https://eu.ui-avatars.com/api/?name=Bobbie+Alene&amp;background=#A37315&amp;color=fff" table:formula="of:=&quot;https://eu.ui-avatars.com/api/?name=&quot;&amp;[.A287]&amp;&quot;+&quot;&amp;[.B287]&amp;&quot;&amp;background=&quot;&amp;[.S287]&amp;&quot;&amp;color=fff&quot;" table:style-name="ce7">
            <text:p>https://eu.ui-avatars.com/api/?name=Bobbie+Alene&amp;background=#A37315&amp;color=fff</text:p>
          </table:table-cell>
          <table:table-cell office:value-type="string" table:style-name="ce3">
            <text:p>Roombo</text:p>
          </table:table-cell>
          <table:table-cell office:value-type="string" table:style-name="ce3">
            <text:p>Automation Specialist I</text:p>
          </table:table-cell>
          <table:table-cell office:value-type="string" table:style-name="ce3">
            <text:p>justo in blandit ultrices enim lorem ipsum dolor sit amet consectetuer adipiscing elit</text:p>
          </table:table-cell>
          <table:table-cell table:style-name="ce3"/>
          <table:table-cell office:value-type="string" table:style-name="ce3">
            <text:p>#environment</text:p>
          </table:table-cell>
          <table:table-cell table:content-validation-name="val2" table:style-name="ce3"/>
          <table:table-cell table:content-validation-name="val2" table:style-name="ce3"/>
          <table:table-cell office:value-type="string" office:string-value="#A37315" table:formula="of:=&quot;#A&quot;&amp;RANDBETWEEN(1; 9)&amp;RANDBETWEEN(1; 9)&amp;RANDBETWEEN(1; 9)&amp;RANDBETWEEN(1; 9)&amp;RANDBETWEEN(1; 9)" table:style-name="ce11">
            <text:p>#A37315</text:p>
          </table:table-cell>
          <table:table-cell table:number-columns-repeated="16365"/>
        </table:table-row>
        <table:table-row table:style-name="ro3">
          <table:table-cell office:value-type="string" table:style-name="ce3">
            <text:p>Leandra</text:p>
          </table:table-cell>
          <table:table-cell office:value-type="string" table:style-name="ce3">
            <text:p>Kathey</text:p>
          </table:table-cell>
          <table:table-cell office:value-type="string" office:string-value="Leandra Kathey" table:formula="of:=[.A288]&amp;&quot; &quot;&amp;[.B288]" table:style-name="ce3">
            <text:p>Leandra Kathey</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Leandra@Kathey.com" table:formula="of:=[.A288]&amp;&quot;@&quot;&amp;[.B288]&amp;&quot;.com&quot;" table:style-name="ce3">
            <text:p>Leandra@Kathey.com</text:p>
          </table:table-cell>
          <table:table-cell office:value-type="string" table:style-name="ce3">
            <text:p>479-973-7595</text:p>
          </table:table-cell>
          <table:table-cell office:value-type="string" table:style-name="ce3">
            <text:p>North Vancouver</text:p>
          </table:table-cell>
          <table:table-cell office:value-type="string" table:style-name="ce3">
            <text:p>Canada</text:p>
          </table:table-cell>
          <table:table-cell office:value-type="string" table:style-name="ce3">
            <text:p>Female</text:p>
          </table:table-cell>
          <table:table-cell office:value-type="string" office:string-value="https://eu.ui-avatars.com/api/?name=Leandra+Kathey&amp;background=#A52181&amp;color=fff" table:formula="of:=&quot;https://eu.ui-avatars.com/api/?name=&quot;&amp;[.A288]&amp;&quot;+&quot;&amp;[.B288]&amp;&quot;&amp;background=&quot;&amp;[.S288]&amp;&quot;&amp;color=fff&quot;" table:style-name="ce7">
            <text:p>https://eu.ui-avatars.com/api/?name=Leandra+Kathey&amp;background=#A52181&amp;color=fff</text:p>
          </table:table-cell>
          <table:table-cell office:value-type="string" table:style-name="ce3">
            <text:p>Aivee</text:p>
          </table:table-cell>
          <table:table-cell office:value-type="string" table:style-name="ce3">
            <text:p>Design Engineer</text:p>
          </table:table-cell>
          <table:table-cell office:value-type="string" table:style-name="ce3">
            <text:p>velit eu est congue elementum in hac habitasse platea dictumst morbi vestibulum</text:p>
          </table:table-cell>
          <table:table-cell table:style-name="ce3"/>
          <table:table-cell office:value-type="string" table:style-name="ce3">
            <text:p>#frontend #backend #ux #developer #asset-management</text:p>
          </table:table-cell>
          <table:table-cell table:content-validation-name="val2" table:style-name="ce3"/>
          <table:table-cell table:content-validation-name="val2" table:style-name="ce3"/>
          <table:table-cell office:value-type="string" office:string-value="#A52181" table:formula="of:=&quot;#A&quot;&amp;RANDBETWEEN(1; 9)&amp;RANDBETWEEN(1; 9)&amp;RANDBETWEEN(1; 9)&amp;RANDBETWEEN(1; 9)&amp;RANDBETWEEN(1; 9)" table:style-name="ce11">
            <text:p>#A52181</text:p>
          </table:table-cell>
          <table:table-cell table:number-columns-repeated="16365"/>
        </table:table-row>
        <table:table-row table:style-name="ro3">
          <table:table-cell office:value-type="string" table:style-name="ce3">
            <text:p>Kirk</text:p>
          </table:table-cell>
          <table:table-cell office:value-type="string" table:style-name="ce3">
            <text:p>Pat</text:p>
          </table:table-cell>
          <table:table-cell office:value-type="string" office:string-value="Kirk Pat" table:formula="of:=[.A289]&amp;&quot; &quot;&amp;[.B289]" table:style-name="ce3">
            <text:p>Kirk Pat</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Kirk@Pat.com" table:formula="of:=[.A289]&amp;&quot;@&quot;&amp;[.B289]&amp;&quot;.com&quot;" table:style-name="ce3">
            <text:p>Kirk@Pat.com</text:p>
          </table:table-cell>
          <table:table-cell office:value-type="string" table:style-name="ce3">
            <text:p>324-150-2969</text:p>
          </table:table-cell>
          <table:table-cell office:value-type="string" table:style-name="ce3">
            <text:p>Tena</text:p>
          </table:table-cell>
          <table:table-cell office:value-type="string" table:style-name="ce3">
            <text:p>Ecuador</text:p>
          </table:table-cell>
          <table:table-cell office:value-type="string" table:style-name="ce3">
            <text:p>Male</text:p>
          </table:table-cell>
          <table:table-cell office:value-type="string" office:string-value="https://eu.ui-avatars.com/api/?name=Kirk+Pat&amp;background=#A48325&amp;color=fff" table:formula="of:=&quot;https://eu.ui-avatars.com/api/?name=&quot;&amp;[.A289]&amp;&quot;+&quot;&amp;[.B289]&amp;&quot;&amp;background=&quot;&amp;[.S289]&amp;&quot;&amp;color=fff&quot;" table:style-name="ce7">
            <text:p>https://eu.ui-avatars.com/api/?name=Kirk+Pat&amp;background=#A48325&amp;color=fff</text:p>
          </table:table-cell>
          <table:table-cell office:value-type="string" table:style-name="ce3">
            <text:p>Bluezoom</text:p>
          </table:table-cell>
          <table:table-cell office:value-type="string" table:style-name="ce3">
            <text:p>Social Worker</text:p>
          </table:table-cell>
          <table:table-cell office:value-type="string" table:style-name="ce3">
            <text:p>felis eu sapien cursus vestibulum proin eu mi nulla ac enim in</text:p>
          </table:table-cell>
          <table:table-cell table:style-name="ce3"/>
          <table:table-cell office:value-type="string" table:style-name="ce3">
            <text:p>Nunet</text:p>
          </table:table-cell>
          <table:table-cell table:content-validation-name="val2" table:style-name="ce3"/>
          <table:table-cell table:content-validation-name="val2" table:style-name="ce3"/>
          <table:table-cell office:value-type="string" office:string-value="#A48325" table:formula="of:=&quot;#A&quot;&amp;RANDBETWEEN(1; 9)&amp;RANDBETWEEN(1; 9)&amp;RANDBETWEEN(1; 9)&amp;RANDBETWEEN(1; 9)&amp;RANDBETWEEN(1; 9)" table:style-name="ce11">
            <text:p>#A48325</text:p>
          </table:table-cell>
          <table:table-cell table:number-columns-repeated="16365"/>
        </table:table-row>
        <table:table-row table:style-name="ro3">
          <table:table-cell office:value-type="string" table:style-name="ce3">
            <text:p>Leonila</text:p>
          </table:table-cell>
          <table:table-cell office:value-type="string" table:style-name="ce3">
            <text:p>Shae</text:p>
          </table:table-cell>
          <table:table-cell office:value-type="string" office:string-value="Leonila Shae" table:formula="of:=[.A290]&amp;&quot; &quot;&amp;[.B290]" table:style-name="ce3">
            <text:p>Leonila Shae</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Leonila@Shae.com" table:formula="of:=[.A290]&amp;&quot;@&quot;&amp;[.B290]&amp;&quot;.com&quot;" table:style-name="ce3">
            <text:p>Leonila@Shae.com</text:p>
          </table:table-cell>
          <table:table-cell office:value-type="string" table:style-name="ce3">
            <text:p>413-186-4711</text:p>
          </table:table-cell>
          <table:table-cell office:value-type="string" table:style-name="ce3">
            <text:p>Long Thành</text:p>
          </table:table-cell>
          <table:table-cell office:value-type="string" table:style-name="ce3">
            <text:p>Vietnam</text:p>
          </table:table-cell>
          <table:table-cell office:value-type="string" table:style-name="ce3">
            <text:p>Male</text:p>
          </table:table-cell>
          <table:table-cell office:value-type="string" office:string-value="https://eu.ui-avatars.com/api/?name=Leonila+Shae&amp;background=#A37981&amp;color=fff" table:formula="of:=&quot;https://eu.ui-avatars.com/api/?name=&quot;&amp;[.A290]&amp;&quot;+&quot;&amp;[.B290]&amp;&quot;&amp;background=&quot;&amp;[.S290]&amp;&quot;&amp;color=fff&quot;" table:style-name="ce7">
            <text:p>https://eu.ui-avatars.com/api/?name=Leonila+Shae&amp;background=#A37981&amp;color=fff</text:p>
          </table:table-cell>
          <table:table-cell office:value-type="string" table:style-name="ce3">
            <text:p>Ntag</text:p>
          </table:table-cell>
          <table:table-cell office:value-type="string" table:style-name="ce3">
            <text:p>Desktop Support Technician</text:p>
          </table:table-cell>
          <table:table-cell office:value-type="string" table:style-name="ce3">
            <text:p>habitasse platea dictumst morbi vestibulum velit id pretium iaculis diam erat fermentum</text:p>
          </table:table-cell>
          <table:table-cell table:style-name="ce3"/>
          <table:table-cell office:value-type="string" table:style-name="ce3">
            <text:p>self sovereign identity</text:p>
          </table:table-cell>
          <table:table-cell table:content-validation-name="val2" table:style-name="ce3"/>
          <table:table-cell table:content-validation-name="val2" table:style-name="ce3"/>
          <table:table-cell office:value-type="string" office:string-value="#A37981" table:formula="of:=&quot;#A&quot;&amp;RANDBETWEEN(1; 9)&amp;RANDBETWEEN(1; 9)&amp;RANDBETWEEN(1; 9)&amp;RANDBETWEEN(1; 9)&amp;RANDBETWEEN(1; 9)" table:style-name="ce11">
            <text:p>#A37981</text:p>
          </table:table-cell>
          <table:table-cell table:number-columns-repeated="16365"/>
        </table:table-row>
        <table:table-row table:style-name="ro3">
          <table:table-cell office:value-type="string" table:style-name="ce3">
            <text:p>Henriette</text:p>
          </table:table-cell>
          <table:table-cell office:value-type="string" table:style-name="ce3">
            <text:p>Virgen</text:p>
          </table:table-cell>
          <table:table-cell office:value-type="string" office:string-value="Henriette Virgen" table:formula="of:=[.A291]&amp;&quot; &quot;&amp;[.B291]" table:style-name="ce3">
            <text:p>Henriette Virge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Henriette@Virgen.com" table:formula="of:=[.A291]&amp;&quot;@&quot;&amp;[.B291]&amp;&quot;.com&quot;" table:style-name="ce3">
            <text:p>Henriette@Virgen.com</text:p>
          </table:table-cell>
          <table:table-cell office:value-type="string" table:style-name="ce3">
            <text:p>688-128-3790</text:p>
          </table:table-cell>
          <table:table-cell office:value-type="string" table:style-name="ce3">
            <text:p>Spétses</text:p>
          </table:table-cell>
          <table:table-cell office:value-type="string" table:style-name="ce3">
            <text:p>Greece</text:p>
          </table:table-cell>
          <table:table-cell office:value-type="string" table:style-name="ce3">
            <text:p>Male</text:p>
          </table:table-cell>
          <table:table-cell office:value-type="string" office:string-value="https://eu.ui-avatars.com/api/?name=Henriette+Virgen&amp;background=#A77316&amp;color=fff" table:formula="of:=&quot;https://eu.ui-avatars.com/api/?name=&quot;&amp;[.A291]&amp;&quot;+&quot;&amp;[.B291]&amp;&quot;&amp;background=&quot;&amp;[.S291]&amp;&quot;&amp;color=fff&quot;" table:style-name="ce7">
            <text:p>https://eu.ui-avatars.com/api/?name=Henriette+Virgen&amp;background=#A77316&amp;color=fff</text:p>
          </table:table-cell>
          <table:table-cell office:value-type="string" table:style-name="ce3">
            <text:p>Pixonyx</text:p>
          </table:table-cell>
          <table:table-cell office:value-type="string" table:style-name="ce3">
            <text:p>Sales Representative</text:p>
          </table:table-cell>
          <table:table-cell office:value-type="string" table:style-name="ce3">
            <text:p>quis tortor id nulla ultrices aliquet maecenas leo odio condimentum id luctus nec molestie sed justo pellentesque</text:p>
          </table:table-cell>
          <table:table-cell table:style-name="ce3"/>
          <table:table-cell office:value-type="string" table:style-name="ce3">
            <text:p>NFT Ambassador_Polkadot</text:p>
          </table:table-cell>
          <table:table-cell table:content-validation-name="val2" table:style-name="ce3"/>
          <table:table-cell table:content-validation-name="val2" table:style-name="ce3"/>
          <table:table-cell office:value-type="string" office:string-value="#A77316" table:formula="of:=&quot;#A&quot;&amp;RANDBETWEEN(1; 9)&amp;RANDBETWEEN(1; 9)&amp;RANDBETWEEN(1; 9)&amp;RANDBETWEEN(1; 9)&amp;RANDBETWEEN(1; 9)" table:style-name="ce11">
            <text:p>#A77316</text:p>
          </table:table-cell>
          <table:table-cell table:number-columns-repeated="16365"/>
        </table:table-row>
        <table:table-row table:style-name="ro3">
          <table:table-cell office:value-type="string" table:style-name="ce3">
            <text:p>Cris</text:p>
          </table:table-cell>
          <table:table-cell office:value-type="string" table:style-name="ce3">
            <text:p>Wilburn</text:p>
          </table:table-cell>
          <table:table-cell office:value-type="string" office:string-value="Cris Wilburn" table:formula="of:=[.A292]&amp;&quot; &quot;&amp;[.B292]" table:style-name="ce3">
            <text:p>Cris Wilbur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Cris@Wilburn.com" table:formula="of:=[.A292]&amp;&quot;@&quot;&amp;[.B292]&amp;&quot;.com&quot;" table:style-name="ce3">
            <text:p>Cris@Wilburn.com</text:p>
          </table:table-cell>
          <table:table-cell office:value-type="string" table:style-name="ce3">
            <text:p>817-932-2003</text:p>
          </table:table-cell>
          <table:table-cell office:value-type="string" table:style-name="ce3">
            <text:p>Fort Worth</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ris+Wilburn&amp;background=#A96393&amp;color=fff" table:formula="of:=&quot;https://eu.ui-avatars.com/api/?name=&quot;&amp;[.A292]&amp;&quot;+&quot;&amp;[.B292]&amp;&quot;&amp;background=&quot;&amp;[.S292]&amp;&quot;&amp;color=fff&quot;" table:style-name="ce7">
            <text:p>https://eu.ui-avatars.com/api/?name=Cris+Wilburn&amp;background=#A96393&amp;color=fff</text:p>
          </table:table-cell>
          <table:table-cell office:value-type="string" table:style-name="ce3">
            <text:p>Chatterpoint</text:p>
          </table:table-cell>
          <table:table-cell office:value-type="string" table:style-name="ce3">
            <text:p>Structural Analysis Engineer</text:p>
          </table:table-cell>
          <table:table-cell office:value-type="string" table:style-name="ce3">
            <text:p>luctus et ultrices posuere cubilia curae duis faucibus accumsan odio curabitur convallis duis consequat</text:p>
          </table:table-cell>
          <table:table-cell table:style-name="ce3"/>
          <table:table-cell office:value-type="string" table:style-name="ce3">
            <text:p>#defi #ai #blockchain #smartcontracts #ml #machinelearning</text:p>
          </table:table-cell>
          <table:table-cell table:content-validation-name="val2" table:style-name="ce3"/>
          <table:table-cell table:content-validation-name="val2" table:style-name="ce3"/>
          <table:table-cell office:value-type="string" office:string-value="#A96393" table:formula="of:=&quot;#A&quot;&amp;RANDBETWEEN(1; 9)&amp;RANDBETWEEN(1; 9)&amp;RANDBETWEEN(1; 9)&amp;RANDBETWEEN(1; 9)&amp;RANDBETWEEN(1; 9)" table:style-name="ce11">
            <text:p>#A96393</text:p>
          </table:table-cell>
          <table:table-cell table:number-columns-repeated="16365"/>
        </table:table-row>
        <table:table-row table:style-name="ro3">
          <table:table-cell office:value-type="string" table:style-name="ce3">
            <text:p>Irish</text:p>
          </table:table-cell>
          <table:table-cell office:value-type="string" table:style-name="ce3">
            <text:p>Francisco</text:p>
          </table:table-cell>
          <table:table-cell office:value-type="string" office:string-value="Irish Francisco" table:formula="of:=[.A293]&amp;&quot; &quot;&amp;[.B293]" table:style-name="ce3">
            <text:p>Irish Francisco</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Irish@Francisco.com" table:formula="of:=[.A293]&amp;&quot;@&quot;&amp;[.B293]&amp;&quot;.com&quot;" table:style-name="ce3">
            <text:p>Irish@Francisco.com</text:p>
          </table:table-cell>
          <table:table-cell office:value-type="string" table:style-name="ce3">
            <text:p>238-729-3908</text:p>
          </table:table-cell>
          <table:table-cell office:value-type="string" table:style-name="ce3">
            <text:p>Khlong Sam Wa</text:p>
          </table:table-cell>
          <table:table-cell office:value-type="string" table:style-name="ce3">
            <text:p>Thailand</text:p>
          </table:table-cell>
          <table:table-cell office:value-type="string" table:style-name="ce3">
            <text:p>Female</text:p>
          </table:table-cell>
          <table:table-cell office:value-type="string" office:string-value="https://eu.ui-avatars.com/api/?name=Irish+Francisco&amp;background=#A55123&amp;color=fff" table:formula="of:=&quot;https://eu.ui-avatars.com/api/?name=&quot;&amp;[.A293]&amp;&quot;+&quot;&amp;[.B293]&amp;&quot;&amp;background=&quot;&amp;[.S293]&amp;&quot;&amp;color=fff&quot;" table:style-name="ce7">
            <text:p>https://eu.ui-avatars.com/api/?name=Irish+Francisco&amp;background=#A55123&amp;color=fff</text:p>
          </table:table-cell>
          <table:table-cell office:value-type="string" table:style-name="ce3">
            <text:p>Flashspan</text:p>
          </table:table-cell>
          <table:table-cell office:value-type="string" table:style-name="ce3">
            <text:p>Structural Analysis Engineer</text:p>
          </table:table-cell>
          <table:table-cell office:value-type="string" table:style-name="ce3">
            <text:p>luctus rutrum nulla tellus in sagittis dui vel nisl duis ac nibh fusce lacus purus aliquet at feugiat non</text:p>
          </table:table-cell>
          <table:table-cell table:style-name="ce3"/>
          <table:table-cell office:value-type="string" table:style-name="ce3">
            <text:p>#StoryBuilder #SellTheVision #TechRelevancy #QuickThinker #AssociativeByNature #VMware</text:p>
          </table:table-cell>
          <table:table-cell table:content-validation-name="val2" table:style-name="ce3"/>
          <table:table-cell table:content-validation-name="val2" table:style-name="ce3"/>
          <table:table-cell office:value-type="string" office:string-value="#A55123" table:formula="of:=&quot;#A&quot;&amp;RANDBETWEEN(1; 9)&amp;RANDBETWEEN(1; 9)&amp;RANDBETWEEN(1; 9)&amp;RANDBETWEEN(1; 9)&amp;RANDBETWEEN(1; 9)" table:style-name="ce11">
            <text:p>#A55123</text:p>
          </table:table-cell>
          <table:table-cell table:number-columns-repeated="16365"/>
        </table:table-row>
        <table:table-row table:style-name="ro3">
          <table:table-cell office:value-type="string" table:style-name="ce3">
            <text:p>Floria</text:p>
          </table:table-cell>
          <table:table-cell office:value-type="string" table:style-name="ce3">
            <text:p>Sharilyn</text:p>
          </table:table-cell>
          <table:table-cell office:value-type="string" office:string-value="Floria Sharilyn" table:formula="of:=[.A294]&amp;&quot; &quot;&amp;[.B294]" table:style-name="ce3">
            <text:p>Floria Sharily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Floria@Sharilyn.com" table:formula="of:=[.A294]&amp;&quot;@&quot;&amp;[.B294]&amp;&quot;.com&quot;" table:style-name="ce3">
            <text:p>Floria@Sharilyn.com</text:p>
          </table:table-cell>
          <table:table-cell office:value-type="string" table:style-name="ce3">
            <text:p>865-323-9673</text:p>
          </table:table-cell>
          <table:table-cell office:value-type="string" table:style-name="ce3">
            <text:p>Knoxville</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loria+Sharilyn&amp;background=#A14284&amp;color=fff" table:formula="of:=&quot;https://eu.ui-avatars.com/api/?name=&quot;&amp;[.A294]&amp;&quot;+&quot;&amp;[.B294]&amp;&quot;&amp;background=&quot;&amp;[.S294]&amp;&quot;&amp;color=fff&quot;" table:style-name="ce7">
            <text:p>https://eu.ui-avatars.com/api/?name=Floria+Sharilyn&amp;background=#A14284&amp;color=fff</text:p>
          </table:table-cell>
          <table:table-cell office:value-type="string" table:style-name="ce3">
            <text:p>Zoombox</text:p>
          </table:table-cell>
          <table:table-cell office:value-type="string" table:style-name="ce3">
            <text:p>Administrative Officer</text:p>
          </table:table-cell>
          <table:table-cell office:value-type="string" table:style-name="ce3">
            <text:p>convallis nulla neque libero convallis eget eleifend luctus ultricies eu nibh</text:p>
          </table:table-cell>
          <table:table-cell table:style-name="ce3"/>
          <table:table-cell office:value-type="string" table:style-name="ce3">
            <text:p>Advice</text:p>
          </table:table-cell>
          <table:table-cell table:content-validation-name="val2" table:style-name="ce3"/>
          <table:table-cell table:content-validation-name="val2" table:style-name="ce3"/>
          <table:table-cell office:value-type="string" office:string-value="#A14284" table:formula="of:=&quot;#A&quot;&amp;RANDBETWEEN(1; 9)&amp;RANDBETWEEN(1; 9)&amp;RANDBETWEEN(1; 9)&amp;RANDBETWEEN(1; 9)&amp;RANDBETWEEN(1; 9)" table:style-name="ce11">
            <text:p>#A14284</text:p>
          </table:table-cell>
          <table:table-cell table:number-columns-repeated="16365"/>
        </table:table-row>
        <table:table-row table:style-name="ro3">
          <table:table-cell office:value-type="string" table:style-name="ce3">
            <text:p>Brandee</text:p>
          </table:table-cell>
          <table:table-cell office:value-type="string" table:style-name="ce3">
            <text:p>Loriann</text:p>
          </table:table-cell>
          <table:table-cell office:value-type="string" office:string-value="Brandee Loriann" table:formula="of:=[.A295]&amp;&quot; &quot;&amp;[.B295]" table:style-name="ce3">
            <text:p>Brandee Lorian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Brandee@Loriann.com" table:formula="of:=[.A295]&amp;&quot;@&quot;&amp;[.B295]&amp;&quot;.com&quot;" table:style-name="ce3">
            <text:p>Brandee@Loriann.com</text:p>
          </table:table-cell>
          <table:table-cell office:value-type="string" table:style-name="ce3">
            <text:p>981-359-5468</text:p>
          </table:table-cell>
          <table:table-cell office:value-type="string" table:style-name="ce3">
            <text:p>Jeseník</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Brandee+Loriann&amp;background=#A47882&amp;color=fff" table:formula="of:=&quot;https://eu.ui-avatars.com/api/?name=&quot;&amp;[.A295]&amp;&quot;+&quot;&amp;[.B295]&amp;&quot;&amp;background=&quot;&amp;[.S295]&amp;&quot;&amp;color=fff&quot;" table:style-name="ce7">
            <text:p>https://eu.ui-avatars.com/api/?name=Brandee+Loriann&amp;background=#A47882&amp;color=fff</text:p>
          </table:table-cell>
          <table:table-cell office:value-type="string" table:style-name="ce3">
            <text:p>Mydo</text:p>
          </table:table-cell>
          <table:table-cell office:value-type="string" table:style-name="ce3">
            <text:p>Compensation Analyst</text:p>
          </table:table-cell>
          <table:table-cell office:value-type="string" table:style-name="ce3">
            <text:p>lacinia aenean sit amet justo morbi ut odio cras mi pede malesuada in imperdiet et commodo vulputate justo in blandit</text:p>
          </table:table-cell>
          <table:table-cell table:style-name="ce3"/>
          <table:table-cell office:value-type="string" table:style-name="ce3">
            <text:p>not relevant</text:p>
          </table:table-cell>
          <table:table-cell table:content-validation-name="val2" table:style-name="ce3"/>
          <table:table-cell table:content-validation-name="val2" table:style-name="ce3"/>
          <table:table-cell office:value-type="string" office:string-value="#A47882" table:formula="of:=&quot;#A&quot;&amp;RANDBETWEEN(1; 9)&amp;RANDBETWEEN(1; 9)&amp;RANDBETWEEN(1; 9)&amp;RANDBETWEEN(1; 9)&amp;RANDBETWEEN(1; 9)" table:style-name="ce11">
            <text:p>#A47882</text:p>
          </table:table-cell>
          <table:table-cell table:number-columns-repeated="16365"/>
        </table:table-row>
        <table:table-row table:style-name="ro3">
          <table:table-cell office:value-type="string" table:style-name="ce3">
            <text:p>Marx</text:p>
          </table:table-cell>
          <table:table-cell office:value-type="string" table:style-name="ce3">
            <text:p>Carolin</text:p>
          </table:table-cell>
          <table:table-cell office:value-type="string" office:string-value="Marx Carolin" table:formula="of:=[.A296]&amp;&quot; &quot;&amp;[.B296]" table:style-name="ce3">
            <text:p>Marx Caroli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Marx@Carolin.com" table:formula="of:=[.A296]&amp;&quot;@&quot;&amp;[.B296]&amp;&quot;.com&quot;" table:style-name="ce3">
            <text:p>Marx@Carolin.com</text:p>
          </table:table-cell>
          <table:table-cell office:value-type="string" table:style-name="ce3">
            <text:p>864-106-0208</text:p>
          </table:table-cell>
          <table:table-cell office:value-type="string" table:style-name="ce3">
            <text:p>Bella Vista</text:p>
          </table:table-cell>
          <table:table-cell office:value-type="string" table:style-name="ce3">
            <text:p>Dominican Republic</text:p>
          </table:table-cell>
          <table:table-cell office:value-type="string" table:style-name="ce3">
            <text:p>Female</text:p>
          </table:table-cell>
          <table:table-cell office:value-type="string" office:string-value="https://eu.ui-avatars.com/api/?name=Marx+Carolin&amp;background=#A59657&amp;color=fff" table:formula="of:=&quot;https://eu.ui-avatars.com/api/?name=&quot;&amp;[.A296]&amp;&quot;+&quot;&amp;[.B296]&amp;&quot;&amp;background=&quot;&amp;[.S296]&amp;&quot;&amp;color=fff&quot;" table:style-name="ce7">
            <text:p>https://eu.ui-avatars.com/api/?name=Marx+Carolin&amp;background=#A59657&amp;color=fff</text:p>
          </table:table-cell>
          <table:table-cell office:value-type="string" table:style-name="ce3">
            <text:p>Janyx</text:p>
          </table:table-cell>
          <table:table-cell office:value-type="string" table:style-name="ce3">
            <text:p>Dental Hygienist</text:p>
          </table:table-cell>
          <table:table-cell office:value-type="string" table:style-name="ce3">
            <text:p>hac habitasse platea dictumst maecenas ut massa quis augue luctus tincidunt nulla mollis</text:p>
          </table:table-cell>
          <table:table-cell table:style-name="ce3"/>
          <table:table-cell office:value-type="string" table:style-name="ce3">
            <text:p>#disinfo #adtac</text:p>
          </table:table-cell>
          <table:table-cell table:content-validation-name="val2" table:style-name="ce3"/>
          <table:table-cell table:content-validation-name="val2" table:style-name="ce3"/>
          <table:table-cell office:value-type="string" office:string-value="#A59657" table:formula="of:=&quot;#A&quot;&amp;RANDBETWEEN(1; 9)&amp;RANDBETWEEN(1; 9)&amp;RANDBETWEEN(1; 9)&amp;RANDBETWEEN(1; 9)&amp;RANDBETWEEN(1; 9)" table:style-name="ce11">
            <text:p>#A59657</text:p>
          </table:table-cell>
          <table:table-cell table:number-columns-repeated="16365"/>
        </table:table-row>
        <table:table-row table:style-name="ro3">
          <table:table-cell office:value-type="string" table:style-name="ce3">
            <text:p>Mayme</text:p>
          </table:table-cell>
          <table:table-cell office:value-type="string" table:style-name="ce3">
            <text:p>Chan</text:p>
          </table:table-cell>
          <table:table-cell office:value-type="string" office:string-value="Mayme Chan" table:formula="of:=[.A297]&amp;&quot; &quot;&amp;[.B297]" table:style-name="ce3">
            <text:p>Mayme Chan</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Mayme@Chan.com" table:formula="of:=[.A297]&amp;&quot;@&quot;&amp;[.B297]&amp;&quot;.com&quot;" table:style-name="ce3">
            <text:p>Mayme@Chan.com</text:p>
          </table:table-cell>
          <table:table-cell office:value-type="string" table:style-name="ce3">
            <text:p>532-983-9447</text:p>
          </table:table-cell>
          <table:table-cell office:value-type="string" table:style-name="ce3">
            <text:p>Chengfeng</text:p>
          </table:table-cell>
          <table:table-cell office:value-type="string" table:style-name="ce3">
            <text:p>China</text:p>
          </table:table-cell>
          <table:table-cell office:value-type="string" table:style-name="ce3">
            <text:p>Female</text:p>
          </table:table-cell>
          <table:table-cell office:value-type="string" office:string-value="https://eu.ui-avatars.com/api/?name=Mayme+Chan&amp;background=#A68458&amp;color=fff" table:formula="of:=&quot;https://eu.ui-avatars.com/api/?name=&quot;&amp;[.A297]&amp;&quot;+&quot;&amp;[.B297]&amp;&quot;&amp;background=&quot;&amp;[.S297]&amp;&quot;&amp;color=fff&quot;" table:style-name="ce7">
            <text:p>https://eu.ui-avatars.com/api/?name=Mayme+Chan&amp;background=#A68458&amp;color=fff</text:p>
          </table:table-cell>
          <table:table-cell office:value-type="string" table:style-name="ce3">
            <text:p>Zoomdog</text:p>
          </table:table-cell>
          <table:table-cell office:value-type="string" table:style-name="ce3">
            <text:p>Nurse Practicioner</text:p>
          </table:table-cell>
          <table:table-cell office:value-type="string" table:style-name="ce3">
            <text:p>pede ac diam cras pellentesque volutpat dui maecenas tristique est et tempus semper est quam pharetra magna ac consequat</text:p>
          </table:table-cell>
          <table:table-cell table:style-name="ce3"/>
          <table:table-cell office:value-type="string" table:style-name="ce3">
            <text:p>#innovation #business #insurance</text:p>
          </table:table-cell>
          <table:table-cell table:content-validation-name="val2" table:style-name="ce3"/>
          <table:table-cell table:content-validation-name="val2" table:style-name="ce3"/>
          <table:table-cell office:value-type="string" office:string-value="#A68458" table:formula="of:=&quot;#A&quot;&amp;RANDBETWEEN(1; 9)&amp;RANDBETWEEN(1; 9)&amp;RANDBETWEEN(1; 9)&amp;RANDBETWEEN(1; 9)&amp;RANDBETWEEN(1; 9)" table:style-name="ce11">
            <text:p>#A68458</text:p>
          </table:table-cell>
          <table:table-cell table:number-columns-repeated="16365"/>
        </table:table-row>
        <table:table-row table:style-name="ro3">
          <table:table-cell office:value-type="string" table:style-name="ce3">
            <text:p>Malcolm Swiggs</text:p>
          </table:table-cell>
          <table:table-cell office:value-type="string" table:style-name="ce3">
            <text:p>Larisa</text:p>
          </table:table-cell>
          <table:table-cell office:value-type="string" office:string-value="Malcolm Swiggs Larisa" table:formula="of:=[.A298]&amp;&quot; &quot;&amp;[.B298]" table:style-name="ce3">
            <text:p>Malcolm Swiggs Larisa</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Malcolm Swiggs@Larisa.com" table:formula="of:=[.A298]&amp;&quot;@&quot;&amp;[.B298]&amp;&quot;.com&quot;" table:style-name="ce3">
            <text:p>Malcolm Swiggs@Larisa.com</text:p>
          </table:table-cell>
          <table:table-cell office:value-type="string" table:style-name="ce3">
            <text:p>239-651-6167</text:p>
          </table:table-cell>
          <table:table-cell office:value-type="string" table:style-name="ce3">
            <text:p>Daojiang</text:p>
          </table:table-cell>
          <table:table-cell office:value-type="string" table:style-name="ce3">
            <text:p>China</text:p>
          </table:table-cell>
          <table:table-cell office:value-type="string" table:style-name="ce3">
            <text:p>Male</text:p>
          </table:table-cell>
          <table:table-cell office:value-type="string" office:string-value="https://eu.ui-avatars.com/api/?name=Malcolm Swiggs+Larisa&amp;background=#A64834&amp;color=fff" table:formula="of:=&quot;https://eu.ui-avatars.com/api/?name=&quot;&amp;[.A298]&amp;&quot;+&quot;&amp;[.B298]&amp;&quot;&amp;background=&quot;&amp;[.S298]&amp;&quot;&amp;color=fff&quot;" table:style-name="ce3">
            <text:p>https://eu.ui-avatars.com/api/?name=Malcolm Swiggs+Larisa&amp;background=#A64834&amp;color=fff</text:p>
          </table:table-cell>
          <table:table-cell office:value-type="string" table:style-name="ce3">
            <text:p>Feednation</text:p>
          </table:table-cell>
          <table:table-cell office:value-type="string" table:style-name="ce3">
            <text:p>Legal Assistant</text:p>
          </table:table-cell>
          <table:table-cell office:value-type="string" table:style-name="ce3">
            <text:p>turpis sed ante vivamus tortor duis mattis egestas metus aenean fermentum donec ut mauris eget massa tempor convallis</text:p>
          </table:table-cell>
          <table:table-cell table:style-name="ce3"/>
          <table:table-cell office:value-type="string" table:style-name="ce3">
            <text:p>#singularitynet</text:p>
          </table:table-cell>
          <table:table-cell table:content-validation-name="val2" table:style-name="ce3"/>
          <table:table-cell table:content-validation-name="val2" table:style-name="ce3"/>
          <table:table-cell office:value-type="string" office:string-value="#A64834" table:formula="of:=&quot;#A&quot;&amp;RANDBETWEEN(1; 9)&amp;RANDBETWEEN(1; 9)&amp;RANDBETWEEN(1; 9)&amp;RANDBETWEEN(1; 9)&amp;RANDBETWEEN(1; 9)" table:style-name="ce11">
            <text:p>#A64834</text:p>
          </table:table-cell>
          <table:table-cell table:number-columns-repeated="16365"/>
        </table:table-row>
        <table:table-row table:style-name="ro3">
          <table:table-cell office:value-type="string" table:style-name="ce3">
            <text:p>Marx</text:p>
          </table:table-cell>
          <table:table-cell office:value-type="string" table:style-name="ce3">
            <text:p>Carmel</text:p>
          </table:table-cell>
          <table:table-cell office:value-type="string" office:string-value="Marx Carmel" table:formula="of:=[.A299]&amp;&quot; &quot;&amp;[.B299]" table:style-name="ce3">
            <text:p>Marx Carmel</text:p>
          </table:table-cell>
          <table:table-cell office:value-type="string" table:content-validation-name="val4" table:style-name="ce3">
            <text:p>Driving the adoption of living labs</text:p>
          </table:table-cell>
          <table:table-cell office:value-type="string" table:content-validation-name="val5" table:style-name="ce3">
            <text:p>Jedi</text:p>
          </table:table-cell>
          <table:table-cell office:value-type="string" office:string-value="Marx@Carmel.com" table:formula="of:=[.A299]&amp;&quot;@&quot;&amp;[.B299]&amp;&quot;.com&quot;" table:style-name="ce3">
            <text:p>Marx@Carmel.com</text:p>
          </table:table-cell>
          <table:table-cell office:value-type="string" table:style-name="ce3">
            <text:p>791-542-1861</text:p>
          </table:table-cell>
          <table:table-cell office:value-type="string" table:style-name="ce3">
            <text:p>Changshengqiao</text:p>
          </table:table-cell>
          <table:table-cell office:value-type="string" table:style-name="ce3">
            <text:p>China</text:p>
          </table:table-cell>
          <table:table-cell office:value-type="string" table:style-name="ce3">
            <text:p>Male</text:p>
          </table:table-cell>
          <table:table-cell office:value-type="string" office:string-value="https://eu.ui-avatars.com/api/?name=Marx+Carmel&amp;background=#A84782&amp;color=fff" table:formula="of:=&quot;https://eu.ui-avatars.com/api/?name=&quot;&amp;[.A299]&amp;&quot;+&quot;&amp;[.B299]&amp;&quot;&amp;background=&quot;&amp;[.S299]&amp;&quot;&amp;color=fff&quot;" table:style-name="ce7">
            <text:p>https://eu.ui-avatars.com/api/?name=Marx+Carmel&amp;background=#A84782&amp;color=fff</text:p>
          </table:table-cell>
          <table:table-cell office:value-type="string" table:style-name="ce3">
            <text:p>Skinte</text:p>
          </table:table-cell>
          <table:table-cell office:value-type="string" table:style-name="ce3">
            <text:p>Research Associate</text:p>
          </table:table-cell>
          <table:table-cell office:value-type="string" table:style-name="ce3">
            <text:p>potenti cras in purus eu magna vulputate luctus cum sociis natoque penatibus et magnis</text:p>
          </table:table-cell>
          <table:table-cell table:style-name="ce3"/>
          <table:table-cell office:value-type="string" table:style-name="ce3">
            <text:p>#realestate #property #proptech</text:p>
          </table:table-cell>
          <table:table-cell table:content-validation-name="val2" table:style-name="ce3"/>
          <table:table-cell table:content-validation-name="val2" table:style-name="ce3"/>
          <table:table-cell office:value-type="string" office:string-value="#A84782" table:formula="of:=&quot;#A&quot;&amp;RANDBETWEEN(1; 9)&amp;RANDBETWEEN(1; 9)&amp;RANDBETWEEN(1; 9)&amp;RANDBETWEEN(1; 9)&amp;RANDBETWEEN(1; 9)" table:style-name="ce11">
            <text:p>#A84782</text:p>
          </table:table-cell>
          <table:table-cell table:number-columns-repeated="16365"/>
        </table:table-row>
        <table:table-row table:style-name="ro3">
          <table:table-cell office:value-type="string" table:style-name="ce3">
            <text:p>Bobby</text:p>
          </table:table-cell>
          <table:table-cell office:value-type="string" table:style-name="ce3">
            <text:p>Ling</text:p>
          </table:table-cell>
          <table:table-cell office:value-type="string" office:string-value="Bobby Ling" table:formula="of:=[.A300]&amp;&quot; &quot;&amp;[.B300]" table:style-name="ce3">
            <text:p>Bobby Ling</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Bobby@Ling.com" table:formula="of:=[.A300]&amp;&quot;@&quot;&amp;[.B300]&amp;&quot;.com&quot;" table:style-name="ce3">
            <text:p>Bobby@Ling.com</text:p>
          </table:table-cell>
          <table:table-cell office:value-type="string" table:style-name="ce3">
            <text:p>337-693-0485</text:p>
          </table:table-cell>
          <table:table-cell office:value-type="string" table:style-name="ce3">
            <text:p>Francisco Villa</text:p>
          </table:table-cell>
          <table:table-cell office:value-type="string" table:style-name="ce3">
            <text:p>Mexico</text:p>
          </table:table-cell>
          <table:table-cell office:value-type="string" table:style-name="ce3">
            <text:p>Female</text:p>
          </table:table-cell>
          <table:table-cell office:value-type="string" office:string-value="https://eu.ui-avatars.com/api/?name=Bobby+Ling&amp;background=#A12591&amp;color=fff" table:formula="of:=&quot;https://eu.ui-avatars.com/api/?name=&quot;&amp;[.A300]&amp;&quot;+&quot;&amp;[.B300]&amp;&quot;&amp;background=&quot;&amp;[.S300]&amp;&quot;&amp;color=fff&quot;" table:style-name="ce7">
            <text:p>https://eu.ui-avatars.com/api/?name=Bobby+Ling&amp;background=#A12591&amp;color=fff</text:p>
          </table:table-cell>
          <table:table-cell office:value-type="string" table:style-name="ce3">
            <text:p>Trupe</text:p>
          </table:table-cell>
          <table:table-cell office:value-type="string" table:style-name="ce3">
            <text:p>Help Desk Operator</text:p>
          </table:table-cell>
          <table:table-cell office:value-type="string" table:style-name="ce3">
            <text:p>pellentesque volutpat dui maecenas tristique est et tempus semper est quam pharetra</text:p>
          </table:table-cell>
          <table:table-cell table:style-name="ce3"/>
          <table:table-cell office:value-type="string" table:style-name="ce3">
            <text:p>visuals</text:p>
          </table:table-cell>
          <table:table-cell table:content-validation-name="val2" table:style-name="ce11"/>
          <table:table-cell table:content-validation-name="val2" table:style-name="ce11"/>
          <table:table-cell office:value-type="string" office:string-value="#A12591" table:formula="of:=&quot;#A&quot;&amp;RANDBETWEEN(1; 9)&amp;RANDBETWEEN(1; 9)&amp;RANDBETWEEN(1; 9)&amp;RANDBETWEEN(1; 9)&amp;RANDBETWEEN(1; 9)" table:style-name="ce11">
            <text:p>#A12591</text:p>
          </table:table-cell>
          <table:table-cell table:number-columns-repeated="16365"/>
        </table:table-row>
        <table:table-row table:style-name="ro3">
          <table:table-cell office:value-type="string" table:style-name="ce3">
            <text:p>Norene</text:p>
          </table:table-cell>
          <table:table-cell office:value-type="string" table:style-name="ce3">
            <text:p>Aleta</text:p>
          </table:table-cell>
          <table:table-cell office:value-type="string" office:string-value="Norene Aleta" table:formula="of:=[.A301]&amp;&quot; &quot;&amp;[.B301]" table:style-name="ce3">
            <text:p>Norene Aleta</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Norene@Aleta.com" table:formula="of:=[.A301]&amp;&quot;@&quot;&amp;[.B301]&amp;&quot;.com&quot;" table:style-name="ce3">
            <text:p>Norene@Aleta.com</text:p>
          </table:table-cell>
          <table:table-cell office:value-type="string" table:style-name="ce3">
            <text:p>144-408-5664</text:p>
          </table:table-cell>
          <table:table-cell office:value-type="string" table:style-name="ce3">
            <text:p>El Colorado</text:p>
          </table:table-cell>
          <table:table-cell office:value-type="string" table:style-name="ce3">
            <text:p>Argentina</text:p>
          </table:table-cell>
          <table:table-cell office:value-type="string" table:style-name="ce3">
            <text:p>Male</text:p>
          </table:table-cell>
          <table:table-cell office:value-type="string" office:string-value="https://eu.ui-avatars.com/api/?name=Norene+Aleta&amp;background=#A23444&amp;color=fff" table:formula="of:=&quot;https://eu.ui-avatars.com/api/?name=&quot;&amp;[.A301]&amp;&quot;+&quot;&amp;[.B301]&amp;&quot;&amp;background=&quot;&amp;[.S301]&amp;&quot;&amp;color=fff&quot;" table:style-name="ce7">
            <text:p>https://eu.ui-avatars.com/api/?name=Norene+Aleta&amp;background=#A23444&amp;color=fff</text:p>
          </table:table-cell>
          <table:table-cell office:value-type="string" table:style-name="ce3">
            <text:p>Meedoo</text:p>
          </table:table-cell>
          <table:table-cell office:value-type="string" table:style-name="ce3">
            <text:p>Human Resources Assistant III</text:p>
          </table:table-cell>
          <table:table-cell office:value-type="string" table:style-name="ce3">
            <text:p>magnis dis parturient montes nascetur ridiculus mus etiam vel augue vestibulum rutrum rutrum</text:p>
          </table:table-cell>
          <table:table-cell table:style-name="ce3"/>
          <table:table-cell office:value-type="string" table:style-name="ce3">
            <text:p>Team support</text:p>
          </table:table-cell>
          <table:table-cell table:content-validation-name="val2" table:style-name="ce11"/>
          <table:table-cell table:content-validation-name="val2" table:style-name="ce11"/>
          <table:table-cell office:value-type="string" office:string-value="#A23444" table:formula="of:=&quot;#A&quot;&amp;RANDBETWEEN(1; 9)&amp;RANDBETWEEN(1; 9)&amp;RANDBETWEEN(1; 9)&amp;RANDBETWEEN(1; 9)&amp;RANDBETWEEN(1; 9)" table:style-name="ce11">
            <text:p>#A23444</text:p>
          </table:table-cell>
          <table:table-cell table:number-columns-repeated="16365"/>
        </table:table-row>
        <table:table-row table:style-name="ro3">
          <table:table-cell office:value-type="string" table:style-name="ce3">
            <text:p>Olga</text:p>
          </table:table-cell>
          <table:table-cell office:value-type="string" table:style-name="ce3">
            <text:p>Elenore</text:p>
          </table:table-cell>
          <table:table-cell office:value-type="string" office:string-value="Olga Elenore" table:formula="of:=[.A302]&amp;&quot; &quot;&amp;[.B302]" table:style-name="ce3">
            <text:p>Olga Elenore</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Olga@Elenore.com" table:formula="of:=[.A302]&amp;&quot;@&quot;&amp;[.B302]&amp;&quot;.com&quot;" table:style-name="ce3">
            <text:p>Olga@Elenore.com</text:p>
          </table:table-cell>
          <table:table-cell office:value-type="string" table:style-name="ce3">
            <text:p>569-235-9341</text:p>
          </table:table-cell>
          <table:table-cell office:value-type="string" table:style-name="ce3">
            <text:p>Sitularang Landeuh</text:p>
          </table:table-cell>
          <table:table-cell office:value-type="string" table:style-name="ce3">
            <text:p>Indonesia</text:p>
          </table:table-cell>
          <table:table-cell office:value-type="string" table:style-name="ce3">
            <text:p>Female</text:p>
          </table:table-cell>
          <table:table-cell office:value-type="string" office:string-value="https://eu.ui-avatars.com/api/?name=Olga+Elenore&amp;background=#A91218&amp;color=fff" table:formula="of:=&quot;https://eu.ui-avatars.com/api/?name=&quot;&amp;[.A302]&amp;&quot;+&quot;&amp;[.B302]&amp;&quot;&amp;background=&quot;&amp;[.S302]&amp;&quot;&amp;color=fff&quot;" table:style-name="ce7">
            <text:p>https://eu.ui-avatars.com/api/?name=Olga+Elenore&amp;background=#A91218&amp;color=fff</text:p>
          </table:table-cell>
          <table:table-cell office:value-type="string" table:style-name="ce3">
            <text:p>Aimbu</text:p>
          </table:table-cell>
          <table:table-cell office:value-type="string" table:style-name="ce3">
            <text:p>Design Engineer</text:p>
          </table:table-cell>
          <table:table-cell office:value-type="string" table:style-name="ce3">
            <text:p>sociis natoque penatibus et magnis dis parturient montes nascetur ridiculus mus vivamus vestibulum sagittis sapien cum</text:p>
          </table:table-cell>
          <table:table-cell table:style-name="ce3"/>
          <table:table-cell office:value-type="string" table:style-name="ce3">
            <text:p>talent, ecosystem, community, partnerships, team, blockchain, crypto, DLT</text:p>
          </table:table-cell>
          <table:table-cell table:content-validation-name="val2" table:style-name="ce11"/>
          <table:table-cell table:content-validation-name="val2" table:style-name="ce11"/>
          <table:table-cell office:value-type="string" office:string-value="#A91218" table:formula="of:=&quot;#A&quot;&amp;RANDBETWEEN(1; 9)&amp;RANDBETWEEN(1; 9)&amp;RANDBETWEEN(1; 9)&amp;RANDBETWEEN(1; 9)&amp;RANDBETWEEN(1; 9)" table:style-name="ce11">
            <text:p>#A91218</text:p>
          </table:table-cell>
          <table:table-cell table:number-columns-repeated="16365"/>
        </table:table-row>
        <table:table-row table:style-name="ro3">
          <table:table-cell office:value-type="string" table:style-name="ce3">
            <text:p>Malik</text:p>
          </table:table-cell>
          <table:table-cell office:value-type="string" table:style-name="ce3">
            <text:p>Jolanda</text:p>
          </table:table-cell>
          <table:table-cell office:value-type="string" office:string-value="Malik Jolanda" table:formula="of:=[.A303]&amp;&quot; &quot;&amp;[.B303]" table:style-name="ce3">
            <text:p>Malik Jolanda</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Malik@Jolanda.com" table:formula="of:=[.A303]&amp;&quot;@&quot;&amp;[.B303]&amp;&quot;.com&quot;" table:style-name="ce3">
            <text:p>Malik@Jolanda.com</text:p>
          </table:table-cell>
          <table:table-cell office:value-type="string" table:style-name="ce3">
            <text:p>422-550-8759</text:p>
          </table:table-cell>
          <table:table-cell office:value-type="string" table:style-name="ce3">
            <text:p>Imus</text:p>
          </table:table-cell>
          <table:table-cell office:value-type="string" table:style-name="ce3">
            <text:p>Philippines</text:p>
          </table:table-cell>
          <table:table-cell office:value-type="string" table:style-name="ce3">
            <text:p>Male</text:p>
          </table:table-cell>
          <table:table-cell office:value-type="string" office:string-value="https://eu.ui-avatars.com/api/?name=Malik+Jolanda&amp;background=#A46262&amp;color=fff" table:formula="of:=&quot;https://eu.ui-avatars.com/api/?name=&quot;&amp;[.A303]&amp;&quot;+&quot;&amp;[.B303]&amp;&quot;&amp;background=&quot;&amp;[.S303]&amp;&quot;&amp;color=fff&quot;" table:style-name="ce7">
            <text:p>https://eu.ui-avatars.com/api/?name=Malik+Jolanda&amp;background=#A46262&amp;color=fff</text:p>
          </table:table-cell>
          <table:table-cell office:value-type="string" table:style-name="ce3">
            <text:p>Roombo</text:p>
          </table:table-cell>
          <table:table-cell office:value-type="string" table:style-name="ce3">
            <text:p>Financial Advisor</text:p>
          </table:table-cell>
          <table:table-cell office:value-type="string" table:style-name="ce3">
            <text:p>in hac habitasse platea dictumst aliquam augue quam sollicitudin vitae consectetuer eget rutrum at lorem integer tincidunt ante vel</text:p>
          </table:table-cell>
          <table:table-cell table:style-name="ce3"/>
          <table:table-cell office:value-type="string" table:style-name="ce3">
            <text:p>#acces</text:p>
          </table:table-cell>
          <table:table-cell table:content-validation-name="val2" table:style-name="ce11"/>
          <table:table-cell table:content-validation-name="val2" table:style-name="ce11"/>
          <table:table-cell office:value-type="string" office:string-value="#A46262" table:formula="of:=&quot;#A&quot;&amp;RANDBETWEEN(1; 9)&amp;RANDBETWEEN(1; 9)&amp;RANDBETWEEN(1; 9)&amp;RANDBETWEEN(1; 9)&amp;RANDBETWEEN(1; 9)" table:style-name="ce11">
            <text:p>#A46262</text:p>
          </table:table-cell>
          <table:table-cell table:number-columns-repeated="16365"/>
        </table:table-row>
        <table:table-row table:style-name="ro3">
          <table:table-cell office:value-type="string" table:style-name="ce3">
            <text:p>Berry</text:p>
          </table:table-cell>
          <table:table-cell office:value-type="string" table:style-name="ce3">
            <text:p>Phylis</text:p>
          </table:table-cell>
          <table:table-cell office:value-type="string" office:string-value="Berry Phylis" table:formula="of:=[.A304]&amp;&quot; &quot;&amp;[.B304]" table:style-name="ce3">
            <text:p>Berry Phylis</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Berry@Phylis.com" table:formula="of:=[.A304]&amp;&quot;@&quot;&amp;[.B304]&amp;&quot;.com&quot;" table:style-name="ce3">
            <text:p>Berry@Phylis.com</text:p>
          </table:table-cell>
          <table:table-cell office:value-type="string" table:style-name="ce3">
            <text:p>221-503-2662</text:p>
          </table:table-cell>
          <table:table-cell office:value-type="string" table:style-name="ce3">
            <text:p>Wupu</text:p>
          </table:table-cell>
          <table:table-cell office:value-type="string" table:style-name="ce3">
            <text:p>China</text:p>
          </table:table-cell>
          <table:table-cell office:value-type="string" table:style-name="ce3">
            <text:p>Male</text:p>
          </table:table-cell>
          <table:table-cell office:value-type="string" office:string-value="https://eu.ui-avatars.com/api/?name=Berry+Phylis&amp;background=#A34969&amp;color=fff" table:formula="of:=&quot;https://eu.ui-avatars.com/api/?name=&quot;&amp;[.A304]&amp;&quot;+&quot;&amp;[.B304]&amp;&quot;&amp;background=&quot;&amp;[.S304]&amp;&quot;&amp;color=fff&quot;" table:style-name="ce7">
            <text:p>https://eu.ui-avatars.com/api/?name=Berry+Phylis&amp;background=#A34969&amp;color=fff</text:p>
          </table:table-cell>
          <table:table-cell office:value-type="string" table:style-name="ce3">
            <text:p>Jabbercube</text:p>
          </table:table-cell>
          <table:table-cell office:value-type="string" table:style-name="ce3">
            <text:p>Senior Developer</text:p>
          </table:table-cell>
          <table:table-cell office:value-type="string" table:style-name="ce3">
            <text:p>in est risus auctor sed tristique in tempus sit amet sem fusce consequat nulla nisl nunc</text:p>
          </table:table-cell>
          <table:table-cell table:style-name="ce3"/>
          <table:table-cell office:value-type="string" table:style-name="ce3">
            <text:p>#computerengineer #softwarescientist #Aiengineer</text:p>
          </table:table-cell>
          <table:table-cell table:content-validation-name="val2" table:style-name="ce11"/>
          <table:table-cell table:content-validation-name="val2" table:style-name="ce11"/>
          <table:table-cell office:value-type="string" office:string-value="#A34969" table:formula="of:=&quot;#A&quot;&amp;RANDBETWEEN(1; 9)&amp;RANDBETWEEN(1; 9)&amp;RANDBETWEEN(1; 9)&amp;RANDBETWEEN(1; 9)&amp;RANDBETWEEN(1; 9)" table:style-name="ce11">
            <text:p>#A34969</text:p>
          </table:table-cell>
          <table:table-cell table:number-columns-repeated="16365"/>
        </table:table-row>
        <table:table-row table:style-name="ro3">
          <table:table-cell office:value-type="string" table:style-name="ce3">
            <text:p>Frankie</text:p>
          </table:table-cell>
          <table:table-cell office:value-type="string" table:style-name="ce3">
            <text:p>Jeanie</text:p>
          </table:table-cell>
          <table:table-cell office:value-type="string" office:string-value="Frankie Jeanie" table:formula="of:=[.A305]&amp;&quot; &quot;&amp;[.B305]" table:style-name="ce3">
            <text:p>Frankie Jeanie</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Frankie@Jeanie.com" table:formula="of:=[.A305]&amp;&quot;@&quot;&amp;[.B305]&amp;&quot;.com&quot;" table:style-name="ce3">
            <text:p>Frankie@Jeanie.com</text:p>
          </table:table-cell>
          <table:table-cell office:value-type="string" table:style-name="ce3">
            <text:p>177-159-1136</text:p>
          </table:table-cell>
          <table:table-cell office:value-type="string" table:style-name="ce3">
            <text:p>Huizhai</text:p>
          </table:table-cell>
          <table:table-cell office:value-type="string" table:style-name="ce3">
            <text:p>China</text:p>
          </table:table-cell>
          <table:table-cell office:value-type="string" table:style-name="ce3">
            <text:p>Female</text:p>
          </table:table-cell>
          <table:table-cell office:value-type="string" office:string-value="https://eu.ui-avatars.com/api/?name=Frankie+Jeanie&amp;background=#A34877&amp;color=fff" table:formula="of:=&quot;https://eu.ui-avatars.com/api/?name=&quot;&amp;[.A305]&amp;&quot;+&quot;&amp;[.B305]&amp;&quot;&amp;background=&quot;&amp;[.S305]&amp;&quot;&amp;color=fff&quot;" table:style-name="ce7">
            <text:p>https://eu.ui-avatars.com/api/?name=Frankie+Jeanie&amp;background=#A34877&amp;color=fff</text:p>
          </table:table-cell>
          <table:table-cell office:value-type="string" table:style-name="ce3">
            <text:p>Youfeed</text:p>
          </table:table-cell>
          <table:table-cell office:value-type="string" table:style-name="ce3">
            <text:p>Payment Adjustment Coordinator</text:p>
          </table:table-cell>
          <table:table-cell office:value-type="string" table:style-name="ce3">
            <text:p>pulvinar lobortis est phasellus sit amet erat nulla tempus vivamus</text:p>
          </table:table-cell>
          <table:table-cell table:style-name="ce3"/>
          <table:table-cell office:value-type="string" table:style-name="ce3">
            <text:p>architecture, IoT, energy management, value, mobile, p4, p1, smart meter, smart devices, api, models, modeling</text:p>
          </table:table-cell>
          <table:table-cell table:content-validation-name="val2" table:style-name="ce11"/>
          <table:table-cell table:content-validation-name="val2" table:style-name="ce11"/>
          <table:table-cell office:value-type="string" office:string-value="#A34877" table:formula="of:=&quot;#A&quot;&amp;RANDBETWEEN(1; 9)&amp;RANDBETWEEN(1; 9)&amp;RANDBETWEEN(1; 9)&amp;RANDBETWEEN(1; 9)&amp;RANDBETWEEN(1; 9)" table:style-name="ce11">
            <text:p>#A34877</text:p>
          </table:table-cell>
          <table:table-cell table:number-columns-repeated="16365"/>
        </table:table-row>
        <table:table-row table:style-name="ro3">
          <table:table-cell office:value-type="string" table:style-name="ce3">
            <text:p>Mardell</text:p>
          </table:table-cell>
          <table:table-cell office:value-type="string" table:style-name="ce3">
            <text:p>Annmarie</text:p>
          </table:table-cell>
          <table:table-cell office:value-type="string" office:string-value="Mardell Annmarie" table:formula="of:=[.A306]&amp;&quot; &quot;&amp;[.B306]" table:style-name="ce3">
            <text:p>Mardell Annmarie</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Mardell@Annmarie.com" table:formula="of:=[.A306]&amp;&quot;@&quot;&amp;[.B306]&amp;&quot;.com&quot;" table:style-name="ce3">
            <text:p>Mardell@Annmarie.com</text:p>
          </table:table-cell>
          <table:table-cell office:value-type="string" table:style-name="ce3">
            <text:p>777-142-3335</text:p>
          </table:table-cell>
          <table:table-cell office:value-type="string" table:style-name="ce3">
            <text:p>Karlskrona</text:p>
          </table:table-cell>
          <table:table-cell office:value-type="string" table:style-name="ce3">
            <text:p>Sweden</text:p>
          </table:table-cell>
          <table:table-cell office:value-type="string" table:style-name="ce3">
            <text:p>Male</text:p>
          </table:table-cell>
          <table:table-cell office:value-type="string" office:string-value="https://eu.ui-avatars.com/api/?name=Mardell+Annmarie&amp;background=#A28198&amp;color=fff" table:formula="of:=&quot;https://eu.ui-avatars.com/api/?name=&quot;&amp;[.A306]&amp;&quot;+&quot;&amp;[.B306]&amp;&quot;&amp;background=&quot;&amp;[.S306]&amp;&quot;&amp;color=fff&quot;" table:style-name="ce7">
            <text:p>https://eu.ui-avatars.com/api/?name=Mardell+Annmarie&amp;background=#A28198&amp;color=fff</text:p>
          </table:table-cell>
          <table:table-cell office:value-type="string" table:style-name="ce3">
            <text:p>Vinte</text:p>
          </table:table-cell>
          <table:table-cell office:value-type="string" table:style-name="ce3">
            <text:p>Junior Executive</text:p>
          </table:table-cell>
          <table:table-cell office:value-type="string" table:style-name="ce3">
            <text:p>sit amet consectetuer adipiscing elit proin risus praesent lectus vestibulum quam sapien varius ut blandit non interdum</text:p>
          </table:table-cell>
          <table:table-cell table:style-name="ce3"/>
          <table:table-cell office:value-type="string" table:style-name="ce3">
            <text:p>Mental health substance use disorder emotional health</text:p>
          </table:table-cell>
          <table:table-cell table:content-validation-name="val2" table:style-name="ce11"/>
          <table:table-cell table:content-validation-name="val2" table:style-name="ce11"/>
          <table:table-cell office:value-type="string" office:string-value="#A28198" table:formula="of:=&quot;#A&quot;&amp;RANDBETWEEN(1; 9)&amp;RANDBETWEEN(1; 9)&amp;RANDBETWEEN(1; 9)&amp;RANDBETWEEN(1; 9)&amp;RANDBETWEEN(1; 9)" table:style-name="ce11">
            <text:p>#A28198</text:p>
          </table:table-cell>
          <table:table-cell table:number-columns-repeated="16365"/>
        </table:table-row>
        <table:table-row table:style-name="ro3">
          <table:table-cell office:value-type="string" table:style-name="ce3">
            <text:p>Wilford</text:p>
          </table:table-cell>
          <table:table-cell office:value-type="string" table:style-name="ce3">
            <text:p>Christy</text:p>
          </table:table-cell>
          <table:table-cell office:value-type="string" office:string-value="Wilford Christy" table:formula="of:=[.A307]&amp;&quot; &quot;&amp;[.B307]" table:style-name="ce3">
            <text:p>Wilford Christy</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Wilford@Christy.com" table:formula="of:=[.A307]&amp;&quot;@&quot;&amp;[.B307]&amp;&quot;.com&quot;" table:style-name="ce3">
            <text:p>Wilford@Christy.com</text:p>
          </table:table-cell>
          <table:table-cell office:value-type="string" table:style-name="ce3">
            <text:p>977-694-5034</text:p>
          </table:table-cell>
          <table:table-cell office:value-type="string" table:style-name="ce3">
            <text:p>Kokofata</text:p>
          </table:table-cell>
          <table:table-cell office:value-type="string" table:style-name="ce3">
            <text:p>Mali</text:p>
          </table:table-cell>
          <table:table-cell office:value-type="string" table:style-name="ce3">
            <text:p>Female</text:p>
          </table:table-cell>
          <table:table-cell office:value-type="string" office:string-value="https://eu.ui-avatars.com/api/?name=Wilford+Christy&amp;background=#A71254&amp;color=fff" table:formula="of:=&quot;https://eu.ui-avatars.com/api/?name=&quot;&amp;[.A307]&amp;&quot;+&quot;&amp;[.B307]&amp;&quot;&amp;background=&quot;&amp;[.S307]&amp;&quot;&amp;color=fff&quot;" table:style-name="ce7">
            <text:p>https://eu.ui-avatars.com/api/?name=Wilford+Christy&amp;background=#A71254&amp;color=fff</text:p>
          </table:table-cell>
          <table:table-cell office:value-type="string" table:style-name="ce3">
            <text:p>Jaxworks</text:p>
          </table:table-cell>
          <table:table-cell office:value-type="string" table:style-name="ce3">
            <text:p>Actuary</text:p>
          </table:table-cell>
          <table:table-cell office:value-type="string" table:style-name="ce3">
            <text:p>eu sapien cursus vestibulum proin eu mi nulla ac enim in tempor turpis</text:p>
          </table:table-cell>
          <table:table-cell table:style-name="ce3"/>
          <table:table-cell office:value-type="string" table:style-name="ce3">
            <text:p>water climate regenerative sustainable soil</text:p>
          </table:table-cell>
          <table:table-cell table:content-validation-name="val2" table:style-name="ce11"/>
          <table:table-cell table:content-validation-name="val2" table:style-name="ce11"/>
          <table:table-cell office:value-type="string" office:string-value="#A71254" table:formula="of:=&quot;#A&quot;&amp;RANDBETWEEN(1; 9)&amp;RANDBETWEEN(1; 9)&amp;RANDBETWEEN(1; 9)&amp;RANDBETWEEN(1; 9)&amp;RANDBETWEEN(1; 9)" table:style-name="ce11">
            <text:p>#A71254</text:p>
          </table:table-cell>
          <table:table-cell table:number-columns-repeated="16365"/>
        </table:table-row>
        <table:table-row table:style-name="ro3">
          <table:table-cell office:value-type="string" table:style-name="ce3">
            <text:p>Queen</text:p>
          </table:table-cell>
          <table:table-cell office:value-type="string" table:style-name="ce3">
            <text:p>Rima</text:p>
          </table:table-cell>
          <table:table-cell office:value-type="string" office:string-value="Queen Rima" table:formula="of:=[.A308]&amp;&quot; &quot;&amp;[.B308]" table:style-name="ce3">
            <text:p>Queen Rima</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Queen@Rima.com" table:formula="of:=[.A308]&amp;&quot;@&quot;&amp;[.B308]&amp;&quot;.com&quot;" table:style-name="ce3">
            <text:p>Queen@Rima.com</text:p>
          </table:table-cell>
          <table:table-cell office:value-type="string" table:style-name="ce3">
            <text:p>939-747-1390</text:p>
          </table:table-cell>
          <table:table-cell office:value-type="string" table:style-name="ce3">
            <text:p>Sukabumi</text:p>
          </table:table-cell>
          <table:table-cell office:value-type="string" table:style-name="ce3">
            <text:p>Indonesia</text:p>
          </table:table-cell>
          <table:table-cell office:value-type="string" table:style-name="ce3">
            <text:p>Male</text:p>
          </table:table-cell>
          <table:table-cell office:value-type="string" office:string-value="https://eu.ui-avatars.com/api/?name=Queen+Rima&amp;background=#A84397&amp;color=fff" table:formula="of:=&quot;https://eu.ui-avatars.com/api/?name=&quot;&amp;[.A308]&amp;&quot;+&quot;&amp;[.B308]&amp;&quot;&amp;background=&quot;&amp;[.S308]&amp;&quot;&amp;color=fff&quot;" table:style-name="ce7">
            <text:p>https://eu.ui-avatars.com/api/?name=Queen+Rima&amp;background=#A84397&amp;color=fff</text:p>
          </table:table-cell>
          <table:table-cell office:value-type="string" table:style-name="ce3">
            <text:p>Yamia</text:p>
          </table:table-cell>
          <table:table-cell office:value-type="string" table:style-name="ce3">
            <text:p>Business Systems Development Analyst</text:p>
          </table:table-cell>
          <table:table-cell office:value-type="string" table:style-name="ce3">
            <text:p>morbi vestibulum velit id pretium iaculis diam erat fermentum justo nec condimentum neque sapien placerat ante nulla justo</text:p>
          </table:table-cell>
          <table:table-cell table:style-name="ce3"/>
          <table:table-cell office:value-type="string" table:style-name="ce3">
            <text:p>#packaging #TellApe #Tconsult #registration</text:p>
          </table:table-cell>
          <table:table-cell table:content-validation-name="val2" table:style-name="ce11"/>
          <table:table-cell table:content-validation-name="val2" table:style-name="ce11"/>
          <table:table-cell office:value-type="string" office:string-value="#A84397" table:formula="of:=&quot;#A&quot;&amp;RANDBETWEEN(1; 9)&amp;RANDBETWEEN(1; 9)&amp;RANDBETWEEN(1; 9)&amp;RANDBETWEEN(1; 9)&amp;RANDBETWEEN(1; 9)" table:style-name="ce11">
            <text:p>#A84397</text:p>
          </table:table-cell>
          <table:table-cell table:number-columns-repeated="16365"/>
        </table:table-row>
        <table:table-row table:style-name="ro3">
          <table:table-cell office:value-type="string" table:style-name="ce3">
            <text:p>Muriel</text:p>
          </table:table-cell>
          <table:table-cell office:value-type="string" table:style-name="ce3">
            <text:p>Jeanie</text:p>
          </table:table-cell>
          <table:table-cell office:value-type="string" office:string-value="Muriel Jeanie" table:formula="of:=[.A309]&amp;&quot; &quot;&amp;[.B309]" table:style-name="ce3">
            <text:p>Muriel Jeanie</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Muriel@Jeanie.com" table:formula="of:=[.A309]&amp;&quot;@&quot;&amp;[.B309]&amp;&quot;.com&quot;" table:style-name="ce3">
            <text:p>Muriel@Jeanie.com</text:p>
          </table:table-cell>
          <table:table-cell office:value-type="string" table:style-name="ce3">
            <text:p>848-985-4537</text:p>
          </table:table-cell>
          <table:table-cell office:value-type="string" table:style-name="ce3">
            <text:p>Leping</text:p>
          </table:table-cell>
          <table:table-cell office:value-type="string" table:style-name="ce3">
            <text:p>China</text:p>
          </table:table-cell>
          <table:table-cell office:value-type="string" table:style-name="ce3">
            <text:p>Male</text:p>
          </table:table-cell>
          <table:table-cell office:value-type="string" office:string-value="https://eu.ui-avatars.com/api/?name=Muriel+Jeanie&amp;background=#A74851&amp;color=fff" table:formula="of:=&quot;https://eu.ui-avatars.com/api/?name=&quot;&amp;[.A309]&amp;&quot;+&quot;&amp;[.B309]&amp;&quot;&amp;background=&quot;&amp;[.S309]&amp;&quot;&amp;color=fff&quot;" table:style-name="ce7">
            <text:p>https://eu.ui-avatars.com/api/?name=Muriel+Jeanie&amp;background=#A74851&amp;color=fff</text:p>
          </table:table-cell>
          <table:table-cell office:value-type="string" table:style-name="ce3">
            <text:p>Feednation</text:p>
          </table:table-cell>
          <table:table-cell office:value-type="string" table:style-name="ce3">
            <text:p>Graphic Designer</text:p>
          </table:table-cell>
          <table:table-cell office:value-type="string" table:style-name="ce3">
            <text:p>amet consectetuer adipiscing elit proin interdum mauris non ligula pellentesque ultrices phasellus id sapien in sapien iaculis</text:p>
          </table:table-cell>
          <table:table-cell table:style-name="ce3"/>
          <table:table-cell office:value-type="string" table:style-name="ce3">
            <text:p>#KnowledgeRealm</text:p>
          </table:table-cell>
          <table:table-cell table:content-validation-name="val2" table:style-name="ce11"/>
          <table:table-cell table:content-validation-name="val2" table:style-name="ce11"/>
          <table:table-cell office:value-type="string" office:string-value="#A74851" table:formula="of:=&quot;#A&quot;&amp;RANDBETWEEN(1; 9)&amp;RANDBETWEEN(1; 9)&amp;RANDBETWEEN(1; 9)&amp;RANDBETWEEN(1; 9)&amp;RANDBETWEEN(1; 9)" table:style-name="ce11">
            <text:p>#A74851</text:p>
          </table:table-cell>
          <table:table-cell table:number-columns-repeated="16365"/>
        </table:table-row>
        <table:table-row table:style-name="ro3">
          <table:table-cell office:value-type="string" table:style-name="ce3">
            <text:p>Rosaura</text:p>
          </table:table-cell>
          <table:table-cell office:value-type="string" table:style-name="ce3">
            <text:p>Giovanna</text:p>
          </table:table-cell>
          <table:table-cell office:value-type="string" office:string-value="Rosaura Giovanna" table:formula="of:=[.A310]&amp;&quot; &quot;&amp;[.B310]" table:style-name="ce3">
            <text:p>Rosaura Giovanna</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Rosaura@Giovanna.com" table:formula="of:=[.A310]&amp;&quot;@&quot;&amp;[.B310]&amp;&quot;.com&quot;" table:style-name="ce3">
            <text:p>Rosaura@Giovanna.com</text:p>
          </table:table-cell>
          <table:table-cell office:value-type="string" table:style-name="ce3">
            <text:p>785-514-2992</text:p>
          </table:table-cell>
          <table:table-cell office:value-type="string" table:style-name="ce3">
            <text:p>Tokorozawa</text:p>
          </table:table-cell>
          <table:table-cell office:value-type="string" table:style-name="ce3">
            <text:p>Japan</text:p>
          </table:table-cell>
          <table:table-cell office:value-type="string" table:style-name="ce3">
            <text:p>Female</text:p>
          </table:table-cell>
          <table:table-cell office:value-type="string" office:string-value="https://eu.ui-avatars.com/api/?name=Rosaura+Giovanna&amp;background=#A51924&amp;color=fff" table:formula="of:=&quot;https://eu.ui-avatars.com/api/?name=&quot;&amp;[.A310]&amp;&quot;+&quot;&amp;[.B310]&amp;&quot;&amp;background=&quot;&amp;[.S310]&amp;&quot;&amp;color=fff&quot;" table:style-name="ce7">
            <text:p>https://eu.ui-avatars.com/api/?name=Rosaura+Giovanna&amp;background=#A51924&amp;color=fff</text:p>
          </table:table-cell>
          <table:table-cell office:value-type="string" table:style-name="ce3">
            <text:p>Pixope</text:p>
          </table:table-cell>
          <table:table-cell office:value-type="string" table:style-name="ce3">
            <text:p>Office Assistant III</text:p>
          </table:table-cell>
          <table:table-cell office:value-type="string" table:style-name="ce3">
            <text:p>sapien sapien non mi integer ac neque duis bibendum morbi non quam nec dui luctus rutrum nulla tellus</text:p>
          </table:table-cell>
          <table:table-cell table:style-name="ce3"/>
          <table:table-cell office:value-type="string" table:style-name="ce3">
            <text:p>#python #algorithm #data science #machine learning</text:p>
          </table:table-cell>
          <table:table-cell table:content-validation-name="val2" table:style-name="ce11"/>
          <table:table-cell table:content-validation-name="val2" table:style-name="ce11"/>
          <table:table-cell office:value-type="string" office:string-value="#A51924" table:formula="of:=&quot;#A&quot;&amp;RANDBETWEEN(1; 9)&amp;RANDBETWEEN(1; 9)&amp;RANDBETWEEN(1; 9)&amp;RANDBETWEEN(1; 9)&amp;RANDBETWEEN(1; 9)" table:style-name="ce11">
            <text:p>#A51924</text:p>
          </table:table-cell>
          <table:table-cell table:number-columns-repeated="16365"/>
        </table:table-row>
        <table:table-row table:style-name="ro3">
          <table:table-cell office:value-type="string" table:style-name="ce3">
            <text:p>Un</text:p>
          </table:table-cell>
          <table:table-cell office:value-type="string" table:style-name="ce3">
            <text:p>Deborah</text:p>
          </table:table-cell>
          <table:table-cell office:value-type="string" office:string-value="Un Deborah" table:formula="of:=[.A311]&amp;&quot; &quot;&amp;[.B311]" table:style-name="ce3">
            <text:p>Un Deborah</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Un@Deborah.com" table:formula="of:=[.A311]&amp;&quot;@&quot;&amp;[.B311]&amp;&quot;.com&quot;" table:style-name="ce3">
            <text:p>Un@Deborah.com</text:p>
          </table:table-cell>
          <table:table-cell office:value-type="string" table:style-name="ce3">
            <text:p>341-939-4501</text:p>
          </table:table-cell>
          <table:table-cell office:value-type="string" table:style-name="ce3">
            <text:p>Tianzhuang</text:p>
          </table:table-cell>
          <table:table-cell office:value-type="string" table:style-name="ce3">
            <text:p>China</text:p>
          </table:table-cell>
          <table:table-cell office:value-type="string" table:style-name="ce3">
            <text:p>Male</text:p>
          </table:table-cell>
          <table:table-cell office:value-type="string" office:string-value="https://eu.ui-avatars.com/api/?name=Un+Deborah&amp;background=#A41842&amp;color=fff" table:formula="of:=&quot;https://eu.ui-avatars.com/api/?name=&quot;&amp;[.A311]&amp;&quot;+&quot;&amp;[.B311]&amp;&quot;&amp;background=&quot;&amp;[.S311]&amp;&quot;&amp;color=fff&quot;" table:style-name="ce7">
            <text:p>https://eu.ui-avatars.com/api/?name=Un+Deborah&amp;background=#A41842&amp;color=fff</text:p>
          </table:table-cell>
          <table:table-cell office:value-type="string" table:style-name="ce3">
            <text:p>Tagtune</text:p>
          </table:table-cell>
          <table:table-cell office:value-type="string" table:style-name="ce3">
            <text:p>Business Systems Development Analyst</text:p>
          </table:table-cell>
          <table:table-cell office:value-type="string" table:style-name="ce3">
            <text:p>tellus semper interdum mauris ullamcorper purus sit amet nulla quisque arcu libero rutrum</text:p>
          </table:table-cell>
          <table:table-cell table:style-name="ce3"/>
          <table:table-cell office:value-type="string" table:style-name="ce3">
            <text:p>#research</text:p>
          </table:table-cell>
          <table:table-cell table:content-validation-name="val2" table:style-name="ce11"/>
          <table:table-cell table:content-validation-name="val2" table:style-name="ce11"/>
          <table:table-cell office:value-type="string" office:string-value="#A41842" table:formula="of:=&quot;#A&quot;&amp;RANDBETWEEN(1; 9)&amp;RANDBETWEEN(1; 9)&amp;RANDBETWEEN(1; 9)&amp;RANDBETWEEN(1; 9)&amp;RANDBETWEEN(1; 9)" table:style-name="ce11">
            <text:p>#A41842</text:p>
          </table:table-cell>
          <table:table-cell table:number-columns-repeated="16365"/>
        </table:table-row>
        <table:table-row table:style-name="ro3">
          <table:table-cell office:value-type="string" table:style-name="ce3">
            <text:p>Arlena</text:p>
          </table:table-cell>
          <table:table-cell office:value-type="string" table:style-name="ce3">
            <text:p>Cora</text:p>
          </table:table-cell>
          <table:table-cell office:value-type="string" office:string-value="Arlena Cora" table:formula="of:=[.A312]&amp;&quot; &quot;&amp;[.B312]" table:style-name="ce3">
            <text:p>Arlena Cora</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Arlena@Cora.com" table:formula="of:=[.A312]&amp;&quot;@&quot;&amp;[.B312]&amp;&quot;.com&quot;" table:style-name="ce3">
            <text:p>Arlena@Cora.com</text:p>
          </table:table-cell>
          <table:table-cell office:value-type="string" table:style-name="ce3">
            <text:p>689-786-2286</text:p>
          </table:table-cell>
          <table:table-cell office:value-type="string" table:style-name="ce3">
            <text:p>Lomba</text:p>
          </table:table-cell>
          <table:table-cell office:value-type="string" table:style-name="ce3">
            <text:p>Portugal</text:p>
          </table:table-cell>
          <table:table-cell office:value-type="string" table:style-name="ce3">
            <text:p>Male</text:p>
          </table:table-cell>
          <table:table-cell office:value-type="string" office:string-value="https://eu.ui-avatars.com/api/?name=Arlena+Cora&amp;background=#A42198&amp;color=fff" table:formula="of:=&quot;https://eu.ui-avatars.com/api/?name=&quot;&amp;[.A312]&amp;&quot;+&quot;&amp;[.B312]&amp;&quot;&amp;background=&quot;&amp;[.S312]&amp;&quot;&amp;color=fff&quot;" table:style-name="ce7">
            <text:p>https://eu.ui-avatars.com/api/?name=Arlena+Cora&amp;background=#A42198&amp;color=fff</text:p>
          </table:table-cell>
          <table:table-cell office:value-type="string" table:style-name="ce3">
            <text:p>Trupe</text:p>
          </table:table-cell>
          <table:table-cell office:value-type="string" table:style-name="ce3">
            <text:p>Senior Sales Associate</text:p>
          </table:table-cell>
          <table:table-cell office:value-type="string" table:style-name="ce3">
            <text:p>lobortis ligula sit amet eleifend pede libero quis orci nullam molestie nibh in lectus</text:p>
          </table:table-cell>
          <table:table-cell table:style-name="ce3"/>
          <table:table-cell office:value-type="string" table:style-name="ce3">
            <text:p>#boomi #integration #REST #smartcontract #solidity #blockchainconnector</text:p>
          </table:table-cell>
          <table:table-cell table:content-validation-name="val2" table:style-name="ce11"/>
          <table:table-cell table:content-validation-name="val2" table:style-name="ce11"/>
          <table:table-cell office:value-type="string" office:string-value="#A42198" table:formula="of:=&quot;#A&quot;&amp;RANDBETWEEN(1; 9)&amp;RANDBETWEEN(1; 9)&amp;RANDBETWEEN(1; 9)&amp;RANDBETWEEN(1; 9)&amp;RANDBETWEEN(1; 9)" table:style-name="ce11">
            <text:p>#A42198</text:p>
          </table:table-cell>
          <table:table-cell table:number-columns-repeated="16365"/>
        </table:table-row>
        <table:table-row table:style-name="ro3">
          <table:table-cell office:value-type="string" table:style-name="ce3">
            <text:p>Kiersten</text:p>
          </table:table-cell>
          <table:table-cell office:value-type="string" table:style-name="ce3">
            <text:p>Ben</text:p>
          </table:table-cell>
          <table:table-cell office:value-type="string" office:string-value="Kiersten Ben" table:formula="of:=[.A313]&amp;&quot; &quot;&amp;[.B313]" table:style-name="ce3">
            <text:p>Kiersten Ben</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Kiersten@Ben.com" table:formula="of:=[.A313]&amp;&quot;@&quot;&amp;[.B313]&amp;&quot;.com&quot;" table:style-name="ce3">
            <text:p>Kiersten@Ben.com</text:p>
          </table:table-cell>
          <table:table-cell office:value-type="string" table:style-name="ce3">
            <text:p>650-221-8961</text:p>
          </table:table-cell>
          <table:table-cell office:value-type="string" table:style-name="ce3">
            <text:p>Kołbaskowo</text:p>
          </table:table-cell>
          <table:table-cell office:value-type="string" table:style-name="ce3">
            <text:p>Poland</text:p>
          </table:table-cell>
          <table:table-cell office:value-type="string" table:style-name="ce3">
            <text:p>Female</text:p>
          </table:table-cell>
          <table:table-cell office:value-type="string" office:string-value="https://eu.ui-avatars.com/api/?name=Kiersten+Ben&amp;background=#A96367&amp;color=fff" table:formula="of:=&quot;https://eu.ui-avatars.com/api/?name=&quot;&amp;[.A313]&amp;&quot;+&quot;&amp;[.B313]&amp;&quot;&amp;background=&quot;&amp;[.S313]&amp;&quot;&amp;color=fff&quot;" table:style-name="ce7">
            <text:p>https://eu.ui-avatars.com/api/?name=Kiersten+Ben&amp;background=#A96367&amp;color=fff</text:p>
          </table:table-cell>
          <table:table-cell office:value-type="string" table:style-name="ce3">
            <text:p>Vinte</text:p>
          </table:table-cell>
          <table:table-cell office:value-type="string" table:style-name="ce3">
            <text:p>Accountant II</text:p>
          </table:table-cell>
          <table:table-cell office:value-type="string" table:style-name="ce3">
            <text:p>nonummy maecenas tincidunt lacus at velit vivamus vel nulla eget eros elementum pellentesque quisque porta volutpat erat quisque erat eros</text:p>
          </table:table-cell>
          <table:table-cell table:style-name="ce3"/>
          <table:table-cell office:value-type="string" table:style-name="ce3">
            <text:p>particle physics</text:p>
          </table:table-cell>
          <table:table-cell table:content-validation-name="val2" table:style-name="ce11"/>
          <table:table-cell table:content-validation-name="val2" table:style-name="ce11"/>
          <table:table-cell office:value-type="string" office:string-value="#A96367" table:formula="of:=&quot;#A&quot;&amp;RANDBETWEEN(1; 9)&amp;RANDBETWEEN(1; 9)&amp;RANDBETWEEN(1; 9)&amp;RANDBETWEEN(1; 9)&amp;RANDBETWEEN(1; 9)" table:style-name="ce11">
            <text:p>#A96367</text:p>
          </table:table-cell>
          <table:table-cell table:number-columns-repeated="16365"/>
        </table:table-row>
        <table:table-row table:style-name="ro3">
          <table:table-cell office:value-type="string" table:style-name="ce3">
            <text:p>Winifred</text:p>
          </table:table-cell>
          <table:table-cell office:value-type="string" table:style-name="ce3">
            <text:p>Mitzie</text:p>
          </table:table-cell>
          <table:table-cell office:value-type="string" office:string-value="Winifred Mitzie" table:formula="of:=[.A314]&amp;&quot; &quot;&amp;[.B314]" table:style-name="ce3">
            <text:p>Winifred Mitzie</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Winifred@Mitzie.com" table:formula="of:=[.A314]&amp;&quot;@&quot;&amp;[.B314]&amp;&quot;.com&quot;" table:style-name="ce3">
            <text:p>Winifred@Mitzie.com</text:p>
          </table:table-cell>
          <table:table-cell office:value-type="string" table:style-name="ce3">
            <text:p>337-580-5704</text:p>
          </table:table-cell>
          <table:table-cell office:value-type="string" table:style-name="ce3">
            <text:p>Yuen Long Kau Hui</text:p>
          </table:table-cell>
          <table:table-cell office:value-type="string" table:style-name="ce3">
            <text:p>Hong Kong</text:p>
          </table:table-cell>
          <table:table-cell office:value-type="string" table:style-name="ce3">
            <text:p>Male</text:p>
          </table:table-cell>
          <table:table-cell office:value-type="string" office:string-value="https://eu.ui-avatars.com/api/?name=Winifred+Mitzie&amp;background=#A32281&amp;color=fff" table:formula="of:=&quot;https://eu.ui-avatars.com/api/?name=&quot;&amp;[.A314]&amp;&quot;+&quot;&amp;[.B314]&amp;&quot;&amp;background=&quot;&amp;[.S314]&amp;&quot;&amp;color=fff&quot;" table:style-name="ce7">
            <text:p>https://eu.ui-avatars.com/api/?name=Winifred+Mitzie&amp;background=#A32281&amp;color=fff</text:p>
          </table:table-cell>
          <table:table-cell office:value-type="string" table:style-name="ce3">
            <text:p>Leexo</text:p>
          </table:table-cell>
          <table:table-cell office:value-type="string" table:style-name="ce3">
            <text:p>Graphic Designer</text:p>
          </table:table-cell>
          <table:table-cell office:value-type="string" table:style-name="ce3">
            <text:p>enim blandit mi in porttitor pede justo eu massa donec dapibus duis at</text:p>
          </table:table-cell>
          <table:table-cell table:style-name="ce3"/>
          <table:table-cell office:value-type="string" table:style-name="ce3">
            <text:p>Online Services</text:p>
          </table:table-cell>
          <table:table-cell table:content-validation-name="val2" table:style-name="ce11"/>
          <table:table-cell table:content-validation-name="val2" table:style-name="ce11"/>
          <table:table-cell office:value-type="string" office:string-value="#A32281" table:formula="of:=&quot;#A&quot;&amp;RANDBETWEEN(1; 9)&amp;RANDBETWEEN(1; 9)&amp;RANDBETWEEN(1; 9)&amp;RANDBETWEEN(1; 9)&amp;RANDBETWEEN(1; 9)" table:style-name="ce11">
            <text:p>#A32281</text:p>
          </table:table-cell>
          <table:table-cell table:number-columns-repeated="16365"/>
        </table:table-row>
        <table:table-row table:style-name="ro3">
          <table:table-cell office:value-type="string" table:style-name="ce3">
            <text:p>Ashlee</text:p>
          </table:table-cell>
          <table:table-cell office:value-type="string" table:style-name="ce3">
            <text:p>Carline</text:p>
          </table:table-cell>
          <table:table-cell office:value-type="string" office:string-value="Ashlee Carline" table:formula="of:=[.A315]&amp;&quot; &quot;&amp;[.B315]" table:style-name="ce3">
            <text:p>Ashlee Carline</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Ashlee@Carline.com" table:formula="of:=[.A315]&amp;&quot;@&quot;&amp;[.B315]&amp;&quot;.com&quot;" table:style-name="ce3">
            <text:p>Ashlee@Carline.com</text:p>
          </table:table-cell>
          <table:table-cell office:value-type="string" table:style-name="ce3">
            <text:p>685-667-0496</text:p>
          </table:table-cell>
          <table:table-cell office:value-type="string" table:style-name="ce3">
            <text:p>Bayt Sīrā</text:p>
          </table:table-cell>
          <table:table-cell office:value-type="string" table:style-name="ce3">
            <text:p>Palestinian Territory</text:p>
          </table:table-cell>
          <table:table-cell office:value-type="string" table:style-name="ce3">
            <text:p>Male</text:p>
          </table:table-cell>
          <table:table-cell office:value-type="string" office:string-value="https://eu.ui-avatars.com/api/?name=Ashlee+Carline&amp;background=#A54146&amp;color=fff" table:formula="of:=&quot;https://eu.ui-avatars.com/api/?name=&quot;&amp;[.A315]&amp;&quot;+&quot;&amp;[.B315]&amp;&quot;&amp;background=&quot;&amp;[.S315]&amp;&quot;&amp;color=fff&quot;" table:style-name="ce7">
            <text:p>https://eu.ui-avatars.com/api/?name=Ashlee+Carline&amp;background=#A54146&amp;color=fff</text:p>
          </table:table-cell>
          <table:table-cell office:value-type="string" table:style-name="ce3">
            <text:p>Livefish</text:p>
          </table:table-cell>
          <table:table-cell office:value-type="string" table:style-name="ce3">
            <text:p>Geological Engineer</text:p>
          </table:table-cell>
          <table:table-cell office:value-type="string" table:style-name="ce3">
            <text:p>luctus et ultrices posuere cubilia curae duis faucibus accumsan odio curabitur convallis duis consequat dui nec nisi volutpat eleifend</text:p>
          </table:table-cell>
          <table:table-cell table:style-name="ce3"/>
          <table:table-cell office:value-type="string" table:style-name="ce3">
            <text:p>#acutecare #network #AZNN #healthcare #carechain #acute #patientflow #dataflow #modelling</text:p>
          </table:table-cell>
          <table:table-cell table:content-validation-name="val2" table:style-name="ce11"/>
          <table:table-cell table:content-validation-name="val2" table:style-name="ce11"/>
          <table:table-cell office:value-type="string" office:string-value="#A54146" table:formula="of:=&quot;#A&quot;&amp;RANDBETWEEN(1; 9)&amp;RANDBETWEEN(1; 9)&amp;RANDBETWEEN(1; 9)&amp;RANDBETWEEN(1; 9)&amp;RANDBETWEEN(1; 9)" table:style-name="ce11">
            <text:p>#A54146</text:p>
          </table:table-cell>
          <table:table-cell table:number-columns-repeated="16365"/>
        </table:table-row>
        <table:table-row table:style-name="ro3">
          <table:table-cell office:value-type="string" table:style-name="ce3">
            <text:p>Etta</text:p>
          </table:table-cell>
          <table:table-cell office:value-type="string" table:style-name="ce3">
            <text:p>Frida</text:p>
          </table:table-cell>
          <table:table-cell office:value-type="string" office:string-value="Etta Frida" table:formula="of:=[.A316]&amp;&quot; &quot;&amp;[.B316]" table:style-name="ce3">
            <text:p>Etta Frida</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Etta@Frida.com" table:formula="of:=[.A316]&amp;&quot;@&quot;&amp;[.B316]&amp;&quot;.com&quot;" table:style-name="ce3">
            <text:p>Etta@Frida.com</text:p>
          </table:table-cell>
          <table:table-cell office:value-type="string" table:style-name="ce3">
            <text:p>311-341-4826</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Etta+Frida&amp;background=#A55875&amp;color=fff" table:formula="of:=&quot;https://eu.ui-avatars.com/api/?name=&quot;&amp;[.A316]&amp;&quot;+&quot;&amp;[.B316]&amp;&quot;&amp;background=&quot;&amp;[.S316]&amp;&quot;&amp;color=fff&quot;" table:style-name="ce7">
            <text:p>https://eu.ui-avatars.com/api/?name=Etta+Frida&amp;background=#A55875&amp;color=fff</text:p>
          </table:table-cell>
          <table:table-cell office:value-type="string" table:style-name="ce3">
            <text:p>Npath</text:p>
          </table:table-cell>
          <table:table-cell office:value-type="string" table:style-name="ce3">
            <text:p>Teacher</text:p>
          </table:table-cell>
          <table:table-cell office:value-type="string" table:style-name="ce3">
            <text:p>maecenas tristique est et tempus semper est quam pharetra magna</text:p>
          </table:table-cell>
          <table:table-cell table:style-name="ce3"/>
          <table:table-cell office:value-type="string" table:style-name="ce3">
            <text:p>#Implementation # Smart-meter <text:s/>#data #BMC #iota #eth #demand side management</text:p>
          </table:table-cell>
          <table:table-cell table:content-validation-name="val2" table:style-name="ce11"/>
          <table:table-cell table:content-validation-name="val2" table:style-name="ce11"/>
          <table:table-cell office:value-type="string" office:string-value="#A55875" table:formula="of:=&quot;#A&quot;&amp;RANDBETWEEN(1; 9)&amp;RANDBETWEEN(1; 9)&amp;RANDBETWEEN(1; 9)&amp;RANDBETWEEN(1; 9)&amp;RANDBETWEEN(1; 9)" table:style-name="ce11">
            <text:p>#A55875</text:p>
          </table:table-cell>
          <table:table-cell table:number-columns-repeated="16365"/>
        </table:table-row>
        <table:table-row table:style-name="ro3">
          <table:table-cell office:value-type="string" table:style-name="ce3">
            <text:p>Jonnie</text:p>
          </table:table-cell>
          <table:table-cell office:value-type="string" table:style-name="ce3">
            <text:p>Efrain</text:p>
          </table:table-cell>
          <table:table-cell office:value-type="string" office:string-value="Jonnie Efrain" table:formula="of:=[.A317]&amp;&quot; &quot;&amp;[.B317]" table:style-name="ce3">
            <text:p>Jonnie Efrain</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Jonnie@Efrain.com" table:formula="of:=[.A317]&amp;&quot;@&quot;&amp;[.B317]&amp;&quot;.com&quot;" table:style-name="ce3">
            <text:p>Jonnie@Efrain.com</text:p>
          </table:table-cell>
          <table:table-cell office:value-type="string" table:style-name="ce3">
            <text:p>171-215-7097</text:p>
          </table:table-cell>
          <table:table-cell office:value-type="string" table:style-name="ce3">
            <text:p>Mutā Khān</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Jonnie+Efrain&amp;background=#A93276&amp;color=fff" table:formula="of:=&quot;https://eu.ui-avatars.com/api/?name=&quot;&amp;[.A317]&amp;&quot;+&quot;&amp;[.B317]&amp;&quot;&amp;background=&quot;&amp;[.S317]&amp;&quot;&amp;color=fff&quot;" table:style-name="ce7">
            <text:p>https://eu.ui-avatars.com/api/?name=Jonnie+Efrain&amp;background=#A93276&amp;color=fff</text:p>
          </table:table-cell>
          <table:table-cell office:value-type="string" table:style-name="ce3">
            <text:p>Tagtune</text:p>
          </table:table-cell>
          <table:table-cell office:value-type="string" table:style-name="ce3">
            <text:p>Structural Engineer</text:p>
          </table:table-cell>
          <table:table-cell office:value-type="string" table:style-name="ce3">
            <text:p>suspendisse accumsan tortor quis turpis sed ante vivamus tortor duis mattis egestas metus</text:p>
          </table:table-cell>
          <table:table-cell table:style-name="ce3"/>
          <table:table-cell office:value-type="string" table:style-name="ce3">
            <text:p>#ExecutiveSearch #Recruitment #Leadership</text:p>
          </table:table-cell>
          <table:table-cell table:content-validation-name="val2" table:style-name="ce11"/>
          <table:table-cell table:content-validation-name="val2" table:style-name="ce11"/>
          <table:table-cell office:value-type="string" office:string-value="#A93276" table:formula="of:=&quot;#A&quot;&amp;RANDBETWEEN(1; 9)&amp;RANDBETWEEN(1; 9)&amp;RANDBETWEEN(1; 9)&amp;RANDBETWEEN(1; 9)&amp;RANDBETWEEN(1; 9)" table:style-name="ce11">
            <text:p>#A93276</text:p>
          </table:table-cell>
          <table:table-cell table:number-columns-repeated="16365"/>
        </table:table-row>
        <table:table-row table:style-name="ro3">
          <table:table-cell office:value-type="string" table:style-name="ce3">
            <text:p>Cleo</text:p>
          </table:table-cell>
          <table:table-cell office:value-type="string" table:style-name="ce3">
            <text:p>Melvina</text:p>
          </table:table-cell>
          <table:table-cell office:value-type="string" office:string-value="Cleo Melvina" table:formula="of:=[.A318]&amp;&quot; &quot;&amp;[.B318]" table:style-name="ce3">
            <text:p>Cleo Melvina</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Cleo@Melvina.com" table:formula="of:=[.A318]&amp;&quot;@&quot;&amp;[.B318]&amp;&quot;.com&quot;" table:style-name="ce3">
            <text:p>Cleo@Melvina.com</text:p>
          </table:table-cell>
          <table:table-cell office:value-type="string" table:style-name="ce3">
            <text:p>857-776-8213</text:p>
          </table:table-cell>
          <table:table-cell office:value-type="string" table:style-name="ce3">
            <text:p>Kavajë</text:p>
          </table:table-cell>
          <table:table-cell office:value-type="string" table:style-name="ce3">
            <text:p>Albania</text:p>
          </table:table-cell>
          <table:table-cell office:value-type="string" table:style-name="ce3">
            <text:p>Female</text:p>
          </table:table-cell>
          <table:table-cell office:value-type="string" office:string-value="https://eu.ui-avatars.com/api/?name=Cleo+Melvina&amp;background=#A63427&amp;color=fff" table:formula="of:=&quot;https://eu.ui-avatars.com/api/?name=&quot;&amp;[.A318]&amp;&quot;+&quot;&amp;[.B318]&amp;&quot;&amp;background=&quot;&amp;[.S318]&amp;&quot;&amp;color=fff&quot;" table:style-name="ce7">
            <text:p>https://eu.ui-avatars.com/api/?name=Cleo+Melvina&amp;background=#A63427&amp;color=fff</text:p>
          </table:table-cell>
          <table:table-cell office:value-type="string" table:style-name="ce3">
            <text:p>Dynabox</text:p>
          </table:table-cell>
          <table:table-cell office:value-type="string" table:style-name="ce3">
            <text:p>Speech Pathologist</text:p>
          </table:table-cell>
          <table:table-cell office:value-type="string" table:style-name="ce3">
            <text:p>suscipit a feugiat et eros vestibulum ac est lacinia nisi venenatis tristique fusce</text:p>
          </table:table-cell>
          <table:table-cell table:style-name="ce3"/>
          <table:table-cell office:value-type="string" table:style-name="ce3">
            <text:p>Policy, consulting</text:p>
          </table:table-cell>
          <table:table-cell table:content-validation-name="val2" table:style-name="ce11"/>
          <table:table-cell table:content-validation-name="val2" table:style-name="ce11"/>
          <table:table-cell office:value-type="string" office:string-value="#A63427" table:formula="of:=&quot;#A&quot;&amp;RANDBETWEEN(1; 9)&amp;RANDBETWEEN(1; 9)&amp;RANDBETWEEN(1; 9)&amp;RANDBETWEEN(1; 9)&amp;RANDBETWEEN(1; 9)" table:style-name="ce11">
            <text:p>#A63427</text:p>
          </table:table-cell>
          <table:table-cell table:number-columns-repeated="16365"/>
        </table:table-row>
        <table:table-row table:style-name="ro3">
          <table:table-cell office:value-type="string" table:style-name="ce3">
            <text:p>Dwight</text:p>
          </table:table-cell>
          <table:table-cell office:value-type="string" table:style-name="ce3">
            <text:p>Armandina</text:p>
          </table:table-cell>
          <table:table-cell office:value-type="string" office:string-value="Dwight Armandina" table:formula="of:=[.A319]&amp;&quot; &quot;&amp;[.B319]" table:style-name="ce3">
            <text:p>Dwight Armandina</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Dwight@Armandina.com" table:formula="of:=[.A319]&amp;&quot;@&quot;&amp;[.B319]&amp;&quot;.com&quot;" table:style-name="ce3">
            <text:p>Dwight@Armandina.com</text:p>
          </table:table-cell>
          <table:table-cell office:value-type="string" table:style-name="ce3">
            <text:p>937-553-4973</text:p>
          </table:table-cell>
          <table:table-cell office:value-type="string" table:style-name="ce3">
            <text:p>Essen</text:p>
          </table:table-cell>
          <table:table-cell office:value-type="string" table:style-name="ce3">
            <text:p>Germany</text:p>
          </table:table-cell>
          <table:table-cell office:value-type="string" table:style-name="ce3">
            <text:p>Male</text:p>
          </table:table-cell>
          <table:table-cell office:value-type="string" office:string-value="https://eu.ui-avatars.com/api/?name=Dwight+Armandina&amp;background=#A82848&amp;color=fff" table:formula="of:=&quot;https://eu.ui-avatars.com/api/?name=&quot;&amp;[.A319]&amp;&quot;+&quot;&amp;[.B319]&amp;&quot;&amp;background=&quot;&amp;[.S319]&amp;&quot;&amp;color=fff&quot;" table:style-name="ce7">
            <text:p>https://eu.ui-avatars.com/api/?name=Dwight+Armandina&amp;background=#A82848&amp;color=fff</text:p>
          </table:table-cell>
          <table:table-cell office:value-type="string" table:style-name="ce3">
            <text:p>Fivespan</text:p>
          </table:table-cell>
          <table:table-cell office:value-type="string" table:style-name="ce3">
            <text:p>Actuary</text:p>
          </table:table-cell>
          <table:table-cell office:value-type="string" table:style-name="ce3">
            <text:p>felis sed interdum venenatis turpis enim blandit mi in porttitor pede</text:p>
          </table:table-cell>
          <table:table-cell table:style-name="ce3"/>
          <table:table-cell office:value-type="string" table:style-name="ce3">
            <text:p>#Front-enddevelopment #SSI #Typescript #React</text:p>
          </table:table-cell>
          <table:table-cell table:content-validation-name="val2" table:style-name="ce11"/>
          <table:table-cell table:content-validation-name="val2" table:style-name="ce11"/>
          <table:table-cell office:value-type="string" office:string-value="#A82848" table:formula="of:=&quot;#A&quot;&amp;RANDBETWEEN(1; 9)&amp;RANDBETWEEN(1; 9)&amp;RANDBETWEEN(1; 9)&amp;RANDBETWEEN(1; 9)&amp;RANDBETWEEN(1; 9)" table:style-name="ce11">
            <text:p>#A82848</text:p>
          </table:table-cell>
          <table:table-cell table:number-columns-repeated="16365"/>
        </table:table-row>
        <table:table-row table:style-name="ro3">
          <table:table-cell office:value-type="string" table:style-name="ce3">
            <text:p>Glynda</text:p>
          </table:table-cell>
          <table:table-cell office:value-type="string" table:style-name="ce3">
            <text:p>Elidia</text:p>
          </table:table-cell>
          <table:table-cell office:value-type="string" office:string-value="Glynda Elidia" table:formula="of:=[.A320]&amp;&quot; &quot;&amp;[.B320]" table:style-name="ce3">
            <text:p>Glynda Elidia</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Glynda@Elidia.com" table:formula="of:=[.A320]&amp;&quot;@&quot;&amp;[.B320]&amp;&quot;.com&quot;" table:style-name="ce3">
            <text:p>Glynda@Elidia.com</text:p>
          </table:table-cell>
          <table:table-cell office:value-type="string" table:style-name="ce3">
            <text:p>140-363-8618</text:p>
          </table:table-cell>
          <table:table-cell office:value-type="string" table:style-name="ce3">
            <text:p>Luzhou</text:p>
          </table:table-cell>
          <table:table-cell office:value-type="string" table:style-name="ce3">
            <text:p>China</text:p>
          </table:table-cell>
          <table:table-cell office:value-type="string" table:style-name="ce3">
            <text:p>Female</text:p>
          </table:table-cell>
          <table:table-cell office:value-type="string" office:string-value="https://eu.ui-avatars.com/api/?name=Glynda+Elidia&amp;background=#A54728&amp;color=fff" table:formula="of:=&quot;https://eu.ui-avatars.com/api/?name=&quot;&amp;[.A320]&amp;&quot;+&quot;&amp;[.B320]&amp;&quot;&amp;background=&quot;&amp;[.S320]&amp;&quot;&amp;color=fff&quot;" table:style-name="ce7">
            <text:p>https://eu.ui-avatars.com/api/?name=Glynda+Elidia&amp;background=#A54728&amp;color=fff</text:p>
          </table:table-cell>
          <table:table-cell office:value-type="string" table:style-name="ce3">
            <text:p>Jabbersphere</text:p>
          </table:table-cell>
          <table:table-cell office:value-type="string" table:style-name="ce3">
            <text:p>Analog Circuit Design manager</text:p>
          </table:table-cell>
          <table:table-cell office:value-type="string" table:style-name="ce3">
            <text:p>ac nibh fusce lacus purus aliquet at feugiat non pretium quis</text:p>
          </table:table-cell>
          <table:table-cell table:style-name="ce3"/>
          <table:table-cell office:value-type="string" table:style-name="ce3">
            <text:p>Drone pilot, Drone builder, Gamer, Maker, Pc Nerd</text:p>
          </table:table-cell>
          <table:table-cell table:content-validation-name="val2" table:style-name="ce11"/>
          <table:table-cell table:content-validation-name="val2" table:style-name="ce11"/>
          <table:table-cell office:value-type="string" office:string-value="#A54728" table:formula="of:=&quot;#A&quot;&amp;RANDBETWEEN(1; 9)&amp;RANDBETWEEN(1; 9)&amp;RANDBETWEEN(1; 9)&amp;RANDBETWEEN(1; 9)&amp;RANDBETWEEN(1; 9)" table:style-name="ce11">
            <text:p>#A54728</text:p>
          </table:table-cell>
          <table:table-cell table:number-columns-repeated="16365"/>
        </table:table-row>
        <table:table-row table:style-name="ro3">
          <table:table-cell office:value-type="string" table:style-name="ce3">
            <text:p>Lizbeth</text:p>
          </table:table-cell>
          <table:table-cell office:value-type="string" table:style-name="ce3">
            <text:p>Vannesa</text:p>
          </table:table-cell>
          <table:table-cell office:value-type="string" office:string-value="Lizbeth Vannesa" table:formula="of:=[.A321]&amp;&quot; &quot;&amp;[.B321]" table:style-name="ce3">
            <text:p>Lizbeth Vannesa</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Lizbeth@Vannesa.com" table:formula="of:=[.A321]&amp;&quot;@&quot;&amp;[.B321]&amp;&quot;.com&quot;" table:style-name="ce3">
            <text:p>Lizbeth@Vannesa.com</text:p>
          </table:table-cell>
          <table:table-cell office:value-type="string" table:style-name="ce3">
            <text:p>308-986-4580</text:p>
          </table:table-cell>
          <table:table-cell office:value-type="string" table:style-name="ce3">
            <text:p>Boshof</text:p>
          </table:table-cell>
          <table:table-cell office:value-type="string" table:style-name="ce3">
            <text:p>South Africa</text:p>
          </table:table-cell>
          <table:table-cell office:value-type="string" table:style-name="ce3">
            <text:p>Male</text:p>
          </table:table-cell>
          <table:table-cell office:value-type="string" office:string-value="https://eu.ui-avatars.com/api/?name=Lizbeth+Vannesa&amp;background=#A46418&amp;color=fff" table:formula="of:=&quot;https://eu.ui-avatars.com/api/?name=&quot;&amp;[.A321]&amp;&quot;+&quot;&amp;[.B321]&amp;&quot;&amp;background=&quot;&amp;[.S321]&amp;&quot;&amp;color=fff&quot;" table:style-name="ce7">
            <text:p>https://eu.ui-avatars.com/api/?name=Lizbeth+Vannesa&amp;background=#A46418&amp;color=fff</text:p>
          </table:table-cell>
          <table:table-cell office:value-type="string" table:style-name="ce3">
            <text:p>Yakidoo</text:p>
          </table:table-cell>
          <table:table-cell office:value-type="string" table:style-name="ce3">
            <text:p>Actuary</text:p>
          </table:table-cell>
          <table:table-cell office:value-type="string" table:style-name="ce3">
            <text:p>odio condimentum id luctus nec molestie sed justo pellentesque viverra pede ac diam cras pellentesque volutpat dui maecenas tristique</text:p>
          </table:table-cell>
          <table:table-cell table:style-name="ce3"/>
          <table:table-cell office:value-type="string" table:style-name="ce3">
            <text:p>business validation</text:p>
          </table:table-cell>
          <table:table-cell table:content-validation-name="val2" table:style-name="ce11"/>
          <table:table-cell table:content-validation-name="val2" table:style-name="ce11"/>
          <table:table-cell office:value-type="string" office:string-value="#A46418" table:formula="of:=&quot;#A&quot;&amp;RANDBETWEEN(1; 9)&amp;RANDBETWEEN(1; 9)&amp;RANDBETWEEN(1; 9)&amp;RANDBETWEEN(1; 9)&amp;RANDBETWEEN(1; 9)" table:style-name="ce11">
            <text:p>#A46418</text:p>
          </table:table-cell>
          <table:table-cell table:number-columns-repeated="16365"/>
        </table:table-row>
        <table:table-row table:style-name="ro3">
          <table:table-cell office:value-type="string" table:style-name="ce3">
            <text:p>Lashunda</text:p>
          </table:table-cell>
          <table:table-cell office:value-type="string" table:style-name="ce3">
            <text:p>Norma</text:p>
          </table:table-cell>
          <table:table-cell office:value-type="string" office:string-value="Lashunda Norma" table:formula="of:=[.A322]&amp;&quot; &quot;&amp;[.B322]" table:style-name="ce3">
            <text:p>Lashunda Norma</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Lashunda@Norma.com" table:formula="of:=[.A322]&amp;&quot;@&quot;&amp;[.B322]&amp;&quot;.com&quot;" table:style-name="ce3">
            <text:p>Lashunda@Norma.com</text:p>
          </table:table-cell>
          <table:table-cell office:value-type="string" table:style-name="ce3">
            <text:p>856-431-4087</text:p>
          </table:table-cell>
          <table:table-cell office:value-type="string" table:style-name="ce3">
            <text:p>Xingfeng</text:p>
          </table:table-cell>
          <table:table-cell office:value-type="string" table:style-name="ce3">
            <text:p>China</text:p>
          </table:table-cell>
          <table:table-cell office:value-type="string" table:style-name="ce3">
            <text:p>Male</text:p>
          </table:table-cell>
          <table:table-cell office:value-type="string" office:string-value="https://eu.ui-avatars.com/api/?name=Lashunda+Norma&amp;background=#A32473&amp;color=fff" table:formula="of:=&quot;https://eu.ui-avatars.com/api/?name=&quot;&amp;[.A322]&amp;&quot;+&quot;&amp;[.B322]&amp;&quot;&amp;background=&quot;&amp;[.S322]&amp;&quot;&amp;color=fff&quot;" table:style-name="ce7">
            <text:p>https://eu.ui-avatars.com/api/?name=Lashunda+Norma&amp;background=#A32473&amp;color=fff</text:p>
          </table:table-cell>
          <table:table-cell office:value-type="string" table:style-name="ce3">
            <text:p>Viva</text:p>
          </table:table-cell>
          <table:table-cell office:value-type="string" table:style-name="ce3">
            <text:p>Mechanical Systems Engineer</text:p>
          </table:table-cell>
          <table:table-cell office:value-type="string" table:style-name="ce3">
            <text:p>lacinia nisi venenatis tristique fusce congue diam id ornare imperdiet sapien urna pretium nisl ut volutpat sapien arcu sed</text:p>
          </table:table-cell>
          <table:table-cell table:style-name="ce3"/>
          <table:table-cell office:value-type="string" table:style-name="ce3">
            <text:p>Video, sound, light</text:p>
          </table:table-cell>
          <table:table-cell table:content-validation-name="val2" table:style-name="ce11"/>
          <table:table-cell table:content-validation-name="val2" table:style-name="ce11"/>
          <table:table-cell office:value-type="string" office:string-value="#A32473" table:formula="of:=&quot;#A&quot;&amp;RANDBETWEEN(1; 9)&amp;RANDBETWEEN(1; 9)&amp;RANDBETWEEN(1; 9)&amp;RANDBETWEEN(1; 9)&amp;RANDBETWEEN(1; 9)" table:style-name="ce11">
            <text:p>#A32473</text:p>
          </table:table-cell>
          <table:table-cell table:number-columns-repeated="16365"/>
        </table:table-row>
        <table:table-row table:style-name="ro3">
          <table:table-cell office:value-type="string" table:style-name="ce3">
            <text:p>Earlean</text:p>
          </table:table-cell>
          <table:table-cell office:value-type="string" table:style-name="ce3">
            <text:p>Annabell</text:p>
          </table:table-cell>
          <table:table-cell office:value-type="string" office:string-value="Earlean Annabell" table:formula="of:=[.A323]&amp;&quot; &quot;&amp;[.B323]" table:style-name="ce3">
            <text:p>Earlean Annabell</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Earlean@Annabell.com" table:formula="of:=[.A323]&amp;&quot;@&quot;&amp;[.B323]&amp;&quot;.com&quot;" table:style-name="ce3">
            <text:p>Earlean@Annabell.com</text:p>
          </table:table-cell>
          <table:table-cell office:value-type="string" table:style-name="ce3">
            <text:p>710-337-8481</text:p>
          </table:table-cell>
          <table:table-cell office:value-type="string" table:style-name="ce3">
            <text:p>Barg-e Matāl</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Earlean+Annabell&amp;background=#A28128&amp;color=fff" table:formula="of:=&quot;https://eu.ui-avatars.com/api/?name=&quot;&amp;[.A323]&amp;&quot;+&quot;&amp;[.B323]&amp;&quot;&amp;background=&quot;&amp;[.S323]&amp;&quot;&amp;color=fff&quot;" table:style-name="ce7">
            <text:p>https://eu.ui-avatars.com/api/?name=Earlean+Annabell&amp;background=#A28128&amp;color=fff</text:p>
          </table:table-cell>
          <table:table-cell office:value-type="string" table:style-name="ce3">
            <text:p>Talane</text:p>
          </table:table-cell>
          <table:table-cell office:value-type="string" table:style-name="ce3">
            <text:p>Help Desk Technician</text:p>
          </table:table-cell>
          <table:table-cell office:value-type="string" table:style-name="ce3">
            <text:p>est et tempus semper est quam pharetra magna ac consequat metus sapien ut nunc vestibulum ante ipsum primis in faucibus</text:p>
          </table:table-cell>
          <table:table-cell table:style-name="ce3"/>
          <table:table-cell office:value-type="string" table:style-name="ce3">
            <text:p>#SSI #Assessment #HR #Recruitment</text:p>
          </table:table-cell>
          <table:table-cell table:content-validation-name="val2" table:style-name="ce11"/>
          <table:table-cell table:content-validation-name="val2" table:style-name="ce11"/>
          <table:table-cell office:value-type="string" office:string-value="#A28128" table:formula="of:=&quot;#A&quot;&amp;RANDBETWEEN(1; 9)&amp;RANDBETWEEN(1; 9)&amp;RANDBETWEEN(1; 9)&amp;RANDBETWEEN(1; 9)&amp;RANDBETWEEN(1; 9)" table:style-name="ce11">
            <text:p>#A28128</text:p>
          </table:table-cell>
          <table:table-cell table:number-columns-repeated="16365"/>
        </table:table-row>
        <table:table-row table:style-name="ro3">
          <table:table-cell office:value-type="string" table:style-name="ce3">
            <text:p>Mason</text:p>
          </table:table-cell>
          <table:table-cell office:value-type="string" table:style-name="ce3">
            <text:p>Roselle</text:p>
          </table:table-cell>
          <table:table-cell office:value-type="string" office:string-value="Mason Roselle" table:formula="of:=[.A324]&amp;&quot; &quot;&amp;[.B324]" table:style-name="ce3">
            <text:p>Mason Roselle</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Mason@Roselle.com" table:formula="of:=[.A324]&amp;&quot;@&quot;&amp;[.B324]&amp;&quot;.com&quot;" table:style-name="ce3">
            <text:p>Mason@Roselle.com</text:p>
          </table:table-cell>
          <table:table-cell office:value-type="string" table:style-name="ce3">
            <text:p>694-983-2744</text:p>
          </table:table-cell>
          <table:table-cell office:value-type="string" table:style-name="ce3">
            <text:p>Wangshi</text:p>
          </table:table-cell>
          <table:table-cell office:value-type="string" table:style-name="ce3">
            <text:p>China</text:p>
          </table:table-cell>
          <table:table-cell office:value-type="string" table:style-name="ce3">
            <text:p>Female</text:p>
          </table:table-cell>
          <table:table-cell office:value-type="string" office:string-value="https://eu.ui-avatars.com/api/?name=Mason+Roselle&amp;background=#A69575&amp;color=fff" table:formula="of:=&quot;https://eu.ui-avatars.com/api/?name=&quot;&amp;[.A324]&amp;&quot;+&quot;&amp;[.B324]&amp;&quot;&amp;background=&quot;&amp;[.S324]&amp;&quot;&amp;color=fff&quot;" table:style-name="ce7">
            <text:p>https://eu.ui-avatars.com/api/?name=Mason+Roselle&amp;background=#A69575&amp;color=fff</text:p>
          </table:table-cell>
          <table:table-cell office:value-type="string" table:style-name="ce3">
            <text:p>Photojam</text:p>
          </table:table-cell>
          <table:table-cell office:value-type="string" table:style-name="ce3">
            <text:p>Financial Analyst</text:p>
          </table:table-cell>
          <table:table-cell office:value-type="string" table:style-name="ce3">
            <text:p>nunc purus phasellus in felis donec semper sapien a libero nam</text:p>
          </table:table-cell>
          <table:table-cell table:style-name="ce3"/>
          <table:table-cell office:value-type="string" table:style-name="ce3">
            <text:p>#SSI #HR #Assessment #Recruitment</text:p>
          </table:table-cell>
          <table:table-cell table:content-validation-name="val2" table:style-name="ce11"/>
          <table:table-cell table:content-validation-name="val2" table:style-name="ce11"/>
          <table:table-cell office:value-type="string" office:string-value="#A69575" table:formula="of:=&quot;#A&quot;&amp;RANDBETWEEN(1; 9)&amp;RANDBETWEEN(1; 9)&amp;RANDBETWEEN(1; 9)&amp;RANDBETWEEN(1; 9)&amp;RANDBETWEEN(1; 9)" table:style-name="ce11">
            <text:p>#A69575</text:p>
          </table:table-cell>
          <table:table-cell table:number-columns-repeated="16365"/>
        </table:table-row>
        <table:table-row table:style-name="ro3">
          <table:table-cell office:value-type="string" table:style-name="ce3">
            <text:p>Danilo</text:p>
          </table:table-cell>
          <table:table-cell office:value-type="string" table:style-name="ce3">
            <text:p>Sasha</text:p>
          </table:table-cell>
          <table:table-cell office:value-type="string" office:string-value="Danilo Sasha" table:formula="of:=[.A325]&amp;&quot; &quot;&amp;[.B325]" table:style-name="ce3">
            <text:p>Danilo Sasha</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Danilo@Sasha.com" table:formula="of:=[.A325]&amp;&quot;@&quot;&amp;[.B325]&amp;&quot;.com&quot;" table:style-name="ce3">
            <text:p>Danilo@Sasha.com</text:p>
          </table:table-cell>
          <table:table-cell office:value-type="string" table:style-name="ce3">
            <text:p>967-171-4933</text:p>
          </table:table-cell>
          <table:table-cell office:value-type="string" table:style-name="ce3">
            <text:p>Horodok</text:p>
          </table:table-cell>
          <table:table-cell office:value-type="string" table:style-name="ce3">
            <text:p>Ukraine</text:p>
          </table:table-cell>
          <table:table-cell office:value-type="string" table:style-name="ce3">
            <text:p>Male</text:p>
          </table:table-cell>
          <table:table-cell office:value-type="string" office:string-value="https://eu.ui-avatars.com/api/?name=Danilo+Sasha&amp;background=#A66843&amp;color=fff" table:formula="of:=&quot;https://eu.ui-avatars.com/api/?name=&quot;&amp;[.A325]&amp;&quot;+&quot;&amp;[.B325]&amp;&quot;&amp;background=&quot;&amp;[.S325]&amp;&quot;&amp;color=fff&quot;" table:style-name="ce7">
            <text:p>https://eu.ui-avatars.com/api/?name=Danilo+Sasha&amp;background=#A66843&amp;color=fff</text:p>
          </table:table-cell>
          <table:table-cell office:value-type="string" table:style-name="ce3">
            <text:p>Demizz</text:p>
          </table:table-cell>
          <table:table-cell office:value-type="string" table:style-name="ce3">
            <text:p>Health Coach III</text:p>
          </table:table-cell>
          <table:table-cell office:value-type="string" table:style-name="ce3">
            <text:p>laoreet ut rhoncus aliquet pulvinar sed nisl nunc rhoncus dui vel sem</text:p>
          </table:table-cell>
          <table:table-cell table:style-name="ce3"/>
          <table:table-cell office:value-type="string" table:style-name="ce3">
            <text:p>#HR</text:p>
          </table:table-cell>
          <table:table-cell table:content-validation-name="val2" table:style-name="ce11"/>
          <table:table-cell table:content-validation-name="val2" table:style-name="ce11"/>
          <table:table-cell office:value-type="string" office:string-value="#A66843" table:formula="of:=&quot;#A&quot;&amp;RANDBETWEEN(1; 9)&amp;RANDBETWEEN(1; 9)&amp;RANDBETWEEN(1; 9)&amp;RANDBETWEEN(1; 9)&amp;RANDBETWEEN(1; 9)" table:style-name="ce11">
            <text:p>#A66843</text:p>
          </table:table-cell>
          <table:table-cell table:number-columns-repeated="16365"/>
        </table:table-row>
        <table:table-row table:style-name="ro3">
          <table:table-cell office:value-type="string" table:style-name="ce3">
            <text:p>Alene</text:p>
          </table:table-cell>
          <table:table-cell office:value-type="string" table:style-name="ce3">
            <text:p>Wade</text:p>
          </table:table-cell>
          <table:table-cell office:value-type="string" office:string-value="Alene Wade" table:formula="of:=[.A326]&amp;&quot; &quot;&amp;[.B326]" table:style-name="ce3">
            <text:p>Alene Wade</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Alene@Wade.com" table:formula="of:=[.A326]&amp;&quot;@&quot;&amp;[.B326]&amp;&quot;.com&quot;" table:style-name="ce3">
            <text:p>Alene@Wade.com</text:p>
          </table:table-cell>
          <table:table-cell office:value-type="string" table:style-name="ce3">
            <text:p>371-291-7416</text:p>
          </table:table-cell>
          <table:table-cell office:value-type="string" table:style-name="ce3">
            <text:p>Yong’an</text:p>
          </table:table-cell>
          <table:table-cell office:value-type="string" table:style-name="ce3">
            <text:p>China</text:p>
          </table:table-cell>
          <table:table-cell office:value-type="string" table:style-name="ce3">
            <text:p>Male</text:p>
          </table:table-cell>
          <table:table-cell office:value-type="string" office:string-value="https://eu.ui-avatars.com/api/?name=Alene+Wade&amp;background=#A79415&amp;color=fff" table:formula="of:=&quot;https://eu.ui-avatars.com/api/?name=&quot;&amp;[.A326]&amp;&quot;+&quot;&amp;[.B326]&amp;&quot;&amp;background=&quot;&amp;[.S326]&amp;&quot;&amp;color=fff&quot;" table:style-name="ce7">
            <text:p>https://eu.ui-avatars.com/api/?name=Alene+Wade&amp;background=#A79415&amp;color=fff</text:p>
          </table:table-cell>
          <table:table-cell office:value-type="string" table:style-name="ce3">
            <text:p>Buzzster</text:p>
          </table:table-cell>
          <table:table-cell office:value-type="string" table:style-name="ce3">
            <text:p>Product Engineer</text:p>
          </table:table-cell>
          <table:table-cell office:value-type="string" table:style-name="ce3">
            <text:p>quam pharetra magna ac consequat metus sapien ut nunc vestibulum</text:p>
          </table:table-cell>
          <table:table-cell table:style-name="ce3"/>
          <table:table-cell office:value-type="string" table:style-name="ce3">
            <text:p>#SSI #Recruitment #Assessment #HR</text:p>
          </table:table-cell>
          <table:table-cell table:content-validation-name="val2" table:style-name="ce11"/>
          <table:table-cell table:content-validation-name="val2" table:style-name="ce11"/>
          <table:table-cell office:value-type="string" office:string-value="#A79415" table:formula="of:=&quot;#A&quot;&amp;RANDBETWEEN(1; 9)&amp;RANDBETWEEN(1; 9)&amp;RANDBETWEEN(1; 9)&amp;RANDBETWEEN(1; 9)&amp;RANDBETWEEN(1; 9)" table:style-name="ce11">
            <text:p>#A79415</text:p>
          </table:table-cell>
          <table:table-cell table:number-columns-repeated="16365"/>
        </table:table-row>
        <table:table-row table:style-name="ro3">
          <table:table-cell office:value-type="string" table:style-name="ce3">
            <text:p>Kathey</text:p>
          </table:table-cell>
          <table:table-cell office:value-type="string" table:style-name="ce3">
            <text:p>Bee</text:p>
          </table:table-cell>
          <table:table-cell office:value-type="string" office:string-value="Kathey Bee" table:formula="of:=[.A327]&amp;&quot; &quot;&amp;[.B327]" table:style-name="ce3">
            <text:p>Kathey Bee</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Kathey@Bee.com" table:formula="of:=[.A327]&amp;&quot;@&quot;&amp;[.B327]&amp;&quot;.com&quot;" table:style-name="ce3">
            <text:p>Kathey@Bee.com</text:p>
          </table:table-cell>
          <table:table-cell office:value-type="string" table:style-name="ce3">
            <text:p>178-502-8676</text:p>
          </table:table-cell>
          <table:table-cell office:value-type="string" table:style-name="ce3">
            <text:p>Police nad Metují</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Kathey+Bee&amp;background=#A21587&amp;color=fff" table:formula="of:=&quot;https://eu.ui-avatars.com/api/?name=&quot;&amp;[.A327]&amp;&quot;+&quot;&amp;[.B327]&amp;&quot;&amp;background=&quot;&amp;[.S327]&amp;&quot;&amp;color=fff&quot;" table:style-name="ce7">
            <text:p>https://eu.ui-avatars.com/api/?name=Kathey+Bee&amp;background=#A21587&amp;color=fff</text:p>
          </table:table-cell>
          <table:table-cell office:value-type="string" table:style-name="ce3">
            <text:p>Yotz</text:p>
          </table:table-cell>
          <table:table-cell office:value-type="string" table:style-name="ce3">
            <text:p>Design Engineer</text:p>
          </table:table-cell>
          <table:table-cell office:value-type="string" table:style-name="ce3">
            <text:p>sed ante vivamus tortor duis mattis egestas metus aenean fermentum donec ut mauris eget massa</text:p>
          </table:table-cell>
          <table:table-cell table:style-name="ce3"/>
          <table:table-cell office:value-type="string" table:style-name="ce3">
            <text:p>#SSI #Recruitment #Assessment #HR</text:p>
          </table:table-cell>
          <table:table-cell table:content-validation-name="val2" table:style-name="ce11"/>
          <table:table-cell table:content-validation-name="val2" table:style-name="ce11"/>
          <table:table-cell office:value-type="string" office:string-value="#A21587" table:formula="of:=&quot;#A&quot;&amp;RANDBETWEEN(1; 9)&amp;RANDBETWEEN(1; 9)&amp;RANDBETWEEN(1; 9)&amp;RANDBETWEEN(1; 9)&amp;RANDBETWEEN(1; 9)" table:style-name="ce11">
            <text:p>#A21587</text:p>
          </table:table-cell>
          <table:table-cell table:number-columns-repeated="16365"/>
        </table:table-row>
        <table:table-row table:style-name="ro3">
          <table:table-cell office:value-type="string" table:style-name="ce3">
            <text:p>Pat</text:p>
          </table:table-cell>
          <table:table-cell office:value-type="string" table:style-name="ce3">
            <text:p>Sherron</text:p>
          </table:table-cell>
          <table:table-cell office:value-type="string" office:string-value="Pat Sherron" table:formula="of:=[.A328]&amp;&quot; &quot;&amp;[.B328]" table:style-name="ce3">
            <text:p>Pat Sherron</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Pat@Sherron.com" table:formula="of:=[.A328]&amp;&quot;@&quot;&amp;[.B328]&amp;&quot;.com&quot;" table:style-name="ce3">
            <text:p>Pat@Sherron.com</text:p>
          </table:table-cell>
          <table:table-cell office:value-type="string" table:style-name="ce3">
            <text:p>681-595-4072</text:p>
          </table:table-cell>
          <table:table-cell office:value-type="string" table:style-name="ce3">
            <text:p>Hutang</text:p>
          </table:table-cell>
          <table:table-cell office:value-type="string" table:style-name="ce3">
            <text:p>China</text:p>
          </table:table-cell>
          <table:table-cell office:value-type="string" table:style-name="ce3">
            <text:p>Female</text:p>
          </table:table-cell>
          <table:table-cell office:value-type="string" office:string-value="https://eu.ui-avatars.com/api/?name=Pat+Sherron&amp;background=#A69968&amp;color=fff" table:formula="of:=&quot;https://eu.ui-avatars.com/api/?name=&quot;&amp;[.A328]&amp;&quot;+&quot;&amp;[.B328]&amp;&quot;&amp;background=&quot;&amp;[.S328]&amp;&quot;&amp;color=fff&quot;" table:style-name="ce7">
            <text:p>https://eu.ui-avatars.com/api/?name=Pat+Sherron&amp;background=#A69968&amp;color=fff</text:p>
          </table:table-cell>
          <table:table-cell office:value-type="string" table:style-name="ce3">
            <text:p>Voonte</text:p>
          </table:table-cell>
          <table:table-cell office:value-type="string" table:style-name="ce3">
            <text:p>Data Coordiator</text:p>
          </table:table-cell>
          <table:table-cell office:value-type="string" table:style-name="ce3">
            <text:p>pellentesque volutpat dui maecenas tristique est et tempus semper est quam pharetra magna ac consequat metus sapien ut nunc vestibulum</text:p>
          </table:table-cell>
          <table:table-cell table:style-name="ce3"/>
          <table:table-cell office:value-type="string" table:style-name="ce3">
            <text:p>#SSI #WorkPi</text:p>
          </table:table-cell>
          <table:table-cell table:content-validation-name="val2" table:style-name="ce11"/>
          <table:table-cell table:content-validation-name="val2" table:style-name="ce11"/>
          <table:table-cell office:value-type="string" office:string-value="#A69968" table:formula="of:=&quot;#A&quot;&amp;RANDBETWEEN(1; 9)&amp;RANDBETWEEN(1; 9)&amp;RANDBETWEEN(1; 9)&amp;RANDBETWEEN(1; 9)&amp;RANDBETWEEN(1; 9)" table:style-name="ce11">
            <text:p>#A69968</text:p>
          </table:table-cell>
          <table:table-cell table:number-columns-repeated="16365"/>
        </table:table-row>
        <table:table-row table:style-name="ro3">
          <table:table-cell office:value-type="string" table:style-name="ce3">
            <text:p>Shae</text:p>
          </table:table-cell>
          <table:table-cell office:value-type="string" table:style-name="ce3">
            <text:p>Tiffani</text:p>
          </table:table-cell>
          <table:table-cell office:value-type="string" office:string-value="Shae Tiffani" table:formula="of:=[.A329]&amp;&quot; &quot;&amp;[.B329]" table:style-name="ce3">
            <text:p>Shae Tiffani</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Shae@Tiffani.com" table:formula="of:=[.A329]&amp;&quot;@&quot;&amp;[.B329]&amp;&quot;.com&quot;" table:style-name="ce3">
            <text:p>Shae@Tiffani.com</text:p>
          </table:table-cell>
          <table:table-cell office:value-type="string" table:style-name="ce3">
            <text:p>390-957-4936</text:p>
          </table:table-cell>
          <table:table-cell office:value-type="string" table:style-name="ce3">
            <text:p>Lukulu</text:p>
          </table:table-cell>
          <table:table-cell office:value-type="string" table:style-name="ce3">
            <text:p>Zambia</text:p>
          </table:table-cell>
          <table:table-cell office:value-type="string" table:style-name="ce3">
            <text:p>Male</text:p>
          </table:table-cell>
          <table:table-cell office:value-type="string" office:string-value="https://eu.ui-avatars.com/api/?name=Shae+Tiffani&amp;background=#A93579&amp;color=fff" table:formula="of:=&quot;https://eu.ui-avatars.com/api/?name=&quot;&amp;[.A329]&amp;&quot;+&quot;&amp;[.B329]&amp;&quot;&amp;background=&quot;&amp;[.S329]&amp;&quot;&amp;color=fff&quot;" table:style-name="ce7">
            <text:p>https://eu.ui-avatars.com/api/?name=Shae+Tiffani&amp;background=#A93579&amp;color=fff</text:p>
          </table:table-cell>
          <table:table-cell office:value-type="string" table:style-name="ce3">
            <text:p>Edgeblab</text:p>
          </table:table-cell>
          <table:table-cell office:value-type="string" table:style-name="ce3">
            <text:p>Environmental Specialist</text:p>
          </table:table-cell>
          <table:table-cell office:value-type="string" table:style-name="ce3">
            <text:p>montes nascetur ridiculus mus etiam vel augue vestibulum rutrum rutrum</text:p>
          </table:table-cell>
          <table:table-cell table:style-name="ce3"/>
          <table:table-cell office:value-type="string" table:style-name="ce3">
            <text:p>#SSI #WorkPi</text:p>
          </table:table-cell>
          <table:table-cell table:content-validation-name="val2" table:style-name="ce11"/>
          <table:table-cell table:content-validation-name="val2" table:style-name="ce11"/>
          <table:table-cell office:value-type="string" office:string-value="#A93579" table:formula="of:=&quot;#A&quot;&amp;RANDBETWEEN(1; 9)&amp;RANDBETWEEN(1; 9)&amp;RANDBETWEEN(1; 9)&amp;RANDBETWEEN(1; 9)&amp;RANDBETWEEN(1; 9)" table:style-name="ce11">
            <text:p>#A93579</text:p>
          </table:table-cell>
          <table:table-cell table:number-columns-repeated="16365"/>
        </table:table-row>
        <table:table-row table:style-name="ro3">
          <table:table-cell office:value-type="string" table:style-name="ce3">
            <text:p>Virgen</text:p>
          </table:table-cell>
          <table:table-cell office:value-type="string" table:style-name="ce3">
            <text:p>Eloise</text:p>
          </table:table-cell>
          <table:table-cell office:value-type="string" office:string-value="Virgen Eloise" table:formula="of:=[.A330]&amp;&quot; &quot;&amp;[.B330]" table:style-name="ce3">
            <text:p>Virgen Eloise</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Virgen@Eloise.com" table:formula="of:=[.A330]&amp;&quot;@&quot;&amp;[.B330]&amp;&quot;.com&quot;" table:style-name="ce3">
            <text:p>Virgen@Eloise.com</text:p>
          </table:table-cell>
          <table:table-cell office:value-type="string" table:style-name="ce3">
            <text:p>499-723-9949</text:p>
          </table:table-cell>
          <table:table-cell office:value-type="string" table:style-name="ce3">
            <text:p>Panórama</text:p>
          </table:table-cell>
          <table:table-cell office:value-type="string" table:style-name="ce3">
            <text:p>Greece</text:p>
          </table:table-cell>
          <table:table-cell office:value-type="string" table:style-name="ce3">
            <text:p>Male</text:p>
          </table:table-cell>
          <table:table-cell office:value-type="string" office:string-value="https://eu.ui-avatars.com/api/?name=Virgen+Eloise&amp;background=#A97556&amp;color=fff" table:formula="of:=&quot;https://eu.ui-avatars.com/api/?name=&quot;&amp;[.A330]&amp;&quot;+&quot;&amp;[.B330]&amp;&quot;&amp;background=&quot;&amp;[.S330]&amp;&quot;&amp;color=fff&quot;" table:style-name="ce7">
            <text:p>https://eu.ui-avatars.com/api/?name=Virgen+Eloise&amp;background=#A97556&amp;color=fff</text:p>
          </table:table-cell>
          <table:table-cell office:value-type="string" table:style-name="ce3">
            <text:p>Gevee</text:p>
          </table:table-cell>
          <table:table-cell office:value-type="string" table:style-name="ce3">
            <text:p>Software Test Engineer II</text:p>
          </table:table-cell>
          <table:table-cell office:value-type="string" table:style-name="ce3">
            <text:p>consequat ut nulla sed accumsan felis ut at dolor quis odio</text:p>
          </table:table-cell>
          <table:table-cell table:style-name="ce3"/>
          <table:table-cell office:value-type="string" table:style-name="ce3">
            <text:p>#SSI #HR #WorkPi</text:p>
          </table:table-cell>
          <table:table-cell table:content-validation-name="val2" table:style-name="ce11"/>
          <table:table-cell table:content-validation-name="val2" table:style-name="ce11"/>
          <table:table-cell office:value-type="string" office:string-value="#A97556" table:formula="of:=&quot;#A&quot;&amp;RANDBETWEEN(1; 9)&amp;RANDBETWEEN(1; 9)&amp;RANDBETWEEN(1; 9)&amp;RANDBETWEEN(1; 9)&amp;RANDBETWEEN(1; 9)" table:style-name="ce11">
            <text:p>#A97556</text:p>
          </table:table-cell>
          <table:table-cell table:number-columns-repeated="16365"/>
        </table:table-row>
        <table:table-row table:style-name="ro3">
          <table:table-cell office:value-type="string" table:style-name="ce3">
            <text:p>Wilburn</text:p>
          </table:table-cell>
          <table:table-cell office:value-type="string" table:style-name="ce3">
            <text:p>Grady</text:p>
          </table:table-cell>
          <table:table-cell office:value-type="string" office:string-value="Wilburn Grady" table:formula="of:=[.A331]&amp;&quot; &quot;&amp;[.B331]" table:style-name="ce3">
            <text:p>Wilburn Grady</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Wilburn@Grady.com" table:formula="of:=[.A331]&amp;&quot;@&quot;&amp;[.B331]&amp;&quot;.com&quot;" table:style-name="ce3">
            <text:p>Wilburn@Grady.com</text:p>
          </table:table-cell>
          <table:table-cell office:value-type="string" table:style-name="ce3">
            <text:p>491-218-0631</text:p>
          </table:table-cell>
          <table:table-cell office:value-type="string" table:style-name="ce3">
            <text:p>Yvetot</text:p>
          </table:table-cell>
          <table:table-cell office:value-type="string" table:style-name="ce3">
            <text:p>France</text:p>
          </table:table-cell>
          <table:table-cell office:value-type="string" table:style-name="ce3">
            <text:p>Female</text:p>
          </table:table-cell>
          <table:table-cell office:value-type="string" office:string-value="https://eu.ui-avatars.com/api/?name=Wilburn+Grady&amp;background=#A31434&amp;color=fff" table:formula="of:=&quot;https://eu.ui-avatars.com/api/?name=&quot;&amp;[.A331]&amp;&quot;+&quot;&amp;[.B331]&amp;&quot;&amp;background=&quot;&amp;[.S331]&amp;&quot;&amp;color=fff&quot;" table:style-name="ce7">
            <text:p>https://eu.ui-avatars.com/api/?name=Wilburn+Grady&amp;background=#A31434&amp;color=fff</text:p>
          </table:table-cell>
          <table:table-cell office:value-type="string" table:style-name="ce3">
            <text:p>Skajo</text:p>
          </table:table-cell>
          <table:table-cell office:value-type="string" table:style-name="ce3">
            <text:p>Engineer II</text:p>
          </table:table-cell>
          <table:table-cell office:value-type="string" table:style-name="ce3">
            <text:p>eget tempus vel pede morbi porttitor lorem id ligula suspendisse ornare consequat lectus in est risus auctor sed tristique in</text:p>
          </table:table-cell>
          <table:table-cell table:style-name="ce3"/>
          <table:table-cell office:value-type="string" table:style-name="ce3">
            <text:p>#SSI #HR #WorkPi</text:p>
          </table:table-cell>
          <table:table-cell table:content-validation-name="val2" table:style-name="ce11"/>
          <table:table-cell table:content-validation-name="val2" table:style-name="ce11"/>
          <table:table-cell office:value-type="string" office:string-value="#A31434" table:formula="of:=&quot;#A&quot;&amp;RANDBETWEEN(1; 9)&amp;RANDBETWEEN(1; 9)&amp;RANDBETWEEN(1; 9)&amp;RANDBETWEEN(1; 9)&amp;RANDBETWEEN(1; 9)" table:style-name="ce11">
            <text:p>#A31434</text:p>
          </table:table-cell>
          <table:table-cell table:number-columns-repeated="16365"/>
        </table:table-row>
        <table:table-row table:style-name="ro3">
          <table:table-cell office:value-type="string" table:style-name="ce3">
            <text:p>Francisco</text:p>
          </table:table-cell>
          <table:table-cell office:value-type="string" table:style-name="ce3">
            <text:p>Christeen</text:p>
          </table:table-cell>
          <table:table-cell office:value-type="string" office:string-value="Francisco Christeen" table:formula="of:=[.A332]&amp;&quot; &quot;&amp;[.B332]" table:style-name="ce3">
            <text:p>Francisco Christeen</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Francisco@Christeen.com" table:formula="of:=[.A332]&amp;&quot;@&quot;&amp;[.B332]&amp;&quot;.com&quot;" table:style-name="ce3">
            <text:p>Francisco@Christeen.com</text:p>
          </table:table-cell>
          <table:table-cell office:value-type="string" table:style-name="ce3">
            <text:p>669-295-7805</text:p>
          </table:table-cell>
          <table:table-cell office:value-type="string" table:style-name="ce3">
            <text:p>Warsaw</text:p>
          </table:table-cell>
          <table:table-cell office:value-type="string" table:style-name="ce3">
            <text:p>Poland</text:p>
          </table:table-cell>
          <table:table-cell office:value-type="string" table:style-name="ce3">
            <text:p>Female</text:p>
          </table:table-cell>
          <table:table-cell office:value-type="string" office:string-value="https://eu.ui-avatars.com/api/?name=Francisco+Christeen&amp;background=#A64576&amp;color=fff" table:formula="of:=&quot;https://eu.ui-avatars.com/api/?name=&quot;&amp;[.A332]&amp;&quot;+&quot;&amp;[.B332]&amp;&quot;&amp;background=&quot;&amp;[.S332]&amp;&quot;&amp;color=fff&quot;" table:style-name="ce7">
            <text:p>https://eu.ui-avatars.com/api/?name=Francisco+Christeen&amp;background=#A64576&amp;color=fff</text:p>
          </table:table-cell>
          <table:table-cell office:value-type="string" table:style-name="ce3">
            <text:p>Skyndu</text:p>
          </table:table-cell>
          <table:table-cell office:value-type="string" table:style-name="ce3">
            <text:p>Senior Editor</text:p>
          </table:table-cell>
          <table:table-cell office:value-type="string" table:style-name="ce3">
            <text:p>massa donec dapibus duis at velit eu est congue elementum in hac habitasse platea dictumst morbi vestibulum velit id</text:p>
          </table:table-cell>
          <table:table-cell table:style-name="ce3"/>
          <table:table-cell office:value-type="string" table:style-name="ce3">
            <text:p>#FHIR</text:p>
          </table:table-cell>
          <table:table-cell table:content-validation-name="val2" table:style-name="ce11"/>
          <table:table-cell table:content-validation-name="val2" table:style-name="ce11"/>
          <table:table-cell office:value-type="string" office:string-value="#A64576" table:formula="of:=&quot;#A&quot;&amp;RANDBETWEEN(1; 9)&amp;RANDBETWEEN(1; 9)&amp;RANDBETWEEN(1; 9)&amp;RANDBETWEEN(1; 9)&amp;RANDBETWEEN(1; 9)" table:style-name="ce11">
            <text:p>#A64576</text:p>
          </table:table-cell>
          <table:table-cell table:number-columns-repeated="16365"/>
        </table:table-row>
        <table:table-row table:style-name="ro3">
          <table:table-cell office:value-type="string" table:style-name="ce3">
            <text:p>Sharilyn</text:p>
          </table:table-cell>
          <table:table-cell office:value-type="string" table:style-name="ce3">
            <text:p>Dewitt</text:p>
          </table:table-cell>
          <table:table-cell office:value-type="string" office:string-value="Sharilyn Dewitt" table:formula="of:=[.A333]&amp;&quot; &quot;&amp;[.B333]" table:style-name="ce3">
            <text:p>Sharilyn Dewitt</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Sharilyn@Dewitt.com" table:formula="of:=[.A333]&amp;&quot;@&quot;&amp;[.B333]&amp;&quot;.com&quot;" table:style-name="ce3">
            <text:p>Sharilyn@Dewitt.com</text:p>
          </table:table-cell>
          <table:table-cell office:value-type="string" table:style-name="ce3">
            <text:p>860-547-9672</text:p>
          </table:table-cell>
          <table:table-cell office:value-type="string" table:style-name="ce3">
            <text:p>Cukalat</text:p>
          </table:table-cell>
          <table:table-cell office:value-type="string" table:style-name="ce3">
            <text:p>Albania</text:p>
          </table:table-cell>
          <table:table-cell office:value-type="string" table:style-name="ce3">
            <text:p>Female</text:p>
          </table:table-cell>
          <table:table-cell office:value-type="string" office:string-value="https://eu.ui-avatars.com/api/?name=Sharilyn+Dewitt&amp;background=#A71284&amp;color=fff" table:formula="of:=&quot;https://eu.ui-avatars.com/api/?name=&quot;&amp;[.A333]&amp;&quot;+&quot;&amp;[.B333]&amp;&quot;&amp;background=&quot;&amp;[.S333]&amp;&quot;&amp;color=fff&quot;" table:style-name="ce7">
            <text:p>https://eu.ui-avatars.com/api/?name=Sharilyn+Dewitt&amp;background=#A71284&amp;color=fff</text:p>
          </table:table-cell>
          <table:table-cell office:value-type="string" table:style-name="ce3">
            <text:p>Rooxo</text:p>
          </table:table-cell>
          <table:table-cell office:value-type="string" table:style-name="ce3">
            <text:p>Web Designer IV</text:p>
          </table:table-cell>
          <table:table-cell office:value-type="string" table:style-name="ce3">
            <text:p>curabitur convallis duis consequat dui nec nisi volutpat eleifend donec ut dolor morbi vel lectus</text:p>
          </table:table-cell>
          <table:table-cell table:style-name="ce3"/>
          <table:table-cell office:value-type="string" table:style-name="ce3">
            <text:p>energy, agriculture, market transformation, societal values</text:p>
          </table:table-cell>
          <table:table-cell table:content-validation-name="val2" table:style-name="ce11"/>
          <table:table-cell table:content-validation-name="val2" table:style-name="ce11"/>
          <table:table-cell office:value-type="string" office:string-value="#A71284" table:formula="of:=&quot;#A&quot;&amp;RANDBETWEEN(1; 9)&amp;RANDBETWEEN(1; 9)&amp;RANDBETWEEN(1; 9)&amp;RANDBETWEEN(1; 9)&amp;RANDBETWEEN(1; 9)" table:style-name="ce11">
            <text:p>#A71284</text:p>
          </table:table-cell>
          <table:table-cell table:number-columns-repeated="16365"/>
        </table:table-row>
        <table:table-row table:style-name="ro3">
          <table:table-cell office:value-type="string" table:style-name="ce3">
            <text:p>Loriann</text:p>
          </table:table-cell>
          <table:table-cell office:value-type="string" table:style-name="ce3">
            <text:p>Genie</text:p>
          </table:table-cell>
          <table:table-cell office:value-type="string" office:string-value="Loriann Genie" table:formula="of:=[.A334]&amp;&quot; &quot;&amp;[.B334]" table:style-name="ce3">
            <text:p>Loriann Genie</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Loriann@Genie.com" table:formula="of:=[.A334]&amp;&quot;@&quot;&amp;[.B334]&amp;&quot;.com&quot;" table:style-name="ce3">
            <text:p>Loriann@Genie.com</text:p>
          </table:table-cell>
          <table:table-cell office:value-type="string" table:style-name="ce3">
            <text:p>964-530-6324</text:p>
          </table:table-cell>
          <table:table-cell office:value-type="string" table:style-name="ce3">
            <text:p>Wiślica</text:p>
          </table:table-cell>
          <table:table-cell office:value-type="string" table:style-name="ce3">
            <text:p>Poland</text:p>
          </table:table-cell>
          <table:table-cell office:value-type="string" table:style-name="ce3">
            <text:p>Female</text:p>
          </table:table-cell>
          <table:table-cell office:value-type="string" office:string-value="https://eu.ui-avatars.com/api/?name=Loriann+Genie&amp;background=#A28415&amp;color=fff" table:formula="of:=&quot;https://eu.ui-avatars.com/api/?name=&quot;&amp;[.A334]&amp;&quot;+&quot;&amp;[.B334]&amp;&quot;&amp;background=&quot;&amp;[.S334]&amp;&quot;&amp;color=fff&quot;" table:style-name="ce7">
            <text:p>https://eu.ui-avatars.com/api/?name=Loriann+Genie&amp;background=#A28415&amp;color=fff</text:p>
          </table:table-cell>
          <table:table-cell office:value-type="string" table:style-name="ce3">
            <text:p>Skippad</text:p>
          </table:table-cell>
          <table:table-cell office:value-type="string" table:style-name="ce3">
            <text:p>Executive Secretary</text:p>
          </table:table-cell>
          <table:table-cell office:value-type="string" table:style-name="ce3">
            <text:p>nec condimentum neque sapien placerat ante nulla justo aliquam quis turpis eget elit sodales scelerisque</text:p>
          </table:table-cell>
          <table:table-cell table:style-name="ce3"/>
          <table:table-cell office:value-type="string" table:style-name="ce3">
            <text:p>land conservation, public lands management, wildfires, <text:s/>coordination</text:p>
          </table:table-cell>
          <table:table-cell table:content-validation-name="val2" table:style-name="ce11"/>
          <table:table-cell table:content-validation-name="val2" table:style-name="ce11"/>
          <table:table-cell office:value-type="string" office:string-value="#A28415" table:formula="of:=&quot;#A&quot;&amp;RANDBETWEEN(1; 9)&amp;RANDBETWEEN(1; 9)&amp;RANDBETWEEN(1; 9)&amp;RANDBETWEEN(1; 9)&amp;RANDBETWEEN(1; 9)" table:style-name="ce11">
            <text:p>#A28415</text:p>
          </table:table-cell>
          <table:table-cell table:number-columns-repeated="16365"/>
        </table:table-row>
        <table:table-row table:style-name="ro3">
          <table:table-cell office:value-type="string" table:style-name="ce3">
            <text:p>Carolin</text:p>
          </table:table-cell>
          <table:table-cell office:value-type="string" table:style-name="ce3">
            <text:p>See</text:p>
          </table:table-cell>
          <table:table-cell office:value-type="string" office:string-value="Carolin See" table:formula="of:=[.A335]&amp;&quot; &quot;&amp;[.B335]" table:style-name="ce3">
            <text:p>Carolin See</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Carolin@See.com" table:formula="of:=[.A335]&amp;&quot;@&quot;&amp;[.B335]&amp;&quot;.com&quot;" table:style-name="ce3">
            <text:p>Carolin@See.com</text:p>
          </table:table-cell>
          <table:table-cell office:value-type="string" table:style-name="ce3">
            <text:p>786-592-3123</text:p>
          </table:table-cell>
          <table:table-cell office:value-type="string" table:style-name="ce3">
            <text:p>Shuiyang</text:p>
          </table:table-cell>
          <table:table-cell office:value-type="string" table:style-name="ce3">
            <text:p>China</text:p>
          </table:table-cell>
          <table:table-cell office:value-type="string" table:style-name="ce3">
            <text:p>Male</text:p>
          </table:table-cell>
          <table:table-cell office:value-type="string" office:string-value="https://eu.ui-avatars.com/api/?name=Carolin+See&amp;background=#A36287&amp;color=fff" table:formula="of:=&quot;https://eu.ui-avatars.com/api/?name=&quot;&amp;[.A335]&amp;&quot;+&quot;&amp;[.B335]&amp;&quot;&amp;background=&quot;&amp;[.S335]&amp;&quot;&amp;color=fff&quot;" table:style-name="ce7">
            <text:p>https://eu.ui-avatars.com/api/?name=Carolin+See&amp;background=#A36287&amp;color=fff</text:p>
          </table:table-cell>
          <table:table-cell office:value-type="string" table:style-name="ce3">
            <text:p>Kwilith</text:p>
          </table:table-cell>
          <table:table-cell office:value-type="string" table:style-name="ce3">
            <text:p>Staff Accountant II</text:p>
          </table:table-cell>
          <table:table-cell office:value-type="string" table:style-name="ce3">
            <text:p>pharetra magna ac consequat metus sapien ut nunc vestibulum ante ipsum primis in faucibus orci luctus et ultrices posuere</text:p>
          </table:table-cell>
          <table:table-cell table:style-name="ce3"/>
          <table:table-cell office:value-type="string" table:style-name="ce3">
            <text:p>art and communitydevelopment</text:p>
          </table:table-cell>
          <table:table-cell table:content-validation-name="val2" table:style-name="ce11"/>
          <table:table-cell table:content-validation-name="val2" table:style-name="ce11"/>
          <table:table-cell office:value-type="string" office:string-value="#A36287" table:formula="of:=&quot;#A&quot;&amp;RANDBETWEEN(1; 9)&amp;RANDBETWEEN(1; 9)&amp;RANDBETWEEN(1; 9)&amp;RANDBETWEEN(1; 9)&amp;RANDBETWEEN(1; 9)" table:style-name="ce11">
            <text:p>#A36287</text:p>
          </table:table-cell>
          <table:table-cell table:number-columns-repeated="16365"/>
        </table:table-row>
        <table:table-row table:style-name="ro3">
          <table:table-cell office:value-type="string" table:style-name="ce3">
            <text:p>Chan</text:p>
          </table:table-cell>
          <table:table-cell office:value-type="string" table:style-name="ce3">
            <text:p>Nadene</text:p>
          </table:table-cell>
          <table:table-cell office:value-type="string" office:string-value="Chan Nadene" table:formula="of:=[.A336]&amp;&quot; &quot;&amp;[.B336]" table:style-name="ce3">
            <text:p>Chan Nadene</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Chan@Nadene.com" table:formula="of:=[.A336]&amp;&quot;@&quot;&amp;[.B336]&amp;&quot;.com&quot;" table:style-name="ce3">
            <text:p>Chan@Nadene.com</text:p>
          </table:table-cell>
          <table:table-cell office:value-type="string" table:style-name="ce3">
            <text:p>657-998-9589</text:p>
          </table:table-cell>
          <table:table-cell office:value-type="string" table:style-name="ce3">
            <text:p>Smolenka</text:p>
          </table:table-cell>
          <table:table-cell office:value-type="string" table:style-name="ce3">
            <text:p>Russia</text:p>
          </table:table-cell>
          <table:table-cell office:value-type="string" table:style-name="ce3">
            <text:p>Male</text:p>
          </table:table-cell>
          <table:table-cell office:value-type="string" office:string-value="https://eu.ui-avatars.com/api/?name=Chan+Nadene&amp;background=#A89249&amp;color=fff" table:formula="of:=&quot;https://eu.ui-avatars.com/api/?name=&quot;&amp;[.A336]&amp;&quot;+&quot;&amp;[.B336]&amp;&quot;&amp;background=&quot;&amp;[.S336]&amp;&quot;&amp;color=fff&quot;" table:style-name="ce7">
            <text:p>https://eu.ui-avatars.com/api/?name=Chan+Nadene&amp;background=#A89249&amp;color=fff</text:p>
          </table:table-cell>
          <table:table-cell office:value-type="string" table:style-name="ce3">
            <text:p>Topicware</text:p>
          </table:table-cell>
          <table:table-cell office:value-type="string" table:style-name="ce3">
            <text:p>Professor</text:p>
          </table:table-cell>
          <table:table-cell office:value-type="string" table:style-name="ce3">
            <text:p>dui vel sem sed sagittis nam congue risus semper porta volutpat quam pede lobortis ligula sit amet eleifend pede</text:p>
          </table:table-cell>
          <table:table-cell table:style-name="ce3"/>
          <table:table-cell office:value-type="string" table:style-name="ce3">
            <text:p>BlockChain</text:p>
          </table:table-cell>
          <table:table-cell table:content-validation-name="val2" table:style-name="ce11"/>
          <table:table-cell table:content-validation-name="val2" table:style-name="ce11"/>
          <table:table-cell office:value-type="string" office:string-value="#A89249" table:formula="of:=&quot;#A&quot;&amp;RANDBETWEEN(1; 9)&amp;RANDBETWEEN(1; 9)&amp;RANDBETWEEN(1; 9)&amp;RANDBETWEEN(1; 9)&amp;RANDBETWEEN(1; 9)" table:style-name="ce11">
            <text:p>#A89249</text:p>
          </table:table-cell>
          <table:table-cell table:number-columns-repeated="16365"/>
        </table:table-row>
        <table:table-row table:style-name="ro3">
          <table:table-cell office:value-type="string" table:style-name="ce3">
            <text:p>Larisa</text:p>
          </table:table-cell>
          <table:table-cell office:value-type="string" table:style-name="ce3">
            <text:p>Shemeka</text:p>
          </table:table-cell>
          <table:table-cell office:value-type="string" office:string-value="Larisa Shemeka" table:formula="of:=[.A337]&amp;&quot; &quot;&amp;[.B337]" table:style-name="ce3">
            <text:p>Larisa Shemeka</text:p>
          </table:table-cell>
          <table:table-cell office:value-type="string" table:content-validation-name="val4" table:style-name="ce3">
            <text:p>Driving the adoption of living labs</text:p>
          </table:table-cell>
          <table:table-cell office:value-type="string" table:content-validation-name="val5" table:style-name="ce3">
            <text:p>Stakeholder</text:p>
          </table:table-cell>
          <table:table-cell office:value-type="string" office:string-value="Larisa@Shemeka.com" table:formula="of:=[.A337]&amp;&quot;@&quot;&amp;[.B337]&amp;&quot;.com&quot;" table:style-name="ce3">
            <text:p>Larisa@Shemeka.com</text:p>
          </table:table-cell>
          <table:table-cell office:value-type="string" table:style-name="ce3">
            <text:p>541-798-6192</text:p>
          </table:table-cell>
          <table:table-cell office:value-type="string" table:style-name="ce3">
            <text:p>Singaparna</text:p>
          </table:table-cell>
          <table:table-cell office:value-type="string" table:style-name="ce3">
            <text:p>Indonesia</text:p>
          </table:table-cell>
          <table:table-cell office:value-type="string" table:style-name="ce3">
            <text:p>Male</text:p>
          </table:table-cell>
          <table:table-cell office:value-type="string" office:string-value="https://eu.ui-avatars.com/api/?name=Larisa+Shemeka&amp;background=#A65272&amp;color=fff" table:formula="of:=&quot;https://eu.ui-avatars.com/api/?name=&quot;&amp;[.A337]&amp;&quot;+&quot;&amp;[.B337]&amp;&quot;&amp;background=&quot;&amp;[.S337]&amp;&quot;&amp;color=fff&quot;" table:style-name="ce7">
            <text:p>https://eu.ui-avatars.com/api/?name=Larisa+Shemeka&amp;background=#A65272&amp;color=fff</text:p>
          </table:table-cell>
          <table:table-cell office:value-type="string" table:style-name="ce3">
            <text:p>Vipe</text:p>
          </table:table-cell>
          <table:table-cell office:value-type="string" table:style-name="ce3">
            <text:p>Database Administrator IV</text:p>
          </table:table-cell>
          <table:table-cell office:value-type="string" table:style-name="ce3">
            <text:p>non pretium quis lectus suspendisse potenti in eleifend quam a odio</text:p>
          </table:table-cell>
          <table:table-cell table:style-name="ce3"/>
          <table:table-cell office:value-type="string" table:style-name="ce3">
            <text:p>none</text:p>
          </table:table-cell>
          <table:table-cell table:content-validation-name="val2" table:style-name="ce11"/>
          <table:table-cell table:content-validation-name="val2" table:style-name="ce11"/>
          <table:table-cell office:value-type="string" office:string-value="#A65272" table:formula="of:=&quot;#A&quot;&amp;RANDBETWEEN(1; 9)&amp;RANDBETWEEN(1; 9)&amp;RANDBETWEEN(1; 9)&amp;RANDBETWEEN(1; 9)&amp;RANDBETWEEN(1; 9)" table:style-name="ce11">
            <text:p>#A65272</text:p>
          </table:table-cell>
          <table:table-cell table:number-columns-repeated="16365"/>
        </table:table-row>
        <table:table-row table:style-name="ro3">
          <table:table-cell office:value-type="string" table:style-name="ce3">
            <text:p>Carmel</text:p>
          </table:table-cell>
          <table:table-cell office:value-type="string" table:style-name="ce3">
            <text:p>Dede</text:p>
          </table:table-cell>
          <table:table-cell office:value-type="string" office:string-value="Carmel Dede" table:formula="of:=[.A338]&amp;&quot; &quot;&amp;[.B338]" table:style-name="ce3">
            <text:p>Carmel Ded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Carmel@Dede.com" table:formula="of:=[.A338]&amp;&quot;@&quot;&amp;[.B338]&amp;&quot;.com&quot;" table:style-name="ce3">
            <text:p>Carmel@Dede.com</text:p>
          </table:table-cell>
          <table:table-cell office:value-type="string" table:style-name="ce3">
            <text:p>742-530-1965</text:p>
          </table:table-cell>
          <table:table-cell office:value-type="string" table:style-name="ce3">
            <text:p>Trakan Phut Phon</text:p>
          </table:table-cell>
          <table:table-cell office:value-type="string" table:style-name="ce3">
            <text:p>Thailand</text:p>
          </table:table-cell>
          <table:table-cell office:value-type="string" table:style-name="ce3">
            <text:p>Male</text:p>
          </table:table-cell>
          <table:table-cell office:value-type="string" office:string-value="https://eu.ui-avatars.com/api/?name=Carmel+Dede&amp;background=#A54732&amp;color=fff" table:formula="of:=&quot;https://eu.ui-avatars.com/api/?name=&quot;&amp;[.A338]&amp;&quot;+&quot;&amp;[.B338]&amp;&quot;&amp;background=&quot;&amp;[.S338]&amp;&quot;&amp;color=fff&quot;" table:style-name="ce7">
            <text:p>https://eu.ui-avatars.com/api/?name=Carmel+Dede&amp;background=#A54732&amp;color=fff</text:p>
          </table:table-cell>
          <table:table-cell office:value-type="string" table:style-name="ce3">
            <text:p>Gevee</text:p>
          </table:table-cell>
          <table:table-cell office:value-type="string" table:style-name="ce3">
            <text:p>Budget/Accounting Analyst II</text:p>
          </table:table-cell>
          <table:table-cell office:value-type="string" table:style-name="ce3">
            <text:p>tortor sollicitudin mi sit amet lobortis sapien sapien non mi integer ac neque duis</text:p>
          </table:table-cell>
          <table:table-cell table:style-name="ce3"/>
          <table:table-cell office:value-type="string" table:style-name="ce3">
            <text:p>#strategy</text:p>
          </table:table-cell>
          <table:table-cell table:content-validation-name="val2" table:style-name="ce11"/>
          <table:table-cell table:content-validation-name="val2" table:style-name="ce11"/>
          <table:table-cell office:value-type="string" office:string-value="#A54732" table:formula="of:=&quot;#A&quot;&amp;RANDBETWEEN(1; 9)&amp;RANDBETWEEN(1; 9)&amp;RANDBETWEEN(1; 9)&amp;RANDBETWEEN(1; 9)&amp;RANDBETWEEN(1; 9)" table:style-name="ce11">
            <text:p>#A54732</text:p>
          </table:table-cell>
          <table:table-cell table:number-columns-repeated="16365"/>
        </table:table-row>
        <table:table-row table:style-name="ro3">
          <table:table-cell office:value-type="string" table:style-name="ce3">
            <text:p>Ling</text:p>
          </table:table-cell>
          <table:table-cell office:value-type="string" table:style-name="ce3">
            <text:p>Jin</text:p>
          </table:table-cell>
          <table:table-cell office:value-type="string" office:string-value="Ling Jin" table:formula="of:=[.A339]&amp;&quot; &quot;&amp;[.B339]" table:style-name="ce3">
            <text:p>Ling Ji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Ling@Jin.com" table:formula="of:=[.A339]&amp;&quot;@&quot;&amp;[.B339]&amp;&quot;.com&quot;" table:style-name="ce3">
            <text:p>Ling@Jin.com</text:p>
          </table:table-cell>
          <table:table-cell office:value-type="string" table:style-name="ce3">
            <text:p>941-576-2564</text:p>
          </table:table-cell>
          <table:table-cell office:value-type="string" table:style-name="ce3">
            <text:p>Kirovohrad</text:p>
          </table:table-cell>
          <table:table-cell office:value-type="string" table:style-name="ce3">
            <text:p>Ukraine</text:p>
          </table:table-cell>
          <table:table-cell office:value-type="string" table:style-name="ce3">
            <text:p>Male</text:p>
          </table:table-cell>
          <table:table-cell office:value-type="string" office:string-value="https://eu.ui-avatars.com/api/?name=Ling+Jin&amp;background=#A93441&amp;color=fff" table:formula="of:=&quot;https://eu.ui-avatars.com/api/?name=&quot;&amp;[.A339]&amp;&quot;+&quot;&amp;[.B339]&amp;&quot;&amp;background=&quot;&amp;[.S339]&amp;&quot;&amp;color=fff&quot;" table:style-name="ce7">
            <text:p>https://eu.ui-avatars.com/api/?name=Ling+Jin&amp;background=#A93441&amp;color=fff</text:p>
          </table:table-cell>
          <table:table-cell office:value-type="string" table:style-name="ce3">
            <text:p>Tavu</text:p>
          </table:table-cell>
          <table:table-cell office:value-type="string" table:style-name="ce3">
            <text:p>Associate Professor</text:p>
          </table:table-cell>
          <table:table-cell office:value-type="string" table:style-name="ce3">
            <text:p>potenti cras in purus eu magna vulputate luctus cum sociis natoque penatibus et magnis dis parturient montes</text:p>
          </table:table-cell>
          <table:table-cell table:style-name="ce3"/>
          <table:table-cell office:value-type="string" table:style-name="ce3">
            <text:p>conspiracy, natural health, health, millenials, drugs, Australia, travel</text:p>
          </table:table-cell>
          <table:table-cell table:content-validation-name="val2" table:style-name="ce11"/>
          <table:table-cell table:content-validation-name="val2" table:style-name="ce11"/>
          <table:table-cell office:value-type="string" office:string-value="#A93441" table:formula="of:=&quot;#A&quot;&amp;RANDBETWEEN(1; 9)&amp;RANDBETWEEN(1; 9)&amp;RANDBETWEEN(1; 9)&amp;RANDBETWEEN(1; 9)&amp;RANDBETWEEN(1; 9)" table:style-name="ce11">
            <text:p>#A93441</text:p>
          </table:table-cell>
          <table:table-cell table:number-columns-repeated="16365"/>
        </table:table-row>
        <table:table-row table:style-name="ro3">
          <table:table-cell office:value-type="string" table:style-name="ce3">
            <text:p>Aleta</text:p>
          </table:table-cell>
          <table:table-cell office:value-type="string" table:style-name="ce3">
            <text:p>Lianne</text:p>
          </table:table-cell>
          <table:table-cell office:value-type="string" office:string-value="Aleta Lianne" table:formula="of:=[.A340]&amp;&quot; &quot;&amp;[.B340]" table:style-name="ce3">
            <text:p>Aleta Liann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Aleta@Lianne.com" table:formula="of:=[.A340]&amp;&quot;@&quot;&amp;[.B340]&amp;&quot;.com&quot;" table:style-name="ce3">
            <text:p>Aleta@Lianne.com</text:p>
          </table:table-cell>
          <table:table-cell office:value-type="string" table:style-name="ce3">
            <text:p>194-786-1220</text:p>
          </table:table-cell>
          <table:table-cell office:value-type="string" table:style-name="ce3">
            <text:p>Taavetti</text:p>
          </table:table-cell>
          <table:table-cell office:value-type="string" table:style-name="ce3">
            <text:p>Finland</text:p>
          </table:table-cell>
          <table:table-cell office:value-type="string" table:style-name="ce3">
            <text:p>Male</text:p>
          </table:table-cell>
          <table:table-cell office:value-type="string" office:string-value="https://eu.ui-avatars.com/api/?name=Aleta+Lianne&amp;background=#A13693&amp;color=fff" table:formula="of:=&quot;https://eu.ui-avatars.com/api/?name=&quot;&amp;[.A340]&amp;&quot;+&quot;&amp;[.B340]&amp;&quot;&amp;background=&quot;&amp;[.S340]&amp;&quot;&amp;color=fff&quot;" table:style-name="ce7">
            <text:p>https://eu.ui-avatars.com/api/?name=Aleta+Lianne&amp;background=#A13693&amp;color=fff</text:p>
          </table:table-cell>
          <table:table-cell office:value-type="string" table:style-name="ce3">
            <text:p>Photofeed</text:p>
          </table:table-cell>
          <table:table-cell office:value-type="string" table:style-name="ce3">
            <text:p>Database Administrator II</text:p>
          </table:table-cell>
          <table:table-cell office:value-type="string" table:style-name="ce3">
            <text:p>natoque penatibus et magnis dis parturient montes nascetur ridiculus mus etiam vel</text:p>
          </table:table-cell>
          <table:table-cell table:style-name="ce3"/>
          <table:table-cell office:value-type="string" table:style-name="ce3">
            <text:p>#StrajkKobiet ***** ***</text:p>
          </table:table-cell>
          <table:table-cell table:content-validation-name="val2" table:style-name="ce11"/>
          <table:table-cell table:content-validation-name="val2" table:style-name="ce11"/>
          <table:table-cell office:value-type="string" office:string-value="#A13693" table:formula="of:=&quot;#A&quot;&amp;RANDBETWEEN(1; 9)&amp;RANDBETWEEN(1; 9)&amp;RANDBETWEEN(1; 9)&amp;RANDBETWEEN(1; 9)&amp;RANDBETWEEN(1; 9)" table:style-name="ce11">
            <text:p>#A13693</text:p>
          </table:table-cell>
          <table:table-cell table:number-columns-repeated="16365"/>
        </table:table-row>
        <table:table-row table:style-name="ro3">
          <table:table-cell office:value-type="string" table:style-name="ce3">
            <text:p>Elenore</text:p>
          </table:table-cell>
          <table:table-cell office:value-type="string" table:style-name="ce3">
            <text:p>Fe</text:p>
          </table:table-cell>
          <table:table-cell office:value-type="string" office:string-value="Elenore Fe" table:formula="of:=[.A341]&amp;&quot; &quot;&amp;[.B341]" table:style-name="ce3">
            <text:p>Elenore Fe</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Elenore@Fe.com" table:formula="of:=[.A341]&amp;&quot;@&quot;&amp;[.B341]&amp;&quot;.com&quot;" table:style-name="ce3">
            <text:p>Elenore@Fe.com</text:p>
          </table:table-cell>
          <table:table-cell office:value-type="string" table:style-name="ce3">
            <text:p>744-839-7965</text:p>
          </table:table-cell>
          <table:table-cell office:value-type="string" table:style-name="ce3">
            <text:p>Mateur</text:p>
          </table:table-cell>
          <table:table-cell office:value-type="string" table:style-name="ce3">
            <text:p>Tunisia</text:p>
          </table:table-cell>
          <table:table-cell office:value-type="string" table:style-name="ce3">
            <text:p>Female</text:p>
          </table:table-cell>
          <table:table-cell office:value-type="string" office:string-value="https://eu.ui-avatars.com/api/?name=Elenore+Fe&amp;background=#A14774&amp;color=fff" table:formula="of:=&quot;https://eu.ui-avatars.com/api/?name=&quot;&amp;[.A341]&amp;&quot;+&quot;&amp;[.B341]&amp;&quot;&amp;background=&quot;&amp;[.S341]&amp;&quot;&amp;color=fff&quot;" table:style-name="ce7">
            <text:p>https://eu.ui-avatars.com/api/?name=Elenore+Fe&amp;background=#A14774&amp;color=fff</text:p>
          </table:table-cell>
          <table:table-cell office:value-type="string" table:style-name="ce3">
            <text:p>Dynabox</text:p>
          </table:table-cell>
          <table:table-cell office:value-type="string" table:style-name="ce3">
            <text:p>Research Assistant III</text:p>
          </table:table-cell>
          <table:table-cell office:value-type="string" table:style-name="ce3">
            <text:p>odio elementum eu interdum eu tincidunt in leo maecenas pulvinar lobortis est phasellus sit amet erat nulla tempus vivamus</text:p>
          </table:table-cell>
          <table:table-cell table:style-name="ce3"/>
          <table:table-cell office:value-type="string" table:style-name="ce3">
            <text:p>Civil ENgineer</text:p>
          </table:table-cell>
          <table:table-cell table:content-validation-name="val2" table:style-name="ce11"/>
          <table:table-cell table:content-validation-name="val2" table:style-name="ce11"/>
          <table:table-cell office:value-type="string" office:string-value="#A14774" table:formula="of:=&quot;#A&quot;&amp;RANDBETWEEN(1; 9)&amp;RANDBETWEEN(1; 9)&amp;RANDBETWEEN(1; 9)&amp;RANDBETWEEN(1; 9)&amp;RANDBETWEEN(1; 9)" table:style-name="ce11">
            <text:p>#A14774</text:p>
          </table:table-cell>
          <table:table-cell table:number-columns-repeated="16365"/>
        </table:table-row>
        <table:table-row table:style-name="ro3">
          <table:table-cell office:value-type="string" table:style-name="ce3">
            <text:p>Jolanda</text:p>
          </table:table-cell>
          <table:table-cell office:value-type="string" table:style-name="ce3">
            <text:p>Shawnda</text:p>
          </table:table-cell>
          <table:table-cell office:value-type="string" office:string-value="Jolanda Shawnda" table:formula="of:=[.A342]&amp;&quot; &quot;&amp;[.B342]" table:style-name="ce3">
            <text:p>Jolanda Shawnd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olanda@Shawnda.com" table:formula="of:=[.A342]&amp;&quot;@&quot;&amp;[.B342]&amp;&quot;.com&quot;" table:style-name="ce3">
            <text:p>Jolanda@Shawnda.com</text:p>
          </table:table-cell>
          <table:table-cell office:value-type="string" table:style-name="ce3">
            <text:p>335-975-7335</text:p>
          </table:table-cell>
          <table:table-cell office:value-type="string" table:style-name="ce3">
            <text:p>Dumaguete</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olanda+Shawnda&amp;background=#A58951&amp;color=fff" table:formula="of:=&quot;https://eu.ui-avatars.com/api/?name=&quot;&amp;[.A342]&amp;&quot;+&quot;&amp;[.B342]&amp;&quot;&amp;background=&quot;&amp;[.S342]&amp;&quot;&amp;color=fff&quot;" table:style-name="ce7">
            <text:p>https://eu.ui-avatars.com/api/?name=Jolanda+Shawnda&amp;background=#A58951&amp;color=fff</text:p>
          </table:table-cell>
          <table:table-cell office:value-type="string" table:style-name="ce3">
            <text:p>Jabbertype</text:p>
          </table:table-cell>
          <table:table-cell office:value-type="string" table:style-name="ce3">
            <text:p>Internal Auditor</text:p>
          </table:table-cell>
          <table:table-cell office:value-type="string" table:style-name="ce3">
            <text:p>proin risus praesent lectus vestibulum quam sapien varius ut blandit non interdum in ante vestibulum ante</text:p>
          </table:table-cell>
          <table:table-cell table:style-name="ce3"/>
          <table:table-cell office:value-type="string" table:style-name="ce3">
            <text:p>safety, neighbourhood, health, social inclusion</text:p>
          </table:table-cell>
          <table:table-cell table:content-validation-name="val2" table:style-name="ce11"/>
          <table:table-cell table:content-validation-name="val2" table:style-name="ce11"/>
          <table:table-cell office:value-type="string" office:string-value="#A58951" table:formula="of:=&quot;#A&quot;&amp;RANDBETWEEN(1; 9)&amp;RANDBETWEEN(1; 9)&amp;RANDBETWEEN(1; 9)&amp;RANDBETWEEN(1; 9)&amp;RANDBETWEEN(1; 9)" table:style-name="ce11">
            <text:p>#A58951</text:p>
          </table:table-cell>
          <table:table-cell table:number-columns-repeated="16365"/>
        </table:table-row>
        <table:table-row table:style-name="ro3">
          <table:table-cell office:value-type="string" table:style-name="ce3">
            <text:p>Phylis</text:p>
          </table:table-cell>
          <table:table-cell office:value-type="string" table:style-name="ce3">
            <text:p>Chun</text:p>
          </table:table-cell>
          <table:table-cell office:value-type="string" office:string-value="Phylis Chun" table:formula="of:=[.A343]&amp;&quot; &quot;&amp;[.B343]" table:style-name="ce3">
            <text:p>Phylis Chu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Phylis@Chun.com" table:formula="of:=[.A343]&amp;&quot;@&quot;&amp;[.B343]&amp;&quot;.com&quot;" table:style-name="ce3">
            <text:p>Phylis@Chun.com</text:p>
          </table:table-cell>
          <table:table-cell office:value-type="string" table:style-name="ce3">
            <text:p>817-309-9435</text:p>
          </table:table-cell>
          <table:table-cell office:value-type="string" table:style-name="ce3">
            <text:p>Gondomar</text:p>
          </table:table-cell>
          <table:table-cell office:value-type="string" table:style-name="ce3">
            <text:p>Portugal</text:p>
          </table:table-cell>
          <table:table-cell office:value-type="string" table:style-name="ce3">
            <text:p>Female</text:p>
          </table:table-cell>
          <table:table-cell office:value-type="string" office:string-value="https://eu.ui-avatars.com/api/?name=Phylis+Chun&amp;background=#A25223&amp;color=fff" table:formula="of:=&quot;https://eu.ui-avatars.com/api/?name=&quot;&amp;[.A343]&amp;&quot;+&quot;&amp;[.B343]&amp;&quot;&amp;background=&quot;&amp;[.S343]&amp;&quot;&amp;color=fff&quot;" table:style-name="ce7">
            <text:p>https://eu.ui-avatars.com/api/?name=Phylis+Chun&amp;background=#A25223&amp;color=fff</text:p>
          </table:table-cell>
          <table:table-cell office:value-type="string" table:style-name="ce3">
            <text:p>Wikido</text:p>
          </table:table-cell>
          <table:table-cell office:value-type="string" table:style-name="ce3">
            <text:p>Payment Adjustment Coordinator</text:p>
          </table:table-cell>
          <table:table-cell office:value-type="string" table:style-name="ce3">
            <text:p>augue a suscipit nulla elit ac nulla sed vel enim sit amet nunc viverra dapibus nulla suscipit ligula in</text:p>
          </table:table-cell>
          <table:table-cell table:style-name="ce3"/>
          <table:table-cell office:value-type="string" table:style-name="ce3">
            <text:p>Chafo</text:p>
          </table:table-cell>
          <table:table-cell table:content-validation-name="val2" table:style-name="ce11"/>
          <table:table-cell table:content-validation-name="val2" table:style-name="ce11"/>
          <table:table-cell office:value-type="string" office:string-value="#A25223" table:formula="of:=&quot;#A&quot;&amp;RANDBETWEEN(1; 9)&amp;RANDBETWEEN(1; 9)&amp;RANDBETWEEN(1; 9)&amp;RANDBETWEEN(1; 9)&amp;RANDBETWEEN(1; 9)" table:style-name="ce11">
            <text:p>#A25223</text:p>
          </table:table-cell>
          <table:table-cell table:number-columns-repeated="16365"/>
        </table:table-row>
        <table:table-row table:style-name="ro3">
          <table:table-cell office:value-type="string" table:style-name="ce3">
            <text:p>Jeanie</text:p>
          </table:table-cell>
          <table:table-cell office:value-type="string" table:style-name="ce3">
            <text:p>Flo</text:p>
          </table:table-cell>
          <table:table-cell office:value-type="string" office:string-value="Jeanie Flo" table:formula="of:=[.A344]&amp;&quot; &quot;&amp;[.B344]" table:style-name="ce3">
            <text:p>Jeanie Flo</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eanie@Flo.com" table:formula="of:=[.A344]&amp;&quot;@&quot;&amp;[.B344]&amp;&quot;.com&quot;" table:style-name="ce3">
            <text:p>Jeanie@Flo.com</text:p>
          </table:table-cell>
          <table:table-cell office:value-type="string" table:style-name="ce3">
            <text:p>986-763-3431</text:p>
          </table:table-cell>
          <table:table-cell office:value-type="string" table:style-name="ce3">
            <text:p>Repki</text:p>
          </table:table-cell>
          <table:table-cell office:value-type="string" table:style-name="ce3">
            <text:p>Poland</text:p>
          </table:table-cell>
          <table:table-cell office:value-type="string" table:style-name="ce3">
            <text:p>Male</text:p>
          </table:table-cell>
          <table:table-cell office:value-type="string" office:string-value="https://eu.ui-avatars.com/api/?name=Jeanie+Flo&amp;background=#A67188&amp;color=fff" table:formula="of:=&quot;https://eu.ui-avatars.com/api/?name=&quot;&amp;[.A344]&amp;&quot;+&quot;&amp;[.B344]&amp;&quot;&amp;background=&quot;&amp;[.S344]&amp;&quot;&amp;color=fff&quot;" table:style-name="ce7">
            <text:p>https://eu.ui-avatars.com/api/?name=Jeanie+Flo&amp;background=#A67188&amp;color=fff</text:p>
          </table:table-cell>
          <table:table-cell office:value-type="string" table:style-name="ce3">
            <text:p>Mymm</text:p>
          </table:table-cell>
          <table:table-cell office:value-type="string" table:style-name="ce3">
            <text:p>Chief Design Engineer</text:p>
          </table:table-cell>
          <table:table-cell office:value-type="string" table:style-name="ce3">
            <text:p>donec posuere metus vitae ipsum aliquam non mauris morbi non</text:p>
          </table:table-cell>
          <table:table-cell table:style-name="ce3"/>
          <table:table-cell office:value-type="string" table:style-name="ce3">
            <text:p>DeLuzTech</text:p>
          </table:table-cell>
          <table:table-cell table:content-validation-name="val2" table:style-name="ce11"/>
          <table:table-cell table:content-validation-name="val2" table:style-name="ce11"/>
          <table:table-cell office:value-type="string" office:string-value="#A67188" table:formula="of:=&quot;#A&quot;&amp;RANDBETWEEN(1; 9)&amp;RANDBETWEEN(1; 9)&amp;RANDBETWEEN(1; 9)&amp;RANDBETWEEN(1; 9)&amp;RANDBETWEEN(1; 9)" table:style-name="ce11">
            <text:p>#A67188</text:p>
          </table:table-cell>
          <table:table-cell table:number-columns-repeated="16365"/>
        </table:table-row>
        <table:table-row table:style-name="ro3">
          <table:table-cell office:value-type="string" table:style-name="ce3">
            <text:p>Annmarie</text:p>
          </table:table-cell>
          <table:table-cell office:value-type="string" table:style-name="ce3">
            <text:p>Kathi</text:p>
          </table:table-cell>
          <table:table-cell office:value-type="string" office:string-value="Annmarie Kathi" table:formula="of:=[.A345]&amp;&quot; &quot;&amp;[.B345]" table:style-name="ce3">
            <text:p>Annmarie Kathi</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Annmarie@Kathi.com" table:formula="of:=[.A345]&amp;&quot;@&quot;&amp;[.B345]&amp;&quot;.com&quot;" table:style-name="ce3">
            <text:p>Annmarie@Kathi.com</text:p>
          </table:table-cell>
          <table:table-cell office:value-type="string" table:style-name="ce3">
            <text:p>207-400-5342</text:p>
          </table:table-cell>
          <table:table-cell office:value-type="string" table:style-name="ce3">
            <text:p>Bungabon</text:p>
          </table:table-cell>
          <table:table-cell office:value-type="string" table:style-name="ce3">
            <text:p>Philippines</text:p>
          </table:table-cell>
          <table:table-cell office:value-type="string" table:style-name="ce3">
            <text:p>Male</text:p>
          </table:table-cell>
          <table:table-cell office:value-type="string" office:string-value="https://eu.ui-avatars.com/api/?name=Annmarie+Kathi&amp;background=#A89147&amp;color=fff" table:formula="of:=&quot;https://eu.ui-avatars.com/api/?name=&quot;&amp;[.A345]&amp;&quot;+&quot;&amp;[.B345]&amp;&quot;&amp;background=&quot;&amp;[.S345]&amp;&quot;&amp;color=fff&quot;" table:style-name="ce7">
            <text:p>https://eu.ui-avatars.com/api/?name=Annmarie+Kathi&amp;background=#A89147&amp;color=fff</text:p>
          </table:table-cell>
          <table:table-cell office:value-type="string" table:style-name="ce3">
            <text:p>Fanoodle</text:p>
          </table:table-cell>
          <table:table-cell office:value-type="string" table:style-name="ce3">
            <text:p>Information Systems Manager</text:p>
          </table:table-cell>
          <table:table-cell office:value-type="string" table:style-name="ce3">
            <text:p>at nunc commodo placerat praesent blandit nam nulla integer pede justo lacinia eget tincidunt eget tempus vel</text:p>
          </table:table-cell>
          <table:table-cell table:style-name="ce3"/>
          <table:table-cell office:value-type="string" table:style-name="ce3">
            <text:p>#</text:p>
          </table:table-cell>
          <table:table-cell table:content-validation-name="val2" table:style-name="ce11"/>
          <table:table-cell table:content-validation-name="val2" table:style-name="ce11"/>
          <table:table-cell office:value-type="string" office:string-value="#A89147" table:formula="of:=&quot;#A&quot;&amp;RANDBETWEEN(1; 9)&amp;RANDBETWEEN(1; 9)&amp;RANDBETWEEN(1; 9)&amp;RANDBETWEEN(1; 9)&amp;RANDBETWEEN(1; 9)" table:style-name="ce11">
            <text:p>#A89147</text:p>
          </table:table-cell>
          <table:table-cell table:number-columns-repeated="16365"/>
        </table:table-row>
        <table:table-row table:style-name="ro3">
          <table:table-cell office:value-type="string" table:style-name="ce3">
            <text:p>Christy</text:p>
          </table:table-cell>
          <table:table-cell office:value-type="string" table:style-name="ce3">
            <text:p>Velva</text:p>
          </table:table-cell>
          <table:table-cell office:value-type="string" office:string-value="Christy Velva" table:formula="of:=[.A346]&amp;&quot; &quot;&amp;[.B346]" table:style-name="ce3">
            <text:p>Christy Velv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Christy@Velva.com" table:formula="of:=[.A346]&amp;&quot;@&quot;&amp;[.B346]&amp;&quot;.com&quot;" table:style-name="ce3">
            <text:p>Christy@Velva.com</text:p>
          </table:table-cell>
          <table:table-cell office:value-type="string" table:style-name="ce3">
            <text:p>821-856-2343</text:p>
          </table:table-cell>
          <table:table-cell office:value-type="string" table:style-name="ce3">
            <text:p>Kujang</text:p>
          </table:table-cell>
          <table:table-cell office:value-type="string" table:style-name="ce3">
            <text:p>Indonesia</text:p>
          </table:table-cell>
          <table:table-cell office:value-type="string" table:style-name="ce3">
            <text:p>Male</text:p>
          </table:table-cell>
          <table:table-cell office:value-type="string" office:string-value="https://eu.ui-avatars.com/api/?name=Christy+Velva&amp;background=#A85635&amp;color=fff" table:formula="of:=&quot;https://eu.ui-avatars.com/api/?name=&quot;&amp;[.A346]&amp;&quot;+&quot;&amp;[.B346]&amp;&quot;&amp;background=&quot;&amp;[.S346]&amp;&quot;&amp;color=fff&quot;" table:style-name="ce7">
            <text:p>https://eu.ui-avatars.com/api/?name=Christy+Velva&amp;background=#A85635&amp;color=fff</text:p>
          </table:table-cell>
          <table:table-cell office:value-type="string" table:style-name="ce3">
            <text:p>Brainbox</text:p>
          </table:table-cell>
          <table:table-cell office:value-type="string" table:style-name="ce3">
            <text:p>Senior Sales Associate</text:p>
          </table:table-cell>
          <table:table-cell office:value-type="string" table:style-name="ce3">
            <text:p>id turpis integer aliquet massa id lobortis convallis tortor risus dapibus augue vel accumsan tellus nisi eu orci mauris lacinia</text:p>
          </table:table-cell>
          <table:table-cell table:style-name="ce3"/>
          <table:table-cell office:value-type="string" table:style-name="ce3">
            <text:p>#makeadifference</text:p>
          </table:table-cell>
          <table:table-cell table:content-validation-name="val2" table:style-name="ce11"/>
          <table:table-cell table:content-validation-name="val2" table:style-name="ce11"/>
          <table:table-cell office:value-type="string" office:string-value="#A85635" table:formula="of:=&quot;#A&quot;&amp;RANDBETWEEN(1; 9)&amp;RANDBETWEEN(1; 9)&amp;RANDBETWEEN(1; 9)&amp;RANDBETWEEN(1; 9)&amp;RANDBETWEEN(1; 9)" table:style-name="ce11">
            <text:p>#A85635</text:p>
          </table:table-cell>
          <table:table-cell table:number-columns-repeated="16365"/>
        </table:table-row>
        <table:table-row table:style-name="ro3">
          <table:table-cell office:value-type="string" table:style-name="ce3">
            <text:p>Rima</text:p>
          </table:table-cell>
          <table:table-cell office:value-type="string" table:style-name="ce3">
            <text:p>Margareta</text:p>
          </table:table-cell>
          <table:table-cell office:value-type="string" office:string-value="Rima Margareta" table:formula="of:=[.A347]&amp;&quot; &quot;&amp;[.B347]" table:style-name="ce3">
            <text:p>Rima Margareta</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Rima@Margareta.com" table:formula="of:=[.A347]&amp;&quot;@&quot;&amp;[.B347]&amp;&quot;.com&quot;" table:style-name="ce3">
            <text:p>Rima@Margareta.com</text:p>
          </table:table-cell>
          <table:table-cell office:value-type="string" table:style-name="ce3">
            <text:p>998-113-9151</text:p>
          </table:table-cell>
          <table:table-cell office:value-type="string" table:style-name="ce3">
            <text:p>Albertville</text:p>
          </table:table-cell>
          <table:table-cell office:value-type="string" table:style-name="ce3">
            <text:p>France</text:p>
          </table:table-cell>
          <table:table-cell office:value-type="string" table:style-name="ce3">
            <text:p>Male</text:p>
          </table:table-cell>
          <table:table-cell office:value-type="string" office:string-value="https://eu.ui-avatars.com/api/?name=Rima+Margareta&amp;background=#A18375&amp;color=fff" table:formula="of:=&quot;https://eu.ui-avatars.com/api/?name=&quot;&amp;[.A347]&amp;&quot;+&quot;&amp;[.B347]&amp;&quot;&amp;background=&quot;&amp;[.S347]&amp;&quot;&amp;color=fff&quot;" table:style-name="ce7">
            <text:p>https://eu.ui-avatars.com/api/?name=Rima+Margareta&amp;background=#A18375&amp;color=fff</text:p>
          </table:table-cell>
          <table:table-cell office:value-type="string" table:style-name="ce3">
            <text:p>Fadeo</text:p>
          </table:table-cell>
          <table:table-cell office:value-type="string" table:style-name="ce3">
            <text:p>Budget/Accounting Analyst I</text:p>
          </table:table-cell>
          <table:table-cell office:value-type="string" table:style-name="ce3">
            <text:p>at dolor quis odio consequat varius integer ac leo pellentesque ultrices mattis odio donec</text:p>
          </table:table-cell>
          <table:table-cell table:style-name="ce3"/>
          <table:table-cell office:value-type="string" table:style-name="ce3">
            <text:p>#agi</text:p>
          </table:table-cell>
          <table:table-cell table:content-validation-name="val2" table:style-name="ce11"/>
          <table:table-cell table:content-validation-name="val2" table:style-name="ce11"/>
          <table:table-cell office:value-type="string" office:string-value="#A18375" table:formula="of:=&quot;#A&quot;&amp;RANDBETWEEN(1; 9)&amp;RANDBETWEEN(1; 9)&amp;RANDBETWEEN(1; 9)&amp;RANDBETWEEN(1; 9)&amp;RANDBETWEEN(1; 9)" table:style-name="ce11">
            <text:p>#A18375</text:p>
          </table:table-cell>
          <table:table-cell table:number-columns-repeated="16365"/>
        </table:table-row>
        <table:table-row table:style-name="ro3">
          <table:table-cell office:value-type="string" table:style-name="ce3">
            <text:p>Jeanie</text:p>
          </table:table-cell>
          <table:table-cell office:value-type="string" table:style-name="ce3">
            <text:p>Gerard</text:p>
          </table:table-cell>
          <table:table-cell office:value-type="string" office:string-value="Jeanie Gerard" table:formula="of:=[.A348]&amp;&quot; &quot;&amp;[.B348]" table:style-name="ce3">
            <text:p>Jeanie Gerard</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Jeanie@Gerard.com" table:formula="of:=[.A348]&amp;&quot;@&quot;&amp;[.B348]&amp;&quot;.com&quot;" table:style-name="ce3">
            <text:p>Jeanie@Gerard.com</text:p>
          </table:table-cell>
          <table:table-cell office:value-type="string" table:style-name="ce3">
            <text:p>124-557-3871</text:p>
          </table:table-cell>
          <table:table-cell office:value-type="string" table:style-name="ce3">
            <text:p>Shihuiqiao</text:p>
          </table:table-cell>
          <table:table-cell office:value-type="string" table:style-name="ce3">
            <text:p>China</text:p>
          </table:table-cell>
          <table:table-cell office:value-type="string" table:style-name="ce3">
            <text:p>Female</text:p>
          </table:table-cell>
          <table:table-cell office:value-type="string" office:string-value="https://eu.ui-avatars.com/api/?name=Jeanie+Gerard&amp;background=#A46936&amp;color=fff" table:formula="of:=&quot;https://eu.ui-avatars.com/api/?name=&quot;&amp;[.A348]&amp;&quot;+&quot;&amp;[.B348]&amp;&quot;&amp;background=&quot;&amp;[.S348]&amp;&quot;&amp;color=fff&quot;" table:style-name="ce7">
            <text:p>https://eu.ui-avatars.com/api/?name=Jeanie+Gerard&amp;background=#A46936&amp;color=fff</text:p>
          </table:table-cell>
          <table:table-cell office:value-type="string" table:style-name="ce3">
            <text:p>Browsezoom</text:p>
          </table:table-cell>
          <table:table-cell office:value-type="string" table:style-name="ce3">
            <text:p>Media Manager II</text:p>
          </table:table-cell>
          <table:table-cell office:value-type="string" table:style-name="ce3">
            <text:p>ultrices posuere cubilia curae donec pharetra magna vestibulum aliquet ultrices erat tortor sollicitudin mi</text:p>
          </table:table-cell>
          <table:table-cell table:style-name="ce3"/>
          <table:table-cell office:value-type="string" table:style-name="ce3">
            <text:p>Design</text:p>
          </table:table-cell>
          <table:table-cell table:content-validation-name="val2" table:style-name="ce11"/>
          <table:table-cell table:content-validation-name="val2" table:style-name="ce11"/>
          <table:table-cell office:value-type="string" office:string-value="#A46936" table:formula="of:=&quot;#A&quot;&amp;RANDBETWEEN(1; 9)&amp;RANDBETWEEN(1; 9)&amp;RANDBETWEEN(1; 9)&amp;RANDBETWEEN(1; 9)&amp;RANDBETWEEN(1; 9)" table:style-name="ce11">
            <text:p>#A46936</text:p>
          </table:table-cell>
          <table:table-cell table:number-columns-repeated="16365"/>
        </table:table-row>
        <table:table-row table:style-name="ro3">
          <table:table-cell office:value-type="string" table:style-name="ce3">
            <text:p>Giovanna</text:p>
          </table:table-cell>
          <table:table-cell office:value-type="string" table:style-name="ce3">
            <text:p>Jann</text:p>
          </table:table-cell>
          <table:table-cell office:value-type="string" office:string-value="Giovanna Jann" table:formula="of:=[.A349]&amp;&quot; &quot;&amp;[.B349]" table:style-name="ce3">
            <text:p>Giovanna Jann</text:p>
          </table:table-cell>
          <table:table-cell office:value-type="string" table:content-validation-name="val4" table:style-name="ce3">
            <text:p>Driving the adoption of living labs</text:p>
          </table:table-cell>
          <table:table-cell table:content-validation-name="val5" table:style-name="ce3"/>
          <table:table-cell office:value-type="string" office:string-value="Giovanna@Jann.com" table:formula="of:=[.A349]&amp;&quot;@&quot;&amp;[.B349]&amp;&quot;.com&quot;" table:style-name="ce3">
            <text:p>Giovanna@Jann.com</text:p>
          </table:table-cell>
          <table:table-cell office:value-type="string" table:style-name="ce3">
            <text:p>259-275-7018</text:p>
          </table:table-cell>
          <table:table-cell office:value-type="string" table:style-name="ce3">
            <text:p>Kalutara</text:p>
          </table:table-cell>
          <table:table-cell office:value-type="string" table:style-name="ce3">
            <text:p>Sri Lanka</text:p>
          </table:table-cell>
          <table:table-cell office:value-type="string" table:style-name="ce3">
            <text:p>Female</text:p>
          </table:table-cell>
          <table:table-cell office:value-type="string" office:string-value="https://eu.ui-avatars.com/api/?name=Giovanna+Jann&amp;background=#A11695&amp;color=fff" table:formula="of:=&quot;https://eu.ui-avatars.com/api/?name=&quot;&amp;[.A349]&amp;&quot;+&quot;&amp;[.B349]&amp;&quot;&amp;background=&quot;&amp;[.S349]&amp;&quot;&amp;color=fff&quot;" table:style-name="ce7">
            <text:p>https://eu.ui-avatars.com/api/?name=Giovanna+Jann&amp;background=#A11695&amp;color=fff</text:p>
          </table:table-cell>
          <table:table-cell office:value-type="string" table:style-name="ce3">
            <text:p>Tavu</text:p>
          </table:table-cell>
          <table:table-cell office:value-type="string" table:style-name="ce3">
            <text:p>Internal Auditor</text:p>
          </table:table-cell>
          <table:table-cell office:value-type="string" table:style-name="ce3">
            <text:p>sed interdum venenatis turpis enim blandit mi in porttitor pede justo eu massa donec dapibus duis at velit</text:p>
          </table:table-cell>
          <table:table-cell table:style-name="ce3"/>
          <table:table-cell office:value-type="string" table:style-name="ce3">
            <text:p>AI inspired Predictive Analytics for Asset Management</text:p>
          </table:table-cell>
          <table:table-cell table:content-validation-name="val2" table:style-name="ce11"/>
          <table:table-cell table:content-validation-name="val2" table:style-name="ce11"/>
          <table:table-cell office:value-type="string" office:string-value="#A11695" table:formula="of:=&quot;#A&quot;&amp;RANDBETWEEN(1; 9)&amp;RANDBETWEEN(1; 9)&amp;RANDBETWEEN(1; 9)&amp;RANDBETWEEN(1; 9)&amp;RANDBETWEEN(1; 9)" table:style-name="ce11">
            <text:p>#A11695</text:p>
          </table:table-cell>
          <table:table-cell table:number-columns-repeated="16365"/>
        </table:table-row>
        <table:table-row table:style-name="ro3">
          <table:table-cell office:value-type="string" table:style-name="ce3">
            <text:p>Deborah</text:p>
          </table:table-cell>
          <table:table-cell office:value-type="string" table:style-name="ce3">
            <text:p>Julene</text:p>
          </table:table-cell>
          <table:table-cell office:value-type="string" office:string-value="Deborah Julene" table:formula="of:=[.A350]&amp;&quot; &quot;&amp;[.B350]" table:style-name="ce3">
            <text:p>Deborah Julene</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Deborah@Julene.com" table:formula="of:=[.A350]&amp;&quot;@&quot;&amp;[.B350]&amp;&quot;.com&quot;" table:style-name="ce3">
            <text:p>Deborah@Julene.com</text:p>
          </table:table-cell>
          <table:table-cell office:value-type="string" table:style-name="ce3">
            <text:p>589-202-9007</text:p>
          </table:table-cell>
          <table:table-cell office:value-type="string" table:style-name="ce3">
            <text:p>Plumtree</text:p>
          </table:table-cell>
          <table:table-cell office:value-type="string" table:style-name="ce3">
            <text:p>Zimbabwe</text:p>
          </table:table-cell>
          <table:table-cell office:value-type="string" table:style-name="ce3">
            <text:p>Male</text:p>
          </table:table-cell>
          <table:table-cell office:value-type="string" office:string-value="https://eu.ui-avatars.com/api/?name=Deborah+Julene&amp;background=#A84925&amp;color=fff" table:formula="of:=&quot;https://eu.ui-avatars.com/api/?name=&quot;&amp;[.A350]&amp;&quot;+&quot;&amp;[.B350]&amp;&quot;&amp;background=&quot;&amp;[.S350]&amp;&quot;&amp;color=fff&quot;" table:style-name="ce7">
            <text:p>https://eu.ui-avatars.com/api/?name=Deborah+Julene&amp;background=#A84925&amp;color=fff</text:p>
          </table:table-cell>
          <table:table-cell office:value-type="string" table:style-name="ce3">
            <text:p>Youbridge</text:p>
          </table:table-cell>
          <table:table-cell office:value-type="string" table:style-name="ce3">
            <text:p>Budget/Accounting Analyst I</text:p>
          </table:table-cell>
          <table:table-cell office:value-type="string" table:style-name="ce3">
            <text:p>nunc donec quis orci eget orci vehicula condimentum curabitur in libero</text:p>
          </table:table-cell>
          <table:table-cell table:style-name="ce3"/>
          <table:table-cell office:value-type="string" table:style-name="ce3">
            <text:p>#Connector #neuroscience #consciousness #research</text:p>
          </table:table-cell>
          <table:table-cell table:content-validation-name="val2" table:style-name="ce11"/>
          <table:table-cell table:content-validation-name="val2" table:style-name="ce11"/>
          <table:table-cell office:value-type="string" office:string-value="#A84925" table:formula="of:=&quot;#A&quot;&amp;RANDBETWEEN(1; 9)&amp;RANDBETWEEN(1; 9)&amp;RANDBETWEEN(1; 9)&amp;RANDBETWEEN(1; 9)&amp;RANDBETWEEN(1; 9)" table:style-name="ce11">
            <text:p>#A84925</text:p>
          </table:table-cell>
          <table:table-cell table:number-columns-repeated="16365"/>
        </table:table-row>
        <table:table-row table:style-name="ro3">
          <table:table-cell office:value-type="string" table:style-name="ce3">
            <text:p>Cora</text:p>
          </table:table-cell>
          <table:table-cell office:value-type="string" table:style-name="ce3">
            <text:p>Kory</text:p>
          </table:table-cell>
          <table:table-cell office:value-type="string" office:string-value="Cora Kory" table:formula="of:=[.A351]&amp;&quot; &quot;&amp;[.B351]" table:style-name="ce3">
            <text:p>Cora Kory</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Cora@Kory.com" table:formula="of:=[.A351]&amp;&quot;@&quot;&amp;[.B351]&amp;&quot;.com&quot;" table:style-name="ce3">
            <text:p>Cora@Kory.com</text:p>
          </table:table-cell>
          <table:table-cell office:value-type="string" table:style-name="ce3">
            <text:p>398-999-9353</text:p>
          </table:table-cell>
          <table:table-cell office:value-type="string" table:style-name="ce3">
            <text:p>Liangshui</text:p>
          </table:table-cell>
          <table:table-cell office:value-type="string" table:style-name="ce3">
            <text:p>China</text:p>
          </table:table-cell>
          <table:table-cell office:value-type="string" table:style-name="ce3">
            <text:p>Male</text:p>
          </table:table-cell>
          <table:table-cell office:value-type="string" office:string-value="https://eu.ui-avatars.com/api/?name=Cora+Kory&amp;background=#A88427&amp;color=fff" table:formula="of:=&quot;https://eu.ui-avatars.com/api/?name=&quot;&amp;[.A351]&amp;&quot;+&quot;&amp;[.B351]&amp;&quot;&amp;background=&quot;&amp;[.S351]&amp;&quot;&amp;color=fff&quot;" table:style-name="ce7">
            <text:p>https://eu.ui-avatars.com/api/?name=Cora+Kory&amp;background=#A88427&amp;color=fff</text:p>
          </table:table-cell>
          <table:table-cell office:value-type="string" table:style-name="ce3">
            <text:p>Bluejam</text:p>
          </table:table-cell>
          <table:table-cell office:value-type="string" table:style-name="ce3">
            <text:p>Dental Hygienist</text:p>
          </table:table-cell>
          <table:table-cell office:value-type="string" table:style-name="ce3">
            <text:p>diam in magna bibendum imperdiet nullam orci pede venenatis non sodales sed tincidunt eu felis fusce posuere felis sed</text:p>
          </table:table-cell>
          <table:table-cell table:style-name="ce3"/>
          <table:table-cell office:value-type="string" table:style-name="ce3">
            <text:p>Energy harvesting R&amp;D</text:p>
          </table:table-cell>
          <table:table-cell table:content-validation-name="val2" table:style-name="ce11"/>
          <table:table-cell table:content-validation-name="val2" table:style-name="ce11"/>
          <table:table-cell office:value-type="string" office:string-value="#A88427" table:formula="of:=&quot;#A&quot;&amp;RANDBETWEEN(1; 9)&amp;RANDBETWEEN(1; 9)&amp;RANDBETWEEN(1; 9)&amp;RANDBETWEEN(1; 9)&amp;RANDBETWEEN(1; 9)" table:style-name="ce11">
            <text:p>#A88427</text:p>
          </table:table-cell>
          <table:table-cell table:number-columns-repeated="16365"/>
        </table:table-row>
        <table:table-row table:style-name="ro3">
          <table:table-cell office:value-type="string" table:style-name="ce3">
            <text:p>Ben</text:p>
          </table:table-cell>
          <table:table-cell office:value-type="string" table:style-name="ce3">
            <text:p>Elba</text:p>
          </table:table-cell>
          <table:table-cell office:value-type="string" office:string-value="Ben Elba" table:formula="of:=[.A352]&amp;&quot; &quot;&amp;[.B352]" table:style-name="ce3">
            <text:p>Ben Elb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Ben@Elba.com" table:formula="of:=[.A352]&amp;&quot;@&quot;&amp;[.B352]&amp;&quot;.com&quot;" table:style-name="ce3">
            <text:p>Ben@Elba.com</text:p>
          </table:table-cell>
          <table:table-cell office:value-type="string" table:style-name="ce3">
            <text:p>710-298-8930</text:p>
          </table:table-cell>
          <table:table-cell office:value-type="string" table:style-name="ce3">
            <text:p>Dubti</text:p>
          </table:table-cell>
          <table:table-cell office:value-type="string" table:style-name="ce3">
            <text:p>Ethiopia</text:p>
          </table:table-cell>
          <table:table-cell office:value-type="string" table:style-name="ce3">
            <text:p>Female</text:p>
          </table:table-cell>
          <table:table-cell office:value-type="string" office:string-value="https://eu.ui-avatars.com/api/?name=Ben+Elba&amp;background=#A47396&amp;color=fff" table:formula="of:=&quot;https://eu.ui-avatars.com/api/?name=&quot;&amp;[.A352]&amp;&quot;+&quot;&amp;[.B352]&amp;&quot;&amp;background=&quot;&amp;[.S352]&amp;&quot;&amp;color=fff&quot;" table:style-name="ce7">
            <text:p>https://eu.ui-avatars.com/api/?name=Ben+Elba&amp;background=#A47396&amp;color=fff</text:p>
          </table:table-cell>
          <table:table-cell office:value-type="string" table:style-name="ce3">
            <text:p>Edgeify</text:p>
          </table:table-cell>
          <table:table-cell office:value-type="string" table:style-name="ce3">
            <text:p>Administrative Assistant I</text:p>
          </table:table-cell>
          <table:table-cell office:value-type="string" table:style-name="ce3">
            <text:p>in faucibus orci luctus et ultrices posuere cubilia curae donec pharetra magna</text:p>
          </table:table-cell>
          <table:table-cell table:style-name="ce3"/>
          <table:table-cell office:value-type="string" table:style-name="ce3">
            <text:p>#dispatch #emergency #coordination #C-level #Police #112</text:p>
          </table:table-cell>
          <table:table-cell table:content-validation-name="val2" table:style-name="ce11"/>
          <table:table-cell table:content-validation-name="val2" table:style-name="ce11"/>
          <table:table-cell office:value-type="string" office:string-value="#A47396" table:formula="of:=&quot;#A&quot;&amp;RANDBETWEEN(1; 9)&amp;RANDBETWEEN(1; 9)&amp;RANDBETWEEN(1; 9)&amp;RANDBETWEEN(1; 9)&amp;RANDBETWEEN(1; 9)" table:style-name="ce11">
            <text:p>#A47396</text:p>
          </table:table-cell>
          <table:table-cell table:number-columns-repeated="16365"/>
        </table:table-row>
        <table:table-row table:style-name="ro3">
          <table:table-cell office:value-type="string" table:style-name="ce3">
            <text:p>Mitzie</text:p>
          </table:table-cell>
          <table:table-cell office:value-type="string" table:style-name="ce3">
            <text:p>Jerold</text:p>
          </table:table-cell>
          <table:table-cell office:value-type="string" office:string-value="Mitzie Jerold" table:formula="of:=[.A353]&amp;&quot; &quot;&amp;[.B353]" table:style-name="ce3">
            <text:p>Mitzie Jerold</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Mitzie@Jerold.com" table:formula="of:=[.A353]&amp;&quot;@&quot;&amp;[.B353]&amp;&quot;.com&quot;" table:style-name="ce3">
            <text:p>Mitzie@Jerold.com</text:p>
          </table:table-cell>
          <table:table-cell office:value-type="string" table:style-name="ce3">
            <text:p>897-175-2891</text:p>
          </table:table-cell>
          <table:table-cell office:value-type="string" table:style-name="ce3">
            <text:p>Novaya Chigla</text:p>
          </table:table-cell>
          <table:table-cell office:value-type="string" table:style-name="ce3">
            <text:p>Russia</text:p>
          </table:table-cell>
          <table:table-cell office:value-type="string" table:style-name="ce3">
            <text:p>Male</text:p>
          </table:table-cell>
          <table:table-cell office:value-type="string" office:string-value="https://eu.ui-avatars.com/api/?name=Mitzie+Jerold&amp;background=#A57916&amp;color=fff" table:formula="of:=&quot;https://eu.ui-avatars.com/api/?name=&quot;&amp;[.A353]&amp;&quot;+&quot;&amp;[.B353]&amp;&quot;&amp;background=&quot;&amp;[.S353]&amp;&quot;&amp;color=fff&quot;" table:style-name="ce7">
            <text:p>https://eu.ui-avatars.com/api/?name=Mitzie+Jerold&amp;background=#A57916&amp;color=fff</text:p>
          </table:table-cell>
          <table:table-cell office:value-type="string" table:style-name="ce3">
            <text:p>Wikibox</text:p>
          </table:table-cell>
          <table:table-cell office:value-type="string" table:style-name="ce3">
            <text:p>Business Systems Development Analyst</text:p>
          </table:table-cell>
          <table:table-cell office:value-type="string" table:style-name="ce3">
            <text:p>tincidunt nulla mollis molestie lorem quisque ut erat curabitur gravida nisi at nibh</text:p>
          </table:table-cell>
          <table:table-cell table:style-name="ce3"/>
          <table:table-cell office:value-type="string" table:style-name="ce3">
            <text:p>#nodejs #sql #javascript</text:p>
          </table:table-cell>
          <table:table-cell table:content-validation-name="val2" table:style-name="ce11"/>
          <table:table-cell table:content-validation-name="val2" table:style-name="ce11"/>
          <table:table-cell office:value-type="string" office:string-value="#A57916" table:formula="of:=&quot;#A&quot;&amp;RANDBETWEEN(1; 9)&amp;RANDBETWEEN(1; 9)&amp;RANDBETWEEN(1; 9)&amp;RANDBETWEEN(1; 9)&amp;RANDBETWEEN(1; 9)" table:style-name="ce11">
            <text:p>#A57916</text:p>
          </table:table-cell>
          <table:table-cell table:number-columns-repeated="16365"/>
        </table:table-row>
        <table:table-row table:style-name="ro3">
          <table:table-cell office:value-type="string" table:style-name="ce3">
            <text:p>Carline</text:p>
          </table:table-cell>
          <table:table-cell office:value-type="string" table:style-name="ce3">
            <text:p>Sharika</text:p>
          </table:table-cell>
          <table:table-cell office:value-type="string" office:string-value="Carline Sharika" table:formula="of:=[.A354]&amp;&quot; &quot;&amp;[.B354]" table:style-name="ce3">
            <text:p>Carline Sharik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Carline@Sharika.com" table:formula="of:=[.A354]&amp;&quot;@&quot;&amp;[.B354]&amp;&quot;.com&quot;" table:style-name="ce3">
            <text:p>Carline@Sharika.com</text:p>
          </table:table-cell>
          <table:table-cell office:value-type="string" table:style-name="ce3">
            <text:p>180-626-6191</text:p>
          </table:table-cell>
          <table:table-cell office:value-type="string" table:style-name="ce3">
            <text:p>Huilong</text:p>
          </table:table-cell>
          <table:table-cell office:value-type="string" table:style-name="ce3">
            <text:p>China</text:p>
          </table:table-cell>
          <table:table-cell office:value-type="string" table:style-name="ce3">
            <text:p>Male</text:p>
          </table:table-cell>
          <table:table-cell office:value-type="string" office:string-value="https://eu.ui-avatars.com/api/?name=Carline+Sharika&amp;background=#A47941&amp;color=fff" table:formula="of:=&quot;https://eu.ui-avatars.com/api/?name=&quot;&amp;[.A354]&amp;&quot;+&quot;&amp;[.B354]&amp;&quot;&amp;background=&quot;&amp;[.S354]&amp;&quot;&amp;color=fff&quot;" table:style-name="ce7">
            <text:p>https://eu.ui-avatars.com/api/?name=Carline+Sharika&amp;background=#A47941&amp;color=fff</text:p>
          </table:table-cell>
          <table:table-cell office:value-type="string" table:style-name="ce3">
            <text:p>Meetz</text:p>
          </table:table-cell>
          <table:table-cell office:value-type="string" table:style-name="ce3">
            <text:p>Director of Sales</text:p>
          </table:table-cell>
          <table:table-cell office:value-type="string" table:style-name="ce3">
            <text:p>venenatis lacinia aenean sit amet justo morbi ut odio cras mi pede malesuada in imperdiet</text:p>
          </table:table-cell>
          <table:table-cell table:style-name="ce3"/>
          <table:table-cell office:value-type="string" table:style-name="ce3">
            <text:p>#realestate, #credata, #upid</text:p>
          </table:table-cell>
          <table:table-cell table:content-validation-name="val2" table:style-name="ce11"/>
          <table:table-cell table:content-validation-name="val2" table:style-name="ce11"/>
          <table:table-cell office:value-type="string" office:string-value="#A47941" table:formula="of:=&quot;#A&quot;&amp;RANDBETWEEN(1; 9)&amp;RANDBETWEEN(1; 9)&amp;RANDBETWEEN(1; 9)&amp;RANDBETWEEN(1; 9)&amp;RANDBETWEEN(1; 9)" table:style-name="ce11">
            <text:p>#A47941</text:p>
          </table:table-cell>
          <table:table-cell table:number-columns-repeated="16365"/>
        </table:table-row>
        <table:table-row table:style-name="ro3">
          <table:table-cell office:value-type="string" table:style-name="ce3">
            <text:p>Frida</text:p>
          </table:table-cell>
          <table:table-cell office:value-type="string" table:style-name="ce3">
            <text:p>Adolph</text:p>
          </table:table-cell>
          <table:table-cell office:value-type="string" office:string-value="Frida Adolph" table:formula="of:=[.A355]&amp;&quot; &quot;&amp;[.B355]" table:style-name="ce3">
            <text:p>Frida Adolph</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Frida@Adolph.com" table:formula="of:=[.A355]&amp;&quot;@&quot;&amp;[.B355]&amp;&quot;.com&quot;" table:style-name="ce3">
            <text:p>Frida@Adolph.com</text:p>
          </table:table-cell>
          <table:table-cell office:value-type="string" table:style-name="ce3">
            <text:p>746-493-2485</text:p>
          </table:table-cell>
          <table:table-cell office:value-type="string" table:style-name="ce3">
            <text:p>Mahaba</text:p>
          </table:table-cell>
          <table:table-cell office:value-type="string" table:style-name="ce3">
            <text:p>Philippines</text:p>
          </table:table-cell>
          <table:table-cell office:value-type="string" table:style-name="ce3">
            <text:p>Male</text:p>
          </table:table-cell>
          <table:table-cell office:value-type="string" office:string-value="https://eu.ui-avatars.com/api/?name=Frida+Adolph&amp;background=#A96286&amp;color=fff" table:formula="of:=&quot;https://eu.ui-avatars.com/api/?name=&quot;&amp;[.A355]&amp;&quot;+&quot;&amp;[.B355]&amp;&quot;&amp;background=&quot;&amp;[.S355]&amp;&quot;&amp;color=fff&quot;" table:style-name="ce7">
            <text:p>https://eu.ui-avatars.com/api/?name=Frida+Adolph&amp;background=#A96286&amp;color=fff</text:p>
          </table:table-cell>
          <table:table-cell office:value-type="string" table:style-name="ce3">
            <text:p>Linkbridge</text:p>
          </table:table-cell>
          <table:table-cell office:value-type="string" table:style-name="ce3">
            <text:p>Quality Engineer</text:p>
          </table:table-cell>
          <table:table-cell office:value-type="string" table:style-name="ce3">
            <text:p>nisi venenatis tristique fusce congue diam id ornare imperdiet sapien urna pretium nisl ut volutpat sapien arcu sed</text:p>
          </table:table-cell>
          <table:table-cell table:style-name="ce3"/>
          <table:table-cell office:value-type="string" table:style-name="ce3">
            <text:p>IT background</text:p>
          </table:table-cell>
          <table:table-cell table:content-validation-name="val2" table:style-name="ce11"/>
          <table:table-cell table:content-validation-name="val2" table:style-name="ce11"/>
          <table:table-cell office:value-type="string" office:string-value="#A96286" table:formula="of:=&quot;#A&quot;&amp;RANDBETWEEN(1; 9)&amp;RANDBETWEEN(1; 9)&amp;RANDBETWEEN(1; 9)&amp;RANDBETWEEN(1; 9)&amp;RANDBETWEEN(1; 9)" table:style-name="ce11">
            <text:p>#A96286</text:p>
          </table:table-cell>
          <table:table-cell table:number-columns-repeated="16365"/>
        </table:table-row>
        <table:table-row table:style-name="ro3">
          <table:table-cell office:value-type="string" table:style-name="ce3">
            <text:p>Efrain</text:p>
          </table:table-cell>
          <table:table-cell office:value-type="string" table:style-name="ce3">
            <text:p>Bennett</text:p>
          </table:table-cell>
          <table:table-cell office:value-type="string" office:string-value="Efrain Bennett" table:formula="of:=[.A356]&amp;&quot; &quot;&amp;[.B356]" table:style-name="ce3">
            <text:p>Efrain Bennett</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Efrain@Bennett.com" table:formula="of:=[.A356]&amp;&quot;@&quot;&amp;[.B356]&amp;&quot;.com&quot;" table:style-name="ce3">
            <text:p>Efrain@Bennett.com</text:p>
          </table:table-cell>
          <table:table-cell office:value-type="string" table:style-name="ce3">
            <text:p>906-352-3207</text:p>
          </table:table-cell>
          <table:table-cell office:value-type="string" table:style-name="ce3">
            <text:p>Dungo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Efrain+Bennett&amp;background=#A71898&amp;color=fff" table:formula="of:=&quot;https://eu.ui-avatars.com/api/?name=&quot;&amp;[.A356]&amp;&quot;+&quot;&amp;[.B356]&amp;&quot;&amp;background=&quot;&amp;[.S356]&amp;&quot;&amp;color=fff&quot;" table:style-name="ce7">
            <text:p>https://eu.ui-avatars.com/api/?name=Efrain+Bennett&amp;background=#A71898&amp;color=fff</text:p>
          </table:table-cell>
          <table:table-cell office:value-type="string" table:style-name="ce3">
            <text:p>Wikibox</text:p>
          </table:table-cell>
          <table:table-cell office:value-type="string" table:style-name="ce3">
            <text:p>Geologist II</text:p>
          </table:table-cell>
          <table:table-cell office:value-type="string" table:style-name="ce3">
            <text:p>pede ullamcorper augue a suscipit nulla elit ac nulla sed</text:p>
          </table:table-cell>
          <table:table-cell table:style-name="ce3"/>
          <table:table-cell office:value-type="string" table:style-name="ce3">
            <text:p>#loyensloeff #competition #tech #healthcare #eu-competition</text:p>
          </table:table-cell>
          <table:table-cell table:content-validation-name="val2" table:style-name="ce11"/>
          <table:table-cell table:content-validation-name="val2" table:style-name="ce11"/>
          <table:table-cell office:value-type="string" office:string-value="#A71898" table:formula="of:=&quot;#A&quot;&amp;RANDBETWEEN(1; 9)&amp;RANDBETWEEN(1; 9)&amp;RANDBETWEEN(1; 9)&amp;RANDBETWEEN(1; 9)&amp;RANDBETWEEN(1; 9)" table:style-name="ce11">
            <text:p>#A71898</text:p>
          </table:table-cell>
          <table:table-cell table:number-columns-repeated="16365"/>
        </table:table-row>
        <table:table-row table:style-name="ro3">
          <table:table-cell office:value-type="string" table:style-name="ce3">
            <text:p>Melvina</text:p>
          </table:table-cell>
          <table:table-cell office:value-type="string" table:style-name="ce3">
            <text:p>Sung</text:p>
          </table:table-cell>
          <table:table-cell office:value-type="string" office:string-value="Melvina Sung" table:formula="of:=[.A357]&amp;&quot; &quot;&amp;[.B357]" table:style-name="ce3">
            <text:p>Melvina Sung</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Melvina@Sung.com" table:formula="of:=[.A357]&amp;&quot;@&quot;&amp;[.B357]&amp;&quot;.com&quot;" table:style-name="ce3">
            <text:p>Melvina@Sung.com</text:p>
          </table:table-cell>
          <table:table-cell office:value-type="string" table:style-name="ce3">
            <text:p>825-857-7266</text:p>
          </table:table-cell>
          <table:table-cell office:value-type="string" table:style-name="ce3">
            <text:p>Sukamenak</text:p>
          </table:table-cell>
          <table:table-cell office:value-type="string" table:style-name="ce3">
            <text:p>Indonesia</text:p>
          </table:table-cell>
          <table:table-cell office:value-type="string" table:style-name="ce3">
            <text:p>Female</text:p>
          </table:table-cell>
          <table:table-cell office:value-type="string" office:string-value="https://eu.ui-avatars.com/api/?name=Melvina+Sung&amp;background=#A72295&amp;color=fff" table:formula="of:=&quot;https://eu.ui-avatars.com/api/?name=&quot;&amp;[.A357]&amp;&quot;+&quot;&amp;[.B357]&amp;&quot;&amp;background=&quot;&amp;[.S357]&amp;&quot;&amp;color=fff&quot;" table:style-name="ce7">
            <text:p>https://eu.ui-avatars.com/api/?name=Melvina+Sung&amp;background=#A72295&amp;color=fff</text:p>
          </table:table-cell>
          <table:table-cell office:value-type="string" table:style-name="ce3">
            <text:p>Devpulse</text:p>
          </table:table-cell>
          <table:table-cell office:value-type="string" table:style-name="ce3">
            <text:p>Programmer I</text:p>
          </table:table-cell>
          <table:table-cell office:value-type="string" table:style-name="ce3">
            <text:p>erat curabitur gravida nisi at nibh in hac habitasse platea dictumst aliquam augue quam sollicitudin vitae consectetuer eget</text:p>
          </table:table-cell>
          <table:table-cell table:style-name="ce3"/>
          <table:table-cell office:value-type="string" table:style-name="ce3">
            <text:p>#intelligence, #decisionmaking, #knowledgesharing</text:p>
          </table:table-cell>
          <table:table-cell table:content-validation-name="val2" table:style-name="ce11"/>
          <table:table-cell table:content-validation-name="val2" table:style-name="ce11"/>
          <table:table-cell office:value-type="string" office:string-value="#A72295" table:formula="of:=&quot;#A&quot;&amp;RANDBETWEEN(1; 9)&amp;RANDBETWEEN(1; 9)&amp;RANDBETWEEN(1; 9)&amp;RANDBETWEEN(1; 9)&amp;RANDBETWEEN(1; 9)" table:style-name="ce11">
            <text:p>#A72295</text:p>
          </table:table-cell>
          <table:table-cell table:number-columns-repeated="16365"/>
        </table:table-row>
        <table:table-row table:style-name="ro3">
          <table:table-cell office:value-type="string" table:style-name="ce3">
            <text:p>Armandina</text:p>
          </table:table-cell>
          <table:table-cell office:value-type="string" table:style-name="ce3">
            <text:p>Avelina</text:p>
          </table:table-cell>
          <table:table-cell office:value-type="string" office:string-value="Armandina Avelina" table:formula="of:=[.A358]&amp;&quot; &quot;&amp;[.B358]" table:style-name="ce3">
            <text:p>Armandina Avelin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Armandina@Avelina.com" table:formula="of:=[.A358]&amp;&quot;@&quot;&amp;[.B358]&amp;&quot;.com&quot;" table:style-name="ce3">
            <text:p>Armandina@Avelina.com</text:p>
          </table:table-cell>
          <table:table-cell office:value-type="string" table:style-name="ce3">
            <text:p>584-855-7496</text:p>
          </table:table-cell>
          <table:table-cell office:value-type="string" table:style-name="ce3">
            <text:p>Melíssi</text:p>
          </table:table-cell>
          <table:table-cell office:value-type="string" table:style-name="ce3">
            <text:p>Greece</text:p>
          </table:table-cell>
          <table:table-cell office:value-type="string" table:style-name="ce3">
            <text:p>Male</text:p>
          </table:table-cell>
          <table:table-cell office:value-type="string" office:string-value="https://eu.ui-avatars.com/api/?name=Armandina+Avelina&amp;background=#A47122&amp;color=fff" table:formula="of:=&quot;https://eu.ui-avatars.com/api/?name=&quot;&amp;[.A358]&amp;&quot;+&quot;&amp;[.B358]&amp;&quot;&amp;background=&quot;&amp;[.S358]&amp;&quot;&amp;color=fff&quot;" table:style-name="ce7">
            <text:p>https://eu.ui-avatars.com/api/?name=Armandina+Avelina&amp;background=#A47122&amp;color=fff</text:p>
          </table:table-cell>
          <table:table-cell office:value-type="string" table:style-name="ce3">
            <text:p>Cogilith</text:p>
          </table:table-cell>
          <table:table-cell office:value-type="string" table:style-name="ce3">
            <text:p>Staff Scientist</text:p>
          </table:table-cell>
          <table:table-cell office:value-type="string" table:style-name="ce3">
            <text:p>odio in hac habitasse platea dictumst maecenas ut massa quis augue luctus tincidunt nulla mollis molestie</text:p>
          </table:table-cell>
          <table:table-cell table:style-name="ce3"/>
          <table:table-cell office:value-type="string" table:style-name="ce3">
            <text:p>#infrastructure #networks #computing #storage</text:p>
          </table:table-cell>
          <table:table-cell table:content-validation-name="val2" table:style-name="ce11"/>
          <table:table-cell table:content-validation-name="val2" table:style-name="ce11"/>
          <table:table-cell office:value-type="string" office:string-value="#A47122" table:formula="of:=&quot;#A&quot;&amp;RANDBETWEEN(1; 9)&amp;RANDBETWEEN(1; 9)&amp;RANDBETWEEN(1; 9)&amp;RANDBETWEEN(1; 9)&amp;RANDBETWEEN(1; 9)" table:style-name="ce11">
            <text:p>#A47122</text:p>
          </table:table-cell>
          <table:table-cell table:number-columns-repeated="16365"/>
        </table:table-row>
        <table:table-row table:style-name="ro3">
          <table:table-cell office:value-type="string" table:style-name="ce3">
            <text:p>Elidia</text:p>
          </table:table-cell>
          <table:table-cell office:value-type="string" table:style-name="ce3">
            <text:p>Dino Fendlow</text:p>
          </table:table-cell>
          <table:table-cell office:value-type="string" office:string-value="Elidia Dino Fendlow" table:formula="of:=[.A359]&amp;&quot; &quot;&amp;[.B359]" table:style-name="ce3">
            <text:p>Elidia Dino Fendlow</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Elidia@Dino Fendlow.com" table:formula="of:=[.A359]&amp;&quot;@&quot;&amp;[.B359]&amp;&quot;.com&quot;" table:style-name="ce3">
            <text:p>Elidia@Dino Fendlow.com</text:p>
          </table:table-cell>
          <table:table-cell office:value-type="string" table:style-name="ce3">
            <text:p>978-969-1547</text:p>
          </table:table-cell>
          <table:table-cell office:value-type="string" table:style-name="ce3">
            <text:p>Brandýs nad Labem-Stará Boleslav</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Elidia+Dino Fendlow&amp;background=#A46839&amp;color=fff" table:formula="of:=&quot;https://eu.ui-avatars.com/api/?name=&quot;&amp;[.A359]&amp;&quot;+&quot;&amp;[.B359]&amp;&quot;&amp;background=&quot;&amp;[.S359]&amp;&quot;&amp;color=fff&quot;" table:style-name="ce3">
            <text:p>https://eu.ui-avatars.com/api/?name=Elidia+Dino Fendlow&amp;background=#A46839&amp;color=fff</text:p>
          </table:table-cell>
          <table:table-cell office:value-type="string" table:style-name="ce3">
            <text:p>Blognation</text:p>
          </table:table-cell>
          <table:table-cell office:value-type="string" table:style-name="ce3">
            <text:p>Nurse</text:p>
          </table:table-cell>
          <table:table-cell office:value-type="string" table:style-name="ce3">
            <text:p>nisl aenean lectus pellentesque eget nunc donec quis orci eget orci vehicula</text:p>
          </table:table-cell>
          <table:table-cell table:style-name="ce3"/>
          <table:table-cell office:value-type="string" table:style-name="ce3">
            <text:p>music</text:p>
          </table:table-cell>
          <table:table-cell table:content-validation-name="val2" table:style-name="ce11"/>
          <table:table-cell table:content-validation-name="val2" table:style-name="ce11"/>
          <table:table-cell office:value-type="string" office:string-value="#A46839" table:formula="of:=&quot;#A&quot;&amp;RANDBETWEEN(1; 9)&amp;RANDBETWEEN(1; 9)&amp;RANDBETWEEN(1; 9)&amp;RANDBETWEEN(1; 9)&amp;RANDBETWEEN(1; 9)" table:style-name="ce11">
            <text:p>#A46839</text:p>
          </table:table-cell>
          <table:table-cell table:number-columns-repeated="16365"/>
        </table:table-row>
        <table:table-row table:style-name="ro3">
          <table:table-cell office:value-type="string" table:style-name="ce3">
            <text:p>Vannesa</text:p>
          </table:table-cell>
          <table:table-cell office:value-type="string" table:style-name="ce3">
            <text:p>Thea Clemerson</text:p>
          </table:table-cell>
          <table:table-cell office:value-type="string" office:string-value="Vannesa Thea Clemerson" table:formula="of:=[.A360]&amp;&quot; &quot;&amp;[.B360]" table:style-name="ce3">
            <text:p>Vannesa Thea Clemerson</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Vannesa@Thea Clemerson.com" table:formula="of:=[.A360]&amp;&quot;@&quot;&amp;[.B360]&amp;&quot;.com&quot;" table:style-name="ce3">
            <text:p>Vannesa@Thea Clemerson.com</text:p>
          </table:table-cell>
          <table:table-cell office:value-type="string" table:style-name="ce3">
            <text:p>606-122-8770</text:p>
          </table:table-cell>
          <table:table-cell office:value-type="string" table:style-name="ce3">
            <text:p>Pau</text:p>
          </table:table-cell>
          <table:table-cell office:value-type="string" table:style-name="ce3">
            <text:p>Philippines</text:p>
          </table:table-cell>
          <table:table-cell office:value-type="string" table:style-name="ce3">
            <text:p>Male</text:p>
          </table:table-cell>
          <table:table-cell office:value-type="string" office:string-value="https://eu.ui-avatars.com/api/?name=Vannesa+Thea Clemerson&amp;background=#A34253&amp;color=fff" table:formula="of:=&quot;https://eu.ui-avatars.com/api/?name=&quot;&amp;[.A360]&amp;&quot;+&quot;&amp;[.B360]&amp;&quot;&amp;background=&quot;&amp;[.S360]&amp;&quot;&amp;color=fff&quot;" table:style-name="ce3">
            <text:p>https://eu.ui-avatars.com/api/?name=Vannesa+Thea Clemerson&amp;background=#A34253&amp;color=fff</text:p>
          </table:table-cell>
          <table:table-cell office:value-type="string" table:style-name="ce3">
            <text:p>Talane</text:p>
          </table:table-cell>
          <table:table-cell office:value-type="string" table:style-name="ce3">
            <text:p>Account Coordinator</text:p>
          </table:table-cell>
          <table:table-cell office:value-type="string" table:style-name="ce3">
            <text:p>mauris non ligula pellentesque ultrices phasellus id sapien in sapien iaculis</text:p>
          </table:table-cell>
          <table:table-cell table:style-name="ce3"/>
          <table:table-cell office:value-type="string" table:style-name="ce3">
            <text:p>User experience, design thinking, decentralized power, redesign society</text:p>
          </table:table-cell>
          <table:table-cell table:content-validation-name="val2" table:style-name="ce11"/>
          <table:table-cell table:content-validation-name="val2" table:style-name="ce11"/>
          <table:table-cell office:value-type="string" office:string-value="#A34253" table:formula="of:=&quot;#A&quot;&amp;RANDBETWEEN(1; 9)&amp;RANDBETWEEN(1; 9)&amp;RANDBETWEEN(1; 9)&amp;RANDBETWEEN(1; 9)&amp;RANDBETWEEN(1; 9)" table:style-name="ce11">
            <text:p>#A34253</text:p>
          </table:table-cell>
          <table:table-cell table:number-columns-repeated="16365"/>
        </table:table-row>
        <table:table-row table:style-name="ro3">
          <table:table-cell office:value-type="string" table:style-name="ce3">
            <text:p>Norma</text:p>
          </table:table-cell>
          <table:table-cell office:value-type="string" table:style-name="ce3">
            <text:p>Avelina</text:p>
          </table:table-cell>
          <table:table-cell office:value-type="string" office:string-value="Norma Avelina" table:formula="of:=[.A361]&amp;&quot; &quot;&amp;[.B361]" table:style-name="ce3">
            <text:p>Norma Avelin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Norma@Avelina.com" table:formula="of:=[.A361]&amp;&quot;@&quot;&amp;[.B361]&amp;&quot;.com&quot;" table:style-name="ce3">
            <text:p>Norma@Avelina.com</text:p>
          </table:table-cell>
          <table:table-cell office:value-type="string" table:style-name="ce3">
            <text:p>156-207-4977</text:p>
          </table:table-cell>
          <table:table-cell office:value-type="string" table:style-name="ce3">
            <text:p>Maindang</text:p>
          </table:table-cell>
          <table:table-cell office:value-type="string" table:style-name="ce3">
            <text:p>Philippines</text:p>
          </table:table-cell>
          <table:table-cell office:value-type="string" table:style-name="ce3">
            <text:p>Male</text:p>
          </table:table-cell>
          <table:table-cell office:value-type="string" office:string-value="https://eu.ui-avatars.com/api/?name=Norma+Avelina&amp;background=#A34559&amp;color=fff" table:formula="of:=&quot;https://eu.ui-avatars.com/api/?name=&quot;&amp;[.A361]&amp;&quot;+&quot;&amp;[.B361]&amp;&quot;&amp;background=&quot;&amp;[.S361]&amp;&quot;&amp;color=fff&quot;" table:style-name="ce7">
            <text:p>https://eu.ui-avatars.com/api/?name=Norma+Avelina&amp;background=#A34559&amp;color=fff</text:p>
          </table:table-cell>
          <table:table-cell office:value-type="string" table:style-name="ce3">
            <text:p>Brightdog</text:p>
          </table:table-cell>
          <table:table-cell office:value-type="string" table:style-name="ce3">
            <text:p>Information Systems Manager</text:p>
          </table:table-cell>
          <table:table-cell office:value-type="string" table:style-name="ce3">
            <text:p>pede libero quis orci nullam molestie nibh in lectus pellentesque at nulla suspendisse potenti cras in</text:p>
          </table:table-cell>
          <table:table-cell table:style-name="ce3"/>
          <table:table-cell office:value-type="string" table:style-name="ce3">
            <text:p>#health #fitness #mindfulness #entrepreneurship #businessstrategy #investornetworking #networking</text:p>
          </table:table-cell>
          <table:table-cell table:content-validation-name="val2" table:style-name="ce11"/>
          <table:table-cell table:content-validation-name="val2" table:style-name="ce11"/>
          <table:table-cell office:value-type="string" office:string-value="#A34559" table:formula="of:=&quot;#A&quot;&amp;RANDBETWEEN(1; 9)&amp;RANDBETWEEN(1; 9)&amp;RANDBETWEEN(1; 9)&amp;RANDBETWEEN(1; 9)&amp;RANDBETWEEN(1; 9)" table:style-name="ce11">
            <text:p>#A34559</text:p>
          </table:table-cell>
          <table:table-cell table:number-columns-repeated="16365"/>
        </table:table-row>
        <table:table-row table:style-name="ro3">
          <table:table-cell office:value-type="string" table:style-name="ce3">
            <text:p>Annabell</text:p>
          </table:table-cell>
          <table:table-cell office:value-type="string" table:style-name="ce3">
            <text:p>Christinia</text:p>
          </table:table-cell>
          <table:table-cell office:value-type="string" office:string-value="Annabell Christinia" table:formula="of:=[.A362]&amp;&quot; &quot;&amp;[.B362]" table:style-name="ce3">
            <text:p>Annabell Christini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Annabell@Christinia.com" table:formula="of:=[.A362]&amp;&quot;@&quot;&amp;[.B362]&amp;&quot;.com&quot;" table:style-name="ce3">
            <text:p>Annabell@Christinia.com</text:p>
          </table:table-cell>
          <table:table-cell office:value-type="string" table:style-name="ce3">
            <text:p>668-335-8852</text:p>
          </table:table-cell>
          <table:table-cell office:value-type="string" table:style-name="ce3">
            <text:p>Miliangju</text:p>
          </table:table-cell>
          <table:table-cell office:value-type="string" table:style-name="ce3">
            <text:p>China</text:p>
          </table:table-cell>
          <table:table-cell office:value-type="string" table:style-name="ce3">
            <text:p>Male</text:p>
          </table:table-cell>
          <table:table-cell office:value-type="string" office:string-value="https://eu.ui-avatars.com/api/?name=Annabell+Christinia&amp;background=#A87717&amp;color=fff" table:formula="of:=&quot;https://eu.ui-avatars.com/api/?name=&quot;&amp;[.A362]&amp;&quot;+&quot;&amp;[.B362]&amp;&quot;&amp;background=&quot;&amp;[.S362]&amp;&quot;&amp;color=fff&quot;" table:style-name="ce7">
            <text:p>https://eu.ui-avatars.com/api/?name=Annabell+Christinia&amp;background=#A87717&amp;color=fff</text:p>
          </table:table-cell>
          <table:table-cell office:value-type="string" table:style-name="ce3">
            <text:p>Oyoloo</text:p>
          </table:table-cell>
          <table:table-cell office:value-type="string" table:style-name="ce3">
            <text:p>Operator</text:p>
          </table:table-cell>
          <table:table-cell office:value-type="string" table:style-name="ce3">
            <text:p>in tempus sit amet sem fusce consequat nulla nisl nunc nisl</text:p>
          </table:table-cell>
          <table:table-cell table:style-name="ce3"/>
          <table:table-cell office:value-type="string" table:style-name="ce3">
            <text:p>#experiencedesign #uxdesign #wifeframing #prototyping #userresearch</text:p>
          </table:table-cell>
          <table:table-cell table:content-validation-name="val2" table:style-name="ce11"/>
          <table:table-cell table:content-validation-name="val2" table:style-name="ce11"/>
          <table:table-cell office:value-type="string" office:string-value="#A87717" table:formula="of:=&quot;#A&quot;&amp;RANDBETWEEN(1; 9)&amp;RANDBETWEEN(1; 9)&amp;RANDBETWEEN(1; 9)&amp;RANDBETWEEN(1; 9)&amp;RANDBETWEEN(1; 9)" table:style-name="ce11">
            <text:p>#A87717</text:p>
          </table:table-cell>
          <table:table-cell table:number-columns-repeated="16365"/>
        </table:table-row>
        <table:table-row table:style-name="ro3">
          <table:table-cell office:value-type="string" table:style-name="ce3">
            <text:p>Roselle</text:p>
          </table:table-cell>
          <table:table-cell office:value-type="string" table:style-name="ce3">
            <text:p>Almeda</text:p>
          </table:table-cell>
          <table:table-cell office:value-type="string" office:string-value="Roselle Almeda" table:formula="of:=[.A363]&amp;&quot; &quot;&amp;[.B363]" table:style-name="ce3">
            <text:p>Roselle Almed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Roselle@Almeda.com" table:formula="of:=[.A363]&amp;&quot;@&quot;&amp;[.B363]&amp;&quot;.com&quot;" table:style-name="ce3">
            <text:p>Roselle@Almeda.com</text:p>
          </table:table-cell>
          <table:table-cell office:value-type="string" table:style-name="ce3">
            <text:p>660-914-7335</text:p>
          </table:table-cell>
          <table:table-cell office:value-type="string" table:style-name="ce3">
            <text:p>Yerevan</text:p>
          </table:table-cell>
          <table:table-cell office:value-type="string" table:style-name="ce3">
            <text:p>Armenia</text:p>
          </table:table-cell>
          <table:table-cell office:value-type="string" table:style-name="ce3">
            <text:p>Male</text:p>
          </table:table-cell>
          <table:table-cell office:value-type="string" office:string-value="https://eu.ui-avatars.com/api/?name=Roselle+Almeda&amp;background=#A38858&amp;color=fff" table:formula="of:=&quot;https://eu.ui-avatars.com/api/?name=&quot;&amp;[.A363]&amp;&quot;+&quot;&amp;[.B363]&amp;&quot;&amp;background=&quot;&amp;[.S363]&amp;&quot;&amp;color=fff&quot;" table:style-name="ce7">
            <text:p>https://eu.ui-avatars.com/api/?name=Roselle+Almeda&amp;background=#A38858&amp;color=fff</text:p>
          </table:table-cell>
          <table:table-cell office:value-type="string" table:style-name="ce3">
            <text:p>Wordtune</text:p>
          </table:table-cell>
          <table:table-cell office:value-type="string" table:style-name="ce3">
            <text:p>Engineer II</text:p>
          </table:table-cell>
          <table:table-cell office:value-type="string" table:style-name="ce3">
            <text:p>magnis dis parturient montes nascetur ridiculus mus etiam vel augue</text:p>
          </table:table-cell>
          <table:table-cell table:style-name="ce3"/>
          <table:table-cell office:value-type="string" table:style-name="ce3">
            <text:p>#Business Analyst #consultant</text:p>
          </table:table-cell>
          <table:table-cell table:content-validation-name="val2" table:style-name="ce11"/>
          <table:table-cell table:content-validation-name="val2" table:style-name="ce11"/>
          <table:table-cell office:value-type="string" office:string-value="#A38858" table:formula="of:=&quot;#A&quot;&amp;RANDBETWEEN(1; 9)&amp;RANDBETWEEN(1; 9)&amp;RANDBETWEEN(1; 9)&amp;RANDBETWEEN(1; 9)&amp;RANDBETWEEN(1; 9)" table:style-name="ce11">
            <text:p>#A38858</text:p>
          </table:table-cell>
          <table:table-cell table:number-columns-repeated="16365"/>
        </table:table-row>
        <table:table-row table:style-name="ro3">
          <table:table-cell office:value-type="string" table:style-name="ce3">
            <text:p>Sasha</text:p>
          </table:table-cell>
          <table:table-cell office:value-type="string" table:style-name="ce3">
            <text:p>Sonny</text:p>
          </table:table-cell>
          <table:table-cell office:value-type="string" office:string-value="Sasha Sonny" table:formula="of:=[.A364]&amp;&quot; &quot;&amp;[.B364]" table:style-name="ce3">
            <text:p>Sasha Sonny</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Sasha@Sonny.com" table:formula="of:=[.A364]&amp;&quot;@&quot;&amp;[.B364]&amp;&quot;.com&quot;" table:style-name="ce3">
            <text:p>Sasha@Sonny.com</text:p>
          </table:table-cell>
          <table:table-cell office:value-type="string" table:style-name="ce3">
            <text:p>262-668-8671</text:p>
          </table:table-cell>
          <table:table-cell office:value-type="string" table:style-name="ce3">
            <text:p>Shiwan</text:p>
          </table:table-cell>
          <table:table-cell office:value-type="string" table:style-name="ce3">
            <text:p>China</text:p>
          </table:table-cell>
          <table:table-cell office:value-type="string" table:style-name="ce3">
            <text:p>Male</text:p>
          </table:table-cell>
          <table:table-cell office:value-type="string" office:string-value="https://eu.ui-avatars.com/api/?name=Sasha+Sonny&amp;background=#A12945&amp;color=fff" table:formula="of:=&quot;https://eu.ui-avatars.com/api/?name=&quot;&amp;[.A364]&amp;&quot;+&quot;&amp;[.B364]&amp;&quot;&amp;background=&quot;&amp;[.S364]&amp;&quot;&amp;color=fff&quot;" table:style-name="ce7">
            <text:p>https://eu.ui-avatars.com/api/?name=Sasha+Sonny&amp;background=#A12945&amp;color=fff</text:p>
          </table:table-cell>
          <table:table-cell office:value-type="string" table:style-name="ce3">
            <text:p>Dablist</text:p>
          </table:table-cell>
          <table:table-cell office:value-type="string" table:style-name="ce3">
            <text:p>VP Marketing</text:p>
          </table:table-cell>
          <table:table-cell office:value-type="string" table:style-name="ce3">
            <text:p>suspendisse potenti in eleifend quam a odio in hac habitasse platea dictumst maecenas ut</text:p>
          </table:table-cell>
          <table:table-cell table:style-name="ce3"/>
          <table:table-cell office:value-type="string" table:style-name="ce3">
            <text:p>Businessdevelopment</text:p>
          </table:table-cell>
          <table:table-cell table:content-validation-name="val2" table:style-name="ce11"/>
          <table:table-cell table:content-validation-name="val2" table:style-name="ce11"/>
          <table:table-cell office:value-type="string" office:string-value="#A12945" table:formula="of:=&quot;#A&quot;&amp;RANDBETWEEN(1; 9)&amp;RANDBETWEEN(1; 9)&amp;RANDBETWEEN(1; 9)&amp;RANDBETWEEN(1; 9)&amp;RANDBETWEEN(1; 9)" table:style-name="ce11">
            <text:p>#A12945</text:p>
          </table:table-cell>
          <table:table-cell table:number-columns-repeated="16365"/>
        </table:table-row>
        <table:table-row table:style-name="ro3">
          <table:table-cell office:value-type="string" table:style-name="ce3">
            <text:p>Wade</text:p>
          </table:table-cell>
          <table:table-cell office:value-type="string" table:style-name="ce3">
            <text:p>Keira</text:p>
          </table:table-cell>
          <table:table-cell office:value-type="string" office:string-value="Wade Keira" table:formula="of:=[.A365]&amp;&quot; &quot;&amp;[.B365]" table:style-name="ce3">
            <text:p>Wade Keir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Wade@Keira.com" table:formula="of:=[.A365]&amp;&quot;@&quot;&amp;[.B365]&amp;&quot;.com&quot;" table:style-name="ce3">
            <text:p>Wade@Keira.com</text:p>
          </table:table-cell>
          <table:table-cell office:value-type="string" table:style-name="ce3">
            <text:p>778-423-4603</text:p>
          </table:table-cell>
          <table:table-cell office:value-type="string" table:style-name="ce3">
            <text:p>Terney</text:p>
          </table:table-cell>
          <table:table-cell office:value-type="string" table:style-name="ce3">
            <text:p>Russia</text:p>
          </table:table-cell>
          <table:table-cell office:value-type="string" table:style-name="ce3">
            <text:p>Male</text:p>
          </table:table-cell>
          <table:table-cell office:value-type="string" office:string-value="https://eu.ui-avatars.com/api/?name=Wade+Keira&amp;background=#A97759&amp;color=fff" table:formula="of:=&quot;https://eu.ui-avatars.com/api/?name=&quot;&amp;[.A365]&amp;&quot;+&quot;&amp;[.B365]&amp;&quot;&amp;background=&quot;&amp;[.S365]&amp;&quot;&amp;color=fff&quot;" table:style-name="ce7">
            <text:p>https://eu.ui-avatars.com/api/?name=Wade+Keira&amp;background=#A97759&amp;color=fff</text:p>
          </table:table-cell>
          <table:table-cell office:value-type="string" table:style-name="ce3">
            <text:p>Realfire</text:p>
          </table:table-cell>
          <table:table-cell office:value-type="string" table:style-name="ce3">
            <text:p>Account Representative II</text:p>
          </table:table-cell>
          <table:table-cell office:value-type="string" table:style-name="ce3">
            <text:p>in purus eu magna vulputate luctus cum sociis natoque penatibus et magnis dis parturient montes nascetur</text:p>
          </table:table-cell>
          <table:table-cell table:style-name="ce3"/>
          <table:table-cell office:value-type="string" table:style-name="ce3">
            <text:p>#ssi #ecosystem #DutchBlockchainCoalition</text:p>
          </table:table-cell>
          <table:table-cell table:content-validation-name="val2" table:style-name="ce11"/>
          <table:table-cell table:content-validation-name="val2" table:style-name="ce11"/>
          <table:table-cell office:value-type="string" office:string-value="#A97759" table:formula="of:=&quot;#A&quot;&amp;RANDBETWEEN(1; 9)&amp;RANDBETWEEN(1; 9)&amp;RANDBETWEEN(1; 9)&amp;RANDBETWEEN(1; 9)&amp;RANDBETWEEN(1; 9)" table:style-name="ce11">
            <text:p>#A97759</text:p>
          </table:table-cell>
          <table:table-cell table:number-columns-repeated="16365"/>
        </table:table-row>
        <table:table-row table:style-name="ro3">
          <table:table-cell office:value-type="string" table:style-name="ce3">
            <text:p>Bee</text:p>
          </table:table-cell>
          <table:table-cell office:value-type="string" table:style-name="ce3">
            <text:p>Rubin</text:p>
          </table:table-cell>
          <table:table-cell office:value-type="string" office:string-value="Bee Rubin" table:formula="of:=[.A366]&amp;&quot; &quot;&amp;[.B366]" table:style-name="ce3">
            <text:p>Bee Rubin</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Bee@Rubin.com" table:formula="of:=[.A366]&amp;&quot;@&quot;&amp;[.B366]&amp;&quot;.com&quot;" table:style-name="ce3">
            <text:p>Bee@Rubin.com</text:p>
          </table:table-cell>
          <table:table-cell office:value-type="string" table:style-name="ce3">
            <text:p>767-386-8684</text:p>
          </table:table-cell>
          <table:table-cell office:value-type="string" table:style-name="ce3">
            <text:p>Dahua</text:p>
          </table:table-cell>
          <table:table-cell office:value-type="string" table:style-name="ce3">
            <text:p>China</text:p>
          </table:table-cell>
          <table:table-cell office:value-type="string" table:style-name="ce3">
            <text:p>Female</text:p>
          </table:table-cell>
          <table:table-cell office:value-type="string" office:string-value="https://eu.ui-avatars.com/api/?name=Bee+Rubin&amp;background=#A28615&amp;color=fff" table:formula="of:=&quot;https://eu.ui-avatars.com/api/?name=&quot;&amp;[.A366]&amp;&quot;+&quot;&amp;[.B366]&amp;&quot;&amp;background=&quot;&amp;[.S366]&amp;&quot;&amp;color=fff&quot;" table:style-name="ce7">
            <text:p>https://eu.ui-avatars.com/api/?name=Bee+Rubin&amp;background=#A28615&amp;color=fff</text:p>
          </table:table-cell>
          <table:table-cell office:value-type="string" table:style-name="ce3">
            <text:p>Skipstorm</text:p>
          </table:table-cell>
          <table:table-cell office:value-type="string" table:style-name="ce3">
            <text:p>Chief Design Engineer</text:p>
          </table:table-cell>
          <table:table-cell office:value-type="string" table:style-name="ce3">
            <text:p>gravida sem praesent id massa id nisl venenatis lacinia aenean sit</text:p>
          </table:table-cell>
          <table:table-cell table:style-name="ce3"/>
          <table:table-cell office:value-type="string" table:style-name="ce3">
            <text:p>Healthcare coordination, zorgcoördinatie, acute care, crisismanagement, OTO</text:p>
          </table:table-cell>
          <table:table-cell table:content-validation-name="val2" table:style-name="ce11"/>
          <table:table-cell table:content-validation-name="val2" table:style-name="ce11"/>
          <table:table-cell office:value-type="string" office:string-value="#A28615" table:formula="of:=&quot;#A&quot;&amp;RANDBETWEEN(1; 9)&amp;RANDBETWEEN(1; 9)&amp;RANDBETWEEN(1; 9)&amp;RANDBETWEEN(1; 9)&amp;RANDBETWEEN(1; 9)" table:style-name="ce11">
            <text:p>#A28615</text:p>
          </table:table-cell>
          <table:table-cell table:number-columns-repeated="16365"/>
        </table:table-row>
        <table:table-row table:style-name="ro3">
          <table:table-cell office:value-type="string" table:style-name="ce3">
            <text:p>Sherron</text:p>
          </table:table-cell>
          <table:table-cell office:value-type="string" table:style-name="ce3">
            <text:p>Julio</text:p>
          </table:table-cell>
          <table:table-cell office:value-type="string" office:string-value="Sherron Julio" table:formula="of:=[.A367]&amp;&quot; &quot;&amp;[.B367]" table:style-name="ce3">
            <text:p>Sherron Julio</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Sherron@Julio.com" table:formula="of:=[.A367]&amp;&quot;@&quot;&amp;[.B367]&amp;&quot;.com&quot;" table:style-name="ce3">
            <text:p>Sherron@Julio.com</text:p>
          </table:table-cell>
          <table:table-cell office:value-type="string" table:style-name="ce3">
            <text:p>729-691-3227</text:p>
          </table:table-cell>
          <table:table-cell office:value-type="string" table:style-name="ce3">
            <text:p>Gandara</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herron+Julio&amp;background=#A56889&amp;color=fff" table:formula="of:=&quot;https://eu.ui-avatars.com/api/?name=&quot;&amp;[.A367]&amp;&quot;+&quot;&amp;[.B367]&amp;&quot;&amp;background=&quot;&amp;[.S367]&amp;&quot;&amp;color=fff&quot;" table:style-name="ce7">
            <text:p>https://eu.ui-avatars.com/api/?name=Sherron+Julio&amp;background=#A56889&amp;color=fff</text:p>
          </table:table-cell>
          <table:table-cell office:value-type="string" table:style-name="ce3">
            <text:p>Gabcube</text:p>
          </table:table-cell>
          <table:table-cell office:value-type="string" table:style-name="ce3">
            <text:p>Engineer III</text:p>
          </table:table-cell>
          <table:table-cell office:value-type="string" table:style-name="ce3">
            <text:p>velit donec diam neque vestibulum eget vulputate ut ultrices vel augue vestibulum ante ipsum primis in faucibus orci</text:p>
          </table:table-cell>
          <table:table-cell table:style-name="ce3"/>
          <table:table-cell office:value-type="string" table:style-name="ce3">
            <text:p>#developer #blockchain #frontend</text:p>
          </table:table-cell>
          <table:table-cell table:content-validation-name="val2" table:style-name="ce11"/>
          <table:table-cell table:content-validation-name="val2" table:style-name="ce11"/>
          <table:table-cell office:value-type="string" office:string-value="#A56889" table:formula="of:=&quot;#A&quot;&amp;RANDBETWEEN(1; 9)&amp;RANDBETWEEN(1; 9)&amp;RANDBETWEEN(1; 9)&amp;RANDBETWEEN(1; 9)&amp;RANDBETWEEN(1; 9)" table:style-name="ce11">
            <text:p>#A56889</text:p>
          </table:table-cell>
          <table:table-cell table:number-columns-repeated="16365"/>
        </table:table-row>
        <table:table-row table:style-name="ro3">
          <table:table-cell office:value-type="string" table:style-name="ce3">
            <text:p>Tiffani</text:p>
          </table:table-cell>
          <table:table-cell office:value-type="string" table:style-name="ce3">
            <text:p>Cathie</text:p>
          </table:table-cell>
          <table:table-cell office:value-type="string" office:string-value="Tiffani Cathie" table:formula="of:=[.A368]&amp;&quot; &quot;&amp;[.B368]" table:style-name="ce3">
            <text:p>Tiffani Cathie</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Tiffani@Cathie.com" table:formula="of:=[.A368]&amp;&quot;@&quot;&amp;[.B368]&amp;&quot;.com&quot;" table:style-name="ce3">
            <text:p>Tiffani@Cathie.com</text:p>
          </table:table-cell>
          <table:table-cell office:value-type="string" table:style-name="ce3">
            <text:p>507-152-4669</text:p>
          </table:table-cell>
          <table:table-cell office:value-type="string" table:style-name="ce3">
            <text:p>Kanoya</text:p>
          </table:table-cell>
          <table:table-cell office:value-type="string" table:style-name="ce3">
            <text:p>Japan</text:p>
          </table:table-cell>
          <table:table-cell office:value-type="string" table:style-name="ce3">
            <text:p>Female</text:p>
          </table:table-cell>
          <table:table-cell office:value-type="string" office:string-value="https://eu.ui-avatars.com/api/?name=Tiffani+Cathie&amp;background=#A83585&amp;color=fff" table:formula="of:=&quot;https://eu.ui-avatars.com/api/?name=&quot;&amp;[.A368]&amp;&quot;+&quot;&amp;[.B368]&amp;&quot;&amp;background=&quot;&amp;[.S368]&amp;&quot;&amp;color=fff&quot;" table:style-name="ce7">
            <text:p>https://eu.ui-avatars.com/api/?name=Tiffani+Cathie&amp;background=#A83585&amp;color=fff</text:p>
          </table:table-cell>
          <table:table-cell office:value-type="string" table:style-name="ce3">
            <text:p>Browsetype</text:p>
          </table:table-cell>
          <table:table-cell office:value-type="string" table:style-name="ce3">
            <text:p>Professor</text:p>
          </table:table-cell>
          <table:table-cell office:value-type="string" table:style-name="ce3">
            <text:p>ac neque duis bibendum morbi non quam nec dui luctus rutrum nulla tellus in sagittis dui vel nisl duis ac</text:p>
          </table:table-cell>
          <table:table-cell table:style-name="ce3"/>
          <table:table-cell office:value-type="string" table:style-name="ce3">
            <text:p>#vision #future #smartdeed</text:p>
          </table:table-cell>
          <table:table-cell table:content-validation-name="val2" table:style-name="ce11"/>
          <table:table-cell table:content-validation-name="val2" table:style-name="ce11"/>
          <table:table-cell office:value-type="string" office:string-value="#A83585" table:formula="of:=&quot;#A&quot;&amp;RANDBETWEEN(1; 9)&amp;RANDBETWEEN(1; 9)&amp;RANDBETWEEN(1; 9)&amp;RANDBETWEEN(1; 9)&amp;RANDBETWEEN(1; 9)" table:style-name="ce11">
            <text:p>#A83585</text:p>
          </table:table-cell>
          <table:table-cell table:number-columns-repeated="16365"/>
        </table:table-row>
        <table:table-row table:style-name="ro3">
          <table:table-cell office:value-type="string" table:style-name="ce3">
            <text:p>Eloise</text:p>
          </table:table-cell>
          <table:table-cell office:value-type="string" table:style-name="ce3">
            <text:p>Tonie</text:p>
          </table:table-cell>
          <table:table-cell office:value-type="string" office:string-value="Eloise Tonie" table:formula="of:=[.A369]&amp;&quot; &quot;&amp;[.B369]" table:style-name="ce3">
            <text:p>Eloise Tonie</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Eloise@Tonie.com" table:formula="of:=[.A369]&amp;&quot;@&quot;&amp;[.B369]&amp;&quot;.com&quot;" table:style-name="ce3">
            <text:p>Eloise@Tonie.com</text:p>
          </table:table-cell>
          <table:table-cell office:value-type="string" table:style-name="ce3">
            <text:p>870-420-8287</text:p>
          </table:table-cell>
          <table:table-cell office:value-type="string" table:style-name="ce3">
            <text:p>Shigongqiao</text:p>
          </table:table-cell>
          <table:table-cell office:value-type="string" table:style-name="ce3">
            <text:p>China</text:p>
          </table:table-cell>
          <table:table-cell office:value-type="string" table:style-name="ce3">
            <text:p>Male</text:p>
          </table:table-cell>
          <table:table-cell office:value-type="string" office:string-value="https://eu.ui-avatars.com/api/?name=Eloise+Tonie&amp;background=#A41531&amp;color=fff" table:formula="of:=&quot;https://eu.ui-avatars.com/api/?name=&quot;&amp;[.A369]&amp;&quot;+&quot;&amp;[.B369]&amp;&quot;&amp;background=&quot;&amp;[.S369]&amp;&quot;&amp;color=fff&quot;" table:style-name="ce7">
            <text:p>https://eu.ui-avatars.com/api/?name=Eloise+Tonie&amp;background=#A41531&amp;color=fff</text:p>
          </table:table-cell>
          <table:table-cell office:value-type="string" table:style-name="ce3">
            <text:p>Gigashots</text:p>
          </table:table-cell>
          <table:table-cell office:value-type="string" table:style-name="ce3">
            <text:p>Geologist I</text:p>
          </table:table-cell>
          <table:table-cell office:value-type="string" table:style-name="ce3">
            <text:p>viverra dapibus nulla suscipit ligula in lacus curabitur at ipsum ac tellus semper interdum mauris</text:p>
          </table:table-cell>
          <table:table-cell table:style-name="ce3"/>
          <table:table-cell office:value-type="string" table:style-name="ce3">
            <text:p>Strategic thinker, HR specialist, humanitarian professional</text:p>
          </table:table-cell>
          <table:table-cell table:content-validation-name="val2" table:style-name="ce11"/>
          <table:table-cell table:content-validation-name="val2" table:style-name="ce11"/>
          <table:table-cell office:value-type="string" office:string-value="#A41531" table:formula="of:=&quot;#A&quot;&amp;RANDBETWEEN(1; 9)&amp;RANDBETWEEN(1; 9)&amp;RANDBETWEEN(1; 9)&amp;RANDBETWEEN(1; 9)&amp;RANDBETWEEN(1; 9)" table:style-name="ce11">
            <text:p>#A41531</text:p>
          </table:table-cell>
          <table:table-cell table:number-columns-repeated="16365"/>
        </table:table-row>
        <table:table-row table:style-name="ro3">
          <table:table-cell office:value-type="string" table:style-name="ce3">
            <text:p>Grady</text:p>
          </table:table-cell>
          <table:table-cell office:value-type="string" table:style-name="ce3">
            <text:p>Holly</text:p>
          </table:table-cell>
          <table:table-cell office:value-type="string" office:string-value="Grady Holly" table:formula="of:=[.A370]&amp;&quot; &quot;&amp;[.B370]" table:style-name="ce3">
            <text:p>Grady Holly</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Grady@Holly.com" table:formula="of:=[.A370]&amp;&quot;@&quot;&amp;[.B370]&amp;&quot;.com&quot;" table:style-name="ce3">
            <text:p>Grady@Holly.com</text:p>
          </table:table-cell>
          <table:table-cell office:value-type="string" table:style-name="ce3">
            <text:p>494-983-9547</text:p>
          </table:table-cell>
          <table:table-cell office:value-type="string" table:style-name="ce3">
            <text:p>Sudzha</text:p>
          </table:table-cell>
          <table:table-cell office:value-type="string" table:style-name="ce3">
            <text:p>Russia</text:p>
          </table:table-cell>
          <table:table-cell office:value-type="string" table:style-name="ce3">
            <text:p>Female</text:p>
          </table:table-cell>
          <table:table-cell office:value-type="string" office:string-value="https://eu.ui-avatars.com/api/?name=Grady+Holly&amp;background=#A95317&amp;color=fff" table:formula="of:=&quot;https://eu.ui-avatars.com/api/?name=&quot;&amp;[.A370]&amp;&quot;+&quot;&amp;[.B370]&amp;&quot;&amp;background=&quot;&amp;[.S370]&amp;&quot;&amp;color=fff&quot;" table:style-name="ce7">
            <text:p>https://eu.ui-avatars.com/api/?name=Grady+Holly&amp;background=#A95317&amp;color=fff</text:p>
          </table:table-cell>
          <table:table-cell office:value-type="string" table:style-name="ce3">
            <text:p>Devify</text:p>
          </table:table-cell>
          <table:table-cell office:value-type="string" table:style-name="ce3">
            <text:p>Accounting Assistant II</text:p>
          </table:table-cell>
          <table:table-cell office:value-type="string" table:style-name="ce3">
            <text:p>mattis egestas metus aenean fermentum donec ut mauris eget massa tempor convallis nulla neque libero convallis eget</text:p>
          </table:table-cell>
          <table:table-cell table:style-name="ce3"/>
          <table:table-cell office:value-type="string" table:style-name="ce3">
            <text:p>marketing, smart contracts</text:p>
          </table:table-cell>
          <table:table-cell table:content-validation-name="val2" table:style-name="ce11"/>
          <table:table-cell table:content-validation-name="val2" table:style-name="ce11"/>
          <table:table-cell office:value-type="string" office:string-value="#A95317" table:formula="of:=&quot;#A&quot;&amp;RANDBETWEEN(1; 9)&amp;RANDBETWEEN(1; 9)&amp;RANDBETWEEN(1; 9)&amp;RANDBETWEEN(1; 9)&amp;RANDBETWEEN(1; 9)" table:style-name="ce11">
            <text:p>#A95317</text:p>
          </table:table-cell>
          <table:table-cell table:number-columns-repeated="16365"/>
        </table:table-row>
        <table:table-row table:style-name="ro3">
          <table:table-cell office:value-type="string" table:style-name="ce3">
            <text:p>Christeen</text:p>
          </table:table-cell>
          <table:table-cell office:value-type="string" table:style-name="ce3">
            <text:p>Ericka</text:p>
          </table:table-cell>
          <table:table-cell office:value-type="string" office:string-value="Christeen Ericka" table:formula="of:=[.A371]&amp;&quot; &quot;&amp;[.B371]" table:style-name="ce3">
            <text:p>Christeen Erick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Christeen@Ericka.com" table:formula="of:=[.A371]&amp;&quot;@&quot;&amp;[.B371]&amp;&quot;.com&quot;" table:style-name="ce3">
            <text:p>Christeen@Ericka.com</text:p>
          </table:table-cell>
          <table:table-cell office:value-type="string" table:style-name="ce3">
            <text:p>730-238-6262</text:p>
          </table:table-cell>
          <table:table-cell office:value-type="string" table:style-name="ce3">
            <text:p>Yili</text:p>
          </table:table-cell>
          <table:table-cell office:value-type="string" table:style-name="ce3">
            <text:p>China</text:p>
          </table:table-cell>
          <table:table-cell office:value-type="string" table:style-name="ce3">
            <text:p>Female</text:p>
          </table:table-cell>
          <table:table-cell office:value-type="string" office:string-value="https://eu.ui-avatars.com/api/?name=Christeen+Ericka&amp;background=#A16251&amp;color=fff" table:formula="of:=&quot;https://eu.ui-avatars.com/api/?name=&quot;&amp;[.A371]&amp;&quot;+&quot;&amp;[.B371]&amp;&quot;&amp;background=&quot;&amp;[.S371]&amp;&quot;&amp;color=fff&quot;" table:style-name="ce7">
            <text:p>https://eu.ui-avatars.com/api/?name=Christeen+Ericka&amp;background=#A16251&amp;color=fff</text:p>
          </table:table-cell>
          <table:table-cell office:value-type="string" table:style-name="ce3">
            <text:p>Quimm</text:p>
          </table:table-cell>
          <table:table-cell office:value-type="string" table:style-name="ce3">
            <text:p>Analyst Programmer</text:p>
          </table:table-cell>
          <table:table-cell office:value-type="string" table:style-name="ce3">
            <text:p>odio cras mi pede malesuada in imperdiet et commodo vulputate justo in blandit</text:p>
          </table:table-cell>
          <table:table-cell table:style-name="ce3"/>
          <table:table-cell office:value-type="string" table:style-name="ce3">
            <text:p>Soloe</text:p>
          </table:table-cell>
          <table:table-cell table:content-validation-name="val2" table:style-name="ce11"/>
          <table:table-cell table:content-validation-name="val2" table:style-name="ce11"/>
          <table:table-cell office:value-type="string" office:string-value="#A16251" table:formula="of:=&quot;#A&quot;&amp;RANDBETWEEN(1; 9)&amp;RANDBETWEEN(1; 9)&amp;RANDBETWEEN(1; 9)&amp;RANDBETWEEN(1; 9)&amp;RANDBETWEEN(1; 9)" table:style-name="ce11">
            <text:p>#A16251</text:p>
          </table:table-cell>
          <table:table-cell table:number-columns-repeated="16365"/>
        </table:table-row>
        <table:table-row table:style-name="ro3">
          <table:table-cell office:value-type="string" table:style-name="ce3">
            <text:p>Dewitt</text:p>
          </table:table-cell>
          <table:table-cell office:value-type="string" table:style-name="ce3">
            <text:p>Rudolph</text:p>
          </table:table-cell>
          <table:table-cell office:value-type="string" office:string-value="Dewitt Rudolph" table:formula="of:=[.A372]&amp;&quot; &quot;&amp;[.B372]" table:style-name="ce3">
            <text:p>Dewitt Rudolph</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Dewitt@Rudolph.com" table:formula="of:=[.A372]&amp;&quot;@&quot;&amp;[.B372]&amp;&quot;.com&quot;" table:style-name="ce3">
            <text:p>Dewitt@Rudolph.com</text:p>
          </table:table-cell>
          <table:table-cell office:value-type="string" table:style-name="ce3">
            <text:p>814-260-8415</text:p>
          </table:table-cell>
          <table:table-cell office:value-type="string" table:style-name="ce3">
            <text:p>Erie</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Dewitt+Rudolph&amp;background=#A33289&amp;color=fff" table:formula="of:=&quot;https://eu.ui-avatars.com/api/?name=&quot;&amp;[.A372]&amp;&quot;+&quot;&amp;[.B372]&amp;&quot;&amp;background=&quot;&amp;[.S372]&amp;&quot;&amp;color=fff&quot;" table:style-name="ce7">
            <text:p>https://eu.ui-avatars.com/api/?name=Dewitt+Rudolph&amp;background=#A33289&amp;color=fff</text:p>
          </table:table-cell>
          <table:table-cell office:value-type="string" table:style-name="ce3">
            <text:p>Leexo</text:p>
          </table:table-cell>
          <table:table-cell office:value-type="string" table:style-name="ce3">
            <text:p>Legal Assistant</text:p>
          </table:table-cell>
          <table:table-cell office:value-type="string" table:style-name="ce3">
            <text:p>sagittis dui vel nisl duis ac nibh fusce lacus purus aliquet at feugiat</text:p>
          </table:table-cell>
          <table:table-cell table:style-name="ce3"/>
          <table:table-cell office:value-type="string" table:style-name="ce3">
            <text:p>#SoftwareEngeering #Java</text:p>
          </table:table-cell>
          <table:table-cell table:content-validation-name="val2" table:style-name="ce11"/>
          <table:table-cell table:content-validation-name="val2" table:style-name="ce11"/>
          <table:table-cell office:value-type="string" office:string-value="#A33289" table:formula="of:=&quot;#A&quot;&amp;RANDBETWEEN(1; 9)&amp;RANDBETWEEN(1; 9)&amp;RANDBETWEEN(1; 9)&amp;RANDBETWEEN(1; 9)&amp;RANDBETWEEN(1; 9)" table:style-name="ce11">
            <text:p>#A33289</text:p>
          </table:table-cell>
          <table:table-cell table:number-columns-repeated="16365"/>
        </table:table-row>
        <table:table-row table:style-name="ro3">
          <table:table-cell office:value-type="string" table:style-name="ce3">
            <text:p>Genie</text:p>
          </table:table-cell>
          <table:table-cell office:value-type="string" table:style-name="ce3">
            <text:p>Nena</text:p>
          </table:table-cell>
          <table:table-cell office:value-type="string" office:string-value="Genie Nena" table:formula="of:=[.A373]&amp;&quot; &quot;&amp;[.B373]" table:style-name="ce3">
            <text:p>Genie Nen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Genie@Nena.com" table:formula="of:=[.A373]&amp;&quot;@&quot;&amp;[.B373]&amp;&quot;.com&quot;" table:style-name="ce3">
            <text:p>Genie@Nena.com</text:p>
          </table:table-cell>
          <table:table-cell office:value-type="string" table:style-name="ce3">
            <text:p>619-459-7398</text:p>
          </table:table-cell>
          <table:table-cell office:value-type="string" table:style-name="ce3">
            <text:p>Zavidovo</text:p>
          </table:table-cell>
          <table:table-cell office:value-type="string" table:style-name="ce3">
            <text:p>Russia</text:p>
          </table:table-cell>
          <table:table-cell office:value-type="string" table:style-name="ce3">
            <text:p>Female</text:p>
          </table:table-cell>
          <table:table-cell office:value-type="string" office:string-value="https://eu.ui-avatars.com/api/?name=Genie+Nena&amp;background=#A35381&amp;color=fff" table:formula="of:=&quot;https://eu.ui-avatars.com/api/?name=&quot;&amp;[.A373]&amp;&quot;+&quot;&amp;[.B373]&amp;&quot;&amp;background=&quot;&amp;[.S373]&amp;&quot;&amp;color=fff&quot;" table:style-name="ce7">
            <text:p>https://eu.ui-avatars.com/api/?name=Genie+Nena&amp;background=#A35381&amp;color=fff</text:p>
          </table:table-cell>
          <table:table-cell office:value-type="string" table:style-name="ce3">
            <text:p>Topicshots</text:p>
          </table:table-cell>
          <table:table-cell office:value-type="string" table:style-name="ce3">
            <text:p>Physical Therapy Assistant</text:p>
          </table:table-cell>
          <table:table-cell office:value-type="string" table:style-name="ce3">
            <text:p>ut odio cras mi pede malesuada in imperdiet et commodo</text:p>
          </table:table-cell>
          <table:table-cell table:style-name="ce3"/>
          <table:table-cell office:value-type="string" table:style-name="ce3">
            <text:p>#digital #marketing</text:p>
          </table:table-cell>
          <table:table-cell table:content-validation-name="val2" table:style-name="ce11"/>
          <table:table-cell table:content-validation-name="val2" table:style-name="ce11"/>
          <table:table-cell office:value-type="string" office:string-value="#A35381" table:formula="of:=&quot;#A&quot;&amp;RANDBETWEEN(1; 9)&amp;RANDBETWEEN(1; 9)&amp;RANDBETWEEN(1; 9)&amp;RANDBETWEEN(1; 9)&amp;RANDBETWEEN(1; 9)" table:style-name="ce11">
            <text:p>#A35381</text:p>
          </table:table-cell>
          <table:table-cell table:number-columns-repeated="16365"/>
        </table:table-row>
        <table:table-row table:style-name="ro3">
          <table:table-cell office:value-type="string" table:style-name="ce3">
            <text:p>See</text:p>
          </table:table-cell>
          <table:table-cell office:value-type="string" table:style-name="ce3">
            <text:p>Wendi</text:p>
          </table:table-cell>
          <table:table-cell office:value-type="string" office:string-value="See Wendi" table:formula="of:=[.A374]&amp;&quot; &quot;&amp;[.B374]" table:style-name="ce3">
            <text:p>See Wendi</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See@Wendi.com" table:formula="of:=[.A374]&amp;&quot;@&quot;&amp;[.B374]&amp;&quot;.com&quot;" table:style-name="ce3">
            <text:p>See@Wendi.com</text:p>
          </table:table-cell>
          <table:table-cell office:value-type="string" table:style-name="ce3">
            <text:p>107-921-3939</text:p>
          </table:table-cell>
          <table:table-cell office:value-type="string" table:style-name="ce3">
            <text:p>Loureiro</text:p>
          </table:table-cell>
          <table:table-cell office:value-type="string" table:style-name="ce3">
            <text:p>Portugal</text:p>
          </table:table-cell>
          <table:table-cell office:value-type="string" table:style-name="ce3">
            <text:p>Female</text:p>
          </table:table-cell>
          <table:table-cell office:value-type="string" office:string-value="https://eu.ui-avatars.com/api/?name=See+Wendi&amp;background=#A14135&amp;color=fff" table:formula="of:=&quot;https://eu.ui-avatars.com/api/?name=&quot;&amp;[.A374]&amp;&quot;+&quot;&amp;[.B374]&amp;&quot;&amp;background=&quot;&amp;[.S374]&amp;&quot;&amp;color=fff&quot;" table:style-name="ce7">
            <text:p>https://eu.ui-avatars.com/api/?name=See+Wendi&amp;background=#A14135&amp;color=fff</text:p>
          </table:table-cell>
          <table:table-cell office:value-type="string" table:style-name="ce3">
            <text:p>Skinte</text:p>
          </table:table-cell>
          <table:table-cell office:value-type="string" table:style-name="ce3">
            <text:p>Software Consultant</text:p>
          </table:table-cell>
          <table:table-cell office:value-type="string" table:style-name="ce3">
            <text:p>blandit lacinia erat vestibulum sed magna at nunc commodo placerat praesent blandit</text:p>
          </table:table-cell>
          <table:table-cell table:style-name="ce3"/>
          <table:table-cell office:value-type="string" table:style-name="ce3">
            <text:p>prawa człowieka, <text:s/>Amnesty International, ochrona przyrody, Greenpeace..</text:p>
          </table:table-cell>
          <table:table-cell table:content-validation-name="val2" table:style-name="ce11"/>
          <table:table-cell table:content-validation-name="val2" table:style-name="ce11"/>
          <table:table-cell office:value-type="string" office:string-value="#A14135" table:formula="of:=&quot;#A&quot;&amp;RANDBETWEEN(1; 9)&amp;RANDBETWEEN(1; 9)&amp;RANDBETWEEN(1; 9)&amp;RANDBETWEEN(1; 9)&amp;RANDBETWEEN(1; 9)" table:style-name="ce11">
            <text:p>#A14135</text:p>
          </table:table-cell>
          <table:table-cell table:number-columns-repeated="16365"/>
        </table:table-row>
        <table:table-row table:style-name="ro3">
          <table:table-cell office:value-type="string" table:style-name="ce3">
            <text:p>Nadene</text:p>
          </table:table-cell>
          <table:table-cell office:value-type="string" table:style-name="ce3">
            <text:p>Cher</text:p>
          </table:table-cell>
          <table:table-cell office:value-type="string" office:string-value="Nadene Cher" table:formula="of:=[.A375]&amp;&quot; &quot;&amp;[.B375]" table:style-name="ce3">
            <text:p>Nadene Cher</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Nadene@Cher.com" table:formula="of:=[.A375]&amp;&quot;@&quot;&amp;[.B375]&amp;&quot;.com&quot;" table:style-name="ce3">
            <text:p>Nadene@Cher.com</text:p>
          </table:table-cell>
          <table:table-cell office:value-type="string" table:style-name="ce3">
            <text:p>369-822-4297</text:p>
          </table:table-cell>
          <table:table-cell office:value-type="string" table:style-name="ce3">
            <text:p>Niwiska</text:p>
          </table:table-cell>
          <table:table-cell office:value-type="string" table:style-name="ce3">
            <text:p>Poland</text:p>
          </table:table-cell>
          <table:table-cell office:value-type="string" table:style-name="ce3">
            <text:p>Male</text:p>
          </table:table-cell>
          <table:table-cell office:value-type="string" office:string-value="https://eu.ui-avatars.com/api/?name=Nadene+Cher&amp;background=#A49512&amp;color=fff" table:formula="of:=&quot;https://eu.ui-avatars.com/api/?name=&quot;&amp;[.A375]&amp;&quot;+&quot;&amp;[.B375]&amp;&quot;&amp;background=&quot;&amp;[.S375]&amp;&quot;&amp;color=fff&quot;" table:style-name="ce7">
            <text:p>https://eu.ui-avatars.com/api/?name=Nadene+Cher&amp;background=#A49512&amp;color=fff</text:p>
          </table:table-cell>
          <table:table-cell office:value-type="string" table:style-name="ce3">
            <text:p>Linklinks</text:p>
          </table:table-cell>
          <table:table-cell office:value-type="string" table:style-name="ce3">
            <text:p>Junior Executive</text:p>
          </table:table-cell>
          <table:table-cell office:value-type="string" table:style-name="ce3">
            <text:p>lacinia nisi venenatis tristique fusce congue diam id ornare imperdiet sapien urna pretium nisl ut volutpat</text:p>
          </table:table-cell>
          <table:table-cell table:style-name="ce3"/>
          <table:table-cell office:value-type="string" table:style-name="ce3">
            <text:p>Senior Product Designer, systems thinker, UX / UI</text:p>
          </table:table-cell>
          <table:table-cell table:content-validation-name="val2" table:style-name="ce11"/>
          <table:table-cell table:content-validation-name="val2" table:style-name="ce11"/>
          <table:table-cell office:value-type="string" office:string-value="#A49512" table:formula="of:=&quot;#A&quot;&amp;RANDBETWEEN(1; 9)&amp;RANDBETWEEN(1; 9)&amp;RANDBETWEEN(1; 9)&amp;RANDBETWEEN(1; 9)&amp;RANDBETWEEN(1; 9)" table:style-name="ce11">
            <text:p>#A49512</text:p>
          </table:table-cell>
          <table:table-cell table:number-columns-repeated="16365"/>
        </table:table-row>
        <table:table-row table:style-name="ro3">
          <table:table-cell office:value-type="string" table:style-name="ce3">
            <text:p>Shemeka</text:p>
          </table:table-cell>
          <table:table-cell office:value-type="string" table:style-name="ce3">
            <text:p>Lorina</text:p>
          </table:table-cell>
          <table:table-cell office:value-type="string" office:string-value="Shemeka Lorina" table:formula="of:=[.A376]&amp;&quot; &quot;&amp;[.B376]" table:style-name="ce3">
            <text:p>Shemeka Lorin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Shemeka@Lorina.com" table:formula="of:=[.A376]&amp;&quot;@&quot;&amp;[.B376]&amp;&quot;.com&quot;" table:style-name="ce3">
            <text:p>Shemeka@Lorina.com</text:p>
          </table:table-cell>
          <table:table-cell office:value-type="string" table:style-name="ce3">
            <text:p>605-665-7236</text:p>
          </table:table-cell>
          <table:table-cell office:value-type="string" table:style-name="ce3">
            <text:p>Miras</text:p>
          </table:table-cell>
          <table:table-cell office:value-type="string" table:style-name="ce3">
            <text:p>Albania</text:p>
          </table:table-cell>
          <table:table-cell office:value-type="string" table:style-name="ce3">
            <text:p>Male</text:p>
          </table:table-cell>
          <table:table-cell office:value-type="string" office:string-value="https://eu.ui-avatars.com/api/?name=Shemeka+Lorina&amp;background=#A28495&amp;color=fff" table:formula="of:=&quot;https://eu.ui-avatars.com/api/?name=&quot;&amp;[.A376]&amp;&quot;+&quot;&amp;[.B376]&amp;&quot;&amp;background=&quot;&amp;[.S376]&amp;&quot;&amp;color=fff&quot;" table:style-name="ce7">
            <text:p>https://eu.ui-avatars.com/api/?name=Shemeka+Lorina&amp;background=#A28495&amp;color=fff</text:p>
          </table:table-cell>
          <table:table-cell office:value-type="string" table:style-name="ce3">
            <text:p>Mycat</text:p>
          </table:table-cell>
          <table:table-cell office:value-type="string" table:style-name="ce3">
            <text:p>VP Quality Control</text:p>
          </table:table-cell>
          <table:table-cell office:value-type="string" table:style-name="ce3">
            <text:p>eget eleifend luctus ultricies eu nibh quisque id justo sit amet</text:p>
          </table:table-cell>
          <table:table-cell table:style-name="ce3"/>
          <table:table-cell office:value-type="string" table:style-name="ce3">
            <text:p>#SnetVolunteer</text:p>
          </table:table-cell>
          <table:table-cell table:content-validation-name="val2" table:style-name="ce11"/>
          <table:table-cell table:content-validation-name="val2" table:style-name="ce11"/>
          <table:table-cell office:value-type="string" office:string-value="#A28495" table:formula="of:=&quot;#A&quot;&amp;RANDBETWEEN(1; 9)&amp;RANDBETWEEN(1; 9)&amp;RANDBETWEEN(1; 9)&amp;RANDBETWEEN(1; 9)&amp;RANDBETWEEN(1; 9)" table:style-name="ce11">
            <text:p>#A28495</text:p>
          </table:table-cell>
          <table:table-cell table:number-columns-repeated="16365"/>
        </table:table-row>
        <table:table-row table:style-name="ro3">
          <table:table-cell office:value-type="string" table:style-name="ce3">
            <text:p>Dede</text:p>
          </table:table-cell>
          <table:table-cell office:value-type="string" table:style-name="ce3">
            <text:p>Lasonya</text:p>
          </table:table-cell>
          <table:table-cell office:value-type="string" office:string-value="Dede Lasonya" table:formula="of:=[.A377]&amp;&quot; &quot;&amp;[.B377]" table:style-name="ce3">
            <text:p>Dede Lasony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Dede@Lasonya.com" table:formula="of:=[.A377]&amp;&quot;@&quot;&amp;[.B377]&amp;&quot;.com&quot;" table:style-name="ce3">
            <text:p>Dede@Lasonya.com</text:p>
          </table:table-cell>
          <table:table-cell office:value-type="string" table:style-name="ce3">
            <text:p>980-284-1042</text:p>
          </table:table-cell>
          <table:table-cell office:value-type="string" table:style-name="ce3">
            <text:p>Santo Tomas</text:p>
          </table:table-cell>
          <table:table-cell office:value-type="string" table:style-name="ce3">
            <text:p>Mexico</text:p>
          </table:table-cell>
          <table:table-cell office:value-type="string" table:style-name="ce3">
            <text:p>Male</text:p>
          </table:table-cell>
          <table:table-cell office:value-type="string" office:string-value="https://eu.ui-avatars.com/api/?name=Dede+Lasonya&amp;background=#A94944&amp;color=fff" table:formula="of:=&quot;https://eu.ui-avatars.com/api/?name=&quot;&amp;[.A377]&amp;&quot;+&quot;&amp;[.B377]&amp;&quot;&amp;background=&quot;&amp;[.S377]&amp;&quot;&amp;color=fff&quot;" table:style-name="ce7">
            <text:p>https://eu.ui-avatars.com/api/?name=Dede+Lasonya&amp;background=#A94944&amp;color=fff</text:p>
          </table:table-cell>
          <table:table-cell office:value-type="string" table:style-name="ce3">
            <text:p>Edgewire</text:p>
          </table:table-cell>
          <table:table-cell office:value-type="string" table:style-name="ce3">
            <text:p>Assistant Media Planner</text:p>
          </table:table-cell>
          <table:table-cell office:value-type="string" table:style-name="ce3">
            <text:p>ac tellus semper interdum mauris ullamcorper purus sit amet nulla quisque arcu libero rutrum ac lobortis vel dapibus at</text:p>
          </table:table-cell>
          <table:table-cell table:style-name="ce3"/>
          <table:table-cell office:value-type="string" table:style-name="ce3">
            <text:p>#pubic #innovation #digitaltransformation</text:p>
          </table:table-cell>
          <table:table-cell table:content-validation-name="val2" table:style-name="ce11"/>
          <table:table-cell table:content-validation-name="val2" table:style-name="ce11"/>
          <table:table-cell office:value-type="string" office:string-value="#A94944" table:formula="of:=&quot;#A&quot;&amp;RANDBETWEEN(1; 9)&amp;RANDBETWEEN(1; 9)&amp;RANDBETWEEN(1; 9)&amp;RANDBETWEEN(1; 9)&amp;RANDBETWEEN(1; 9)" table:style-name="ce11">
            <text:p>#A94944</text:p>
          </table:table-cell>
          <table:table-cell table:number-columns-repeated="16365"/>
        </table:table-row>
        <table:table-row table:style-name="ro3">
          <table:table-cell office:value-type="string" table:style-name="ce3">
            <text:p>Jin</text:p>
          </table:table-cell>
          <table:table-cell office:value-type="string" table:style-name="ce3">
            <text:p>Kalyn</text:p>
          </table:table-cell>
          <table:table-cell office:value-type="string" office:string-value="Jin Kalyn" table:formula="of:=[.A378]&amp;&quot; &quot;&amp;[.B378]" table:style-name="ce3">
            <text:p>Jin Kalyn</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Jin@Kalyn.com" table:formula="of:=[.A378]&amp;&quot;@&quot;&amp;[.B378]&amp;&quot;.com&quot;" table:style-name="ce3">
            <text:p>Jin@Kalyn.com</text:p>
          </table:table-cell>
          <table:table-cell office:value-type="string" table:style-name="ce3">
            <text:p>520-235-6254</text:p>
          </table:table-cell>
          <table:table-cell office:value-type="string" table:style-name="ce3">
            <text:p>Ngoc Hon Doc</text:p>
          </table:table-cell>
          <table:table-cell office:value-type="string" table:style-name="ce3">
            <text:p>Vietnam</text:p>
          </table:table-cell>
          <table:table-cell office:value-type="string" table:style-name="ce3">
            <text:p>Female</text:p>
          </table:table-cell>
          <table:table-cell office:value-type="string" office:string-value="https://eu.ui-avatars.com/api/?name=Jin+Kalyn&amp;background=#A14999&amp;color=fff" table:formula="of:=&quot;https://eu.ui-avatars.com/api/?name=&quot;&amp;[.A378]&amp;&quot;+&quot;&amp;[.B378]&amp;&quot;&amp;background=&quot;&amp;[.S378]&amp;&quot;&amp;color=fff&quot;" table:style-name="ce7">
            <text:p>https://eu.ui-avatars.com/api/?name=Jin+Kalyn&amp;background=#A14999&amp;color=fff</text:p>
          </table:table-cell>
          <table:table-cell office:value-type="string" table:style-name="ce3">
            <text:p>Kanoodle</text:p>
          </table:table-cell>
          <table:table-cell office:value-type="string" table:style-name="ce3">
            <text:p>Marketing Manager</text:p>
          </table:table-cell>
          <table:table-cell office:value-type="string" table:style-name="ce3">
            <text:p>nunc rhoncus dui vel sem sed sagittis nam congue risus semper porta volutpat quam</text:p>
          </table:table-cell>
          <table:table-cell table:style-name="ce3"/>
          <table:table-cell office:value-type="string" table:style-name="ce3">
            <text:p>#Montana</text:p>
          </table:table-cell>
          <table:table-cell table:content-validation-name="val2" table:style-name="ce11"/>
          <table:table-cell table:content-validation-name="val2" table:style-name="ce11"/>
          <table:table-cell office:value-type="string" office:string-value="#A14999" table:formula="of:=&quot;#A&quot;&amp;RANDBETWEEN(1; 9)&amp;RANDBETWEEN(1; 9)&amp;RANDBETWEEN(1; 9)&amp;RANDBETWEEN(1; 9)&amp;RANDBETWEEN(1; 9)" table:style-name="ce11">
            <text:p>#A14999</text:p>
          </table:table-cell>
          <table:table-cell table:number-columns-repeated="16365"/>
        </table:table-row>
        <table:table-row table:style-name="ro3">
          <table:table-cell office:value-type="string" table:style-name="ce3">
            <text:p>Lianne</text:p>
          </table:table-cell>
          <table:table-cell office:value-type="string" table:style-name="ce3">
            <text:p>Sung</text:p>
          </table:table-cell>
          <table:table-cell office:value-type="string" office:string-value="Lianne Sung" table:formula="of:=[.A379]&amp;&quot; &quot;&amp;[.B379]" table:style-name="ce3">
            <text:p>Lianne Sung</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Lianne@Sung.com" table:formula="of:=[.A379]&amp;&quot;@&quot;&amp;[.B379]&amp;&quot;.com&quot;" table:style-name="ce3">
            <text:p>Lianne@Sung.com</text:p>
          </table:table-cell>
          <table:table-cell office:value-type="string" table:style-name="ce3">
            <text:p>977-340-8453</text:p>
          </table:table-cell>
          <table:table-cell office:value-type="string" table:style-name="ce3">
            <text:p>Mora</text:p>
          </table:table-cell>
          <table:table-cell office:value-type="string" table:style-name="ce3">
            <text:p>Sweden</text:p>
          </table:table-cell>
          <table:table-cell office:value-type="string" table:style-name="ce3">
            <text:p>Female</text:p>
          </table:table-cell>
          <table:table-cell office:value-type="string" office:string-value="https://eu.ui-avatars.com/api/?name=Lianne+Sung&amp;background=#A34449&amp;color=fff" table:formula="of:=&quot;https://eu.ui-avatars.com/api/?name=&quot;&amp;[.A379]&amp;&quot;+&quot;&amp;[.B379]&amp;&quot;&amp;background=&quot;&amp;[.S379]&amp;&quot;&amp;color=fff&quot;" table:style-name="ce7">
            <text:p>https://eu.ui-avatars.com/api/?name=Lianne+Sung&amp;background=#A34449&amp;color=fff</text:p>
          </table:table-cell>
          <table:table-cell office:value-type="string" table:style-name="ce3">
            <text:p>Quaxo</text:p>
          </table:table-cell>
          <table:table-cell office:value-type="string" table:style-name="ce3">
            <text:p>Chief Design Engineer</text:p>
          </table:table-cell>
          <table:table-cell office:value-type="string" table:style-name="ce3">
            <text:p>nam nulla integer pede justo lacinia eget tincidunt eget tempus vel pede</text:p>
          </table:table-cell>
          <table:table-cell table:style-name="ce3"/>
          <table:table-cell office:value-type="string" table:style-name="ce3">
            <text:p>#sustainability #climate #woodhouses #energy #transition #fossilfree #PVT #PV #suncollector #heatpump #storage #battery #food #vegan #taxonpollution #flytax #worldtrade #regenerativeagriculture #permaculture #soil4climate #agriculture #participation #natureconservation #biodiversity #environment #watersystem #nutrients #waterstorage #watermangement #spatialplanning #landscapearchitecture #government</text:p>
          </table:table-cell>
          <table:table-cell table:content-validation-name="val2" table:style-name="ce11"/>
          <table:table-cell table:content-validation-name="val2" table:style-name="ce11"/>
          <table:table-cell office:value-type="string" office:string-value="#A34449" table:formula="of:=&quot;#A&quot;&amp;RANDBETWEEN(1; 9)&amp;RANDBETWEEN(1; 9)&amp;RANDBETWEEN(1; 9)&amp;RANDBETWEEN(1; 9)&amp;RANDBETWEEN(1; 9)" table:style-name="ce11">
            <text:p>#A34449</text:p>
          </table:table-cell>
          <table:table-cell table:number-columns-repeated="16365"/>
        </table:table-row>
        <table:table-row table:style-name="ro3">
          <table:table-cell office:value-type="string" table:style-name="ce3">
            <text:p>Fe</text:p>
          </table:table-cell>
          <table:table-cell office:value-type="string" table:style-name="ce3">
            <text:p>Sharla</text:p>
          </table:table-cell>
          <table:table-cell office:value-type="string" office:string-value="Fe Sharla" table:formula="of:=[.A380]&amp;&quot; &quot;&amp;[.B380]" table:style-name="ce3">
            <text:p>Fe Sharl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Fe@Sharla.com" table:formula="of:=[.A380]&amp;&quot;@&quot;&amp;[.B380]&amp;&quot;.com&quot;" table:style-name="ce3">
            <text:p>Fe@Sharla.com</text:p>
          </table:table-cell>
          <table:table-cell office:value-type="string" table:style-name="ce3">
            <text:p>657-639-2797</text:p>
          </table:table-cell>
          <table:table-cell office:value-type="string" table:style-name="ce3">
            <text:p>Marisgama</text:p>
          </table:table-cell>
          <table:table-cell office:value-type="string" table:style-name="ce3">
            <text:p>Indonesia</text:p>
          </table:table-cell>
          <table:table-cell office:value-type="string" table:style-name="ce3">
            <text:p>Male</text:p>
          </table:table-cell>
          <table:table-cell office:value-type="string" office:string-value="https://eu.ui-avatars.com/api/?name=Fe+Sharla&amp;background=#A73348&amp;color=fff" table:formula="of:=&quot;https://eu.ui-avatars.com/api/?name=&quot;&amp;[.A380]&amp;&quot;+&quot;&amp;[.B380]&amp;&quot;&amp;background=&quot;&amp;[.S380]&amp;&quot;&amp;color=fff&quot;" table:style-name="ce7">
            <text:p>https://eu.ui-avatars.com/api/?name=Fe+Sharla&amp;background=#A73348&amp;color=fff</text:p>
          </table:table-cell>
          <table:table-cell office:value-type="string" table:style-name="ce3">
            <text:p>Twiyo</text:p>
          </table:table-cell>
          <table:table-cell office:value-type="string" table:style-name="ce3">
            <text:p>Structural Engineer</text:p>
          </table:table-cell>
          <table:table-cell office:value-type="string" table:style-name="ce3">
            <text:p>congue diam id ornare imperdiet sapien urna pretium nisl ut volutpat sapien arcu sed augue aliquam</text:p>
          </table:table-cell>
          <table:table-cell table:style-name="ce3"/>
          <table:table-cell office:value-type="string" table:style-name="ce3">
            <text:p>#culture #asia #marketing #planning #yoga #idea</text:p>
          </table:table-cell>
          <table:table-cell table:content-validation-name="val2" table:style-name="ce11"/>
          <table:table-cell table:content-validation-name="val2" table:style-name="ce11"/>
          <table:table-cell office:value-type="string" office:string-value="#A73348" table:formula="of:=&quot;#A&quot;&amp;RANDBETWEEN(1; 9)&amp;RANDBETWEEN(1; 9)&amp;RANDBETWEEN(1; 9)&amp;RANDBETWEEN(1; 9)&amp;RANDBETWEEN(1; 9)" table:style-name="ce11">
            <text:p>#A73348</text:p>
          </table:table-cell>
          <table:table-cell table:number-columns-repeated="16365"/>
        </table:table-row>
        <table:table-row table:style-name="ro3">
          <table:table-cell office:value-type="string" table:style-name="ce3">
            <text:p>Shawnda</text:p>
          </table:table-cell>
          <table:table-cell office:value-type="string" table:style-name="ce3">
            <text:p>Leena</text:p>
          </table:table-cell>
          <table:table-cell office:value-type="string" office:string-value="Shawnda Leena" table:formula="of:=[.A381]&amp;&quot; &quot;&amp;[.B381]" table:style-name="ce3">
            <text:p>Shawnda Leen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Shawnda@Leena.com" table:formula="of:=[.A381]&amp;&quot;@&quot;&amp;[.B381]&amp;&quot;.com&quot;" table:style-name="ce3">
            <text:p>Shawnda@Leena.com</text:p>
          </table:table-cell>
          <table:table-cell office:value-type="string" table:style-name="ce3">
            <text:p>755-465-6575</text:p>
          </table:table-cell>
          <table:table-cell office:value-type="string" table:style-name="ce3">
            <text:p>Xin’an</text:p>
          </table:table-cell>
          <table:table-cell office:value-type="string" table:style-name="ce3">
            <text:p>China</text:p>
          </table:table-cell>
          <table:table-cell office:value-type="string" table:style-name="ce3">
            <text:p>Male</text:p>
          </table:table-cell>
          <table:table-cell office:value-type="string" office:string-value="https://eu.ui-avatars.com/api/?name=Shawnda+Leena&amp;background=#A81158&amp;color=fff" table:formula="of:=&quot;https://eu.ui-avatars.com/api/?name=&quot;&amp;[.A381]&amp;&quot;+&quot;&amp;[.B381]&amp;&quot;&amp;background=&quot;&amp;[.S381]&amp;&quot;&amp;color=fff&quot;" table:style-name="ce7">
            <text:p>https://eu.ui-avatars.com/api/?name=Shawnda+Leena&amp;background=#A81158&amp;color=fff</text:p>
          </table:table-cell>
          <table:table-cell office:value-type="string" table:style-name="ce3">
            <text:p>Youspan</text:p>
          </table:table-cell>
          <table:table-cell office:value-type="string" table:style-name="ce3">
            <text:p>Chief Design Engineer</text:p>
          </table:table-cell>
          <table:table-cell office:value-type="string" table:style-name="ce3">
            <text:p>pellentesque ultrices phasellus id sapien in sapien iaculis congue vivamus metus arcu</text:p>
          </table:table-cell>
          <table:table-cell table:style-name="ce3"/>
          <table:table-cell office:value-type="string" table:style-name="ce3">
            <text:p>founder, business development, business strategy, decentralized energy trading, energy storage, DER aggregation</text:p>
          </table:table-cell>
          <table:table-cell table:content-validation-name="val2" table:style-name="ce11"/>
          <table:table-cell table:content-validation-name="val2" table:style-name="ce11"/>
          <table:table-cell office:value-type="string" office:string-value="#A81158" table:formula="of:=&quot;#A&quot;&amp;RANDBETWEEN(1; 9)&amp;RANDBETWEEN(1; 9)&amp;RANDBETWEEN(1; 9)&amp;RANDBETWEEN(1; 9)&amp;RANDBETWEEN(1; 9)" table:style-name="ce11">
            <text:p>#A81158</text:p>
          </table:table-cell>
          <table:table-cell table:number-columns-repeated="16365"/>
        </table:table-row>
        <table:table-row table:style-name="ro3">
          <table:table-cell office:value-type="string" table:style-name="ce3">
            <text:p>Chun</text:p>
          </table:table-cell>
          <table:table-cell office:value-type="string" table:style-name="ce3">
            <text:p>Ramona</text:p>
          </table:table-cell>
          <table:table-cell office:value-type="string" office:string-value="Chun Ramona" table:formula="of:=[.A382]&amp;&quot; &quot;&amp;[.B382]" table:style-name="ce3">
            <text:p>Chun Ramon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Chun@Ramona.com" table:formula="of:=[.A382]&amp;&quot;@&quot;&amp;[.B382]&amp;&quot;.com&quot;" table:style-name="ce3">
            <text:p>Chun@Ramona.com</text:p>
          </table:table-cell>
          <table:table-cell office:value-type="string" table:style-name="ce3">
            <text:p>997-125-9189</text:p>
          </table:table-cell>
          <table:table-cell office:value-type="string" table:style-name="ce3">
            <text:p>Jiahe</text:p>
          </table:table-cell>
          <table:table-cell office:value-type="string" table:style-name="ce3">
            <text:p>China</text:p>
          </table:table-cell>
          <table:table-cell office:value-type="string" table:style-name="ce3">
            <text:p>Female</text:p>
          </table:table-cell>
          <table:table-cell office:value-type="string" office:string-value="https://eu.ui-avatars.com/api/?name=Chun+Ramona&amp;background=#A81673&amp;color=fff" table:formula="of:=&quot;https://eu.ui-avatars.com/api/?name=&quot;&amp;[.A382]&amp;&quot;+&quot;&amp;[.B382]&amp;&quot;&amp;background=&quot;&amp;[.S382]&amp;&quot;&amp;color=fff&quot;" table:style-name="ce7">
            <text:p>https://eu.ui-avatars.com/api/?name=Chun+Ramona&amp;background=#A81673&amp;color=fff</text:p>
          </table:table-cell>
          <table:table-cell office:value-type="string" table:style-name="ce3">
            <text:p>Skyble</text:p>
          </table:table-cell>
          <table:table-cell office:value-type="string" table:style-name="ce3">
            <text:p>Quality Engineer</text:p>
          </table:table-cell>
          <table:table-cell office:value-type="string" table:style-name="ce3">
            <text:p>amet nulla quisque arcu libero rutrum ac lobortis vel dapibus at diam nam tristique tortor eu pede</text:p>
          </table:table-cell>
          <table:table-cell table:style-name="ce3"/>
          <table:table-cell office:value-type="string" table:style-name="ce3">
            <text:p>Facilitation, User Testing , Product Management, pitching, health, robotics, industry, engineering no-code</text:p>
          </table:table-cell>
          <table:table-cell table:content-validation-name="val2" table:style-name="ce11"/>
          <table:table-cell table:content-validation-name="val2" table:style-name="ce11"/>
          <table:table-cell office:value-type="string" office:string-value="#A81673" table:formula="of:=&quot;#A&quot;&amp;RANDBETWEEN(1; 9)&amp;RANDBETWEEN(1; 9)&amp;RANDBETWEEN(1; 9)&amp;RANDBETWEEN(1; 9)&amp;RANDBETWEEN(1; 9)" table:style-name="ce11">
            <text:p>#A81673</text:p>
          </table:table-cell>
          <table:table-cell table:number-columns-repeated="16365"/>
        </table:table-row>
        <table:table-row table:style-name="ro3">
          <table:table-cell office:value-type="string" table:style-name="ce3">
            <text:p>Flo</text:p>
          </table:table-cell>
          <table:table-cell office:value-type="string" table:style-name="ce3">
            <text:p>Meda</text:p>
          </table:table-cell>
          <table:table-cell office:value-type="string" office:string-value="Flo Meda" table:formula="of:=[.A383]&amp;&quot; &quot;&amp;[.B383]" table:style-name="ce3">
            <text:p>Flo Med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Flo@Meda.com" table:formula="of:=[.A383]&amp;&quot;@&quot;&amp;[.B383]&amp;&quot;.com&quot;" table:style-name="ce3">
            <text:p>Flo@Meda.com</text:p>
          </table:table-cell>
          <table:table-cell office:value-type="string" table:style-name="ce3">
            <text:p>596-734-5127</text:p>
          </table:table-cell>
          <table:table-cell office:value-type="string" table:style-name="ce3">
            <text:p>Palaióchora</text:p>
          </table:table-cell>
          <table:table-cell office:value-type="string" table:style-name="ce3">
            <text:p>Greece</text:p>
          </table:table-cell>
          <table:table-cell office:value-type="string" table:style-name="ce3">
            <text:p>Male</text:p>
          </table:table-cell>
          <table:table-cell office:value-type="string" office:string-value="https://eu.ui-avatars.com/api/?name=Flo+Meda&amp;background=#A36786&amp;color=fff" table:formula="of:=&quot;https://eu.ui-avatars.com/api/?name=&quot;&amp;[.A383]&amp;&quot;+&quot;&amp;[.B383]&amp;&quot;&amp;background=&quot;&amp;[.S383]&amp;&quot;&amp;color=fff&quot;" table:style-name="ce7">
            <text:p>https://eu.ui-avatars.com/api/?name=Flo+Meda&amp;background=#A36786&amp;color=fff</text:p>
          </table:table-cell>
          <table:table-cell office:value-type="string" table:style-name="ce3">
            <text:p>Topicshots</text:p>
          </table:table-cell>
          <table:table-cell office:value-type="string" table:style-name="ce3">
            <text:p>Web Designer II</text:p>
          </table:table-cell>
          <table:table-cell office:value-type="string" table:style-name="ce3">
            <text:p>congue elementum in hac habitasse platea dictumst morbi vestibulum velit id pretium iaculis diam erat fermentum justo nec condimentum</text:p>
          </table:table-cell>
          <table:table-cell table:style-name="ce3"/>
          <table:table-cell office:value-type="string" table:style-name="ce3">
            <text:p>#IOT #DiLLaS #Gravity</text:p>
          </table:table-cell>
          <table:table-cell table:content-validation-name="val2" table:style-name="ce11"/>
          <table:table-cell table:content-validation-name="val2" table:style-name="ce11"/>
          <table:table-cell office:value-type="string" office:string-value="#A36786" table:formula="of:=&quot;#A&quot;&amp;RANDBETWEEN(1; 9)&amp;RANDBETWEEN(1; 9)&amp;RANDBETWEEN(1; 9)&amp;RANDBETWEEN(1; 9)&amp;RANDBETWEEN(1; 9)" table:style-name="ce11">
            <text:p>#A36786</text:p>
          </table:table-cell>
          <table:table-cell table:number-columns-repeated="16365"/>
        </table:table-row>
        <table:table-row table:style-name="ro3">
          <table:table-cell office:value-type="string" table:style-name="ce3">
            <text:p>Kathi</text:p>
          </table:table-cell>
          <table:table-cell office:value-type="string" table:style-name="ce3">
            <text:p>Ellena</text:p>
          </table:table-cell>
          <table:table-cell office:value-type="string" office:string-value="Kathi Ellena" table:formula="of:=[.A384]&amp;&quot; &quot;&amp;[.B384]" table:style-name="ce3">
            <text:p>Kathi Ellen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Kathi@Ellena.com" table:formula="of:=[.A384]&amp;&quot;@&quot;&amp;[.B384]&amp;&quot;.com&quot;" table:style-name="ce3">
            <text:p>Kathi@Ellena.com</text:p>
          </table:table-cell>
          <table:table-cell office:value-type="string" table:style-name="ce3">
            <text:p>408-122-1364</text:p>
          </table:table-cell>
          <table:table-cell office:value-type="string" table:style-name="ce3">
            <text:p>Cabano</text:p>
          </table:table-cell>
          <table:table-cell office:value-type="string" table:style-name="ce3">
            <text:p>Canada</text:p>
          </table:table-cell>
          <table:table-cell office:value-type="string" table:style-name="ce3">
            <text:p>Female</text:p>
          </table:table-cell>
          <table:table-cell office:value-type="string" office:string-value="https://eu.ui-avatars.com/api/?name=Kathi+Ellena&amp;background=#A84826&amp;color=fff" table:formula="of:=&quot;https://eu.ui-avatars.com/api/?name=&quot;&amp;[.A384]&amp;&quot;+&quot;&amp;[.B384]&amp;&quot;&amp;background=&quot;&amp;[.S384]&amp;&quot;&amp;color=fff&quot;" table:style-name="ce7">
            <text:p>https://eu.ui-avatars.com/api/?name=Kathi+Ellena&amp;background=#A84826&amp;color=fff</text:p>
          </table:table-cell>
          <table:table-cell office:value-type="string" table:style-name="ce3">
            <text:p>Trupe</text:p>
          </table:table-cell>
          <table:table-cell office:value-type="string" table:style-name="ce3">
            <text:p>Accounting Assistant III</text:p>
          </table:table-cell>
          <table:table-cell office:value-type="string" table:style-name="ce3">
            <text:p>neque aenean auctor gravida sem praesent id massa id nisl venenatis lacinia</text:p>
          </table:table-cell>
          <table:table-cell table:style-name="ce3"/>
          <table:table-cell office:value-type="string" table:style-name="ce3">
            <text:p>no (ik ben niet 100% zeker of ik aanwezig kan zijn)</text:p>
          </table:table-cell>
          <table:table-cell table:content-validation-name="val2" table:style-name="ce11"/>
          <table:table-cell table:content-validation-name="val2" table:style-name="ce11"/>
          <table:table-cell office:value-type="string" office:string-value="#A84826" table:formula="of:=&quot;#A&quot;&amp;RANDBETWEEN(1; 9)&amp;RANDBETWEEN(1; 9)&amp;RANDBETWEEN(1; 9)&amp;RANDBETWEEN(1; 9)&amp;RANDBETWEEN(1; 9)" table:style-name="ce11">
            <text:p>#A84826</text:p>
          </table:table-cell>
          <table:table-cell table:number-columns-repeated="16365"/>
        </table:table-row>
        <table:table-row table:style-name="ro3">
          <table:table-cell office:value-type="string" table:style-name="ce3">
            <text:p>Velva</text:p>
          </table:table-cell>
          <table:table-cell office:value-type="string" table:style-name="ce3">
            <text:p>Werner</text:p>
          </table:table-cell>
          <table:table-cell office:value-type="string" office:string-value="Velva Werner" table:formula="of:=[.A385]&amp;&quot; &quot;&amp;[.B385]" table:style-name="ce3">
            <text:p>Velva Werner</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Velva@Werner.com" table:formula="of:=[.A385]&amp;&quot;@&quot;&amp;[.B385]&amp;&quot;.com&quot;" table:style-name="ce3">
            <text:p>Velva@Werner.com</text:p>
          </table:table-cell>
          <table:table-cell office:value-type="string" table:style-name="ce3">
            <text:p>326-177-2388</text:p>
          </table:table-cell>
          <table:table-cell office:value-type="string" table:style-name="ce3">
            <text:p>Vimmerby</text:p>
          </table:table-cell>
          <table:table-cell office:value-type="string" table:style-name="ce3">
            <text:p>Sweden</text:p>
          </table:table-cell>
          <table:table-cell office:value-type="string" table:style-name="ce3">
            <text:p>Female</text:p>
          </table:table-cell>
          <table:table-cell office:value-type="string" office:string-value="https://eu.ui-avatars.com/api/?name=Velva+Werner&amp;background=#A58645&amp;color=fff" table:formula="of:=&quot;https://eu.ui-avatars.com/api/?name=&quot;&amp;[.A385]&amp;&quot;+&quot;&amp;[.B385]&amp;&quot;&amp;background=&quot;&amp;[.S385]&amp;&quot;&amp;color=fff&quot;" table:style-name="ce7">
            <text:p>https://eu.ui-avatars.com/api/?name=Velva+Werner&amp;background=#A58645&amp;color=fff</text:p>
          </table:table-cell>
          <table:table-cell office:value-type="string" table:style-name="ce3">
            <text:p>Voonte</text:p>
          </table:table-cell>
          <table:table-cell office:value-type="string" table:style-name="ce3">
            <text:p>Executive Secretary</text:p>
          </table:table-cell>
          <table:table-cell office:value-type="string" table:style-name="ce3">
            <text:p>vitae consectetuer eget rutrum at lorem integer tincidunt ante vel ipsum praesent blandit lacinia erat vestibulum sed magna at nunc</text:p>
          </table:table-cell>
          <table:table-cell table:style-name="ce3"/>
          <table:table-cell office:value-type="string" table:style-name="ce3">
            <text:p>Business</text:p>
          </table:table-cell>
          <table:table-cell table:content-validation-name="val2" table:style-name="ce11"/>
          <table:table-cell table:content-validation-name="val2" table:style-name="ce11"/>
          <table:table-cell office:value-type="string" office:string-value="#A58645" table:formula="of:=&quot;#A&quot;&amp;RANDBETWEEN(1; 9)&amp;RANDBETWEEN(1; 9)&amp;RANDBETWEEN(1; 9)&amp;RANDBETWEEN(1; 9)&amp;RANDBETWEEN(1; 9)" table:style-name="ce11">
            <text:p>#A58645</text:p>
          </table:table-cell>
          <table:table-cell table:number-columns-repeated="16365"/>
        </table:table-row>
        <table:table-row table:style-name="ro3">
          <table:table-cell office:value-type="string" table:style-name="ce3">
            <text:p>Margareta</text:p>
          </table:table-cell>
          <table:table-cell office:value-type="string" table:style-name="ce3">
            <text:p>Tamiko</text:p>
          </table:table-cell>
          <table:table-cell office:value-type="string" office:string-value="Margareta Tamiko" table:formula="of:=[.A386]&amp;&quot; &quot;&amp;[.B386]" table:style-name="ce3">
            <text:p>Margareta Tamiko</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Margareta@Tamiko.com" table:formula="of:=[.A386]&amp;&quot;@&quot;&amp;[.B386]&amp;&quot;.com&quot;" table:style-name="ce3">
            <text:p>Margareta@Tamiko.com</text:p>
          </table:table-cell>
          <table:table-cell office:value-type="string" table:style-name="ce3">
            <text:p>524-829-5449</text:p>
          </table:table-cell>
          <table:table-cell office:value-type="string" table:style-name="ce3">
            <text:p>Gonça</text:p>
          </table:table-cell>
          <table:table-cell office:value-type="string" table:style-name="ce3">
            <text:p>Portugal</text:p>
          </table:table-cell>
          <table:table-cell office:value-type="string" table:style-name="ce3">
            <text:p>Male</text:p>
          </table:table-cell>
          <table:table-cell office:value-type="string" office:string-value="https://eu.ui-avatars.com/api/?name=Margareta+Tamiko&amp;background=#A87138&amp;color=fff" table:formula="of:=&quot;https://eu.ui-avatars.com/api/?name=&quot;&amp;[.A386]&amp;&quot;+&quot;&amp;[.B386]&amp;&quot;&amp;background=&quot;&amp;[.S386]&amp;&quot;&amp;color=fff&quot;" table:style-name="ce7">
            <text:p>https://eu.ui-avatars.com/api/?name=Margareta+Tamiko&amp;background=#A87138&amp;color=fff</text:p>
          </table:table-cell>
          <table:table-cell office:value-type="string" table:style-name="ce3">
            <text:p>Zoovu</text:p>
          </table:table-cell>
          <table:table-cell office:value-type="string" table:style-name="ce3">
            <text:p>Associate Professor</text:p>
          </table:table-cell>
          <table:table-cell office:value-type="string" table:style-name="ce3">
            <text:p>quisque erat eros viverra eget congue eget semper rutrum nulla nunc purus phasellus in felis donec semper sapien</text:p>
          </table:table-cell>
          <table:table-cell table:style-name="ce3"/>
          <table:table-cell office:value-type="string" table:style-name="ce3">
            <text:p>#dairy</text:p>
          </table:table-cell>
          <table:table-cell table:content-validation-name="val2" table:style-name="ce11"/>
          <table:table-cell table:content-validation-name="val2" table:style-name="ce11"/>
          <table:table-cell office:value-type="string" office:string-value="#A87138" table:formula="of:=&quot;#A&quot;&amp;RANDBETWEEN(1; 9)&amp;RANDBETWEEN(1; 9)&amp;RANDBETWEEN(1; 9)&amp;RANDBETWEEN(1; 9)&amp;RANDBETWEEN(1; 9)" table:style-name="ce11">
            <text:p>#A87138</text:p>
          </table:table-cell>
          <table:table-cell table:number-columns-repeated="16365"/>
        </table:table-row>
        <table:table-row table:style-name="ro3">
          <table:table-cell office:value-type="string" table:style-name="ce3">
            <text:p>Gerard</text:p>
          </table:table-cell>
          <table:table-cell office:value-type="string" table:style-name="ce3">
            <text:p>Katy</text:p>
          </table:table-cell>
          <table:table-cell office:value-type="string" office:string-value="Gerard Katy" table:formula="of:=[.A387]&amp;&quot; &quot;&amp;[.B387]" table:style-name="ce3">
            <text:p>Gerard Katy</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Gerard@Katy.com" table:formula="of:=[.A387]&amp;&quot;@&quot;&amp;[.B387]&amp;&quot;.com&quot;" table:style-name="ce3">
            <text:p>Gerard@Katy.com</text:p>
          </table:table-cell>
          <table:table-cell office:value-type="string" table:style-name="ce3">
            <text:p>228-537-1896</text:p>
          </table:table-cell>
          <table:table-cell office:value-type="string" table:style-name="ce3">
            <text:p>Severskaya</text:p>
          </table:table-cell>
          <table:table-cell office:value-type="string" table:style-name="ce3">
            <text:p>Russia</text:p>
          </table:table-cell>
          <table:table-cell office:value-type="string" table:style-name="ce3">
            <text:p>Male</text:p>
          </table:table-cell>
          <table:table-cell office:value-type="string" office:string-value="https://eu.ui-avatars.com/api/?name=Gerard+Katy&amp;background=#A52874&amp;color=fff" table:formula="of:=&quot;https://eu.ui-avatars.com/api/?name=&quot;&amp;[.A387]&amp;&quot;+&quot;&amp;[.B387]&amp;&quot;&amp;background=&quot;&amp;[.S387]&amp;&quot;&amp;color=fff&quot;" table:style-name="ce7">
            <text:p>https://eu.ui-avatars.com/api/?name=Gerard+Katy&amp;background=#A52874&amp;color=fff</text:p>
          </table:table-cell>
          <table:table-cell office:value-type="string" table:style-name="ce3">
            <text:p>Rhyloo</text:p>
          </table:table-cell>
          <table:table-cell office:value-type="string" table:style-name="ce3">
            <text:p>Human Resources Manager</text:p>
          </table:table-cell>
          <table:table-cell office:value-type="string" table:style-name="ce3">
            <text:p>velit nec nisi vulputate nonummy maecenas tincidunt lacus at velit</text:p>
          </table:table-cell>
          <table:table-cell table:style-name="ce3"/>
          <table:table-cell office:value-type="string" table:style-name="ce3">
            <text:p>#tvm #logistics #insurance</text:p>
          </table:table-cell>
          <table:table-cell table:content-validation-name="val2" table:style-name="ce11"/>
          <table:table-cell table:content-validation-name="val2" table:style-name="ce11"/>
          <table:table-cell office:value-type="string" office:string-value="#A52874" table:formula="of:=&quot;#A&quot;&amp;RANDBETWEEN(1; 9)&amp;RANDBETWEEN(1; 9)&amp;RANDBETWEEN(1; 9)&amp;RANDBETWEEN(1; 9)&amp;RANDBETWEEN(1; 9)" table:style-name="ce11">
            <text:p>#A52874</text:p>
          </table:table-cell>
          <table:table-cell table:number-columns-repeated="16365"/>
        </table:table-row>
        <table:table-row table:style-name="ro3">
          <table:table-cell office:value-type="string" table:style-name="ce3">
            <text:p>Jann</text:p>
          </table:table-cell>
          <table:table-cell office:value-type="string" table:style-name="ce3">
            <text:p>Olive</text:p>
          </table:table-cell>
          <table:table-cell office:value-type="string" office:string-value="Jann Olive" table:formula="of:=[.A388]&amp;&quot; &quot;&amp;[.B388]" table:style-name="ce3">
            <text:p>Jann Olive</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Jann@Olive.com" table:formula="of:=[.A388]&amp;&quot;@&quot;&amp;[.B388]&amp;&quot;.com&quot;" table:style-name="ce3">
            <text:p>Jann@Olive.com</text:p>
          </table:table-cell>
          <table:table-cell office:value-type="string" table:style-name="ce3">
            <text:p>474-514-7250</text:p>
          </table:table-cell>
          <table:table-cell office:value-type="string" table:style-name="ce3">
            <text:p>Pinheiro Machado</text:p>
          </table:table-cell>
          <table:table-cell office:value-type="string" table:style-name="ce3">
            <text:p>Brazil</text:p>
          </table:table-cell>
          <table:table-cell office:value-type="string" table:style-name="ce3">
            <text:p>Male</text:p>
          </table:table-cell>
          <table:table-cell office:value-type="string" office:string-value="https://eu.ui-avatars.com/api/?name=Jann+Olive&amp;background=#A49867&amp;color=fff" table:formula="of:=&quot;https://eu.ui-avatars.com/api/?name=&quot;&amp;[.A388]&amp;&quot;+&quot;&amp;[.B388]&amp;&quot;&amp;background=&quot;&amp;[.S388]&amp;&quot;&amp;color=fff&quot;" table:style-name="ce7">
            <text:p>https://eu.ui-avatars.com/api/?name=Jann+Olive&amp;background=#A49867&amp;color=fff</text:p>
          </table:table-cell>
          <table:table-cell office:value-type="string" table:style-name="ce3">
            <text:p>Ntags</text:p>
          </table:table-cell>
          <table:table-cell office:value-type="string" table:style-name="ce3">
            <text:p>Help Desk Technician</text:p>
          </table:table-cell>
          <table:table-cell office:value-type="string" table:style-name="ce3">
            <text:p>dui vel nisl duis ac nibh fusce lacus purus aliquet at feugiat non pretium quis lectus suspendisse potenti in</text:p>
          </table:table-cell>
          <table:table-cell table:style-name="ce3"/>
          <table:table-cell office:value-type="string" table:style-name="ce3">
            <text:p>Living Lab Scheveningen, dataflows, participation</text:p>
          </table:table-cell>
          <table:table-cell table:content-validation-name="val2" table:style-name="ce11"/>
          <table:table-cell table:content-validation-name="val2" table:style-name="ce11"/>
          <table:table-cell office:value-type="string" office:string-value="#A49867" table:formula="of:=&quot;#A&quot;&amp;RANDBETWEEN(1; 9)&amp;RANDBETWEEN(1; 9)&amp;RANDBETWEEN(1; 9)&amp;RANDBETWEEN(1; 9)&amp;RANDBETWEEN(1; 9)" table:style-name="ce11">
            <text:p>#A49867</text:p>
          </table:table-cell>
          <table:table-cell table:number-columns-repeated="16365"/>
        </table:table-row>
        <table:table-row table:style-name="ro3">
          <table:table-cell office:value-type="string" table:style-name="ce3">
            <text:p>Julene</text:p>
          </table:table-cell>
          <table:table-cell office:value-type="string" table:style-name="ce3">
            <text:p>Theodora</text:p>
          </table:table-cell>
          <table:table-cell office:value-type="string" office:string-value="Julene Theodora" table:formula="of:=[.A389]&amp;&quot; &quot;&amp;[.B389]" table:style-name="ce3">
            <text:p>Julene Theodor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Julene@Theodora.com" table:formula="of:=[.A389]&amp;&quot;@&quot;&amp;[.B389]&amp;&quot;.com&quot;" table:style-name="ce3">
            <text:p>Julene@Theodora.com</text:p>
          </table:table-cell>
          <table:table-cell office:value-type="string" table:style-name="ce3">
            <text:p>387-202-9740</text:p>
          </table:table-cell>
          <table:table-cell office:value-type="string" table:style-name="ce3">
            <text:p>Besançon</text:p>
          </table:table-cell>
          <table:table-cell office:value-type="string" table:style-name="ce3">
            <text:p>France</text:p>
          </table:table-cell>
          <table:table-cell office:value-type="string" table:style-name="ce3">
            <text:p>Female</text:p>
          </table:table-cell>
          <table:table-cell office:value-type="string" office:string-value="https://eu.ui-avatars.com/api/?name=Julene+Theodora&amp;background=#A31811&amp;color=fff" table:formula="of:=&quot;https://eu.ui-avatars.com/api/?name=&quot;&amp;[.A389]&amp;&quot;+&quot;&amp;[.B389]&amp;&quot;&amp;background=&quot;&amp;[.S389]&amp;&quot;&amp;color=fff&quot;" table:style-name="ce7">
            <text:p>https://eu.ui-avatars.com/api/?name=Julene+Theodora&amp;background=#A31811&amp;color=fff</text:p>
          </table:table-cell>
          <table:table-cell office:value-type="string" table:style-name="ce3">
            <text:p>Babbleopia</text:p>
          </table:table-cell>
          <table:table-cell office:value-type="string" table:style-name="ce3">
            <text:p>Financial Advisor</text:p>
          </table:table-cell>
          <table:table-cell office:value-type="string" table:style-name="ce3">
            <text:p>non velit donec diam neque vestibulum eget vulputate ut ultrices vel augue vestibulum ante ipsum primis in faucibus</text:p>
          </table:table-cell>
          <table:table-cell table:style-name="ce3"/>
          <table:table-cell office:value-type="string" table:style-name="ce3">
            <text:p>Six teens</text:p>
          </table:table-cell>
          <table:table-cell table:content-validation-name="val2" table:style-name="ce11"/>
          <table:table-cell table:content-validation-name="val2" table:style-name="ce11"/>
          <table:table-cell office:value-type="string" office:string-value="#A31811" table:formula="of:=&quot;#A&quot;&amp;RANDBETWEEN(1; 9)&amp;RANDBETWEEN(1; 9)&amp;RANDBETWEEN(1; 9)&amp;RANDBETWEEN(1; 9)&amp;RANDBETWEEN(1; 9)" table:style-name="ce11">
            <text:p>#A31811</text:p>
          </table:table-cell>
          <table:table-cell table:number-columns-repeated="16365"/>
        </table:table-row>
        <table:table-row table:style-name="ro3">
          <table:table-cell office:value-type="string" table:style-name="ce3">
            <text:p>Kory</text:p>
          </table:table-cell>
          <table:table-cell office:value-type="string" table:style-name="ce3">
            <text:p>Delta</text:p>
          </table:table-cell>
          <table:table-cell office:value-type="string" office:string-value="Kory Delta" table:formula="of:=[.A390]&amp;&quot; &quot;&amp;[.B390]" table:style-name="ce3">
            <text:p>Kory Delt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Kory@Delta.com" table:formula="of:=[.A390]&amp;&quot;@&quot;&amp;[.B390]&amp;&quot;.com&quot;" table:style-name="ce3">
            <text:p>Kory@Delta.com</text:p>
          </table:table-cell>
          <table:table-cell office:value-type="string" table:style-name="ce3">
            <text:p>828-696-7206</text:p>
          </table:table-cell>
          <table:table-cell office:value-type="string" table:style-name="ce3">
            <text:p>Sukowidodo Barat</text:p>
          </table:table-cell>
          <table:table-cell office:value-type="string" table:style-name="ce3">
            <text:p>Indonesia</text:p>
          </table:table-cell>
          <table:table-cell office:value-type="string" table:style-name="ce3">
            <text:p>Male</text:p>
          </table:table-cell>
          <table:table-cell office:value-type="string" office:string-value="https://eu.ui-avatars.com/api/?name=Kory+Delta&amp;background=#A52796&amp;color=fff" table:formula="of:=&quot;https://eu.ui-avatars.com/api/?name=&quot;&amp;[.A390]&amp;&quot;+&quot;&amp;[.B390]&amp;&quot;&amp;background=&quot;&amp;[.S390]&amp;&quot;&amp;color=fff&quot;" table:style-name="ce7">
            <text:p>https://eu.ui-avatars.com/api/?name=Kory+Delta&amp;background=#A52796&amp;color=fff</text:p>
          </table:table-cell>
          <table:table-cell office:value-type="string" table:style-name="ce3">
            <text:p>Cogidoo</text:p>
          </table:table-cell>
          <table:table-cell office:value-type="string" table:style-name="ce3">
            <text:p>Nuclear Power Engineer</text:p>
          </table:table-cell>
          <table:table-cell office:value-type="string" table:style-name="ce3">
            <text:p>platea dictumst morbi vestibulum velit id pretium iaculis diam erat fermentum justo</text:p>
          </table:table-cell>
          <table:table-cell table:style-name="ce3"/>
          <table:table-cell office:value-type="string" table:style-name="ce3">
            <text:p>NEN</text:p>
          </table:table-cell>
          <table:table-cell table:content-validation-name="val2" table:style-name="ce11"/>
          <table:table-cell table:content-validation-name="val2" table:style-name="ce11"/>
          <table:table-cell office:value-type="string" office:string-value="#A52796" table:formula="of:=&quot;#A&quot;&amp;RANDBETWEEN(1; 9)&amp;RANDBETWEEN(1; 9)&amp;RANDBETWEEN(1; 9)&amp;RANDBETWEEN(1; 9)&amp;RANDBETWEEN(1; 9)" table:style-name="ce11">
            <text:p>#A52796</text:p>
          </table:table-cell>
          <table:table-cell table:number-columns-repeated="16365"/>
        </table:table-row>
        <table:table-row table:style-name="ro3">
          <table:table-cell office:value-type="string" table:style-name="ce3">
            <text:p>Elba</text:p>
          </table:table-cell>
          <table:table-cell office:value-type="string" table:style-name="ce3">
            <text:p>Hue</text:p>
          </table:table-cell>
          <table:table-cell office:value-type="string" office:string-value="Elba Hue" table:formula="of:=[.A391]&amp;&quot; &quot;&amp;[.B391]" table:style-name="ce3">
            <text:p>Elba Hue</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Elba@Hue.com" table:formula="of:=[.A391]&amp;&quot;@&quot;&amp;[.B391]&amp;&quot;.com&quot;" table:style-name="ce3">
            <text:p>Elba@Hue.com</text:p>
          </table:table-cell>
          <table:table-cell office:value-type="string" table:style-name="ce3">
            <text:p>334-730-6284</text:p>
          </table:table-cell>
          <table:table-cell office:value-type="string" table:style-name="ce3">
            <text:p>Las Mercedes</text:p>
          </table:table-cell>
          <table:table-cell office:value-type="string" table:style-name="ce3">
            <text:p>Venezuela</text:p>
          </table:table-cell>
          <table:table-cell office:value-type="string" table:style-name="ce3">
            <text:p>Female</text:p>
          </table:table-cell>
          <table:table-cell office:value-type="string" office:string-value="https://eu.ui-avatars.com/api/?name=Elba+Hue&amp;background=#A53648&amp;color=fff" table:formula="of:=&quot;https://eu.ui-avatars.com/api/?name=&quot;&amp;[.A391]&amp;&quot;+&quot;&amp;[.B391]&amp;&quot;&amp;background=&quot;&amp;[.S391]&amp;&quot;&amp;color=fff&quot;" table:style-name="ce7">
            <text:p>https://eu.ui-avatars.com/api/?name=Elba+Hue&amp;background=#A53648&amp;color=fff</text:p>
          </table:table-cell>
          <table:table-cell office:value-type="string" table:style-name="ce3">
            <text:p>Aimbu</text:p>
          </table:table-cell>
          <table:table-cell office:value-type="string" table:style-name="ce3">
            <text:p>Systems Administrator I</text:p>
          </table:table-cell>
          <table:table-cell office:value-type="string" table:style-name="ce3">
            <text:p>sapien cum sociis natoque penatibus et magnis dis parturient montes nascetur ridiculus</text:p>
          </table:table-cell>
          <table:table-cell table:style-name="ce3"/>
          <table:table-cell office:value-type="string" table:style-name="ce3">
            <text:p>#EnterpriseArchitecture #IT #IoT</text:p>
          </table:table-cell>
          <table:table-cell table:content-validation-name="val2" table:style-name="ce11"/>
          <table:table-cell table:content-validation-name="val2" table:style-name="ce11"/>
          <table:table-cell office:value-type="string" office:string-value="#A53648" table:formula="of:=&quot;#A&quot;&amp;RANDBETWEEN(1; 9)&amp;RANDBETWEEN(1; 9)&amp;RANDBETWEEN(1; 9)&amp;RANDBETWEEN(1; 9)&amp;RANDBETWEEN(1; 9)" table:style-name="ce11">
            <text:p>#A53648</text:p>
          </table:table-cell>
          <table:table-cell table:number-columns-repeated="16365"/>
        </table:table-row>
        <table:table-row table:style-name="ro3">
          <table:table-cell office:value-type="string" table:style-name="ce3">
            <text:p>Jerold</text:p>
          </table:table-cell>
          <table:table-cell office:value-type="string" table:style-name="ce3">
            <text:p>Nathaniel</text:p>
          </table:table-cell>
          <table:table-cell office:value-type="string" office:string-value="Jerold Nathaniel" table:formula="of:=[.A392]&amp;&quot; &quot;&amp;[.B392]" table:style-name="ce3">
            <text:p>Jerold Nathaniel</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Jerold@Nathaniel.com" table:formula="of:=[.A392]&amp;&quot;@&quot;&amp;[.B392]&amp;&quot;.com&quot;" table:style-name="ce3">
            <text:p>Jerold@Nathaniel.com</text:p>
          </table:table-cell>
          <table:table-cell office:value-type="string" table:style-name="ce3">
            <text:p>176-687-0334</text:p>
          </table:table-cell>
          <table:table-cell office:value-type="string" table:style-name="ce3">
            <text:p>Klagen</text:p>
          </table:table-cell>
          <table:table-cell office:value-type="string" table:style-name="ce3">
            <text:p>Indonesia</text:p>
          </table:table-cell>
          <table:table-cell office:value-type="string" table:style-name="ce3">
            <text:p>Male</text:p>
          </table:table-cell>
          <table:table-cell office:value-type="string" office:string-value="https://eu.ui-avatars.com/api/?name=Jerold+Nathaniel&amp;background=#A17538&amp;color=fff" table:formula="of:=&quot;https://eu.ui-avatars.com/api/?name=&quot;&amp;[.A392]&amp;&quot;+&quot;&amp;[.B392]&amp;&quot;&amp;background=&quot;&amp;[.S392]&amp;&quot;&amp;color=fff&quot;" table:style-name="ce7">
            <text:p>https://eu.ui-avatars.com/api/?name=Jerold+Nathaniel&amp;background=#A17538&amp;color=fff</text:p>
          </table:table-cell>
          <table:table-cell office:value-type="string" table:style-name="ce3">
            <text:p>Avamba</text:p>
          </table:table-cell>
          <table:table-cell office:value-type="string" table:style-name="ce3">
            <text:p>Product Engineer</text:p>
          </table:table-cell>
          <table:table-cell office:value-type="string" table:style-name="ce3">
            <text:p>venenatis tristique fusce congue diam id ornare imperdiet sapien urna pretium nisl ut volutpat sapien arcu sed</text:p>
          </table:table-cell>
          <table:table-cell table:style-name="ce3"/>
          <table:table-cell office:value-type="string" table:style-name="ce3">
            <text:p>#digital #iot #industrial #datascience</text:p>
          </table:table-cell>
          <table:table-cell table:content-validation-name="val2" table:style-name="ce11"/>
          <table:table-cell table:content-validation-name="val2" table:style-name="ce11"/>
          <table:table-cell office:value-type="string" office:string-value="#A17538" table:formula="of:=&quot;#A&quot;&amp;RANDBETWEEN(1; 9)&amp;RANDBETWEEN(1; 9)&amp;RANDBETWEEN(1; 9)&amp;RANDBETWEEN(1; 9)&amp;RANDBETWEEN(1; 9)" table:style-name="ce11">
            <text:p>#A17538</text:p>
          </table:table-cell>
          <table:table-cell table:number-columns-repeated="16365"/>
        </table:table-row>
        <table:table-row table:style-name="ro3">
          <table:table-cell office:value-type="string" table:style-name="ce3">
            <text:p>Sharika</text:p>
          </table:table-cell>
          <table:table-cell office:value-type="string" table:style-name="ce3">
            <text:p>Owen</text:p>
          </table:table-cell>
          <table:table-cell office:value-type="string" office:string-value="Sharika Owen" table:formula="of:=[.A393]&amp;&quot; &quot;&amp;[.B393]" table:style-name="ce3">
            <text:p>Sharika Owen</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Sharika@Owen.com" table:formula="of:=[.A393]&amp;&quot;@&quot;&amp;[.B393]&amp;&quot;.com&quot;" table:style-name="ce3">
            <text:p>Sharika@Owen.com</text:p>
          </table:table-cell>
          <table:table-cell office:value-type="string" table:style-name="ce3">
            <text:p>500-162-7014</text:p>
          </table:table-cell>
          <table:table-cell office:value-type="string" table:style-name="ce3">
            <text:p>Yingkeng</text:p>
          </table:table-cell>
          <table:table-cell office:value-type="string" table:style-name="ce3">
            <text:p>China</text:p>
          </table:table-cell>
          <table:table-cell office:value-type="string" table:style-name="ce3">
            <text:p>Male</text:p>
          </table:table-cell>
          <table:table-cell office:value-type="string" office:string-value="https://eu.ui-avatars.com/api/?name=Sharika+Owen&amp;background=#A62445&amp;color=fff" table:formula="of:=&quot;https://eu.ui-avatars.com/api/?name=&quot;&amp;[.A393]&amp;&quot;+&quot;&amp;[.B393]&amp;&quot;&amp;background=&quot;&amp;[.S393]&amp;&quot;&amp;color=fff&quot;" table:style-name="ce7">
            <text:p>https://eu.ui-avatars.com/api/?name=Sharika+Owen&amp;background=#A62445&amp;color=fff</text:p>
          </table:table-cell>
          <table:table-cell office:value-type="string" table:style-name="ce3">
            <text:p>Yodoo</text:p>
          </table:table-cell>
          <table:table-cell office:value-type="string" table:style-name="ce3">
            <text:p>Teacher</text:p>
          </table:table-cell>
          <table:table-cell office:value-type="string" table:style-name="ce3">
            <text:p>mauris vulputate elementum nullam varius nulla facilisi cras non velit</text:p>
          </table:table-cell>
          <table:table-cell table:style-name="ce3"/>
          <table:table-cell office:value-type="string" table:style-name="ce3">
            <text:p>#communication #platform #immersion</text:p>
          </table:table-cell>
          <table:table-cell table:content-validation-name="val2" table:style-name="ce11"/>
          <table:table-cell table:content-validation-name="val2" table:style-name="ce11"/>
          <table:table-cell office:value-type="string" office:string-value="#A62445" table:formula="of:=&quot;#A&quot;&amp;RANDBETWEEN(1; 9)&amp;RANDBETWEEN(1; 9)&amp;RANDBETWEEN(1; 9)&amp;RANDBETWEEN(1; 9)&amp;RANDBETWEEN(1; 9)" table:style-name="ce11">
            <text:p>#A62445</text:p>
          </table:table-cell>
          <table:table-cell table:number-columns-repeated="16365"/>
        </table:table-row>
        <table:table-row table:style-name="ro3">
          <table:table-cell office:value-type="string" table:style-name="ce3">
            <text:p>Adolph</text:p>
          </table:table-cell>
          <table:table-cell office:value-type="string" table:style-name="ce3">
            <text:p>Maya</text:p>
          </table:table-cell>
          <table:table-cell office:value-type="string" office:string-value="Adolph Maya" table:formula="of:=[.A394]&amp;&quot; &quot;&amp;[.B394]" table:style-name="ce3">
            <text:p>Adolph May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Adolph@Maya.com" table:formula="of:=[.A394]&amp;&quot;@&quot;&amp;[.B394]&amp;&quot;.com&quot;" table:style-name="ce3">
            <text:p>Adolph@Maya.com</text:p>
          </table:table-cell>
          <table:table-cell office:value-type="string" table:style-name="ce3">
            <text:p>435-819-3207</text:p>
          </table:table-cell>
          <table:table-cell office:value-type="string" table:style-name="ce3">
            <text:p>Kampong Thom</text:p>
          </table:table-cell>
          <table:table-cell office:value-type="string" table:style-name="ce3">
            <text:p>Cambodia</text:p>
          </table:table-cell>
          <table:table-cell office:value-type="string" table:style-name="ce3">
            <text:p>Male</text:p>
          </table:table-cell>
          <table:table-cell office:value-type="string" office:string-value="https://eu.ui-avatars.com/api/?name=Adolph+Maya&amp;background=#A91444&amp;color=fff" table:formula="of:=&quot;https://eu.ui-avatars.com/api/?name=&quot;&amp;[.A394]&amp;&quot;+&quot;&amp;[.B394]&amp;&quot;&amp;background=&quot;&amp;[.S394]&amp;&quot;&amp;color=fff&quot;" table:style-name="ce7">
            <text:p>https://eu.ui-avatars.com/api/?name=Adolph+Maya&amp;background=#A91444&amp;color=fff</text:p>
          </table:table-cell>
          <table:table-cell office:value-type="string" table:style-name="ce3">
            <text:p>Voolia</text:p>
          </table:table-cell>
          <table:table-cell office:value-type="string" table:style-name="ce3">
            <text:p>Senior Editor</text:p>
          </table:table-cell>
          <table:table-cell office:value-type="string" table:style-name="ce3">
            <text:p>pretium nisl ut volutpat sapien arcu sed augue aliquam erat volutpat in congue</text:p>
          </table:table-cell>
          <table:table-cell table:style-name="ce3"/>
          <table:table-cell office:value-type="string" table:style-name="ce3">
            <text:p>environment SHE HSE occupational health and safety stakeholderengagement</text:p>
          </table:table-cell>
          <table:table-cell table:content-validation-name="val2" table:style-name="ce11"/>
          <table:table-cell table:content-validation-name="val2" table:style-name="ce11"/>
          <table:table-cell office:value-type="string" office:string-value="#A91444" table:formula="of:=&quot;#A&quot;&amp;RANDBETWEEN(1; 9)&amp;RANDBETWEEN(1; 9)&amp;RANDBETWEEN(1; 9)&amp;RANDBETWEEN(1; 9)&amp;RANDBETWEEN(1; 9)" table:style-name="ce11">
            <text:p>#A91444</text:p>
          </table:table-cell>
          <table:table-cell table:number-columns-repeated="16365"/>
        </table:table-row>
        <table:table-row table:style-name="ro3">
          <table:table-cell office:value-type="string" table:style-name="ce3">
            <text:p>Bennett</text:p>
          </table:table-cell>
          <table:table-cell office:value-type="string" table:style-name="ce3">
            <text:p>Bernarda</text:p>
          </table:table-cell>
          <table:table-cell office:value-type="string" office:string-value="Bennett Bernarda" table:formula="of:=[.A395]&amp;&quot; &quot;&amp;[.B395]" table:style-name="ce3">
            <text:p>Bennett Bernard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Bennett@Bernarda.com" table:formula="of:=[.A395]&amp;&quot;@&quot;&amp;[.B395]&amp;&quot;.com&quot;" table:style-name="ce3">
            <text:p>Bennett@Bernarda.com</text:p>
          </table:table-cell>
          <table:table-cell office:value-type="string" table:style-name="ce3">
            <text:p>549-681-6287</text:p>
          </table:table-cell>
          <table:table-cell office:value-type="string" table:style-name="ce3">
            <text:p>Yajiwa</text:p>
          </table:table-cell>
          <table:table-cell office:value-type="string" table:style-name="ce3">
            <text:p>Nigeria</text:p>
          </table:table-cell>
          <table:table-cell office:value-type="string" table:style-name="ce3">
            <text:p>Female</text:p>
          </table:table-cell>
          <table:table-cell office:value-type="string" office:string-value="https://eu.ui-avatars.com/api/?name=Bennett+Bernarda&amp;background=#A97769&amp;color=fff" table:formula="of:=&quot;https://eu.ui-avatars.com/api/?name=&quot;&amp;[.A395]&amp;&quot;+&quot;&amp;[.B395]&amp;&quot;&amp;background=&quot;&amp;[.S395]&amp;&quot;&amp;color=fff&quot;" table:style-name="ce7">
            <text:p>https://eu.ui-avatars.com/api/?name=Bennett+Bernarda&amp;background=#A97769&amp;color=fff</text:p>
          </table:table-cell>
          <table:table-cell office:value-type="string" table:style-name="ce3">
            <text:p>Ainyx</text:p>
          </table:table-cell>
          <table:table-cell office:value-type="string" table:style-name="ce3">
            <text:p>Engineer I</text:p>
          </table:table-cell>
          <table:table-cell office:value-type="string" table:style-name="ce3">
            <text:p>venenatis tristique fusce congue diam id ornare imperdiet sapien urna pretium nisl ut volutpat sapien arcu sed augue aliquam</text:p>
          </table:table-cell>
          <table:table-cell table:style-name="ce3"/>
          <table:table-cell office:value-type="string" table:style-name="ce3">
            <text:p>life</text:p>
          </table:table-cell>
          <table:table-cell table:content-validation-name="val2" table:style-name="ce11"/>
          <table:table-cell table:content-validation-name="val2" table:style-name="ce11"/>
          <table:table-cell office:value-type="string" office:string-value="#A97769" table:formula="of:=&quot;#A&quot;&amp;RANDBETWEEN(1; 9)&amp;RANDBETWEEN(1; 9)&amp;RANDBETWEEN(1; 9)&amp;RANDBETWEEN(1; 9)&amp;RANDBETWEEN(1; 9)" table:style-name="ce11">
            <text:p>#A97769</text:p>
          </table:table-cell>
          <table:table-cell table:number-columns-repeated="16365"/>
        </table:table-row>
        <table:table-row table:style-name="ro3">
          <table:table-cell office:value-type="string" table:style-name="ce3">
            <text:p>Sung</text:p>
          </table:table-cell>
          <table:table-cell office:value-type="string" table:style-name="ce3">
            <text:p>Carman</text:p>
          </table:table-cell>
          <table:table-cell office:value-type="string" office:string-value="Sung Carman" table:formula="of:=[.A396]&amp;&quot; &quot;&amp;[.B396]" table:style-name="ce3">
            <text:p>Sung Carman</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Sung@Carman.com" table:formula="of:=[.A396]&amp;&quot;@&quot;&amp;[.B396]&amp;&quot;.com&quot;" table:style-name="ce3">
            <text:p>Sung@Carman.com</text:p>
          </table:table-cell>
          <table:table-cell office:value-type="string" table:style-name="ce3">
            <text:p>526-178-9233</text:p>
          </table:table-cell>
          <table:table-cell office:value-type="string" table:style-name="ce3">
            <text:p>Cibinong</text:p>
          </table:table-cell>
          <table:table-cell office:value-type="string" table:style-name="ce3">
            <text:p>Indonesia</text:p>
          </table:table-cell>
          <table:table-cell office:value-type="string" table:style-name="ce3">
            <text:p>Male</text:p>
          </table:table-cell>
          <table:table-cell office:value-type="string" office:string-value="https://eu.ui-avatars.com/api/?name=Sung+Carman&amp;background=#A81671&amp;color=fff" table:formula="of:=&quot;https://eu.ui-avatars.com/api/?name=&quot;&amp;[.A396]&amp;&quot;+&quot;&amp;[.B396]&amp;&quot;&amp;background=&quot;&amp;[.S396]&amp;&quot;&amp;color=fff&quot;" table:style-name="ce7">
            <text:p>https://eu.ui-avatars.com/api/?name=Sung+Carman&amp;background=#A81671&amp;color=fff</text:p>
          </table:table-cell>
          <table:table-cell office:value-type="string" table:style-name="ce3">
            <text:p>Jamia</text:p>
          </table:table-cell>
          <table:table-cell office:value-type="string" table:style-name="ce3">
            <text:p>Marketing Assistant</text:p>
          </table:table-cell>
          <table:table-cell office:value-type="string" table:style-name="ce3">
            <text:p>eu mi nulla ac enim in tempor turpis nec euismod scelerisque quam</text:p>
          </table:table-cell>
          <table:table-cell table:style-name="ce3"/>
          <table:table-cell office:value-type="string" table:style-name="ce3">
            <text:p>#IoT #hardware #sensors #supply-chain</text:p>
          </table:table-cell>
          <table:table-cell table:content-validation-name="val2" table:style-name="ce11"/>
          <table:table-cell table:content-validation-name="val2" table:style-name="ce11"/>
          <table:table-cell office:value-type="string" office:string-value="#A81671" table:formula="of:=&quot;#A&quot;&amp;RANDBETWEEN(1; 9)&amp;RANDBETWEEN(1; 9)&amp;RANDBETWEEN(1; 9)&amp;RANDBETWEEN(1; 9)&amp;RANDBETWEEN(1; 9)" table:style-name="ce11">
            <text:p>#A81671</text:p>
          </table:table-cell>
          <table:table-cell table:number-columns-repeated="16365"/>
        </table:table-row>
        <table:table-row table:style-name="ro3">
          <table:table-cell office:value-type="string" table:style-name="ce3">
            <text:p>Avelina</text:p>
          </table:table-cell>
          <table:table-cell office:value-type="string" table:style-name="ce3">
            <text:p>Rickey</text:p>
          </table:table-cell>
          <table:table-cell office:value-type="string" office:string-value="Avelina Rickey" table:formula="of:=[.A397]&amp;&quot; &quot;&amp;[.B397]" table:style-name="ce3">
            <text:p>Avelina Rickey</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Avelina@Rickey.com" table:formula="of:=[.A397]&amp;&quot;@&quot;&amp;[.B397]&amp;&quot;.com&quot;" table:style-name="ce3">
            <text:p>Avelina@Rickey.com</text:p>
          </table:table-cell>
          <table:table-cell office:value-type="string" table:style-name="ce3">
            <text:p>578-777-2934</text:p>
          </table:table-cell>
          <table:table-cell office:value-type="string" table:style-name="ce3">
            <text:p>Mariental</text:p>
          </table:table-cell>
          <table:table-cell office:value-type="string" table:style-name="ce3">
            <text:p>Namibia</text:p>
          </table:table-cell>
          <table:table-cell office:value-type="string" table:style-name="ce3">
            <text:p>Female</text:p>
          </table:table-cell>
          <table:table-cell office:value-type="string" office:string-value="https://eu.ui-avatars.com/api/?name=Avelina+Rickey&amp;background=#A98561&amp;color=fff" table:formula="of:=&quot;https://eu.ui-avatars.com/api/?name=&quot;&amp;[.A397]&amp;&quot;+&quot;&amp;[.B397]&amp;&quot;&amp;background=&quot;&amp;[.S397]&amp;&quot;&amp;color=fff&quot;" table:style-name="ce7">
            <text:p>https://eu.ui-avatars.com/api/?name=Avelina+Rickey&amp;background=#A98561&amp;color=fff</text:p>
          </table:table-cell>
          <table:table-cell office:value-type="string" table:style-name="ce3">
            <text:p>Camido</text:p>
          </table:table-cell>
          <table:table-cell office:value-type="string" table:style-name="ce3">
            <text:p>Accounting Assistant II</text:p>
          </table:table-cell>
          <table:table-cell office:value-type="string" table:style-name="ce3">
            <text:p>ligula sit amet eleifend pede libero quis orci nullam molestie nibh in lectus pellentesque at nulla suspendisse potenti cras</text:p>
          </table:table-cell>
          <table:table-cell table:number-columns-repeated="2" table:style-name="ce3"/>
          <table:table-cell table:content-validation-name="val2" table:style-name="ce11"/>
          <table:table-cell table:content-validation-name="val2" table:style-name="ce11"/>
          <table:table-cell office:value-type="string" office:string-value="#A98561" table:formula="of:=&quot;#A&quot;&amp;RANDBETWEEN(1; 9)&amp;RANDBETWEEN(1; 9)&amp;RANDBETWEEN(1; 9)&amp;RANDBETWEEN(1; 9)&amp;RANDBETWEEN(1; 9)" table:style-name="ce11">
            <text:p>#A98561</text:p>
          </table:table-cell>
          <table:table-cell table:number-columns-repeated="16365"/>
        </table:table-row>
        <table:table-row table:style-name="ro3">
          <table:table-cell office:value-type="string" table:style-name="ce3">
            <text:p>Dino Fendlow</text:p>
          </table:table-cell>
          <table:table-cell office:value-type="string" table:style-name="ce3">
            <text:p>Chi</text:p>
          </table:table-cell>
          <table:table-cell office:value-type="string" office:string-value="Dino Fendlow Chi" table:formula="of:=[.A398]&amp;&quot; &quot;&amp;[.B398]" table:style-name="ce3">
            <text:p>Dino Fendlow Chi</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Dino Fendlow@Chi.com" table:formula="of:=[.A398]&amp;&quot;@&quot;&amp;[.B398]&amp;&quot;.com&quot;" table:style-name="ce3">
            <text:p>Dino Fendlow@Chi.com</text:p>
          </table:table-cell>
          <table:table-cell office:value-type="string" table:style-name="ce3">
            <text:p>796-945-8349</text:p>
          </table:table-cell>
          <table:table-cell office:value-type="string" table:style-name="ce3">
            <text:p>Esmeraldas</text:p>
          </table:table-cell>
          <table:table-cell office:value-type="string" table:style-name="ce3">
            <text:p>Ecuador</text:p>
          </table:table-cell>
          <table:table-cell office:value-type="string" table:style-name="ce3">
            <text:p>Male</text:p>
          </table:table-cell>
          <table:table-cell office:value-type="string" office:string-value="https://eu.ui-avatars.com/api/?name=Dino Fendlow+Chi&amp;background=#A33222&amp;color=fff" table:formula="of:=&quot;https://eu.ui-avatars.com/api/?name=&quot;&amp;[.A398]&amp;&quot;+&quot;&amp;[.B398]&amp;&quot;&amp;background=&quot;&amp;[.S398]&amp;&quot;&amp;color=fff&quot;" table:style-name="ce3">
            <text:p>https://eu.ui-avatars.com/api/?name=Dino Fendlow+Chi&amp;background=#A33222&amp;color=fff</text:p>
          </table:table-cell>
          <table:table-cell office:value-type="string" table:style-name="ce3">
            <text:p>Aibox</text:p>
          </table:table-cell>
          <table:table-cell office:value-type="string" table:style-name="ce3">
            <text:p>Chief Design Engineer</text:p>
          </table:table-cell>
          <table:table-cell office:value-type="string" table:style-name="ce3">
            <text:p>sapien ut nunc vestibulum ante ipsum primis in faucibus orci luctus et ultrices posuere cubilia curae mauris viverra diam vitae</text:p>
          </table:table-cell>
          <table:table-cell table:number-columns-repeated="2" table:style-name="ce3"/>
          <table:table-cell table:content-validation-name="val2" table:style-name="ce11"/>
          <table:table-cell table:content-validation-name="val2" table:style-name="ce11"/>
          <table:table-cell office:value-type="string" office:string-value="#A33222" table:formula="of:=&quot;#A&quot;&amp;RANDBETWEEN(1; 9)&amp;RANDBETWEEN(1; 9)&amp;RANDBETWEEN(1; 9)&amp;RANDBETWEEN(1; 9)&amp;RANDBETWEEN(1; 9)" table:style-name="ce11">
            <text:p>#A33222</text:p>
          </table:table-cell>
          <table:table-cell table:number-columns-repeated="16365"/>
        </table:table-row>
        <table:table-row table:style-name="ro3">
          <table:table-cell office:value-type="string" table:style-name="ce3">
            <text:p>Thea Clemerson</text:p>
          </table:table-cell>
          <table:table-cell office:value-type="string" table:style-name="ce3">
            <text:p>Shelia</text:p>
          </table:table-cell>
          <table:table-cell office:value-type="string" office:string-value="Thea Clemerson Shelia" table:formula="of:=[.A399]&amp;&quot; &quot;&amp;[.B399]" table:style-name="ce3">
            <text:p>Thea Clemerson Shelia</text:p>
          </table:table-cell>
          <table:table-cell office:value-type="string" table:content-validation-name="val4" table:style-name="ce3">
            <text:p>Scalable and inclusive living labs</text:p>
          </table:table-cell>
          <table:table-cell table:content-validation-name="val5" table:style-name="ce3"/>
          <table:table-cell office:value-type="string" office:string-value="Thea Clemerson@Shelia.com" table:formula="of:=[.A399]&amp;&quot;@&quot;&amp;[.B399]&amp;&quot;.com&quot;" table:style-name="ce3">
            <text:p>Thea Clemerson@Shelia.com</text:p>
          </table:table-cell>
          <table:table-cell office:value-type="string" table:style-name="ce3">
            <text:p>583-807-9773</text:p>
          </table:table-cell>
          <table:table-cell office:value-type="string" table:style-name="ce3">
            <text:p>Shimeitang</text:p>
          </table:table-cell>
          <table:table-cell office:value-type="string" table:style-name="ce3">
            <text:p>China</text:p>
          </table:table-cell>
          <table:table-cell office:value-type="string" table:style-name="ce3">
            <text:p>Female</text:p>
          </table:table-cell>
          <table:table-cell office:value-type="string" office:string-value="https://eu.ui-avatars.com/api/?name=Thea Clemerson+Shelia&amp;background=#A75598&amp;color=fff" table:formula="of:=&quot;https://eu.ui-avatars.com/api/?name=&quot;&amp;[.A399]&amp;&quot;+&quot;&amp;[.B399]&amp;&quot;&amp;background=&quot;&amp;[.S399]&amp;&quot;&amp;color=fff&quot;" table:style-name="ce3">
            <text:p>https://eu.ui-avatars.com/api/?name=Thea Clemerson+Shelia&amp;background=#A75598&amp;color=fff</text:p>
          </table:table-cell>
          <table:table-cell office:value-type="string" table:style-name="ce3">
            <text:p>Buzzster</text:p>
          </table:table-cell>
          <table:table-cell office:value-type="string" table:style-name="ce3">
            <text:p>Administrative Officer</text:p>
          </table:table-cell>
          <table:table-cell office:value-type="string" table:style-name="ce3">
            <text:p>convallis duis consequat dui nec nisi volutpat eleifend donec ut</text:p>
          </table:table-cell>
          <table:table-cell table:number-columns-repeated="2" table:style-name="ce3"/>
          <table:table-cell table:content-validation-name="val2" table:style-name="ce11"/>
          <table:table-cell table:content-validation-name="val2" table:style-name="ce11"/>
          <table:table-cell office:value-type="string" office:string-value="#A75598" table:formula="of:=&quot;#A&quot;&amp;RANDBETWEEN(1; 9)&amp;RANDBETWEEN(1; 9)&amp;RANDBETWEEN(1; 9)&amp;RANDBETWEEN(1; 9)&amp;RANDBETWEEN(1; 9)" table:style-name="ce11">
            <text:p>#A75598</text:p>
          </table:table-cell>
          <table:table-cell table:number-columns-repeated="16365"/>
        </table:table-row>
        <table:table-row table:style-name="ro3">
          <table:table-cell table:style-name="ce3"/>
          <table:table-cell table:style-name="ce1"/>
          <table:table-cell table:style-name="ce3"/>
          <table:table-cell table:content-validation-name="val4" table:style-name="ce3"/>
          <table:table-cell table:content-validation-name="val3" table:style-name="ce3"/>
          <table:table-cell table:number-columns-repeated="11" table:style-name="ce3"/>
          <table:table-cell table:content-validation-name="val2" table:style-name="ce11"/>
          <table:table-cell table:content-validation-name="val2" table:style-name="ce11"/>
          <table:table-cell table:number-columns-repeated="16366" table:style-name="ce1"/>
        </table:table-row>
        <table:table-row table:style-name="ro3">
          <table:table-cell table:style-name="ce3"/>
          <table:table-cell table:style-name="ce1"/>
          <table:table-cell table:style-name="ce3"/>
          <table:table-cell table:content-validation-name="val4" table:style-name="ce3"/>
          <table:table-cell table:content-validation-name="val3" table:style-name="ce3"/>
          <table:table-cell table:number-columns-repeated="11" table:style-name="ce3"/>
          <table:table-cell table:content-validation-name="val2" table:style-name="ce11"/>
          <table:table-cell table:content-validation-name="val2" table:style-name="ce11"/>
          <table:table-cell table:number-columns-repeated="16366"/>
        </table:table-row>
        <table:table-row table:number-rows-repeated="9" table:style-name="ro3">
          <table:table-cell table:style-name="ce3"/>
          <table:table-cell table:style-name="ce1"/>
          <table:table-cell table:number-columns-repeated="2" table:style-name="ce3"/>
          <table:table-cell table:content-validation-name="val3" table:style-name="ce3"/>
          <table:table-cell table:number-columns-repeated="11" table:style-name="ce3"/>
          <table:table-cell table:content-validation-name="val2" table:style-name="ce11"/>
          <table:table-cell table:content-validation-name="val2" table:style-name="ce11"/>
          <table:table-cell table:number-columns-repeated="16366"/>
        </table:table-row>
        <table:table-row table:number-rows-repeated="1048166" table:style-name="ro1">
          <table:table-cell table:number-columns-repeated="16384"/>
        </table:table-row>
      </table:table>
      <table:named-expressions>
        <table:named-range table:name="CHALLENGES" table:cell-range-address="Challenges.$A$2:Challenges.$A$21" table:base-cell-address="Challenges.$A$1"/>
        <table:named-range table:name="CONTENT_BASE_URL" table:cell-range-address="Information.$B$13" table:base-cell-address="Information.$A$1"/>
        <table:named-range table:name="GROUPS" table:cell-range-address="Groups.$A$2:Groups.$A$7" table:base-cell-address="Group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dc:creator>Neil Smyth</dc:creator>
    <meta:creation-date>2020-12-03T10:15:07Z</meta:creation-date>
    <dc:date>2020-12-03T10:54:52Z</dc:date>
  </office:meta>
</office:document-meta>
</file>